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4.59mm"/>
    </style:style>
    <style:style style:name="co2" style:family="table-column">
      <style:table-column-properties fo:break-before="auto" style:column-width="72.35mm"/>
    </style:style>
    <style:style style:name="co3" style:family="table-column">
      <style:table-column-properties fo:break-before="auto" style:column-width="95.3mm"/>
    </style:style>
    <style:style style:name="co4" style:family="table-column">
      <style:table-column-properties fo:break-before="auto" style:column-width="49.88mm"/>
    </style:style>
    <style:style style:name="co5" style:family="table-column">
      <style:table-column-properties fo:break-before="auto" style:column-width="42.16mm"/>
    </style:style>
    <style:style style:name="co6" style:family="table-column">
      <style:table-column-properties fo:break-before="auto" style:column-width="19.69mm"/>
    </style:style>
    <style:style style:name="co7" style:family="table-column">
      <style:table-column-properties fo:break-before="auto" style:column-width="21.52mm"/>
    </style:style>
    <style:style style:name="co8" style:family="table-column">
      <style:table-column-properties fo:break-before="auto" style:column-width="58.81mm"/>
    </style:style>
    <style:style style:name="co9" style:family="table-column">
      <style:table-column-properties fo:break-before="auto" style:column-width="9.07mm"/>
    </style:style>
    <style:style style:name="co10" style:family="table-column">
      <style:table-column-properties fo:break-before="auto" style:column-width="14.32mm"/>
    </style:style>
    <style:style style:name="co11" style:family="table-column">
      <style:table-column-properties fo:break-before="auto" style:column-width="16.42mm"/>
    </style:style>
    <style:style style:name="co12" style:family="table-column">
      <style:table-column-properties fo:break-before="auto" style:column-width="29.81mm"/>
    </style:style>
    <style:style style:name="co13" style:family="table-column">
      <style:table-column-properties fo:break-before="auto" style:column-width="26.93mm"/>
    </style:style>
    <style:style style:name="co14" style:family="table-column">
      <style:table-column-properties fo:break-before="auto" style:column-width="13.79mm"/>
    </style:style>
    <style:style style:name="co15" style:family="table-column">
      <style:table-column-properties fo:break-before="auto" style:column-width="16.16mm"/>
    </style:style>
    <style:style style:name="co16" style:family="table-column">
      <style:table-column-properties fo:break-before="auto" style:column-width="22.47mm"/>
    </style:style>
    <style:style style:name="co17" style:family="table-column">
      <style:table-column-properties fo:break-before="auto" style:column-width="28.77mm"/>
    </style:style>
    <style:style style:name="co18" style:family="table-column">
      <style:table-column-properties fo:break-before="auto" style:column-width="27.98mm"/>
    </style:style>
    <style:style style:name="co19" style:family="table-column">
      <style:table-column-properties fo:break-before="auto" style:column-width="20.62mm"/>
    </style:style>
    <style:style style:name="co20" style:family="table-column">
      <style:table-column-properties fo:break-before="auto" style:column-width="35.6mm"/>
    </style:style>
    <style:style style:name="co21" style:family="table-column">
      <style:table-column-properties fo:break-before="auto" style:column-width="35.33mm"/>
    </style:style>
    <style:style style:name="co22" style:family="table-column">
      <style:table-column-properties fo:break-before="auto" style:column-width="39.53mm"/>
    </style:style>
    <style:style style:name="co23" style:family="table-column">
      <style:table-column-properties fo:break-before="auto" style:column-width="22.74mm"/>
    </style:style>
    <style:style style:name="co24" style:family="table-column">
      <style:table-column-properties fo:break-before="auto" style:column-width="33.5mm"/>
    </style:style>
    <style:style style:name="co25" style:family="table-column">
      <style:table-column-properties fo:break-before="auto" style:column-width="36.39mm"/>
    </style:style>
    <style:style style:name="co26" style:family="table-column">
      <style:table-column-properties fo:break-before="auto" style:column-width="34.8mm"/>
    </style:style>
    <style:style style:name="co27" style:family="table-column">
      <style:table-column-properties fo:break-before="auto" style:column-width="40.59mm"/>
    </style:style>
    <style:style style:name="co28" style:family="table-column">
      <style:table-column-properties fo:break-before="auto" style:column-width="31.93mm"/>
    </style:style>
    <style:style style:name="co29" style:family="table-column">
      <style:table-column-properties fo:break-before="auto" style:column-width="38.22mm"/>
    </style:style>
    <style:style style:name="co30" style:family="table-column">
      <style:table-column-properties fo:break-before="auto" style:column-width="24.31mm"/>
    </style:style>
    <style:style style:name="co31" style:family="table-column">
      <style:table-column-properties fo:break-before="auto" style:column-width="28.5mm"/>
    </style:style>
    <style:style style:name="co32" style:family="table-column">
      <style:table-column-properties fo:break-before="auto" style:column-width="19.05mm"/>
    </style:style>
    <style:style style:name="co33" style:family="table-column">
      <style:table-column-properties fo:break-before="auto" style:column-width="133.15mm"/>
    </style:style>
    <style:style style:name="co34" style:family="table-column">
      <style:table-column-properties fo:break-before="auto" style:column-width="22.98mm"/>
    </style:style>
    <style:style style:name="co35" style:family="table-column">
      <style:table-column-properties fo:break-before="auto" style:column-width="28.24mm"/>
    </style:style>
    <style:style style:name="co36" style:family="table-column">
      <style:table-column-properties fo:break-before="auto" style:column-width="33.23mm"/>
    </style:style>
    <style:style style:name="co37" style:family="table-column">
      <style:table-column-properties fo:break-before="auto" style:column-width="43.48mm"/>
    </style:style>
    <style:style style:name="co38" style:family="table-column">
      <style:table-column-properties fo:break-before="auto" style:column-width="43.73mm"/>
    </style:style>
    <style:style style:name="co39" style:family="table-column">
      <style:table-column-properties fo:break-before="auto" style:column-width="45.58mm"/>
    </style:style>
    <style:style style:name="co40" style:family="table-column">
      <style:table-column-properties fo:break-before="auto" style:column-width="45.31mm"/>
    </style:style>
    <style:style style:name="co41" style:family="table-column">
      <style:table-column-properties fo:break-before="auto" style:column-width="43.22mm"/>
    </style:style>
    <style:style style:name="co42" style:family="table-column">
      <style:table-column-properties fo:break-before="auto" style:column-width="45.05mm"/>
    </style:style>
    <style:style style:name="co43" style:family="table-column">
      <style:table-column-properties fo:break-before="auto" style:column-width="36.65mm"/>
    </style:style>
    <style:style style:name="co44" style:family="table-column">
      <style:table-column-properties fo:break-before="auto" style:column-width="36.9mm"/>
    </style:style>
    <style:style style:name="co45" style:family="table-column">
      <style:table-column-properties fo:break-before="auto" style:column-width="38.75mm"/>
    </style:style>
    <style:style style:name="co46" style:family="table-column">
      <style:table-column-properties fo:break-before="auto" style:column-width="38.49mm"/>
    </style:style>
    <style:style style:name="co47" style:family="table-column">
      <style:table-column-properties fo:break-before="auto" style:column-width="39.02mm"/>
    </style:style>
    <style:style style:name="co4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79.5mm" fo:break-before="auto" style:use-optimal-row-height="true"/>
    </style:style>
    <style:style style:name="ro5" style:family="table-row">
      <style:table-row-properties style:row-height="43.96mm" fo:break-before="auto" style:use-optimal-row-height="true"/>
    </style:style>
    <style:style style:name="ro6" style:family="table-row">
      <style:table-row-properties style:row-height="71.6mm" fo:break-before="auto" style:use-optimal-row-height="true"/>
    </style:style>
    <style:style style:name="ro7" style:family="table-row">
      <style:table-row-properties style:row-height="36.05mm" fo:break-before="auto" style:use-optimal-row-height="true"/>
    </style:style>
    <style:style style:name="ro8" style:family="table-row">
      <style:table-row-properties style:row-height="51.86mm" fo:break-before="auto" style:use-optimal-row-height="true"/>
    </style:style>
    <style:style style:name="ro9" style:family="table-row">
      <style:table-row-properties style:row-height="24.22mm" fo:break-before="auto" style:use-optimal-row-height="true"/>
    </style:style>
    <style:style style:name="ro10" style:family="table-row">
      <style:table-row-properties style:row-height="40.01mm" fo:break-before="auto" style:use-optimal-row-height="true"/>
    </style:style>
    <style:style style:name="ro11" style:family="table-row">
      <style:table-row-properties style:row-height="20.27mm" fo:break-before="auto" style:use-optimal-row-height="true"/>
    </style:style>
    <style:style style:name="ro12" style:family="table-row">
      <style:table-row-properties style:row-height="99.24mm" fo:break-before="auto" style:use-optimal-row-height="true"/>
    </style:style>
    <style:style style:name="ro13" style:family="table-row">
      <style:table-row-properties style:row-height="32.1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28.17mm" fo:break-before="auto" style:use-optimal-row-height="true"/>
    </style:style>
    <style:style style:name="ro16" style:family="table-row">
      <style:table-row-properties style:row-height="47.91mm" fo:break-before="auto" style:use-optimal-row-height="true"/>
    </style:style>
    <style:style style:name="ro17" style:family="table-row">
      <style:table-row-properties style:row-height="284.85mm" fo:break-before="auto" style:use-optimal-row-height="true"/>
    </style:style>
    <style:style style:name="ro18" style:family="table-row">
      <style:table-row-properties style:row-height="316.44mm" fo:break-before="auto" style:use-optimal-row-height="true"/>
    </style:style>
    <style:style style:name="ro19" style:family="table-row">
      <style:table-row-properties style:row-height="63.69mm" fo:break-before="auto" style:use-optimal-row-height="true"/>
    </style:style>
    <style:style style:name="ro20" style:family="table-row">
      <style:table-row-properties style:row-height="67.65mm" fo:break-before="auto" style:use-optimal-row-height="true"/>
    </style:style>
    <style:style style:name="ro21" style:family="table-row">
      <style:table-row-properties style:row-height="142.68mm" fo:break-before="auto" style:use-optimal-row-height="true"/>
    </style:style>
    <style:style style:name="ro22" style:family="table-row">
      <style:table-row-properties style:row-height="130.83mm" fo:break-before="auto" style:use-optimal-row-height="true"/>
    </style:style>
    <style:style style:name="ro23" style:family="table-row">
      <style:table-row-properties style:row-height="427.27mm" fo:break-before="auto" style:use-optimal-row-height="true"/>
    </style:style>
    <style:style style:name="ro24" style:family="table-row">
      <style:table-row-properties style:row-height="150.58mm" fo:break-before="auto" style:use-optimal-row-height="true"/>
    </style:style>
    <style:style style:name="ro25" style:family="table-row">
      <style:table-row-properties style:row-height="308.54mm" fo:break-before="auto" style:use-optimal-row-height="true"/>
    </style:style>
    <style:style style:name="ro26" style:family="table-row">
      <style:table-row-properties style:row-height="320.39mm" fo:break-before="auto" style:use-optimal-row-height="true"/>
    </style:style>
    <style:style style:name="ro27" style:family="table-row">
      <style:table-row-properties style:row-height="383.58mm" fo:break-before="auto" style:use-optimal-row-height="true"/>
    </style:style>
    <style:style style:name="ro28" style:family="table-row">
      <style:table-row-properties style:row-height="95.29mm" fo:break-before="auto" style:use-optimal-row-height="true"/>
    </style:style>
    <style:style style:name="ro29" style:family="table-row">
      <style:table-row-properties style:row-height="146.63mm" fo:break-before="auto" style:use-optimal-row-height="true"/>
    </style:style>
    <style:style style:name="ro30" style:family="table-row">
      <style:table-row-properties style:row-height="300.64mm" fo:break-before="auto" style:use-optimal-row-height="true"/>
    </style:style>
    <style:style style:name="ro31" style:family="table-row">
      <style:table-row-properties style:row-height="340.13mm" fo:break-before="auto" style:use-optimal-row-height="true"/>
    </style:style>
    <style:style style:name="ro32" style:family="table-row">
      <style:table-row-properties style:row-height="201.91mm" fo:break-before="auto" style:use-optimal-row-height="true"/>
    </style:style>
    <style:style style:name="ro33" style:family="table-row">
      <style:table-row-properties style:row-height="190.08mm" fo:break-before="auto" style:use-optimal-row-height="true"/>
    </style:style>
    <style:style style:name="ro34" style:family="table-row">
      <style:table-row-properties style:row-height="158.49mm" fo:break-before="auto" style:use-optimal-row-height="true"/>
    </style:style>
    <style:style style:name="ro35" style:family="table-row">
      <style:table-row-properties style:row-height="241.41mm" fo:break-before="auto" style:use-optimal-row-height="true"/>
    </style:style>
    <style:style style:name="ro36" style:family="table-row">
      <style:table-row-properties style:row-height="355.94mm" fo:break-before="auto" style:use-optimal-row-height="true"/>
    </style:style>
    <style:style style:name="ro37" style:family="table-row">
      <style:table-row-properties style:row-height="205.86mm" fo:break-before="auto" style:use-optimal-row-height="true"/>
    </style:style>
    <style:style style:name="ro38" style:family="table-row">
      <style:table-row-properties style:row-height="154.53mm" fo:break-before="auto" style:use-optimal-row-height="true"/>
    </style:style>
    <style:style style:name="ro39" style:family="table-row">
      <style:table-row-properties style:row-height="225.62mm" fo:break-before="auto" style:use-optimal-row-height="true"/>
    </style:style>
    <style:style style:name="ro40" style:family="table-row">
      <style:table-row-properties style:row-height="197.96mm" fo:break-before="auto" style:use-optimal-row-height="true"/>
    </style:style>
    <style:style style:name="ro41" style:family="table-row">
      <style:table-row-properties style:row-height="336.18mm" fo:break-before="auto" style:use-optimal-row-height="true"/>
    </style:style>
    <style:style style:name="ro42" style:family="table-row">
      <style:table-row-properties style:row-height="245.36mm" fo:break-before="auto" style:use-optimal-row-height="true"/>
    </style:style>
    <style:style style:name="ro43" style:family="table-row">
      <style:table-row-properties style:row-height="83.45mm" fo:break-before="auto" style:use-optimal-row-height="true"/>
    </style:style>
    <style:style style:name="ro44" style:family="table-row">
      <style:table-row-properties style:row-height="55.81mm" fo:break-before="auto" style:use-optimal-row-height="true"/>
    </style:style>
    <style:style style:name="ro45" style:family="table-row">
      <style:table-row-properties style:row-height="75.55mm" fo:break-before="auto" style:use-optimal-row-height="true"/>
    </style:style>
    <style:style style:name="ro46" style:family="table-row">
      <style:table-row-properties style:row-height="237.45mm" fo:break-before="auto" style:use-optimal-row-height="true"/>
    </style:style>
    <style:style style:name="ro47" style:family="table-row">
      <style:table-row-properties style:row-height="138.73mm" fo:break-before="auto" style:use-optimal-row-height="true"/>
    </style:style>
    <style:style style:name="ro48" style:family="table-row">
      <style:table-row-properties style:row-height="115.04mm" fo:break-before="auto" style:use-optimal-row-height="true"/>
    </style:style>
    <style:style style:name="ro49" style:family="table-row">
      <style:table-row-properties style:row-height="304.59mm" fo:break-before="auto" style:use-optimal-row-height="true"/>
    </style:style>
    <style:style style:name="ro50" style:family="table-row">
      <style:table-row-properties style:row-height="296.69mm" fo:break-before="auto" style:use-optimal-row-height="true"/>
    </style:style>
    <style:style style:name="ro51" style:family="table-row">
      <style:table-row-properties style:row-height="59.76mm" fo:break-before="auto" style:use-optimal-row-height="true"/>
    </style:style>
    <style:style style:name="ro52" style:family="table-row">
      <style:table-row-properties style:row-height="391.48mm" fo:break-before="auto" style:use-optimal-row-height="true"/>
    </style:style>
    <style:style style:name="ro53" style:family="table-row">
      <style:table-row-properties style:row-height="276.95mm" fo:break-before="auto" style:use-optimal-row-height="true"/>
    </style:style>
    <style:style style:name="ro54" style:family="table-row">
      <style:table-row-properties style:row-height="454.92mm" fo:break-before="auto" style:use-optimal-row-height="true"/>
    </style:style>
    <style:style style:name="ro55" style:family="table-row">
      <style:table-row-properties style:row-height="194.03mm" fo:break-before="auto" style:use-optimal-row-height="true"/>
    </style:style>
    <style:style style:name="ro56" style:family="table-row">
      <style:table-row-properties style:row-height="162.42mm" fo:break-before="auto" style:use-optimal-row-height="true"/>
    </style:style>
    <style:style style:name="ro57" style:family="table-row">
      <style:table-row-properties style:row-height="103.19mm" fo:break-before="auto" style:use-optimal-row-height="true"/>
    </style:style>
    <style:style style:name="ro58" style:family="table-row">
      <style:table-row-properties style:row-height="170.32mm" fo:break-before="auto" style:use-optimal-row-height="true"/>
    </style:style>
    <style:style style:name="ro59" style:family="table-row">
      <style:table-row-properties style:row-height="363.82mm" fo:break-before="auto" style:use-optimal-row-height="true"/>
    </style:style>
    <style:style style:name="ro60" style:family="table-row">
      <style:table-row-properties style:row-height="324.34mm" fo:break-before="auto" style:use-optimal-row-height="true"/>
    </style:style>
    <style:style style:name="ro61" style:family="table-row">
      <style:table-row-properties style:row-height="280.9mm" fo:break-before="auto" style:use-optimal-row-height="true"/>
    </style:style>
    <style:style style:name="ro62" style:family="table-row">
      <style:table-row-properties style:row-height="91.35mm" fo:break-before="auto" style:use-optimal-row-height="true"/>
    </style:style>
    <style:style style:name="ro63" style:family="table-row">
      <style:table-row-properties style:row-height="182.17mm" fo:break-before="auto" style:use-optimal-row-height="true"/>
    </style:style>
    <style:style style:name="ro64" style:family="table-row">
      <style:table-row-properties style:row-height="265.09mm" fo:break-before="auto" style:use-optimal-row-height="true"/>
    </style:style>
    <style:style style:name="ro65" style:family="table-row">
      <style:table-row-properties style:row-height="344.08mm" fo:break-before="auto" style:use-optimal-row-height="true"/>
    </style:style>
    <style:style style:name="ro66" style:family="table-row">
      <style:table-row-properties style:row-height="209.81mm" fo:break-before="auto" style:use-optimal-row-height="true"/>
    </style:style>
    <style:style style:name="ro67" style:family="table-row">
      <style:table-row-properties style:row-height="12.8mm" fo:break-before="auto" style:use-optimal-row-height="true"/>
    </style:style>
    <style:style style:name="ro68" style:family="table-row">
      <style:table-row-properties style:row-height="107.14mm" fo:break-before="auto" style:use-optimal-row-height="true"/>
    </style:style>
    <style:style style:name="ro69" style:family="table-row">
      <style:table-row-properties style:row-height="174.27mm" fo:break-before="auto" style:use-optimal-row-height="true"/>
    </style:style>
    <style:style style:name="ro70" style:family="table-row">
      <style:table-row-properties style:row-height="253.26mm" fo:break-before="auto" style:use-optimal-row-height="true"/>
    </style:style>
    <style:style style:name="ro71" style:family="table-row">
      <style:table-row-properties style:row-height="178.22mm" fo:break-before="auto" style:use-optimal-row-height="true"/>
    </style:style>
    <style:style style:name="ta1" style:family="table" style:master-page-name="Default">
      <style:table-properties table:display="true" style:writing-mode="lr-tb"/>
    </styl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data-style-name="N100"/>
    <style:style style:name="ce2" style:family="table-cell" style:parent-style-name="Default" style:data-style-name="N51"/>
  </office:automatic-styles>
  <office:body>
    <office:spreadsheet>
      <table:calculation-settings table:automatic-find-labels="false"/>
      <table:table table:name="case-export-1471956837-138427"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visibility="collapse" table:default-cell-style-name="Default"/>
        <table:table-column table:style-name="co10" table:visibility="collapse" table:default-cell-style-name="Default"/>
        <table:table-column table:style-name="co11" table:visibility="collapse" table:default-cell-style-name="Default"/>
        <table:table-column table:style-name="co12" table:visibility="collapse" table:default-cell-style-name="Default"/>
        <table:table-column table:style-name="co13" table:visibility="collapse"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1" table:number-columns-repeated="3" table:default-cell-style-name="Default"/>
        <table:table-column table:style-name="co23" table:default-cell-style-name="Default"/>
        <table:table-column table:style-name="co24" table:default-cell-style-name="Default"/>
        <table:table-column table:style-name="co25" table:default-cell-style-name="Default"/>
        <table:table-column table:style-name="co20"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3" table:default-cell-style-name="Default"/>
        <table:table-column table:style-name="co38" table:number-columns-repeated="3"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number-columns-repeated="3" table:default-cell-style-name="Default"/>
        <table:table-column table:style-name="co39" table:number-columns-repeated="3" table:default-cell-style-name="Default"/>
        <table:table-column table:style-name="co40" table:default-cell-style-name="Default"/>
        <table:table-column table:style-name="co39" table:number-columns-repeated="3" table:default-cell-style-name="Default"/>
        <table:table-column table:style-name="co40" table:number-columns-repeated="3" table:default-cell-style-name="Default"/>
        <table:table-column table:style-name="co39" table:number-columns-repeated="2" table:default-cell-style-name="Default"/>
        <table:table-column table:style-name="co41" table:number-columns-repeated="3" table:default-cell-style-name="Default"/>
        <table:table-column table:style-name="co37" table:number-columns-repeated="3" table:default-cell-style-name="Default"/>
        <table:table-column table:style-name="co41" table:default-cell-style-name="Default"/>
        <table:table-column table:style-name="co37" table:number-columns-repeated="2" table:default-cell-style-name="Default"/>
        <table:table-column table:style-name="co40" table:default-cell-style-name="Default"/>
        <table:table-column table:style-name="co42" table:number-columns-repeated="3" table:default-cell-style-name="Default"/>
        <table:table-column table:style-name="co40" table:number-columns-repeated="3" table:default-cell-style-name="Default"/>
        <table:table-column table:style-name="co42" table:default-cell-style-name="Default"/>
        <table:table-column table:style-name="co40" table:number-columns-repeated="3" table:default-cell-style-name="Default"/>
        <table:table-column table:style-name="co42" table:number-columns-repeated="3" table:default-cell-style-name="Default"/>
        <table:table-column table:style-name="co40" table:number-columns-repeated="2" table:default-cell-style-name="Default"/>
        <table:table-column table:style-name="co43" table:number-columns-repeated="3" table:default-cell-style-name="Default"/>
        <table:table-column table:style-name="co44" table:number-columns-repeated="3"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6" table:number-columns-repeated="3" table:default-cell-style-name="Default"/>
        <table:table-column table:style-name="co45" table:number-columns-repeated="3" table:default-cell-style-name="Default"/>
        <table:table-column table:style-name="co46" table:default-cell-style-name="Default"/>
        <table:table-column table:style-name="co45" table:number-columns-repeated="3" table:default-cell-style-name="Default"/>
        <table:table-column table:style-name="co46" table:number-columns-repeated="3" table:default-cell-style-name="Default"/>
        <table:table-column table:style-name="co45" table:number-columns-repeated="3" table:default-cell-style-name="Default"/>
        <table:table-column table:style-name="co46" table:default-cell-style-name="Default"/>
        <table:table-column table:style-name="co45" table:number-columns-repeated="3" table:default-cell-style-name="Default"/>
        <table:table-column table:style-name="co46" table:number-columns-repeated="3" table:default-cell-style-name="Default"/>
        <table:table-column table:style-name="co45" table:number-columns-repeated="3" table:default-cell-style-name="Default"/>
        <table:table-column table:style-name="co46" table:default-cell-style-name="Default"/>
        <table:table-column table:style-name="co45" table:number-columns-repeated="2" table:default-cell-style-name="Default"/>
        <table:table-column table:style-name="co47" table:default-cell-style-name="Default"/>
        <table:table-column table:style-name="co45" table:number-columns-repeated="3" table:default-cell-style-name="Default"/>
        <table:table-column table:style-name="co47" table:number-columns-repeated="3" table:default-cell-style-name="Default"/>
        <table:table-column table:style-name="co45" table:default-cell-style-name="Default"/>
        <table:table-column table:style-name="co47" table:number-columns-repeated="3" table:default-cell-style-name="Default"/>
        <table:table-row table:style-name="ro1">
          <table:table-cell office:value-type="string" calcext:value-type="string">
            <text:p>Case #</text:p>
          </table:table-cell>
          <table:table-cell office:value-type="string" calcext:value-type="string">
            <text:p>Direct Case link</text:p>
          </table:table-cell>
          <table:table-cell office:value-type="string" calcext:value-type="string">
            <text:p>Case Subject</text:p>
          </table:table-cell>
          <table:table-cell office:value-type="string" calcext:value-type="string">
            <text:p>Case Description</text:p>
          </table:table-cell>
          <table:table-cell office:value-type="string" calcext:value-type="string">
            <text:p>Company</text:p>
          </table:table-cell>
          <table:table-cell office:value-type="string" calcext:value-type="string">
            <text:p>First Name</text:p>
          </table:table-cell>
          <table:table-cell office:value-type="string" calcext:value-type="string">
            <text:p>Last Name</text:p>
          </table:table-cell>
          <table:table-cell office:value-type="string" calcext:value-type="string">
            <text:p>Email Address</text:p>
          </table:table-cell>
          <table:table-cell office:value-type="string" calcext:value-type="string">
            <text:p>City</text:p>
          </table:table-cell>
          <table:table-cell office:value-type="string" calcext:value-type="string">
            <text:p>Region</text:p>
          </table:table-cell>
          <table:table-cell office:value-type="string" calcext:value-type="string">
            <text:p>Location</text:p>
          </table:table-cell>
          <table:table-cell office:value-type="string" calcext:value-type="string">
            <text:p>Twitter ID</text:p>
          </table:table-cell>
          <table:table-cell office:value-type="string" calcext:value-type="string">
            <text:p>Facebook URL</text:p>
          </table:table-cell>
          <table:table-cell office:value-type="string" calcext:value-type="string">
            <text:p>Priority</text:p>
          </table:table-cell>
          <table:table-cell office:value-type="string" calcext:value-type="string">
            <text:p>Channel</text:p>
          </table:table-cell>
          <table:table-cell office:value-type="string" calcext:value-type="string">
            <text:p>Case Status</text:p>
          </table:table-cell>
          <table:table-cell office:value-type="string" calcext:value-type="string">
            <text:p>Assigned Group</text:p>
          </table:table-cell>
          <table:table-cell office:value-type="string" calcext:value-type="string">
            <text:p>Macros Applied</text:p>
          </table:table-cell>
          <table:table-cell office:value-type="string" calcext:value-type="string">
            <text:p>First Macro</text:p>
          </table:table-cell>
          <table:table-cell office:value-type="string" calcext:value-type="string">
            <text:p>Last Macro</text:p>
          </table:table-cell>
          <table:table-cell office:value-type="string" calcext:value-type="string">
            <text:p>Created At</text:p>
          </table:table-cell>
          <table:table-cell office:value-type="string" calcext:value-type="string">
            <text:p>Modified At</text:p>
          </table:table-cell>
          <table:table-cell office:value-type="string" calcext:value-type="string">
            <text:p>First Opened At</text:p>
          </table:table-cell>
          <table:table-cell office:value-type="string" calcext:value-type="string">
            <text:p>Time of First Response</text:p>
          </table:table-cell>
          <table:table-cell office:value-type="string" calcext:value-type="string">
            <text:p>Response time</text:p>
          </table:table-cell>
          <table:table-cell office:value-type="string" calcext:value-type="string">
            <text:p>First Resolved At</text:p>
          </table:table-cell>
          <table:table-cell office:value-type="string" calcext:value-type="string">
            <text:p>Resolved At</text:p>
          </table:table-cell>
          <table:table-cell office:value-type="string" calcext:value-type="string">
            <text:p>Handle Time</text:p>
          </table:table-cell>
          <table:table-cell office:value-type="string" calcext:value-type="string">
            <text:p>Inbound Messages</text:p>
          </table:table-cell>
          <table:table-cell office:value-type="string" calcext:value-type="string">
            <text:p>Outbound Messages</text:p>
          </table:table-cell>
          <table:table-cell office:value-type="string" calcext:value-type="string">
            <text:p>Last In</text:p>
          </table:table-cell>
          <table:table-cell office:value-type="string" calcext:value-type="string">
            <text:p>Last Out</text:p>
          </table:table-cell>
          <table:table-cell office:value-type="string" calcext:value-type="string">
            <text:p>Last Message Direction</text:p>
          </table:table-cell>
          <table:table-cell office:value-type="string" calcext:value-type="string">
            <text:p>Labels</text:p>
          </table:table-cell>
          <table:table-cell office:value-type="string" calcext:value-type="string">
            <text:p>Browser</text:p>
          </table:table-cell>
          <table:table-cell office:value-type="string" calcext:value-type="string">
            <text:p>OS</text:p>
          </table:table-cell>
          <table:table-cell office:value-type="string" calcext:value-type="string">
            <text:p>IP</text:p>
          </table:table-cell>
          <table:table-cell office:value-type="string" calcext:value-type="string">
            <text:p>Language</text:p>
          </table:table-cell>
          <table:table-cell office:value-type="string" calcext:value-type="string">
            <text:p>Body</text:p>
          </table:table-cell>
          <table:table-cell office:value-type="string" calcext:value-type="string">
            <text:p>CSAT Rating</text:p>
          </table:table-cell>
          <table:table-cell office:value-type="string" calcext:value-type="string">
            <text:p>CSAT Comment</text:p>
          </table:table-cell>
          <table:table-cell office:value-type="string" calcext:value-type="string">
            <text:p>CSAT Rating Scale</text:p>
          </table:table-cell>
          <table:table-cell office:value-type="string" calcext:value-type="string">
            <text:p>Company Custom Field 1</text:p>
          </table:table-cell>
          <table:table-cell office:value-type="string" calcext:value-type="string">
            <text:p>Company Custom Field 2</text:p>
          </table:table-cell>
          <table:table-cell office:value-type="string" calcext:value-type="string">
            <text:p>Company Custom Field 3</text:p>
          </table:table-cell>
          <table:table-cell office:value-type="string" calcext:value-type="string">
            <text:p>Company Custom Field 4</text:p>
          </table:table-cell>
          <table:table-cell office:value-type="string" calcext:value-type="string">
            <text:p>Company Custom Field 5</text:p>
          </table:table-cell>
          <table:table-cell office:value-type="string" calcext:value-type="string">
            <text:p>Company Custom Field 6</text:p>
          </table:table-cell>
          <table:table-cell office:value-type="string" calcext:value-type="string">
            <text:p>Company Custom Field 7</text:p>
          </table:table-cell>
          <table:table-cell office:value-type="string" calcext:value-type="string">
            <text:p>Company Custom Field 8</text:p>
          </table:table-cell>
          <table:table-cell office:value-type="string" calcext:value-type="string">
            <text:p>Company Custom Field 9</text:p>
          </table:table-cell>
          <table:table-cell office:value-type="string" calcext:value-type="string">
            <text:p>Company Custom Field 10</text:p>
          </table:table-cell>
          <table:table-cell office:value-type="string" calcext:value-type="string">
            <text:p>Company Custom Field 11</text:p>
          </table:table-cell>
          <table:table-cell office:value-type="string" calcext:value-type="string">
            <text:p>Company Custom Field 12</text:p>
          </table:table-cell>
          <table:table-cell office:value-type="string" calcext:value-type="string">
            <text:p>Company Custom Field 13</text:p>
          </table:table-cell>
          <table:table-cell office:value-type="string" calcext:value-type="string">
            <text:p>Company Custom Field 14</text:p>
          </table:table-cell>
          <table:table-cell office:value-type="string" calcext:value-type="string">
            <text:p>Company Custom Field 15</text:p>
          </table:table-cell>
          <table:table-cell office:value-type="string" calcext:value-type="string">
            <text:p>Company Custom Field 16</text:p>
          </table:table-cell>
          <table:table-cell office:value-type="string" calcext:value-type="string">
            <text:p>Company Custom Field 17</text:p>
          </table:table-cell>
          <table:table-cell office:value-type="string" calcext:value-type="string">
            <text:p>Company Custom Field 18</text:p>
          </table:table-cell>
          <table:table-cell office:value-type="string" calcext:value-type="string">
            <text:p>Company Custom Field 19</text:p>
          </table:table-cell>
          <table:table-cell office:value-type="string" calcext:value-type="string">
            <text:p>Company Custom Field 20</text:p>
          </table:table-cell>
          <table:table-cell office:value-type="string" calcext:value-type="string">
            <text:p>Company Custom Field 21</text:p>
          </table:table-cell>
          <table:table-cell office:value-type="string" calcext:value-type="string">
            <text:p>Company Custom Field 22</text:p>
          </table:table-cell>
          <table:table-cell office:value-type="string" calcext:value-type="string">
            <text:p>Company Custom Field 23</text:p>
          </table:table-cell>
          <table:table-cell office:value-type="string" calcext:value-type="string">
            <text:p>Company Custom Field 24</text:p>
          </table:table-cell>
          <table:table-cell office:value-type="string" calcext:value-type="string">
            <text:p>Company Custom Field 25</text:p>
          </table:table-cell>
          <table:table-cell office:value-type="string" calcext:value-type="string">
            <text:p>Customer Custom Field 1</text:p>
          </table:table-cell>
          <table:table-cell office:value-type="string" calcext:value-type="string">
            <text:p>Customer Custom Field 2</text:p>
          </table:table-cell>
          <table:table-cell office:value-type="string" calcext:value-type="string">
            <text:p>Customer Custom Field 3</text:p>
          </table:table-cell>
          <table:table-cell office:value-type="string" calcext:value-type="string">
            <text:p>Customer Custom Field 4</text:p>
          </table:table-cell>
          <table:table-cell office:value-type="string" calcext:value-type="string">
            <text:p>Customer Custom Field 5</text:p>
          </table:table-cell>
          <table:table-cell office:value-type="string" calcext:value-type="string">
            <text:p>Customer Custom Field 6</text:p>
          </table:table-cell>
          <table:table-cell office:value-type="string" calcext:value-type="string">
            <text:p>Customer Custom Field 7</text:p>
          </table:table-cell>
          <table:table-cell office:value-type="string" calcext:value-type="string">
            <text:p>Customer Custom Field 8</text:p>
          </table:table-cell>
          <table:table-cell office:value-type="string" calcext:value-type="string">
            <text:p>Customer Custom Field 9</text:p>
          </table:table-cell>
          <table:table-cell office:value-type="string" calcext:value-type="string">
            <text:p>Customer Custom Field 10</text:p>
          </table:table-cell>
          <table:table-cell office:value-type="string" calcext:value-type="string">
            <text:p>Customer Custom Field 11</text:p>
          </table:table-cell>
          <table:table-cell office:value-type="string" calcext:value-type="string">
            <text:p>Customer Custom Field 12</text:p>
          </table:table-cell>
          <table:table-cell office:value-type="string" calcext:value-type="string">
            <text:p>Customer Custom Field 13</text:p>
          </table:table-cell>
          <table:table-cell office:value-type="string" calcext:value-type="string">
            <text:p>Customer Custom Field 14</text:p>
          </table:table-cell>
          <table:table-cell office:value-type="string" calcext:value-type="string">
            <text:p>Customer Custom Field 15</text:p>
          </table:table-cell>
          <table:table-cell office:value-type="string" calcext:value-type="string">
            <text:p>Customer Custom Field 16</text:p>
          </table:table-cell>
          <table:table-cell office:value-type="string" calcext:value-type="string">
            <text:p>Customer Custom Field 17</text:p>
          </table:table-cell>
          <table:table-cell office:value-type="string" calcext:value-type="string">
            <text:p>Customer Custom Field 18</text:p>
          </table:table-cell>
          <table:table-cell office:value-type="string" calcext:value-type="string">
            <text:p>Customer Custom Field 19</text:p>
          </table:table-cell>
          <table:table-cell office:value-type="string" calcext:value-type="string">
            <text:p>Customer Custom Field 20</text:p>
          </table:table-cell>
          <table:table-cell office:value-type="string" calcext:value-type="string">
            <text:p>Customer Custom Field 21</text:p>
          </table:table-cell>
          <table:table-cell office:value-type="string" calcext:value-type="string">
            <text:p>Customer Custom Field 22</text:p>
          </table:table-cell>
          <table:table-cell office:value-type="string" calcext:value-type="string">
            <text:p>Customer Custom Field 23</text:p>
          </table:table-cell>
          <table:table-cell office:value-type="string" calcext:value-type="string">
            <text:p>Customer Custom Field 24</text:p>
          </table:table-cell>
          <table:table-cell office:value-type="string" calcext:value-type="string">
            <text:p>Customer Custom Field 25</text:p>
          </table:table-cell>
          <table:table-cell office:value-type="string" calcext:value-type="string">
            <text:p>Case Custom Field 1</text:p>
          </table:table-cell>
          <table:table-cell office:value-type="string" calcext:value-type="string">
            <text:p>Case Custom Field 2</text:p>
          </table:table-cell>
          <table:table-cell office:value-type="string" calcext:value-type="string">
            <text:p>Case Custom Field 3</text:p>
          </table:table-cell>
          <table:table-cell office:value-type="string" calcext:value-type="string">
            <text:p>Case Custom Field 4</text:p>
          </table:table-cell>
          <table:table-cell office:value-type="string" calcext:value-type="string">
            <text:p>Case Custom Field 5</text:p>
          </table:table-cell>
          <table:table-cell office:value-type="string" calcext:value-type="string">
            <text:p>Case Custom Field 6</text:p>
          </table:table-cell>
          <table:table-cell office:value-type="string" calcext:value-type="string">
            <text:p>Case Custom Field 7</text:p>
          </table:table-cell>
          <table:table-cell office:value-type="string" calcext:value-type="string">
            <text:p>Case Custom Field 8</text:p>
          </table:table-cell>
          <table:table-cell office:value-type="string" calcext:value-type="string">
            <text:p>Case Custom Field 9</text:p>
          </table:table-cell>
          <table:table-cell office:value-type="string" calcext:value-type="string">
            <text:p>Case Custom Field 10</text:p>
          </table:table-cell>
          <table:table-cell office:value-type="string" calcext:value-type="string">
            <text:p>Case Custom Field 11</text:p>
          </table:table-cell>
          <table:table-cell office:value-type="string" calcext:value-type="string">
            <text:p>Case Custom Field 12</text:p>
          </table:table-cell>
          <table:table-cell office:value-type="string" calcext:value-type="string">
            <text:p>Case Custom Field 13</text:p>
          </table:table-cell>
          <table:table-cell office:value-type="string" calcext:value-type="string">
            <text:p>Case Custom Field 14</text:p>
          </table:table-cell>
          <table:table-cell office:value-type="string" calcext:value-type="string">
            <text:p>Case Custom Field 15</text:p>
          </table:table-cell>
          <table:table-cell office:value-type="string" calcext:value-type="string">
            <text:p>Case Custom Field 16</text:p>
          </table:table-cell>
          <table:table-cell office:value-type="string" calcext:value-type="string">
            <text:p>Case Custom Field 17</text:p>
          </table:table-cell>
          <table:table-cell office:value-type="string" calcext:value-type="string">
            <text:p>Case Custom Field 18</text:p>
          </table:table-cell>
          <table:table-cell office:value-type="string" calcext:value-type="string">
            <text:p>Case Custom Field 19</text:p>
          </table:table-cell>
          <table:table-cell office:value-type="string" calcext:value-type="string">
            <text:p>Case Custom Field 20</text:p>
          </table:table-cell>
          <table:table-cell office:value-type="string" calcext:value-type="string">
            <text:p>Case Custom Field 21</text:p>
          </table:table-cell>
          <table:table-cell office:value-type="string" calcext:value-type="string">
            <text:p>Case Custom Field 22</text:p>
          </table:table-cell>
          <table:table-cell office:value-type="string" calcext:value-type="string">
            <text:p>Case Custom Field 23</text:p>
          </table:table-cell>
          <table:table-cell office:value-type="string" calcext:value-type="string">
            <text:p>Case Custom Field 24</text:p>
          </table:table-cell>
          <table:table-cell office:value-type="string" calcext:value-type="string">
            <text:p>Case Custom Field 25</text:p>
          </table:table-cell>
          <table:table-cell office:value-type="string" calcext:value-type="string">
            <text:p>Case Custom Field 26</text:p>
          </table:table-cell>
          <table:table-cell office:value-type="string" calcext:value-type="string">
            <text:p>Case Custom Field 27</text:p>
          </table:table-cell>
          <table:table-cell office:value-type="string" calcext:value-type="string">
            <text:p>Case Custom Field 28</text:p>
          </table:table-cell>
          <table:table-cell office:value-type="string" calcext:value-type="string">
            <text:p>Case Custom Field 29</text:p>
          </table:table-cell>
          <table:table-cell office:value-type="string" calcext:value-type="string">
            <text:p>Case Custom Field 30</text:p>
          </table:table-cell>
          <table:table-cell office:value-type="string" calcext:value-type="string">
            <text:p>Case Custom Field 31</text:p>
          </table:table-cell>
          <table:table-cell office:value-type="string" calcext:value-type="string">
            <text:p>Case Custom Field 32</text:p>
          </table:table-cell>
          <table:table-cell office:value-type="string" calcext:value-type="string">
            <text:p>Case Custom Field 33</text:p>
          </table:table-cell>
          <table:table-cell office:value-type="string" calcext:value-type="string">
            <text:p>Case Custom Field 34</text:p>
          </table:table-cell>
          <table:table-cell office:value-type="string" calcext:value-type="string">
            <text:p>Case Custom Field 35</text:p>
          </table:table-cell>
          <table:table-cell office:value-type="string" calcext:value-type="string">
            <text:p>Case Custom Field 36</text:p>
          </table:table-cell>
          <table:table-cell office:value-type="string" calcext:value-type="string">
            <text:p>Case Custom Field 37</text:p>
          </table:table-cell>
          <table:table-cell office:value-type="string" calcext:value-type="string">
            <text:p>Case Custom Field 38</text:p>
          </table:table-cell>
          <table:table-cell office:value-type="string" calcext:value-type="string">
            <text:p>Case Custom Field 39</text:p>
          </table:table-cell>
          <table:table-cell office:value-type="string" calcext:value-type="string">
            <text:p>Case Custom Field 40</text:p>
          </table:table-cell>
          <table:table-cell office:value-type="string" calcext:value-type="string">
            <text:p>Case Custom Field 41</text:p>
          </table:table-cell>
          <table:table-cell office:value-type="string" calcext:value-type="string">
            <text:p>Case Custom Field 42</text:p>
          </table:table-cell>
          <table:table-cell office:value-type="string" calcext:value-type="string">
            <text:p>Case Custom Field 43</text:p>
          </table:table-cell>
          <table:table-cell office:value-type="string" calcext:value-type="string">
            <text:p>Case Custom Field 44</text:p>
          </table:table-cell>
          <table:table-cell office:value-type="string" calcext:value-type="string">
            <text:p>Case Custom Field 45</text:p>
          </table:table-cell>
          <table:table-cell office:value-type="string" calcext:value-type="string">
            <text:p>Case Custom Field 46</text:p>
          </table:table-cell>
          <table:table-cell office:value-type="string" calcext:value-type="string">
            <text:p>Case Custom Field 47</text:p>
          </table:table-cell>
          <table:table-cell office:value-type="string" calcext:value-type="string">
            <text:p>Case Custom Field 48</text:p>
          </table:table-cell>
          <table:table-cell office:value-type="string" calcext:value-type="string">
            <text:p>Case Custom Field 49</text:p>
          </table:table-cell>
          <table:table-cell office:value-type="string" calcext:value-type="string">
            <text:p>Case Custom Field 50</text:p>
          </table:table-cell>
        </table:table-row>
        <table:table-row table:style-name="ro1">
          <table:table-cell office:value-type="float" office:value="41" calcext:value-type="float">
            <text:p>41</text:p>
          </table:table-cell>
          <table:table-cell office:value-type="string" calcext:value-type="string">
            <text:p>https://support.matillion.com/agent/case/41</text:p>
          </table:table-cell>
          <table:table-cell office:value-type="string" calcext:value-type="string">
            <text:p>S3 Load component</text:p>
          </table:table-cell>
          <table:table-cell/>
          <table:table-cell office:value-type="string" calcext:value-type="string">
            <text:p>au.pwc.com</text:p>
          </table:table-cell>
          <table:table-cell office:value-type="string" calcext:value-type="string">
            <text:p>ramesh</text:p>
          </table:table-cell>
          <table:table-cell office:value-type="string" calcext:value-type="string">
            <text:p>pachamuthu</text:p>
          </table:table-cell>
          <table:table-cell office:value-type="string" calcext:value-type="string">
            <text:p>ramesh.pachamuthu@au.pwc.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8/7/2015 00:04:26</text:p>
          </table:table-cell>
          <table:table-cell table:style-name="ce1" office:value-type="string" calcext:value-type="string">
            <text:p>8/7/2015 13:19:53</text:p>
          </table:table-cell>
          <table:table-cell table:style-name="ce2" office:value-type="string" calcext:value-type="string">
            <text:p>8/7/2015 11:36:28</text:p>
          </table:table-cell>
          <table:table-cell table:style-name="ce2" office:value-type="string" calcext:value-type="string">
            <text:p>8/7/2015 12:17:25</text:p>
          </table:table-cell>
          <table:table-cell table:style-name="ce1" office:value-type="string" calcext:value-type="string">
            <text:p>=X2-W2</text:p>
          </table:table-cell>
          <table:table-cell table:number-columns-repeated="2" table:style-name="ce1" office:value-type="string" calcext:value-type="string">
            <text:p>8/7/2015 13:19:53</text:p>
          </table:table-cell>
          <table:table-cell office:value-type="float" office:value="948" calcext:value-type="float">
            <text:p>948</text:p>
          </table:table-cell>
          <table:table-cell table:number-columns-repeated="2" office:value-type="float" office:value="1" calcext:value-type="float">
            <text:p>1</text:p>
          </table:table-cell>
          <table:table-cell table:style-name="ce1" office:value-type="string" calcext:value-type="string">
            <text:p>8/7/2015 00:04:26</text:p>
          </table:table-cell>
          <table:table-cell table:style-name="ce1" office:value-type="string" calcext:value-type="string">
            <text:p>8/7/2015 12:17:25</text:p>
          </table:table-cell>
          <table:table-cell office:value-type="string" calcext:value-type="string">
            <text:p>out</text:p>
          </table:table-cell>
          <table:table-cell/>
          <table:table-cell office:value-type="string" calcext:value-type="string">
            <text:p>Chrome 44.0.2403.130</text:p>
          </table:table-cell>
          <table:table-cell office:value-type="string" calcext:value-type="string">
            <text:p>Windows 8 </text:p>
          </table:table-cell>
          <table:table-cell office:value-type="string" calcext:value-type="string">
            <text:p>49.199.144.242</text:p>
          </table:table-cell>
          <table:table-cell office:value-type="string" calcext:value-type="string">
            <text:p>english</text:p>
          </table:table-cell>
          <table:table-cell office:value-type="string" calcext:value-type="string">
            <text:p>Hi, I am trying to load data from s3 into redshift. when I created a orchestration job and included s3 load component, I can only see 4 configuration properties for the s3 load component. The properties that I can see are: Name, Target Table Name, Load Columns, s3 URL Locations. Also after these properties and execute the job, the data is not loading into the redshift table (No errors are displayed). Thanks, Ramesh</text:p>
          </table:table-cell>
          <table:table-cell table:number-columns-repeated="103"/>
        </table:table-row>
        <table:table-row table:style-name="ro2">
          <table:table-cell office:value-type="float" office:value="42" calcext:value-type="float">
            <text:p>42</text:p>
          </table:table-cell>
          <table:table-cell office:value-type="string" calcext:value-type="string">
            <text:p>https://support.matillion.com/agent/case/42</text:p>
          </table:table-cell>
          <table:table-cell office:value-type="string" calcext:value-type="string">
            <text:p>Authentication for the ETL App</text:p>
          </table:table-cell>
          <table:table-cell/>
          <table:table-cell office:value-type="string" calcext:value-type="string">
            <text:p>au.pwc.com</text:p>
          </table:table-cell>
          <table:table-cell office:value-type="string" calcext:value-type="string">
            <text:p>ramesh</text:p>
          </table:table-cell>
          <table:table-cell office:value-type="string" calcext:value-type="string">
            <text:p>pachamuthu</text:p>
          </table:table-cell>
          <table:table-cell office:value-type="string" calcext:value-type="string">
            <text:p>ramesh.pachamuthu@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8/7/2015 00:09:46</text:p>
          </table:table-cell>
          <table:table-cell table:style-name="ce1" office:value-type="string" calcext:value-type="string">
            <text:p>12/4/2015 14:18:08</text:p>
          </table:table-cell>
          <table:table-cell table:style-name="ce1" office:value-type="string" calcext:value-type="string">
            <text:p>8/7/2015 11:37:05</text:p>
          </table:table-cell>
          <table:table-cell table:style-name="ce1" office:value-type="string" calcext:value-type="string">
            <text:p>8/7/2015 12:02:22</text:p>
          </table:table-cell>
          <table:table-cell table:style-name="ce1"/>
          <table:table-cell table:style-name="ce1" office:value-type="string" calcext:value-type="string">
            <text:p>8/7/2015 13:19:53</text:p>
          </table:table-cell>
          <table:table-cell table:style-name="ce1" office:value-type="string" calcext:value-type="string">
            <text:p>12/4/2015 14:18:08</text:p>
          </table:table-cell>
          <table:table-cell office:value-type="float" office:value="1506" calcext:value-type="float">
            <text:p>1506</text:p>
          </table:table-cell>
          <table:table-cell office:value-type="float" office:value="1" calcext:value-type="float">
            <text:p>1</text:p>
          </table:table-cell>
          <table:table-cell office:value-type="float" office:value="2" calcext:value-type="float">
            <text:p>2</text:p>
          </table:table-cell>
          <table:table-cell table:style-name="ce1" office:value-type="string" calcext:value-type="string">
            <text:p>8/7/2015 00:09:46</text:p>
          </table:table-cell>
          <table:table-cell table:style-name="ce1" office:value-type="string" calcext:value-type="string">
            <text:p>8/11/2015 12:18:33</text:p>
          </table:table-cell>
          <table:table-cell office:value-type="string" calcext:value-type="string">
            <text:p>out</text:p>
          </table:table-cell>
          <table:table-cell/>
          <table:table-cell office:value-type="string" calcext:value-type="string">
            <text:p>Chrome 44.0.2403.130</text:p>
          </table:table-cell>
          <table:table-cell office:value-type="string" calcext:value-type="string">
            <text:p>Windows 8 </text:p>
          </table:table-cell>
          <table:table-cell office:value-type="string" calcext:value-type="string">
            <text:p>49.199.144.242</text:p>
          </table:table-cell>
          <table:table-cell office:value-type="string" calcext:value-type="string">
            <text:p>english</text:p>
          </table:table-cell>
          <table:table-cell office:value-type="string" calcext:value-type="string">
            <text:p>Hi, </text:p>
            <text:p>I have subscribed to the Matillion ETL for Redshift through AWS Market Place, running it for evaluation. I am noticing that there is no authentication (username, password) page for the ETL web application. Is there a authentication framework available for the product? Or do I need to do any configuarion to turn it on?</text:p>
            <text:p>Thanks,</text:p>
            <text:p>Ramesh</text:p>
          </table:table-cell>
          <table:table-cell table:number-columns-repeated="103"/>
        </table:table-row>
        <table:table-row table:style-name="ro1">
          <table:table-cell office:value-type="float" office:value="43" calcext:value-type="float">
            <text:p>43</text:p>
          </table:table-cell>
          <table:table-cell office:value-type="string" calcext:value-type="string">
            <text:p>https://support.matillion.com/agent/case/43</text:p>
          </table:table-cell>
          <table:table-cell office:value-type="string" calcext:value-type="string">
            <text:p>s3 load component</text:p>
          </table:table-cell>
          <table:table-cell/>
          <table:table-cell office:value-type="string" calcext:value-type="string">
            <text:p>au.pwc.com</text:p>
          </table:table-cell>
          <table:table-cell office:value-type="string" calcext:value-type="string">
            <text:p>ramesh</text:p>
          </table:table-cell>
          <table:table-cell office:value-type="string" calcext:value-type="string">
            <text:p>pachamuthu</text:p>
          </table:table-cell>
          <table:table-cell office:value-type="string" calcext:value-type="string">
            <text:p>ramesh.pachamuthu@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8/7/2015 01:06:03</text:p>
          </table:table-cell>
          <table:table-cell office:value-type="string" calcext:value-type="string">
            <text:p>10/16/2015 13:45:24</text:p>
          </table:table-cell>
          <table:table-cell table:style-name="ce1" office:value-type="string" calcext:value-type="string">
            <text:p>8/7/2015 11:43:12</text:p>
          </table:table-cell>
          <table:table-cell table:style-name="ce1" office:value-type="string" calcext:value-type="string">
            <text:p>8/7/2015 12:19:48</text:p>
          </table:table-cell>
          <table:table-cell table:style-name="ce1"/>
          <table:table-cell table:style-name="ce1" office:value-type="string" calcext:value-type="string">
            <text:p>8/7/2015 12:19:01</text:p>
          </table:table-cell>
          <table:table-cell office:value-type="string" calcext:value-type="string">
            <text:p>9/29/2015 08:06:20</text:p>
          </table:table-cell>
          <table:table-cell office:value-type="float" office:value="1826" calcext:value-type="float">
            <text:p>1826</text:p>
          </table:table-cell>
          <table:table-cell office:value-type="float" office:value="1" calcext:value-type="float">
            <text:p>1</text:p>
          </table:table-cell>
          <table:table-cell office:value-type="float" office:value="2" calcext:value-type="float">
            <text:p>2</text:p>
          </table:table-cell>
          <table:table-cell table:style-name="ce1" office:value-type="string" calcext:value-type="string">
            <text:p>8/7/2015 01:06:03</text:p>
          </table:table-cell>
          <table:table-cell table:style-name="ce1" office:value-type="string" calcext:value-type="string">
            <text:p>8/7/2015 12:25:02</text:p>
          </table:table-cell>
          <table:table-cell office:value-type="string" calcext:value-type="string">
            <text:p>out</text:p>
          </table:table-cell>
          <table:table-cell/>
          <table:table-cell office:value-type="string" calcext:value-type="string">
            <text:p>Chrome 44.0.2403.130</text:p>
          </table:table-cell>
          <table:table-cell office:value-type="string" calcext:value-type="string">
            <text:p>Windows 8 </text:p>
          </table:table-cell>
          <table:table-cell office:value-type="string" calcext:value-type="string">
            <text:p>49.199.144.242</text:p>
          </table:table-cell>
          <table:table-cell office:value-type="string" calcext:value-type="string">
            <text:p>english</text:p>
          </table:table-cell>
          <table:table-cell office:value-type="string" calcext:value-type="string">
            <text:p>Hi, I am trying to load data from s3 into redshift. when I created a orchestration job and included s3 load component, I can only see 4 configuration properties for the s3 load component. The properties that I can see are: Name, Target Table Name, Load Columns, s3 URL Locations. Also after these properties and execute the job, the data is not loading into the redshift table (No errors are displayed). Thanks, Ramesh</text:p>
          </table:table-cell>
          <table:table-cell table:number-columns-repeated="103"/>
        </table:table-row>
        <table:table-row table:style-name="ro1">
          <table:table-cell office:value-type="float" office:value="44" calcext:value-type="float">
            <text:p>44</text:p>
          </table:table-cell>
          <table:table-cell office:value-type="string" calcext:value-type="string">
            <text:p>https://support.matillion.com/agent/case/44</text:p>
          </table:table-cell>
          <table:table-cell office:value-type="string" calcext:value-type="string">
            <text:p>Help I have a problem with ETL</text:p>
          </table:table-cell>
          <table:table-cell table:number-columns-repeated="2"/>
          <table:table-cell office:value-type="string" calcext:value-type="string">
            <text:p>EDD</text:p>
          </table:table-cell>
          <table:table-cell/>
          <table:table-cell office:value-type="string" calcext:value-type="string">
            <text:p>edd.thompson@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8/7/2015 12:57:00</text:p>
          </table:table-cell>
          <table:table-cell office:value-type="string" calcext:value-type="string">
            <text:p>10/16/2015 13:45:24</text:p>
          </table:table-cell>
          <table:table-cell/>
          <table:table-cell table:style-name="ce1" office:value-type="string" calcext:value-type="string">
            <text:p>8/8/2015 07:00:42</text:p>
          </table:table-cell>
          <table:table-cell table:style-name="ce1"/>
          <table:table-cell table:style-name="ce1" office:value-type="string" calcext:value-type="string">
            <text:p>8/7/2015 13:19:54</text:p>
          </table:table-cell>
          <table:table-cell office:value-type="string" calcext:value-type="string">
            <text:p>9/29/2015 08:06:50</text:p>
          </table:table-cell>
          <table:table-cell office:value-type="float" office:value="602" calcext:value-type="float">
            <text:p>602</text:p>
          </table:table-cell>
          <table:table-cell office:value-type="float" office:value="3" calcext:value-type="float">
            <text:p>3</text:p>
          </table:table-cell>
          <table:table-cell office:value-type="float" office:value="1" calcext:value-type="float">
            <text:p>1</text:p>
          </table:table-cell>
          <table:table-cell table:style-name="ce1" office:value-type="string" calcext:value-type="string">
            <text:p>8/8/2015 07:08:16</text:p>
          </table:table-cell>
          <table:table-cell table:style-name="ce1" office:value-type="string" calcext:value-type="string">
            <text:p>8/8/2015 07:00:42</text:p>
          </table:table-cell>
          <table:table-cell office:value-type="string" calcext:value-type="string">
            <text:p>in</text:p>
          </table:table-cell>
          <table:table-cell/>
          <table:table-cell office:value-type="string" calcext:value-type="string">
            <text:p>Chrome 44.0.2403.107</text:p>
          </table:table-cell>
          <table:table-cell office:value-type="string" calcext:value-type="string">
            <text:p>Linux x86_64</text:p>
          </table:table-cell>
          <table:table-cell office:value-type="string" calcext:value-type="string">
            <text:p>164.39.1.204</text:p>
          </table:table-cell>
          <table:table-cell office:value-type="string" calcext:value-type="string">
            <text:p>english</text:p>
          </table:table-cell>
          <table:table-cell office:value-type="string" calcext:value-type="string">
            <text:p>i dont know what to do</text:p>
          </table:table-cell>
          <table:table-cell table:number-columns-repeated="103"/>
        </table:table-row>
        <table:table-row table:style-name="ro3">
          <table:table-cell office:value-type="float" office:value="45" calcext:value-type="float">
            <text:p>45</text:p>
          </table:table-cell>
          <table:table-cell office:value-type="string" calcext:value-type="string">
            <text:p>https://support.matillion.com/agent/case/45</text:p>
          </table:table-cell>
          <table:table-cell office:value-type="string" calcext:value-type="string">
            <text:p>Scheduling orchestration jobs</text:p>
          </table:table-cell>
          <table:table-cell/>
          <table:table-cell office:value-type="string" calcext:value-type="string">
            <text:p>au.pwc.com</text:p>
          </table:table-cell>
          <table:table-cell office:value-type="string" calcext:value-type="string">
            <text:p>Tim</text:p>
          </table:table-cell>
          <table:table-cell office:value-type="string" calcext:value-type="string">
            <text:p>Morrison</text:p>
          </table:table-cell>
          <table:table-cell office:value-type="string" calcext:value-type="string">
            <text:p>timothy.a.morrison@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8/13/2015 01:41:18</text:p>
          </table:table-cell>
          <table:table-cell office:value-type="string" calcext:value-type="string">
            <text:p>8/20/2015 01:24:38</text:p>
          </table:table-cell>
          <table:table-cell office:value-type="string" calcext:value-type="string">
            <text:p>8/13/2015 05:04:06</text:p>
          </table:table-cell>
          <table:table-cell office:value-type="string" calcext:value-type="string">
            <text:p>8/13/2015 05:23:12</text:p>
          </table:table-cell>
          <table:table-cell/>
          <table:table-cell table:number-columns-repeated="2" office:value-type="string" calcext:value-type="string">
            <text:p>8/20/2015 01:24:38</text:p>
          </table:table-cell>
          <table:table-cell office:value-type="float" office:value="11215" calcext:value-type="float">
            <text:p>11215</text:p>
          </table:table-cell>
          <table:table-cell table:number-columns-repeated="2" office:value-type="float" office:value="6" calcext:value-type="float">
            <text:p>6</text:p>
          </table:table-cell>
          <table:table-cell office:value-type="string" calcext:value-type="string">
            <text:p>8/19/2015 05:55:40</text:p>
          </table:table-cell>
          <table:table-cell office:value-type="string" calcext:value-type="string">
            <text:p>8/19/2015 05:09:06</text:p>
          </table:table-cell>
          <table:table-cell office:value-type="string" calcext:value-type="string">
            <text:p>in</text:p>
          </table:table-cell>
          <table:table-cell/>
          <table:table-cell office:value-type="string" calcext:value-type="string">
            <text:p>Chrome 44.0.2403.125</text:p>
          </table:table-cell>
          <table:table-cell office:value-type="string" calcext:value-type="string">
            <text:p>Windows 8 </text:p>
          </table:table-cell>
          <table:table-cell office:value-type="string" calcext:value-type="string">
            <text:p>203.11.225.5</text:p>
          </table:table-cell>
          <table:table-cell office:value-type="string" calcext:value-type="string">
            <text:p>english</text:p>
          </table:table-cell>
          <table:table-cell office:value-type="string" calcext:value-type="string">
            <text:p>Hi there.</text:p>
            <text:p/>
            <text:p>I am curious how to schedule an orchestration job so it runs in an automated fashion each day.</text:p>
          </table:table-cell>
          <table:table-cell table:number-columns-repeated="103"/>
        </table:table-row>
        <table:table-row table:style-name="ro4">
          <table:table-cell office:value-type="float" office:value="46" calcext:value-type="float">
            <text:p>46</text:p>
          </table:table-cell>
          <table:table-cell office:value-type="string" calcext:value-type="string">
            <text:p>https://support.matillion.com/agent/case/46</text:p>
          </table:table-cell>
          <table:table-cell office:value-type="string" calcext:value-type="string">
            <text:p>S3 Load missing paramaters</text:p>
          </table:table-cell>
          <table:table-cell/>
          <table:table-cell office:value-type="string" calcext:value-type="string">
            <text:p>au.pwc.com</text:p>
          </table:table-cell>
          <table:table-cell office:value-type="string" calcext:value-type="string">
            <text:p>Tim</text:p>
          </table:table-cell>
          <table:table-cell office:value-type="string" calcext:value-type="string">
            <text:p>Morrison</text:p>
          </table:table-cell>
          <table:table-cell office:value-type="string" calcext:value-type="string">
            <text:p>timothy.a.morrison@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8/19/2015 00:44:04</text:p>
          </table:table-cell>
          <table:table-cell table:style-name="ce1" office:value-type="string" calcext:value-type="string">
            <text:p>1/12/2016 17:45:13</text:p>
          </table:table-cell>
          <table:table-cell office:value-type="string" calcext:value-type="string">
            <text:p>8/19/2015 05:01:59</text:p>
          </table:table-cell>
          <table:table-cell office:value-type="string" calcext:value-type="string">
            <text:p>8/19/2015 05:18:44</text:p>
          </table:table-cell>
          <table:table-cell/>
          <table:table-cell table:number-columns-repeated="2" office:value-type="string" calcext:value-type="string">
            <text:p>8/20/2015 01:24:33</text:p>
          </table:table-cell>
          <table:table-cell office:value-type="float" office:value="4400" calcext:value-type="float">
            <text:p>4400</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8/20/2015 01:24:08</text:p>
          </table:table-cell>
          <table:table-cell office:value-type="string" calcext:value-type="string">
            <text:p>8/20/2015 05:10:44</text:p>
          </table:table-cell>
          <table:table-cell office:value-type="string" calcext:value-type="string">
            <text:p>in</text:p>
          </table:table-cell>
          <table:table-cell/>
          <table:table-cell office:value-type="string" calcext:value-type="string">
            <text:p>Chrome 44.0.2403.155</text:p>
          </table:table-cell>
          <table:table-cell office:value-type="string" calcext:value-type="string">
            <text:p>Windows 7 </text:p>
          </table:table-cell>
          <table:table-cell office:value-type="string" calcext:value-type="string">
            <text:p>136.186.21.141</text:p>
          </table:table-cell>
          <table:table-cell office:value-type="string" calcext:value-type="string">
            <text:p>english</text:p>
          </table:table-cell>
          <table:table-cell office:value-type="string" calcext:value-type="string">
            <text:p>When I create a new orchestration job with the S3 Load component I only see four properties:</text:p>
            <text:p>Name</text:p>
            <text:p>Target Table Name</text:p>
            <text:p>Load Columns</text:p>
            <text:p>S3 URL Location</text:p>
            <text:p/>
            <text:p/>
            <text:p>The documentation suggests a lot more properties are available:</text:p>
            <text:p/>
            <text:p>https://redshiftsupport.matillion.com/customer/portal/articles/2042349-s3-load.</text:p>
            <text:p/>
            <text:p>Our version details are as follows:</text:p>
            <text:p>Version: 1.14.5 (build 36) </text:p>
            <text:p>AMI Version: 2015-07-29_16-58-42 </text:p>
            <text:p>Instance Type: m3.mediumComponents </text:p>
            <text:p>Version: 1.14.5 (build 34)</text:p>
            <text:p/>
            <text:p/>
            <text:p>Cheers..</text:p>
            <text:p>Tim</text:p>
          </table:table-cell>
          <table:table-cell table:number-columns-repeated="103"/>
        </table:table-row>
        <table:table-row table:style-name="ro5">
          <table:table-cell office:value-type="float" office:value="47" calcext:value-type="float">
            <text:p>47</text:p>
          </table:table-cell>
          <table:table-cell office:value-type="string" calcext:value-type="string">
            <text:p>https://support.matillion.com/agent/case/47</text:p>
          </table:table-cell>
          <table:table-cell office:value-type="string" calcext:value-type="string">
            <text:p>Internet Gateway</text:p>
          </table:table-cell>
          <table:table-cell/>
          <table:table-cell office:value-type="string" calcext:value-type="string">
            <text:p>au.pwc.com</text:p>
          </table:table-cell>
          <table:table-cell office:value-type="string" calcext:value-type="string">
            <text:p>Brian</text:p>
          </table:table-cell>
          <table:table-cell office:value-type="string" calcext:value-type="string">
            <text:p>Quaife</text:p>
          </table:table-cell>
          <table:table-cell office:value-type="string" calcext:value-type="string">
            <text:p>brian.quaife@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8/25/2015 04:55:16</text:p>
          </table:table-cell>
          <table:table-cell table:style-name="ce1" office:value-type="string" calcext:value-type="string">
            <text:p>1/6/2016 11:49:26</text:p>
          </table:table-cell>
          <table:table-cell office:value-type="string" calcext:value-type="string">
            <text:p>8/25/2015 04:59:10</text:p>
          </table:table-cell>
          <table:table-cell office:value-type="string" calcext:value-type="string">
            <text:p>8/25/2015 05:06:47</text:p>
          </table:table-cell>
          <table:table-cell/>
          <table:table-cell table:number-columns-repeated="2" table:style-name="ce1" office:value-type="string" calcext:value-type="string">
            <text:p>1/6/2016 11:49:26</text:p>
          </table:table-cell>
          <table:table-cell office:value-type="float" office:value="11923" calcext:value-type="float">
            <text:p>1192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8/27/2015 07:40:14</text:p>
          </table:table-cell>
          <table:table-cell table:style-name="ce1" office:value-type="string" calcext:value-type="string">
            <text:p>12/1/2015 06:11:31</text:p>
          </table:table-cell>
          <table:table-cell office:value-type="string" calcext:value-type="string">
            <text:p>out</text:p>
          </table:table-cell>
          <table:table-cell/>
          <table:table-cell office:value-type="string" calcext:value-type="string">
            <text:p>Chrome 44.0.2403.157</text:p>
          </table:table-cell>
          <table:table-cell office:value-type="string" calcext:value-type="string">
            <text:p>Windows 7 </text:p>
          </table:table-cell>
          <table:table-cell office:value-type="string" calcext:value-type="string">
            <text:p>136.186.21.141</text:p>
          </table:table-cell>
          <table:table-cell office:value-type="string" calcext:value-type="string">
            <text:p>english</text:p>
          </table:table-cell>
          <table:table-cell office:value-type="string" calcext:value-type="string">
            <text:p>We have successfully started a matillion instance using a VPC within amazon that secures against our internal network.  The VPC has not been configured with an internet gateway.</text:p>
            <text:p/>
            <text:p>We are noticing that when trying to configure the credentials as part of the initial project creation we get the following error (screenshot attached): </text:p>
            <text:p>Redshift: Check credentials.</text:p>
            <text:p>S3: Check credentials.</text:p>
            <text:p/>
            <text:p>We have confirmed our credentials are correct.</text:p>
            <text:p/>
            <text:p>We believe this is caused by the lack of Internet gateway on our VPC, can you please confirm this is the case.  </text:p>
            <text:p/>
            <text:p>Please note we can successfully connect to our redshift instance using the jdbc connection (screenshot attached).  As we can also upload files to our redshift cluster using redshift native connectivity using our credentials.</text:p>
          </table:table-cell>
          <table:table-cell table:number-columns-repeated="103"/>
        </table:table-row>
        <table:table-row table:style-name="ro6">
          <table:table-cell office:value-type="float" office:value="48" calcext:value-type="float">
            <text:p>48</text:p>
          </table:table-cell>
          <table:table-cell office:value-type="string" calcext:value-type="string">
            <text:p>https://support.matillion.com/agent/case/48</text:p>
          </table:table-cell>
          <table:table-cell office:value-type="string" calcext:value-type="string">
            <text:p>Approaches to share</text:p>
          </table:table-cell>
          <table:table-cell/>
          <table:table-cell office:value-type="string" calcext:value-type="string">
            <text:p>au.pwc.com</text:p>
          </table:table-cell>
          <table:table-cell office:value-type="string" calcext:value-type="string">
            <text:p>Brian</text:p>
          </table:table-cell>
          <table:table-cell office:value-type="string" calcext:value-type="string">
            <text:p>Quaife</text:p>
          </table:table-cell>
          <table:table-cell office:value-type="string" calcext:value-type="string">
            <text:p>brian.quaife@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8/27/2015 00:37:53</text:p>
          </table:table-cell>
          <table:table-cell table:style-name="ce1" office:value-type="string" calcext:value-type="string">
            <text:p>1/6/2016 11:49:26</text:p>
          </table:table-cell>
          <table:table-cell office:value-type="string" calcext:value-type="string">
            <text:p>8/27/2015 05:17:39</text:p>
          </table:table-cell>
          <table:table-cell office:value-type="string" calcext:value-type="string">
            <text:p>8/27/2015 09:19:43</text:p>
          </table:table-cell>
          <table:table-cell/>
          <table:table-cell table:number-columns-repeated="2" table:style-name="ce1" office:value-type="string" calcext:value-type="string">
            <text:p>1/6/2016 11:49:26</text:p>
          </table:table-cell>
          <table:table-cell office:value-type="float" office:value="3142" calcext:value-type="float">
            <text:p>3142</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9/13/2015 22:47:57</text:p>
          </table:table-cell>
          <table:table-cell table:style-name="ce1" office:value-type="string" calcext:value-type="string">
            <text:p>12/1/2015 06:09:51</text:p>
          </table:table-cell>
          <table:table-cell office:value-type="string" calcext:value-type="string">
            <text:p>in</text:p>
          </table:table-cell>
          <table:table-cell/>
          <table:table-cell office:value-type="string" calcext:value-type="string">
            <text:p>Chrome 44.0.2403.157</text:p>
          </table:table-cell>
          <table:table-cell office:value-type="string" calcext:value-type="string">
            <text:p>Windows 7 </text:p>
          </table:table-cell>
          <table:table-cell office:value-type="string" calcext:value-type="string">
            <text:p>136.186.21.141</text:p>
          </table:table-cell>
          <table:table-cell office:value-type="string" calcext:value-type="string">
            <text:p>english</text:p>
          </table:table-cell>
          <table:table-cell office:value-type="string" calcext:value-type="string">
            <text:p>Hi there.</text:p>
            <text:p/>
            <text:p>I was hoping to see if there were any approaches to share, example jobs etc that would assist in us creating our redshift platform populated by Matillion.</text:p>
            <text:p/>
            <text:p>The particular approaches we are after are: </text:p>
            <text:p>1. Slowly changing dimensions</text:p>
            <text:p>How to handle slowly changing dimensions.  I have an idea how I can achieve this with redshift scripts but a standard Matillion approach would be really beneficial.  Ideally we are after a "type 6" hybrid approach where certain columns will trigger the creation of the new dimension row. </text:p>
            <text:p/>
            <text:p>2. Hierarchy management</text:p>
            <text:p>Again anything you can share on the creation of hierarchical dimensions that can handle ragged structure.  Some considerations are; what is the "preferred" "best/good practice" to the underlying data model, do we need to flatten structures, use parent child style relationships, snow flake joins from base dimensions etc</text:p>
            <text:p/>
            <text:p>3. Surrogate key maintenance</text:p>
            <text:p>Partly related to point 1, but overall approach around use of sequence (identity) columns, separate table to track etc</text:p>
            <text:p/>
            <text:p/>
            <text:p/>
            <text:p/>
            <text:p>Cheers...</text:p>
          </table:table-cell>
          <table:table-cell table:number-columns-repeated="103"/>
        </table:table-row>
        <table:table-row table:style-name="ro7">
          <table:table-cell office:value-type="float" office:value="49" calcext:value-type="float">
            <text:p>49</text:p>
          </table:table-cell>
          <table:table-cell office:value-type="string" calcext:value-type="string">
            <text:p>https://support.matillion.com/agent/case/49</text:p>
          </table:table-cell>
          <table:table-cell office:value-type="string" calcext:value-type="string">
            <text:p>Multiple schemas</text:p>
          </table:table-cell>
          <table:table-cell/>
          <table:table-cell office:value-type="string" calcext:value-type="string">
            <text:p>au.pwc.com</text:p>
          </table:table-cell>
          <table:table-cell office:value-type="string" calcext:value-type="string">
            <text:p>Tim</text:p>
          </table:table-cell>
          <table:table-cell office:value-type="string" calcext:value-type="string">
            <text:p>Morrison</text:p>
          </table:table-cell>
          <table:table-cell office:value-type="string" calcext:value-type="string">
            <text:p>timothy.a.morrison@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8/30/2015 23:13:17</text:p>
          </table:table-cell>
          <table:table-cell table:style-name="ce1" office:value-type="string" calcext:value-type="string">
            <text:p>9/2/2015 08:02:33</text:p>
          </table:table-cell>
          <table:table-cell office:value-type="string" calcext:value-type="string">
            <text:p>8/31/2015 06:14:00</text:p>
          </table:table-cell>
          <table:table-cell office:value-type="string" calcext:value-type="string">
            <text:p>8/31/2015 06:56:52</text:p>
          </table:table-cell>
          <table:table-cell/>
          <table:table-cell table:number-columns-repeated="2" office:value-type="string" calcext:value-type="string">
            <text:p>8/31/2015 22:26:28</text:p>
          </table:table-cell>
          <table:table-cell office:value-type="float" office:value="3223" calcext:value-type="float">
            <text:p>3223</text:p>
          </table:table-cell>
          <table:table-cell table:number-columns-repeated="2" office:value-type="float" office:value="2" calcext:value-type="float">
            <text:p>2</text:p>
          </table:table-cell>
          <table:table-cell office:value-type="string" calcext:value-type="string">
            <text:p>8/31/2015 22:26:22</text:p>
          </table:table-cell>
          <table:table-cell table:style-name="ce1" office:value-type="string" calcext:value-type="string">
            <text:p>9/2/2015 08:02:33</text:p>
          </table:table-cell>
          <table:table-cell office:value-type="string" calcext:value-type="string">
            <text:p>out</text:p>
          </table:table-cell>
          <table:table-cell/>
          <table:table-cell office:value-type="string" calcext:value-type="string">
            <text:p>Chrome 44.0.2403.157</text:p>
          </table:table-cell>
          <table:table-cell office:value-type="string" calcext:value-type="string">
            <text:p>Windows 7 </text:p>
          </table:table-cell>
          <table:table-cell office:value-type="string" calcext:value-type="string">
            <text:p>136.186.21.141</text:p>
          </table:table-cell>
          <table:table-cell office:value-type="string" calcext:value-type="string">
            <text:p>english</text:p>
          </table:table-cell>
          <table:table-cell office:value-type="string" calcext:value-type="string">
            <text:p>We are considering having separate redshift schemas in our cluster eg:</text:p>
            <text:p>staging (where we prepare our data)</text:p>
            <text:p>analytics (where we store our final facts and dimensions)</text:p>
            <text:p/>
            <text:p>I notice that in matillion the connection is created for each schema.  Does this mean we would have to separate jobs that run in staging from those that run in analytics?</text:p>
            <text:p>To put this another way is it possible to have a job that reads from one schema to write to another?  Or is the only way to do this via views, grants etc at the database level?</text:p>
            <text:p/>
            <text:p/>
            <text:p>Cheers...</text:p>
          </table:table-cell>
          <table:table-cell table:number-columns-repeated="103"/>
        </table:table-row>
        <table:table-row table:style-name="ro3">
          <table:table-cell office:value-type="float" office:value="50" calcext:value-type="float">
            <text:p>50</text:p>
          </table:table-cell>
          <table:table-cell office:value-type="string" calcext:value-type="string">
            <text:p>https://support.matillion.com/agent/case/50</text:p>
          </table:table-cell>
          <table:table-cell office:value-type="string" calcext:value-type="string">
            <text:p>Scheduling</text:p>
          </table:table-cell>
          <table:table-cell/>
          <table:table-cell office:value-type="string" calcext:value-type="string">
            <text:p>au.pwc.com</text:p>
          </table:table-cell>
          <table:table-cell office:value-type="string" calcext:value-type="string">
            <text:p>Tim</text:p>
          </table:table-cell>
          <table:table-cell office:value-type="string" calcext:value-type="string">
            <text:p>Morrison</text:p>
          </table:table-cell>
          <table:table-cell office:value-type="string" calcext:value-type="string">
            <text:p>timothy.a.morrison@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8/31/2015 00:55:35</text:p>
          </table:table-cell>
          <table:table-cell table:style-name="ce1" office:value-type="string" calcext:value-type="string">
            <text:p>9/8/2015 09:21:34</text:p>
          </table:table-cell>
          <table:table-cell office:value-type="string" calcext:value-type="string">
            <text:p>8/31/2015 06:06:07</text:p>
          </table:table-cell>
          <table:table-cell office:value-type="string" calcext:value-type="string">
            <text:p>8/31/2015 07:14:56</text:p>
          </table:table-cell>
          <table:table-cell/>
          <table:table-cell table:number-columns-repeated="2" table:style-name="ce1" office:value-type="string" calcext:value-type="string">
            <text:p>9/8/2015 09:21:34</text:p>
          </table:table-cell>
          <table:table-cell office:value-type="float" office:value="1605" calcext:value-type="float">
            <text:p>1605</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9/1/2015 00:30:03</text:p>
          </table:table-cell>
          <table:table-cell office:value-type="string" calcext:value-type="string">
            <text:p>8/31/2015 07:14:56</text:p>
          </table:table-cell>
          <table:table-cell office:value-type="string" calcext:value-type="string">
            <text:p>in</text:p>
          </table:table-cell>
          <table:table-cell/>
          <table:table-cell office:value-type="string" calcext:value-type="string">
            <text:p>Chrome 44.0.2403.157</text:p>
          </table:table-cell>
          <table:table-cell office:value-type="string" calcext:value-type="string">
            <text:p>Windows 7 </text:p>
          </table:table-cell>
          <table:table-cell office:value-type="string" calcext:value-type="string">
            <text:p>136.186.21.141</text:p>
          </table:table-cell>
          <table:table-cell office:value-type="string" calcext:value-type="string">
            <text:p>english</text:p>
          </table:table-cell>
          <table:table-cell office:value-type="string" calcext:value-type="string">
            <text:p>I have just upgraded my Matillion instance and have succesfully used the scheduling feature which is great. </text:p>
            <text:p/>
            <text:p>I understand that in terms of the monitoring of the orchestration I need to manually create components to track success or fail utilising either the database (with logging tables) or SNS Messages which is fine.  I am curious however about gaining a granular error message.  I notice that if I don't have an active Matillion session at the time of running the orchestration I don't see the task steps.  I presume these are getting written to a file on the server?  What is that file?</text:p>
          </table:table-cell>
          <table:table-cell table:number-columns-repeated="103"/>
        </table:table-row>
        <table:table-row table:style-name="ro8">
          <table:table-cell office:value-type="float" office:value="51" calcext:value-type="float">
            <text:p>51</text:p>
          </table:table-cell>
          <table:table-cell office:value-type="string" calcext:value-type="string">
            <text:p>https://support.matillion.com/agent/case/51</text:p>
          </table:table-cell>
          <table:table-cell office:value-type="string" calcext:value-type="string">
            <text:p>Loading Data</text:p>
          </table:table-cell>
          <table:table-cell/>
          <table:table-cell office:value-type="string" calcext:value-type="string">
            <text:p>firstconsulting.nl</text:p>
          </table:table-cell>
          <table:table-cell office:value-type="string" calcext:value-type="string">
            <text:p>Johan</text:p>
          </table:table-cell>
          <table:table-cell office:value-type="string" calcext:value-type="string">
            <text:p>Flikweert</text:p>
          </table:table-cell>
          <table:table-cell office:value-type="string" calcext:value-type="string">
            <text:p>johan.flikweert@firstconsulting.nl</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table:number-columns-repeated="4"/>
          <table:table-cell table:style-name="ce1" office:value-type="string" calcext:value-type="string">
            <text:p>9/4/2015 21:35:06</text:p>
          </table:table-cell>
          <table:table-cell table:style-name="ce1" office:value-type="string" calcext:value-type="string">
            <text:p>12/4/2015 14:20:06</text:p>
          </table:table-cell>
          <table:table-cell table:style-name="ce1" office:value-type="string" calcext:value-type="string">
            <text:p>9/4/2015 21:35:06</text:p>
          </table:table-cell>
          <table:table-cell table:style-name="ce1" office:value-type="string" calcext:value-type="string">
            <text:p>9/4/2015 22:29:42</text:p>
          </table:table-cell>
          <table:table-cell table:style-name="ce1"/>
          <table:table-cell table:number-columns-repeated="2" table:style-name="ce1" office:value-type="string" calcext:value-type="string">
            <text:p>12/4/2015 14:20:06</text:p>
          </table:table-cell>
          <table:table-cell office:value-type="float" office:value="3266" calcext:value-type="float">
            <text:p>3266</text:p>
          </table:table-cell>
          <table:table-cell office:value-type="float" office:value="0" calcext:value-type="float">
            <text:p>0</text:p>
          </table:table-cell>
          <table:table-cell office:value-type="float" office:value="1" calcext:value-type="float">
            <text:p>1</text:p>
          </table:table-cell>
          <table:table-cell/>
          <table:table-cell table:style-name="ce1" office:value-type="string" calcext:value-type="string">
            <text:p>9/4/2015 22:29:42</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Johan.</text:p>
            <text:p/>
            <text:p>Thanks you very much for evaluating Matillion ETL for Redshift I have taken the liberty of opening a support case based on the information you had passed to my colleague Matthew.</text:p>
            <text:p/>
            <text:p>When loading data into Matillion ETL for Redshift it useful to understand the architecture of the tool. Matillion uses an *Extract-Load-Transform* architecture where in all use cases the data is first loaded into Redshift in a raw format be that from RDS, JDBC or S3. Once the data is in Redshift Matillion allows you to build all manner of sophisticated transformations that will ultimately give you a resultant data set that is ready for real-time ad-hoc analysis with your favourite data analysis tool that could Tableau, Jaspersoft, R, Spotfire, SQL, etc etc.</text:p>
            <text:p/>
            <text:p>In your example the "RDS Orchestration":https://redshiftsupport.matillion.com/customer/portal/articles/2103740-rds-load-component component is taking care of *Extract* and the *Load* part of ELT in that when configured the component will perform a query on an RDS database, stream the result to an S3 bucket where its broken down into a series of files and then load it into a Redshift table which will be similar if not identical to the source. Once you have your source data in Redshift your ready to get transforming. So here is what a very simple job might look like.</text:p>
            <text:p/>
            <text:p>First, as you have already done, you need a RDS component and that needs to be correctly configured. If all is well your component will look like the attachment "screen1.png"</text:p>
            <text:p/>
            <text:p>The important thing to note here is the green bar at the top of the properties. This means this component is valid. As you fill in the properties Matillion will test and check connections to ensure all your entries are valid, if there is a problem (most likely permissions in this case) you should get a useful error message.</text:p>
            <text:p/>
            <text:p>Once an Orchestration component is valid you can simply run it. Right click the component and click "Run Component" This will copy the data into Redshift via</text:p>
          </table:table-cell>
          <table:table-cell table:number-columns-repeated="103"/>
        </table:table-row>
        <table:table-row table:style-name="ro3">
          <table:table-cell office:value-type="float" office:value="52" calcext:value-type="float">
            <text:p>52</text:p>
          </table:table-cell>
          <table:table-cell office:value-type="string" calcext:value-type="string">
            <text:p>https://support.matillion.com/agent/case/52</text:p>
          </table:table-cell>
          <table:table-cell office:value-type="string" calcext:value-type="string">
            <text:p>Re-startability</text:p>
          </table:table-cell>
          <table:table-cell/>
          <table:table-cell office:value-type="string" calcext:value-type="string">
            <text:p>au.pwc.com</text:p>
          </table:table-cell>
          <table:table-cell office:value-type="string" calcext:value-type="string">
            <text:p>Brian</text:p>
          </table:table-cell>
          <table:table-cell office:value-type="string" calcext:value-type="string">
            <text:p>Quaife</text:p>
          </table:table-cell>
          <table:table-cell office:value-type="string" calcext:value-type="string">
            <text:p>brian.quaife@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9/8/2015 09:24:22</text:p>
          </table:table-cell>
          <table:table-cell table:style-name="ce1" office:value-type="string" calcext:value-type="string">
            <text:p>1/6/2016 11:49:26</text:p>
          </table:table-cell>
          <table:table-cell table:style-name="ce1" office:value-type="string" calcext:value-type="string">
            <text:p>9/8/2015 09:55:07</text:p>
          </table:table-cell>
          <table:table-cell table:style-name="ce1" office:value-type="string" calcext:value-type="string">
            <text:p>9/8/2015 21:40:04</text:p>
          </table:table-cell>
          <table:table-cell table:style-name="ce1"/>
          <table:table-cell table:number-columns-repeated="2" table:style-name="ce1" office:value-type="string" calcext:value-type="string">
            <text:p>1/6/2016 11:49:26</text:p>
          </table:table-cell>
          <table:table-cell office:value-type="float" office:value="445" calcext:value-type="float">
            <text:p>445</text:p>
          </table:table-cell>
          <table:table-cell office:value-type="float" office:value="1" calcext:value-type="float">
            <text:p>1</text:p>
          </table:table-cell>
          <table:table-cell office:value-type="float" office:value="2" calcext:value-type="float">
            <text:p>2</text:p>
          </table:table-cell>
          <table:table-cell table:style-name="ce1" office:value-type="string" calcext:value-type="string">
            <text:p>9/8/2015 09:24:22</text:p>
          </table:table-cell>
          <table:table-cell table:style-name="ce1" office:value-type="string" calcext:value-type="string">
            <text:p>12/1/2015 06:10:40</text:p>
          </table:table-cell>
          <table:table-cell office:value-type="string" calcext:value-type="string">
            <text:p>out</text:p>
          </table:table-cell>
          <table:table-cell/>
          <table:table-cell office:value-type="string" calcext:value-type="string">
            <text:p>Chrome 45.0.2454.85</text:p>
          </table:table-cell>
          <table:table-cell office:value-type="string" calcext:value-type="string">
            <text:p>Windows 8 </text:p>
          </table:table-cell>
          <table:table-cell office:value-type="string" calcext:value-type="string">
            <text:p>27.32.134.96</text:p>
          </table:table-cell>
          <table:table-cell office:value-type="string" calcext:value-type="string">
            <text:p>english</text:p>
          </table:table-cell>
          <table:table-cell office:value-type="string" calcext:value-type="string">
            <text:p>Hi there.</text:p>
            <text:p/>
            <text:p>Is there a way that if an orchestration job fails part way through to re-start the job at the point of failure without having to re-do the jobs up until that point?</text:p>
          </table:table-cell>
          <table:table-cell table:number-columns-repeated="103"/>
        </table:table-row>
        <table:table-row table:style-name="ro9">
          <table:table-cell office:value-type="float" office:value="53" calcext:value-type="float">
            <text:p>53</text:p>
          </table:table-cell>
          <table:table-cell office:value-type="string" calcext:value-type="string">
            <text:p>https://support.matillion.com/agent/case/53</text:p>
          </table:table-cell>
          <table:table-cell office:value-type="string" calcext:value-type="string">
            <text:p>ETL sources for Redshift</text:p>
          </table:table-cell>
          <table:table-cell/>
          <table:table-cell office:value-type="string" calcext:value-type="string">
            <text:p>ge.com</text:p>
          </table:table-cell>
          <table:table-cell office:value-type="string" calcext:value-type="string">
            <text:p>jeff</text:p>
          </table:table-cell>
          <table:table-cell office:value-type="string" calcext:value-type="string">
            <text:p>tyler</text:p>
          </table:table-cell>
          <table:table-cell office:value-type="string" calcext:value-type="string">
            <text:p>Jeff.tyler@g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9/24/2015 16:56:16</text:p>
          </table:table-cell>
          <table:table-cell table:style-name="ce1" office:value-type="string" calcext:value-type="string">
            <text:p>1/6/2016 11:49:26</text:p>
          </table:table-cell>
          <table:table-cell office:value-type="string" calcext:value-type="string">
            <text:p>9/24/2015 17:07:52</text:p>
          </table:table-cell>
          <table:table-cell office:value-type="string" calcext:value-type="string">
            <text:p>9/24/2015 21:59:47</text:p>
          </table:table-cell>
          <table:table-cell/>
          <table:table-cell table:number-columns-repeated="2" table:style-name="ce1" office:value-type="string" calcext:value-type="string">
            <text:p>1/6/2016 11:49:26</text:p>
          </table:table-cell>
          <table:table-cell office:value-type="float" office:value="2229" calcext:value-type="float">
            <text:p>2229</text:p>
          </table:table-cell>
          <table:table-cell table:number-columns-repeated="2" office:value-type="float" office:value="1" calcext:value-type="float">
            <text:p>1</text:p>
          </table:table-cell>
          <table:table-cell office:value-type="string" calcext:value-type="string">
            <text:p>9/24/2015 16:56:16</text:p>
          </table:table-cell>
          <table:table-cell office:value-type="string" calcext:value-type="string">
            <text:p>9/24/2015 21:59:47</text:p>
          </table:table-cell>
          <table:table-cell office:value-type="string" calcext:value-type="string">
            <text:p>out</text:p>
          </table:table-cell>
          <table:table-cell/>
          <table:table-cell office:value-type="string" calcext:value-type="string">
            <text:p>IE 11.0</text:p>
          </table:table-cell>
          <table:table-cell office:value-type="string" calcext:value-type="string">
            <text:p>Windows 7 </text:p>
          </table:table-cell>
          <table:table-cell office:value-type="string" calcext:value-type="string">
            <text:p>73.43.102.21</text:p>
          </table:table-cell>
          <table:table-cell office:value-type="string" calcext:value-type="string">
            <text:p>english</text:p>
          </table:table-cell>
          <table:table-cell office:value-type="string" calcext:value-type="string">
            <text:p>Does the product support connecting to On premise (Customer data center), as a source to the Redshift Target?</text:p>
            <text:p/>
            <text:p>I didn't see documentation regarding 'Source' connectivity.</text:p>
            <text:p/>
            <text:p>Thanks,</text:p>
            <text:p>Jeff</text:p>
          </table:table-cell>
          <table:table-cell table:number-columns-repeated="103"/>
        </table:table-row>
        <table:table-row table:style-name="ro10">
          <table:table-cell office:value-type="float" office:value="54" calcext:value-type="float">
            <text:p>54</text:p>
          </table:table-cell>
          <table:table-cell office:value-type="string" calcext:value-type="string">
            <text:p>https://support.matillion.com/agent/case/54</text:p>
          </table:table-cell>
          <table:table-cell office:value-type="string" calcext:value-type="string">
            <text:p>kill a running transformation</text:p>
          </table:table-cell>
          <table:table-cell/>
          <table:table-cell office:value-type="string" calcext:value-type="string">
            <text:p>ge.com</text:p>
          </table:table-cell>
          <table:table-cell office:value-type="string" calcext:value-type="string">
            <text:p>Paul</text:p>
          </table:table-cell>
          <table:table-cell office:value-type="string" calcext:value-type="string">
            <text:p>Specketer</text:p>
          </table:table-cell>
          <table:table-cell office:value-type="string" calcext:value-type="string">
            <text:p>paul.specketer@g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9/28/2015 17:46:35</text:p>
          </table:table-cell>
          <table:table-cell office:value-type="string" calcext:value-type="string">
            <text:p>9/29/2015 01:38:53</text:p>
          </table:table-cell>
          <table:table-cell office:value-type="string" calcext:value-type="string">
            <text:p>9/28/2015 20:11:47</text:p>
          </table:table-cell>
          <table:table-cell office:value-type="string" calcext:value-type="string">
            <text:p>9/28/2015 20:40:13</text:p>
          </table:table-cell>
          <table:table-cell/>
          <table:table-cell table:number-columns-repeated="2" office:value-type="string" calcext:value-type="string">
            <text:p>9/28/2015 22:18:18</text:p>
          </table:table-cell>
          <table:table-cell office:value-type="float" office:value="2736" calcext:value-type="float">
            <text:p>273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9/28/2015 22:05:04</text:p>
          </table:table-cell>
          <table:table-cell office:value-type="string" calcext:value-type="string">
            <text:p>9/28/2015 20:40:13</text:p>
          </table:table-cell>
          <table:table-cell office:value-type="string" calcext:value-type="string">
            <text:p>in</text:p>
          </table:table-cell>
          <table:table-cell/>
          <table:table-cell office:value-type="string" calcext:value-type="string">
            <text:p>Chrome 45.0.2454.93</text:p>
          </table:table-cell>
          <table:table-cell office:value-type="string" calcext:value-type="string">
            <text:p>Windows 7 </text:p>
          </table:table-cell>
          <table:table-cell office:value-type="string" calcext:value-type="string">
            <text:p>73.37.225.23</text:p>
          </table:table-cell>
          <table:table-cell office:value-type="string" calcext:value-type="string">
            <text:p>english</text:p>
          </table:table-cell>
          <table:table-cell office:value-type="string" calcext:value-type="string">
            <text:p>Using Matillion in testing over the past sever days... </text:p>
            <text:p/>
            <text:p>I searched the product documentation, and did a google search, but can't find the answer...</text:p>
            <text:p/>
            <text:p>I kicked off a transformation that has been copying 100MM rows into a new table... and it's been running for 45 minutes.  </text:p>
            <text:p/>
            <text:p>How can I kill the job?  Also, how do I see everything that has/is running over time?  Is the management consule features under development still?</text:p>
            <text:p/>
            <text:p>Thanks,</text:p>
            <text:p>Paul</text:p>
          </table:table-cell>
          <table:table-cell table:number-columns-repeated="103"/>
        </table:table-row>
        <table:table-row table:style-name="ro11">
          <table:table-cell office:value-type="float" office:value="55" calcext:value-type="float">
            <text:p>55</text:p>
          </table:table-cell>
          <table:table-cell office:value-type="string" calcext:value-type="string">
            <text:p>https://support.matillion.com/agent/case/55</text:p>
          </table:table-cell>
          <table:table-cell office:value-type="string" calcext:value-type="string">
            <text:p>table update writer</text:p>
          </table:table-cell>
          <table:table-cell/>
          <table:table-cell office:value-type="string" calcext:value-type="string">
            <text:p>ge.com</text:p>
          </table:table-cell>
          <table:table-cell office:value-type="string" calcext:value-type="string">
            <text:p>Paul</text:p>
          </table:table-cell>
          <table:table-cell office:value-type="string" calcext:value-type="string">
            <text:p>Specketer</text:p>
          </table:table-cell>
          <table:table-cell office:value-type="string" calcext:value-type="string">
            <text:p>paul.specketer@g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9/28/2015 22:06:08</text:p>
          </table:table-cell>
          <table:table-cell table:style-name="ce1" office:value-type="string" calcext:value-type="string">
            <text:p>1/6/2016 11:49:26</text:p>
          </table:table-cell>
          <table:table-cell office:value-type="string" calcext:value-type="string">
            <text:p>9/28/2015 22:07:16</text:p>
          </table:table-cell>
          <table:table-cell office:value-type="string" calcext:value-type="string">
            <text:p>9/28/2015 22:10:28</text:p>
          </table:table-cell>
          <table:table-cell/>
          <table:table-cell table:number-columns-repeated="2" table:style-name="ce1" office:value-type="string" calcext:value-type="string">
            <text:p>1/6/2016 11:49:26</text:p>
          </table:table-cell>
          <table:table-cell office:value-type="float" office:value="1495" calcext:value-type="float">
            <text:p>1495</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9/28/2015 22:45:33</text:p>
          </table:table-cell>
          <table:table-cell office:value-type="string" calcext:value-type="string">
            <text:p>9/28/2015 22:33:04</text:p>
          </table:table-cell>
          <table:table-cell office:value-type="string" calcext:value-type="string">
            <text:p>in</text:p>
          </table:table-cell>
          <table:table-cell/>
          <table:table-cell office:value-type="string" calcext:value-type="string">
            <text:p>IE 11.0</text:p>
          </table:table-cell>
          <table:table-cell office:value-type="string" calcext:value-type="string">
            <text:p>Windows 7 </text:p>
          </table:table-cell>
          <table:table-cell office:value-type="string" calcext:value-type="string">
            <text:p>65.90.67.4</text:p>
          </table:table-cell>
          <table:table-cell office:value-type="string" calcext:value-type="string">
            <text:p>english</text:p>
          </table:table-cell>
          <table:table-cell office:value-type="string" calcext:value-type="string">
            <text:p>I cannot get the table update writer to work.  I created the worlds simplest test case: a 3 row 2 column table and tried to update the second column to a fixed value.</text:p>
            <text:p/>
            <text:p>The data coming out of the calculation step looks good and shows the new calculated field.</text:p>
            <text:p/>
            <text:p>I map the new value to the existing column in the table updater and specified the key column… and no matter what I try, the updater always deletes all the rows and doesn’t add them back.  Is this a known issue?  I’d love to know what I’m doing wrong </text:p>
          </table:table-cell>
          <table:table-cell table:number-columns-repeated="103"/>
        </table:table-row>
        <table:table-row table:style-name="ro7">
          <table:table-cell office:value-type="float" office:value="56" calcext:value-type="float">
            <text:p>56</text:p>
          </table:table-cell>
          <table:table-cell office:value-type="string" calcext:value-type="string">
            <text:p>https://support.matillion.com/agent/case/56</text:p>
          </table:table-cell>
          <table:table-cell office:value-type="string" calcext:value-type="string">
            <text:p>Client side encryption key</text:p>
          </table:table-cell>
          <table:table-cell/>
          <table:table-cell office:value-type="string" calcext:value-type="string">
            <text:p>au.pwc.com</text:p>
          </table:table-cell>
          <table:table-cell office:value-type="string" calcext:value-type="string">
            <text:p>Brian</text:p>
          </table:table-cell>
          <table:table-cell office:value-type="string" calcext:value-type="string">
            <text:p>Quaife</text:p>
          </table:table-cell>
          <table:table-cell office:value-type="string" calcext:value-type="string">
            <text:p>brian.quaife@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0/6/2015 03:37:52</text:p>
          </table:table-cell>
          <table:table-cell table:style-name="ce1" office:value-type="string" calcext:value-type="string">
            <text:p>1/6/2016 11:49:26</text:p>
          </table:table-cell>
          <table:table-cell table:style-name="ce1" office:value-type="string" calcext:value-type="string">
            <text:p>10/6/2015 15:45:40</text:p>
          </table:table-cell>
          <table:table-cell table:style-name="ce1" office:value-type="string" calcext:value-type="string">
            <text:p>10/7/2015 14:37:59</text:p>
          </table:table-cell>
          <table:table-cell table:style-name="ce1"/>
          <table:table-cell table:number-columns-repeated="2" table:style-name="ce1" office:value-type="string" calcext:value-type="string">
            <text:p>1/6/2016 11:49:26</text:p>
          </table:table-cell>
          <table:table-cell office:value-type="float" office:value="661" calcext:value-type="float">
            <text:p>661</text:p>
          </table:table-cell>
          <table:table-cell office:value-type="float" office:value="1" calcext:value-type="float">
            <text:p>1</text:p>
          </table:table-cell>
          <table:table-cell office:value-type="float" office:value="2" calcext:value-type="float">
            <text:p>2</text:p>
          </table:table-cell>
          <table:table-cell table:style-name="ce1" office:value-type="string" calcext:value-type="string">
            <text:p>10/6/2015 03:37:52</text:p>
          </table:table-cell>
          <table:table-cell table:style-name="ce1" office:value-type="string" calcext:value-type="string">
            <text:p>12/1/2015 06:08:53</text:p>
          </table:table-cell>
          <table:table-cell office:value-type="string" calcext:value-type="string">
            <text:p>out</text:p>
          </table:table-cell>
          <table:table-cell/>
          <table:table-cell office:value-type="string" calcext:value-type="string">
            <text:p>Chrome 45.0.2454.101</text:p>
          </table:table-cell>
          <table:table-cell office:value-type="string" calcext:value-type="string">
            <text:p>Windows 7 </text:p>
          </table:table-cell>
          <table:table-cell office:value-type="string" calcext:value-type="string">
            <text:p>136.186.21.40</text:p>
          </table:table-cell>
          <table:table-cell office:value-type="string" calcext:value-type="string">
            <text:p>english</text:p>
          </table:table-cell>
          <table:table-cell office:value-type="string" calcext:value-type="string">
            <text:p>We are looking to use client side encryption using a non AWS managed key for data that leaves premise to S3 buckets.</text:p>
            <text:p>We realise that when upload this data with redshift we can embed the copy command into Matillion that does the decryption </text:p>
            <text:p>eg copy customer from 's3://mybucket/encrypted/customer' </text:p>
            <text:p>credentials 'aws_access_key_id=;aws_secret_access_key=;master_symmetric_key=' </text:p>
            <text:p>delimiter '|' encrypted;</text:p>
            <text:p/>
            <text:p>http://docs.aws.amazon.com/redshift/latest/dg/c_loading-encrypted-files.html</text:p>
            <text:p/>
            <text:p>I am concerned that in this case the ,  and  would all be stored as "plan text" on the matillion server.  Can you please confirm whether this is actually the case and whether something can be done to ensure these key are not exposed?</text:p>
          </table:table-cell>
          <table:table-cell table:number-columns-repeated="103"/>
        </table:table-row>
        <table:table-row table:style-name="ro10">
          <table:table-cell office:value-type="float" office:value="57" calcext:value-type="float">
            <text:p>57</text:p>
          </table:table-cell>
          <table:table-cell office:value-type="string" calcext:value-type="string">
            <text:p>https://support.matillion.com/agent/case/57</text:p>
          </table:table-cell>
          <table:table-cell office:value-type="string" calcext:value-type="string">
            <text:p>Adding client side encryption key to copy command</text:p>
          </table:table-cell>
          <table:table-cell/>
          <table:table-cell office:value-type="string" calcext:value-type="string">
            <text:p>au.pwc.com</text:p>
          </table:table-cell>
          <table:table-cell office:value-type="string" calcext:value-type="string">
            <text:p>Brian</text:p>
          </table:table-cell>
          <table:table-cell office:value-type="string" calcext:value-type="string">
            <text:p>Quaife</text:p>
          </table:table-cell>
          <table:table-cell office:value-type="string" calcext:value-type="string">
            <text:p>brian.quaife@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0/26/2015 04:16:24</text:p>
          </table:table-cell>
          <table:table-cell table:style-name="ce1" office:value-type="string" calcext:value-type="string">
            <text:p>1/6/2016 11:49:26</text:p>
          </table:table-cell>
          <table:table-cell office:value-type="string" calcext:value-type="string">
            <text:p>10/26/2015 06:49:27</text:p>
          </table:table-cell>
          <table:table-cell office:value-type="string" calcext:value-type="string">
            <text:p>10/26/2015 22:51:17</text:p>
          </table:table-cell>
          <table:table-cell/>
          <table:table-cell table:number-columns-repeated="2" table:style-name="ce1" office:value-type="string" calcext:value-type="string">
            <text:p>1/6/2016 11:49:26</text:p>
          </table:table-cell>
          <table:table-cell office:value-type="float" office:value="338" calcext:value-type="float">
            <text:p>33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10/30/2015 00:46:17</text:p>
          </table:table-cell>
          <table:table-cell office:value-type="string" calcext:value-type="string">
            <text:p>10/26/2015 22:51:17</text:p>
          </table:table-cell>
          <table:table-cell office:value-type="string" calcext:value-type="string">
            <text:p>in</text:p>
          </table:table-cell>
          <table:table-cell/>
          <table:table-cell office:value-type="string" calcext:value-type="string">
            <text:p>Chrome 46.0.2490.80</text:p>
          </table:table-cell>
          <table:table-cell office:value-type="string" calcext:value-type="string">
            <text:p>Windows 7 </text:p>
          </table:table-cell>
          <table:table-cell office:value-type="string" calcext:value-type="string">
            <text:p>136.186.21.38</text:p>
          </table:table-cell>
          <table:table-cell office:value-type="string" calcext:value-type="string">
            <text:p>english</text:p>
          </table:table-cell>
          <table:table-cell office:value-type="string" calcext:value-type="string">
            <text:p>Hi, </text:p>
            <text:p/>
            <text:p>I could not find an option for using the copy command with client side encryption key.</text:p>
            <text:p/>
            <text:p>I need to be able to add the key that is used to decrypt the file. I could not find anywhere to do this and resorted to using a sql step to achieve this.</text:p>
            <text:p/>
            <text:p>Is this something that is planned for?</text:p>
            <text:p/>
            <text:p>Thanks,</text:p>
            <text:p>Brian</text:p>
          </table:table-cell>
          <table:table-cell table:number-columns-repeated="103"/>
        </table:table-row>
        <table:table-row table:style-name="ro10">
          <table:table-cell office:value-type="float" office:value="58" calcext:value-type="float">
            <text:p>58</text:p>
          </table:table-cell>
          <table:table-cell office:value-type="string" calcext:value-type="string">
            <text:p>https://support.matillion.com/agent/case/58</text:p>
          </table:table-cell>
          <table:table-cell office:value-type="string" calcext:value-type="string">
            <text:p>Redshift SSL connectivity</text:p>
          </table:table-cell>
          <table:table-cell/>
          <table:table-cell office:value-type="string" calcext:value-type="string">
            <text:p>au.pwc.com</text:p>
          </table:table-cell>
          <table:table-cell office:value-type="string" calcext:value-type="string">
            <text:p>Brian</text:p>
          </table:table-cell>
          <table:table-cell office:value-type="string" calcext:value-type="string">
            <text:p>Quaife</text:p>
          </table:table-cell>
          <table:table-cell office:value-type="string" calcext:value-type="string">
            <text:p>brian.quaife@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0/26/2015 04:18:27</text:p>
          </table:table-cell>
          <table:table-cell office:value-type="string" calcext:value-type="string">
            <text:p>1/18/2016 10:44:10</text:p>
          </table:table-cell>
          <table:table-cell office:value-type="string" calcext:value-type="string">
            <text:p>10/26/2015 06:49:48</text:p>
          </table:table-cell>
          <table:table-cell office:value-type="string" calcext:value-type="string">
            <text:p>10/28/2015 09:19:43</text:p>
          </table:table-cell>
          <table:table-cell/>
          <table:table-cell table:style-name="ce1" office:value-type="string" calcext:value-type="string">
            <text:p>1/6/2016 11:49:27</text:p>
          </table:table-cell>
          <table:table-cell office:value-type="string" calcext:value-type="string">
            <text:p>1/18/2016 10:43:08</text:p>
          </table:table-cell>
          <table:table-cell office:value-type="float" office:value="1564" calcext:value-type="float">
            <text:p>1564</text:p>
          </table:table-cell>
          <table:table-cell office:value-type="float" office:value="3" calcext:value-type="float">
            <text:p>3</text:p>
          </table:table-cell>
          <table:table-cell office:value-type="float" office:value="4" calcext:value-type="float">
            <text:p>4</text:p>
          </table:table-cell>
          <table:table-cell table:style-name="ce1" office:value-type="string" calcext:value-type="string">
            <text:p>11/5/2015 01:57:19</text:p>
          </table:table-cell>
          <table:table-cell office:value-type="string" calcext:value-type="string">
            <text:p>1/18/2016 10:44:10</text:p>
          </table:table-cell>
          <table:table-cell office:value-type="string" calcext:value-type="string">
            <text:p>out</text:p>
          </table:table-cell>
          <table:table-cell/>
          <table:table-cell office:value-type="string" calcext:value-type="string">
            <text:p>Chrome 46.0.2490.80</text:p>
          </table:table-cell>
          <table:table-cell office:value-type="string" calcext:value-type="string">
            <text:p>Windows 7 </text:p>
          </table:table-cell>
          <table:table-cell office:value-type="string" calcext:value-type="string">
            <text:p>136.186.21.38</text:p>
          </table:table-cell>
          <table:table-cell office:value-type="string" calcext:value-type="string">
            <text:p>english</text:p>
          </table:table-cell>
          <table:table-cell office:value-type="string" calcext:value-type="string">
            <text:p>Hi,</text:p>
            <text:p/>
            <text:p>I was hoping to enforce SSL encryption when connecting to redshift.</text:p>
            <text:p/>
            <text:p>However, there appears to be no option to connect via SSL from Matillion and an error is generated.</text:p>
            <text:p/>
            <text:p>Is this something that can be enhanced?</text:p>
            <text:p/>
            <text:p>Thanks,</text:p>
            <text:p>Brian</text:p>
          </table:table-cell>
          <table:table-cell table:number-columns-repeated="103"/>
        </table:table-row>
        <table:table-row table:style-name="ro9">
          <table:table-cell office:value-type="float" office:value="59" calcext:value-type="float">
            <text:p>59</text:p>
          </table:table-cell>
          <table:table-cell office:value-type="string" calcext:value-type="string">
            <text:p>https://support.matillion.com/agent/case/59</text:p>
          </table:table-cell>
          <table:table-cell office:value-type="string" calcext:value-type="string">
            <text:p>Upgrading the existing Matillion ETL instance</text:p>
          </table:table-cell>
          <table:table-cell/>
          <table:table-cell office:value-type="string" calcext:value-type="string">
            <text:p>au.pwc.com</text:p>
          </table:table-cell>
          <table:table-cell office:value-type="string" calcext:value-type="string">
            <text:p>ramesh</text:p>
          </table:table-cell>
          <table:table-cell office:value-type="string" calcext:value-type="string">
            <text:p>pachamuthu</text:p>
          </table:table-cell>
          <table:table-cell office:value-type="string" calcext:value-type="string">
            <text:p>ramesh.pachamuthu@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0/28/2015 05:20:16</text:p>
          </table:table-cell>
          <table:table-cell office:value-type="string" calcext:value-type="string">
            <text:p>10/28/2015 23:25:54</text:p>
          </table:table-cell>
          <table:table-cell office:value-type="string" calcext:value-type="string">
            <text:p>10/28/2015 06:47:43</text:p>
          </table:table-cell>
          <table:table-cell office:value-type="string" calcext:value-type="string">
            <text:p>10/28/2015 07:05:42</text:p>
          </table:table-cell>
          <table:table-cell/>
          <table:table-cell table:number-columns-repeated="2" office:value-type="string" calcext:value-type="string">
            <text:p>10/28/2015 23:25:54</text:p>
          </table:table-cell>
          <table:table-cell office:value-type="float" office:value="1044" calcext:value-type="float">
            <text:p>1044</text:p>
          </table:table-cell>
          <table:table-cell table:number-columns-repeated="2" office:value-type="float" office:value="1" calcext:value-type="float">
            <text:p>1</text:p>
          </table:table-cell>
          <table:table-cell office:value-type="string" calcext:value-type="string">
            <text:p>10/28/2015 05:20:16</text:p>
          </table:table-cell>
          <table:table-cell office:value-type="string" calcext:value-type="string">
            <text:p>10/28/2015 07:05:42</text:p>
          </table:table-cell>
          <table:table-cell office:value-type="string" calcext:value-type="string">
            <text:p>out</text:p>
          </table:table-cell>
          <table:table-cell/>
          <table:table-cell office:value-type="string" calcext:value-type="string">
            <text:p>Chrome 46.0.2490.80</text:p>
          </table:table-cell>
          <table:table-cell office:value-type="string" calcext:value-type="string">
            <text:p>Windows 7 </text:p>
          </table:table-cell>
          <table:table-cell office:value-type="string" calcext:value-type="string">
            <text:p>136.186.76.107</text:p>
          </table:table-cell>
          <table:table-cell office:value-type="string" calcext:value-type="string">
            <text:p>english</text:p>
          </table:table-cell>
          <table:table-cell office:value-type="string" calcext:value-type="string">
            <text:p>Hi, </text:p>
            <text:p>I would like to know what would be the steps to upgrade an existing Matillion EC2 instance to support more concurrent users? </text:p>
            <text:p>Our current Matillion EC2 instance only supports 2 concurrent users (Matillion users), we would like to have atleast 5 concurrent users.</text:p>
            <text:p/>
            <text:p>Thanks,</text:p>
            <text:p>Ramesh</text:p>
          </table:table-cell>
          <table:table-cell table:number-columns-repeated="103"/>
        </table:table-row>
        <table:table-row table:style-name="ro7">
          <table:table-cell office:value-type="float" office:value="60" calcext:value-type="float">
            <text:p>60</text:p>
          </table:table-cell>
          <table:table-cell office:value-type="string" calcext:value-type="string">
            <text:p>https://support.matillion.com/agent/case/60</text:p>
          </table:table-cell>
          <table:table-cell office:value-type="string" calcext:value-type="string">
            <text:p>Issue in Join component</text:p>
          </table:table-cell>
          <table:table-cell/>
          <table:table-cell office:value-type="string" calcext:value-type="string">
            <text:p>swin.edu.au</text:p>
          </table:table-cell>
          <table:table-cell office:value-type="string" calcext:value-type="string">
            <text:p>Adam</text:p>
          </table:table-cell>
          <table:table-cell office:value-type="string" calcext:value-type="string">
            <text:p>Dumicich</text:p>
          </table:table-cell>
          <table:table-cell office:value-type="string" calcext:value-type="string">
            <text:p>acdumicich@swin.edu.au</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1/4/2015 02:34:44</text:p>
          </table:table-cell>
          <table:table-cell office:value-type="string" calcext:value-type="string">
            <text:p>6/15/2016 00:56:41</text:p>
          </table:table-cell>
          <table:table-cell table:style-name="ce1" office:value-type="string" calcext:value-type="string">
            <text:p>11/4/2015 06:31:40</text:p>
          </table:table-cell>
          <table:table-cell table:style-name="ce1" office:value-type="string" calcext:value-type="string">
            <text:p>11/4/2015 10:34:25</text:p>
          </table:table-cell>
          <table:table-cell table:style-name="ce1"/>
          <table:table-cell table:style-name="ce1" office:value-type="string" calcext:value-type="string">
            <text:p>1/6/2016 11:49:27</text:p>
          </table:table-cell>
          <table:table-cell office:value-type="string" calcext:value-type="string">
            <text:p>6/15/2016 00:56:41</text:p>
          </table:table-cell>
          <table:table-cell office:value-type="float" office:value="590" calcext:value-type="float">
            <text:p>590</text:p>
          </table:table-cell>
          <table:table-cell table:number-columns-repeated="2" office:value-type="float" office:value="2" calcext:value-type="float">
            <text:p>2</text:p>
          </table:table-cell>
          <table:table-cell office:value-type="string" calcext:value-type="string">
            <text:p>1/18/2016 23:54:42</text:p>
          </table:table-cell>
          <table:table-cell office:value-type="string" calcext:value-type="string">
            <text:p>1/18/2016 10:45:23</text:p>
          </table:table-cell>
          <table:table-cell office:value-type="string" calcext:value-type="string">
            <text:p>in</text:p>
          </table:table-cell>
          <table:table-cell/>
          <table:table-cell office:value-type="string" calcext:value-type="string">
            <text:p>Chrome 46.0.2490.80</text:p>
          </table:table-cell>
          <table:table-cell office:value-type="string" calcext:value-type="string">
            <text:p>Windows 7 </text:p>
          </table:table-cell>
          <table:table-cell office:value-type="string" calcext:value-type="string">
            <text:p>136.186.76.35</text:p>
          </table:table-cell>
          <table:table-cell office:value-type="string" calcext:value-type="string">
            <text:p>english</text:p>
          </table:table-cell>
          <table:table-cell office:value-type="string" calcext:value-type="string">
            <text:p>Hi,</text:p>
            <text:p/>
            <text:p>I have found an issue with the Join Component. When a Join is either moved or removed, items in the Join Expression are impacted (specifically, the data in the Expression is removed). This happens when an item in the Join section is either moved to a new position, or if it is removed altogether. The items impacted seem to be all the corresponding items (in the Join Expression) which were positioned below the Join item (which was updated).</text:p>
            <text:p/>
            <text:p>Can you please have a look at this. Please let me know if you needed any further information.</text:p>
            <text:p/>
            <text:p>Cheers,</text:p>
            <text:p/>
            <text:p>Adam Dumicich</text:p>
          </table:table-cell>
          <table:table-cell table:number-columns-repeated="103"/>
        </table:table-row>
        <table:table-row table:style-name="ro12">
          <table:table-cell office:value-type="float" office:value="61" calcext:value-type="float">
            <text:p>61</text:p>
          </table:table-cell>
          <table:table-cell office:value-type="string" calcext:value-type="string">
            <text:p>https://support.matillion.com/agent/case/61</text:p>
          </table:table-cell>
          <table:table-cell office:value-type="string" calcext:value-type="string">
            <text:p>Affordable web designing service</text:p>
          </table:table-cell>
          <table:table-cell office:value-type="string" calcext:value-type="string">
            <text:p>SPAM</text:p>
          </table:table-cell>
          <table:table-cell office:value-type="string" calcext:value-type="string">
            <text:p>rankyourbusiness.com</text:p>
          </table:table-cell>
          <table:table-cell office:value-type="string" calcext:value-type="string">
            <text:p>Assa</text:p>
          </table:table-cell>
          <table:table-cell office:value-type="string" calcext:value-type="string">
            <text:p>Singh</text:p>
          </table:table-cell>
          <table:table-cell office:value-type="string" calcext:value-type="string">
            <text:p>aasa@rankyourbusines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1/7/2015 07:45:35</text:p>
          </table:table-cell>
          <table:table-cell table:style-name="ce1" office:value-type="string" calcext:value-type="string">
            <text:p>11/7/2015 07:55:24</text:p>
          </table:table-cell>
          <table:table-cell table:style-name="ce1" office:value-type="string" calcext:value-type="string">
            <text:p>11/7/2015 07:54:30</text:p>
          </table:table-cell>
          <table:table-cell table:number-columns-repeated="2"/>
          <table:table-cell table:number-columns-repeated="2" table:style-name="ce1" office:value-type="string" calcext:value-type="string">
            <text:p>11/7/2015 07:55:24</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11/7/2015 07:45:35</text:p>
          </table:table-cell>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I'm an online marketing executive. </text:p>
            <text:p/>
            <text:p>We are an India based IT company. We have a good creative team to design &amp;</text:p>
            <text:p>develop an eye catching website for your business. </text:p>
            <text:p/>
            <text:p>We are offering a great offer to get a new business website. Now, you can</text:p>
            <text:p>get a business website in very low price. </text:p>
            <text:p/>
            <text:p>Please let me know if you are interested so that we can provide you more</text:p>
            <text:p>detail.</text:p>
            <text:p/>
            <text:p> </text:p>
            <text:p/>
            <text:p>Warm Regards, </text:p>
            <text:p/>
            <text:p>Assa Singh</text:p>
            <text:p/>
            <text:p>DISCLAIMER: -The contents of this e-mail are confidential and intended for</text:p>
            <text:p>the named recipient(s) only. It shall not attach any liability on the</text:p>
            <text:p>originator or. Any views or opinions presented in this email are solely</text:p>
            <text:p>those of the author and may not necessarily reflect the opinions. If you</text:p>
            <text:p>have received this email in error please delete it and notify the sender</text:p>
            <text:p>immediately.</text:p>
          </table:table-cell>
          <table:table-cell table:number-columns-repeated="103"/>
        </table:table-row>
        <table:table-row table:style-name="ro13">
          <table:table-cell office:value-type="float" office:value="62" calcext:value-type="float">
            <text:p>62</text:p>
          </table:table-cell>
          <table:table-cell office:value-type="string" calcext:value-type="string">
            <text:p>https://support.matillion.com/agent/case/62</text:p>
          </table:table-cell>
          <table:table-cell office:value-type="string" calcext:value-type="string">
            <text:p>Recommended project structure</text:p>
          </table:table-cell>
          <table:table-cell/>
          <table:table-cell office:value-type="string" calcext:value-type="string">
            <text:p>au.pwc.com</text:p>
          </table:table-cell>
          <table:table-cell office:value-type="string" calcext:value-type="string">
            <text:p>ramesh</text:p>
          </table:table-cell>
          <table:table-cell office:value-type="string" calcext:value-type="string">
            <text:p>pachamuthu</text:p>
          </table:table-cell>
          <table:table-cell office:value-type="string" calcext:value-type="string">
            <text:p>ramesh.pachamuthu@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1/11/2015 02:17:33</text:p>
          </table:table-cell>
          <table:table-cell table:style-name="ce1" office:value-type="string" calcext:value-type="string">
            <text:p>1/6/2016 11:49:27</text:p>
          </table:table-cell>
          <table:table-cell table:style-name="ce1" office:value-type="string" calcext:value-type="string">
            <text:p>11/11/2015 11:31:24</text:p>
          </table:table-cell>
          <table:table-cell table:style-name="ce1" office:value-type="string" calcext:value-type="string">
            <text:p>11/11/2015 11:53:18</text:p>
          </table:table-cell>
          <table:table-cell table:style-name="ce1"/>
          <table:table-cell table:number-columns-repeated="2" table:style-name="ce1" office:value-type="string" calcext:value-type="string">
            <text:p>1/6/2016 11:49:27</text:p>
          </table:table-cell>
          <table:table-cell office:value-type="float" office:value="1249" calcext:value-type="float">
            <text:p>1249</text:p>
          </table:table-cell>
          <table:table-cell table:number-columns-repeated="2" office:value-type="float" office:value="1" calcext:value-type="float">
            <text:p>1</text:p>
          </table:table-cell>
          <table:table-cell table:style-name="ce1" office:value-type="string" calcext:value-type="string">
            <text:p>11/11/2015 02:17:33</text:p>
          </table:table-cell>
          <table:table-cell table:style-name="ce1" office:value-type="string" calcext:value-type="string">
            <text:p>11/11/2015 11:53:18</text:p>
          </table:table-cell>
          <table:table-cell office:value-type="string" calcext:value-type="string">
            <text:p>out</text:p>
          </table:table-cell>
          <table:table-cell/>
          <table:table-cell office:value-type="string" calcext:value-type="string">
            <text:p>Chrome 46.0.2490.80</text:p>
          </table:table-cell>
          <table:table-cell office:value-type="string" calcext:value-type="string">
            <text:p>Windows 7 </text:p>
          </table:table-cell>
          <table:table-cell office:value-type="string" calcext:value-type="string">
            <text:p>136.186.76.36</text:p>
          </table:table-cell>
          <table:table-cell office:value-type="string" calcext:value-type="string">
            <text:p>english</text:p>
          </table:table-cell>
          <table:table-cell office:value-type="string" calcext:value-type="string">
            <text:p>Hi,</text:p>
            <text:p/>
            <text:p>We would like to know your guidelines or best practice to follow while setting up project in Matillion. </text:p>
            <text:p/>
            <text:p>Since we have close to 100s of transformation and orchestration job, we are finding difficult to manage them. Creating folder like structure under both orchestration and transformation would help us in grouping the jobs in a meaningful way and also to manage them efficiently. </text:p>
            <text:p/>
            <text:p>Thanks</text:p>
            <text:p>Ramesh</text:p>
          </table:table-cell>
          <table:table-cell table:number-columns-repeated="103"/>
        </table:table-row>
        <table:table-row table:style-name="ro14">
          <table:table-cell office:value-type="float" office:value="63" calcext:value-type="float">
            <text:p>63</text:p>
          </table:table-cell>
          <table:table-cell office:value-type="string" calcext:value-type="string">
            <text:p>https://support.matillion.com/agent/case/63</text:p>
          </table:table-cell>
          <table:table-cell office:value-type="string" calcext:value-type="string">
            <text:p>Добрый день</text:p>
          </table:table-cell>
          <table:table-cell table:number-columns-repeated="2"/>
          <table:table-cell office:value-type="string" calcext:value-type="string">
            <text:p>Красноокий</text:p>
          </table:table-cell>
          <table:table-cell/>
          <table:table-cell office:value-type="string" calcext:value-type="string">
            <text:p>xchh@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1/14/2015 14:51:44</text:p>
          </table:table-cell>
          <table:table-cell office:value-type="string" calcext:value-type="string">
            <text:p>11/15/2015 21:30:59</text:p>
          </table:table-cell>
          <table:table-cell office:value-type="string" calcext:value-type="string">
            <text:p>11/14/2015 15:00:06</text:p>
          </table:table-cell>
          <table:table-cell table:number-columns-repeated="2"/>
          <table:table-cell table:number-columns-repeated="2" office:value-type="string" calcext:value-type="string">
            <text:p>11/15/2015 21:30:59</text:p>
          </table:table-cell>
          <table:table-cell office:value-type="float" office:value="139" calcext:value-type="float">
            <text:p>139</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1/14/2015 14:51:44</text:p>
          </table:table-cell>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Доход до 30 долларов за час, до 1 000 за месяц! </text:p>
            <text:p>http://goo.gl/Usv3KC</text:p>
          </table:table-cell>
          <table:table-cell table:number-columns-repeated="103"/>
        </table:table-row>
        <table:table-row table:style-name="ro1">
          <table:table-cell office:value-type="float" office:value="64" calcext:value-type="float">
            <text:p>64</text:p>
          </table:table-cell>
          <table:table-cell office:value-type="string" calcext:value-type="string">
            <text:p>https://support.matillion.com/agent/case/64</text:p>
          </table:table-cell>
          <table:table-cell office:value-type="string" calcext:value-type="string">
            <text:p>Loading from S3 using a Manifest file</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1/14/2015 20:09:44</text:p>
          </table:table-cell>
          <table:table-cell table:style-name="ce1" office:value-type="string" calcext:value-type="string">
            <text:p>1/6/2016 11:49:27</text:p>
          </table:table-cell>
          <table:table-cell office:value-type="string" calcext:value-type="string">
            <text:p>11/15/2015 02:34:19</text:p>
          </table:table-cell>
          <table:table-cell office:value-type="string" calcext:value-type="string">
            <text:p>11/15/2015 21:31:20</text:p>
          </table:table-cell>
          <table:table-cell/>
          <table:table-cell table:number-columns-repeated="2" table:style-name="ce1" office:value-type="string" calcext:value-type="string">
            <text:p>1/6/2016 11:49:27</text:p>
          </table:table-cell>
          <table:table-cell office:value-type="float" office:value="1065" calcext:value-type="float">
            <text:p>106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11/15/2015 22:20:39</text:p>
          </table:table-cell>
          <table:table-cell office:value-type="string" calcext:value-type="string">
            <text:p>11/15/2015 21:31:20</text:p>
          </table:table-cell>
          <table:table-cell office:value-type="string" calcext:value-type="string">
            <text:p>in</text:p>
          </table:table-cell>
          <table:table-cell/>
          <table:table-cell office:value-type="string" calcext:value-type="string">
            <text:p>Safari 8.0.7</text:p>
          </table:table-cell>
          <table:table-cell office:value-type="string" calcext:value-type="string">
            <text:p>Mac OS 10.10</text:p>
          </table:table-cell>
          <table:table-cell office:value-type="string" calcext:value-type="string">
            <text:p>98.109.150.46</text:p>
          </table:table-cell>
          <table:table-cell office:value-type="string" calcext:value-type="string">
            <text:p>english</text:p>
          </table:table-cell>
          <table:table-cell office:value-type="string" calcext:value-type="string">
            <text:p>How can I load (ie. COPY) data from S3 using a Manifest file? <text:s/>I cannot find the option.</text:p>
          </table:table-cell>
          <table:table-cell table:number-columns-repeated="103"/>
        </table:table-row>
        <table:table-row table:style-name="ro7">
          <table:table-cell office:value-type="float" office:value="65" calcext:value-type="float">
            <text:p>65</text:p>
          </table:table-cell>
          <table:table-cell office:value-type="string" calcext:value-type="string">
            <text:p>https://support.matillion.com/agent/case/65</text:p>
          </table:table-cell>
          <table:table-cell office:value-type="string" calcext:value-type="string">
            <text:p>Cloudformation Delivery Method</text:p>
          </table:table-cell>
          <table:table-cell/>
          <table:table-cell office:value-type="string" calcext:value-type="string">
            <text:p>sparkventures.co.nz</text:p>
          </table:table-cell>
          <table:table-cell office:value-type="string" calcext:value-type="string">
            <text:p>Fernando</text:p>
          </table:table-cell>
          <table:table-cell office:value-type="string" calcext:value-type="string">
            <text:p>Salomao</text:p>
          </table:table-cell>
          <table:table-cell office:value-type="string" calcext:value-type="string">
            <text:p>fernando.salomao@sparkventures.co.nz</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1/19/2015 13:20:51</text:p>
          </table:table-cell>
          <table:table-cell table:style-name="ce1" office:value-type="string" calcext:value-type="string">
            <text:p>1/6/2016 11:49:27</text:p>
          </table:table-cell>
          <table:table-cell office:value-type="string" calcext:value-type="string">
            <text:p>11/19/2015 13:25:51</text:p>
          </table:table-cell>
          <table:table-cell office:value-type="string" calcext:value-type="string">
            <text:p>11/19/2015 21:52:47</text:p>
          </table:table-cell>
          <table:table-cell/>
          <table:table-cell table:number-columns-repeated="2" table:style-name="ce1" office:value-type="string" calcext:value-type="string">
            <text:p>1/6/2016 11:49:27</text:p>
          </table:table-cell>
          <table:table-cell office:value-type="float" office:value="2844" calcext:value-type="float">
            <text:p>2844</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11/26/2015 00:54:55</text:p>
          </table:table-cell>
          <table:table-cell office:value-type="string" calcext:value-type="string">
            <text:p>11/26/2015 16:34:05</text:p>
          </table:table-cell>
          <table:table-cell office:value-type="string" calcext:value-type="string">
            <text:p>out</text:p>
          </table:table-cell>
          <table:table-cell/>
          <table:table-cell office:value-type="string" calcext:value-type="string">
            <text:p>Safari 9.0.1</text:p>
          </table:table-cell>
          <table:table-cell office:value-type="string" calcext:value-type="string">
            <text:p>Mac OS 10.11</text:p>
          </table:table-cell>
          <table:table-cell office:value-type="string" calcext:value-type="string">
            <text:p>124.157.106.91</text:p>
          </table:table-cell>
          <table:table-cell office:value-type="string" calcext:value-type="string">
            <text:p>english</text:p>
          </table:table-cell>
          <table:table-cell office:value-type="string" calcext:value-type="string">
            <text:p>Hi</text:p>
            <text:p/>
            <text:p>I've noticed in https://aws.amazon.com/marketplace/pp/B010ED5YF8 that the delivery method is using AMI.</text:p>
            <text:p/>
            <text:p>I'd like to know if there's a cloudformation template to launch your product. </text:p>
            <text:p/>
            <text:p>Regards,</text:p>
            <text:p/>
            <text:p>Fernando Salomao</text:p>
          </table:table-cell>
          <table:table-cell table:number-columns-repeated="103"/>
        </table:table-row>
        <table:table-row table:style-name="ro1">
          <table:table-cell office:value-type="float" office:value="67" calcext:value-type="float">
            <text:p>67</text:p>
          </table:table-cell>
          <table:table-cell office:value-type="string" calcext:value-type="string">
            <text:p>https://support.matillion.com/agent/case/67</text:p>
          </table:table-cell>
          <table:table-cell office:value-type="string" calcext:value-type="string">
            <text:p>Package feedback</text:p>
          </table:table-cell>
          <table:table-cell/>
          <table:table-cell office:value-type="string" calcext:value-type="string">
            <text:p>fieldnation.com</text:p>
          </table:table-cell>
          <table:table-cell office:value-type="string" calcext:value-type="string">
            <text:p>Eric</text:p>
          </table:table-cell>
          <table:table-cell office:value-type="string" calcext:value-type="string">
            <text:p>Ness</text:p>
          </table:table-cell>
          <table:table-cell office:value-type="string" calcext:value-type="string">
            <text:p>eric.ness@fieldnat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1/23/2015 21:27:10</text:p>
          </table:table-cell>
          <table:table-cell table:style-name="ce1" office:value-type="string" calcext:value-type="string">
            <text:p>1/6/2016 11:49:27</text:p>
          </table:table-cell>
          <table:table-cell office:value-type="string" calcext:value-type="string">
            <text:p>11/23/2015 21:31:34</text:p>
          </table:table-cell>
          <table:table-cell office:value-type="string" calcext:value-type="string">
            <text:p>11/23/2015 21:36:14</text:p>
          </table:table-cell>
          <table:table-cell/>
          <table:table-cell table:number-columns-repeated="2" table:style-name="ce1" office:value-type="string" calcext:value-type="string">
            <text:p>1/6/2016 11:49:27</text:p>
          </table:table-cell>
          <table:table-cell office:value-type="float" office:value="903" calcext:value-type="float">
            <text:p>903</text:p>
          </table:table-cell>
          <table:table-cell table:number-columns-repeated="2" office:value-type="float" office:value="2" calcext:value-type="float">
            <text:p>2</text:p>
          </table:table-cell>
          <table:table-cell office:value-type="string" calcext:value-type="string">
            <text:p>11/23/2015 21:46:47</text:p>
          </table:table-cell>
          <table:table-cell office:value-type="string" calcext:value-type="string">
            <text:p>11/23/2015 21:56:41</text:p>
          </table:table-cell>
          <table:table-cell office:value-type="string" calcext:value-type="string">
            <text:p>in</text:p>
          </table:table-cell>
          <table:table-cell/>
          <table:table-cell office:value-type="string" calcext:value-type="string">
            <text:p>Chrome 46.0.2490.86</text:p>
          </table:table-cell>
          <table:table-cell office:value-type="string" calcext:value-type="string">
            <text:p>Windows 8 </text:p>
          </table:table-cell>
          <table:table-cell office:value-type="string" calcext:value-type="string">
            <text:p>38.88.189.110</text:p>
          </table:table-cell>
          <table:table-cell office:value-type="string" calcext:value-type="string">
            <text:p>english</text:p>
          </table:table-cell>
          <table:table-cell office:value-type="string" calcext:value-type="string">
            <text:p>I'm a free trial user and I was told that you could look at packages to make performance suggestions. <text:s/>I have built a initial package and would like some feedback.</text:p>
          </table:table-cell>
          <table:table-cell table:number-columns-repeated="103"/>
        </table:table-row>
        <table:table-row table:style-name="ro4">
          <table:table-cell office:value-type="float" office:value="68" calcext:value-type="float">
            <text:p>68</text:p>
          </table:table-cell>
          <table:table-cell office:value-type="string" calcext:value-type="string">
            <text:p>https://support.matillion.com/agent/case/68</text:p>
          </table:table-cell>
          <table:table-cell office:value-type="string" calcext:value-type="string">
            <text:p>mysql to redshift syncing</text:p>
          </table:table-cell>
          <table:table-cell/>
          <table:table-cell office:value-type="string" calcext:value-type="string">
            <text:p>wigroup.co.za</text:p>
          </table:table-cell>
          <table:table-cell office:value-type="string" calcext:value-type="string">
            <text:p>Andre</text:p>
          </table:table-cell>
          <table:table-cell office:value-type="string" calcext:value-type="string">
            <text:p>Steenkamp</text:p>
          </table:table-cell>
          <table:table-cell office:value-type="string" calcext:value-type="string">
            <text:p>kristian.everard@matill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1/25/2015 07:58:16</text:p>
          </table:table-cell>
          <table:table-cell table:style-name="ce1" office:value-type="string" calcext:value-type="string">
            <text:p>7/5/2016 13:35:13</text:p>
          </table:table-cell>
          <table:table-cell office:value-type="string" calcext:value-type="string">
            <text:p>11/25/2015 09:19:15</text:p>
          </table:table-cell>
          <table:table-cell table:number-columns-repeated="2"/>
          <table:table-cell table:number-columns-repeated="2" table:style-name="ce1" office:value-type="string" calcext:value-type="string">
            <text:p>1/6/2016 11:49:27</text:p>
          </table:table-cell>
          <table:table-cell office:value-type="float" office:value="6109" calcext:value-type="float">
            <text:p>6109</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1/25/2015 07:58:16</text:p>
          </table:table-cell>
          <table:table-cell/>
          <table:table-cell office:value-type="string" calcext:value-type="string">
            <text:p>in</text:p>
          </table:table-cell>
          <table:table-cell/>
          <table:table-cell office:value-type="string" calcext:value-type="string">
            <text:p>Chrome 46.0.2490.86</text:p>
          </table:table-cell>
          <table:table-cell office:value-type="string" calcext:value-type="string">
            <text:p>Windows 8 </text:p>
          </table:table-cell>
          <table:table-cell office:value-type="string" calcext:value-type="string">
            <text:p>41.164.185.228</text:p>
          </table:table-cell>
          <table:table-cell office:value-type="string" calcext:value-type="string">
            <text:p>english</text:p>
          </table:table-cell>
          <table:table-cell office:value-type="string" calcext:value-type="string">
            <text:p>Hi Support</text:p>
            <text:p/>
            <text:p>Have two areas where I would like some information on:</text:p>
            <text:p/>
            <text:p>1.Syncing example</text:p>
            <text:p>Can you perhaps point me in the right direction of an example of setting up a workflow for "syncing" data from a mysql database to a redshift instance...</text:p>
            <text:p/>
            <text:p>I assume that the RDSconnector would need to be used.. Could you perhaps point me in the direction of a template/example explained to get this going.</text:p>
            <text:p/>
            <text:p>Also, if there is perhaps somewhere one can get examples of "standard" workflows like building a star schema, etc.</text:p>
            <text:p/>
            <text:p>2. Cross account access</text:p>
            <text:p>With 1 Matillion instance, could one setup multiple environments across different Redshift clusters and AWS accounts (given that the AWS roles and network access allow the Matillion server instance to reach those accounts/clusters).</text:p>
            <text:p/>
            <text:p>3. Can one populate mysql tables from a Redshift warehouse with your tool. Do you perhaps have an example of this workflow or which components to use to achieve this?</text:p>
            <text:p/>
            <text:p>Looking forward to hearing from you!</text:p>
            <text:p/>
            <text:p>Thanks and kind regards!</text:p>
            <text:p>Andre</text:p>
          </table:table-cell>
          <table:table-cell table:number-columns-repeated="103"/>
        </table:table-row>
        <table:table-row table:style-name="ro15">
          <table:table-cell office:value-type="float" office:value="69" calcext:value-type="float">
            <text:p>69</text:p>
          </table:table-cell>
          <table:table-cell office:value-type="string" calcext:value-type="string">
            <text:p>https://support.matillion.com/agent/case/69</text:p>
          </table:table-cell>
          <table:table-cell office:value-type="string" calcext:value-type="string">
            <text:p>Quoting a string in NULLIF</text:p>
          </table:table-cell>
          <table:table-cell/>
          <table:table-cell office:value-type="string" calcext:value-type="string">
            <text:p>fieldnation.com</text:p>
          </table:table-cell>
          <table:table-cell office:value-type="string" calcext:value-type="string">
            <text:p>Eric</text:p>
          </table:table-cell>
          <table:table-cell office:value-type="string" calcext:value-type="string">
            <text:p>Ness</text:p>
          </table:table-cell>
          <table:table-cell office:value-type="string" calcext:value-type="string">
            <text:p>eric.ness@fieldnat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1/30/2015 18:16:00</text:p>
          </table:table-cell>
          <table:table-cell table:style-name="ce1" office:value-type="string" calcext:value-type="string">
            <text:p>12/1/2015 15:43:28</text:p>
          </table:table-cell>
          <table:table-cell office:value-type="string" calcext:value-type="string">
            <text:p>11/30/2015 18:31:52</text:p>
          </table:table-cell>
          <table:table-cell office:value-type="string" calcext:value-type="string">
            <text:p>11/30/2015 22:39:07</text:p>
          </table:table-cell>
          <table:table-cell/>
          <table:table-cell table:number-columns-repeated="2" table:style-name="ce1" office:value-type="string" calcext:value-type="string">
            <text:p>12/1/2015 15:42:17</text:p>
          </table:table-cell>
          <table:table-cell office:value-type="float" office:value="1940" calcext:value-type="float">
            <text:p>1940</text:p>
          </table:table-cell>
          <table:table-cell table:number-columns-repeated="2" office:value-type="float" office:value="2" calcext:value-type="float">
            <text:p>2</text:p>
          </table:table-cell>
          <table:table-cell table:style-name="ce1" office:value-type="string" calcext:value-type="string">
            <text:p>12/1/2015 14:16:54</text:p>
          </table:table-cell>
          <table:table-cell table:style-name="ce1" office:value-type="string" calcext:value-type="string">
            <text:p>12/1/2015 15:43:28</text:p>
          </table:table-cell>
          <table:table-cell office:value-type="string" calcext:value-type="string">
            <text:p>in</text:p>
          </table:table-cell>
          <table:table-cell/>
          <table:table-cell office:value-type="string" calcext:value-type="string">
            <text:p>Chrome 46.0.2490.86</text:p>
          </table:table-cell>
          <table:table-cell office:value-type="string" calcext:value-type="string">
            <text:p>Windows 8 </text:p>
          </table:table-cell>
          <table:table-cell office:value-type="string" calcext:value-type="string">
            <text:p>38.88.189.110</text:p>
          </table:table-cell>
          <table:table-cell office:value-type="string" calcext:value-type="string">
            <text:p>english</text:p>
          </table:table-cell>
          <table:table-cell office:value-type="string" calcext:value-type="string">
            <text:p>I'm trying to create a calculation that will use the column value if not null otherwise replace it with the string "None".  This is what I have</text:p>
            <text:p/>
            <text:p>NULLIF ( "min_revenue_year" , 'None' )</text:p>
            <text:p/>
            <text:p>but it gives me an error.</text:p>
            <text:p/>
            <text:p>Error creating view: ERROR: invalid input syntax for type double precision: "None"</text:p>
          </table:table-cell>
          <table:table-cell table:number-columns-repeated="103"/>
        </table:table-row>
        <table:table-row table:style-name="ro13">
          <table:table-cell office:value-type="float" office:value="70" calcext:value-type="float">
            <text:p>70</text:p>
          </table:table-cell>
          <table:table-cell office:value-type="string" calcext:value-type="string">
            <text:p>https://support.matillion.com/agent/case/70</text:p>
          </table:table-cell>
          <table:table-cell office:value-type="string" calcext:value-type="string">
            <text:p>Release notes for update</text:p>
          </table:table-cell>
          <table:table-cell/>
          <table:table-cell office:value-type="string" calcext:value-type="string">
            <text:p>au.pwc.com</text:p>
          </table:table-cell>
          <table:table-cell office:value-type="string" calcext:value-type="string">
            <text:p>Brian</text:p>
          </table:table-cell>
          <table:table-cell office:value-type="string" calcext:value-type="string">
            <text:p>Quaife</text:p>
          </table:table-cell>
          <table:table-cell office:value-type="string" calcext:value-type="string">
            <text:p>brian.quaife@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2/1/2015 05:12:11</text:p>
          </table:table-cell>
          <table:table-cell table:style-name="ce1" office:value-type="string" calcext:value-type="string">
            <text:p>1/6/2016 11:49:27</text:p>
          </table:table-cell>
          <table:table-cell table:style-name="ce1" office:value-type="string" calcext:value-type="string">
            <text:p>12/1/2015 06:03:14</text:p>
          </table:table-cell>
          <table:table-cell table:style-name="ce1" office:value-type="string" calcext:value-type="string">
            <text:p>12/1/2015 06:36:00</text:p>
          </table:table-cell>
          <table:table-cell table:style-name="ce1"/>
          <table:table-cell table:number-columns-repeated="2" table:style-name="ce1" office:value-type="string" calcext:value-type="string">
            <text:p>1/6/2016 11:49:27</text:p>
          </table:table-cell>
          <table:table-cell office:value-type="float" office:value="911" calcext:value-type="float">
            <text:p>911</text:p>
          </table:table-cell>
          <table:table-cell table:number-columns-repeated="2" office:value-type="float" office:value="1" calcext:value-type="float">
            <text:p>1</text:p>
          </table:table-cell>
          <table:table-cell table:style-name="ce1" office:value-type="string" calcext:value-type="string">
            <text:p>12/1/2015 05:12:11</text:p>
          </table:table-cell>
          <table:table-cell table:style-name="ce1" office:value-type="string" calcext:value-type="string">
            <text:p>12/1/2015 06:36:00</text:p>
          </table:table-cell>
          <table:table-cell office:value-type="string" calcext:value-type="string">
            <text:p>out</text:p>
          </table:table-cell>
          <table:table-cell/>
          <table:table-cell office:value-type="string" calcext:value-type="string">
            <text:p>IE 9.0</text:p>
          </table:table-cell>
          <table:table-cell office:value-type="string" calcext:value-type="string">
            <text:p>Windows 7 </text:p>
          </table:table-cell>
          <table:table-cell office:value-type="string" calcext:value-type="string">
            <text:p>136.186.76.27</text:p>
          </table:table-cell>
          <table:table-cell office:value-type="string" calcext:value-type="string">
            <text:p>english</text:p>
          </table:table-cell>
          <table:table-cell office:value-type="string" calcext:value-type="string">
            <text:p>Hi,</text:p>
            <text:p/>
            <text:p>Can you please provide a summary of what has changed in the new release?</text:p>
            <text:p/>
            <text:p>Is this able to be published when a new release occurs?</text:p>
            <text:p/>
            <text:p>Thanks,</text:p>
            <text:p>Brian Quaife</text:p>
          </table:table-cell>
          <table:table-cell table:number-columns-repeated="103"/>
        </table:table-row>
        <table:table-row table:style-name="ro9">
          <table:table-cell office:value-type="float" office:value="71" calcext:value-type="float">
            <text:p>71</text:p>
          </table:table-cell>
          <table:table-cell office:value-type="string" calcext:value-type="string">
            <text:p>https://support.matillion.com/agent/case/71</text:p>
          </table:table-cell>
          <table:table-cell office:value-type="string" calcext:value-type="string">
            <text:p>Old cases under Tim Morrison account</text:p>
          </table:table-cell>
          <table:table-cell/>
          <table:table-cell office:value-type="string" calcext:value-type="string">
            <text:p>au.pwc.com</text:p>
          </table:table-cell>
          <table:table-cell office:value-type="string" calcext:value-type="string">
            <text:p>Brian</text:p>
          </table:table-cell>
          <table:table-cell office:value-type="string" calcext:value-type="string">
            <text:p>Quaife</text:p>
          </table:table-cell>
          <table:table-cell office:value-type="string" calcext:value-type="string">
            <text:p>brian.quaife@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2/1/2015 05:49:11</text:p>
          </table:table-cell>
          <table:table-cell table:style-name="ce1" office:value-type="string" calcext:value-type="string">
            <text:p>1/6/2016 11:49:27</text:p>
          </table:table-cell>
          <table:table-cell table:style-name="ce1" office:value-type="string" calcext:value-type="string">
            <text:p>12/1/2015 06:03:27</text:p>
          </table:table-cell>
          <table:table-cell table:style-name="ce1" office:value-type="string" calcext:value-type="string">
            <text:p>12/1/2015 06:12:47</text:p>
          </table:table-cell>
          <table:table-cell table:style-name="ce1"/>
          <table:table-cell table:number-columns-repeated="2" table:style-name="ce1" office:value-type="string" calcext:value-type="string">
            <text:p>1/6/2016 11:49:27</text:p>
          </table:table-cell>
          <table:table-cell office:value-type="float" office:value="79" calcext:value-type="float">
            <text:p>79</text:p>
          </table:table-cell>
          <table:table-cell table:number-columns-repeated="2" office:value-type="float" office:value="1" calcext:value-type="float">
            <text:p>1</text:p>
          </table:table-cell>
          <table:table-cell table:style-name="ce1" office:value-type="string" calcext:value-type="string">
            <text:p>12/1/2015 05:49:11</text:p>
          </table:table-cell>
          <table:table-cell table:style-name="ce1" office:value-type="string" calcext:value-type="string">
            <text:p>12/1/2015 06:12:47</text:p>
          </table:table-cell>
          <table:table-cell office:value-type="string" calcext:value-type="string">
            <text:p>out</text:p>
          </table:table-cell>
          <table:table-cell/>
          <table:table-cell office:value-type="string" calcext:value-type="string">
            <text:p>Chrome 46.0.2490.86</text:p>
          </table:table-cell>
          <table:table-cell office:value-type="string" calcext:value-type="string">
            <text:p>Windows 7 </text:p>
          </table:table-cell>
          <table:table-cell office:value-type="string" calcext:value-type="string">
            <text:p>136.186.76.27</text:p>
          </table:table-cell>
          <table:table-cell office:value-type="string" calcext:value-type="string">
            <text:p>english</text:p>
          </table:table-cell>
          <table:table-cell office:value-type="string" calcext:value-type="string">
            <text:p>Hi,</text:p>
            <text:p/>
            <text:p>Can the cases which Tim had raised be assigned to me? I wouldn't mind closing the ones which are no longer relevent and providing updates on ones which need comments.</text:p>
            <text:p/>
            <text:p>Thanks,</text:p>
            <text:p>Brian</text:p>
          </table:table-cell>
          <table:table-cell table:number-columns-repeated="103"/>
        </table:table-row>
        <table:table-row table:style-name="ro3">
          <table:table-cell office:value-type="float" office:value="72" calcext:value-type="float">
            <text:p>72</text:p>
          </table:table-cell>
          <table:table-cell office:value-type="string" calcext:value-type="string">
            <text:p>https://support.matillion.com/agent/case/72</text:p>
          </table:table-cell>
          <table:table-cell office:value-type="string" calcext:value-type="string">
            <text:p>Need details on context objects</text:p>
          </table:table-cell>
          <table:table-cell/>
          <table:table-cell office:value-type="string" calcext:value-type="string">
            <text:p>axtria.com</text:p>
          </table:table-cell>
          <table:table-cell office:value-type="string" calcext:value-type="string">
            <text:p>Udayan</text:p>
          </table:table-cell>
          <table:table-cell office:value-type="string" calcext:value-type="string">
            <text:p>Pani</text:p>
          </table:table-cell>
          <table:table-cell office:value-type="string" calcext:value-type="string">
            <text:p>udayan.pani@axtri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2/4/2015 13:34:49</text:p>
          </table:table-cell>
          <table:table-cell table:style-name="ce1" office:value-type="string" calcext:value-type="string">
            <text:p>12/8/2015 08:08:56</text:p>
          </table:table-cell>
          <table:table-cell table:style-name="ce1" office:value-type="string" calcext:value-type="string">
            <text:p>12/4/2015 13:38:54</text:p>
          </table:table-cell>
          <table:table-cell table:style-name="ce1" office:value-type="string" calcext:value-type="string">
            <text:p>12/4/2015 13:52:56</text:p>
          </table:table-cell>
          <table:table-cell table:style-name="ce1"/>
          <table:table-cell table:number-columns-repeated="2" table:style-name="ce1" office:value-type="string" calcext:value-type="string">
            <text:p>12/8/2015 08:08:56</text:p>
          </table:table-cell>
          <table:table-cell office:value-type="float" office:value="3768" calcext:value-type="float">
            <text:p>3768</text:p>
          </table:table-cell>
          <table:table-cell table:number-columns-repeated="2" office:value-type="float" office:value="4" calcext:value-type="float">
            <text:p>4</text:p>
          </table:table-cell>
          <table:table-cell table:style-name="ce1" office:value-type="string" calcext:value-type="string">
            <text:p>12/4/2015 15:04:52</text:p>
          </table:table-cell>
          <table:table-cell table:style-name="ce1" office:value-type="string" calcext:value-type="string">
            <text:p>12/7/2015 10:49:23</text:p>
          </table:table-cell>
          <table:table-cell office:value-type="string" calcext:value-type="string">
            <text:p>out</text:p>
          </table:table-cell>
          <table:table-cell/>
          <table:table-cell office:value-type="string" calcext:value-type="string">
            <text:p>Chrome 46.0.2490.86</text:p>
          </table:table-cell>
          <table:table-cell office:value-type="string" calcext:value-type="string">
            <text:p>Windows 8 </text:p>
          </table:table-cell>
          <table:table-cell office:value-type="string" calcext:value-type="string">
            <text:p>182.75.11.130</text:p>
          </table:table-cell>
          <table:table-cell office:value-type="string" calcext:value-type="string">
            <text:p>english</text:p>
          </table:table-cell>
          <table:table-cell office:value-type="string" calcext:value-type="string">
            <text:p>Hi,</text:p>
            <text:p/>
            <text:p>Is there a detailed documentation around using context objects? I am looking to automate my flows but the tool does not provide a lot of flexibility for it. Can you please share detail around this, and also any other properties/features that are not directly available in the support center.</text:p>
          </table:table-cell>
          <table:table-cell table:number-columns-repeated="103"/>
        </table:table-row>
        <table:table-row table:style-name="ro1">
          <table:table-cell office:value-type="float" office:value="73" calcext:value-type="float">
            <text:p>73</text:p>
          </table:table-cell>
          <table:table-cell office:value-type="string" calcext:value-type="string">
            <text:p>https://support.matillion.com/agent/case/73</text:p>
          </table:table-cell>
          <table:table-cell office:value-type="string" calcext:value-type="string">
            <text:p>Matillion ETL</text:p>
          </table:table-cell>
          <table:table-cell/>
          <table:table-cell office:value-type="string" calcext:value-type="string">
            <text:p>foreflight.com</text:p>
          </table:table-cell>
          <table:table-cell office:value-type="string" calcext:value-type="string">
            <text:p>Daniel</text:p>
          </table:table-cell>
          <table:table-cell office:value-type="string" calcext:value-type="string">
            <text:p>Jimenez</text:p>
          </table:table-cell>
          <table:table-cell office:value-type="string" calcext:value-type="string">
            <text:p>danielj@forefligh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2/6/2015 23:32:10</text:p>
          </table:table-cell>
          <table:table-cell office:value-type="string" calcext:value-type="string">
            <text:p>1/18/2016 10:28:24</text:p>
          </table:table-cell>
          <table:table-cell table:style-name="ce1" office:value-type="string" calcext:value-type="string">
            <text:p>12/6/2015 23:34:09</text:p>
          </table:table-cell>
          <table:table-cell table:number-columns-repeated="2"/>
          <table:table-cell table:number-columns-repeated="2" table:style-name="ce1" office:value-type="string" calcext:value-type="string">
            <text:p>1/6/2016 11:49:28</text:p>
          </table:table-cell>
          <table:table-cell office:value-type="float" office:value="117" calcext:value-type="float">
            <text:p>117</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12/6/2015 23:32:10</text:p>
          </table:table-cell>
          <table:table-cell/>
          <table:table-cell office:value-type="string" calcext:value-type="string">
            <text:p>in</text:p>
          </table:table-cell>
          <table:table-cell/>
          <table:table-cell office:value-type="string" calcext:value-type="string">
            <text:p>Safari 9.0.1</text:p>
          </table:table-cell>
          <table:table-cell office:value-type="string" calcext:value-type="string">
            <text:p>Mac OS 10.11</text:p>
          </table:table-cell>
          <table:table-cell office:value-type="string" calcext:value-type="string">
            <text:p>72.48.251.46</text:p>
          </table:table-cell>
          <table:table-cell office:value-type="string" calcext:value-type="string">
            <text:p>english</text:p>
          </table:table-cell>
          <table:table-cell office:value-type="string" calcext:value-type="string">
            <text:p>Nice product! Looking for a tool that can also move data around other than in redshift, is Matillion ETL redshift focused at this time?</text:p>
          </table:table-cell>
          <table:table-cell table:number-columns-repeated="103"/>
        </table:table-row>
        <table:table-row table:style-name="ro7">
          <table:table-cell office:value-type="float" office:value="74" calcext:value-type="float">
            <text:p>74</text:p>
          </table:table-cell>
          <table:table-cell office:value-type="string" calcext:value-type="string">
            <text:p>https://support.matillion.com/agent/case/74</text:p>
          </table:table-cell>
          <table:table-cell office:value-type="string" calcext:value-type="string">
            <text:p>Matillion ETL for Redshift S3 loading</text:p>
          </table:table-cell>
          <table:table-cell/>
          <table:table-cell office:value-type="string" calcext:value-type="string">
            <text:p>trianz.com</text:p>
          </table:table-cell>
          <table:table-cell office:value-type="string" calcext:value-type="string">
            <text:p>rohit</text:p>
          </table:table-cell>
          <table:table-cell office:value-type="string" calcext:value-type="string">
            <text:p>agrawal</text:p>
          </table:table-cell>
          <table:table-cell office:value-type="string" calcext:value-type="string">
            <text:p>rohit.agrawal@trianz.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2/7/2015 11:03:10</text:p>
          </table:table-cell>
          <table:table-cell table:style-name="ce1" office:value-type="string" calcext:value-type="string">
            <text:p>12/8/2015 12:03:04</text:p>
          </table:table-cell>
          <table:table-cell table:style-name="ce1" office:value-type="string" calcext:value-type="string">
            <text:p>12/7/2015 11:03:10</text:p>
          </table:table-cell>
          <table:table-cell table:style-name="ce1" office:value-type="string" calcext:value-type="string">
            <text:p>12/7/2015 11:06:49</text:p>
          </table:table-cell>
          <table:table-cell table:style-name="ce1"/>
          <table:table-cell table:number-columns-repeated="2" table:style-name="ce1" office:value-type="string" calcext:value-type="string">
            <text:p>12/8/2015 08:44:22</text:p>
          </table:table-cell>
          <table:table-cell office:value-type="float" office:value="567" calcext:value-type="float">
            <text:p>567</text:p>
          </table:table-cell>
          <table:table-cell table:number-columns-repeated="2" office:value-type="float" office:value="2" calcext:value-type="float">
            <text:p>2</text:p>
          </table:table-cell>
          <table:table-cell table:style-name="ce1" office:value-type="string" calcext:value-type="string">
            <text:p>12/7/2015 11:15:03</text:p>
          </table:table-cell>
          <table:table-cell table:style-name="ce1" office:value-type="string" calcext:value-type="string">
            <text:p>12/7/2015 11:11:58</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Rohit, </text:p>
            <text:p/>
            <text:p>Tried to call but your phone was off. We can set up the screenshare on the following link.</text:p>
            <text:p/>
            <text:p>"https://www.fastsupport.com/305713906":https://www.fastsupport.com/305713906</text:p>
            <text:p/>
            <text:p>Thanks</text:p>
            <text:p/>
            <text:p>Ed</text:p>
          </table:table-cell>
          <table:table-cell table:number-columns-repeated="103"/>
        </table:table-row>
        <table:table-row table:style-name="ro1">
          <table:table-cell office:value-type="float" office:value="75" calcext:value-type="float">
            <text:p>75</text:p>
          </table:table-cell>
          <table:table-cell office:value-type="string" calcext:value-type="string">
            <text:p>https://support.matillion.com/agent/case/75</text:p>
          </table:table-cell>
          <table:table-cell office:value-type="string" calcext:value-type="string">
            <text:p>Need help on loading Excel files</text:p>
          </table:table-cell>
          <table:table-cell/>
          <table:table-cell office:value-type="string" calcext:value-type="string">
            <text:p>axtria.com</text:p>
          </table:table-cell>
          <table:table-cell office:value-type="string" calcext:value-type="string">
            <text:p>Udayan</text:p>
          </table:table-cell>
          <table:table-cell office:value-type="string" calcext:value-type="string">
            <text:p>Pani</text:p>
          </table:table-cell>
          <table:table-cell office:value-type="string" calcext:value-type="string">
            <text:p>udayan.pani@axtri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2/8/2015 08:10:36</text:p>
          </table:table-cell>
          <table:table-cell office:value-type="string" calcext:value-type="string">
            <text:p>12/18/2015 11:27:28</text:p>
          </table:table-cell>
          <table:table-cell table:style-name="ce1" office:value-type="string" calcext:value-type="string">
            <text:p>12/8/2015 08:28:20</text:p>
          </table:table-cell>
          <table:table-cell table:style-name="ce1" office:value-type="string" calcext:value-type="string">
            <text:p>12/8/2015 10:38:31</text:p>
          </table:table-cell>
          <table:table-cell table:style-name="ce1"/>
          <table:table-cell table:number-columns-repeated="2" office:value-type="string" calcext:value-type="string">
            <text:p>12/18/2015 11:27:28</text:p>
          </table:table-cell>
          <table:table-cell office:value-type="float" office:value="5979" calcext:value-type="float">
            <text:p>5979</text:p>
          </table:table-cell>
          <table:table-cell table:number-columns-repeated="2" office:value-type="float" office:value="1" calcext:value-type="float">
            <text:p>1</text:p>
          </table:table-cell>
          <table:table-cell table:style-name="ce1" office:value-type="string" calcext:value-type="string">
            <text:p>12/8/2015 08:10:36</text:p>
          </table:table-cell>
          <table:table-cell table:style-name="ce1" office:value-type="string" calcext:value-type="string">
            <text:p>12/8/2015 10:38:31</text:p>
          </table:table-cell>
          <table:table-cell office:value-type="string" calcext:value-type="string">
            <text:p>out</text:p>
          </table:table-cell>
          <table:table-cell/>
          <table:table-cell office:value-type="string" calcext:value-type="string">
            <text:p>Chrome 46.0.2490.86</text:p>
          </table:table-cell>
          <table:table-cell office:value-type="string" calcext:value-type="string">
            <text:p>Windows 8 </text:p>
          </table:table-cell>
          <table:table-cell office:value-type="string" calcext:value-type="string">
            <text:p>182.75.11.130</text:p>
          </table:table-cell>
          <table:table-cell office:value-type="string" calcext:value-type="string">
            <text:p>english</text:p>
          </table:table-cell>
          <table:table-cell office:value-type="string" calcext:value-type="string">
            <text:p>I need to load data from an Excel file (.xlsx). Please help me with the configuration of the S3 load component. I have data in multiple sheets that I need to append. How can I load them into the same table or into separate tables.</text:p>
          </table:table-cell>
          <table:table-cell table:number-columns-repeated="103"/>
        </table:table-row>
        <table:table-row table:style-name="ro1">
          <table:table-cell office:value-type="float" office:value="76" calcext:value-type="float">
            <text:p>76</text:p>
          </table:table-cell>
          <table:table-cell office:value-type="string" calcext:value-type="string">
            <text:p>https://support.matillion.com/agent/case/76</text:p>
          </table:table-cell>
          <table:table-cell office:value-type="string" calcext:value-type="string">
            <text:p>Convert type to Integer</text:p>
          </table:table-cell>
          <table:table-cell table:number-columns-repeated="2"/>
          <table:table-cell office:value-type="string" calcext:value-type="string">
            <text:p>kristi</text:p>
          </table:table-cell>
          <table:table-cell office:value-type="string" calcext:value-type="string">
            <text:p>a</text:p>
          </table:table-cell>
          <table:table-cell office:value-type="string" calcext:value-type="string">
            <text:p>kristi109@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2/11/2015 00:00:17</text:p>
          </table:table-cell>
          <table:table-cell office:value-type="string" calcext:value-type="string">
            <text:p>1/18/2016 10:28:37</text:p>
          </table:table-cell>
          <table:table-cell table:style-name="ce1" office:value-type="string" calcext:value-type="string">
            <text:p>12/11/2015 00:03:14</text:p>
          </table:table-cell>
          <table:table-cell table:style-name="ce1" office:value-type="string" calcext:value-type="string">
            <text:p>12/11/2015 10:14:47</text:p>
          </table:table-cell>
          <table:table-cell table:style-name="ce1"/>
          <table:table-cell table:number-columns-repeated="2" table:style-name="ce1" office:value-type="string" calcext:value-type="string">
            <text:p>1/6/2016 11:49:28</text:p>
          </table:table-cell>
          <table:table-cell office:value-type="float" office:value="774" calcext:value-type="float">
            <text:p>774</text:p>
          </table:table-cell>
          <table:table-cell table:number-columns-repeated="2" office:value-type="float" office:value="1" calcext:value-type="float">
            <text:p>1</text:p>
          </table:table-cell>
          <table:table-cell table:style-name="ce1" office:value-type="string" calcext:value-type="string">
            <text:p>12/11/2015 00:00:17</text:p>
          </table:table-cell>
          <table:table-cell table:style-name="ce1" office:value-type="string" calcext:value-type="string">
            <text:p>12/11/2015 10:14:47</text:p>
          </table:table-cell>
          <table:table-cell office:value-type="string" calcext:value-type="string">
            <text:p>out</text:p>
          </table:table-cell>
          <table:table-cell/>
          <table:table-cell office:value-type="string" calcext:value-type="string">
            <text:p>Chrome 46.0.2490.86</text:p>
          </table:table-cell>
          <table:table-cell office:value-type="string" calcext:value-type="string">
            <text:p>Mac OS 10.9</text:p>
          </table:table-cell>
          <table:table-cell office:value-type="string" calcext:value-type="string">
            <text:p>72.5.114.17</text:p>
          </table:table-cell>
          <table:table-cell office:value-type="string" calcext:value-type="string">
            <text:p>english</text:p>
          </table:table-cell>
          <table:table-cell office:value-type="string" calcext:value-type="string">
            <text:p>Hey, is there a way to convert the type to Integer? The Convert Type transform only has options for Text, Decimal, and Datetime.</text:p>
          </table:table-cell>
          <table:table-cell table:number-columns-repeated="103"/>
        </table:table-row>
        <table:table-row table:style-name="ro1">
          <table:table-cell office:value-type="float" office:value="77" calcext:value-type="float">
            <text:p>77</text:p>
          </table:table-cell>
          <table:table-cell office:value-type="string" calcext:value-type="string">
            <text:p>https://support.matillion.com/agent/case/77</text:p>
          </table:table-cell>
          <table:table-cell office:value-type="string" calcext:value-type="string">
            <text:p>Associate Sequence to a data flow</text:p>
          </table:table-cell>
          <table:table-cell table:number-columns-repeated="2"/>
          <table:table-cell office:value-type="string" calcext:value-type="string">
            <text:p>Manish</text:p>
          </table:table-cell>
          <table:table-cell office:value-type="string" calcext:value-type="string">
            <text:p>Lalwani</text:p>
          </table:table-cell>
          <table:table-cell office:value-type="string" calcext:value-type="string">
            <text:p>manish16111@gmail.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2/13/2015 23:33:25</text:p>
          </table:table-cell>
          <table:table-cell office:value-type="string" calcext:value-type="string">
            <text:p>1/18/2016 10:38:51</text:p>
          </table:table-cell>
          <table:table-cell office:value-type="string" calcext:value-type="string">
            <text:p>12/14/2015 06:19:00</text:p>
          </table:table-cell>
          <table:table-cell office:value-type="string" calcext:value-type="string">
            <text:p>12/14/2015 15:39:20</text:p>
          </table:table-cell>
          <table:table-cell/>
          <table:table-cell table:style-name="ce1" office:value-type="string" calcext:value-type="string">
            <text:p>1/6/2016 11:49:28</text:p>
          </table:table-cell>
          <table:table-cell office:value-type="string" calcext:value-type="string">
            <text:p>1/18/2016 10:38:51</text:p>
          </table:table-cell>
          <table:table-cell office:value-type="float" office:value="1070" calcext:value-type="float">
            <text:p>107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12/13/2015 23:33:25</text:p>
          </table:table-cell>
          <table:table-cell office:value-type="string" calcext:value-type="string">
            <text:p>1/18/2016 10:38:51</text:p>
          </table:table-cell>
          <table:table-cell office:value-type="string" calcext:value-type="string">
            <text:p>out</text:p>
          </table:table-cell>
          <table:table-cell/>
          <table:table-cell office:value-type="string" calcext:value-type="string">
            <text:p>Chrome 47.0.2526.80</text:p>
          </table:table-cell>
          <table:table-cell office:value-type="string" calcext:value-type="string">
            <text:p>Windows 7 </text:p>
          </table:table-cell>
          <table:table-cell office:value-type="string" calcext:value-type="string">
            <text:p>203.96.123.166</text:p>
          </table:table-cell>
          <table:table-cell office:value-type="string" calcext:value-type="string">
            <text:p>english</text:p>
          </table:table-cell>
          <table:table-cell office:value-type="string" calcext:value-type="string">
            <text:p>I am having trouble adding the sequence transformation to an existing flow. I want to generate a key using the sequence generator transform but I am struggling to add that to the existing flow. What's the best way to achieve this.</text:p>
          </table:table-cell>
          <table:table-cell table:number-columns-repeated="103"/>
        </table:table-row>
        <table:table-row table:style-name="ro5">
          <table:table-cell office:value-type="float" office:value="78" calcext:value-type="float">
            <text:p>78</text:p>
          </table:table-cell>
          <table:table-cell office:value-type="string" calcext:value-type="string">
            <text:p>https://support.matillion.com/agent/case/78</text:p>
          </table:table-cell>
          <table:table-cell office:value-type="string" calcext:value-type="string">
            <text:p>Publicly available warning</text:p>
          </table:table-cell>
          <table:table-cell/>
          <table:table-cell office:value-type="string" calcext:value-type="string">
            <text:p>swin.edu.au</text:p>
          </table:table-cell>
          <table:table-cell office:value-type="string" calcext:value-type="string">
            <text:p>Adam</text:p>
          </table:table-cell>
          <table:table-cell office:value-type="string" calcext:value-type="string">
            <text:p>Dumicich</text:p>
          </table:table-cell>
          <table:table-cell office:value-type="string" calcext:value-type="string">
            <text:p>acdumicich@swin.edu.au</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2/14/2015 04:21:50</text:p>
          </table:table-cell>
          <table:table-cell office:value-type="string" calcext:value-type="string">
            <text:p>12/15/2015 19:51:27</text:p>
          </table:table-cell>
          <table:table-cell office:value-type="string" calcext:value-type="string">
            <text:p>12/14/2015 06:19:21</text:p>
          </table:table-cell>
          <table:table-cell office:value-type="string" calcext:value-type="string">
            <text:p>12/14/2015 15:46:42</text:p>
          </table:table-cell>
          <table:table-cell/>
          <table:table-cell table:number-columns-repeated="2" office:value-type="string" calcext:value-type="string">
            <text:p>12/15/2015 19:50:26</text:p>
          </table:table-cell>
          <table:table-cell office:value-type="float" office:value="433" calcext:value-type="float">
            <text:p>433</text:p>
          </table:table-cell>
          <table:table-cell table:number-columns-repeated="2" office:value-type="float" office:value="2" calcext:value-type="float">
            <text:p>2</text:p>
          </table:table-cell>
          <table:table-cell office:value-type="string" calcext:value-type="string">
            <text:p>12/14/2015 23:44:09</text:p>
          </table:table-cell>
          <table:table-cell office:value-type="string" calcext:value-type="string">
            <text:p>12/15/2015 19:51:27</text:p>
          </table:table-cell>
          <table:table-cell office:value-type="string" calcext:value-type="string">
            <text:p>in</text:p>
          </table:table-cell>
          <table:table-cell/>
          <table:table-cell office:value-type="string" calcext:value-type="string">
            <text:p>Firefox 38.0</text:p>
          </table:table-cell>
          <table:table-cell office:value-type="string" calcext:value-type="string">
            <text:p>Windows 7 </text:p>
          </table:table-cell>
          <table:table-cell office:value-type="string" calcext:value-type="string">
            <text:p>136.186.21.40</text:p>
          </table:table-cell>
          <table:table-cell office:value-type="string" calcext:value-type="string">
            <text:p>english</text:p>
          </table:table-cell>
          <table:table-cell office:value-type="string" calcext:value-type="string">
            <text:p>Hi,</text:p>
            <text:p/>
            <text:p>We have just upgraded to 1.17.2 and are now getting the Publicly available warning notification show up. We have gone through all the security controls (as per the support page), and don't see any reason why it should still be showing up. Additionally when we click on the warning, nothing shows up (when hovering over, it looks like there should be something there).</text:p>
            <text:p/>
            <text:p>Looking at the HTML, I can see that the site is trying to connect to 'http://matillionnext.matillion.com/BI_JasperServer_Addons/PortCheck' which is being blocked, due to us using HTTPS (and both Chrome and Firefox block mixed content).</text:p>
            <text:p/>
            <text:p>I'm just wandering if the issue is due to not being able to connect to this page, or there is something else we should be looking into securing further?</text:p>
            <text:p/>
            <text:p>Cheers,</text:p>
            <text:p/>
            <text:p>Adam</text:p>
          </table:table-cell>
          <table:table-cell table:number-columns-repeated="103"/>
        </table:table-row>
        <table:table-row table:style-name="ro15">
          <table:table-cell office:value-type="float" office:value="79" calcext:value-type="float">
            <text:p>79</text:p>
          </table:table-cell>
          <table:table-cell office:value-type="string" calcext:value-type="string">
            <text:p>https://support.matillion.com/agent/case/79</text:p>
          </table:table-cell>
          <table:table-cell office:value-type="string" calcext:value-type="string">
            <text:p>Jython</text:p>
          </table:table-cell>
          <table:table-cell table:number-columns-repeated="2"/>
          <table:table-cell office:value-type="string" calcext:value-type="string">
            <text:p>Martin</text:p>
          </table:table-cell>
          <table:table-cell office:value-type="string" calcext:value-type="string">
            <text:p>Hungerford</text:p>
          </table:table-cell>
          <table:table-cell office:value-type="string" calcext:value-type="string">
            <text:p>mhungerford@swin.edu.au</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2/16/2015 05:16:53</text:p>
          </table:table-cell>
          <table:table-cell office:value-type="string" calcext:value-type="string">
            <text:p>1/18/2016 10:29:52</text:p>
          </table:table-cell>
          <table:table-cell office:value-type="string" calcext:value-type="string">
            <text:p>12/18/2015 00:59:35</text:p>
          </table:table-cell>
          <table:table-cell office:value-type="string" calcext:value-type="string">
            <text:p>12/18/2015 13:27:40</text:p>
          </table:table-cell>
          <table:table-cell/>
          <table:table-cell table:number-columns-repeated="2" table:style-name="ce1" office:value-type="string" calcext:value-type="string">
            <text:p>1/6/2016 11:49:28</text:p>
          </table:table-cell>
          <table:table-cell office:value-type="float" office:value="2193" calcext:value-type="float">
            <text:p>2193</text:p>
          </table:table-cell>
          <table:table-cell table:number-columns-repeated="2" office:value-type="float" office:value="2" calcext:value-type="float">
            <text:p>2</text:p>
          </table:table-cell>
          <table:table-cell office:value-type="string" calcext:value-type="string">
            <text:p>12/22/2015 22:55:06</text:p>
          </table:table-cell>
          <table:table-cell office:value-type="string" calcext:value-type="string">
            <text:p>12/23/2015 14:51:20</text:p>
          </table:table-cell>
          <table:table-cell office:value-type="string" calcext:value-type="string">
            <text:p>in</text:p>
          </table:table-cell>
          <table:table-cell/>
          <table:table-cell office:value-type="string" calcext:value-type="string">
            <text:p>Chrome 47.0.2526.80</text:p>
          </table:table-cell>
          <table:table-cell office:value-type="string" calcext:value-type="string">
            <text:p>Windows 7 </text:p>
          </table:table-cell>
          <table:table-cell office:value-type="string" calcext:value-type="string">
            <text:p>136.186.225.77</text:p>
          </table:table-cell>
          <table:table-cell office:value-type="string" calcext:value-type="string">
            <text:p>english</text:p>
          </table:table-cell>
          <table:table-cell office:value-type="string" calcext:value-type="string">
            <text:p>Why does this not change the value of the environment variable (&lt;&gt;)?:</text:p>
            <text:p>=================================================</text:p>
            <text:p>from datetime import date</text:p>
            <text:p/>
            <text:p>today = date.today()</text:p>
            <text:p>context.updateVariable(today_yyyymmdd, today.toString())</text:p>
            <text:p>===============================================================</text:p>
          </table:table-cell>
          <table:table-cell table:number-columns-repeated="103"/>
        </table:table-row>
        <table:table-row table:style-name="ro11">
          <table:table-cell office:value-type="float" office:value="80" calcext:value-type="float">
            <text:p>80</text:p>
          </table:table-cell>
          <table:table-cell office:value-type="string" calcext:value-type="string">
            <text:p>https://support.matillion.com/agent/case/80</text:p>
          </table:table-cell>
          <table:table-cell office:value-type="string" calcext:value-type="string">
            <text:p>Unable to connect to EC2 using Putty(SSH)</text:p>
          </table:table-cell>
          <table:table-cell/>
          <table:table-cell office:value-type="string" calcext:value-type="string">
            <text:p>axtria.com</text:p>
          </table:table-cell>
          <table:table-cell office:value-type="string" calcext:value-type="string">
            <text:p>Udayan</text:p>
          </table:table-cell>
          <table:table-cell office:value-type="string" calcext:value-type="string">
            <text:p>Pani</text:p>
          </table:table-cell>
          <table:table-cell office:value-type="string" calcext:value-type="string">
            <text:p>udayan.pani@axtri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2/18/2015 11:30:40</text:p>
          </table:table-cell>
          <table:table-cell office:value-type="string" calcext:value-type="string">
            <text:p>12/18/2015 13:32:30</text:p>
          </table:table-cell>
          <table:table-cell office:value-type="string" calcext:value-type="string">
            <text:p>12/18/2015 11:39:34</text:p>
          </table:table-cell>
          <table:table-cell office:value-type="string" calcext:value-type="string">
            <text:p>12/18/2015 11:48:30</text:p>
          </table:table-cell>
          <table:table-cell/>
          <table:table-cell table:number-columns-repeated="2" office:value-type="string" calcext:value-type="string">
            <text:p>12/18/2015 13:32:30</text:p>
          </table:table-cell>
          <table:table-cell office:value-type="float" office:value="486" calcext:value-type="float">
            <text:p>486</text:p>
          </table:table-cell>
          <table:table-cell table:number-columns-repeated="2" office:value-type="float" office:value="1" calcext:value-type="float">
            <text:p>1</text:p>
          </table:table-cell>
          <table:table-cell office:value-type="string" calcext:value-type="string">
            <text:p>12/18/2015 11:30:40</text:p>
          </table:table-cell>
          <table:table-cell office:value-type="string" calcext:value-type="string">
            <text:p>12/18/2015 11:48:30</text:p>
          </table:table-cell>
          <table:table-cell office:value-type="string" calcext:value-type="string">
            <text:p>out</text:p>
          </table:table-cell>
          <table:table-cell/>
          <table:table-cell office:value-type="string" calcext:value-type="string">
            <text:p>Chrome 46.0.2490.86</text:p>
          </table:table-cell>
          <table:table-cell office:value-type="string" calcext:value-type="string">
            <text:p>Windows 8 </text:p>
          </table:table-cell>
          <table:table-cell office:value-type="string" calcext:value-type="string">
            <text:p>182.75.11.130</text:p>
          </table:table-cell>
          <table:table-cell office:value-type="string" calcext:value-type="string">
            <text:p>english</text:p>
          </table:table-cell>
          <table:table-cell office:value-type="string" calcext:value-type="string">
            <text:p>Hi,</text:p>
            <text:p/>
            <text:p>I am unable to connect to the Matillion EC2 instance from my Windows system using Putty. I am trying to establish a SSH connection so that I can mount my S3 on the EC2 and transfer files from a SFTP location to S3. The S3 Put component is too slow when I try to copy. It takes me more than double the time than what it takes me to transfer the file using FileZilla.</text:p>
            <text:p/>
            <text:p>Is there any setting on the Matillion image that denies the remote SSH connection?</text:p>
          </table:table-cell>
          <table:table-cell table:number-columns-repeated="103"/>
        </table:table-row>
        <table:table-row table:style-name="ro11">
          <table:table-cell office:value-type="float" office:value="81" calcext:value-type="float">
            <text:p>81</text:p>
          </table:table-cell>
          <table:table-cell office:value-type="string" calcext:value-type="string">
            <text:p>https://support.matillion.com/agent/case/81</text:p>
          </table:table-cell>
          <table:table-cell office:value-type="string" calcext:value-type="string">
            <text:p>Problem with Calculator component</text:p>
          </table:table-cell>
          <table:table-cell/>
          <table:table-cell office:value-type="string" calcext:value-type="string">
            <text:p>axtria.com</text:p>
          </table:table-cell>
          <table:table-cell office:value-type="string" calcext:value-type="string">
            <text:p>Udayan</text:p>
          </table:table-cell>
          <table:table-cell office:value-type="string" calcext:value-type="string">
            <text:p>Pani</text:p>
          </table:table-cell>
          <table:table-cell office:value-type="string" calcext:value-type="string">
            <text:p>udayan.pani@axtri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2/22/2015 09:39:10</text:p>
          </table:table-cell>
          <table:table-cell office:value-type="string" calcext:value-type="string">
            <text:p>12/23/2015 06:48:15</text:p>
          </table:table-cell>
          <table:table-cell office:value-type="string" calcext:value-type="string">
            <text:p>12/22/2015 09:51:56</text:p>
          </table:table-cell>
          <table:table-cell office:value-type="string" calcext:value-type="string">
            <text:p>12/22/2015 10:58:52</text:p>
          </table:table-cell>
          <table:table-cell/>
          <table:table-cell table:number-columns-repeated="2" office:value-type="string" calcext:value-type="string">
            <text:p>12/23/2015 06:47:47</text:p>
          </table:table-cell>
          <table:table-cell office:value-type="float" office:value="3655" calcext:value-type="float">
            <text:p>3655</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12/22/2015 13:42:54</text:p>
          </table:table-cell>
          <table:table-cell office:value-type="string" calcext:value-type="string">
            <text:p>12/22/2015 13:18:06</text:p>
          </table:table-cell>
          <table:table-cell office:value-type="string" calcext:value-type="string">
            <text:p>in</text:p>
          </table:table-cell>
          <table:table-cell/>
          <table:table-cell office:value-type="string" calcext:value-type="string">
            <text:p>Chrome 47.0.2526.106</text:p>
          </table:table-cell>
          <table:table-cell office:value-type="string" calcext:value-type="string">
            <text:p>Windows 8 </text:p>
          </table:table-cell>
          <table:table-cell office:value-type="string" calcext:value-type="string">
            <text:p>182.75.11.130</text:p>
          </table:table-cell>
          <table:table-cell office:value-type="string" calcext:value-type="string">
            <text:p>english</text:p>
          </table:table-cell>
          <table:table-cell office:value-type="string" calcext:value-type="string">
            <text:p>Hi,</text:p>
            <text:p/>
            <text:p>I am having a problem with a rogue calculator component. Whenever I add an expression and say ok, it deletes the expression and I get an error saying "Calculations cannot contain null values". I have used calculator component before and never run into any issues.</text:p>
            <text:p/>
            <text:p>I tried deleting the component and re-adding but even that does not work. I even tried hardcoding the value but even that does not work.</text:p>
          </table:table-cell>
          <table:table-cell table:number-columns-repeated="103"/>
        </table:table-row>
        <table:table-row table:style-name="ro14">
          <table:table-cell office:value-type="float" office:value="82" calcext:value-type="float">
            <text:p>82</text:p>
          </table:table-cell>
          <table:table-cell office:value-type="string" calcext:value-type="string">
            <text:p>https://support.matillion.com/agent/case/82</text:p>
          </table:table-cell>
          <table:table-cell office:value-type="string" calcext:value-type="string">
            <text:p>extracting information from file names</text:p>
          </table:table-cell>
          <table:table-cell/>
          <table:table-cell office:value-type="string" calcext:value-type="string">
            <text:p>slalom.com</text:p>
          </table:table-cell>
          <table:table-cell office:value-type="string" calcext:value-type="string">
            <text:p>Navneet</text:p>
          </table:table-cell>
          <table:table-cell office:value-type="string" calcext:value-type="string">
            <text:p>Tuteja</text:p>
          </table:table-cell>
          <table:table-cell office:value-type="string" calcext:value-type="string">
            <text:p>navneett@slalom.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2/23/2015 04:15:06</text:p>
          </table:table-cell>
          <table:table-cell office:value-type="string" calcext:value-type="string">
            <text:p>1/18/2016 10:30:01</text:p>
          </table:table-cell>
          <table:table-cell office:value-type="string" calcext:value-type="string">
            <text:p>12/23/2015 06:43:27</text:p>
          </table:table-cell>
          <table:table-cell office:value-type="string" calcext:value-type="string">
            <text:p>12/23/2015 16:11:12</text:p>
          </table:table-cell>
          <table:table-cell/>
          <table:table-cell table:number-columns-repeated="2" table:style-name="ce1" office:value-type="string" calcext:value-type="string">
            <text:p>1/6/2016 11:49:28</text:p>
          </table:table-cell>
          <table:table-cell office:value-type="float" office:value="632" calcext:value-type="float">
            <text:p>63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12/23/2015 21:59:18</text:p>
          </table:table-cell>
          <table:table-cell office:value-type="string" calcext:value-type="string">
            <text:p>12/23/2015 16:11:12</text:p>
          </table:table-cell>
          <table:table-cell office:value-type="string" calcext:value-type="string">
            <text:p>in</text:p>
          </table:table-cell>
          <table:table-cell/>
          <table:table-cell office:value-type="string" calcext:value-type="string">
            <text:p>IE 11.0</text:p>
          </table:table-cell>
          <table:table-cell office:value-type="string" calcext:value-type="string">
            <text:p>Windows 8 </text:p>
          </table:table-cell>
          <table:table-cell office:value-type="string" calcext:value-type="string">
            <text:p>100.8.186.14</text:p>
          </table:table-cell>
          <table:table-cell office:value-type="string" calcext:value-type="string">
            <text:p>english</text:p>
          </table:table-cell>
          <table:table-cell office:value-type="string" calcext:value-type="string">
            <text:p>Hi, Is there a way to capture filename that is getting processed and load it to the table?</text:p>
            <text:p>For example, if the filename is abc.de.timestamp then I want to save the filename in my table.</text:p>
          </table:table-cell>
          <table:table-cell table:number-columns-repeated="103"/>
        </table:table-row>
        <table:table-row table:style-name="ro2">
          <table:table-cell office:value-type="float" office:value="83" calcext:value-type="float">
            <text:p>83</text:p>
          </table:table-cell>
          <table:table-cell office:value-type="string" calcext:value-type="string">
            <text:p>https://support.matillion.com/agent/case/83</text:p>
          </table:table-cell>
          <table:table-cell office:value-type="string" calcext:value-type="string">
            <text:p>Archiving the files that have been processed</text:p>
          </table:table-cell>
          <table:table-cell/>
          <table:table-cell office:value-type="string" calcext:value-type="string">
            <text:p>slalom.com</text:p>
          </table:table-cell>
          <table:table-cell office:value-type="string" calcext:value-type="string">
            <text:p>Navneet</text:p>
          </table:table-cell>
          <table:table-cell office:value-type="string" calcext:value-type="string">
            <text:p>Tuteja</text:p>
          </table:table-cell>
          <table:table-cell office:value-type="string" calcext:value-type="string">
            <text:p>navneett@slalom.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2/23/2015 04:18:31</text:p>
          </table:table-cell>
          <table:table-cell table:style-name="ce1" office:value-type="string" calcext:value-type="string">
            <text:p>1/6/2016 11:49:28</text:p>
          </table:table-cell>
          <table:table-cell office:value-type="string" calcext:value-type="string">
            <text:p>12/23/2015 06:44:20</text:p>
          </table:table-cell>
          <table:table-cell office:value-type="string" calcext:value-type="string">
            <text:p>12/23/2015 16:47:52</text:p>
          </table:table-cell>
          <table:table-cell/>
          <table:table-cell table:number-columns-repeated="2" table:style-name="ce1" office:value-type="string" calcext:value-type="string">
            <text:p>1/6/2016 11:49:28</text:p>
          </table:table-cell>
          <table:table-cell office:value-type="float" office:value="3354" calcext:value-type="float">
            <text:p>335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12/23/2015 21:52:44</text:p>
          </table:table-cell>
          <table:table-cell office:value-type="string" calcext:value-type="string">
            <text:p>12/23/2015 16:47:52</text:p>
          </table:table-cell>
          <table:table-cell office:value-type="string" calcext:value-type="string">
            <text:p>in</text:p>
          </table:table-cell>
          <table:table-cell/>
          <table:table-cell office:value-type="string" calcext:value-type="string">
            <text:p>IE 11.0</text:p>
          </table:table-cell>
          <table:table-cell office:value-type="string" calcext:value-type="string">
            <text:p>Windows 8 </text:p>
          </table:table-cell>
          <table:table-cell office:value-type="string" calcext:value-type="string">
            <text:p>100.8.186.14</text:p>
          </table:table-cell>
          <table:table-cell office:value-type="string" calcext:value-type="string">
            <text:p>english</text:p>
          </table:table-cell>
          <table:table-cell office:value-type="string" calcext:value-type="string">
            <text:p>Hi,</text:p>
            <text:p/>
            <text:p>Is there a way to move file from one bucket folder to another after it has been processed? is the processed filename captured anywhere?</text:p>
            <text:p>Are there any administrative tables available to check the duration of data load or the number of files that got loaded today?</text:p>
          </table:table-cell>
          <table:table-cell table:number-columns-repeated="103"/>
        </table:table-row>
        <table:table-row table:style-name="ro3">
          <table:table-cell office:value-type="float" office:value="84" calcext:value-type="float">
            <text:p>84</text:p>
          </table:table-cell>
          <table:table-cell office:value-type="string" calcext:value-type="string">
            <text:p>https://support.matillion.com/agent/case/84</text:p>
          </table:table-cell>
          <table:table-cell office:value-type="string" calcext:value-type="string">
            <text:p>Change environment using variables</text:p>
          </table:table-cell>
          <table:table-cell/>
          <table:table-cell office:value-type="string" calcext:value-type="string">
            <text:p>axtria.com</text:p>
          </table:table-cell>
          <table:table-cell office:value-type="string" calcext:value-type="string">
            <text:p>Udayan</text:p>
          </table:table-cell>
          <table:table-cell office:value-type="string" calcext:value-type="string">
            <text:p>Pani</text:p>
          </table:table-cell>
          <table:table-cell office:value-type="string" calcext:value-type="string">
            <text:p>udayan.pani@axtri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2/23/2015 08:33:52</text:p>
          </table:table-cell>
          <table:table-cell office:value-type="string" calcext:value-type="string">
            <text:p>1/18/2016 10:30:19</text:p>
          </table:table-cell>
          <table:table-cell office:value-type="string" calcext:value-type="string">
            <text:p>12/23/2015 10:27:27</text:p>
          </table:table-cell>
          <table:table-cell office:value-type="string" calcext:value-type="string">
            <text:p>12/23/2015 14:58:45</text:p>
          </table:table-cell>
          <table:table-cell/>
          <table:table-cell table:number-columns-repeated="2" table:style-name="ce1" office:value-type="string" calcext:value-type="string">
            <text:p>1/6/2016 11:49:28</text:p>
          </table:table-cell>
          <table:table-cell office:value-type="float" office:value="415" calcext:value-type="float">
            <text:p>415</text:p>
          </table:table-cell>
          <table:table-cell table:number-columns-repeated="2" office:value-type="float" office:value="1" calcext:value-type="float">
            <text:p>1</text:p>
          </table:table-cell>
          <table:table-cell office:value-type="string" calcext:value-type="string">
            <text:p>12/23/2015 08:33:52</text:p>
          </table:table-cell>
          <table:table-cell office:value-type="string" calcext:value-type="string">
            <text:p>12/23/2015 14:58:45</text:p>
          </table:table-cell>
          <table:table-cell office:value-type="string" calcext:value-type="string">
            <text:p>out</text:p>
          </table:table-cell>
          <table:table-cell/>
          <table:table-cell office:value-type="string" calcext:value-type="string">
            <text:p>Chrome 47.0.2526.106</text:p>
          </table:table-cell>
          <table:table-cell office:value-type="string" calcext:value-type="string">
            <text:p>Windows 8 </text:p>
          </table:table-cell>
          <table:table-cell office:value-type="string" calcext:value-type="string">
            <text:p>182.75.11.130</text:p>
          </table:table-cell>
          <table:table-cell office:value-type="string" calcext:value-type="string">
            <text:p>english</text:p>
          </table:table-cell>
          <table:table-cell office:value-type="string" calcext:value-type="string">
            <text:p>Is there a way I can change the default environment dynamically using variables? I plan to have multiple clusters  runnning same/separate flows. Right now I am able to change the environment to point to one of those clusters. Is there a possibility that I can add multiple environments and using variables define which cluster a job uses.</text:p>
            <text:p/>
            <text:p>If there is a way I can use multiple environments in the same flow, read from one cluster and write to another, it will be really helpful if you can provide details on that.</text:p>
          </table:table-cell>
          <table:table-cell table:number-columns-repeated="103"/>
        </table:table-row>
        <table:table-row table:style-name="ro8">
          <table:table-cell office:value-type="float" office:value="85" calcext:value-type="float">
            <text:p>85</text:p>
          </table:table-cell>
          <table:table-cell office:value-type="string" calcext:value-type="string">
            <text:p>https://support.matillion.com/agent/case/85</text:p>
          </table:table-cell>
          <table:table-cell office:value-type="string" calcext:value-type="string">
            <text:p>Matillion support for time series tables</text:p>
          </table:table-cell>
          <table:table-cell/>
          <table:table-cell office:value-type="string" calcext:value-type="string">
            <text:p>quantcast.com</text:p>
          </table:table-cell>
          <table:table-cell office:value-type="string" calcext:value-type="string">
            <text:p>Kristi </text:p>
          </table:table-cell>
          <table:table-cell office:value-type="string" calcext:value-type="string">
            <text:p>Tsukida</text:p>
          </table:table-cell>
          <table:table-cell office:value-type="string" calcext:value-type="string">
            <text:p>ktsukida@quantcas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table:number-columns-repeated="4"/>
          <table:table-cell office:value-type="string" calcext:value-type="string">
            <text:p>12/23/2015 16:49:13</text:p>
          </table:table-cell>
          <table:table-cell office:value-type="string" calcext:value-type="string">
            <text:p>1/18/2016 10:30:38</text:p>
          </table:table-cell>
          <table:table-cell office:value-type="string" calcext:value-type="string">
            <text:p>12/23/2015 16:49:13</text:p>
          </table:table-cell>
          <table:table-cell office:value-type="string" calcext:value-type="string">
            <text:p>12/23/2015 17:28:13</text:p>
          </table:table-cell>
          <table:table-cell/>
          <table:table-cell table:number-columns-repeated="2" table:style-name="ce1" office:value-type="string" calcext:value-type="string">
            <text:p>1/6/2016 11:49:28</text:p>
          </table:table-cell>
          <table:table-cell office:value-type="float" office:value="2275" calcext:value-type="float">
            <text:p>2275</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12/23/2015 17:28:13</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Kristi,</text:p>
            <text:p/>
            <text:p>Thank You for contacting Matillion support.</text:p>
            <text:p/>
            <text:p>We do support Time Series tables and its alluded to in our documentation "here":https://redshiftsupport.matillion.com/customer/en/portal/articles/2235537-loop-iterator?b_id=8915</text:p>
            <text:p/>
            <text:p>I have attached an example job that will automatically create a number of time series tables and maintain the view required to access them. You can import this into Matillion ETL for Redshift via the Project -&gt; Import Jobs menu. You will also need to create two environment variables called sql_stmt (text) and Year(decimal).</text:p>
            <text:p/>
            <text:p>Since this is the first we have heard from you would be great to know what stage you are at? Have you started a trial yet? Is there anything else we can do to help you get going?</text:p>
            <text:p/>
            <text:p>Many Thanks</text:p>
            <text:p/>
            <text:p>Ed</text:p>
          </table:table-cell>
          <table:table-cell table:number-columns-repeated="103"/>
        </table:table-row>
        <table:table-row table:style-name="ro15">
          <table:table-cell office:value-type="float" office:value="86" calcext:value-type="float">
            <text:p>86</text:p>
          </table:table-cell>
          <table:table-cell office:value-type="string" calcext:value-type="string">
            <text:p>https://support.matillion.com/agent/case/86</text:p>
          </table:table-cell>
          <table:table-cell table:number-columns-repeated="2"/>
          <table:table-cell office:value-type="string" calcext:value-type="string">
            <text:p>quantcast.com</text:p>
          </table:table-cell>
          <table:table-cell office:value-type="string" calcext:value-type="string">
            <text:p>Kristi </text:p>
          </table:table-cell>
          <table:table-cell office:value-type="string" calcext:value-type="string">
            <text:p>Tsukida</text:p>
          </table:table-cell>
          <table:table-cell office:value-type="string" calcext:value-type="string">
            <text:p>ktsukida@quantcast.com</text:p>
          </table:table-cell>
          <table:table-cell table:number-columns-repeated="5"/>
          <table:table-cell office:value-type="float" office:value="9" calcext:value-type="float">
            <text:p>9</text:p>
          </table:table-cell>
          <table:table-cell office:value-type="string" calcext:value-type="string">
            <text:p>Phone</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2/23/2015 16:49:36</text:p>
          </table:table-cell>
          <table:table-cell office:value-type="string" calcext:value-type="string">
            <text:p>12/23/2015 17:27:51</text:p>
          </table:table-cell>
          <table:table-cell office:value-type="string" calcext:value-type="string">
            <text:p>12/23/2015 16:49:37</text:p>
          </table:table-cell>
          <table:table-cell table:number-columns-repeated="2"/>
          <table:table-cell table:number-columns-repeated="2" office:value-type="string" calcext:value-type="string">
            <text:p>12/23/2015 17:27:51</text:p>
          </table:table-cell>
          <table:table-cell office:value-type="float" office:value="38" calcext:value-type="float">
            <text:p>3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2/23/2015 16:49:36</text:p>
          </table:table-cell>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From custoemr</text:p>
            <text:p/>
            <text:p>Hi, Does Matillion support time series tables, as described in the Redshift docs:</text:p>
            <text:p/>
            <text:p>http://docs.aws.amazon.com/redshift/latest/dg/c_best-practices-time-series-tables.html</text:p>
            <text:p/>
            <text:p>We are looking to implement this in our Redshift data warehouse.</text:p>
          </table:table-cell>
          <table:table-cell table:number-columns-repeated="103"/>
        </table:table-row>
        <table:table-row table:style-name="ro16">
          <table:table-cell office:value-type="float" office:value="88" calcext:value-type="float">
            <text:p>88</text:p>
          </table:table-cell>
          <table:table-cell office:value-type="string" calcext:value-type="string">
            <text:p>https://support.matillion.com/agent/case/88</text:p>
          </table:table-cell>
          <table:table-cell office:value-type="string" calcext:value-type="string">
            <text:p>Test email</text:p>
          </table:table-cell>
          <table:table-cell/>
          <table:table-cell office:value-type="string" calcext:value-type="string">
            <text:p>matillion.com</text:p>
          </table:table-cell>
          <table:table-cell office:value-type="string" calcext:value-type="string">
            <text:p>Ed</text:p>
          </table:table-cell>
          <table:table-cell office:value-type="string" calcext:value-type="string">
            <text:p>Thompson</text:p>
          </table:table-cell>
          <table:table-cell office:value-type="string" calcext:value-type="string">
            <text:p>ed.thompson@matill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5/2016 11:11:25</text:p>
          </table:table-cell>
          <table:table-cell table:style-name="ce1" office:value-type="string" calcext:value-type="string">
            <text:p>1/6/2016 11:48:35</text:p>
          </table:table-cell>
          <table:table-cell table:style-name="ce1" office:value-type="string" calcext:value-type="string">
            <text:p>1/5/2016 12:09:12</text:p>
          </table:table-cell>
          <table:table-cell table:number-columns-repeated="2"/>
          <table:table-cell table:number-columns-repeated="2" table:style-name="ce1" office:value-type="string" calcext:value-type="string">
            <text:p>1/6/2016 11:48:35</text:p>
          </table:table-cell>
          <table:table-cell table:number-columns-repeated="2" office:value-type="float" office:value="1" calcext:value-type="float">
            <text:p>1</text:p>
          </table:table-cell>
          <table:table-cell office:value-type="float" office:value="0" calcext:value-type="float">
            <text:p>0</text:p>
          </table:table-cell>
          <table:table-cell table:style-name="ce1" office:value-type="string" calcext:value-type="string">
            <text:p>1/5/2016 11:11:25</text:p>
          </table:table-cell>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Please ignore</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1">
          <table:table-cell office:value-type="float" office:value="89" calcext:value-type="float">
            <text:p>89</text:p>
          </table:table-cell>
          <table:table-cell office:value-type="string" calcext:value-type="string">
            <text:p>https://support.matillion.com/agent/case/89</text:p>
          </table:table-cell>
          <table:table-cell office:value-type="string" calcext:value-type="string">
            <text:p>Test Case</text:p>
          </table:table-cell>
          <table:table-cell table:number-columns-repeated="2"/>
          <table:table-cell office:value-type="string" calcext:value-type="string">
            <text:p>EDD</text:p>
          </table:table-cell>
          <table:table-cell/>
          <table:table-cell office:value-type="string" calcext:value-type="string">
            <text:p>edd.thompson@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5/2016 12:19:06</text:p>
          </table:table-cell>
          <table:table-cell table:style-name="ce1" office:value-type="string" calcext:value-type="string">
            <text:p>1/6/2016 11:48:35</text:p>
          </table:table-cell>
          <table:table-cell table:style-name="ce1" office:value-type="string" calcext:value-type="string">
            <text:p>1/5/2016 12:20:35</text:p>
          </table:table-cell>
          <table:table-cell table:number-columns-repeated="2"/>
          <table:table-cell table:number-columns-repeated="2" table:style-name="ce1" office:value-type="string" calcext:value-type="string">
            <text:p>1/6/2016 11:48:35</text:p>
          </table:table-cell>
          <table:table-cell office:value-type="float" office:value="1842" calcext:value-type="float">
            <text:p>1842</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1/5/2016 12:19:06</text:p>
          </table:table-cell>
          <table:table-cell/>
          <table:table-cell office:value-type="string" calcext:value-type="string">
            <text:p>in</text:p>
          </table:table-cell>
          <table:table-cell/>
          <table:table-cell office:value-type="string" calcext:value-type="string">
            <text:p>Chrome 47.0.2526.106</text:p>
          </table:table-cell>
          <table:table-cell office:value-type="string" calcext:value-type="string">
            <text:p>Linux x86_64</text:p>
          </table:table-cell>
          <table:table-cell office:value-type="string" calcext:value-type="string">
            <text:p>164.39.1.204</text:p>
          </table:table-cell>
          <table:table-cell office:value-type="string" calcext:value-type="string">
            <text:p>english</text:p>
          </table:table-cell>
          <table:table-cell office:value-type="string" calcext:value-type="string">
            <text:p>Test Case</text:p>
          </table:table-cell>
          <table:table-cell table:number-columns-repeated="103"/>
        </table:table-row>
        <table:table-row table:style-name="ro1">
          <table:table-cell office:value-type="float" office:value="90" calcext:value-type="float">
            <text:p>90</text:p>
          </table:table-cell>
          <table:table-cell office:value-type="string" calcext:value-type="string">
            <text:p>https://support.matillion.com/agent/case/90</text:p>
          </table:table-cell>
          <table:table-cell office:value-type="string" calcext:value-type="string">
            <text:p>Test Case 2</text:p>
          </table:table-cell>
          <table:table-cell table:number-columns-repeated="2"/>
          <table:table-cell office:value-type="string" calcext:value-type="string">
            <text:p>EDD</text:p>
          </table:table-cell>
          <table:table-cell/>
          <table:table-cell office:value-type="string" calcext:value-type="string">
            <text:p>edd.thompson@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5/2016 12:25:39</text:p>
          </table:table-cell>
          <table:table-cell table:style-name="ce1" office:value-type="string" calcext:value-type="string">
            <text:p>1/6/2016 11:48:35</text:p>
          </table:table-cell>
          <table:table-cell table:number-columns-repeated="3"/>
          <table:table-cell table:number-columns-repeated="2" table:style-name="ce1" office:value-type="string" calcext:value-type="string">
            <text:p>1/6/2016 11:48:3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1/5/2016 12:25:39</text:p>
          </table:table-cell>
          <table:table-cell/>
          <table:table-cell office:value-type="string" calcext:value-type="string">
            <text:p>in</text:p>
          </table:table-cell>
          <table:table-cell/>
          <table:table-cell office:value-type="string" calcext:value-type="string">
            <text:p>Chrome 47.0.2526.106</text:p>
          </table:table-cell>
          <table:table-cell office:value-type="string" calcext:value-type="string">
            <text:p>Linux x86_64</text:p>
          </table:table-cell>
          <table:table-cell office:value-type="string" calcext:value-type="string">
            <text:p>164.39.1.204</text:p>
          </table:table-cell>
          <table:table-cell office:value-type="string" calcext:value-type="string">
            <text:p>english</text:p>
          </table:table-cell>
          <table:table-cell office:value-type="string" calcext:value-type="string">
            <text:p>Here is another test message</text:p>
          </table:table-cell>
          <table:table-cell table:number-columns-repeated="103"/>
        </table:table-row>
        <table:table-row table:style-name="ro1">
          <table:table-cell office:value-type="float" office:value="91" calcext:value-type="float">
            <text:p>91</text:p>
          </table:table-cell>
          <table:table-cell office:value-type="string" calcext:value-type="string">
            <text:p>https://support.matillion.com/agent/case/91</text:p>
          </table:table-cell>
          <table:table-cell office:value-type="string" calcext:value-type="string">
            <text:p>Test Case 3</text:p>
          </table:table-cell>
          <table:table-cell table:number-columns-repeated="2"/>
          <table:table-cell office:value-type="string" calcext:value-type="string">
            <text:p>EDD</text:p>
          </table:table-cell>
          <table:table-cell/>
          <table:table-cell office:value-type="string" calcext:value-type="string">
            <text:p>edd.thompson@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5/2016 12:47:17</text:p>
          </table:table-cell>
          <table:table-cell table:style-name="ce1" office:value-type="string" calcext:value-type="string">
            <text:p>1/6/2016 11:48:35</text:p>
          </table:table-cell>
          <table:table-cell table:number-columns-repeated="3"/>
          <table:table-cell table:number-columns-repeated="2" table:style-name="ce1" office:value-type="string" calcext:value-type="string">
            <text:p>1/6/2016 11:48:3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1/5/2016 12:47:17</text:p>
          </table:table-cell>
          <table:table-cell/>
          <table:table-cell office:value-type="string" calcext:value-type="string">
            <text:p>in</text:p>
          </table:table-cell>
          <table:table-cell/>
          <table:table-cell office:value-type="string" calcext:value-type="string">
            <text:p>Chrome 47.0.2526.106</text:p>
          </table:table-cell>
          <table:table-cell office:value-type="string" calcext:value-type="string">
            <text:p>Linux x86_64</text:p>
          </table:table-cell>
          <table:table-cell office:value-type="string" calcext:value-type="string">
            <text:p>164.39.1.204</text:p>
          </table:table-cell>
          <table:table-cell office:value-type="string" calcext:value-type="string">
            <text:p>english</text:p>
          </table:table-cell>
          <table:table-cell office:value-type="string" calcext:value-type="string">
            <text:p>Here is the contents of the case</text:p>
          </table:table-cell>
          <table:table-cell table:number-columns-repeated="103"/>
        </table:table-row>
        <table:table-row table:style-name="ro1">
          <table:table-cell office:value-type="float" office:value="92" calcext:value-type="float">
            <text:p>92</text:p>
          </table:table-cell>
          <table:table-cell office:value-type="string" calcext:value-type="string">
            <text:p>https://support.matillion.com/agent/case/92</text:p>
          </table:table-cell>
          <table:table-cell office:value-type="string" calcext:value-type="string">
            <text:p>test case 4</text:p>
          </table:table-cell>
          <table:table-cell table:number-columns-repeated="2"/>
          <table:table-cell office:value-type="string" calcext:value-type="string">
            <text:p>EDD</text:p>
          </table:table-cell>
          <table:table-cell/>
          <table:table-cell office:value-type="string" calcext:value-type="string">
            <text:p>edd.thompson@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5/2016 12:50:07</text:p>
          </table:table-cell>
          <table:table-cell table:style-name="ce1" office:value-type="string" calcext:value-type="string">
            <text:p>1/6/2016 11:48:35</text:p>
          </table:table-cell>
          <table:table-cell table:style-name="ce1" office:value-type="string" calcext:value-type="string">
            <text:p>1/5/2016 12:51:26</text:p>
          </table:table-cell>
          <table:table-cell table:number-columns-repeated="2"/>
          <table:table-cell table:number-columns-repeated="2" table:style-name="ce1" office:value-type="string" calcext:value-type="string">
            <text:p>1/6/2016 11:48:35</text:p>
          </table:table-cell>
          <table:table-cell office:value-type="float" office:value="49" calcext:value-type="float">
            <text:p>49</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1/5/2016 12:50:07</text:p>
          </table:table-cell>
          <table:table-cell/>
          <table:table-cell office:value-type="string" calcext:value-type="string">
            <text:p>in</text:p>
          </table:table-cell>
          <table:table-cell/>
          <table:table-cell office:value-type="string" calcext:value-type="string">
            <text:p>Chrome 47.0.2526.106</text:p>
          </table:table-cell>
          <table:table-cell office:value-type="string" calcext:value-type="string">
            <text:p>Linux x86_64</text:p>
          </table:table-cell>
          <table:table-cell office:value-type="string" calcext:value-type="string">
            <text:p>164.39.1.204</text:p>
          </table:table-cell>
          <table:table-cell office:value-type="string" calcext:value-type="string">
            <text:p>english</text:p>
          </table:table-cell>
          <table:table-cell office:value-type="string" calcext:value-type="string">
            <text:p>HERE is the body of test case 4</text:p>
          </table:table-cell>
          <table:table-cell table:number-columns-repeated="103"/>
        </table:table-row>
        <table:table-row table:style-name="ro1">
          <table:table-cell office:value-type="float" office:value="93" calcext:value-type="float">
            <text:p>93</text:p>
          </table:table-cell>
          <table:table-cell office:value-type="string" calcext:value-type="string">
            <text:p>https://support.matillion.com/agent/case/93</text:p>
          </table:table-cell>
          <table:table-cell office:value-type="string" calcext:value-type="string">
            <text:p>test case 5</text:p>
          </table:table-cell>
          <table:table-cell table:number-columns-repeated="2"/>
          <table:table-cell office:value-type="string" calcext:value-type="string">
            <text:p>EDD</text:p>
          </table:table-cell>
          <table:table-cell/>
          <table:table-cell office:value-type="string" calcext:value-type="string">
            <text:p>edd.thompson@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5/2016 12:55:58</text:p>
          </table:table-cell>
          <table:table-cell table:style-name="ce1" office:value-type="string" calcext:value-type="string">
            <text:p>1/6/2016 11:48:36</text:p>
          </table:table-cell>
          <table:table-cell table:style-name="ce1" office:value-type="string" calcext:value-type="string">
            <text:p>1/5/2016 12:57:21</text:p>
          </table:table-cell>
          <table:table-cell table:style-name="ce1" office:value-type="string" calcext:value-type="string">
            <text:p>1/5/2016 12:58:36</text:p>
          </table:table-cell>
          <table:table-cell table:style-name="ce1"/>
          <table:table-cell table:number-columns-repeated="2" table:style-name="ce1" office:value-type="string" calcext:value-type="string">
            <text:p>1/6/2016 11:48:36</text:p>
          </table:table-cell>
          <table:table-cell office:value-type="float" office:value="16" calcext:value-type="float">
            <text:p>16</text:p>
          </table:table-cell>
          <table:table-cell table:number-columns-repeated="2" office:value-type="float" office:value="1" calcext:value-type="float">
            <text:p>1</text:p>
          </table:table-cell>
          <table:table-cell table:style-name="ce1" office:value-type="string" calcext:value-type="string">
            <text:p>1/5/2016 12:55:58</text:p>
          </table:table-cell>
          <table:table-cell table:style-name="ce1" office:value-type="string" calcext:value-type="string">
            <text:p>1/5/2016 12:58:36</text:p>
          </table:table-cell>
          <table:table-cell office:value-type="string" calcext:value-type="string">
            <text:p>out</text:p>
          </table:table-cell>
          <table:table-cell/>
          <table:table-cell office:value-type="string" calcext:value-type="string">
            <text:p>Chrome 47.0.2526.106</text:p>
          </table:table-cell>
          <table:table-cell office:value-type="string" calcext:value-type="string">
            <text:p>Linux x86_64</text:p>
          </table:table-cell>
          <table:table-cell office:value-type="string" calcext:value-type="string">
            <text:p>164.39.1.204</text:p>
          </table:table-cell>
          <table:table-cell office:value-type="string" calcext:value-type="string">
            <text:p>english</text:p>
          </table:table-cell>
          <table:table-cell office:value-type="string" calcext:value-type="string">
            <text:p>body for the fifth test case</text:p>
          </table:table-cell>
          <table:table-cell table:number-columns-repeated="103"/>
        </table:table-row>
        <table:table-row table:style-name="ro1">
          <table:table-cell office:value-type="float" office:value="94" calcext:value-type="float">
            <text:p>94</text:p>
          </table:table-cell>
          <table:table-cell office:value-type="string" calcext:value-type="string">
            <text:p>https://support.matillion.com/agent/case/94</text:p>
          </table:table-cell>
          <table:table-cell office:value-type="string" calcext:value-type="string">
            <text:p>Running tasks in parallel</text:p>
          </table:table-cell>
          <table:table-cell/>
          <table:table-cell office:value-type="string" calcext:value-type="string">
            <text:p>axtria.com</text:p>
          </table:table-cell>
          <table:table-cell office:value-type="string" calcext:value-type="string">
            <text:p>Udayan</text:p>
          </table:table-cell>
          <table:table-cell office:value-type="string" calcext:value-type="string">
            <text:p>Pani</text:p>
          </table:table-cell>
          <table:table-cell office:value-type="string" calcext:value-type="string">
            <text:p>udayan.pani@axtri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1/8/2016 09:49:05</text:p>
          </table:table-cell>
          <table:table-cell office:value-type="string" calcext:value-type="string">
            <text:p>1/18/2016 10:27:36</text:p>
          </table:table-cell>
          <table:table-cell table:style-name="ce1" office:value-type="string" calcext:value-type="string">
            <text:p>1/8/2016 09:50:36</text:p>
          </table:table-cell>
          <table:table-cell table:style-name="ce1" office:value-type="string" calcext:value-type="string">
            <text:p>1/8/2016 10:06:17</text:p>
          </table:table-cell>
          <table:table-cell table:style-name="ce1"/>
          <table:table-cell table:number-columns-repeated="2" table:style-name="ce1" office:value-type="string" calcext:value-type="string">
            <text:p>1/9/2016 06:36:41</text:p>
          </table:table-cell>
          <table:table-cell office:value-type="float" office:value="942" calcext:value-type="float">
            <text:p>942</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1/8/2016 10:17:25</text:p>
          </table:table-cell>
          <table:table-cell table:style-name="ce1" office:value-type="string" calcext:value-type="string">
            <text:p>1/8/2016 10:06:17</text:p>
          </table:table-cell>
          <table:table-cell office:value-type="string" calcext:value-type="string">
            <text:p>in</text:p>
          </table:table-cell>
          <table:table-cell/>
          <table:table-cell office:value-type="string" calcext:value-type="string">
            <text:p>Chrome 47.0.2526.106</text:p>
          </table:table-cell>
          <table:table-cell office:value-type="string" calcext:value-type="string">
            <text:p>Windows 8 </text:p>
          </table:table-cell>
          <table:table-cell office:value-type="string" calcext:value-type="string">
            <text:p>182.75.11.130</text:p>
          </table:table-cell>
          <table:table-cell office:value-type="string" calcext:value-type="string">
            <text:p>english</text:p>
          </table:table-cell>
          <table:table-cell office:value-type="string" calcext:value-type="string">
            <text:p>Is there a way task execution can be parallelized? We have 2 people working on the same project. When a job is run by one user, all other jobs/validations are pushed to a queue. While a delay in running another job is still ok, the validation task in the queue is critically slowing down parallel development.</text:p>
          </table:table-cell>
          <table:table-cell table:number-columns-repeated="103"/>
        </table:table-row>
        <table:table-row table:style-name="ro1">
          <table:table-cell office:value-type="float" office:value="100" calcext:value-type="float">
            <text:p>100</text:p>
          </table:table-cell>
          <table:table-cell office:value-type="string" calcext:value-type="string">
            <text:p>https://support.matillion.com/agent/case/100</text:p>
          </table:table-cell>
          <table:table-cell office:value-type="string" calcext:value-type="string">
            <text:p>Bug in the join component</text:p>
          </table:table-cell>
          <table:table-cell/>
          <table:table-cell office:value-type="string" calcext:value-type="string">
            <text:p>edftrading.com</text:p>
          </table:table-cell>
          <table:table-cell office:value-type="string" calcext:value-type="string">
            <text:p>Nicholas</text:p>
          </table:table-cell>
          <table:table-cell office:value-type="string" calcext:value-type="string">
            <text:p>Spain</text:p>
          </table:table-cell>
          <table:table-cell office:value-type="string" calcext:value-type="string">
            <text:p>nick.spain@edftrading.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18/2016 09:51:42</text:p>
          </table:table-cell>
          <table:table-cell office:value-type="string" calcext:value-type="string">
            <text:p>1/18/2016 10:40:43</text:p>
          </table:table-cell>
          <table:table-cell office:value-type="string" calcext:value-type="string">
            <text:p>1/18/2016 09:52:54</text:p>
          </table:table-cell>
          <table:table-cell office:value-type="string" calcext:value-type="string">
            <text:p>1/18/2016 10:08:24</text:p>
          </table:table-cell>
          <table:table-cell/>
          <table:table-cell office:value-type="string" calcext:value-type="string">
            <text:p>1/18/2016 10:26:22</text:p>
          </table:table-cell>
          <table:table-cell office:value-type="string" calcext:value-type="string">
            <text:p>1/18/2016 10:40:43</text:p>
          </table:table-cell>
          <table:table-cell office:value-type="float" office:value="822" calcext:value-type="float">
            <text:p>82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1/18/2016 10:31:32</text:p>
          </table:table-cell>
          <table:table-cell office:value-type="string" calcext:value-type="string">
            <text:p>1/18/2016 10:27:19</text:p>
          </table:table-cell>
          <table:table-cell office:value-type="string" calcext:value-type="string">
            <text:p>in</text:p>
          </table:table-cell>
          <table:table-cell/>
          <table:table-cell office:value-type="string" calcext:value-type="string">
            <text:p>IE 11.0</text:p>
          </table:table-cell>
          <table:table-cell office:value-type="string" calcext:value-type="string">
            <text:p>Windows 7 </text:p>
          </table:table-cell>
          <table:table-cell office:value-type="string" calcext:value-type="string">
            <text:p>193.129.168.75</text:p>
          </table:table-cell>
          <table:table-cell office:value-type="string" calcext:value-type="string">
            <text:p>english</text:p>
          </table:table-cell>
          <table:table-cell office:value-type="string" calcext:value-type="string">
            <text:p>I cannot get the join component to work. <text:s/>I draw links from 2 tables into the join component but can only see fields from one of the tables in the join expressions editor. <text:s/>This means I cannot complete the join component properties. <text:s/>I have attached a file with screen shots to illustrate further.</text:p>
          </table:table-cell>
          <table:table-cell table:number-columns-repeated="103"/>
        </table:table-row>
        <table:table-row table:style-name="ro3">
          <table:table-cell office:value-type="float" office:value="101" calcext:value-type="float">
            <text:p>101</text:p>
          </table:table-cell>
          <table:table-cell office:value-type="string" calcext:value-type="string">
            <text:p>https://support.matillion.com/agent/case/101</text:p>
          </table:table-cell>
          <table:table-cell office:value-type="string" calcext:value-type="string">
            <text:p>Can it use a pre-existing manifest?</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19/2016 16:48:38</text:p>
          </table:table-cell>
          <table:table-cell office:value-type="string" calcext:value-type="string">
            <text:p>4/14/2016 19:59:34</text:p>
          </table:table-cell>
          <table:table-cell office:value-type="string" calcext:value-type="string">
            <text:p>1/19/2016 16:51:04</text:p>
          </table:table-cell>
          <table:table-cell office:value-type="string" calcext:value-type="string">
            <text:p>1/19/2016 17:00:54</text:p>
          </table:table-cell>
          <table:table-cell/>
          <table:table-cell table:number-columns-repeated="2" office:value-type="string" calcext:value-type="string">
            <text:p>4/14/2016 19:34:35</text:p>
          </table:table-cell>
          <table:table-cell office:value-type="float" office:value="440" calcext:value-type="float">
            <text:p>440</text:p>
          </table:table-cell>
          <table:table-cell table:number-columns-repeated="2" office:value-type="float" office:value="2" calcext:value-type="float">
            <text:p>2</text:p>
          </table:table-cell>
          <table:table-cell office:value-type="string" calcext:value-type="string">
            <text:p>1/19/2016 17:34:04</text:p>
          </table:table-cell>
          <table:table-cell office:value-type="string" calcext:value-type="string">
            <text:p>1/20/2016 06:20:41</text:p>
          </table:table-cell>
          <table:table-cell office:value-type="string" calcext:value-type="string">
            <text:p>in</text:p>
          </table:table-cell>
          <table:table-cell/>
          <table:table-cell office:value-type="string" calcext:value-type="string">
            <text:p>Chrome 47.0.2526.106</text:p>
          </table:table-cell>
          <table:table-cell office:value-type="string" calcext:value-type="string">
            <text:p>Mac OS 10.11</text:p>
          </table:table-cell>
          <table:table-cell office:value-type="string" calcext:value-type="string">
            <text:p>98.109.150.46</text:p>
          </table:table-cell>
          <table:table-cell office:value-type="string" calcext:value-type="string">
            <text:p>english</text:p>
          </table:table-cell>
          <table:table-cell office:value-type="string" calcext:value-type="string">
            <text:p>Can COPY command be set up to use a pre-existing manifest?  The new Manifest feature (in v1.18.5) in the video says "it will create Manifest based critically on RegEx" which is not what I would need.  </text:p>
            <text:p/>
            <text:p>I've had data-vendors push data-files to a subdirectory on one of my S3 buckets (split and zipped) on an automated schedule.  Included in their batch of files is a manifest for that day's data-files.  So all I need Matillion to do is look for the Manifest on S3 and run a COPY command using it.  Can Matillion do that?</text:p>
          </table:table-cell>
          <table:table-cell table:number-columns-repeated="103"/>
        </table:table-row>
        <table:table-row table:style-name="ro5">
          <table:table-cell office:value-type="float" office:value="102" calcext:value-type="float">
            <text:p>102</text:p>
          </table:table-cell>
          <table:table-cell office:value-type="string" calcext:value-type="string">
            <text:p>https://support.matillion.com/agent/case/102</text:p>
          </table:table-cell>
          <table:table-cell office:value-type="string" calcext:value-type="string">
            <text:p>Problem with views</text:p>
          </table:table-cell>
          <table:table-cell/>
          <table:table-cell office:value-type="string" calcext:value-type="string">
            <text:p>axtria.com</text:p>
          </table:table-cell>
          <table:table-cell office:value-type="string" calcext:value-type="string">
            <text:p>Udayan</text:p>
          </table:table-cell>
          <table:table-cell office:value-type="string" calcext:value-type="string">
            <text:p>Pani</text:p>
          </table:table-cell>
          <table:table-cell office:value-type="string" calcext:value-type="string">
            <text:p>udayan.pani@axtri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1/21/2016 07:14:29</text:p>
          </table:table-cell>
          <table:table-cell office:value-type="string" calcext:value-type="string">
            <text:p>7/23/2016 08:42:12</text:p>
          </table:table-cell>
          <table:table-cell office:value-type="string" calcext:value-type="string">
            <text:p>1/21/2016 07:15:38</text:p>
          </table:table-cell>
          <table:table-cell office:value-type="string" calcext:value-type="string">
            <text:p>1/21/2016 07:27:40</text:p>
          </table:table-cell>
          <table:table-cell/>
          <table:table-cell table:number-columns-repeated="2" office:value-type="string" calcext:value-type="string">
            <text:p>7/23/2016 08:42:12</text:p>
          </table:table-cell>
          <table:table-cell office:value-type="float" office:value="1033" calcext:value-type="float">
            <text:p>1033</text:p>
          </table:table-cell>
          <table:table-cell table:number-columns-repeated="2" office:value-type="float" office:value="2" calcext:value-type="float">
            <text:p>2</text:p>
          </table:table-cell>
          <table:table-cell office:value-type="string" calcext:value-type="string">
            <text:p>1/21/2016 07:44:51</text:p>
          </table:table-cell>
          <table:table-cell office:value-type="string" calcext:value-type="string">
            <text:p>1/21/2016 07:50:22</text:p>
          </table:table-cell>
          <table:table-cell office:value-type="string" calcext:value-type="string">
            <text:p>in</text:p>
          </table:table-cell>
          <table:table-cell/>
          <table:table-cell office:value-type="string" calcext:value-type="string">
            <text:p>Chrome 47.0.2526.111</text:p>
          </table:table-cell>
          <table:table-cell office:value-type="string" calcext:value-type="string">
            <text:p>Windows 8 </text:p>
          </table:table-cell>
          <table:table-cell office:value-type="string" calcext:value-type="string">
            <text:p>182.75.11.130</text:p>
          </table:table-cell>
          <table:table-cell office:value-type="string" calcext:value-type="string">
            <text:p>english</text:p>
          </table:table-cell>
          <table:table-cell office:value-type="string" calcext:value-type="string">
            <text:p>HI,</text:p>
            <text:p/>
            <text:p>I was trying to resize my Redshift cluster but it hung up and failed. The Amazon engineers said it was a problem with a few views (invalid view definition) that was causing the resize to fail. Is there a way to identify which flows are creating that view? I can go into each view and try locating it but is there a faster way for you to identify the flows?</text:p>
            <text:p/>
            <text:p>I am guessing that probably the structures of the tables creating those views has changed. Can there be any other reason what might cause the view definition to be invalid?</text:p>
            <text:p/>
            <text:p>The views that were having problems are listed below:</text:p>
            <text:p/>
            <text:p>[dev][public][v_0000035038]</text:p>
            <text:p>[dev][public][v_0000040631]</text:p>
            <text:p>[dev][public][v_0000064707]</text:p>
          </table:table-cell>
          <table:table-cell table:number-columns-repeated="103"/>
        </table:table-row>
        <table:table-row table:style-name="ro16">
          <table:table-cell office:value-type="float" office:value="103" calcext:value-type="float">
            <text:p>103</text:p>
          </table:table-cell>
          <table:table-cell office:value-type="string" calcext:value-type="string">
            <text:p>https://support.matillion.com/agent/case/103</text:p>
          </table:table-cell>
          <table:table-cell office:value-type="string" calcext:value-type="string">
            <text:p>Problems setting environment variable</text:p>
          </table:table-cell>
          <table:table-cell office:value-type="string" calcext:value-type="string">
            <text:p>I am following the example of updating an environment variable on the support page (https://redshiftsupport.matillion.com/customer/portal/articles/2234735-python-script)</text:p>
            <text:p/>
            <text:p>My sample script is below....  It's job is simply to set a value to the following </text:p>
          </table:table-cell>
          <table:table-cell office:value-type="string" calcext:value-type="string">
            <text:p>ipro.us</text:p>
          </table:table-cell>
          <table:table-cell office:value-type="string" calcext:value-type="string">
            <text:p>Hise</text:p>
          </table:table-cell>
          <table:table-cell office:value-type="string" calcext:value-type="string">
            <text:p>Chapman</text:p>
          </table:table-cell>
          <table:table-cell office:value-type="string" calcext:value-type="string">
            <text:p>hise@ipro.us</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table:number-columns-repeated="4"/>
          <table:table-cell office:value-type="string" calcext:value-type="string">
            <text:p>1/21/2016 13:12:58</text:p>
          </table:table-cell>
          <table:table-cell office:value-type="string" calcext:value-type="string">
            <text:p>7/23/2016 08:42:26</text:p>
          </table:table-cell>
          <table:table-cell office:value-type="string" calcext:value-type="string">
            <text:p>1/21/2016 13:12:58</text:p>
          </table:table-cell>
          <table:table-cell office:value-type="string" calcext:value-type="string">
            <text:p>1/21/2016 13:22:46</text:p>
          </table:table-cell>
          <table:table-cell/>
          <table:table-cell table:number-columns-repeated="2" office:value-type="string" calcext:value-type="string">
            <text:p>7/23/2016 08:42:26</text:p>
          </table:table-cell>
          <table:table-cell office:value-type="float" office:value="2724" calcext:value-type="float">
            <text:p>2724</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1/21/2016 13:22:46</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Hise, </text:p>
            <text:p/>
            <text:p>Interesting one this one, Dave and I arn't sure weather this counts as a bug or a features. Essentially what is happening is as follows:-</text:p>
            <text:p/>
            <text:p>When the python component is invoked the environment variables are _copied_ into the context of the component. When you call *updateVariable* this then sets the environment variable in the main context and NOT the copy in they python component. So you need to consider a few things:-</text:p>
            <text:p/>
            <text:p>* If you printed the variables is a second python component you would see the correct value.</text:p>
            <text:p>* the simplest way to resolve your _immediate_ issue is to just use internal variables in your python and only so updateVariable at the end.</text:p>
            <text:p/>
            <text:p>Should it work like this? possibly not. We have raised a ticket that will make updateVariable act on the copy in the component as well as the main environment variable and this will be in the next release.</text:p>
            <text:p/>
            <text:p>That will get you past that issue and hopefully explain the behaviour you see.</text:p>
          </table:table-cell>
          <table:table-cell table:number-columns-repeated="103"/>
        </table:table-row>
        <table:table-row table:style-name="ro9">
          <table:table-cell office:value-type="float" office:value="104" calcext:value-type="float">
            <text:p>104</text:p>
          </table:table-cell>
          <table:table-cell office:value-type="string" calcext:value-type="string">
            <text:p>https://support.matillion.com/agent/case/104</text:p>
          </table:table-cell>
          <table:table-cell office:value-type="string" calcext:value-type="string">
            <text:p>SFTP Input Data URL Format</text:p>
          </table:table-cell>
          <table:table-cell/>
          <table:table-cell office:value-type="string" calcext:value-type="string">
            <text:p>thrivemarket.com</text:p>
          </table:table-cell>
          <table:table-cell office:value-type="string" calcext:value-type="string">
            <text:p>Alex</text:p>
          </table:table-cell>
          <table:table-cell office:value-type="string" calcext:value-type="string">
            <text:p>Mapes</text:p>
          </table:table-cell>
          <table:table-cell office:value-type="string" calcext:value-type="string">
            <text:p>alex.mapes@thrivemarke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1/22/2016 18:27:55</text:p>
          </table:table-cell>
          <table:table-cell office:value-type="string" calcext:value-type="string">
            <text:p>7/23/2016 08:44:54</text:p>
          </table:table-cell>
          <table:table-cell office:value-type="string" calcext:value-type="string">
            <text:p>1/22/2016 22:02:32</text:p>
          </table:table-cell>
          <table:table-cell office:value-type="string" calcext:value-type="string">
            <text:p>1/22/2016 22:59:07</text:p>
          </table:table-cell>
          <table:table-cell table:number-columns-repeated="3"/>
          <table:table-cell office:value-type="float" office:value="3651" calcext:value-type="float">
            <text:p>3651</text:p>
          </table:table-cell>
          <table:table-cell table:number-columns-repeated="2" office:value-type="float" office:value="2" calcext:value-type="float">
            <text:p>2</text:p>
          </table:table-cell>
          <table:table-cell office:value-type="string" calcext:value-type="string">
            <text:p>1/26/2016 20:01:31</text:p>
          </table:table-cell>
          <table:table-cell office:value-type="string" calcext:value-type="string">
            <text:p>1/26/2016 20:35:45</text:p>
          </table:table-cell>
          <table:table-cell office:value-type="string" calcext:value-type="string">
            <text:p>in</text:p>
          </table:table-cell>
          <table:table-cell/>
          <table:table-cell office:value-type="string" calcext:value-type="string">
            <text:p>Chrome 47.0.2526.111</text:p>
          </table:table-cell>
          <table:table-cell office:value-type="string" calcext:value-type="string">
            <text:p>Mac OS 10.10</text:p>
          </table:table-cell>
          <table:table-cell office:value-type="string" calcext:value-type="string">
            <text:p>216.14.10.186</text:p>
          </table:table-cell>
          <table:table-cell office:value-type="string" calcext:value-type="string">
            <text:p>english</text:p>
          </table:table-cell>
          <table:table-cell office:value-type="string" calcext:value-type="string">
            <text:p>I am trying to connect to an sftp site and need to know the format of the Input Data URL.  What should the url and file location look like for this field?</text:p>
            <text:p/>
            <text:p>Additionally do I put all of my private key in the sftp key setting.  This is my only authentication as I don't have a password.</text:p>
            <text:p/>
            <text:p>Thanks,</text:p>
            <text:p>Alex</text:p>
          </table:table-cell>
          <table:table-cell table:number-columns-repeated="103"/>
        </table:table-row>
        <table:table-row table:style-name="ro11">
          <table:table-cell office:value-type="float" office:value="105" calcext:value-type="float">
            <text:p>105</text:p>
          </table:table-cell>
          <table:table-cell office:value-type="string" calcext:value-type="string">
            <text:p>https://support.matillion.com/agent/case/105</text:p>
          </table:table-cell>
          <table:table-cell office:value-type="string" calcext:value-type="string">
            <text:p>Login URL</text:p>
          </table:table-cell>
          <table:table-cell/>
          <table:table-cell office:value-type="string" calcext:value-type="string">
            <text:p>cotteswold-dairy.co.uk</text:p>
          </table:table-cell>
          <table:table-cell office:value-type="string" calcext:value-type="string">
            <text:p>Tom</text:p>
          </table:table-cell>
          <table:table-cell office:value-type="string" calcext:value-type="string">
            <text:p>Wood</text:p>
          </table:table-cell>
          <table:table-cell office:value-type="string" calcext:value-type="string">
            <text:p>tomwood@cotteswold-dairy.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2/3/2016 19:58:47</text:p>
          </table:table-cell>
          <table:table-cell table:style-name="ce1" office:value-type="string" calcext:value-type="string">
            <text:p>2/3/2016 21:54:26</text:p>
          </table:table-cell>
          <table:table-cell table:style-name="ce1" office:value-type="string" calcext:value-type="string">
            <text:p>2/3/2016 20:49:39</text:p>
          </table:table-cell>
          <table:table-cell table:style-name="ce1" office:value-type="string" calcext:value-type="string">
            <text:p>2/3/2016 20:51:52</text:p>
          </table:table-cell>
          <table:table-cell table:style-name="ce1"/>
          <table:table-cell table:style-name="ce1" office:value-type="string" calcext:value-type="string">
            <text:p>2/3/2016 20:50:57</text:p>
          </table:table-cell>
          <table:table-cell table:style-name="ce1" office:value-type="string" calcext:value-type="string">
            <text:p>2/3/2016 21:54:26</text:p>
          </table:table-cell>
          <table:table-cell office:value-type="float" office:value="83" calcext:value-type="float">
            <text:p>83</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2/3/2016 21:13:22</text:p>
          </table:table-cell>
          <table:table-cell table:style-name="ce1" office:value-type="string" calcext:value-type="string">
            <text:p>2/3/2016 20:51:52</text:p>
          </table:table-cell>
          <table:table-cell office:value-type="string" calcext:value-type="string">
            <text:p>in</text:p>
          </table:table-cell>
          <table:table-cell/>
          <table:table-cell office:value-type="string" calcext:value-type="string">
            <text:p>iPhone OS</text:p>
          </table:table-cell>
          <table:table-cell office:value-type="string" calcext:value-type="string">
            <text:p>Mac OS </text:p>
          </table:table-cell>
          <table:table-cell office:value-type="string" calcext:value-type="string">
            <text:p>80.194.20.245</text:p>
          </table:table-cell>
          <table:table-cell office:value-type="string" calcext:value-type="string">
            <text:p>english</text:p>
          </table:table-cell>
          <table:table-cell office:value-type="string" calcext:value-type="string">
            <text:p>Please can you remind me the login URL for our Matillion (Cotteswold Dairy) as I am working offline and cannot access my login details or get into work network.</text:p>
            <text:p/>
            <text:p>Thanks</text:p>
            <text:p/>
            <text:p>Tom</text:p>
          </table:table-cell>
          <table:table-cell table:number-columns-repeated="103"/>
        </table:table-row>
        <table:table-row table:style-name="ro13">
          <table:table-cell office:value-type="float" office:value="106" calcext:value-type="float">
            <text:p>106</text:p>
          </table:table-cell>
          <table:table-cell office:value-type="string" calcext:value-type="string">
            <text:p>https://support.matillion.com/agent/case/106</text:p>
          </table:table-cell>
          <table:table-cell office:value-type="string" calcext:value-type="string">
            <text:p>Frequent "Waiting for server response" message</text:p>
          </table:table-cell>
          <table:table-cell/>
          <table:table-cell office:value-type="string" calcext:value-type="string">
            <text:p>flyporter.com</text:p>
          </table:table-cell>
          <table:table-cell office:value-type="string" calcext:value-type="string">
            <text:p>Troy</text:p>
          </table:table-cell>
          <table:table-cell office:value-type="string" calcext:value-type="string">
            <text:p>Tiller</text:p>
          </table:table-cell>
          <table:table-cell office:value-type="string" calcext:value-type="string">
            <text:p>troy.tiller@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2/5/2016 15:17:16</text:p>
          </table:table-cell>
          <table:table-cell table:style-name="ce1" office:value-type="string" calcext:value-type="string">
            <text:p>2/8/2016 17:43:13</text:p>
          </table:table-cell>
          <table:table-cell table:style-name="ce1" office:value-type="string" calcext:value-type="string">
            <text:p>2/5/2016 15:50:12</text:p>
          </table:table-cell>
          <table:table-cell table:style-name="ce1" office:value-type="string" calcext:value-type="string">
            <text:p>2/5/2016 16:14:19</text:p>
          </table:table-cell>
          <table:table-cell table:style-name="ce1"/>
          <table:table-cell table:number-columns-repeated="2"/>
          <table:table-cell office:value-type="float" office:value="4860" calcext:value-type="float">
            <text:p>4860</text:p>
          </table:table-cell>
          <table:table-cell office:value-type="float" office:value="4" calcext:value-type="float">
            <text:p>4</text:p>
          </table:table-cell>
          <table:table-cell office:value-type="float" office:value="5" calcext:value-type="float">
            <text:p>5</text:p>
          </table:table-cell>
          <table:table-cell table:style-name="ce1" office:value-type="string" calcext:value-type="string">
            <text:p>2/8/2016 15:04:22</text:p>
          </table:table-cell>
          <table:table-cell table:style-name="ce1" office:value-type="string" calcext:value-type="string">
            <text:p>2/8/2016 15:25:56</text:p>
          </table:table-cell>
          <table:table-cell office:value-type="string" calcext:value-type="string">
            <text:p>in</text:p>
          </table:table-cell>
          <table:table-cell/>
          <table:table-cell office:value-type="string" calcext:value-type="string">
            <text:p>Chrome 48.0.2564.97</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text:p>
            <text:p/>
            <text:p>We just started up our first instance and have notice we get quite a few "waiting for server response" messages pop up when we're building or reviewing a job. The message takes up to a couple of minutes to disappear making it very difficult to continue our trial.</text:p>
            <text:p/>
            <text:p>Are there any suggestions to prevent the messages from popping up frequently?</text:p>
            <text:p/>
            <text:p>Thanks,</text:p>
            <text:p>Troy</text:p>
          </table:table-cell>
          <table:table-cell table:number-columns-repeated="103"/>
        </table:table-row>
        <table:table-row table:style-name="ro9">
          <table:table-cell office:value-type="float" office:value="108" calcext:value-type="float">
            <text:p>108</text:p>
          </table:table-cell>
          <table:table-cell office:value-type="string" calcext:value-type="string">
            <text:p>https://support.matillion.com/agent/case/108</text:p>
          </table:table-cell>
          <table:table-cell office:value-type="string" calcext:value-type="string">
            <text:p>Zip Files from FTP Site</text:p>
          </table:table-cell>
          <table:table-cell/>
          <table:table-cell office:value-type="string" calcext:value-type="string">
            <text:p>flyporter.com</text:p>
          </table:table-cell>
          <table:table-cell office:value-type="string" calcext:value-type="string">
            <text:p>Troy</text:p>
          </table:table-cell>
          <table:table-cell office:value-type="string" calcext:value-type="string">
            <text:p>Tiller</text:p>
          </table:table-cell>
          <table:table-cell office:value-type="string" calcext:value-type="string">
            <text:p>troy.tiller@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2/8/2016 22:28:52</text:p>
          </table:table-cell>
          <table:table-cell office:value-type="string" calcext:value-type="string">
            <text:p>2/25/2016 14:21:29</text:p>
          </table:table-cell>
          <table:table-cell table:style-name="ce1" office:value-type="string" calcext:value-type="string">
            <text:p>2/8/2016 22:36:41</text:p>
          </table:table-cell>
          <table:table-cell table:style-name="ce1" office:value-type="string" calcext:value-type="string">
            <text:p>2/9/2016 21:05:07</text:p>
          </table:table-cell>
          <table:table-cell table:style-name="ce1"/>
          <table:table-cell table:number-columns-repeated="2"/>
          <table:table-cell office:value-type="float" office:value="2712" calcext:value-type="float">
            <text:p>2712</text:p>
          </table:table-cell>
          <table:table-cell table:number-columns-repeated="2" office:value-type="float" office:value="3" calcext:value-type="float">
            <text:p>3</text:p>
          </table:table-cell>
          <table:table-cell table:style-name="ce1" office:value-type="string" calcext:value-type="string">
            <text:p>2/9/2016 22:40:53</text:p>
          </table:table-cell>
          <table:table-cell table:style-name="ce1" office:value-type="string" calcext:value-type="string">
            <text:p>2/10/2016 16:53:02</text:p>
          </table:table-cell>
          <table:table-cell office:value-type="string" calcext:value-type="string">
            <text:p>out</text:p>
          </table:table-cell>
          <table:table-cell/>
          <table:table-cell office:value-type="string" calcext:value-type="string">
            <text:p>Chrome 48.0.2564.103</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text:p>
            <text:p/>
            <text:p>We have a data source from a 3rd party vendor's FTP site. The vendor provides their data in zip files. How can we extract the zip files and load them into Redshift using the S3 Put Object? Is there away to uncompress the files and recompress them in gzip? </text:p>
            <text:p/>
            <text:p>Thanks,</text:p>
            <text:p>troy</text:p>
          </table:table-cell>
          <table:table-cell table:number-columns-repeated="103"/>
        </table:table-row>
        <table:table-row table:style-name="ro11">
          <table:table-cell office:value-type="float" office:value="113" calcext:value-type="float">
            <text:p>113</text:p>
          </table:table-cell>
          <table:table-cell office:value-type="string" calcext:value-type="string">
            <text:p>https://support.matillion.com/agent/case/113</text:p>
          </table:table-cell>
          <table:table-cell office:value-type="string" calcext:value-type="string">
            <text:p>S3 Load Component not loading data</text:p>
          </table:table-cell>
          <table:table-cell/>
          <table:table-cell office:value-type="string" calcext:value-type="string">
            <text:p>ipro.us</text:p>
          </table:table-cell>
          <table:table-cell office:value-type="string" calcext:value-type="string">
            <text:p>Hise</text:p>
          </table:table-cell>
          <table:table-cell office:value-type="string" calcext:value-type="string">
            <text:p>Chapman</text:p>
          </table:table-cell>
          <table:table-cell office:value-type="string" calcext:value-type="string">
            <text:p>hise@ipro.us</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2/16/2016 20:30:57</text:p>
          </table:table-cell>
          <table:table-cell office:value-type="string" calcext:value-type="string">
            <text:p>2/16/2016 21:07:30</text:p>
          </table:table-cell>
          <table:table-cell office:value-type="string" calcext:value-type="string">
            <text:p>2/16/2016 20:32:20</text:p>
          </table:table-cell>
          <table:table-cell table:number-columns-repeated="2"/>
          <table:table-cell table:number-columns-repeated="2" office:value-type="string" calcext:value-type="string">
            <text:p>2/16/2016 21:07:30</text:p>
          </table:table-cell>
          <table:table-cell office:value-type="float" office:value="1290" calcext:value-type="float">
            <text:p>129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2/16/2016 20:30:57</text:p>
          </table:table-cell>
          <table:table-cell/>
          <table:table-cell office:value-type="string" calcext:value-type="string">
            <text:p>in</text:p>
          </table:table-cell>
          <table:table-cell/>
          <table:table-cell office:value-type="string" calcext:value-type="string">
            <text:p>Chrome 48.0.2564.109</text:p>
          </table:table-cell>
          <table:table-cell office:value-type="string" calcext:value-type="string">
            <text:p>Linux x86_64</text:p>
          </table:table-cell>
          <table:table-cell office:value-type="string" calcext:value-type="string">
            <text:p>24.40.136.202</text:p>
          </table:table-cell>
          <table:table-cell office:value-type="string" calcext:value-type="string">
            <text:p>english</text:p>
          </table:table-cell>
          <table:table-cell office:value-type="string" calcext:value-type="string">
            <text:p>I must be doing something wrong but my S3 Load component runs without error but doesn't load anything.</text:p>
            <text:p/>
            <text:p>attached is a document with screenshots of my S3 bucket and S3 Load component to confirm my bucket and filenames with the S3 Load component.</text:p>
            <text:p/>
            <text:p>The file is confirmed to be CSV format with " around all of the text fields.</text:p>
          </table:table-cell>
          <table:table-cell table:number-columns-repeated="103"/>
        </table:table-row>
        <table:table-row table:style-name="ro8">
          <table:table-cell office:value-type="float" office:value="114" calcext:value-type="float">
            <text:p>114</text:p>
          </table:table-cell>
          <table:table-cell office:value-type="string" calcext:value-type="string">
            <text:p>https://support.matillion.com/agent/case/114</text:p>
          </table:table-cell>
          <table:table-cell office:value-type="string" calcext:value-type="string">
            <text:p>Bug in changing Environment Variable data types</text:p>
          </table:table-cell>
          <table:table-cell/>
          <table:table-cell office:value-type="string" calcext:value-type="string">
            <text:p>quantcast.com</text:p>
          </table:table-cell>
          <table:table-cell office:value-type="string" calcext:value-type="string">
            <text:p>Kristi </text:p>
          </table:table-cell>
          <table:table-cell office:value-type="string" calcext:value-type="string">
            <text:p>Tsukida</text:p>
          </table:table-cell>
          <table:table-cell office:value-type="string" calcext:value-type="string">
            <text:p>ktsukida@quantcas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2/17/2016 20:39:25</text:p>
          </table:table-cell>
          <table:table-cell office:value-type="string" calcext:value-type="string">
            <text:p>3/23/2016 01:35:35</text:p>
          </table:table-cell>
          <table:table-cell office:value-type="string" calcext:value-type="string">
            <text:p>2/17/2016 20:43:50</text:p>
          </table:table-cell>
          <table:table-cell office:value-type="string" calcext:value-type="string">
            <text:p>2/17/2016 21:30:32</text:p>
          </table:table-cell>
          <table:table-cell table:number-columns-repeated="3"/>
          <table:table-cell office:value-type="float" office:value="418" calcext:value-type="float">
            <text:p>418</text:p>
          </table:table-cell>
          <table:table-cell table:number-columns-repeated="2" office:value-type="float" office:value="1" calcext:value-type="float">
            <text:p>1</text:p>
          </table:table-cell>
          <table:table-cell office:value-type="string" calcext:value-type="string">
            <text:p>2/17/2016 20:39:25</text:p>
          </table:table-cell>
          <table:table-cell office:value-type="string" calcext:value-type="string">
            <text:p>2/17/2016 21:30:32</text:p>
          </table:table-cell>
          <table:table-cell office:value-type="string" calcext:value-type="string">
            <text:p>out</text:p>
          </table:table-cell>
          <table:table-cell/>
          <table:table-cell office:value-type="string" calcext:value-type="string">
            <text:p>Chrome 48.0.2564.82</text:p>
          </table:table-cell>
          <table:table-cell office:value-type="string" calcext:value-type="string">
            <text:p>Mac OS 10.9</text:p>
          </table:table-cell>
          <table:table-cell office:value-type="string" calcext:value-type="string">
            <text:p>72.5.114.17</text:p>
          </table:table-cell>
          <table:table-cell office:value-type="string" calcext:value-type="string">
            <text:p>english</text:p>
          </table:table-cell>
          <table:table-cell office:value-type="string" calcext:value-type="string">
            <text:p>There's a weird bug when changing environment variable data types that prevents me from changing more than one data type at a time.</text:p>
            <text:p/>
            <text:p>Actions:</text:p>
            <text:p>1. Bring up Edit Environment Variables dialog</text:p>
            <text:p>2. Click on Data type for a column to bring up the data type dropdown dialog</text:p>
            <text:p>3. Click on a different data type</text:p>
            <text:p>4. Click on another Data type cell</text:p>
            <text:p/>
            <text:p>Expected:</text:p>
            <text:p>New dropdown dialog should appear for the second cell</text:p>
            <text:p/>
            <text:p>Actual:</text:p>
            <text:p>It looks like the dropdown dialog flickers in the top left corner of the webpage, then disappears, leaving me unable to change any other data types.</text:p>
          </table:table-cell>
          <table:table-cell table:number-columns-repeated="103"/>
        </table:table-row>
        <table:table-row table:style-name="ro1">
          <table:table-cell office:value-type="float" office:value="117" calcext:value-type="float">
            <text:p>117</text:p>
          </table:table-cell>
          <table:table-cell office:value-type="string" calcext:value-type="string">
            <text:p>https://support.matillion.com/agent/case/117</text:p>
          </table:table-cell>
          <table:table-cell office:value-type="string" calcext:value-type="string">
            <text:p>Help renaming a project group or deleting environment</text:p>
          </table:table-cell>
          <table:table-cell/>
          <table:table-cell office:value-type="string" calcext:value-type="string">
            <text:p>quantcast.com</text:p>
          </table:table-cell>
          <table:table-cell office:value-type="string" calcext:value-type="string">
            <text:p>Kristi </text:p>
          </table:table-cell>
          <table:table-cell office:value-type="string" calcext:value-type="string">
            <text:p>Tsukida</text:p>
          </table:table-cell>
          <table:table-cell office:value-type="string" calcext:value-type="string">
            <text:p>ktsukida@quantcas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2/18/2016 20:58:44</text:p>
          </table:table-cell>
          <table:table-cell office:value-type="string" calcext:value-type="string">
            <text:p>2/19/2016 08:49:40</text:p>
          </table:table-cell>
          <table:table-cell office:value-type="string" calcext:value-type="string">
            <text:p>2/19/2016 08:41:36</text:p>
          </table:table-cell>
          <table:table-cell office:value-type="string" calcext:value-type="string">
            <text:p>2/19/2016 08:49:40</text:p>
          </table:table-cell>
          <table:table-cell table:number-columns-repeated="3"/>
          <table:table-cell office:value-type="float" office:value="437" calcext:value-type="float">
            <text:p>437</text:p>
          </table:table-cell>
          <table:table-cell table:number-columns-repeated="2" office:value-type="float" office:value="1" calcext:value-type="float">
            <text:p>1</text:p>
          </table:table-cell>
          <table:table-cell office:value-type="string" calcext:value-type="string">
            <text:p>2/18/2016 20:58:44</text:p>
          </table:table-cell>
          <table:table-cell office:value-type="string" calcext:value-type="string">
            <text:p>2/19/2016 08:49:40</text:p>
          </table:table-cell>
          <table:table-cell office:value-type="string" calcext:value-type="string">
            <text:p>out</text:p>
          </table:table-cell>
          <table:table-cell/>
          <table:table-cell office:value-type="string" calcext:value-type="string">
            <text:p>Chrome 48.0.2564.82</text:p>
          </table:table-cell>
          <table:table-cell office:value-type="string" calcext:value-type="string">
            <text:p>Mac OS 10.9</text:p>
          </table:table-cell>
          <table:table-cell office:value-type="string" calcext:value-type="string">
            <text:p>72.5.114.17</text:p>
          </table:table-cell>
          <table:table-cell office:value-type="string" calcext:value-type="string">
            <text:p>english</text:p>
          </table:table-cell>
          <table:table-cell office:value-type="string" calcext:value-type="string">
            <text:p>Is there a way to rename a project group, or to delete an environment? I can't seem to find any way to do these things.</text:p>
          </table:table-cell>
          <table:table-cell table:number-columns-repeated="103"/>
        </table:table-row>
        <table:table-row table:style-name="ro7">
          <table:table-cell office:value-type="float" office:value="119" calcext:value-type="float">
            <text:p>119</text:p>
          </table:table-cell>
          <table:table-cell office:value-type="string" calcext:value-type="string">
            <text:p>https://support.matillion.com/agent/case/119</text:p>
          </table:table-cell>
          <table:table-cell office:value-type="string" calcext:value-type="string">
            <text:p>S3 load option for using explicit values for an Identity column</text:p>
          </table:table-cell>
          <table:table-cell/>
          <table:table-cell office:value-type="string" calcext:value-type="string">
            <text:p>qrious.co.nz</text:p>
          </table:table-cell>
          <table:table-cell office:value-type="string" calcext:value-type="string">
            <text:p>Hamish</text:p>
          </table:table-cell>
          <table:table-cell office:value-type="string" calcext:value-type="string">
            <text:p>Dickinson</text:p>
          </table:table-cell>
          <table:table-cell office:value-type="string" calcext:value-type="string">
            <text:p>hamish.dickinson@qrious.co.nz</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2/22/2016 01:52:31</text:p>
          </table:table-cell>
          <table:table-cell table:style-name="ce1" office:value-type="string" calcext:value-type="string">
            <text:p>5/9/2016 03:38:22</text:p>
          </table:table-cell>
          <table:table-cell office:value-type="string" calcext:value-type="string">
            <text:p>2/22/2016 09:18:39</text:p>
          </table:table-cell>
          <table:table-cell office:value-type="string" calcext:value-type="string">
            <text:p>2/22/2016 09:23:25</text:p>
          </table:table-cell>
          <table:table-cell/>
          <table:table-cell table:number-columns-repeated="2" table:style-name="ce1" office:value-type="string" calcext:value-type="string">
            <text:p>5/9/2016 03:38:22</text:p>
          </table:table-cell>
          <table:table-cell office:value-type="float" office:value="319" calcext:value-type="float">
            <text:p>319</text:p>
          </table:table-cell>
          <table:table-cell table:number-columns-repeated="2" office:value-type="float" office:value="1" calcext:value-type="float">
            <text:p>1</text:p>
          </table:table-cell>
          <table:table-cell office:value-type="string" calcext:value-type="string">
            <text:p>2/22/2016 01:52:31</text:p>
          </table:table-cell>
          <table:table-cell office:value-type="string" calcext:value-type="string">
            <text:p>2/22/2016 09:23:25</text:p>
          </table:table-cell>
          <table:table-cell office:value-type="string" calcext:value-type="string">
            <text:p>out</text:p>
          </table:table-cell>
          <table:table-cell/>
          <table:table-cell office:value-type="string" calcext:value-type="string">
            <text:p>Safari 9.0.3</text:p>
          </table:table-cell>
          <table:table-cell office:value-type="string" calcext:value-type="string">
            <text:p>Mac OS 10.10</text:p>
          </table:table-cell>
          <table:table-cell office:value-type="string" calcext:value-type="string">
            <text:p>203.96.123.161</text:p>
          </table:table-cell>
          <table:table-cell office:value-type="string" calcext:value-type="string">
            <text:p>english</text:p>
          </table:table-cell>
          <table:table-cell office:value-type="string" calcext:value-type="string">
            <text:p>Hi</text:p>
            <text:p/>
            <text:p>Does the S3 load component allow you to specify explicit values for an Identity column?</text:p>
            <text:p>As shown here</text:p>
            <text:p/>
            <text:p>http://docs.aws.amazon.com/redshift/latest/dg/r_COPY_command_examples.html#r_COPY_command_examples-load-venue-with-explicit-values-for-an-identity-column</text:p>
            <text:p/>
            <text:p>Thanks</text:p>
            <text:p>Hamish</text:p>
          </table:table-cell>
          <table:table-cell table:number-columns-repeated="103"/>
        </table:table-row>
        <table:table-row table:style-name="ro1">
          <table:table-cell office:value-type="float" office:value="120" calcext:value-type="float">
            <text:p>120</text:p>
          </table:table-cell>
          <table:table-cell office:value-type="string" calcext:value-type="string">
            <text:p>https://support.matillion.com/agent/case/120</text:p>
          </table:table-cell>
          <table:table-cell office:value-type="string" calcext:value-type="string">
            <text:p>ffw</text:p>
          </table:table-cell>
          <table:table-cell/>
          <table:table-cell office:value-type="string" calcext:value-type="string">
            <text:p>matillion.com</text:p>
          </table:table-cell>
          <table:table-cell office:value-type="string" calcext:value-type="string">
            <text:p>Darlington</text:p>
          </table:table-cell>
          <table:table-cell office:value-type="string" calcext:value-type="string">
            <text:p>Moyo</text:p>
          </table:table-cell>
          <table:table-cell office:value-type="string" calcext:value-type="string">
            <text:p>darlington.moyo@matill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2/24/2016 16:56:14</text:p>
          </table:table-cell>
          <table:table-cell office:value-type="string" calcext:value-type="string">
            <text:p>2/25/2016 13:39:10</text:p>
          </table:table-cell>
          <table:table-cell office:value-type="string" calcext:value-type="string">
            <text:p>2/25/2016 13:37:43</text:p>
          </table:table-cell>
          <table:table-cell office:value-type="string" calcext:value-type="string">
            <text:p>2/25/2016 13:39:10</text:p>
          </table:table-cell>
          <table:table-cell table:number-columns-repeated="3"/>
          <table:table-cell office:value-type="float" office:value="19" calcext:value-type="float">
            <text:p>19</text:p>
          </table:table-cell>
          <table:table-cell table:number-columns-repeated="2" office:value-type="float" office:value="1" calcext:value-type="float">
            <text:p>1</text:p>
          </table:table-cell>
          <table:table-cell office:value-type="string" calcext:value-type="string">
            <text:p>2/24/2016 16:56:14</text:p>
          </table:table-cell>
          <table:table-cell office:value-type="string" calcext:value-type="string">
            <text:p>2/25/2016 13:39:10</text:p>
          </table:table-cell>
          <table:table-cell office:value-type="string" calcext:value-type="string">
            <text:p>out</text:p>
          </table:table-cell>
          <table:table-cell/>
          <table:table-cell office:value-type="string" calcext:value-type="string">
            <text:p>Chrome 48.0.2564.116</text:p>
          </table:table-cell>
          <table:table-cell office:value-type="string" calcext:value-type="string">
            <text:p>Linux x86_64</text:p>
          </table:table-cell>
          <table:table-cell office:value-type="string" calcext:value-type="string">
            <text:p>164.39.1.204</text:p>
          </table:table-cell>
          <table:table-cell office:value-type="string" calcext:value-type="string">
            <text:p>english</text:p>
          </table:table-cell>
          <table:table-cell office:value-type="string" calcext:value-type="string">
            <text:p>efwf</text:p>
          </table:table-cell>
          <table:table-cell table:number-columns-repeated="103"/>
        </table:table-row>
        <table:table-row table:style-name="ro11">
          <table:table-cell office:value-type="float" office:value="121" calcext:value-type="float">
            <text:p>121</text:p>
          </table:table-cell>
          <table:table-cell office:value-type="string" calcext:value-type="string">
            <text:p>https://support.matillion.com/agent/case/121</text:p>
          </table:table-cell>
          <table:table-cell office:value-type="string" calcext:value-type="string">
            <text:p>N character values converting into NULL</text:p>
          </table:table-cell>
          <table:table-cell/>
          <table:table-cell office:value-type="string" calcext:value-type="string">
            <text:p>flyporter.com</text:p>
          </table:table-cell>
          <table:table-cell office:value-type="string" calcext:value-type="string">
            <text:p>Troy</text:p>
          </table:table-cell>
          <table:table-cell office:value-type="string" calcext:value-type="string">
            <text:p>Tiller</text:p>
          </table:table-cell>
          <table:table-cell office:value-type="string" calcext:value-type="string">
            <text:p>troy.tiller@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2/26/2016 17:12:01</text:p>
          </table:table-cell>
          <table:table-cell office:value-type="string" calcext:value-type="string">
            <text:p>3/17/2016 13:16:14</text:p>
          </table:table-cell>
          <table:table-cell office:value-type="string" calcext:value-type="string">
            <text:p>2/27/2016 07:44:29</text:p>
          </table:table-cell>
          <table:table-cell office:value-type="string" calcext:value-type="string">
            <text:p>2/27/2016 07:56:25</text:p>
          </table:table-cell>
          <table:table-cell table:number-columns-repeated="3"/>
          <table:table-cell office:value-type="float" office:value="6596" calcext:value-type="float">
            <text:p>6596</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3/17/2016 04:52:39</text:p>
          </table:table-cell>
          <table:table-cell office:value-type="string" calcext:value-type="string">
            <text:p>3/17/2016 13:16:14</text:p>
          </table:table-cell>
          <table:table-cell office:value-type="string" calcext:value-type="string">
            <text:p>in</text:p>
          </table:table-cell>
          <table:table-cell/>
          <table:table-cell office:value-type="string" calcext:value-type="string">
            <text:p>Chrome 48.0.2564.116</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text:p>
            <text:p/>
            <text:p>I'm having a strange occurrence loading records from a SQL Server db. One of the fields is a varchar(8) datatype with a mix of 1 and 2 character values. I'm using the Database Query to load into redshift. All the values in the column are being loaded correctly except for the "N" values. They are not being inserted into the column and are showing as Null in the target table.</text:p>
            <text:p/>
            <text:p>-troy</text:p>
          </table:table-cell>
          <table:table-cell table:number-columns-repeated="103"/>
        </table:table-row>
        <table:table-row table:style-name="ro13">
          <table:table-cell office:value-type="float" office:value="122" calcext:value-type="float">
            <text:p>122</text:p>
          </table:table-cell>
          <table:table-cell office:value-type="string" calcext:value-type="string">
            <text:p>https://support.matillion.com/agent/case/122</text:p>
          </table:table-cell>
          <table:table-cell office:value-type="string" calcext:value-type="string">
            <text:p>Insert/Update does not appear to work</text:p>
          </table:table-cell>
          <table:table-cell table:number-columns-repeated="2"/>
          <table:table-cell office:value-type="string" calcext:value-type="string">
            <text:p>dominique</text:p>
          </table:table-cell>
          <table:table-cell office:value-type="string" calcext:value-type="string">
            <text:p>toppani</text:p>
          </table:table-cell>
          <table:table-cell office:value-type="string" calcext:value-type="string">
            <text:p>dtoppani@twistbioscience.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2/27/2016 03:49:29</text:p>
          </table:table-cell>
          <table:table-cell office:value-type="string" calcext:value-type="string">
            <text:p>3/23/2016 01:35:45</text:p>
          </table:table-cell>
          <table:table-cell office:value-type="string" calcext:value-type="string">
            <text:p>2/27/2016 07:36:26</text:p>
          </table:table-cell>
          <table:table-cell office:value-type="string" calcext:value-type="string">
            <text:p>2/27/2016 07:44:25</text:p>
          </table:table-cell>
          <table:table-cell table:number-columns-repeated="3"/>
          <table:table-cell office:value-type="float" office:value="896" calcext:value-type="float">
            <text:p>896</text:p>
          </table:table-cell>
          <table:table-cell table:number-columns-repeated="2" office:value-type="float" office:value="1" calcext:value-type="float">
            <text:p>1</text:p>
          </table:table-cell>
          <table:table-cell office:value-type="string" calcext:value-type="string">
            <text:p>2/27/2016 03:49:29</text:p>
          </table:table-cell>
          <table:table-cell office:value-type="string" calcext:value-type="string">
            <text:p>2/27/2016 07:44:25</text:p>
          </table:table-cell>
          <table:table-cell office:value-type="string" calcext:value-type="string">
            <text:p>out</text:p>
          </table:table-cell>
          <table:table-cell/>
          <table:table-cell office:value-type="string" calcext:value-type="string">
            <text:p>Chrome 46.0.2486.0</text:p>
          </table:table-cell>
          <table:table-cell office:value-type="string" calcext:value-type="string">
            <text:p>Unknown </text:p>
          </table:table-cell>
          <table:table-cell office:value-type="string" calcext:value-type="string">
            <text:p>66.201.43.171</text:p>
          </table:table-cell>
          <table:table-cell office:value-type="string" calcext:value-type="string">
            <text:p>english</text:p>
          </table:table-cell>
          <table:table-cell office:value-type="string" calcext:value-type="string">
            <text:p>This is roughly what I am testing:</text:p>
            <text:p> - I have a table with these columns:</text:p>
            <text:p>     - ID1</text:p>
            <text:p>     - ID2</text:p>
            <text:p>     - VALUE1</text:p>
            <text:p>     - VALUE2</text:p>
            <text:p/>
            <text:p>I have 2 S3 files with the same ID1 and ID2, one file only contains VALUE1, the other one VALUE2 and I am trying to use the Table Update/Insert matching by ID1 and ID2 to get merged records in redshift. It appears to simply not respect the update and everything is inserted multiple times. How can I do it?</text:p>
          </table:table-cell>
          <table:table-cell table:number-columns-repeated="103"/>
        </table:table-row>
        <table:table-row table:style-name="ro9">
          <table:table-cell office:value-type="float" office:value="123" calcext:value-type="float">
            <text:p>123</text:p>
          </table:table-cell>
          <table:table-cell office:value-type="string" calcext:value-type="string">
            <text:p>https://support.matillion.com/agent/case/123</text:p>
          </table:table-cell>
          <table:table-cell office:value-type="string" calcext:value-type="string">
            <text:p>Database Query - S3 Staging Area Issue</text:p>
          </table:table-cell>
          <table:table-cell/>
          <table:table-cell office:value-type="string" calcext:value-type="string">
            <text:p>flyporter.com</text:p>
          </table:table-cell>
          <table:table-cell office:value-type="string" calcext:value-type="string">
            <text:p>Troy</text:p>
          </table:table-cell>
          <table:table-cell office:value-type="string" calcext:value-type="string">
            <text:p>Tiller</text:p>
          </table:table-cell>
          <table:table-cell office:value-type="string" calcext:value-type="string">
            <text:p>troy.tiller@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3/1/2016 16:00:46</text:p>
          </table:table-cell>
          <table:table-cell table:style-name="ce1" office:value-type="string" calcext:value-type="string">
            <text:p>4/1/2016 09:11:26</text:p>
          </table:table-cell>
          <table:table-cell table:style-name="ce1" office:value-type="string" calcext:value-type="string">
            <text:p>3/1/2016 17:32:24</text:p>
          </table:table-cell>
          <table:table-cell table:style-name="ce1" office:value-type="string" calcext:value-type="string">
            <text:p>3/1/2016 21:37:13</text:p>
          </table:table-cell>
          <table:table-cell table:style-name="ce1"/>
          <table:table-cell table:number-columns-repeated="2"/>
          <table:table-cell office:value-type="float" office:value="2664" calcext:value-type="float">
            <text:p>2664</text:p>
          </table:table-cell>
          <table:table-cell office:value-type="float" office:value="1" calcext:value-type="float">
            <text:p>1</text:p>
          </table:table-cell>
          <table:table-cell office:value-type="float" office:value="2" calcext:value-type="float">
            <text:p>2</text:p>
          </table:table-cell>
          <table:table-cell table:style-name="ce1" office:value-type="string" calcext:value-type="string">
            <text:p>3/1/2016 16:00:46</text:p>
          </table:table-cell>
          <table:table-cell table:style-name="ce1" office:value-type="string" calcext:value-type="string">
            <text:p>3/2/2016 15:02:02</text:p>
          </table:table-cell>
          <table:table-cell office:value-type="string" calcext:value-type="string">
            <text:p>out</text:p>
          </table:table-cell>
          <table:table-cell/>
          <table:table-cell office:value-type="string" calcext:value-type="string">
            <text:p>Chrome 48.0.2564.116</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text:p>
            <text:p/>
            <text:p>Just upgraded to the latest version this morning and now have an issue with the Database Query S3 Staging Area parameter. The component in the job is using a subfolder in the S3 bucket. I.e "datawarehouse/Import". The parameter status is indicating "Value is not a valid selection". I changed the parameter to "datawarehouse" and it works. Is there an issue with using subfolders in S3 buckets now?</text:p>
            <text:p/>
            <text:p>Thanks,</text:p>
            <text:p>Troy</text:p>
          </table:table-cell>
          <table:table-cell table:number-columns-repeated="103"/>
        </table:table-row>
        <table:table-row table:style-name="ro13">
          <table:table-cell office:value-type="float" office:value="124" calcext:value-type="float">
            <text:p>124</text:p>
          </table:table-cell>
          <table:table-cell office:value-type="string" calcext:value-type="string">
            <text:p>https://support.matillion.com/agent/case/124</text:p>
          </table:table-cell>
          <table:table-cell office:value-type="string" calcext:value-type="string">
            <text:p>Matillion job fails to run &amp; Won't re-run</text:p>
          </table:table-cell>
          <table:table-cell/>
          <table:table-cell office:value-type="string" calcext:value-type="string">
            <text:p>thrivemarket.com</text:p>
          </table:table-cell>
          <table:table-cell office:value-type="string" calcext:value-type="string">
            <text:p>Alex</text:p>
          </table:table-cell>
          <table:table-cell office:value-type="string" calcext:value-type="string">
            <text:p>Mapes</text:p>
          </table:table-cell>
          <table:table-cell office:value-type="string" calcext:value-type="string">
            <text:p>alex.mapes@thrivemarke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3/1/2016 21:29:00</text:p>
          </table:table-cell>
          <table:table-cell office:value-type="string" calcext:value-type="string">
            <text:p>3/23/2016 01:35:51</text:p>
          </table:table-cell>
          <table:table-cell table:style-name="ce1" office:value-type="string" calcext:value-type="string">
            <text:p>3/1/2016 21:33:40</text:p>
          </table:table-cell>
          <table:table-cell table:style-name="ce1" office:value-type="string" calcext:value-type="string">
            <text:p>3/1/2016 21:35:46</text:p>
          </table:table-cell>
          <table:table-cell table:style-name="ce1"/>
          <table:table-cell table:number-columns-repeated="2"/>
          <table:table-cell office:value-type="float" office:value="4413" calcext:value-type="float">
            <text:p>4413</text:p>
          </table:table-cell>
          <table:table-cell table:number-columns-repeated="2" office:value-type="float" office:value="4" calcext:value-type="float">
            <text:p>4</text:p>
          </table:table-cell>
          <table:table-cell table:style-name="ce1" office:value-type="string" calcext:value-type="string">
            <text:p>3/2/2016 17:16:46</text:p>
          </table:table-cell>
          <table:table-cell table:style-name="ce1" office:value-type="string" calcext:value-type="string">
            <text:p>3/2/2016 21:41:59</text:p>
          </table:table-cell>
          <table:table-cell office:value-type="string" calcext:value-type="string">
            <text:p>out</text:p>
          </table:table-cell>
          <table:table-cell/>
          <table:table-cell office:value-type="string" calcext:value-type="string">
            <text:p>Chrome 48.0.2564.116</text:p>
          </table:table-cell>
          <table:table-cell office:value-type="string" calcext:value-type="string">
            <text:p>Mac OS 10.10</text:p>
          </table:table-cell>
          <table:table-cell office:value-type="string" calcext:value-type="string">
            <text:p>216.14.10.186</text:p>
          </table:table-cell>
          <table:table-cell office:value-type="string" calcext:value-type="string">
            <text:p>english</text:p>
          </table:table-cell>
          <table:table-cell office:value-type="string" calcext:value-type="string">
            <text:p>Hi,</text:p>
            <text:p/>
            <text:p>I have a job that is scheduled to run every morning at 6am.  It didn't run this morning, but the job didn't fail.  It just failed to run.  When i try to run the orchestration manually, it says waiting and then never runs.  This job has some python scripting in it.</text:p>
            <text:p/>
            <text:p>Is there anything that can be done when this happens?  This is the second time this has happened the first time I just recreated the job and it worked then.</text:p>
            <text:p/>
            <text:p>Thanks,</text:p>
            <text:p>Alex</text:p>
          </table:table-cell>
          <table:table-cell table:number-columns-repeated="103"/>
        </table:table-row>
        <table:table-row table:style-name="ro7">
          <table:table-cell office:value-type="float" office:value="125" calcext:value-type="float">
            <text:p>125</text:p>
          </table:table-cell>
          <table:table-cell office:value-type="string" calcext:value-type="string">
            <text:p>https://support.matillion.com/agent/case/125</text:p>
          </table:table-cell>
          <table:table-cell office:value-type="string" calcext:value-type="string">
            <text:p>Ease entry of wide tables (eg. data from SFDC)</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3/2/2016 19:09:40</text:p>
          </table:table-cell>
          <table:table-cell office:value-type="string" calcext:value-type="string">
            <text:p>6/23/2016 19:21:22</text:p>
          </table:table-cell>
          <table:table-cell table:style-name="ce1" office:value-type="string" calcext:value-type="string">
            <text:p>3/2/2016 21:34:05</text:p>
          </table:table-cell>
          <table:table-cell table:style-name="ce1" office:value-type="string" calcext:value-type="string">
            <text:p>3/2/2016 21:41:09</text:p>
          </table:table-cell>
          <table:table-cell table:style-name="ce1"/>
          <table:table-cell table:number-columns-repeated="2" office:value-type="string" calcext:value-type="string">
            <text:p>6/23/2016 19:21:22</text:p>
          </table:table-cell>
          <table:table-cell office:value-type="float" office:value="401" calcext:value-type="float">
            <text:p>401</text:p>
          </table:table-cell>
          <table:table-cell table:number-columns-repeated="2" office:value-type="float" office:value="1" calcext:value-type="float">
            <text:p>1</text:p>
          </table:table-cell>
          <table:table-cell table:style-name="ce1" office:value-type="string" calcext:value-type="string">
            <text:p>3/2/2016 19:09:40</text:p>
          </table:table-cell>
          <table:table-cell table:style-name="ce1" office:value-type="string" calcext:value-type="string">
            <text:p>3/2/2016 21:41:09</text:p>
          </table:table-cell>
          <table:table-cell office:value-type="string" calcext:value-type="string">
            <text:p>out</text:p>
          </table:table-cell>
          <table:table-cell/>
          <table:table-cell office:value-type="string" calcext:value-type="string">
            <text:p>Chrome 48.0.2564.116</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This is the second project where I am recreating SafesForce tables in Redshift; this is the first using Matillion.  These tables often have 100's of columns (there is even a 500 column one at last location).  Doing this is painful using Matillion, both in setup, debugging and maintenance.  </text:p>
            <text:p/>
            <text:p>The create/replace table component's "table meta-data" option needs to:-</text:p>
            <text:p> (a) provide a means of importing a simple list (CR/LF separated) of column-names [NICE-to-HAVE]</text:p>
            <text:p>and </text:p>
            <text:p> (b) provide a sequential number for each column [ESSENTIAL].</text:p>
            <text:p/>
            <text:p>thanks</text:p>
            <text:p>Richard</text:p>
          </table:table-cell>
          <table:table-cell table:number-columns-repeated="103"/>
        </table:table-row>
        <table:table-row table:style-name="ro13">
          <table:table-cell office:value-type="float" office:value="127" calcext:value-type="float">
            <text:p>127</text:p>
          </table:table-cell>
          <table:table-cell office:value-type="string" calcext:value-type="string">
            <text:p>https://support.matillion.com/agent/case/127</text:p>
          </table:table-cell>
          <table:table-cell office:value-type="string" calcext:value-type="string">
            <text:p>Stopping a Job that is running but can't see it.</text:p>
          </table:table-cell>
          <table:table-cell/>
          <table:table-cell office:value-type="string" calcext:value-type="string">
            <text:p>flyporter.com</text:p>
          </table:table-cell>
          <table:table-cell office:value-type="string" calcext:value-type="string">
            <text:p>Troy</text:p>
          </table:table-cell>
          <table:table-cell office:value-type="string" calcext:value-type="string">
            <text:p>Tiller</text:p>
          </table:table-cell>
          <table:table-cell office:value-type="string" calcext:value-type="string">
            <text:p>troy.tiller@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3/7/2016 18:00:06</text:p>
          </table:table-cell>
          <table:table-cell table:style-name="ce1" office:value-type="string" calcext:value-type="string">
            <text:p>3/11/2016 18:47:14</text:p>
          </table:table-cell>
          <table:table-cell table:style-name="ce1" office:value-type="string" calcext:value-type="string">
            <text:p>3/7/2016 20:39:34</text:p>
          </table:table-cell>
          <table:table-cell table:style-name="ce1" office:value-type="string" calcext:value-type="string">
            <text:p>3/7/2016 20:55:36</text:p>
          </table:table-cell>
          <table:table-cell table:style-name="ce1"/>
          <table:table-cell table:number-columns-repeated="2"/>
          <table:table-cell office:value-type="float" office:value="544" calcext:value-type="float">
            <text:p>544</text:p>
          </table:table-cell>
          <table:table-cell table:number-columns-repeated="2" office:value-type="float" office:value="1" calcext:value-type="float">
            <text:p>1</text:p>
          </table:table-cell>
          <table:table-cell table:style-name="ce1" office:value-type="string" calcext:value-type="string">
            <text:p>3/7/2016 18:00:06</text:p>
          </table:table-cell>
          <table:table-cell table:style-name="ce1" office:value-type="string" calcext:value-type="string">
            <text:p>3/7/2016 20:55:36</text:p>
          </table:table-cell>
          <table:table-cell office:value-type="string" calcext:value-type="string">
            <text:p>out</text:p>
          </table:table-cell>
          <table:table-cell/>
          <table:table-cell office:value-type="string" calcext:value-type="string">
            <text:p>Chrome 48.0.2564.116</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text:p>
            <text:p/>
            <text:p>Ran into this problem this morning. A developer was running a job on Friday and this morning discovered it must still be running because the scheduled jobs over the weekend did not start and the new jobs were placed in the queue this morning that didn't start either.</text:p>
            <text:p/>
            <text:p>How can you stop a job that isn't visible in the Tasks tab? With a similar issue a week ago and ended up restarting the instance.</text:p>
            <text:p/>
            <text:p>Thanks,</text:p>
            <text:p>Troy</text:p>
          </table:table-cell>
          <table:table-cell table:number-columns-repeated="103"/>
        </table:table-row>
        <table:table-row table:style-name="ro11">
          <table:table-cell office:value-type="float" office:value="128" calcext:value-type="float">
            <text:p>128</text:p>
          </table:table-cell>
          <table:table-cell office:value-type="string" calcext:value-type="string">
            <text:p>https://support.matillion.com/agent/case/128</text:p>
          </table:table-cell>
          <table:table-cell office:value-type="string" calcext:value-type="string">
            <text:p>Only one "Environment"</text:p>
          </table:table-cell>
          <table:table-cell/>
          <table:table-cell office:value-type="string" calcext:value-type="string">
            <text:p>ipro.us</text:p>
          </table:table-cell>
          <table:table-cell office:value-type="string" calcext:value-type="string">
            <text:p>Hise</text:p>
          </table:table-cell>
          <table:table-cell office:value-type="string" calcext:value-type="string">
            <text:p>Chapman</text:p>
          </table:table-cell>
          <table:table-cell office:value-type="string" calcext:value-type="string">
            <text:p>hise@ipro.us</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3/7/2016 20:08:09</text:p>
          </table:table-cell>
          <table:table-cell office:value-type="string" calcext:value-type="string">
            <text:p>3/17/2016 21:26:14</text:p>
          </table:table-cell>
          <table:table-cell table:style-name="ce1" office:value-type="string" calcext:value-type="string">
            <text:p>3/7/2016 20:13:49</text:p>
          </table:table-cell>
          <table:table-cell table:style-name="ce1" office:value-type="string" calcext:value-type="string">
            <text:p>3/7/2016 20:16:55</text:p>
          </table:table-cell>
          <table:table-cell table:style-name="ce1"/>
          <table:table-cell table:number-columns-repeated="2" office:value-type="string" calcext:value-type="string">
            <text:p>3/17/2016 21:25:27</text:p>
          </table:table-cell>
          <table:table-cell office:value-type="float" office:value="192" calcext:value-type="float">
            <text:p>19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3/17/2016 20:27:29</text:p>
          </table:table-cell>
          <table:table-cell office:value-type="string" calcext:value-type="string">
            <text:p>3/17/2016 21:26:14</text:p>
          </table:table-cell>
          <table:table-cell office:value-type="string" calcext:value-type="string">
            <text:p>in</text:p>
          </table:table-cell>
          <table:table-cell/>
          <table:table-cell office:value-type="string" calcext:value-type="string">
            <text:p>Chrome 49.0.2623.75</text:p>
          </table:table-cell>
          <table:table-cell office:value-type="string" calcext:value-type="string">
            <text:p>Linux x86_64</text:p>
          </table:table-cell>
          <table:table-cell office:value-type="string" calcext:value-type="string">
            <text:p>24.40.136.202</text:p>
          </table:table-cell>
          <table:table-cell office:value-type="string" calcext:value-type="string">
            <text:p>english</text:p>
          </table:table-cell>
          <table:table-cell office:value-type="string" calcext:value-type="string">
            <text:p>We are planning on establishing an Environment for each developer as a playground.  The support page (https://redshiftsupport.matillion.com/customer/en/portal/articles/1991961-choosing-an-instance-size) states that the m3.medium instance can have a maximum of 6 environments.</text:p>
            <text:p/>
            <text:p>However, When I try Project-&gt;Add Environment, I receive the message:</text:p>
            <text:p/>
            <text:p>You have reached the maximum number of allowed environments for the current instance type or license.</text:p>
          </table:table-cell>
          <table:table-cell table:number-columns-repeated="103"/>
        </table:table-row>
        <table:table-row table:style-name="ro13">
          <table:table-cell office:value-type="float" office:value="130" calcext:value-type="float">
            <text:p>130</text:p>
          </table:table-cell>
          <table:table-cell office:value-type="string" calcext:value-type="string">
            <text:p>https://support.matillion.com/agent/case/130</text:p>
          </table:table-cell>
          <table:table-cell office:value-type="string" calcext:value-type="string">
            <text:p>Public schema pollution created by temporary tables</text:p>
          </table:table-cell>
          <table:table-cell/>
          <table:table-cell office:value-type="string" calcext:value-type="string">
            <text:p>twistbioscience.com</text:p>
          </table:table-cell>
          <table:table-cell office:value-type="string" calcext:value-type="string">
            <text:p>Andrew</text:p>
          </table:table-cell>
          <table:table-cell office:value-type="string" calcext:value-type="string">
            <text:p>Stewart</text:p>
          </table:table-cell>
          <table:table-cell office:value-type="string" calcext:value-type="string">
            <text:p>astewart@twistbioscience.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3/8/2016 18:44:49</text:p>
          </table:table-cell>
          <table:table-cell table:style-name="ce1" office:value-type="string" calcext:value-type="string">
            <text:p>4/1/2016 15:19:02</text:p>
          </table:table-cell>
          <table:table-cell table:style-name="ce1" office:value-type="string" calcext:value-type="string">
            <text:p>3/9/2016 09:05:54</text:p>
          </table:table-cell>
          <table:table-cell table:style-name="ce1" office:value-type="string" calcext:value-type="string">
            <text:p>3/9/2016 14:31:07</text:p>
          </table:table-cell>
          <table:table-cell table:style-name="ce1"/>
          <table:table-cell table:number-columns-repeated="2" table:style-name="ce1" office:value-type="string" calcext:value-type="string">
            <text:p>3/9/2016 14:31:07</text:p>
          </table:table-cell>
          <table:table-cell office:value-type="float" office:value="1521" calcext:value-type="float">
            <text:p>152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3/19/2016 16:00:26</text:p>
          </table:table-cell>
          <table:table-cell table:style-name="ce1" office:value-type="string" calcext:value-type="string">
            <text:p>3/9/2016 14:31:07</text:p>
          </table:table-cell>
          <table:table-cell office:value-type="string" calcext:value-type="string">
            <text:p>in</text:p>
          </table:table-cell>
          <table:table-cell/>
          <table:table-cell office:value-type="string" calcext:value-type="string">
            <text:p>Chrome 48.0.2564.103</text:p>
          </table:table-cell>
          <table:table-cell office:value-type="string" calcext:value-type="string">
            <text:p>Mac OS 10.11</text:p>
          </table:table-cell>
          <table:table-cell office:value-type="string" calcext:value-type="string">
            <text:p>66.201.43.163</text:p>
          </table:table-cell>
          <table:table-cell office:value-type="string" calcext:value-type="string">
            <text:p>english</text:p>
          </table:table-cell>
          <table:table-cell office:value-type="string" calcext:value-type="string">
            <text:p>I have a ton of intermediate tables in my public schema from all the intermediate tables created by Matillion (ie "v_0000013524_0000016581").</text:p>
            <text:p/>
            <text:p>1) Is there something I should be doing to clean these up regularly?</text:p>
            <text:p/>
            <text:p>2) If not, could I suggest that these tables exist in their own separate schema?  (something like "matillion_internal")</text:p>
            <text:p/>
            <text:p>Thanks,</text:p>
            <text:p>Andrew</text:p>
          </table:table-cell>
          <table:table-cell table:number-columns-repeated="103"/>
        </table:table-row>
        <table:table-row table:style-name="ro13">
          <table:table-cell office:value-type="float" office:value="131" calcext:value-type="float">
            <text:p>131</text:p>
          </table:table-cell>
          <table:table-cell office:value-type="string" calcext:value-type="string">
            <text:p>https://support.matillion.com/agent/case/131</text:p>
          </table:table-cell>
          <table:table-cell office:value-type="string" calcext:value-type="string">
            <text:p>S3 Load not loading table using variable for table name</text:p>
          </table:table-cell>
          <table:table-cell/>
          <table:table-cell office:value-type="string" calcext:value-type="string">
            <text:p>quantcast.com</text:p>
          </table:table-cell>
          <table:table-cell office:value-type="string" calcext:value-type="string">
            <text:p>Kristi </text:p>
          </table:table-cell>
          <table:table-cell office:value-type="string" calcext:value-type="string">
            <text:p>Tsukida</text:p>
          </table:table-cell>
          <table:table-cell office:value-type="string" calcext:value-type="string">
            <text:p>ktsukida@quantcas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3/9/2016 23:28:02</text:p>
          </table:table-cell>
          <table:table-cell office:value-type="string" calcext:value-type="string">
            <text:p>3/23/2016 01:35:58</text:p>
          </table:table-cell>
          <table:table-cell table:style-name="ce1" office:value-type="string" calcext:value-type="string">
            <text:p>3/10/2016 07:51:33</text:p>
          </table:table-cell>
          <table:table-cell table:style-name="ce1" office:value-type="string" calcext:value-type="string">
            <text:p>3/10/2016 08:43:14</text:p>
          </table:table-cell>
          <table:table-cell table:style-name="ce1"/>
          <table:table-cell table:number-columns-repeated="2"/>
          <table:table-cell office:value-type="float" office:value="6085" calcext:value-type="float">
            <text:p>6085</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3/15/2016 19:13:56</text:p>
          </table:table-cell>
          <table:table-cell office:value-type="string" calcext:value-type="string">
            <text:p>3/15/2016 20:19:32</text:p>
          </table:table-cell>
          <table:table-cell office:value-type="string" calcext:value-type="string">
            <text:p>out</text:p>
          </table:table-cell>
          <table:table-cell/>
          <table:table-cell office:value-type="string" calcext:value-type="string">
            <text:p>Chrome 48.0.2564.116</text:p>
          </table:table-cell>
          <table:table-cell office:value-type="string" calcext:value-type="string">
            <text:p>Mac OS 10.9</text:p>
          </table:table-cell>
          <table:table-cell office:value-type="string" calcext:value-type="string">
            <text:p>72.5.114.17</text:p>
          </table:table-cell>
          <table:table-cell office:value-type="string" calcext:value-type="string">
            <text:p>english</text:p>
          </table:table-cell>
          <table:table-cell office:value-type="string" calcext:value-type="string">
            <text:p>I'm getting Matillion errors after updating Matillion.</text:p>
            <text:p/>
            <text:p>I'm trying to do a S3 Load into table using a variable for the table name. The variable gets assigned in a Table Iterator component.</text:p>
            <text:p/>
            <text:p>Attached screenshot</text:p>
            <text:p/>
            <text:p>Matillion ETL for Redshift</text:p>
            <text:p>Version: 1.19.4 (build 85) AMI Version: 85 Instance Type: m3.mediumComponents Version: 1.19.4 (build 71)</text:p>
          </table:table-cell>
          <table:table-cell table:number-columns-repeated="103"/>
        </table:table-row>
        <table:table-row table:style-name="ro7">
          <table:table-cell office:value-type="float" office:value="132" calcext:value-type="float">
            <text:p>132</text:p>
          </table:table-cell>
          <table:table-cell office:value-type="string" calcext:value-type="string">
            <text:p>https://support.matillion.com/agent/case/132</text:p>
          </table:table-cell>
          <table:table-cell office:value-type="string" calcext:value-type="string">
            <text:p>Password option for Environmental variables</text:p>
          </table:table-cell>
          <table:table-cell/>
          <table:table-cell office:value-type="string" calcext:value-type="string">
            <text:p>qrious.co.nz</text:p>
          </table:table-cell>
          <table:table-cell office:value-type="string" calcext:value-type="string">
            <text:p>Hamish</text:p>
          </table:table-cell>
          <table:table-cell office:value-type="string" calcext:value-type="string">
            <text:p>Dickinson</text:p>
          </table:table-cell>
          <table:table-cell office:value-type="string" calcext:value-type="string">
            <text:p>hamish.dickinson@qrious.co.nz</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3/10/2016 03:29:06</text:p>
          </table:table-cell>
          <table:table-cell table:style-name="ce1" office:value-type="string" calcext:value-type="string">
            <text:p>3/10/2016 14:55:36</text:p>
          </table:table-cell>
          <table:table-cell table:style-name="ce1" office:value-type="string" calcext:value-type="string">
            <text:p>3/10/2016 07:53:03</text:p>
          </table:table-cell>
          <table:table-cell table:style-name="ce1" office:value-type="string" calcext:value-type="string">
            <text:p>3/10/2016 14:55:36</text:p>
          </table:table-cell>
          <table:table-cell table:style-name="ce1"/>
          <table:table-cell table:number-columns-repeated="2" table:style-name="ce1" office:value-type="string" calcext:value-type="string">
            <text:p>3/10/2016 14:55:36</text:p>
          </table:table-cell>
          <table:table-cell office:value-type="float" office:value="231" calcext:value-type="float">
            <text:p>231</text:p>
          </table:table-cell>
          <table:table-cell table:number-columns-repeated="2" office:value-type="float" office:value="1" calcext:value-type="float">
            <text:p>1</text:p>
          </table:table-cell>
          <table:table-cell table:style-name="ce1" office:value-type="string" calcext:value-type="string">
            <text:p>3/10/2016 03:29:06</text:p>
          </table:table-cell>
          <table:table-cell table:style-name="ce1" office:value-type="string" calcext:value-type="string">
            <text:p>3/10/2016 14:55:36</text:p>
          </table:table-cell>
          <table:table-cell office:value-type="string" calcext:value-type="string">
            <text:p>out</text:p>
          </table:table-cell>
          <table:table-cell/>
          <table:table-cell office:value-type="string" calcext:value-type="string">
            <text:p>Chrome 49.0.2623.87</text:p>
          </table:table-cell>
          <table:table-cell office:value-type="string" calcext:value-type="string">
            <text:p>Mac OS 10.11</text:p>
          </table:table-cell>
          <table:table-cell office:value-type="string" calcext:value-type="string">
            <text:p>203.96.123.165</text:p>
          </table:table-cell>
          <table:table-cell office:value-type="string" calcext:value-type="string">
            <text:p>english</text:p>
          </table:table-cell>
          <table:table-cell office:value-type="string" calcext:value-type="string">
            <text:p>Hi</text:p>
            <text:p/>
            <text:p>We have a large number of tables to connect to and are using environmental variables as much as possible to reduce the amount of work needed for config changes, however for the password to a database if we use an environmental variable the value is in plain text.</text:p>
            <text:p/>
            <text:p>Would it be possible to add a new type to the environmental variables that doesn't show the</text:p>
            <text:p>value ie password field type?</text:p>
            <text:p/>
            <text:p>Thanks</text:p>
            <text:p>Hamish</text:p>
          </table:table-cell>
          <table:table-cell table:number-columns-repeated="103"/>
        </table:table-row>
        <table:table-row table:style-name="ro3">
          <table:table-cell office:value-type="float" office:value="136" calcext:value-type="float">
            <text:p>136</text:p>
          </table:table-cell>
          <table:table-cell office:value-type="string" calcext:value-type="string">
            <text:p>https://support.matillion.com/agent/case/136</text:p>
          </table:table-cell>
          <table:table-cell office:value-type="string" calcext:value-type="string">
            <text:p>SQS Orchestration bug caused by renaming Start Flow component</text:p>
          </table:table-cell>
          <table:table-cell/>
          <table:table-cell office:value-type="string" calcext:value-type="string">
            <text:p>edftrading.com</text:p>
          </table:table-cell>
          <table:table-cell office:value-type="string" calcext:value-type="string">
            <text:p>Nicholas</text:p>
          </table:table-cell>
          <table:table-cell office:value-type="string" calcext:value-type="string">
            <text:p>Spain</text:p>
          </table:table-cell>
          <table:table-cell office:value-type="string" calcext:value-type="string">
            <text:p>nick.spain@edftrading.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open</text:p>
          </table:table-cell>
          <table:table-cell office:value-type="string" calcext:value-type="string">
            <text:p>General</text:p>
          </table:table-cell>
          <table:table-cell table:number-columns-repeated="3"/>
          <table:table-cell office:value-type="string" calcext:value-type="string">
            <text:p>3/16/2016 13:28:50</text:p>
          </table:table-cell>
          <table:table-cell office:value-type="string" calcext:value-type="string">
            <text:p>3/31/2016 07:32:19</text:p>
          </table:table-cell>
          <table:table-cell office:value-type="string" calcext:value-type="string">
            <text:p>3/16/2016 16:21:58</text:p>
          </table:table-cell>
          <table:table-cell table:number-columns-repeated="4"/>
          <table:table-cell office:value-type="float" office:value="136" calcext:value-type="float">
            <text:p>13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3/16/2016 13:28:50</text:p>
          </table:table-cell>
          <table:table-cell/>
          <table:table-cell office:value-type="string" calcext:value-type="string">
            <text:p>in</text:p>
          </table:table-cell>
          <table:table-cell/>
          <table:table-cell office:value-type="string" calcext:value-type="string">
            <text:p>IE 11.0</text:p>
          </table:table-cell>
          <table:table-cell office:value-type="string" calcext:value-type="string">
            <text:p>Windows 7 </text:p>
          </table:table-cell>
          <table:table-cell office:value-type="string" calcext:value-type="string">
            <text:p>193.129.168.75</text:p>
          </table:table-cell>
          <table:table-cell office:value-type="string" calcext:value-type="string">
            <text:p>english</text:p>
          </table:table-cell>
          <table:table-cell office:value-type="string" calcext:value-type="string">
            <text:p>We think we have found a bug which you may be interested to hear about.  We developed a reasonably complex orchestration job and tested this job throughout the development cycle by running from within the job.  As we approached DEV complete we decided to run via messages from SQS.  However we couldn’t get the job to start.  We tested the environment by creating smaller jobs and were able to run successfully by dropping messages into queues.  We finally discovered that the issue was caused because our developer (Praveen) had renamed the Start flow component from Start 0 to something specific to the job.  By renaming the component back to Start 0, this allowed the job to start from SQS messages.  I see this as a bug.  If it is essential that the name of the Start component is unchanged, you shouldn’t allow the component to be renamed.  What do you think?</text:p>
            <text:p> </text:p>
            <text:p>Also, we created a new set of environment variables called QA.  However we have found that we do not need to use them.  We would like to delete the whole set but cannot find a way to do this.  Is there a way?</text:p>
          </table:table-cell>
          <table:table-cell table:number-columns-repeated="103"/>
        </table:table-row>
        <table:table-row table:style-name="ro17">
          <table:table-cell office:value-type="float" office:value="137" calcext:value-type="float">
            <text:p>137</text:p>
          </table:table-cell>
          <table:table-cell office:value-type="string" calcext:value-type="string">
            <text:p>https://support.matillion.com/agent/case/137</text:p>
          </table:table-cell>
          <table:table-cell office:value-type="string" calcext:value-type="string">
            <text:p>Re: Unable to export audit column "message"</text:p>
          </table:table-cell>
          <table:table-cell/>
          <table:table-cell office:value-type="string" calcext:value-type="string">
            <text:p>matillion.com</text:p>
          </table:table-cell>
          <table:table-cell office:value-type="string" calcext:value-type="string">
            <text:p>David</text:p>
          </table:table-cell>
          <table:table-cell office:value-type="string" calcext:value-type="string">
            <text:p>Langton</text:p>
          </table:table-cell>
          <table:table-cell office:value-type="string" calcext:value-type="string">
            <text:p>david.langton@matill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3/17/2016 13:19:10</text:p>
          </table:table-cell>
          <table:table-cell office:value-type="string" calcext:value-type="string">
            <text:p>3/23/2016 01:40:54</text:p>
          </table:table-cell>
          <table:table-cell office:value-type="string" calcext:value-type="string">
            <text:p>3/17/2016 13:20:25</text:p>
          </table:table-cell>
          <table:table-cell table:number-columns-repeated="4"/>
          <table:table-cell office:value-type="float" office:value="519" calcext:value-type="float">
            <text:p>519</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3/17/2016 13:19:10</text:p>
          </table:table-cell>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Bharathram,</text:p>
            <text:p/>
            <text:p>Often, especially on success, the message is empty. But the fixed flow</text:p>
            <text:p>component doesn't like empty fields, which is what it sees when the message</text:p>
            <text:p>variable is empty. But it is easy to ensure there is always something</text:p>
            <text:p>mapped into the field in the fixed flow:</text:p>
            <text:p/>
            <text:p>*${audit_message ? audit_message : "None"}*</text:p>
            <text:p>or</text:p>
            <text:p>*${"Message: " + audit_message}*</text:p>
            <text:p/>
            <text:p>The first will insert None whenever there is no message. The second will</text:p>
            <text:p>always print "Message: " but there may or may not be anything else</text:p>
            <text:p>afterwards. Whichever style you prefer.</text:p>
            <text:p/>
            <text:p>Best regards,</text:p>
            <text:p>David</text:p>
            <text:p/>
            <text:p/>
            <text:p/>
            <text:p>On 16 March 2016 at 20:32, Bharathram Jawahar &lt;</text:p>
            <text:p>Bharathram.Jawahar@pngaming.com&gt; wrote:</text:p>
            <text:p/>
            <text:p>&gt; Hi,</text:p>
            <text:p>&gt;</text:p>
            <text:p>&gt;</text:p>
            <text:p>&gt;</text:p>
            <text:p>&gt; Please see below the screen shot where we are trying to capture audit</text:p>
            <text:p>&gt; information.</text:p>
            <text:p>&gt;</text:p>
            <text:p>&gt; Whenever we try to capture the “message” information, our job fails with</text:p>
            <text:p>&gt; error</text:p>
            <text:p>&gt;</text:p>
            <text:p>&gt; “parameter contains empty fields”</text:p>
            <text:p>&gt;</text:p>
            <text:p>&gt; The job works fine without capturing the “message” audit column.</text:p>
            <text:p>&gt;</text:p>
            <text:p>&gt;</text:p>
            <text:p>&gt;</text:p>
            <text:p>&gt;</text:p>
            <text:p>&gt;</text:p>
            <text:p>&gt;</text:p>
            <text:p>&gt;</text:p>
            <text:p>&gt;</text:p>
            <text:p>&gt;</text:p>
            <text:p>&gt; Please advice.</text:p>
            <text:p>&gt;</text:p>
            <text:p>&gt;</text:p>
            <text:p>&gt;</text:p>
            <text:p>&gt; Thanks,</text:p>
            <text:p>&gt;</text:p>
            <text:p>&gt; Bharath</text:p>
            <text:p>&gt;</text:p>
            <text:p>&gt;</text:p>
            <text:p>&gt;</text:p>
            <text:p>&gt;</text:p>
            <text:p>&gt;</text:p>
            <text:p/>
            <text:p/>
            <text:p/>
            <text:p>-- </text:p>
            <text:p/>
            <text:p>*David Langton*</text:p>
            <text:p/>
            <text:p>david.langton@matillion.com</text:p>
            <text:p/>
            <text:p>t: 01565 759884</text:p>
            <text:p>m: 07887 521634</text:p>
            <text:p/>
            <text:p>Matillion Ltd</text:p>
            <text:p>Springwood, Booths Park, Chelford Road, Knutsford, Cheshire, WA16 8GS</text:p>
            <text:p>w: www.matillion.com</text:p>
          </table:table-cell>
          <table:table-cell table:number-columns-repeated="103"/>
        </table:table-row>
        <table:table-row table:style-name="ro18">
          <table:table-cell office:value-type="float" office:value="138" calcext:value-type="float">
            <text:p>138</text:p>
          </table:table-cell>
          <table:table-cell office:value-type="string" calcext:value-type="string">
            <text:p>https://support.matillion.com/agent/case/138</text:p>
          </table:table-cell>
          <table:table-cell office:value-type="string" calcext:value-type="string">
            <text:p>Re: Support for installing driver for Sybase IQ</text:p>
          </table:table-cell>
          <table:table-cell/>
          <table:table-cell office:value-type="string" calcext:value-type="string">
            <text:p>matillion.com</text:p>
          </table:table-cell>
          <table:table-cell office:value-type="string" calcext:value-type="string">
            <text:p>David</text:p>
          </table:table-cell>
          <table:table-cell office:value-type="string" calcext:value-type="string">
            <text:p>Langton</text:p>
          </table:table-cell>
          <table:table-cell office:value-type="string" calcext:value-type="string">
            <text:p>david.langton@matill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3/18/2016 09:00:03</text:p>
          </table:table-cell>
          <table:table-cell office:value-type="string" calcext:value-type="string">
            <text:p>3/29/2016 09:40:18</text:p>
          </table:table-cell>
          <table:table-cell office:value-type="string" calcext:value-type="string">
            <text:p>3/18/2016 09:01:20</text:p>
          </table:table-cell>
          <table:table-cell table:number-columns-repeated="4"/>
          <table:table-cell office:value-type="float" office:value="836" calcext:value-type="float">
            <text:p>83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3/18/2016 09:00:03</text:p>
          </table:table-cell>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Harri,</text:p>
            <text:p/>
            <text:p>We already include drivers for many systems, and so the upload screen you</text:p>
            <text:p>showed only allows upload of driver we don't already include. For Sybase,</text:p>
            <text:p>there is no need to upload any new driver in that screen as we provide jTDS</text:p>
            <text:p>which includes support for MS SQL Server and Sybase systems.</text:p>
            <text:p/>
            <text:p>When you use the Database Query component itself, you must specify the</text:p>
            <text:p>driver. This is the drop-down list that will already include an option for</text:p>
            <text:p>Sybase.</text:p>
            <text:p/>
            <text:p>[image: Inline images 2]</text:p>
            <text:p/>
            <text:p>I hope this helps,</text:p>
            <text:p>David</text:p>
            <text:p/>
            <text:p/>
            <text:p/>
            <text:p>&gt; ---------- Forwarded message ----------</text:p>
            <text:p>&gt; From: Harri Virtala </text:p>
            <text:p>&gt; Date: 18 March 2016 at 08:23</text:p>
            <text:p>&gt; Subject: Re: Support for installing driver for Sybase IQ</text:p>
            <text:p>&gt; To: Kristian Everard , Ed Thompson &lt;</text:p>
            <text:p>&gt; Ed.thompson@matillion.com&gt;</text:p>
            <text:p>&gt;</text:p>
            <text:p>&gt;</text:p>
            <text:p>&gt; Hi</text:p>
            <text:p>&gt;</text:p>
            <text:p>&gt; For some reason list only has the following</text:p>
            <text:p>&gt;</text:p>
            <text:p>&gt;</text:p>
            <text:p>&gt; I have been trying to empty the list, write S etc but doesn’t come…</text:p>
            <text:p>&gt;</text:p>
            <text:p>&gt; --</text:p>
            <text:p>&gt;</text:p>
            <text:p>&gt; *Harri Virtala*</text:p>
            <text:p>&gt;</text:p>
            <text:p>&gt; Enterprise Architect, Data &amp; Intelligence</text:p>
            <text:p>&gt;</text:p>
            <text:p>&gt; Technology</text:p>
            <text:p>&gt; Strategy</text:p>
            <text:p>&gt;</text:p>
            <text:p>&gt;</text:p>
            <text:p>&gt;</text:p>
            <text:p>&gt; [image: cid:image001.png@01CF089D.ED2E0EA0]</text:p>
            <text:p>&gt;</text:p>
            <text:p>&gt; Sanoma Technology</text:p>
            <text:p>&gt;</text:p>
            <text:p>&gt; P.O. Box 16, FI-00089 Sanoma</text:p>
            <text:p>&gt;</text:p>
            <text:p>&gt;</text:p>
            <text:p>&gt;</text:p>
            <text:p>&gt; Visiting address: Töölönlahdenkatu 2, 00100 Helsinki, Finland</text:p>
            <text:p>&gt;</text:p>
            <text:p>&gt; Mobile +358 50 912 9590</text:p>
            <text:p>&gt;</text:p>
            <text:p>&gt; harri.virtala@sanoma.com</text:p>
            <text:p>&gt;</text:p>
            <text:p>&gt; *Sanoma.com*</text:p>
            <text:p>&gt;</text:p>
            <text:p>&gt;</text:p>
            <text:p>&gt; This is an e mail from Sanoma Corporation and is intended only for the</text:p>
            <text:p>&gt; addressee. The email may contain privileged and confidential information.</text:p>
            <text:p>&gt; If you receive this email by mistake, please return it to Sanoma</text:p>
            <text:p>&gt; Corporation without producing, distributing or retaining copies thereof.</text:p>
            <text:p>&gt; Thank you.</text:p>
            <text:p>&gt;</text:p>
            <text:p>&gt; From: Kristian Everard </text:p>
            <text:p>&gt; Date: Monday 14 March 2016 at 14:00</text:p>
            <text:p>&gt; To: Harri Virtala , Ed Thompson &lt;</text:p>
            <text:p>&gt; Ed.thompson@matillion.com&gt;</text:p>
            <text:p>&gt; Subject: Re: Support for installing driver for Sybase IQ</text:p>
            <text:p>&gt;</text:p>
            <text:p>&gt; Hi Harri,</text:p>
            <text:p>&gt;</text:p>
            <text:p>&gt; I just had this advice from Ed - perhaps try this way first?</text:p>
            <text:p>&gt;</text:p>
            <text:p>&gt; "Harri should be able to see Sybase ASE in the list which uses the same</text:p>
            <text:p>&gt; protocol (TDS) and should therefore work fine . If that doesn't work and</text:p>
            <text:p>&gt; they want to use their own JDBC Driver we can add Sybase IQ t</text:p>
          </table:table-cell>
          <table:table-cell table:number-columns-repeated="103"/>
        </table:table-row>
        <table:table-row table:style-name="ro7">
          <table:table-cell office:value-type="float" office:value="139" calcext:value-type="float">
            <text:p>139</text:p>
          </table:table-cell>
          <table:table-cell office:value-type="string" calcext:value-type="string">
            <text:p>https://support.matillion.com/agent/case/139</text:p>
          </table:table-cell>
          <table:table-cell office:value-type="string" calcext:value-type="string">
            <text:p>Variables compared, using the ‘IF’ component</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3/19/2016 14:22:53</text:p>
          </table:table-cell>
          <table:table-cell office:value-type="string" calcext:value-type="string">
            <text:p>6/23/2016 19:23:46</text:p>
          </table:table-cell>
          <table:table-cell office:value-type="string" calcext:value-type="string">
            <text:p>3/21/2016 09:32:18</text:p>
          </table:table-cell>
          <table:table-cell office:value-type="string" calcext:value-type="string">
            <text:p>3/21/2016 09:54:32</text:p>
          </table:table-cell>
          <table:table-cell/>
          <table:table-cell table:number-columns-repeated="2" office:value-type="string" calcext:value-type="string">
            <text:p>6/23/2016 19:23:46</text:p>
          </table:table-cell>
          <table:table-cell office:value-type="float" office:value="1284" calcext:value-type="float">
            <text:p>1284</text:p>
          </table:table-cell>
          <table:table-cell table:number-columns-repeated="2" office:value-type="float" office:value="1" calcext:value-type="float">
            <text:p>1</text:p>
          </table:table-cell>
          <table:table-cell office:value-type="string" calcext:value-type="string">
            <text:p>3/19/2016 14:22:53</text:p>
          </table:table-cell>
          <table:table-cell office:value-type="string" calcext:value-type="string">
            <text:p>3/21/2016 09:54:32</text:p>
          </table:table-cell>
          <table:table-cell office:value-type="string" calcext:value-type="string">
            <text:p>out</text:p>
          </table:table-cell>
          <table:table-cell/>
          <table:table-cell office:value-type="string" calcext:value-type="string">
            <text:p>Chrome 48.0.2564.116</text:p>
          </table:table-cell>
          <table:table-cell office:value-type="string" calcext:value-type="string">
            <text:p>Mac OS 10.11</text:p>
          </table:table-cell>
          <table:table-cell office:value-type="string" calcext:value-type="string">
            <text:p>108.5.182.10</text:p>
          </table:table-cell>
          <table:table-cell office:value-type="string" calcext:value-type="string">
            <text:p>english</text:p>
          </table:table-cell>
          <table:table-cell office:value-type="string" calcext:value-type="string">
            <text:p>Is it possible to use "IF" to compare one variable against another?</text:p>
            <text:p> - say I receive data-files with an accompanying control-file (with the expected row-count within)</text:p>
            <text:p> - I then (somehow, maybe python component..??) read this number into variable [row-count-expected] (again, can I do this?)</text:p>
            <text:p> - I then ensure i have another variable called [row-count-actual] set up,after the COPY is run.</text:p>
            <text:p> - I want both [row-count-expected] and [row-count-actual] to be equal (for success), else have an error (using the IF condition)</text:p>
            <text:p> - Can I do this?</text:p>
            <text:p/>
            <text:p>cheers</text:p>
            <text:p>Richard</text:p>
          </table:table-cell>
          <table:table-cell table:number-columns-repeated="103"/>
        </table:table-row>
        <table:table-row table:style-name="ro13">
          <table:table-cell office:value-type="float" office:value="140" calcext:value-type="float">
            <text:p>140</text:p>
          </table:table-cell>
          <table:table-cell office:value-type="string" calcext:value-type="string">
            <text:p>https://support.matillion.com/agent/case/140</text:p>
          </table:table-cell>
          <table:table-cell office:value-type="string" calcext:value-type="string">
            <text:p>Populating an Audit Table</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3/19/2016 15:02:59</text:p>
          </table:table-cell>
          <table:table-cell table:style-name="ce1" office:value-type="string" calcext:value-type="string">
            <text:p>4/12/2016 21:37:27</text:p>
          </table:table-cell>
          <table:table-cell office:value-type="string" calcext:value-type="string">
            <text:p>3/21/2016 09:53:44</text:p>
          </table:table-cell>
          <table:table-cell office:value-type="string" calcext:value-type="string">
            <text:p>3/21/2016 10:41:18</text:p>
          </table:table-cell>
          <table:table-cell/>
          <table:table-cell table:number-columns-repeated="2" table:style-name="ce1" office:value-type="string" calcext:value-type="string">
            <text:p>4/12/2016 21:37:27</text:p>
          </table:table-cell>
          <table:table-cell office:value-type="float" office:value="2816" calcext:value-type="float">
            <text:p>2816</text:p>
          </table:table-cell>
          <table:table-cell table:number-columns-repeated="2" office:value-type="float" office:value="1" calcext:value-type="float">
            <text:p>1</text:p>
          </table:table-cell>
          <table:table-cell office:value-type="string" calcext:value-type="string">
            <text:p>3/19/2016 15:03:00</text:p>
          </table:table-cell>
          <table:table-cell office:value-type="string" calcext:value-type="string">
            <text:p>3/21/2016 10:41:18</text:p>
          </table:table-cell>
          <table:table-cell office:value-type="string" calcext:value-type="string">
            <text:p>out</text:p>
          </table:table-cell>
          <table:table-cell/>
          <table:table-cell office:value-type="string" calcext:value-type="string">
            <text:p>Chrome 48.0.2564.116</text:p>
          </table:table-cell>
          <table:table-cell office:value-type="string" calcext:value-type="string">
            <text:p>Mac OS 10.11</text:p>
          </table:table-cell>
          <table:table-cell office:value-type="string" calcext:value-type="string">
            <text:p>108.5.182.10</text:p>
          </table:table-cell>
          <table:table-cell office:value-type="string" calcext:value-type="string">
            <text:p>english</text:p>
          </table:table-cell>
          <table:table-cell office:value-type="string" calcext:value-type="string">
            <text:p>Audit tables (per se, are useful, however..) within the main redshift business-data cluster are often not a good idea (performance is bad, processing one row at a time, esp. in a multi-node cluster [re. locking] and holds up the rest of the pipelines, etc.  --&gt; see Re-Invent 2014, Nasdaq presentation, I think).  </text:p>
            <text:p/>
            <text:p>Better off doing them (a) in a separate single node Redshift cluster, (b) in RDS or (c) write to JSON somewhere and use either operationally or later in analysis. (b) and (c) require separate EC2's and technologies to be utilized, which a team may not possess or afford.  </text:p>
            <text:p/>
            <text:p>Can Matillion support multiple clusters within a single project or even job (pipeline)?  Can the Python Scripting component be used?  Is there a neater way, using other Matillion components?</text:p>
            <text:p/>
            <text:p>thanks</text:p>
            <text:p>Richard</text:p>
          </table:table-cell>
          <table:table-cell table:number-columns-repeated="103"/>
        </table:table-row>
        <table:table-row table:style-name="ro19">
          <table:table-cell office:value-type="float" office:value="141" calcext:value-type="float">
            <text:p>141</text:p>
          </table:table-cell>
          <table:table-cell office:value-type="string" calcext:value-type="string">
            <text:p>https://support.matillion.com/agent/case/141</text:p>
          </table:table-cell>
          <table:table-cell office:value-type="string" calcext:value-type="string">
            <text:p>Matillion interface won't load</text:p>
          </table:table-cell>
          <table:table-cell/>
          <table:table-cell office:value-type="string" calcext:value-type="string">
            <text:p>fieldnation.com</text:p>
          </table:table-cell>
          <table:table-cell office:value-type="string" calcext:value-type="string">
            <text:p>Eric</text:p>
          </table:table-cell>
          <table:table-cell office:value-type="string" calcext:value-type="string">
            <text:p>Ness</text:p>
          </table:table-cell>
          <table:table-cell office:value-type="string" calcext:value-type="string">
            <text:p>eric.ness@fieldnat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3/21/2016 13:55:57</text:p>
          </table:table-cell>
          <table:table-cell office:value-type="string" calcext:value-type="string">
            <text:p>3/21/2016 16:40:52</text:p>
          </table:table-cell>
          <table:table-cell office:value-type="string" calcext:value-type="string">
            <text:p>3/21/2016 16:29:18</text:p>
          </table:table-cell>
          <table:table-cell office:value-type="string" calcext:value-type="string">
            <text:p>3/21/2016 16:34:05</text:p>
          </table:table-cell>
          <table:table-cell table:number-columns-repeated="3"/>
          <table:table-cell office:value-type="float" office:value="552" calcext:value-type="float">
            <text:p>55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3/21/2016 16:36:32</text:p>
          </table:table-cell>
          <table:table-cell office:value-type="string" calcext:value-type="string">
            <text:p>3/21/2016 16:40:52</text:p>
          </table:table-cell>
          <table:table-cell office:value-type="string" calcext:value-type="string">
            <text:p>in</text:p>
          </table:table-cell>
          <table:table-cell/>
          <table:table-cell office:value-type="string" calcext:value-type="string">
            <text:p>Chrome 49.0.2623.87</text:p>
          </table:table-cell>
          <table:table-cell office:value-type="string" calcext:value-type="string">
            <text:p>Windows 8 </text:p>
          </table:table-cell>
          <table:table-cell office:value-type="string" calcext:value-type="string">
            <text:p>38.88.189.110</text:p>
          </table:table-cell>
          <table:table-cell office:value-type="string" calcext:value-type="string">
            <text:p>english</text:p>
          </table:table-cell>
          <table:table-cell office:value-type="string" calcext:value-type="string">
            <text:p>On Friday I was working in our Matillion server (http://matillion.int.fieldnation.com/) and everything was going fine.  I came in on Monday morning and my packages and work area won't load.  It displays "Loading Project", then "Connection Lost, Attempting to Reload ...".  Then it gets to 30% and quits.</text:p>
            <text:p/>
            <text:p>I have rebooted my laptop and we also rebooted the Matillion server and are still getting the same error.  The admin found the following error in the log file:</text:p>
            <text:p/>
            <text:p>21-Mar-2016 13:43:58.595 INFO [http-apr-8080-exec-4] com.matillion.bi.emerald.server.controller.Controller.onOpen The Session [6] has connected.</text:p>
            <text:p>21-Mar-2016 13:43:59.056 INFO [http-apr-8080-exec-8] com.matillion.bi.emerald.shared.model.Project.join Session [ws_6] successfully joined the Project with ID [4].</text:p>
            <text:p>21-Mar-2016 13:43:59.124 WARNING [http-apr-8080-exec-8] com.matillion.bi.emerald.server.controller.Controller.onError Error with Session [6] : Attemped to add Connector [112853] as success ouput to Component [112840] but Component has no free success outputs.</text:p>
            <text:p>java.lang.IllegalStateException: Attemped to add Connector [112853] as success ouput to Component [112840] but Component has no free success outputs.</text:p>
            <text:p>at com.matillion.bi.emerald.shared.model.OrchestrationComponent.addOutput(OrchestrationComponent.java:257)</text:p>
            <text:p>at com.matillion.bi.emerald.shared.model.OrchestrationJob.addConnector(OrchestrationJob.java:798)</text:p>
            <text:p>at com.matillion.bi.emerald.shared.model.OrchestrationJob.(OrchestrationJob.java:210)</text:p>
            <text:p>at com.matillion.bi.emerald.server.model.persistence.Mongo.loadOrchestrationJob(Mongo.java:619)</text:p>
            <text:p>at com.matillion.bi.emerald.server.model.persistence.Mongo.loadLatestOrchestrationJobMatching(Mongo.java:742)</text:p>
            <text:p>at com.matillion.bi.emerald.server.model.persistence.Mongo.loadLatestOrchestrationJob(Mongo.java:678)</text:p>
            <text:p>at com.matillion.bi.emerald.server.util.PersistenceManager.loadLatestOrchestrationJob(PersistenceManager.java:513)</text:p>
            <text:p>at com.matillion.bi.emerald.server.modelmanager.Manager.loadOrchestrationJob(Ma</text:p>
          </table:table-cell>
          <table:table-cell table:number-columns-repeated="103"/>
        </table:table-row>
        <table:table-row table:style-name="ro20">
          <table:table-cell office:value-type="float" office:value="143" calcext:value-type="float">
            <text:p>143</text:p>
          </table:table-cell>
          <table:table-cell office:value-type="string" calcext:value-type="string">
            <text:p>https://support.matillion.com/agent/case/143</text:p>
          </table:table-cell>
          <table:table-cell office:value-type="string" calcext:value-type="string">
            <text:p>Orchestration Reports Success, but Redshift "rolls back"</text:p>
          </table:table-cell>
          <table:table-cell/>
          <table:table-cell office:value-type="string" calcext:value-type="string">
            <text:p>flyporter.com</text:p>
          </table:table-cell>
          <table:table-cell office:value-type="string" calcext:value-type="string">
            <text:p>Ian</text:p>
          </table:table-cell>
          <table:table-cell office:value-type="string" calcext:value-type="string">
            <text:p>Horbatiuk</text:p>
          </table:table-cell>
          <table:table-cell office:value-type="string" calcext:value-type="string">
            <text:p>ian.horbatiuk@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3/24/2016 15:10:56</text:p>
          </table:table-cell>
          <table:table-cell office:value-type="string" calcext:value-type="string">
            <text:p>4/20/2016 17:41:47</text:p>
          </table:table-cell>
          <table:table-cell office:value-type="string" calcext:value-type="string">
            <text:p>3/24/2016 15:23:30</text:p>
          </table:table-cell>
          <table:table-cell office:value-type="string" calcext:value-type="string">
            <text:p>3/24/2016 15:33:00</text:p>
          </table:table-cell>
          <table:table-cell/>
          <table:table-cell table:number-columns-repeated="2" office:value-type="string" calcext:value-type="string">
            <text:p>4/20/2016 17:41:47</text:p>
          </table:table-cell>
          <table:table-cell office:value-type="float" office:value="538" calcext:value-type="float">
            <text:p>538</text:p>
          </table:table-cell>
          <table:table-cell table:number-columns-repeated="2" office:value-type="float" office:value="2" calcext:value-type="float">
            <text:p>2</text:p>
          </table:table-cell>
          <table:table-cell office:value-type="string" calcext:value-type="string">
            <text:p>3/24/2016 15:55:42</text:p>
          </table:table-cell>
          <table:table-cell office:value-type="string" calcext:value-type="string">
            <text:p>3/24/2016 16:00:37</text:p>
          </table:table-cell>
          <table:table-cell office:value-type="string" calcext:value-type="string">
            <text:p>in</text:p>
          </table:table-cell>
          <table:table-cell/>
          <table:table-cell office:value-type="string" calcext:value-type="string">
            <text:p>Chrome 49.0.2623.87</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 </text:p>
            <text:p/>
            <text:p>I have an Orchestration which is running successfully,  but after the job is completed the rows reported as inserted by the job are not actually found in the table. </text:p>
            <text:p/>
            <text:p>An odd note: if I run the primary extract/insert components individually, data IS inserted into the table. It's only when I run the whole job (manually or on a schedule) that the data is not inserted. </text:p>
            <text:p/>
            <text:p>No errors are reported by the job, and it includes a check of the # of rows in the final table before and after the insert and only reports success if the post-insert check reports more rows than the pre-insert check. </text:p>
            <text:p/>
            <text:p/>
            <text:p>I've attached the job, and a screenshot of the AWS console reporting for that load - it simply says "Aborted". </text:p>
            <text:p/>
            <text:p/>
            <text:p>Any insights you can provide would be appreciated. </text:p>
            <text:p/>
            <text:p>Thanks, </text:p>
            <text:p/>
            <text:p>Ian</text:p>
          </table:table-cell>
          <table:table-cell table:number-columns-repeated="103"/>
        </table:table-row>
        <table:table-row table:style-name="ro1">
          <table:table-cell office:value-type="float" office:value="144" calcext:value-type="float">
            <text:p>144</text:p>
          </table:table-cell>
          <table:table-cell office:value-type="string" calcext:value-type="string">
            <text:p>https://support.matillion.com/agent/case/144</text:p>
          </table:table-cell>
          <table:table-cell office:value-type="string" calcext:value-type="string">
            <text:p>Feature Request</text:p>
          </table:table-cell>
          <table:table-cell/>
          <table:table-cell office:value-type="string" calcext:value-type="string">
            <text:p>lifestylecommunities.com</text:p>
          </table:table-cell>
          <table:table-cell office:value-type="string" calcext:value-type="string">
            <text:p>Daniel</text:p>
          </table:table-cell>
          <table:table-cell office:value-type="string" calcext:value-type="string">
            <text:p>Martinez</text:p>
          </table:table-cell>
          <table:table-cell office:value-type="string" calcext:value-type="string">
            <text:p>dmartinez@lifestylecommunitie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3/24/2016 19:50:27</text:p>
          </table:table-cell>
          <table:table-cell office:value-type="string" calcext:value-type="string">
            <text:p>3/29/2016 07:50:54</text:p>
          </table:table-cell>
          <table:table-cell office:value-type="string" calcext:value-type="string">
            <text:p>3/24/2016 21:02:19</text:p>
          </table:table-cell>
          <table:table-cell office:value-type="string" calcext:value-type="string">
            <text:p>3/29/2016 07:50:54</text:p>
          </table:table-cell>
          <table:table-cell table:number-columns-repeated="3"/>
          <table:table-cell office:value-type="float" office:value="346" calcext:value-type="float">
            <text:p>346</text:p>
          </table:table-cell>
          <table:table-cell table:number-columns-repeated="2" office:value-type="float" office:value="1" calcext:value-type="float">
            <text:p>1</text:p>
          </table:table-cell>
          <table:table-cell office:value-type="string" calcext:value-type="string">
            <text:p>3/24/2016 19:50:27</text:p>
          </table:table-cell>
          <table:table-cell office:value-type="string" calcext:value-type="string">
            <text:p>3/29/2016 07:50:54</text:p>
          </table:table-cell>
          <table:table-cell office:value-type="string" calcext:value-type="string">
            <text:p>out</text:p>
          </table:table-cell>
          <table:table-cell/>
          <table:table-cell office:value-type="string" calcext:value-type="string">
            <text:p>Chrome 49.0.2623.87</text:p>
          </table:table-cell>
          <table:table-cell office:value-type="string" calcext:value-type="string">
            <text:p>Windows 7 </text:p>
          </table:table-cell>
          <table:table-cell office:value-type="string" calcext:value-type="string">
            <text:p>66.193.183.130</text:p>
          </table:table-cell>
          <table:table-cell office:value-type="string" calcext:value-type="string">
            <text:p>english</text:p>
          </table:table-cell>
          <table:table-cell office:value-type="string" calcext:value-type="string">
            <text:p>Can you add a way to copy jobs between versions? Also a way to merge versions into one another?</text:p>
          </table:table-cell>
          <table:table-cell table:number-columns-repeated="103"/>
        </table:table-row>
        <table:table-row table:style-name="ro15">
          <table:table-cell office:value-type="float" office:value="145" calcext:value-type="float">
            <text:p>145</text:p>
          </table:table-cell>
          <table:table-cell office:value-type="string" calcext:value-type="string">
            <text:p>https://support.matillion.com/agent/case/145</text:p>
          </table:table-cell>
          <table:table-cell office:value-type="string" calcext:value-type="string">
            <text:p>How about a "Read View" component in a transformation.</text:p>
          </table:table-cell>
          <table:table-cell/>
          <table:table-cell office:value-type="string" calcext:value-type="string">
            <text:p>ipro.us</text:p>
          </table:table-cell>
          <table:table-cell office:value-type="string" calcext:value-type="string">
            <text:p>Hise</text:p>
          </table:table-cell>
          <table:table-cell office:value-type="string" calcext:value-type="string">
            <text:p>Chapman</text:p>
          </table:table-cell>
          <table:table-cell office:value-type="string" calcext:value-type="string">
            <text:p>hise@ipro.us</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3/24/2016 20:10:04</text:p>
          </table:table-cell>
          <table:table-cell office:value-type="string" calcext:value-type="string">
            <text:p>3/29/2016 09:41:11</text:p>
          </table:table-cell>
          <table:table-cell office:value-type="string" calcext:value-type="string">
            <text:p>3/24/2016 21:01:12</text:p>
          </table:table-cell>
          <table:table-cell office:value-type="string" calcext:value-type="string">
            <text:p>3/24/2016 21:02:16</text:p>
          </table:table-cell>
          <table:table-cell table:number-columns-repeated="3"/>
          <table:table-cell office:value-type="float" office:value="765" calcext:value-type="float">
            <text:p>765</text:p>
          </table:table-cell>
          <table:table-cell table:number-columns-repeated="2" office:value-type="float" office:value="2" calcext:value-type="float">
            <text:p>2</text:p>
          </table:table-cell>
          <table:table-cell office:value-type="string" calcext:value-type="string">
            <text:p>3/25/2016 15:53:58</text:p>
          </table:table-cell>
          <table:table-cell office:value-type="string" calcext:value-type="string">
            <text:p>3/29/2016 09:41:11</text:p>
          </table:table-cell>
          <table:table-cell office:value-type="string" calcext:value-type="string">
            <text:p>out</text:p>
          </table:table-cell>
          <table:table-cell/>
          <table:table-cell office:value-type="string" calcext:value-type="string">
            <text:p>Chrome 49.0.2623.87</text:p>
          </table:table-cell>
          <table:table-cell office:value-type="string" calcext:value-type="string">
            <text:p>Linux x86_64</text:p>
          </table:table-cell>
          <table:table-cell office:value-type="string" calcext:value-type="string">
            <text:p>65.190.62.63</text:p>
          </table:table-cell>
          <table:table-cell office:value-type="string" calcext:value-type="string">
            <text:p>english</text:p>
          </table:table-cell>
          <table:table-cell office:value-type="string" calcext:value-type="string">
            <text:p>I see that you can now create a view in a transformation; but, how about reading a view?</text:p>
            <text:p/>
            <text:p>For our situation, it would be beneficial for us to define a view in the database that can be used over and over as input for several transformations.  Otherwise, we have a series of reads, filters, and joins that have to be copied and maintained individually in multiple transformations.</text:p>
            <text:p/>
            <text:p>I would imagine the property should would be overwhelming when displaying a list of all views... maybe filter out all the "v_*" views that Matillion manages behind the scenes?</text:p>
            <text:p/>
            <text:p>Thanks.</text:p>
          </table:table-cell>
          <table:table-cell table:number-columns-repeated="103"/>
        </table:table-row>
        <table:table-row table:style-name="ro1">
          <table:table-cell office:value-type="float" office:value="147" calcext:value-type="float">
            <text:p>147</text:p>
          </table:table-cell>
          <table:table-cell office:value-type="string" calcext:value-type="string">
            <text:p>https://support.matillion.com/agent/case/147</text:p>
          </table:table-cell>
          <table:table-cell office:value-type="string" calcext:value-type="string">
            <text:p>Using [Database Query] with mysql</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3/30/2016 14:19:24</text:p>
          </table:table-cell>
          <table:table-cell table:style-name="ce1" office:value-type="string" calcext:value-type="string">
            <text:p>4/12/2016 21:37:16</text:p>
          </table:table-cell>
          <table:table-cell office:value-type="string" calcext:value-type="string">
            <text:p>3/30/2016 14:20:38</text:p>
          </table:table-cell>
          <table:table-cell office:value-type="string" calcext:value-type="string">
            <text:p>3/30/2016 14:43:56</text:p>
          </table:table-cell>
          <table:table-cell/>
          <table:table-cell table:number-columns-repeated="2" table:style-name="ce1" office:value-type="string" calcext:value-type="string">
            <text:p>4/12/2016 21:37:16</text:p>
          </table:table-cell>
          <table:table-cell office:value-type="float" office:value="1394" calcext:value-type="float">
            <text:p>139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3/30/2016 21:26:58</text:p>
          </table:table-cell>
          <table:table-cell office:value-type="string" calcext:value-type="string">
            <text:p>3/30/2016 14:43:56</text:p>
          </table:table-cell>
          <table:table-cell office:value-type="string" calcext:value-type="string">
            <text:p>in</text:p>
          </table:table-cell>
          <table:table-cell/>
          <table:table-cell office:value-type="string" calcext:value-type="string">
            <text:p>Chrome 49.0.2623.87</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I was trying to experiment with [Database Query] component with a MySQL db i have. <text:s/>Does the attached screenshot (saying "no driver found...") mean I need to install jdbc for mysql on the EC2 instance where Matillion is running?</text:p>
          </table:table-cell>
          <table:table-cell table:number-columns-repeated="103"/>
        </table:table-row>
        <table:table-row table:style-name="ro7">
          <table:table-cell office:value-type="float" office:value="148" calcext:value-type="float">
            <text:p>148</text:p>
          </table:table-cell>
          <table:table-cell office:value-type="string" calcext:value-type="string">
            <text:p>https://support.matillion.com/agent/case/148</text:p>
          </table:table-cell>
          <table:table-cell office:value-type="string" calcext:value-type="string">
            <text:p>Change Data Capture to SQL Server?</text:p>
          </table:table-cell>
          <table:table-cell/>
          <table:table-cell office:value-type="string" calcext:value-type="string">
            <text:p>lifestylecommunities.com</text:p>
          </table:table-cell>
          <table:table-cell office:value-type="string" calcext:value-type="string">
            <text:p>Daniel</text:p>
          </table:table-cell>
          <table:table-cell office:value-type="string" calcext:value-type="string">
            <text:p>Martinez</text:p>
          </table:table-cell>
          <table:table-cell office:value-type="string" calcext:value-type="string">
            <text:p>dmartinez@lifestylecommunitie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3/30/2016 18:08:56</text:p>
          </table:table-cell>
          <table:table-cell office:value-type="string" calcext:value-type="string">
            <text:p>7/22/2016 08:20:30</text:p>
          </table:table-cell>
          <table:table-cell office:value-type="string" calcext:value-type="string">
            <text:p>3/30/2016 21:45:56</text:p>
          </table:table-cell>
          <table:table-cell office:value-type="string" calcext:value-type="string">
            <text:p>3/31/2016 14:49:39</text:p>
          </table:table-cell>
          <table:table-cell table:number-columns-repeated="3"/>
          <table:table-cell office:value-type="float" office:value="226" calcext:value-type="float">
            <text:p>226</text:p>
          </table:table-cell>
          <table:table-cell table:number-columns-repeated="2" office:value-type="float" office:value="1" calcext:value-type="float">
            <text:p>1</text:p>
          </table:table-cell>
          <table:table-cell office:value-type="string" calcext:value-type="string">
            <text:p>3/30/2016 18:08:56</text:p>
          </table:table-cell>
          <table:table-cell office:value-type="string" calcext:value-type="string">
            <text:p>3/31/2016 14:49:39</text:p>
          </table:table-cell>
          <table:table-cell office:value-type="string" calcext:value-type="string">
            <text:p>out</text:p>
          </table:table-cell>
          <table:table-cell/>
          <table:table-cell office:value-type="string" calcext:value-type="string">
            <text:p>Chrome 49.0.2623.87</text:p>
          </table:table-cell>
          <table:table-cell office:value-type="string" calcext:value-type="string">
            <text:p>Windows 7 </text:p>
          </table:table-cell>
          <table:table-cell office:value-type="string" calcext:value-type="string">
            <text:p>66.193.183.130</text:p>
          </table:table-cell>
          <table:table-cell office:value-type="string" calcext:value-type="string">
            <text:p>english</text:p>
          </table:table-cell>
          <table:table-cell office:value-type="string" calcext:value-type="string">
            <text:p>Hello,</text:p>
            <text:p/>
            <text:p>Is there a component on the road map for performing change data capture using SQL Server source tables in orchestration jobs?</text:p>
            <text:p/>
            <text:p>I would like to be able to read log files using Matillion so that I do not have to pull in the entire source table every time.</text:p>
            <text:p/>
            <text:p>Thanks,</text:p>
            <text:p/>
            <text:p>Dan</text:p>
          </table:table-cell>
          <table:table-cell table:number-columns-repeated="103"/>
        </table:table-row>
        <table:table-row table:style-name="ro10">
          <table:table-cell office:value-type="float" office:value="149" calcext:value-type="float">
            <text:p>149</text:p>
          </table:table-cell>
          <table:table-cell office:value-type="string" calcext:value-type="string">
            <text:p>https://support.matillion.com/agent/case/149</text:p>
          </table:table-cell>
          <table:table-cell office:value-type="string" calcext:value-type="string">
            <text:p>Using RDS component</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3/30/2016 21:33:12</text:p>
          </table:table-cell>
          <table:table-cell table:style-name="ce1" office:value-type="string" calcext:value-type="string">
            <text:p>4/12/2016 21:37:07</text:p>
          </table:table-cell>
          <table:table-cell office:value-type="string" calcext:value-type="string">
            <text:p>3/30/2016 21:34:16</text:p>
          </table:table-cell>
          <table:table-cell office:value-type="string" calcext:value-type="string">
            <text:p>3/31/2016 09:05:30</text:p>
          </table:table-cell>
          <table:table-cell/>
          <table:table-cell table:number-columns-repeated="2" table:style-name="ce1" office:value-type="string" calcext:value-type="string">
            <text:p>4/12/2016 21:37:07</text:p>
          </table:table-cell>
          <table:table-cell office:value-type="float" office:value="3215" calcext:value-type="float">
            <text:p>321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3/31/2016 17:11:14</text:p>
          </table:table-cell>
          <table:table-cell office:value-type="string" calcext:value-type="string">
            <text:p>3/31/2016 09:05:30</text:p>
          </table:table-cell>
          <table:table-cell office:value-type="string" calcext:value-type="string">
            <text:p>in</text:p>
          </table:table-cell>
          <table:table-cell/>
          <table:table-cell office:value-type="string" calcext:value-type="string">
            <text:p>Chrome 49.0.2623.87</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I had some [stl_load_errors] using RDS-component to a MySQL RDS (see attached..)</text:p>
            <text:p> - what are my possible solutions (knowing that RDS-component has fewer options/parameters then COPY-component has)</text:p>
            <text:p/>
            <text:p>thoughts?</text:p>
            <text:p>R</text:p>
            <text:p/>
            <text:p>==&lt;&lt;&gt;&gt;==</text:p>
            <text:p/>
            <text:p>useridslicetblstarttimesessionqueryfilenameline_numbercolnametypecol_lengthpositionraw_lineraw_field_valueerr_codeerr_reason</text:p>
            <text:p>10411454642016-03-30 21:23:559553149994s3://krypton-upload/ETL-b6606375-f9d2-4eaa-9875-77c6b4e66e96-part1                                                                                                                                                                                              171                                                                                                                                                   0177022747232079The Cloud65117\\N\\N2014-03-27 22:21:242014-03-27 22:21:240624095012633530.........                                                                                                                                                                                                                                                                                                                                                                                                                                                                                                                                                                                                                                                                                                                                                                                                                                                                                                                                                                                                                                                                                                    </text:p>
          </table:table-cell>
          <table:table-cell table:number-columns-repeated="103"/>
        </table:table-row>
        <table:table-row table:style-name="ro15">
          <table:table-cell office:value-type="float" office:value="150" calcext:value-type="float">
            <text:p>150</text:p>
          </table:table-cell>
          <table:table-cell office:value-type="string" calcext:value-type="string">
            <text:p>https://support.matillion.com/agent/case/150</text:p>
          </table:table-cell>
          <table:table-cell office:value-type="string" calcext:value-type="string">
            <text:p>Database Query component fails when querying PostgreSQL boolean data type</text:p>
          </table:table-cell>
          <table:table-cell/>
          <table:table-cell office:value-type="string" calcext:value-type="string">
            <text:p>quantcast.com</text:p>
          </table:table-cell>
          <table:table-cell office:value-type="string" calcext:value-type="string">
            <text:p>Steven</text:p>
          </table:table-cell>
          <table:table-cell office:value-type="string" calcext:value-type="string">
            <text:p>Sadowski</text:p>
          </table:table-cell>
          <table:table-cell office:value-type="string" calcext:value-type="string">
            <text:p>ssadowski@quantcast.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3/30/2016 23:24:34</text:p>
          </table:table-cell>
          <table:table-cell table:style-name="ce1" office:value-type="string" calcext:value-type="string">
            <text:p>6/7/2016 13:45:46</text:p>
          </table:table-cell>
          <table:table-cell office:value-type="string" calcext:value-type="string">
            <text:p>3/31/2016 07:25:28</text:p>
          </table:table-cell>
          <table:table-cell office:value-type="string" calcext:value-type="string">
            <text:p>3/31/2016 07:34:26</text:p>
          </table:table-cell>
          <table:table-cell table:number-columns-repeated="3"/>
          <table:table-cell office:value-type="float" office:value="2888" calcext:value-type="float">
            <text:p>2888</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5/25/2016 14:27:12</text:p>
          </table:table-cell>
          <table:table-cell office:value-type="string" calcext:value-type="string">
            <text:p>5/25/2016 13:03:11</text:p>
          </table:table-cell>
          <table:table-cell office:value-type="string" calcext:value-type="string">
            <text:p>in</text:p>
          </table:table-cell>
          <table:table-cell/>
          <table:table-cell office:value-type="string" calcext:value-type="string">
            <text:p>Firefox 44.0</text:p>
          </table:table-cell>
          <table:table-cell office:value-type="string" calcext:value-type="string">
            <text:p>Mac OS 10.11</text:p>
          </table:table-cell>
          <table:table-cell office:value-type="string" calcext:value-type="string">
            <text:p>72.5.114.17</text:p>
          </table:table-cell>
          <table:table-cell office:value-type="string" calcext:value-type="string">
            <text:p>english</text:p>
          </table:table-cell>
          <table:table-cell office:value-type="string" calcext:value-type="string">
            <text:p>When I create a Database Query component with a query against a Postgres database, and the query contains a column with a Boolean datatype, the query returns an error. An example error message:</text:p>
            <text:p/>
            <text:p>Invalid digit, 'f', Pos 0, Type: Decimal</text:p>
            <text:p/>
            <text:p>It seems as though Postgres is returning 't' and 'f' for Boolean values, but Matillion is expecting '1' and '0'.</text:p>
            <text:p/>
            <text:p>Is this expected behavior? I'd really like to query "SELECT * ..." for my extracts without specifying individual rows and casts.</text:p>
          </table:table-cell>
          <table:table-cell table:number-columns-repeated="103"/>
        </table:table-row>
        <table:table-row table:style-name="ro3">
          <table:table-cell office:value-type="float" office:value="151" calcext:value-type="float">
            <text:p>151</text:p>
          </table:table-cell>
          <table:table-cell office:value-type="string" calcext:value-type="string">
            <text:p>https://support.matillion.com/agent/case/151</text:p>
          </table:table-cell>
          <table:table-cell office:value-type="string" calcext:value-type="string">
            <text:p>Salesforce API connector</text:p>
          </table:table-cell>
          <table:table-cell/>
          <table:table-cell office:value-type="string" calcext:value-type="string">
            <text:p>quantcast.com</text:p>
          </table:table-cell>
          <table:table-cell office:value-type="string" calcext:value-type="string">
            <text:p>Steven</text:p>
          </table:table-cell>
          <table:table-cell office:value-type="string" calcext:value-type="string">
            <text:p>Sadowski</text:p>
          </table:table-cell>
          <table:table-cell office:value-type="string" calcext:value-type="string">
            <text:p>ssadowski@quantcas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3/30/2016 23:27:49</text:p>
          </table:table-cell>
          <table:table-cell office:value-type="string" calcext:value-type="string">
            <text:p>4/13/2016 20:51:15</text:p>
          </table:table-cell>
          <table:table-cell office:value-type="string" calcext:value-type="string">
            <text:p>3/31/2016 07:34:32</text:p>
          </table:table-cell>
          <table:table-cell office:value-type="string" calcext:value-type="string">
            <text:p>3/31/2016 07:40:32</text:p>
          </table:table-cell>
          <table:table-cell table:number-columns-repeated="3"/>
          <table:table-cell office:value-type="float" office:value="442" calcext:value-type="float">
            <text:p>44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4/13/2016 20:48:18</text:p>
          </table:table-cell>
          <table:table-cell office:value-type="string" calcext:value-type="string">
            <text:p>4/13/2016 20:51:15</text:p>
          </table:table-cell>
          <table:table-cell office:value-type="string" calcext:value-type="string">
            <text:p>in</text:p>
          </table:table-cell>
          <table:table-cell/>
          <table:table-cell office:value-type="string" calcext:value-type="string">
            <text:p>Firefox 44.0</text:p>
          </table:table-cell>
          <table:table-cell office:value-type="string" calcext:value-type="string">
            <text:p>Mac OS 10.11</text:p>
          </table:table-cell>
          <table:table-cell office:value-type="string" calcext:value-type="string">
            <text:p>72.5.114.17</text:p>
          </table:table-cell>
          <table:table-cell office:value-type="string" calcext:value-type="string">
            <text:p>english</text:p>
          </table:table-cell>
          <table:table-cell office:value-type="string" calcext:value-type="string">
            <text:p>Do you have a component to connect to the Salesforce API? </text:p>
            <text:p/>
            <text:p>Our company uses the Salesforce API and I'd like to be able to extract via SOQL queries the same way I can query a database with the Database Query component.</text:p>
          </table:table-cell>
          <table:table-cell table:number-columns-repeated="103"/>
        </table:table-row>
        <table:table-row table:style-name="ro12">
          <table:table-cell office:value-type="float" office:value="152" calcext:value-type="float">
            <text:p>152</text:p>
          </table:table-cell>
          <table:table-cell office:value-type="string" calcext:value-type="string">
            <text:p>https://support.matillion.com/agent/case/152</text:p>
          </table:table-cell>
          <table:table-cell office:value-type="string" calcext:value-type="string">
            <text:p>Table-Iterator component</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3/31/2016 14:39:27</text:p>
          </table:table-cell>
          <table:table-cell office:value-type="string" calcext:value-type="string">
            <text:p>3/31/2016 14:46:49</text:p>
          </table:table-cell>
          <table:table-cell office:value-type="string" calcext:value-type="string">
            <text:p>3/31/2016 14:41:40</text:p>
          </table:table-cell>
          <table:table-cell office:value-type="string" calcext:value-type="string">
            <text:p>3/31/2016 14:46:49</text:p>
          </table:table-cell>
          <table:table-cell table:number-columns-repeated="3"/>
          <table:table-cell office:value-type="float" office:value="225" calcext:value-type="float">
            <text:p>225</text:p>
          </table:table-cell>
          <table:table-cell table:number-columns-repeated="2" office:value-type="float" office:value="1" calcext:value-type="float">
            <text:p>1</text:p>
          </table:table-cell>
          <table:table-cell office:value-type="string" calcext:value-type="string">
            <text:p>3/31/2016 14:39:27</text:p>
          </table:table-cell>
          <table:table-cell office:value-type="string" calcext:value-type="string">
            <text:p>3/31/2016 14:46:49</text:p>
          </table:table-cell>
          <table:table-cell office:value-type="string" calcext:value-type="string">
            <text:p>out</text:p>
          </table:table-cell>
          <table:table-cell/>
          <table:table-cell office:value-type="string" calcext:value-type="string">
            <text:p>Chrome 49.0.2623.87</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Is there any way (or chance?) of using the Table-Iterator with a view instead of just a table?  Would make this for useful.  </text:p>
            <text:p/>
            <text:p>I was using the Table Iterator with an RDS-Component.  I have an admin-table of target-business-table-names to extract and the Table-Iterator just spins through the admin-table as if it were simply a list.  But I might not want all tables extracted each time.  So a filter, built into a view of admin-table would allow the Table-Iterator to skip target-business-table-names as and when I decide without many such admin-tables or drop/recreating it with different data each time.</text:p>
            <text:p/>
            <text:p>-- *****************************************************************************</text:p>
            <text:p>DROP TABLE if exists stage_tmp.io_mysql_tables cascade;</text:p>
            <text:p>CREATE TABLE stage_tmp.io_mysql_tables</text:p>
            <text:p>(  id           numeric(2)</text:p>
            <text:p> , table_nm     varchar(50)</text:p>
            <text:p> , database_nm  varchar(50)</text:p>
            <text:p> , run_yn       varchar(10)  );</text:p>
            <text:p/>
            <text:p>insert into stage_tmp.io_mysql_tables values</text:p>
            <text:p>  (1, 'things',               'thingiverse_staging', 'Tuesday')</text:p>
            <text:p>, (2, 'collection_likes',     'thingiverse_staging', 'Friday')</text:p>
            <text:p>, (3, 'apps',                 'thingiverse_stats_staging', 'Tuesday');</text:p>
            <text:p/>
            <text:p>-- *****************************************************************************</text:p>
            <text:p>DROP VIEW if exists stage_tmp.v_io_mysql_tables_Tuesday CASCADE;</text:p>
            <text:p>CREATE VIEW stage_tmp.v_io_mysql_tables_Tuesday AS</text:p>
            <text:p>select *</text:p>
            <text:p> from stage_tmp.io_mysql_tables</text:p>
            <text:p> where run_yn = 'Tuesday';</text:p>
            <text:p/>
            <text:p>-- *****************************************************************************</text:p>
          </table:table-cell>
          <table:table-cell table:number-columns-repeated="103"/>
        </table:table-row>
        <table:table-row table:style-name="ro3">
          <table:table-cell office:value-type="float" office:value="153" calcext:value-type="float">
            <text:p>153</text:p>
          </table:table-cell>
          <table:table-cell office:value-type="string" calcext:value-type="string">
            <text:p>https://support.matillion.com/agent/case/153</text:p>
          </table:table-cell>
          <table:table-cell office:value-type="string" calcext:value-type="string">
            <text:p>RDS &amp; Database component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3/31/2016 14:47:42</text:p>
          </table:table-cell>
          <table:table-cell table:style-name="ce1" office:value-type="string" calcext:value-type="string">
            <text:p>4/4/2016 20:44:22</text:p>
          </table:table-cell>
          <table:table-cell office:value-type="string" calcext:value-type="string">
            <text:p>3/31/2016 14:49:01</text:p>
          </table:table-cell>
          <table:table-cell office:value-type="string" calcext:value-type="string">
            <text:p>3/31/2016 20:24:30</text:p>
          </table:table-cell>
          <table:table-cell table:number-columns-repeated="3"/>
          <table:table-cell office:value-type="float" office:value="2430" calcext:value-type="float">
            <text:p>2430</text:p>
          </table:table-cell>
          <table:table-cell table:number-columns-repeated="2" office:value-type="float" office:value="1" calcext:value-type="float">
            <text:p>1</text:p>
          </table:table-cell>
          <table:table-cell office:value-type="string" calcext:value-type="string">
            <text:p>3/31/2016 14:47:42</text:p>
          </table:table-cell>
          <table:table-cell office:value-type="string" calcext:value-type="string">
            <text:p>3/31/2016 20:24:30</text:p>
          </table:table-cell>
          <table:table-cell office:value-type="string" calcext:value-type="string">
            <text:p>out</text:p>
          </table:table-cell>
          <table:table-cell/>
          <table:table-cell office:value-type="string" calcext:value-type="string">
            <text:p>Chrome 49.0.2623.87</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Is there a way to have these simply dump the data to S3 and then stop?  That way I can have these extract decoupled from the Copy and be able to rerun Copy's as many times as necessary (from data on S3) and not impact the source system?</text:p>
            <text:p/>
            <text:p>Creating the exact/complimentary COPY-component for such an RDS/Db-to-S3 would be helpful.</text:p>
          </table:table-cell>
          <table:table-cell table:number-columns-repeated="103"/>
        </table:table-row>
        <table:table-row table:style-name="ro13">
          <table:table-cell office:value-type="float" office:value="154" calcext:value-type="float">
            <text:p>154</text:p>
          </table:table-cell>
          <table:table-cell office:value-type="string" calcext:value-type="string">
            <text:p>https://support.matillion.com/agent/case/154</text:p>
          </table:table-cell>
          <table:table-cell office:value-type="string" calcext:value-type="string">
            <text:p>CRM/Mktg Automation native component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3/31/2016 20:29:11</text:p>
          </table:table-cell>
          <table:table-cell office:value-type="string" calcext:value-type="string">
            <text:p>6/23/2016 19:25:50</text:p>
          </table:table-cell>
          <table:table-cell office:value-type="string" calcext:value-type="string">
            <text:p>3/31/2016 20:34:25</text:p>
          </table:table-cell>
          <table:table-cell office:value-type="string" calcext:value-type="string">
            <text:p>3/31/2016 20:42:59</text:p>
          </table:table-cell>
          <table:table-cell/>
          <table:table-cell table:number-columns-repeated="2" office:value-type="string" calcext:value-type="string">
            <text:p>6/23/2016 19:25:50</text:p>
          </table:table-cell>
          <table:table-cell office:value-type="float" office:value="1074" calcext:value-type="float">
            <text:p>1074</text:p>
          </table:table-cell>
          <table:table-cell table:number-columns-repeated="2" office:value-type="float" office:value="2" calcext:value-type="float">
            <text:p>2</text:p>
          </table:table-cell>
          <table:table-cell table:style-name="ce1" office:value-type="string" calcext:value-type="string">
            <text:p>4/1/2016 13:46:06</text:p>
          </table:table-cell>
          <table:table-cell table:style-name="ce1" office:value-type="string" calcext:value-type="string">
            <text:p>4/4/2016 20:53:41</text:p>
          </table:table-cell>
          <table:table-cell office:value-type="string" calcext:value-type="string">
            <text:p>out</text:p>
          </table:table-cell>
          <table:table-cell/>
          <table:table-cell office:value-type="string" calcext:value-type="string">
            <text:p>Chrome 49.0.2623.87</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Are you considering any of the following?</text:p>
            <text:p> - Salesforce.com</text:p>
            <text:p> - Marketo</text:p>
            <text:p> - Mixpanel</text:p>
            <text:p> - Magento</text:p>
            <text:p/>
            <text:p>let me know what you can let me know..</text:p>
            <text:p>R</text:p>
          </table:table-cell>
          <table:table-cell table:number-columns-repeated="103"/>
        </table:table-row>
        <table:table-row table:style-name="ro21">
          <table:table-cell office:value-type="float" office:value="155" calcext:value-type="float">
            <text:p>155</text:p>
          </table:table-cell>
          <table:table-cell office:value-type="string" calcext:value-type="string">
            <text:p>https://support.matillion.com/agent/case/155</text:p>
          </table:table-cell>
          <table:table-cell office:value-type="string" calcext:value-type="string">
            <text:p>Built-in Quality-check: via control-file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open</text:p>
          </table:table-cell>
          <table:table-cell office:value-type="string" calcext:value-type="string">
            <text:p>General</text:p>
          </table:table-cell>
          <table:table-cell table:number-columns-repeated="3"/>
          <table:table-cell office:value-type="string" calcext:value-type="string">
            <text:p>3/31/2016 20:58:59</text:p>
          </table:table-cell>
          <table:table-cell table:style-name="ce1" office:value-type="string" calcext:value-type="string">
            <text:p>4/4/2016 22:09:03</text:p>
          </table:table-cell>
          <table:table-cell office:value-type="string" calcext:value-type="string">
            <text:p>3/31/2016 21:03:23</text:p>
          </table:table-cell>
          <table:table-cell table:number-columns-repeated="4"/>
          <table:table-cell office:value-type="float" office:value="65" calcext:value-type="float">
            <text:p>6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3/31/2016 20:58:59</text:p>
          </table:table-cell>
          <table:table-cell/>
          <table:table-cell office:value-type="string" calcext:value-type="string">
            <text:p>in</text:p>
          </table:table-cell>
          <table:table-cell/>
          <table:table-cell office:value-type="string" calcext:value-type="string">
            <text:p>Chrome 49.0.2623.87</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I can do this with python-component but wondered if you wanted to build in this component...</text:p>
            <text:p/>
            <text:p>Every data-feed (eg. from 3rd parties, etc.) should be accompanied by a separate control-file on S3 with an appropriate file-name.  It is JSON and could have some configurability but at minimum something like this {"rows": "12345"}.  </text:p>
            <text:p/>
            <text:p>After a COPY is run, this Control-file-component is used to cross-check; the expected row-count, from the appropriate control-file, is compared to the actual in the target-table (+/- any COPY 'max-errors' perhaps).  Eroors are generated accordingly.</text:p>
            <text:p/>
            <text:p>Thoughts?</text:p>
            <text:p>R</text:p>
            <text:p/>
            <text:p>Cross-check...Python-Script-component</text:p>
            <text:p>=========================</text:p>
            <text:p>import boto</text:p>
            <text:p>import json</text:p>
            <text:p/>
            <text:p>sBkt = 'krypton-upload'</text:p>
            <text:p>sDir = 'load/'</text:p>
            <text:p>sSch = 'stage_tmp'</text:p>
            <text:p>sTbl = 'sx3_product_tmp'</text:p>
            <text:p/>
            <text:p>s3 = boto.connect_s3()</text:p>
            <text:p>dst = s3.get_bucket(sBkt)</text:p>
            <text:p>k = boto.s3.key.Key(dst)</text:p>
            <text:p>k.key = sDir + 'control_' + sTbl + '.txt'</text:p>
            <text:p/>
            <text:p>lst1 = json.loads(k.get_contents_as_string())</text:p>
            <text:p>print lst1['rows']</text:p>
            <text:p/>
            <text:p>cursor = context.cursor()</text:p>
            <text:p>cursor.execute('select count(*) from ' + sSch + '.' + sTbl + ';')</text:p>
            <text:p>result = cursor.fetchone()</text:p>
            <text:p>print result</text:p>
            <text:p/>
            <text:p>#-- maybe add some 'max-error' leniency here??</text:p>
            <text:p/>
            <text:p>if (int(result[0]) &lt;&gt; int(lst1['rows'])):</text:p>
            <text:p>  raise Exception("Script failed due to row-count mismatch:" + ' [' + str(result[0]) + '] vs [' + str(lst1['rows']) + ']')</text:p>
          </table:table-cell>
          <table:table-cell table:number-columns-repeated="103"/>
        </table:table-row>
        <table:table-row table:style-name="ro5">
          <table:table-cell office:value-type="float" office:value="157" calcext:value-type="float">
            <text:p>157</text:p>
          </table:table-cell>
          <table:table-cell office:value-type="string" calcext:value-type="string">
            <text:p>https://support.matillion.com/agent/case/157</text:p>
          </table:table-cell>
          <table:table-cell office:value-type="string" calcext:value-type="string">
            <text:p>Filter Component Issues</text:p>
          </table:table-cell>
          <table:table-cell/>
          <table:table-cell office:value-type="string" calcext:value-type="string">
            <text:p>flyporter.com</text:p>
          </table:table-cell>
          <table:table-cell office:value-type="string" calcext:value-type="string">
            <text:p>Ian</text:p>
          </table:table-cell>
          <table:table-cell office:value-type="string" calcext:value-type="string">
            <text:p>Horbatiuk</text:p>
          </table:table-cell>
          <table:table-cell office:value-type="string" calcext:value-type="string">
            <text:p>ian.horbatiuk@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4/4/2016 19:56:21</text:p>
          </table:table-cell>
          <table:table-cell office:value-type="string" calcext:value-type="string">
            <text:p>4/20/2016 17:41:41</text:p>
          </table:table-cell>
          <table:table-cell table:style-name="ce1" office:value-type="string" calcext:value-type="string">
            <text:p>4/4/2016 20:53:18</text:p>
          </table:table-cell>
          <table:table-cell table:style-name="ce1" office:value-type="string" calcext:value-type="string">
            <text:p>4/4/2016 20:58:49</text:p>
          </table:table-cell>
          <table:table-cell table:style-name="ce1"/>
          <table:table-cell table:number-columns-repeated="2" office:value-type="string" calcext:value-type="string">
            <text:p>4/20/2016 17:41:41</text:p>
          </table:table-cell>
          <table:table-cell office:value-type="float" office:value="418" calcext:value-type="float">
            <text:p>418</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4/5/2016 13:15:56</text:p>
          </table:table-cell>
          <table:table-cell table:style-name="ce1" office:value-type="string" calcext:value-type="string">
            <text:p>4/4/2016 20:58:49</text:p>
          </table:table-cell>
          <table:table-cell office:value-type="string" calcext:value-type="string">
            <text:p>in</text:p>
          </table:table-cell>
          <table:table-cell/>
          <table:table-cell office:value-type="string" calcext:value-type="string">
            <text:p>Chrome 49.0.2623.110</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 </text:p>
            <text:p/>
            <text:p>I'm having trouble using a Filter Component in my Transformation workflow. I can't seem to add any input columns to it, the '+' button is faded and unavailable to click. When I hover over it I see the message "one or more columns have empty options and cannot be populated, please check the properties"</text:p>
            <text:p/>
            <text:p>Job and screenshot attached. </text:p>
            <text:p/>
            <text:p>What am I missing? </text:p>
            <text:p/>
            <text:p>Thanks, </text:p>
            <text:p/>
            <text:p>Ian</text:p>
          </table:table-cell>
          <table:table-cell table:number-columns-repeated="103"/>
        </table:table-row>
        <table:table-row table:style-name="ro13">
          <table:table-cell office:value-type="float" office:value="158" calcext:value-type="float">
            <text:p>158</text:p>
          </table:table-cell>
          <table:table-cell office:value-type="string" calcext:value-type="string">
            <text:p>https://support.matillion.com/agent/case/158</text:p>
          </table:table-cell>
          <table:table-cell office:value-type="string" calcext:value-type="string">
            <text:p>Can't Cancel Process</text:p>
          </table:table-cell>
          <table:table-cell/>
          <table:table-cell office:value-type="string" calcext:value-type="string">
            <text:p>thrivemarket.com</text:p>
          </table:table-cell>
          <table:table-cell office:value-type="string" calcext:value-type="string">
            <text:p>Alex</text:p>
          </table:table-cell>
          <table:table-cell office:value-type="string" calcext:value-type="string">
            <text:p>Mapes</text:p>
          </table:table-cell>
          <table:table-cell office:value-type="string" calcext:value-type="string">
            <text:p>alex.mapes@thrivemarke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open</text:p>
          </table:table-cell>
          <table:table-cell office:value-type="string" calcext:value-type="string">
            <text:p>General</text:p>
          </table:table-cell>
          <table:table-cell table:number-columns-repeated="3"/>
          <table:table-cell table:style-name="ce1" office:value-type="string" calcext:value-type="string">
            <text:p>4/5/2016 01:19:48</text:p>
          </table:table-cell>
          <table:table-cell table:style-name="ce1" office:value-type="string" calcext:value-type="string">
            <text:p>4/7/2016 07:11:34</text:p>
          </table:table-cell>
          <table:table-cell table:style-name="ce1" office:value-type="string" calcext:value-type="string">
            <text:p>4/5/2016 05:52:45</text:p>
          </table:table-cell>
          <table:table-cell table:style-name="ce1" office:value-type="string" calcext:value-type="string">
            <text:p>4/5/2016 07:41:04</text:p>
          </table:table-cell>
          <table:table-cell table:style-name="ce1"/>
          <table:table-cell table:number-columns-repeated="2"/>
          <table:table-cell office:value-type="float" office:value="316" calcext:value-type="float">
            <text:p>316</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4/5/2016 20:39:44</text:p>
          </table:table-cell>
          <table:table-cell table:style-name="ce1" office:value-type="string" calcext:value-type="string">
            <text:p>4/5/2016 07:41:04</text:p>
          </table:table-cell>
          <table:table-cell office:value-type="string" calcext:value-type="string">
            <text:p>in</text:p>
          </table:table-cell>
          <table:table-cell/>
          <table:table-cell office:value-type="string" calcext:value-type="string">
            <text:p>Chrome 49.0.2623.87</text:p>
          </table:table-cell>
          <table:table-cell office:value-type="string" calcext:value-type="string">
            <text:p>Mac OS 10.10</text:p>
          </table:table-cell>
          <table:table-cell office:value-type="string" calcext:value-type="string">
            <text:p>216.14.10.186</text:p>
          </table:table-cell>
          <table:table-cell office:value-type="string" calcext:value-type="string">
            <text:p>english</text:p>
          </table:table-cell>
          <table:table-cell office:value-type="string" calcext:value-type="string">
            <text:p>We tried to cancel a sample from a transformation SQL component.  However it is still running a few days later.  We tried to use cancel, pg_cancel_backend, and pg_terminate_backend but we still see it in the stv_recents view and we can't use the Matillion project.</text:p>
            <text:p/>
            <text:p>We contacted Redshift support on how to cancel the query and they said we needed to kill the session from the Matillion server.  </text:p>
            <text:p/>
            <text:p>How can we kill the connection from Matillion without turning off the Matillion server or Redshift server?</text:p>
            <text:p/>
            <text:p>Thanks,</text:p>
            <text:p>Alex Mapes</text:p>
          </table:table-cell>
          <table:table-cell table:number-columns-repeated="103"/>
        </table:table-row>
        <table:table-row table:style-name="ro9">
          <table:table-cell office:value-type="float" office:value="159" calcext:value-type="float">
            <text:p>159</text:p>
          </table:table-cell>
          <table:table-cell office:value-type="string" calcext:value-type="string">
            <text:p>https://support.matillion.com/agent/case/159</text:p>
          </table:table-cell>
          <table:table-cell office:value-type="string" calcext:value-type="string">
            <text:p>Unable to create new project</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4/8/2016 13:17:49</text:p>
          </table:table-cell>
          <table:table-cell office:value-type="string" calcext:value-type="string">
            <text:p>4/29/2016 13:42:07</text:p>
          </table:table-cell>
          <table:table-cell table:style-name="ce1" office:value-type="string" calcext:value-type="string">
            <text:p>4/8/2016 13:31:34</text:p>
          </table:table-cell>
          <table:table-cell table:style-name="ce1" office:value-type="string" calcext:value-type="string">
            <text:p>4/8/2016 13:50:42</text:p>
          </table:table-cell>
          <table:table-cell table:style-name="ce1"/>
          <table:table-cell table:number-columns-repeated="2" office:value-type="string" calcext:value-type="string">
            <text:p>4/29/2016 13:42:07</text:p>
          </table:table-cell>
          <table:table-cell office:value-type="float" office:value="389" calcext:value-type="float">
            <text:p>389</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4/8/2016 14:34:07</text:p>
          </table:table-cell>
          <table:table-cell table:style-name="ce1" office:value-type="string" calcext:value-type="string">
            <text:p>4/8/2016 13:50:42</text:p>
          </table:table-cell>
          <table:table-cell office:value-type="string" calcext:value-type="string">
            <text:p>in</text:p>
          </table:table-cell>
          <table:table-cell/>
          <table:table-cell office:value-type="string" calcext:value-type="string">
            <text:p>Chrome 49.0.2623.110</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I get this error:</text:p>
            <text:p> - "Session [ws_62] failed to create an Environment in the newly created Project in the Customer with ID [10997]. The maximum number of environments has been reached."</text:p>
            <text:p/>
            <text:p>How do I use the same environment/details for different/new projects?</text:p>
            <text:p/>
            <text:p>R</text:p>
          </table:table-cell>
          <table:table-cell table:number-columns-repeated="103"/>
        </table:table-row>
        <table:table-row table:style-name="ro15">
          <table:table-cell office:value-type="float" office:value="161" calcext:value-type="float">
            <text:p>161</text:p>
          </table:table-cell>
          <table:table-cell office:value-type="string" calcext:value-type="string">
            <text:p>https://support.matillion.com/agent/case/161</text:p>
          </table:table-cell>
          <table:table-cell office:value-type="string" calcext:value-type="string">
            <text:p>Export Environment Variables</text:p>
          </table:table-cell>
          <table:table-cell/>
          <table:table-cell office:value-type="string" calcext:value-type="string">
            <text:p>flyporter.com</text:p>
          </table:table-cell>
          <table:table-cell office:value-type="string" calcext:value-type="string">
            <text:p>Ian</text:p>
          </table:table-cell>
          <table:table-cell office:value-type="string" calcext:value-type="string">
            <text:p>Horbatiuk</text:p>
          </table:table-cell>
          <table:table-cell office:value-type="string" calcext:value-type="string">
            <text:p>ian.horbatiuk@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4/11/2016 17:17:23</text:p>
          </table:table-cell>
          <table:table-cell office:value-type="string" calcext:value-type="string">
            <text:p>4/20/2016 17:41:34</text:p>
          </table:table-cell>
          <table:table-cell table:style-name="ce1" office:value-type="string" calcext:value-type="string">
            <text:p>4/12/2016 10:20:23</text:p>
          </table:table-cell>
          <table:table-cell table:style-name="ce1" office:value-type="string" calcext:value-type="string">
            <text:p>4/12/2016 10:33:50</text:p>
          </table:table-cell>
          <table:table-cell table:style-name="ce1"/>
          <table:table-cell table:number-columns-repeated="2" office:value-type="string" calcext:value-type="string">
            <text:p>4/20/2016 17:41:34</text:p>
          </table:table-cell>
          <table:table-cell office:value-type="float" office:value="766" calcext:value-type="float">
            <text:p>766</text:p>
          </table:table-cell>
          <table:table-cell table:number-columns-repeated="2" office:value-type="float" office:value="1" calcext:value-type="float">
            <text:p>1</text:p>
          </table:table-cell>
          <table:table-cell table:style-name="ce1" office:value-type="string" calcext:value-type="string">
            <text:p>4/11/2016 17:17:23</text:p>
          </table:table-cell>
          <table:table-cell table:style-name="ce1" office:value-type="string" calcext:value-type="string">
            <text:p>4/12/2016 10:33:50</text:p>
          </table:table-cell>
          <table:table-cell office:value-type="string" calcext:value-type="string">
            <text:p>out</text:p>
          </table:table-cell>
          <table:table-cell/>
          <table:table-cell office:value-type="string" calcext:value-type="string">
            <text:p>Chrome 49.0.2623.112</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 </text:p>
            <text:p/>
            <text:p>we're exporting jobs from our Dev project to our Production project - is there a way to select environment variables to export with the orchestration and transformation? Or better yet have any variables used in them automatically included in the export? </text:p>
            <text:p/>
            <text:p>Thanks, </text:p>
            <text:p/>
            <text:p>Ian</text:p>
          </table:table-cell>
          <table:table-cell table:number-columns-repeated="103"/>
        </table:table-row>
        <table:table-row table:style-name="ro1">
          <table:table-cell office:value-type="float" office:value="162" calcext:value-type="float">
            <text:p>162</text:p>
          </table:table-cell>
          <table:table-cell office:value-type="string" calcext:value-type="string">
            <text:p>https://support.matillion.com/agent/case/162</text:p>
          </table:table-cell>
          <table:table-cell office:value-type="string" calcext:value-type="string">
            <text:p>Variable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4/11/2016 17:27:02</text:p>
          </table:table-cell>
          <table:table-cell table:style-name="ce1" office:value-type="string" calcext:value-type="string">
            <text:p>4/12/2016 20:25:52</text:p>
          </table:table-cell>
          <table:table-cell table:style-name="ce1" office:value-type="string" calcext:value-type="string">
            <text:p>4/12/2016 10:33:14</text:p>
          </table:table-cell>
          <table:table-cell table:style-name="ce1" office:value-type="string" calcext:value-type="string">
            <text:p>4/12/2016 20:23:07</text:p>
          </table:table-cell>
          <table:table-cell table:style-name="ce1"/>
          <table:table-cell table:number-columns-repeated="2"/>
          <table:table-cell office:value-type="float" office:value="278" calcext:value-type="float">
            <text:p>278</text:p>
          </table:table-cell>
          <table:table-cell office:value-type="float" office:value="5" calcext:value-type="float">
            <text:p>5</text:p>
          </table:table-cell>
          <table:table-cell office:value-type="float" office:value="1" calcext:value-type="float">
            <text:p>1</text:p>
          </table:table-cell>
          <table:table-cell table:style-name="ce1" office:value-type="string" calcext:value-type="string">
            <text:p>4/12/2016 18:58:59</text:p>
          </table:table-cell>
          <table:table-cell table:style-name="ce1" office:value-type="string" calcext:value-type="string">
            <text:p>4/12/2016 20:23:07</text:p>
          </table:table-cell>
          <table:table-cell office:value-type="string" calcext:value-type="string">
            <text:p>in</text:p>
          </table:table-cell>
          <table:table-cell/>
          <table:table-cell office:value-type="string" calcext:value-type="string">
            <text:p>Chrome 49.0.2623.110</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I know I can set environment-variables in Python using "context.updateVariable(.." but how do I simple read a variable in Python? <text:s/>What is the object model for "context."?</text:p>
          </table:table-cell>
          <table:table-cell table:number-columns-repeated="103"/>
        </table:table-row>
        <table:table-row table:style-name="ro3">
          <table:table-cell office:value-type="float" office:value="163" calcext:value-type="float">
            <text:p>163</text:p>
          </table:table-cell>
          <table:table-cell office:value-type="string" calcext:value-type="string">
            <text:p>https://support.matillion.com/agent/case/163</text:p>
          </table:table-cell>
          <table:table-cell office:value-type="string" calcext:value-type="string">
            <text:p>Default values in table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4/12/2016 17:20:27</text:p>
          </table:table-cell>
          <table:table-cell table:style-name="ce1" office:value-type="string" calcext:value-type="string">
            <text:p>4/12/2016 21:37:05</text:p>
          </table:table-cell>
          <table:table-cell table:style-name="ce1" office:value-type="string" calcext:value-type="string">
            <text:p>4/12/2016 20:25:53</text:p>
          </table:table-cell>
          <table:table-cell table:style-name="ce1" office:value-type="string" calcext:value-type="string">
            <text:p>4/12/2016 20:28:27</text:p>
          </table:table-cell>
          <table:table-cell table:style-name="ce1"/>
          <table:table-cell table:number-columns-repeated="2"/>
          <table:table-cell office:value-type="float" office:value="315" calcext:value-type="float">
            <text:p>315</text:p>
          </table:table-cell>
          <table:table-cell office:value-type="float" office:value="2" calcext:value-type="float">
            <text:p>2</text:p>
          </table:table-cell>
          <table:table-cell office:value-type="float" office:value="3" calcext:value-type="float">
            <text:p>3</text:p>
          </table:table-cell>
          <table:table-cell table:style-name="ce1" office:value-type="string" calcext:value-type="string">
            <text:p>4/12/2016 21:31:00</text:p>
          </table:table-cell>
          <table:table-cell table:style-name="ce1" office:value-type="string" calcext:value-type="string">
            <text:p>4/12/2016 21:37:04</text:p>
          </table:table-cell>
          <table:table-cell office:value-type="string" calcext:value-type="string">
            <text:p>out</text:p>
          </table:table-cell>
          <table:table-cell/>
          <table:table-cell office:value-type="string" calcext:value-type="string">
            <text:p>Chrome 49.0.2623.110</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Is there a way to set default column values for a table?  </text:p>
            <text:p/>
            <text:p>What I wanted to do (and do it without using a SQL-Update) is COPY data into a table and have an extra column (that is skipped from the COPY) populated with say today's date/time.</text:p>
          </table:table-cell>
          <table:table-cell table:number-columns-repeated="103"/>
        </table:table-row>
        <table:table-row table:style-name="ro9">
          <table:table-cell office:value-type="float" office:value="164" calcext:value-type="float">
            <text:p>164</text:p>
          </table:table-cell>
          <table:table-cell office:value-type="string" calcext:value-type="string">
            <text:p>https://support.matillion.com/agent/case/164</text:p>
          </table:table-cell>
          <table:table-cell office:value-type="string" calcext:value-type="string">
            <text:p>Accessing Google Spreadsheet data via API using S3-Put module</text:p>
          </table:table-cell>
          <table:table-cell/>
          <table:table-cell office:value-type="string" calcext:value-type="string">
            <text:p>twistbioscience.com</text:p>
          </table:table-cell>
          <table:table-cell office:value-type="string" calcext:value-type="string">
            <text:p>Andrew</text:p>
          </table:table-cell>
          <table:table-cell office:value-type="string" calcext:value-type="string">
            <text:p>Stewart</text:p>
          </table:table-cell>
          <table:table-cell office:value-type="string" calcext:value-type="string">
            <text:p>astewart@twistbioscienc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open</text:p>
          </table:table-cell>
          <table:table-cell office:value-type="string" calcext:value-type="string">
            <text:p>General</text:p>
          </table:table-cell>
          <table:table-cell table:number-columns-repeated="3"/>
          <table:table-cell office:value-type="string" calcext:value-type="string">
            <text:p>4/14/2016 05:01:48</text:p>
          </table:table-cell>
          <table:table-cell table:style-name="ce1" office:value-type="string" calcext:value-type="string">
            <text:p>6/7/2016 14:11:39</text:p>
          </table:table-cell>
          <table:table-cell office:value-type="string" calcext:value-type="string">
            <text:p>4/14/2016 19:56:31</text:p>
          </table:table-cell>
          <table:table-cell office:value-type="string" calcext:value-type="string">
            <text:p>4/14/2016 19:59:08</text:p>
          </table:table-cell>
          <table:table-cell table:number-columns-repeated="3"/>
          <table:table-cell office:value-type="float" office:value="585" calcext:value-type="float">
            <text:p>58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4/14/2016 21:04:53</text:p>
          </table:table-cell>
          <table:table-cell office:value-type="string" calcext:value-type="string">
            <text:p>4/14/2016 19:59:08</text:p>
          </table:table-cell>
          <table:table-cell office:value-type="string" calcext:value-type="string">
            <text:p>in</text:p>
          </table:table-cell>
          <table:table-cell/>
          <table:table-cell office:value-type="string" calcext:value-type="string">
            <text:p>Chrome 49.0.2623.110</text:p>
          </table:table-cell>
          <table:table-cell office:value-type="string" calcext:value-type="string">
            <text:p>Mac OS 10.11</text:p>
          </table:table-cell>
          <table:table-cell office:value-type="string" calcext:value-type="string">
            <text:p>66.201.43.170</text:p>
          </table:table-cell>
          <table:table-cell office:value-type="string" calcext:value-type="string">
            <text:p>english</text:p>
          </table:table-cell>
          <table:table-cell office:value-type="string" calcext:value-type="string">
            <text:p>Hi there,</text:p>
            <text:p/>
            <text:p>I'm trying something a bit ambitious here where I use Google's API to fetch a CSV file of a google spreadsheet into an S3 bucket via Matillion's S3-Put module.  I have most of the components in place, but authorization seems to be tripping me up. This is obviously more of a Google issue, but I'm just curious if anyone at Matillion might have any ideas of how this might be accomplished?</text:p>
            <text:p/>
            <text:p>Thanks,</text:p>
            <text:p>Andrew</text:p>
          </table:table-cell>
          <table:table-cell table:number-columns-repeated="103"/>
        </table:table-row>
        <table:table-row table:style-name="ro9">
          <table:table-cell office:value-type="float" office:value="165" calcext:value-type="float">
            <text:p>165</text:p>
          </table:table-cell>
          <table:table-cell office:value-type="string" calcext:value-type="string">
            <text:p>https://support.matillion.com/agent/case/165</text:p>
          </table:table-cell>
          <table:table-cell office:value-type="string" calcext:value-type="string">
            <text:p>DatabaseQuery-component for MS-SQL-Svr</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4/14/2016 17:32:00</text:p>
          </table:table-cell>
          <table:table-cell office:value-type="string" calcext:value-type="string">
            <text:p>4/14/2016 19:59:20</text:p>
          </table:table-cell>
          <table:table-cell table:number-columns-repeated="3"/>
          <table:table-cell table:number-columns-repeated="2" office:value-type="string" calcext:value-type="string">
            <text:p>4/14/2016 19:34:24</text:p>
          </table:table-cell>
          <table:table-cell office:value-type="float" office:value="14" calcext:value-type="float">
            <text:p>1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4/14/2016 19:34:19</text:p>
          </table:table-cell>
          <table:table-cell/>
          <table:table-cell office:value-type="string" calcext:value-type="string">
            <text:p>in</text:p>
          </table:table-cell>
          <table:table-cell/>
          <table:table-cell office:value-type="string" calcext:value-type="string">
            <text:p>Chrome 49.0.2623.110</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Trying to use DatabaseQuery-component for MS-SQL-Svr:-</text:p>
            <text:p> - see screen-shot..</text:p>
            <text:p> - error says "no suitable driver found"</text:p>
            <text:p> - is this at our end (we're using SQL-Svr 2008) or Matillion ETL's?</text:p>
            <text:p/>
            <text:p>Thoughts?</text:p>
          </table:table-cell>
          <table:table-cell table:number-columns-repeated="103"/>
        </table:table-row>
        <table:table-row table:style-name="ro16">
          <table:table-cell office:value-type="float" office:value="166" calcext:value-type="float">
            <text:p>166</text:p>
          </table:table-cell>
          <table:table-cell office:value-type="string" calcext:value-type="string">
            <text:p>https://support.matillion.com/agent/case/166</text:p>
          </table:table-cell>
          <table:table-cell office:value-type="string" calcext:value-type="string">
            <text:p>'Relation Not Found' Error</text:p>
          </table:table-cell>
          <table:table-cell/>
          <table:table-cell office:value-type="string" calcext:value-type="string">
            <text:p>flyporter.com</text:p>
          </table:table-cell>
          <table:table-cell office:value-type="string" calcext:value-type="string">
            <text:p>Ian</text:p>
          </table:table-cell>
          <table:table-cell office:value-type="string" calcext:value-type="string">
            <text:p>Horbatiuk</text:p>
          </table:table-cell>
          <table:table-cell office:value-type="string" calcext:value-type="string">
            <text:p>ian.horbatiuk@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4/17/2016 16:14:50</text:p>
          </table:table-cell>
          <table:table-cell table:style-name="ce1" office:value-type="string" calcext:value-type="string">
            <text:p>5/5/2016 15:28:03</text:p>
          </table:table-cell>
          <table:table-cell office:value-type="string" calcext:value-type="string">
            <text:p>4/18/2016 23:13:41</text:p>
          </table:table-cell>
          <table:table-cell office:value-type="string" calcext:value-type="string">
            <text:p>4/18/2016 23:27:05</text:p>
          </table:table-cell>
          <table:table-cell/>
          <table:table-cell table:number-columns-repeated="2" table:style-name="ce1" office:value-type="string" calcext:value-type="string">
            <text:p>5/5/2016 15:28:03</text:p>
          </table:table-cell>
          <table:table-cell office:value-type="float" office:value="765" calcext:value-type="float">
            <text:p>765</text:p>
          </table:table-cell>
          <table:table-cell table:number-columns-repeated="2" office:value-type="float" office:value="1" calcext:value-type="float">
            <text:p>1</text:p>
          </table:table-cell>
          <table:table-cell office:value-type="string" calcext:value-type="string">
            <text:p>4/17/2016 16:14:50</text:p>
          </table:table-cell>
          <table:table-cell office:value-type="string" calcext:value-type="string">
            <text:p>4/18/2016 23:27:05</text:p>
          </table:table-cell>
          <table:table-cell office:value-type="string" calcext:value-type="string">
            <text:p>out</text:p>
          </table:table-cell>
          <table:table-cell/>
          <table:table-cell office:value-type="string" calcext:value-type="string">
            <text:p>IE 11.0</text:p>
          </table:table-cell>
          <table:table-cell office:value-type="string" calcext:value-type="string">
            <text:p>Windows 7 </text:p>
          </table:table-cell>
          <table:table-cell office:value-type="string" calcext:value-type="string">
            <text:p>198.200.70.12</text:p>
          </table:table-cell>
          <table:table-cell office:value-type="string" calcext:value-type="string">
            <text:p>english</text:p>
          </table:table-cell>
          <table:table-cell office:value-type="string" calcext:value-type="string">
            <text:p>Hi, </text:p>
            <text:p/>
            <text:p>we have an orchestration where we've sometimes gotten an error when running it </text:p>
            <text:p>"ERROR: relation 'v_0000052601_0000084056' does not exist" </text:p>
            <text:p/>
            <text:p>The job seems to be valid (and in fact was running successfully as a scheduled job) before the error came up. </text:p>
            <text:p/>
            <text:p>What can we look at to diagnose the cause of these? </text:p>
            <text:p/>
            <text:p>Thanks, </text:p>
            <text:p/>
            <text:p>Ian</text:p>
          </table:table-cell>
          <table:table-cell table:number-columns-repeated="103"/>
        </table:table-row>
        <table:table-row table:style-name="ro9">
          <table:table-cell office:value-type="float" office:value="167" calcext:value-type="float">
            <text:p>167</text:p>
          </table:table-cell>
          <table:table-cell office:value-type="string" calcext:value-type="string">
            <text:p>https://support.matillion.com/agent/case/167</text:p>
          </table:table-cell>
          <table:table-cell office:value-type="string" calcext:value-type="string">
            <text:p>Trial version has only limited functionality</text:p>
          </table:table-cell>
          <table:table-cell/>
          <table:table-cell office:value-type="string" calcext:value-type="string">
            <text:p>datarella.com</text:p>
          </table:table-cell>
          <table:table-cell office:value-type="string" calcext:value-type="string">
            <text:p>Tianchen</text:p>
          </table:table-cell>
          <table:table-cell office:value-type="string" calcext:value-type="string">
            <text:p>Wu</text:p>
          </table:table-cell>
          <table:table-cell office:value-type="string" calcext:value-type="string">
            <text:p>tianchen.wu@datarell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4/18/2016 14:05:58</text:p>
          </table:table-cell>
          <table:table-cell office:value-type="string" calcext:value-type="string">
            <text:p>4/18/2016 23:36:43</text:p>
          </table:table-cell>
          <table:table-cell office:value-type="string" calcext:value-type="string">
            <text:p>4/18/2016 14:13:00</text:p>
          </table:table-cell>
          <table:table-cell office:value-type="string" calcext:value-type="string">
            <text:p>4/18/2016 23:36:43</text:p>
          </table:table-cell>
          <table:table-cell table:number-columns-repeated="3"/>
          <table:table-cell office:value-type="float" office:value="568" calcext:value-type="float">
            <text:p>568</text:p>
          </table:table-cell>
          <table:table-cell table:number-columns-repeated="2" office:value-type="float" office:value="1" calcext:value-type="float">
            <text:p>1</text:p>
          </table:table-cell>
          <table:table-cell office:value-type="string" calcext:value-type="string">
            <text:p>4/18/2016 14:05:58</text:p>
          </table:table-cell>
          <table:table-cell office:value-type="string" calcext:value-type="string">
            <text:p>4/18/2016 23:36:43</text:p>
          </table:table-cell>
          <table:table-cell office:value-type="string" calcext:value-type="string">
            <text:p>out</text:p>
          </table:table-cell>
          <table:table-cell/>
          <table:table-cell office:value-type="string" calcext:value-type="string">
            <text:p>Chrome 49.0.2623.110</text:p>
          </table:table-cell>
          <table:table-cell office:value-type="string" calcext:value-type="string">
            <text:p>Mac OS 10.11</text:p>
          </table:table-cell>
          <table:table-cell office:value-type="string" calcext:value-type="string">
            <text:p>88.217.48.3</text:p>
          </table:table-cell>
          <table:table-cell office:value-type="string" calcext:value-type="string">
            <text:p>english</text:p>
          </table:table-cell>
          <table:table-cell office:value-type="string" calcext:value-type="string">
            <text:p>I am evaluating Matillion with the version on AWS marketplace https://aws.amazon.com/marketplace/pp/B010ED5YF8/ref=srh_res_product_title?ie=UTF8&amp;sr=0-2&amp;qid=1460988243644,</text:p>
            <text:p/>
            <text:p>seemingly it doesn't have two important features that I need 1) python script  2) MD5 hash function</text:p>
            <text:p>There is a way to solve that on Matillion ?</text:p>
            <text:p/>
            <text:p>Thanks</text:p>
          </table:table-cell>
          <table:table-cell table:number-columns-repeated="103"/>
        </table:table-row>
        <table:table-row table:style-name="ro16">
          <table:table-cell office:value-type="float" office:value="168" calcext:value-type="float">
            <text:p>168</text:p>
          </table:table-cell>
          <table:table-cell office:value-type="string" calcext:value-type="string">
            <text:p>https://support.matillion.com/agent/case/168</text:p>
          </table:table-cell>
          <table:table-cell office:value-type="string" calcext:value-type="string">
            <text:p>Table Input -&gt; Table Name: No options available. Cancel</text:p>
          </table:table-cell>
          <table:table-cell/>
          <table:table-cell office:value-type="string" calcext:value-type="string">
            <text:p>datarella.com</text:p>
          </table:table-cell>
          <table:table-cell office:value-type="string" calcext:value-type="string">
            <text:p>Tianchen</text:p>
          </table:table-cell>
          <table:table-cell office:value-type="string" calcext:value-type="string">
            <text:p>Wu</text:p>
          </table:table-cell>
          <table:table-cell office:value-type="string" calcext:value-type="string">
            <text:p>tianchen.wu@datarell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4/18/2016 14:41:10</text:p>
          </table:table-cell>
          <table:table-cell office:value-type="string" calcext:value-type="string">
            <text:p>4/18/2016 23:43:29</text:p>
          </table:table-cell>
          <table:table-cell office:value-type="string" calcext:value-type="string">
            <text:p>4/18/2016 23:36:08</text:p>
          </table:table-cell>
          <table:table-cell office:value-type="string" calcext:value-type="string">
            <text:p>4/18/2016 23:43:09</text:p>
          </table:table-cell>
          <table:table-cell table:number-columns-repeated="3"/>
          <table:table-cell office:value-type="float" office:value="394" calcext:value-type="float">
            <text:p>394</text:p>
          </table:table-cell>
          <table:table-cell table:number-columns-repeated="2" office:value-type="float" office:value="1" calcext:value-type="float">
            <text:p>1</text:p>
          </table:table-cell>
          <table:table-cell office:value-type="string" calcext:value-type="string">
            <text:p>4/18/2016 14:41:10</text:p>
          </table:table-cell>
          <table:table-cell office:value-type="string" calcext:value-type="string">
            <text:p>4/18/2016 23:43:09</text:p>
          </table:table-cell>
          <table:table-cell office:value-type="string" calcext:value-type="string">
            <text:p>out</text:p>
          </table:table-cell>
          <table:table-cell/>
          <table:table-cell office:value-type="string" calcext:value-type="string">
            <text:p>Chrome 49.0.2623.110</text:p>
          </table:table-cell>
          <table:table-cell office:value-type="string" calcext:value-type="string">
            <text:p>Mac OS 10.11</text:p>
          </table:table-cell>
          <table:table-cell office:value-type="string" calcext:value-type="string">
            <text:p>88.217.48.3</text:p>
          </table:table-cell>
          <table:table-cell office:value-type="string" calcext:value-type="string">
            <text:p>english</text:p>
          </table:table-cell>
          <table:table-cell office:value-type="string" calcext:value-type="string">
            <text:p>after having created a new Transformation job. I want to try out the component Table Input.</text:p>
            <text:p/>
            <text:p>Setting:</text:p>
            <text:p>two environment variables available, 1 is connection string for Redshift, 1 is connection string for PostgresDB</text:p>
            <text:p/>
            <text:p>after having dragged the Table Input component onto the canvas, I try to edit the table name and column name. But the edition process is blocked by the error</text:p>
            <text:p/>
            <text:p>No options available.</text:p>
            <text:p/>
            <text:p>Why is that. Have I missed something here ?</text:p>
            <text:p/>
            <text:p>Thanks</text:p>
          </table:table-cell>
          <table:table-cell table:number-columns-repeated="103"/>
        </table:table-row>
        <table:table-row table:style-name="ro13">
          <table:table-cell office:value-type="float" office:value="169" calcext:value-type="float">
            <text:p>169</text:p>
          </table:table-cell>
          <table:table-cell office:value-type="string" calcext:value-type="string">
            <text:p>https://support.matillion.com/agent/case/169</text:p>
          </table:table-cell>
          <table:table-cell office:value-type="string" calcext:value-type="string">
            <text:p>Unload</text:p>
          </table:table-cell>
          <table:table-cell/>
          <table:table-cell office:value-type="string" calcext:value-type="string">
            <text:p>qrious.co.nz</text:p>
          </table:table-cell>
          <table:table-cell office:value-type="string" calcext:value-type="string">
            <text:p>Hamish</text:p>
          </table:table-cell>
          <table:table-cell office:value-type="string" calcext:value-type="string">
            <text:p>Dickinson</text:p>
          </table:table-cell>
          <table:table-cell office:value-type="string" calcext:value-type="string">
            <text:p>hamish.dickinson@qrious.co.nz</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4/19/2016 03:30:24</text:p>
          </table:table-cell>
          <table:table-cell table:style-name="ce1" office:value-type="string" calcext:value-type="string">
            <text:p>8/5/2016 14:22:55</text:p>
          </table:table-cell>
          <table:table-cell office:value-type="string" calcext:value-type="string">
            <text:p>4/20/2016 11:43:00</text:p>
          </table:table-cell>
          <table:table-cell office:value-type="string" calcext:value-type="string">
            <text:p>4/20/2016 11:45:00</text:p>
          </table:table-cell>
          <table:table-cell/>
          <table:table-cell table:number-columns-repeated="2" table:style-name="ce1" office:value-type="string" calcext:value-type="string">
            <text:p>8/5/2016 02:54:30</text:p>
          </table:table-cell>
          <table:table-cell office:value-type="float" office:value="1541" calcext:value-type="float">
            <text:p>1541</text:p>
          </table:table-cell>
          <table:table-cell table:number-columns-repeated="2" office:value-type="float" office:value="2" calcext:value-type="float">
            <text:p>2</text:p>
          </table:table-cell>
          <table:table-cell office:value-type="string" calcext:value-type="string">
            <text:p>6/16/2016 23:36:37</text:p>
          </table:table-cell>
          <table:table-cell office:value-type="string" calcext:value-type="string">
            <text:p>6/17/2016 08:44:10</text:p>
          </table:table-cell>
          <table:table-cell office:value-type="string" calcext:value-type="string">
            <text:p>in</text:p>
          </table:table-cell>
          <table:table-cell/>
          <table:table-cell office:value-type="string" calcext:value-type="string">
            <text:p>Chrome 49.0.2623.110</text:p>
          </table:table-cell>
          <table:table-cell office:value-type="string" calcext:value-type="string">
            <text:p>Mac OS 10.11</text:p>
          </table:table-cell>
          <table:table-cell office:value-type="string" calcext:value-type="string">
            <text:p>203.96.123.160</text:p>
          </table:table-cell>
          <table:table-cell office:value-type="string" calcext:value-type="string">
            <text:p>english</text:p>
          </table:table-cell>
          <table:table-cell office:value-type="string" calcext:value-type="string">
            <text:p>Hi</text:p>
            <text:p/>
            <text:p>Would it be possible to allow a SQL statement to be added to the Unload component?</text:p>
            <text:p>We need to access a very large table and only pull a small subset of rows.</text:p>
            <text:p>We cannot modify anything in the database.</text:p>
            <text:p/>
            <text:p>Regards</text:p>
            <text:p>Hamish</text:p>
          </table:table-cell>
          <table:table-cell table:number-columns-repeated="103"/>
        </table:table-row>
        <table:table-row table:style-name="ro1">
          <table:table-cell office:value-type="float" office:value="170" calcext:value-type="float">
            <text:p>170</text:p>
          </table:table-cell>
          <table:table-cell office:value-type="string" calcext:value-type="string">
            <text:p>https://support.matillion.com/agent/case/170</text:p>
          </table:table-cell>
          <table:table-cell office:value-type="string" calcext:value-type="string">
            <text:p>How to run Matillion jobs through command line ?</text:p>
          </table:table-cell>
          <table:table-cell/>
          <table:table-cell office:value-type="string" calcext:value-type="string">
            <text:p>datarella.com</text:p>
          </table:table-cell>
          <table:table-cell office:value-type="string" calcext:value-type="string">
            <text:p>Tianchen</text:p>
          </table:table-cell>
          <table:table-cell office:value-type="string" calcext:value-type="string">
            <text:p>Wu</text:p>
          </table:table-cell>
          <table:table-cell office:value-type="string" calcext:value-type="string">
            <text:p>tianchen.wu@datarella.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4/19/2016 12:19:03</text:p>
          </table:table-cell>
          <table:table-cell office:value-type="string" calcext:value-type="string">
            <text:p>4/28/2016 07:03:02</text:p>
          </table:table-cell>
          <table:table-cell office:value-type="string" calcext:value-type="string">
            <text:p>4/20/2016 11:45:03</text:p>
          </table:table-cell>
          <table:table-cell office:value-type="string" calcext:value-type="string">
            <text:p>4/20/2016 11:54:42</text:p>
          </table:table-cell>
          <table:table-cell table:number-columns-repeated="3"/>
          <table:table-cell office:value-type="float" office:value="4440" calcext:value-type="float">
            <text:p>444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4/24/2016 21:11:03</text:p>
          </table:table-cell>
          <table:table-cell office:value-type="string" calcext:value-type="string">
            <text:p>4/26/2016 09:38:27</text:p>
          </table:table-cell>
          <table:table-cell office:value-type="string" calcext:value-type="string">
            <text:p>in</text:p>
          </table:table-cell>
          <table:table-cell/>
          <table:table-cell office:value-type="string" calcext:value-type="string">
            <text:p>Chrome 49.0.2623.110</text:p>
          </table:table-cell>
          <table:table-cell office:value-type="string" calcext:value-type="string">
            <text:p>Mac OS 10.11</text:p>
          </table:table-cell>
          <table:table-cell office:value-type="string" calcext:value-type="string">
            <text:p>88.217.47.121</text:p>
          </table:table-cell>
          <table:table-cell office:value-type="string" calcext:value-type="string">
            <text:p>english</text:p>
          </table:table-cell>
          <table:table-cell office:value-type="string" calcext:value-type="string">
            <text:p>Is that possible to schedule the matillion jobs or transformations with bash code ?</text:p>
          </table:table-cell>
          <table:table-cell table:number-columns-repeated="103"/>
        </table:table-row>
        <table:table-row table:style-name="ro5">
          <table:table-cell office:value-type="float" office:value="171" calcext:value-type="float">
            <text:p>171</text:p>
          </table:table-cell>
          <table:table-cell office:value-type="string" calcext:value-type="string">
            <text:p>https://support.matillion.com/agent/case/171</text:p>
          </table:table-cell>
          <table:table-cell office:value-type="string" calcext:value-type="string">
            <text:p>Map Values Null Comparator</text:p>
          </table:table-cell>
          <table:table-cell/>
          <table:table-cell office:value-type="string" calcext:value-type="string">
            <text:p>flyporter.com</text:p>
          </table:table-cell>
          <table:table-cell office:value-type="string" calcext:value-type="string">
            <text:p>Ian</text:p>
          </table:table-cell>
          <table:table-cell office:value-type="string" calcext:value-type="string">
            <text:p>Horbatiuk</text:p>
          </table:table-cell>
          <table:table-cell office:value-type="string" calcext:value-type="string">
            <text:p>ian.horbatiuk@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4/20/2016 17:46:13</text:p>
          </table:table-cell>
          <table:table-cell table:style-name="ce1" office:value-type="string" calcext:value-type="string">
            <text:p>5/5/2016 15:27:58</text:p>
          </table:table-cell>
          <table:table-cell office:value-type="string" calcext:value-type="string">
            <text:p>4/20/2016 18:25:36</text:p>
          </table:table-cell>
          <table:table-cell office:value-type="string" calcext:value-type="string">
            <text:p>4/21/2016 09:36:38</text:p>
          </table:table-cell>
          <table:table-cell/>
          <table:table-cell table:number-columns-repeated="2" table:style-name="ce1" office:value-type="string" calcext:value-type="string">
            <text:p>5/5/2016 15:27:58</text:p>
          </table:table-cell>
          <table:table-cell office:value-type="float" office:value="4373" calcext:value-type="float">
            <text:p>4373</text:p>
          </table:table-cell>
          <table:table-cell table:number-columns-repeated="2" office:value-type="float" office:value="2" calcext:value-type="float">
            <text:p>2</text:p>
          </table:table-cell>
          <table:table-cell office:value-type="string" calcext:value-type="string">
            <text:p>4/21/2016 13:30:24</text:p>
          </table:table-cell>
          <table:table-cell office:value-type="string" calcext:value-type="string">
            <text:p>4/21/2016 13:50:55</text:p>
          </table:table-cell>
          <table:table-cell office:value-type="string" calcext:value-type="string">
            <text:p>out</text:p>
          </table:table-cell>
          <table:table-cell/>
          <table:table-cell office:value-type="string" calcext:value-type="string">
            <text:p>Chrome 49.0.2623.112</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 </text:p>
            <text:p/>
            <text:p>I'm trying to use a Map Values component to replace nulls (or blanks) in my input stream but am having a little problem with the 'Comparison Value' field. </text:p>
            <text:p/>
            <text:p>I would expect that for a replace Null or Blank (or the specific null, or  blanks) options I would not enter a Comparison Value into the Comparison Value field, but I cannot validate the component with that. </text:p>
            <text:p/>
            <text:p>So what do I put into the field for Comparison Value for Null or Blank? Source column is an integer</text:p>
            <text:p/>
            <text:p>Thanks, </text:p>
            <text:p/>
            <text:p>Ian</text:p>
          </table:table-cell>
          <table:table-cell table:number-columns-repeated="103"/>
        </table:table-row>
        <table:table-row table:style-name="ro11">
          <table:table-cell office:value-type="float" office:value="172" calcext:value-type="float">
            <text:p>172</text:p>
          </table:table-cell>
          <table:table-cell office:value-type="string" calcext:value-type="string">
            <text:p>https://support.matillion.com/agent/case/172</text:p>
          </table:table-cell>
          <table:table-cell office:value-type="string" calcext:value-type="string">
            <text:p>Uncommitted data</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4/21/2016 17:43:12</text:p>
          </table:table-cell>
          <table:table-cell table:style-name="ce1" office:value-type="string" calcext:value-type="string">
            <text:p>5/3/2016 15:07:43</text:p>
          </table:table-cell>
          <table:table-cell office:value-type="string" calcext:value-type="string">
            <text:p>4/22/2016 09:45:32</text:p>
          </table:table-cell>
          <table:table-cell office:value-type="string" calcext:value-type="string">
            <text:p>4/22/2016 09:47:13</text:p>
          </table:table-cell>
          <table:table-cell/>
          <table:table-cell table:number-columns-repeated="2" table:style-name="ce1" office:value-type="string" calcext:value-type="string">
            <text:p>5/3/2016 15:07:43</text:p>
          </table:table-cell>
          <table:table-cell office:value-type="float" office:value="648" calcext:value-type="float">
            <text:p>648</text:p>
          </table:table-cell>
          <table:table-cell table:number-columns-repeated="2" office:value-type="float" office:value="3" calcext:value-type="float">
            <text:p>3</text:p>
          </table:table-cell>
          <table:table-cell office:value-type="string" calcext:value-type="string">
            <text:p>4/22/2016 12:50:39</text:p>
          </table:table-cell>
          <table:table-cell office:value-type="string" calcext:value-type="string">
            <text:p>4/22/2016 13:02:51</text:p>
          </table:table-cell>
          <table:table-cell office:value-type="string" calcext:value-type="string">
            <text:p>out</text:p>
          </table:table-cell>
          <table:table-cell/>
          <table:table-cell office:value-type="string" calcext:value-type="string">
            <text:p>Chrome 50.0.2661.75</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I've started to notice that the Matillion task/console is saying rows have been written to a table but on inspection (via SQL-client) the table is empty.  There was a "lock" in the stv_locks table and that disappeared after a few minutes yet the rows never appear in the table.</text:p>
            <text:p/>
            <text:p>Thoughts on (a) what might be happening and (b) what I can do to investigate?  There is only one user and process of this redshift/metl and I only ever run one pipeline at a time.  Also this is repeatable, not random.</text:p>
            <text:p/>
            <text:p>R</text:p>
          </table:table-cell>
          <table:table-cell table:number-columns-repeated="103"/>
        </table:table-row>
        <table:table-row table:style-name="ro16">
          <table:table-cell office:value-type="float" office:value="173" calcext:value-type="float">
            <text:p>173</text:p>
          </table:table-cell>
          <table:table-cell office:value-type="string" calcext:value-type="string">
            <text:p>https://support.matillion.com/agent/case/173</text:p>
          </table:table-cell>
          <table:table-cell office:value-type="string" calcext:value-type="string">
            <text:p>User-defined functions in SQL Script component</text:p>
          </table:table-cell>
          <table:table-cell/>
          <table:table-cell office:value-type="string" calcext:value-type="string">
            <text:p>flyporter.com</text:p>
          </table:table-cell>
          <table:table-cell office:value-type="string" calcext:value-type="string">
            <text:p>Ian</text:p>
          </table:table-cell>
          <table:table-cell office:value-type="string" calcext:value-type="string">
            <text:p>Horbatiuk</text:p>
          </table:table-cell>
          <table:table-cell office:value-type="string" calcext:value-type="string">
            <text:p>ian.horbatiuk@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4/22/2016 21:14:41</text:p>
          </table:table-cell>
          <table:table-cell table:style-name="ce1" office:value-type="string" calcext:value-type="string">
            <text:p>5/5/2016 15:27:50</text:p>
          </table:table-cell>
          <table:table-cell office:value-type="string" calcext:value-type="string">
            <text:p>4/22/2016 21:18:27</text:p>
          </table:table-cell>
          <table:table-cell office:value-type="string" calcext:value-type="string">
            <text:p>4/22/2016 21:20:59</text:p>
          </table:table-cell>
          <table:table-cell/>
          <table:table-cell table:number-columns-repeated="2" table:style-name="ce1" office:value-type="string" calcext:value-type="string">
            <text:p>5/5/2016 15:27:50</text:p>
          </table:table-cell>
          <table:table-cell office:value-type="float" office:value="1491" calcext:value-type="float">
            <text:p>1491</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4/26/2016 18:40:26</text:p>
          </table:table-cell>
          <table:table-cell office:value-type="string" calcext:value-type="string">
            <text:p>4/28/2016 08:50:58</text:p>
          </table:table-cell>
          <table:table-cell office:value-type="string" calcext:value-type="string">
            <text:p>out</text:p>
          </table:table-cell>
          <table:table-cell/>
          <table:table-cell office:value-type="string" calcext:value-type="string">
            <text:p>Chrome 49.0.2623.112</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 </text:p>
            <text:p/>
            <text:p>I'm using a UDF in a SQL Script component and getting a parameter type error that does not exist when I run the exact same code in Redshift (via Aginity where the function call is successful). </text:p>
            <text:p/>
            <text:p>Specifically: "function f_dateid(timestamp without time zone) does not exist" </text:p>
            <text:p/>
            <text:p>Can I call UDF's from the SQL Script ? </text:p>
            <text:p/>
            <text:p/>
            <text:p>Thanks, </text:p>
            <text:p/>
            <text:p>Ian</text:p>
          </table:table-cell>
          <table:table-cell table:number-columns-repeated="103"/>
        </table:table-row>
        <table:table-row table:style-name="ro15">
          <table:table-cell office:value-type="float" office:value="174" calcext:value-type="float">
            <text:p>174</text:p>
          </table:table-cell>
          <table:table-cell office:value-type="string" calcext:value-type="string">
            <text:p>https://support.matillion.com/agent/case/174</text:p>
          </table:table-cell>
          <table:table-cell office:value-type="string" calcext:value-type="string">
            <text:p>How to scale Matillion ?</text:p>
          </table:table-cell>
          <table:table-cell/>
          <table:table-cell office:value-type="string" calcext:value-type="string">
            <text:p>datarella.com</text:p>
          </table:table-cell>
          <table:table-cell office:value-type="string" calcext:value-type="string">
            <text:p>Tianchen</text:p>
          </table:table-cell>
          <table:table-cell office:value-type="string" calcext:value-type="string">
            <text:p>Wu</text:p>
          </table:table-cell>
          <table:table-cell office:value-type="string" calcext:value-type="string">
            <text:p>tianchen.wu@datarell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4/25/2016 16:26:19</text:p>
          </table:table-cell>
          <table:table-cell office:value-type="string" calcext:value-type="string">
            <text:p>4/26/2016 09:42:31</text:p>
          </table:table-cell>
          <table:table-cell office:value-type="string" calcext:value-type="string">
            <text:p>4/25/2016 16:27:22</text:p>
          </table:table-cell>
          <table:table-cell office:value-type="string" calcext:value-type="string">
            <text:p>4/26/2016 09:42:31</text:p>
          </table:table-cell>
          <table:table-cell table:number-columns-repeated="3"/>
          <table:table-cell office:value-type="float" office:value="1946" calcext:value-type="float">
            <text:p>1946</text:p>
          </table:table-cell>
          <table:table-cell table:number-columns-repeated="2" office:value-type="float" office:value="1" calcext:value-type="float">
            <text:p>1</text:p>
          </table:table-cell>
          <table:table-cell office:value-type="string" calcext:value-type="string">
            <text:p>4/25/2016 16:26:19</text:p>
          </table:table-cell>
          <table:table-cell office:value-type="string" calcext:value-type="string">
            <text:p>4/26/2016 09:42:31</text:p>
          </table:table-cell>
          <table:table-cell office:value-type="string" calcext:value-type="string">
            <text:p>out</text:p>
          </table:table-cell>
          <table:table-cell/>
          <table:table-cell office:value-type="string" calcext:value-type="string">
            <text:p>Chrome 49.0.2623.110</text:p>
          </table:table-cell>
          <table:table-cell office:value-type="string" calcext:value-type="string">
            <text:p>Mac OS 10.11</text:p>
          </table:table-cell>
          <table:table-cell office:value-type="string" calcext:value-type="string">
            <text:p>88.217.42.212</text:p>
          </table:table-cell>
          <table:table-cell office:value-type="string" calcext:value-type="string">
            <text:p>english</text:p>
          </table:table-cell>
          <table:table-cell office:value-type="string" calcext:value-type="string">
            <text:p>Hi,</text:p>
            <text:p/>
            <text:p>I am evaluating Matillion for one of our consulting project. It is very interesting for me to know if Matillion on AWS can be scaled to a cluster of machines running Matillion ETL job.</text:p>
            <text:p/>
            <text:p>Thanks a lot</text:p>
            <text:p>best</text:p>
            <text:p>Tianchen wu</text:p>
          </table:table-cell>
          <table:table-cell table:number-columns-repeated="103"/>
        </table:table-row>
        <table:table-row table:style-name="ro7">
          <table:table-cell office:value-type="float" office:value="175" calcext:value-type="float">
            <text:p>175</text:p>
          </table:table-cell>
          <table:table-cell office:value-type="string" calcext:value-type="string">
            <text:p>https://support.matillion.com/agent/case/175</text:p>
          </table:table-cell>
          <table:table-cell office:value-type="string" calcext:value-type="string">
            <text:p>S3 Load a CSV file where one column contains a large RTF formatted string.</text:p>
          </table:table-cell>
          <table:table-cell/>
          <table:table-cell office:value-type="string" calcext:value-type="string">
            <text:p>ipro.us</text:p>
          </table:table-cell>
          <table:table-cell office:value-type="string" calcext:value-type="string">
            <text:p>Hise</text:p>
          </table:table-cell>
          <table:table-cell office:value-type="string" calcext:value-type="string">
            <text:p>Chapman</text:p>
          </table:table-cell>
          <table:table-cell office:value-type="string" calcext:value-type="string">
            <text:p>hise@ipro.us</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4/25/2016 18:03:16</text:p>
          </table:table-cell>
          <table:table-cell office:value-type="string" calcext:value-type="string">
            <text:p>4/26/2016 11:02:45</text:p>
          </table:table-cell>
          <table:table-cell office:value-type="string" calcext:value-type="string">
            <text:p>4/25/2016 18:15:06</text:p>
          </table:table-cell>
          <table:table-cell office:value-type="string" calcext:value-type="string">
            <text:p>4/25/2016 18:17:18</text:p>
          </table:table-cell>
          <table:table-cell table:number-columns-repeated="3"/>
          <table:table-cell office:value-type="float" office:value="4801" calcext:value-type="float">
            <text:p>4801</text:p>
          </table:table-cell>
          <table:table-cell table:number-columns-repeated="2" office:value-type="float" office:value="2" calcext:value-type="float">
            <text:p>2</text:p>
          </table:table-cell>
          <table:table-cell office:value-type="string" calcext:value-type="string">
            <text:p>4/25/2016 21:13:55</text:p>
          </table:table-cell>
          <table:table-cell office:value-type="string" calcext:value-type="string">
            <text:p>4/26/2016 11:02:45</text:p>
          </table:table-cell>
          <table:table-cell office:value-type="string" calcext:value-type="string">
            <text:p>out</text:p>
          </table:table-cell>
          <table:table-cell/>
          <table:table-cell office:value-type="string" calcext:value-type="string">
            <text:p>Chrome 50.0.2661.75</text:p>
          </table:table-cell>
          <table:table-cell office:value-type="string" calcext:value-type="string">
            <text:p>Linux x86_64</text:p>
          </table:table-cell>
          <table:table-cell office:value-type="string" calcext:value-type="string">
            <text:p>65.190.62.63</text:p>
          </table:table-cell>
          <table:table-cell office:value-type="string" calcext:value-type="string">
            <text:p>english</text:p>
          </table:table-cell>
          <table:table-cell office:value-type="string" calcext:value-type="string">
            <text:p>We are trying to load a CSV file and the last column is CITATION_TEXT which is a very large RTF-formatted string containing a whole host of commas and quotes...</text:p>
            <text:p/>
            <text:p>This file has always been loaded in our legacy MySQL database with the command....</text:p>
            <text:p/>
            <text:p>LOAD DATA LOCAL INFILE  INTO TABLE nh_temp_citations_text FIELDS TERMINATED BY ',' ENCLOSED BY '"' ESCAPED BY '"' LINES TERMINATED BY '\n' IGNORE 1 LINES</text:p>
            <text:p/>
            <text:p/>
            <text:p>......</text:p>
            <text:p>It's the "ESCAPED BY" option that allows us to successfully load it into MySQL.</text:p>
          </table:table-cell>
          <table:table-cell table:number-columns-repeated="103"/>
        </table:table-row>
        <table:table-row table:style-name="ro13">
          <table:table-cell office:value-type="float" office:value="176" calcext:value-type="float">
            <text:p>176</text:p>
          </table:table-cell>
          <table:table-cell office:value-type="string" calcext:value-type="string">
            <text:p>https://support.matillion.com/agent/case/176</text:p>
          </table:table-cell>
          <table:table-cell office:value-type="string" calcext:value-type="string">
            <text:p>Calculation Component doesn't work well</text:p>
          </table:table-cell>
          <table:table-cell/>
          <table:table-cell office:value-type="string" calcext:value-type="string">
            <text:p>datarella.com</text:p>
          </table:table-cell>
          <table:table-cell office:value-type="string" calcext:value-type="string">
            <text:p>Tianchen</text:p>
          </table:table-cell>
          <table:table-cell office:value-type="string" calcext:value-type="string">
            <text:p>Wu</text:p>
          </table:table-cell>
          <table:table-cell office:value-type="string" calcext:value-type="string">
            <text:p>tianchen.wu@datarell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4/27/2016 12:51:20</text:p>
          </table:table-cell>
          <table:table-cell office:value-type="string" calcext:value-type="string">
            <text:p>4/28/2016 07:02:19</text:p>
          </table:table-cell>
          <table:table-cell office:value-type="string" calcext:value-type="string">
            <text:p>4/27/2016 12:51:58</text:p>
          </table:table-cell>
          <table:table-cell office:value-type="string" calcext:value-type="string">
            <text:p>4/27/2016 18:12:25</text:p>
          </table:table-cell>
          <table:table-cell table:number-columns-repeated="3"/>
          <table:table-cell office:value-type="float" office:value="10" calcext:value-type="float">
            <text:p>10</text:p>
          </table:table-cell>
          <table:table-cell table:number-columns-repeated="2" office:value-type="float" office:value="1" calcext:value-type="float">
            <text:p>1</text:p>
          </table:table-cell>
          <table:table-cell office:value-type="string" calcext:value-type="string">
            <text:p>4/27/2016 12:51:20</text:p>
          </table:table-cell>
          <table:table-cell office:value-type="string" calcext:value-type="string">
            <text:p>4/27/2016 18:12:25</text:p>
          </table:table-cell>
          <table:table-cell office:value-type="string" calcext:value-type="string">
            <text:p>out</text:p>
          </table:table-cell>
          <table:table-cell/>
          <table:table-cell office:value-type="string" calcext:value-type="string">
            <text:p>Chrome 50.0.2661.86</text:p>
          </table:table-cell>
          <table:table-cell office:value-type="string" calcext:value-type="string">
            <text:p>Mac OS 10.11</text:p>
          </table:table-cell>
          <table:table-cell office:value-type="string" calcext:value-type="string">
            <text:p>88.217.49.47</text:p>
          </table:table-cell>
          <table:table-cell office:value-type="string" calcext:value-type="string">
            <text:p>english</text:p>
          </table:table-cell>
          <table:table-cell office:value-type="string" calcext:value-type="string">
            <text:p>Hi,</text:p>
            <text:p/>
            <text:p>every time try to fill in the calculation "At least one element is required". I lost my connection</text:p>
            <text:p/>
            <text:p>Am I doing something wrong here?</text:p>
            <text:p/>
            <text:p>thanks</text:p>
            <text:p>tianchen wu</text:p>
          </table:table-cell>
          <table:table-cell table:number-columns-repeated="103"/>
        </table:table-row>
        <table:table-row table:style-name="ro11">
          <table:table-cell office:value-type="float" office:value="177" calcext:value-type="float">
            <text:p>177</text:p>
          </table:table-cell>
          <table:table-cell office:value-type="string" calcext:value-type="string">
            <text:p>https://support.matillion.com/agent/case/177</text:p>
          </table:table-cell>
          <table:table-cell office:value-type="string" calcext:value-type="string">
            <text:p>Google Analytics component question</text:p>
          </table:table-cell>
          <table:table-cell/>
          <table:table-cell office:value-type="string" calcext:value-type="string">
            <text:p>targetedvictory.com</text:p>
          </table:table-cell>
          <table:table-cell office:value-type="string" calcext:value-type="string">
            <text:p>Zach</text:p>
          </table:table-cell>
          <table:table-cell office:value-type="string" calcext:value-type="string">
            <text:p>L</text:p>
          </table:table-cell>
          <table:table-cell office:value-type="string" calcext:value-type="string">
            <text:p>zluckie@targetedvictory.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open</text:p>
          </table:table-cell>
          <table:table-cell office:value-type="string" calcext:value-type="string">
            <text:p>General</text:p>
          </table:table-cell>
          <table:table-cell table:number-columns-repeated="3"/>
          <table:table-cell office:value-type="string" calcext:value-type="string">
            <text:p>4/27/2016 19:50:46</text:p>
          </table:table-cell>
          <table:table-cell office:value-type="string" calcext:value-type="string">
            <text:p>6/17/2016 07:42:34</text:p>
          </table:table-cell>
          <table:table-cell office:value-type="string" calcext:value-type="string">
            <text:p>4/28/2016 06:53:35</text:p>
          </table:table-cell>
          <table:table-cell office:value-type="string" calcext:value-type="string">
            <text:p>4/28/2016 07:02:03</text:p>
          </table:table-cell>
          <table:table-cell table:number-columns-repeated="3"/>
          <table:table-cell office:value-type="float" office:value="13278" calcext:value-type="float">
            <text:p>13278</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5/18/2016 14:56:24</text:p>
          </table:table-cell>
          <table:table-cell table:style-name="ce1" office:value-type="string" calcext:value-type="string">
            <text:p>5/5/2016 20:10:12</text:p>
          </table:table-cell>
          <table:table-cell office:value-type="string" calcext:value-type="string">
            <text:p>in</text:p>
          </table:table-cell>
          <table:table-cell/>
          <table:table-cell office:value-type="string" calcext:value-type="string">
            <text:p>Chrome 49.0.2623.112</text:p>
          </table:table-cell>
          <table:table-cell office:value-type="string" calcext:value-type="string">
            <text:p>Mac OS 10.11</text:p>
          </table:table-cell>
          <table:table-cell office:value-type="string" calcext:value-type="string">
            <text:p>50.207.41.50</text:p>
          </table:table-cell>
          <table:table-cell office:value-type="string" calcext:value-type="string">
            <text:p>english</text:p>
          </table:table-cell>
          <table:table-cell office:value-type="string" calcext:value-type="string">
            <text:p>I'm having trouble with the Google Analytics component. An important process of our ETL is joining GA TransactionId to another table. TransactionId is normally found under the Ecommerce list of dimensions.  However, in Matillion I don't see it under that group. </text:p>
            <text:p/>
            <text:p>Also is it possible to retrieve data from multiple groups of dimensions in Matillion? It looks like I can only select from one group.  For example, in our current ETL we are extracting the following dimensions: source, medium, transactionId, date and the metric transactionRevenue from GA. These are coming from TrafficSources, Ecommerce, and Time groups.  I don't see how to replicate this in Matillion. </text:p>
            <text:p/>
            <text:p>Thanks in advance for your responses.</text:p>
          </table:table-cell>
          <table:table-cell table:number-columns-repeated="103"/>
        </table:table-row>
        <table:table-row table:style-name="ro10">
          <table:table-cell office:value-type="float" office:value="178" calcext:value-type="float">
            <text:p>178</text:p>
          </table:table-cell>
          <table:table-cell office:value-type="string" calcext:value-type="string">
            <text:p>https://support.matillion.com/agent/case/178</text:p>
          </table:table-cell>
          <table:table-cell office:value-type="string" calcext:value-type="string">
            <text:p>Sending SQS Messages from Windows</text:p>
          </table:table-cell>
          <table:table-cell/>
          <table:table-cell office:value-type="string" calcext:value-type="string">
            <text:p>pngaming.com</text:p>
          </table:table-cell>
          <table:table-cell office:value-type="string" calcext:value-type="string">
            <text:p>Bharathram</text:p>
          </table:table-cell>
          <table:table-cell office:value-type="string" calcext:value-type="string">
            <text:p>Jawahar</text:p>
          </table:table-cell>
          <table:table-cell office:value-type="string" calcext:value-type="string">
            <text:p>bharathram.jawahar@pngaming.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table:number-columns-repeated="4"/>
          <table:table-cell office:value-type="string" calcext:value-type="string">
            <text:p>4/28/2016 10:17:06</text:p>
          </table:table-cell>
          <table:table-cell office:value-type="string" calcext:value-type="string">
            <text:p>7/28/2016 14:09:40</text:p>
          </table:table-cell>
          <table:table-cell office:value-type="string" calcext:value-type="string">
            <text:p>4/28/2016 10:17:06</text:p>
          </table:table-cell>
          <table:table-cell office:value-type="string" calcext:value-type="string">
            <text:p>4/28/2016 10:20:42</text:p>
          </table:table-cell>
          <table:table-cell/>
          <table:table-cell table:number-columns-repeated="2" office:value-type="string" calcext:value-type="string">
            <text:p>7/28/2016 14:09:40</text:p>
          </table:table-cell>
          <table:table-cell office:value-type="float" office:value="192" calcext:value-type="float">
            <text:p>192</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4/28/2016 10:20:42</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Bharathram,</text:p>
            <text:p/>
            <text:p>For posting SQS message on windows, you'll need the AWS CLI tools for Windows: "Installation":http://docs.aws.amazon.com/cli/latest/userguide/installing.html</text:p>
            <text:p/>
            <text:p>Then, posting a message is as simple as (you'll need the queue URL from the AWS console):</text:p>
            <text:p/>
            <text:p>bq. aws sqs send-message --queue-url 'https://sqs.region.amazonaws.com/account/queue_name' --message-body '{"group": "Integration Testing", "environment": "Tests", "project": "Integration Testing", "job": "Analyze test", "version": "default"}'</text:p>
            <text:p/>
            <text:p>Hope this helps,</text:p>
            <text:p>David</text:p>
          </table:table-cell>
          <table:table-cell table:number-columns-repeated="103"/>
        </table:table-row>
        <table:table-row table:style-name="ro1">
          <table:table-cell office:value-type="float" office:value="179" calcext:value-type="float">
            <text:p>179</text:p>
          </table:table-cell>
          <table:table-cell office:value-type="string" calcext:value-type="string">
            <text:p>https://support.matillion.com/agent/case/179</text:p>
          </table:table-cell>
          <table:table-cell office:value-type="string" calcext:value-type="string">
            <text:p>Adding column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4/28/2016 15:18:36</text:p>
          </table:table-cell>
          <table:table-cell office:value-type="string" calcext:value-type="string">
            <text:p>4/29/2016 13:44:23</text:p>
          </table:table-cell>
          <table:table-cell office:value-type="string" calcext:value-type="string">
            <text:p>4/29/2016 07:08:11</text:p>
          </table:table-cell>
          <table:table-cell office:value-type="string" calcext:value-type="string">
            <text:p>4/29/2016 07:19:31</text:p>
          </table:table-cell>
          <table:table-cell/>
          <table:table-cell table:number-columns-repeated="2" office:value-type="string" calcext:value-type="string">
            <text:p>4/29/2016 13:41:46</text:p>
          </table:table-cell>
          <table:table-cell office:value-type="float" office:value="677" calcext:value-type="float">
            <text:p>67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4/29/2016 13:41:34</text:p>
          </table:table-cell>
          <table:table-cell office:value-type="string" calcext:value-type="string">
            <text:p>4/29/2016 07:19:31</text:p>
          </table:table-cell>
          <table:table-cell office:value-type="string" calcext:value-type="string">
            <text:p>in</text:p>
          </table:table-cell>
          <table:table-cell/>
          <table:table-cell office:value-type="string" calcext:value-type="string">
            <text:p>Chrome 50.0.2661.86</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With a [Table-Input] "A" component followed by a [Rewrite-Table] "B" component, what is (best?) way to add extra columns to table "B" (that are not already part of <text:s/>"A") of specific data-types but populated with Null?</text:p>
          </table:table-cell>
          <table:table-cell table:number-columns-repeated="103"/>
        </table:table-row>
        <table:table-row table:style-name="ro13">
          <table:table-cell office:value-type="float" office:value="180" calcext:value-type="float">
            <text:p>180</text:p>
          </table:table-cell>
          <table:table-cell office:value-type="string" calcext:value-type="string">
            <text:p>https://support.matillion.com/agent/case/180</text:p>
          </table:table-cell>
          <table:table-cell office:value-type="string" calcext:value-type="string">
            <text:p>Further info on Concurrent execution of Orchestration Tasks</text:p>
          </table:table-cell>
          <table:table-cell/>
          <table:table-cell office:value-type="string" calcext:value-type="string">
            <text:p>au.pwc.com</text:p>
          </table:table-cell>
          <table:table-cell office:value-type="string" calcext:value-type="string">
            <text:p>Brian</text:p>
          </table:table-cell>
          <table:table-cell office:value-type="string" calcext:value-type="string">
            <text:p>Quaife</text:p>
          </table:table-cell>
          <table:table-cell office:value-type="string" calcext:value-type="string">
            <text:p>brian.quaife@au.pw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4/29/2016 05:53:59</text:p>
          </table:table-cell>
          <table:table-cell table:style-name="ce1" office:value-type="string" calcext:value-type="string">
            <text:p>5/2/2016 08:25:33</text:p>
          </table:table-cell>
          <table:table-cell office:value-type="string" calcext:value-type="string">
            <text:p>4/29/2016 07:04:56</text:p>
          </table:table-cell>
          <table:table-cell office:value-type="string" calcext:value-type="string">
            <text:p>4/29/2016 19:06:13</text:p>
          </table:table-cell>
          <table:table-cell/>
          <table:table-cell table:number-columns-repeated="2" table:style-name="ce1" office:value-type="string" calcext:value-type="string">
            <text:p>5/2/2016 07:15:24</text:p>
          </table:table-cell>
          <table:table-cell office:value-type="float" office:value="993" calcext:value-type="float">
            <text:p>993</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5/1/2016 23:47:17</text:p>
          </table:table-cell>
          <table:table-cell office:value-type="string" calcext:value-type="string">
            <text:p>4/29/2016 19:06:13</text:p>
          </table:table-cell>
          <table:table-cell office:value-type="string" calcext:value-type="string">
            <text:p>in</text:p>
          </table:table-cell>
          <table:table-cell/>
          <table:table-cell office:value-type="string" calcext:value-type="string">
            <text:p>Chrome 49.0.2623.112</text:p>
          </table:table-cell>
          <table:table-cell office:value-type="string" calcext:value-type="string">
            <text:p>Windows 7 </text:p>
          </table:table-cell>
          <table:table-cell office:value-type="string" calcext:value-type="string">
            <text:p>136.186.22.250</text:p>
          </table:table-cell>
          <table:table-cell office:value-type="string" calcext:value-type="string">
            <text:p>english</text:p>
          </table:table-cell>
          <table:table-cell office:value-type="string" calcext:value-type="string">
            <text:p>Hi,</text:p>
            <text:p/>
            <text:p>I was wondering if you had any further information on the concurrent execution that you have added.</text:p>
            <text:p/>
            <text:p>We have not upgraded to the latest version, but am keen to know some further information on this.</text:p>
            <text:p/>
            <text:p>Cheers,</text:p>
            <text:p>Brian</text:p>
          </table:table-cell>
          <table:table-cell table:number-columns-repeated="103"/>
        </table:table-row>
        <table:table-row table:style-name="ro9">
          <table:table-cell office:value-type="float" office:value="181" calcext:value-type="float">
            <text:p>181</text:p>
          </table:table-cell>
          <table:table-cell office:value-type="string" calcext:value-type="string">
            <text:p>https://support.matillion.com/agent/case/181</text:p>
          </table:table-cell>
          <table:table-cell office:value-type="string" calcext:value-type="string">
            <text:p>Task History Data Extraction</text:p>
          </table:table-cell>
          <table:table-cell/>
          <table:table-cell office:value-type="string" calcext:value-type="string">
            <text:p>flyporter.com</text:p>
          </table:table-cell>
          <table:table-cell office:value-type="string" calcext:value-type="string">
            <text:p>Troy</text:p>
          </table:table-cell>
          <table:table-cell office:value-type="string" calcext:value-type="string">
            <text:p>Tiller</text:p>
          </table:table-cell>
          <table:table-cell office:value-type="string" calcext:value-type="string">
            <text:p>troy.tiller@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5/2/2016 15:18:09</text:p>
          </table:table-cell>
          <table:table-cell office:value-type="string" calcext:value-type="string">
            <text:p>7/25/2016 15:21:39</text:p>
          </table:table-cell>
          <table:table-cell table:style-name="ce1" office:value-type="string" calcext:value-type="string">
            <text:p>5/2/2016 15:21:09</text:p>
          </table:table-cell>
          <table:table-cell table:style-name="ce1" office:value-type="string" calcext:value-type="string">
            <text:p>5/2/2016 15:40:18</text:p>
          </table:table-cell>
          <table:table-cell table:style-name="ce1"/>
          <table:table-cell table:number-columns-repeated="2" table:style-name="ce1" office:value-type="string" calcext:value-type="string">
            <text:p>5/3/2016 14:03:58</text:p>
          </table:table-cell>
          <table:table-cell office:value-type="float" office:value="264" calcext:value-type="float">
            <text:p>264</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5/2/2016 16:01:34</text:p>
          </table:table-cell>
          <table:table-cell table:style-name="ce1" office:value-type="string" calcext:value-type="string">
            <text:p>5/2/2016 15:40:18</text:p>
          </table:table-cell>
          <table:table-cell office:value-type="string" calcext:value-type="string">
            <text:p>in</text:p>
          </table:table-cell>
          <table:table-cell/>
          <table:table-cell office:value-type="string" calcext:value-type="string">
            <text:p>Chrome 50.0.2661.94</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text:p>
            <text:p/>
            <text:p>Is there a way to extract the task history directly from the matillion server? I like to create a report on our reporting portal instead of having to use the browser and check the "Task History" for all of the projects.</text:p>
            <text:p/>
            <text:p>Thanks,</text:p>
            <text:p>Troy</text:p>
          </table:table-cell>
          <table:table-cell table:number-columns-repeated="103"/>
        </table:table-row>
        <table:table-row table:style-name="ro9">
          <table:table-cell office:value-type="float" office:value="182" calcext:value-type="float">
            <text:p>182</text:p>
          </table:table-cell>
          <table:table-cell office:value-type="string" calcext:value-type="string">
            <text:p>https://support.matillion.com/agent/case/182</text:p>
          </table:table-cell>
          <table:table-cell office:value-type="string" calcext:value-type="string">
            <text:p>No Backup Table Option</text:p>
          </table:table-cell>
          <table:table-cell/>
          <table:table-cell office:value-type="string" calcext:value-type="string">
            <text:p>flyporter.com</text:p>
          </table:table-cell>
          <table:table-cell office:value-type="string" calcext:value-type="string">
            <text:p>Troy</text:p>
          </table:table-cell>
          <table:table-cell office:value-type="string" calcext:value-type="string">
            <text:p>Tiller</text:p>
          </table:table-cell>
          <table:table-cell office:value-type="string" calcext:value-type="string">
            <text:p>troy.tiller@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5/2/2016 15:20:51</text:p>
          </table:table-cell>
          <table:table-cell table:style-name="ce1" office:value-type="string" calcext:value-type="string">
            <text:p>5/5/2016 09:35:43</text:p>
          </table:table-cell>
          <table:table-cell table:style-name="ce1" office:value-type="string" calcext:value-type="string">
            <text:p>5/2/2016 15:21:22</text:p>
          </table:table-cell>
          <table:table-cell table:style-name="ce1" office:value-type="string" calcext:value-type="string">
            <text:p>5/2/2016 15:36:48</text:p>
          </table:table-cell>
          <table:table-cell table:style-name="ce1"/>
          <table:table-cell table:number-columns-repeated="2"/>
          <table:table-cell office:value-type="float" office:value="1695" calcext:value-type="float">
            <text:p>1695</text:p>
          </table:table-cell>
          <table:table-cell table:number-columns-repeated="2" office:value-type="float" office:value="1" calcext:value-type="float">
            <text:p>1</text:p>
          </table:table-cell>
          <table:table-cell table:style-name="ce1" office:value-type="string" calcext:value-type="string">
            <text:p>5/2/2016 15:20:51</text:p>
          </table:table-cell>
          <table:table-cell table:style-name="ce1" office:value-type="string" calcext:value-type="string">
            <text:p>5/2/2016 15:36:48</text:p>
          </table:table-cell>
          <table:table-cell office:value-type="string" calcext:value-type="string">
            <text:p>out</text:p>
          </table:table-cell>
          <table:table-cell/>
          <table:table-cell office:value-type="string" calcext:value-type="string">
            <text:p>Chrome 50.0.2661.94</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text:p>
            <text:p/>
            <text:p>When do you plan to add the No Backup Create table option for Redshift AWS announced last week? Its a great idea for the tables initially create when data is loaded from external sources.</text:p>
            <text:p/>
            <text:p>Thanks,</text:p>
            <text:p>Troy</text:p>
          </table:table-cell>
          <table:table-cell table:number-columns-repeated="103"/>
        </table:table-row>
        <table:table-row table:style-name="ro9">
          <table:table-cell office:value-type="float" office:value="183" calcext:value-type="float">
            <text:p>183</text:p>
          </table:table-cell>
          <table:table-cell office:value-type="string" calcext:value-type="string">
            <text:p>https://support.matillion.com/agent/case/183</text:p>
          </table:table-cell>
          <table:table-cell office:value-type="string" calcext:value-type="string">
            <text:p>Can't Access AWS APIs</text:p>
          </table:table-cell>
          <table:table-cell table:number-columns-repeated="2"/>
          <table:table-cell office:value-type="string" calcext:value-type="string">
            <text:p>Will</text:p>
          </table:table-cell>
          <table:table-cell office:value-type="string" calcext:value-type="string">
            <text:p>Tachau</text:p>
          </table:table-cell>
          <table:table-cell office:value-type="string" calcext:value-type="string">
            <text:p>william.tachau@somatix.ai</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5/2/2016 22:22:37</text:p>
          </table:table-cell>
          <table:table-cell table:style-name="ce1" office:value-type="string" calcext:value-type="string">
            <text:p>5/5/2016 09:35:13</text:p>
          </table:table-cell>
          <table:table-cell table:style-name="ce1" office:value-type="string" calcext:value-type="string">
            <text:p>5/3/2016 07:51:21</text:p>
          </table:table-cell>
          <table:table-cell table:style-name="ce1" office:value-type="string" calcext:value-type="string">
            <text:p>5/3/2016 12:27:03</text:p>
          </table:table-cell>
          <table:table-cell table:style-name="ce1"/>
          <table:table-cell table:number-columns-repeated="2"/>
          <table:table-cell office:value-type="float" office:value="1627" calcext:value-type="float">
            <text:p>1627</text:p>
          </table:table-cell>
          <table:table-cell table:number-columns-repeated="2" office:value-type="float" office:value="1" calcext:value-type="float">
            <text:p>1</text:p>
          </table:table-cell>
          <table:table-cell table:style-name="ce1" office:value-type="string" calcext:value-type="string">
            <text:p>5/2/2016 22:22:37</text:p>
          </table:table-cell>
          <table:table-cell table:style-name="ce1" office:value-type="string" calcext:value-type="string">
            <text:p>5/3/2016 12:27:03</text:p>
          </table:table-cell>
          <table:table-cell office:value-type="string" calcext:value-type="string">
            <text:p>out</text:p>
          </table:table-cell>
          <table:table-cell/>
          <table:table-cell office:value-type="string" calcext:value-type="string">
            <text:p>Safari 9.1</text:p>
          </table:table-cell>
          <table:table-cell office:value-type="string" calcext:value-type="string">
            <text:p>Mac OS 10.11</text:p>
          </table:table-cell>
          <table:table-cell office:value-type="string" calcext:value-type="string">
            <text:p>208.66.27.190</text:p>
          </table:table-cell>
          <table:table-cell office:value-type="string" calcext:value-type="string">
            <text:p>english</text:p>
          </table:table-cell>
          <table:table-cell office:value-type="string" calcext:value-type="string">
            <text:p>I'm unable to add credentials to my Matillion environment that will let me access any of the Amazon APIs. I have tried two methods:</text:p>
            <text:p/>
            <text:p>1) I added user defined credentials. In the "IAM &gt; Roles" AWS interface, I verified that this user was explicitly granted the "AmazonS3FullAccess" policy, as per the instructions here: https://redshiftsupport.matillion.com/customer/portal/articles/2054760-managing-credentials. Still, I get the "S3 API: Unable to access Amazon S3" warning (among others).</text:p>
            <text:p>2) I created the Matillion instance using via a Manual Launch, specifying an IAM role that had, among others, all the necessary policies. Once the image is booted, when I click "Test" next to the "Instance Credentials" part of the "Manage Credentials" popup, I still get the "S3 API: Unable to access Amazon S3" error.</text:p>
            <text:p/>
            <text:p>How can I set up credentials that let me access S3 from Matillion?</text:p>
          </table:table-cell>
          <table:table-cell table:number-columns-repeated="103"/>
        </table:table-row>
        <table:table-row table:style-name="ro3">
          <table:table-cell office:value-type="float" office:value="184" calcext:value-type="float">
            <text:p>184</text:p>
          </table:table-cell>
          <table:table-cell office:value-type="string" calcext:value-type="string">
            <text:p>https://support.matillion.com/agent/case/184</text:p>
          </table:table-cell>
          <table:table-cell office:value-type="string" calcext:value-type="string">
            <text:p>Unable to Launch Matillion ETL for redshift</text:p>
          </table:table-cell>
          <table:table-cell/>
          <table:table-cell office:value-type="string" calcext:value-type="string">
            <text:p>techmahindra.com</text:p>
          </table:table-cell>
          <table:table-cell office:value-type="string" calcext:value-type="string">
            <text:p>Pasupathinath</text:p>
          </table:table-cell>
          <table:table-cell office:value-type="string" calcext:value-type="string">
            <text:p>Velagandula</text:p>
          </table:table-cell>
          <table:table-cell office:value-type="string" calcext:value-type="string">
            <text:p>pasupathinath.velagandula@techmahindr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5/3/2016 14:59:18</text:p>
          </table:table-cell>
          <table:table-cell table:style-name="ce1" office:value-type="string" calcext:value-type="string">
            <text:p>5/5/2016 09:33:51</text:p>
          </table:table-cell>
          <table:table-cell table:style-name="ce1" office:value-type="string" calcext:value-type="string">
            <text:p>5/3/2016 15:54:20</text:p>
          </table:table-cell>
          <table:table-cell table:style-name="ce1" office:value-type="string" calcext:value-type="string">
            <text:p>5/3/2016 15:59:24</text:p>
          </table:table-cell>
          <table:table-cell table:style-name="ce1"/>
          <table:table-cell table:number-columns-repeated="2"/>
          <table:table-cell office:value-type="float" office:value="1176" calcext:value-type="float">
            <text:p>1176</text:p>
          </table:table-cell>
          <table:table-cell table:number-columns-repeated="2" office:value-type="float" office:value="6" calcext:value-type="float">
            <text:p>6</text:p>
          </table:table-cell>
          <table:table-cell table:style-name="ce1" office:value-type="string" calcext:value-type="string">
            <text:p>5/4/2016 09:39:40</text:p>
          </table:table-cell>
          <table:table-cell table:style-name="ce1" office:value-type="string" calcext:value-type="string">
            <text:p>5/4/2016 09:40:53</text:p>
          </table:table-cell>
          <table:table-cell office:value-type="string" calcext:value-type="string">
            <text:p>in</text:p>
          </table:table-cell>
          <table:table-cell/>
          <table:table-cell office:value-type="string" calcext:value-type="string">
            <text:p>Chrome 49.0.2623.112</text:p>
          </table:table-cell>
          <table:table-cell office:value-type="string" calcext:value-type="string">
            <text:p>Windows 7 </text:p>
          </table:table-cell>
          <table:table-cell office:value-type="string" calcext:value-type="string">
            <text:p>165.156.29.5</text:p>
          </table:table-cell>
          <table:table-cell office:value-type="string" calcext:value-type="string">
            <text:p>english</text:p>
          </table:table-cell>
          <table:table-cell office:value-type="string" calcext:value-type="string">
            <text:p>I am having issues while configuring matillion with EC2 console</text:p>
            <text:p/>
            <text:p>Please let us know the minimum configuration for configuring matillion.</text:p>
          </table:table-cell>
          <table:table-cell table:number-columns-repeated="103"/>
        </table:table-row>
        <table:table-row table:style-name="ro4">
          <table:table-cell office:value-type="float" office:value="185" calcext:value-type="float">
            <text:p>185</text:p>
          </table:table-cell>
          <table:table-cell office:value-type="string" calcext:value-type="string">
            <text:p>https://support.matillion.com/agent/case/185</text:p>
          </table:table-cell>
          <table:table-cell office:value-type="string" calcext:value-type="string">
            <text:p>How to unpivot from concatentated field with variable content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5/4/2016 15:32:24</text:p>
          </table:table-cell>
          <table:table-cell table:style-name="ce1" office:value-type="string" calcext:value-type="string">
            <text:p>5/9/2016 11:03:25</text:p>
          </table:table-cell>
          <table:table-cell table:style-name="ce1" office:value-type="string" calcext:value-type="string">
            <text:p>5/5/2016 16:16:10</text:p>
          </table:table-cell>
          <table:table-cell table:style-name="ce1" office:value-type="string" calcext:value-type="string">
            <text:p>5/6/2016 09:54:44</text:p>
          </table:table-cell>
          <table:table-cell table:style-name="ce1"/>
          <table:table-cell table:number-columns-repeated="2"/>
          <table:table-cell office:value-type="float" office:value="1996" calcext:value-type="float">
            <text:p>1996</text:p>
          </table:table-cell>
          <table:table-cell table:number-columns-repeated="2" office:value-type="float" office:value="2" calcext:value-type="float">
            <text:p>2</text:p>
          </table:table-cell>
          <table:table-cell table:style-name="ce1" office:value-type="string" calcext:value-type="string">
            <text:p>5/6/2016 15:02:59</text:p>
          </table:table-cell>
          <table:table-cell table:style-name="ce1" office:value-type="string" calcext:value-type="string">
            <text:p>5/9/2016 10:57:10</text:p>
          </table:table-cell>
          <table:table-cell office:value-type="string" calcext:value-type="string">
            <text:p>out</text:p>
          </table:table-cell>
          <table:table-cell/>
          <table:table-cell office:value-type="string" calcext:value-type="string">
            <text:p>Chrome 50.0.2661.94</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Have looked at Transpose Cols/Rows &amp; Split components but I'm not sure they can do what I want..</text:p>
            <text:p/>
            <text:p>Source table....</text:p>
            <text:p>CREATE TABLE land.dev_camptrk</text:p>
            <text:p>(  email  varchar(75) PRIMARYKEY,</text:p>
            <text:p>   camps  varchar(255));</text:p>
            <text:p/>
            <text:p>camps --&gt;"20160414_100kpromo; 20160421_100kpromob; 20160425_100kpromoc;"</text:p>
            <text:p>camps --&gt;"20160425_100kpromoc;"</text:p>
            <text:p>camps --&gt;"20160421_100kpromob; 20160425_100kpromoc;"</text:p>
            <text:p>camps --&gt;"20160414_100kpromo; 20160421_100kpromob; 20160425_100kpromoc; 20160525_100kpromod;"</text:p>
            <text:p/>
            <text:p>NB. the variable contents; each "camps" has one or more camp-codes</text:p>
            <text:p/>
            <text:p>Target table.....</text:p>
            <text:p>CREATE TABLE STAGE.dev_camptrk</text:p>
            <text:p>(  email  varchar(75) COMP-PRIMARYKEY,</text:p>
            <text:p>   camp  varchar(25) COMP-PRIMARYKEY);</text:p>
            <text:p/>
            <text:p>Can I do this easily in Matillion?</text:p>
          </table:table-cell>
          <table:table-cell table:number-columns-repeated="103"/>
        </table:table-row>
        <table:table-row table:style-name="ro22">
          <table:table-cell office:value-type="float" office:value="186" calcext:value-type="float">
            <text:p>186</text:p>
          </table:table-cell>
          <table:table-cell office:value-type="string" calcext:value-type="string">
            <text:p>https://support.matillion.com/agent/case/186</text:p>
          </table:table-cell>
          <table:table-cell office:value-type="string" calcext:value-type="string">
            <text:p>Variables are not getting updated.</text:p>
          </table:table-cell>
          <table:table-cell/>
          <table:table-cell office:value-type="string" calcext:value-type="string">
            <text:p>qrious.co.nz</text:p>
          </table:table-cell>
          <table:table-cell office:value-type="string" calcext:value-type="string">
            <text:p>Hamish</text:p>
          </table:table-cell>
          <table:table-cell office:value-type="string" calcext:value-type="string">
            <text:p>Dickinson</text:p>
          </table:table-cell>
          <table:table-cell office:value-type="string" calcext:value-type="string">
            <text:p>hamish.dickinson@qrious.co.nz</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5/5/2016 02:37:12</text:p>
          </table:table-cell>
          <table:table-cell office:value-type="string" calcext:value-type="string">
            <text:p>5/17/2016 10:36:26</text:p>
          </table:table-cell>
          <table:table-cell table:style-name="ce1" office:value-type="string" calcext:value-type="string">
            <text:p>5/5/2016 09:02:57</text:p>
          </table:table-cell>
          <table:table-cell table:style-name="ce1" office:value-type="string" calcext:value-type="string">
            <text:p>5/5/2016 16:12:41</text:p>
          </table:table-cell>
          <table:table-cell table:style-name="ce1"/>
          <table:table-cell table:number-columns-repeated="2" table:style-name="ce1" office:value-type="string" calcext:value-type="string">
            <text:p>5/9/2016 04:45:18</text:p>
          </table:table-cell>
          <table:table-cell office:value-type="float" office:value="4490" calcext:value-type="float">
            <text:p>4490</text:p>
          </table:table-cell>
          <table:table-cell office:value-type="float" office:value="3" calcext:value-type="float">
            <text:p>3</text:p>
          </table:table-cell>
          <table:table-cell office:value-type="float" office:value="2" calcext:value-type="float">
            <text:p>2</text:p>
          </table:table-cell>
          <table:table-cell table:style-name="ce1" office:value-type="string" calcext:value-type="string">
            <text:p>5/9/2016 04:45:09</text:p>
          </table:table-cell>
          <table:table-cell table:style-name="ce1" office:value-type="string" calcext:value-type="string">
            <text:p>5/6/2016 09:01:36</text:p>
          </table:table-cell>
          <table:table-cell office:value-type="string" calcext:value-type="string">
            <text:p>in</text:p>
          </table:table-cell>
          <table:table-cell/>
          <table:table-cell office:value-type="string" calcext:value-type="string">
            <text:p>Chrome 50.0.2661.94</text:p>
          </table:table-cell>
          <table:table-cell office:value-type="string" calcext:value-type="string">
            <text:p>Mac OS 10.11</text:p>
          </table:table-cell>
          <table:table-cell office:value-type="string" calcext:value-type="string">
            <text:p>203.96.123.164</text:p>
          </table:table-cell>
          <table:table-cell office:value-type="string" calcext:value-type="string">
            <text:p>english</text:p>
          </table:table-cell>
          <table:table-cell office:value-type="string" calcext:value-type="string">
            <text:p>Hi</text:p>
            <text:p/>
            <text:p>I have a problem using a python script to update environmental variables.</text:p>
            <text:p>The script outputs the value that I want, but when the database query executes that uses the </text:p>
            <text:p>variable as a where clause it is using the default value.</text:p>
            <text:p/>
            <text:p>The problem appears to be the database cursor.</text:p>
            <text:p>Inside the script I execute a query to return one row, after formating it I attempt to</text:p>
            <text:p>update the variable.</text:p>
            <text:p>If I hardcode the value in the script, it works without any problem.</text:p>
            <text:p/>
            <text:p>Can I see what variables are stored?</text:p>
            <text:p/>
            <text:p/>
            <text:p>I have tried a number of ways to get this to work and  I have experienced two issues.</text:p>
            <text:p/>
            <text:p>1) The database query is using the default value when a begin and commit is used. </text:p>
            <text:p>    But the query does run successfully and populate the staging table.</text:p>
            <text:p>2) Not using a begin and commit means that the correct value for the variable is picked up</text:p>
            <text:p>  </text:p>
            <text:p>    However there is a bug here which means that the Matillion executes the query correctly,</text:p>
            <text:p>    the files are created on the S3 bucket and then it loads the staging table.</text:p>
            <text:p>   I can see the files have been created on the S3 bucket.</text:p>
            <text:p>   All this completes without error, but the staging table contains zero rows but Matillion indicates </text:p>
            <text:p>   that rows have been loaded successfully and gives a record count.</text:p>
            <text:p/>
            <text:p>I am using version 1.19.4 (build 85)</text:p>
            <text:p/>
            <text:p/>
            <text:p>Please let me know if you need any more information.</text:p>
            <text:p/>
            <text:p>Thanks</text:p>
            <text:p>Hamish</text:p>
          </table:table-cell>
          <table:table-cell table:number-columns-repeated="103"/>
        </table:table-row>
        <table:table-row table:style-name="ro10">
          <table:table-cell office:value-type="float" office:value="187" calcext:value-type="float">
            <text:p>187</text:p>
          </table:table-cell>
          <table:table-cell office:value-type="string" calcext:value-type="string">
            <text:p>https://support.matillion.com/agent/case/187</text:p>
          </table:table-cell>
          <table:table-cell office:value-type="string" calcext:value-type="string">
            <text:p>Reset specific Environment</text:p>
          </table:table-cell>
          <table:table-cell/>
          <table:table-cell office:value-type="string" calcext:value-type="string">
            <text:p>flyporter.com</text:p>
          </table:table-cell>
          <table:table-cell office:value-type="string" calcext:value-type="string">
            <text:p>Ian</text:p>
          </table:table-cell>
          <table:table-cell office:value-type="string" calcext:value-type="string">
            <text:p>Horbatiuk</text:p>
          </table:table-cell>
          <table:table-cell office:value-type="string" calcext:value-type="string">
            <text:p>ian.horbatiuk@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5/5/2016 15:36:55</text:p>
          </table:table-cell>
          <table:table-cell office:value-type="string" calcext:value-type="string">
            <text:p>5/25/2016 13:03:38</text:p>
          </table:table-cell>
          <table:table-cell table:style-name="ce1" office:value-type="string" calcext:value-type="string">
            <text:p>5/5/2016 16:01:53</text:p>
          </table:table-cell>
          <table:table-cell table:style-name="ce1" office:value-type="string" calcext:value-type="string">
            <text:p>5/5/2016 16:07:30</text:p>
          </table:table-cell>
          <table:table-cell table:style-name="ce1"/>
          <table:table-cell table:number-columns-repeated="2" table:style-name="ce1" office:value-type="string" calcext:value-type="string">
            <text:p>5/9/2016 13:25:43</text:p>
          </table:table-cell>
          <table:table-cell office:value-type="float" office:value="1111" calcext:value-type="float">
            <text:p>1111</text:p>
          </table:table-cell>
          <table:table-cell table:number-columns-repeated="2" office:value-type="float" office:value="3" calcext:value-type="float">
            <text:p>3</text:p>
          </table:table-cell>
          <table:table-cell table:style-name="ce1" office:value-type="string" calcext:value-type="string">
            <text:p>5/6/2016 15:02:58</text:p>
          </table:table-cell>
          <table:table-cell table:style-name="ce1" office:value-type="string" calcext:value-type="string">
            <text:p>5/7/2016 08:03:06</text:p>
          </table:table-cell>
          <table:table-cell office:value-type="string" calcext:value-type="string">
            <text:p>out</text:p>
          </table:table-cell>
          <table:table-cell/>
          <table:table-cell office:value-type="string" calcext:value-type="string">
            <text:p>Chrome 50.0.2661.94</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 </text:p>
            <text:p/>
            <text:p>we have a couple environments running (scheduled tasks, maintenance etc). </text:p>
            <text:p/>
            <text:p>Is it possible to 'reset' a single environment if it looks like a job has hung without resetting the whole server? </text:p>
            <text:p/>
            <text:p/>
            <text:p>Thanks, </text:p>
            <text:p/>
            <text:p>Ian</text:p>
          </table:table-cell>
          <table:table-cell table:number-columns-repeated="103"/>
        </table:table-row>
        <table:table-row table:style-name="ro16">
          <table:table-cell office:value-type="float" office:value="188" calcext:value-type="float">
            <text:p>188</text:p>
          </table:table-cell>
          <table:table-cell office:value-type="string" calcext:value-type="string">
            <text:p>https://support.matillion.com/agent/case/188</text:p>
          </table:table-cell>
          <table:table-cell office:value-type="string" calcext:value-type="string">
            <text:p>Table Input --&gt; can't use a View</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5/5/2016 20:34:48</text:p>
          </table:table-cell>
          <table:table-cell office:value-type="string" calcext:value-type="string">
            <text:p>6/23/2016 19:20:57</text:p>
          </table:table-cell>
          <table:table-cell table:style-name="ce1" office:value-type="string" calcext:value-type="string">
            <text:p>5/5/2016 20:46:59</text:p>
          </table:table-cell>
          <table:table-cell table:style-name="ce1" office:value-type="string" calcext:value-type="string">
            <text:p>5/5/2016 20:57:39</text:p>
          </table:table-cell>
          <table:table-cell table:style-name="ce1"/>
          <table:table-cell table:number-columns-repeated="2" office:value-type="string" calcext:value-type="string">
            <text:p>6/23/2016 19:20:57</text:p>
          </table:table-cell>
          <table:table-cell office:value-type="float" office:value="1795" calcext:value-type="float">
            <text:p>1795</text:p>
          </table:table-cell>
          <table:table-cell office:value-type="float" office:value="4" calcext:value-type="float">
            <text:p>4</text:p>
          </table:table-cell>
          <table:table-cell office:value-type="float" office:value="3" calcext:value-type="float">
            <text:p>3</text:p>
          </table:table-cell>
          <table:table-cell table:style-name="ce1" office:value-type="string" calcext:value-type="string">
            <text:p>5/6/2016 15:07:14</text:p>
          </table:table-cell>
          <table:table-cell table:style-name="ce1" office:value-type="string" calcext:value-type="string">
            <text:p>5/7/2016 07:39:59</text:p>
          </table:table-cell>
          <table:table-cell office:value-type="string" calcext:value-type="string">
            <text:p>in</text:p>
          </table:table-cell>
          <table:table-cell/>
          <table:table-cell office:value-type="string" calcext:value-type="string">
            <text:p>Chrome 50.0.2661.94</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My table-Input components don't allow use of a view:-</text:p>
            <text:p> - is this feature not added in this release after all?</text:p>
            <text:p/>
            <text:p>regards</text:p>
            <text:p>R</text:p>
            <text:p/>
            <text:p>https://redshiftsupport.matillion.com/customer/portal/articles/2342958-release-notes?utm_campaign=ETL+Redshift&amp;utm_source=hs_email&amp;utm_medium=email&amp;utm_content=29206583&amp;_hsenc=p2ANqtz-_ZPv96hXP97UU6IoIj7Wr0dt1yqq5HGToLPFw6SERkoYTCcJEh6rk0cMrQzo-26BsoZkvI9fnW1od8-kzqO5Zy5iyoYA&amp;_hsmi=29206583</text:p>
            <text:p/>
            <text:p>Matillion ETL for Redshift 1.20.4</text:p>
            <text:p>Upgrades</text:p>
            <text:p>....</text:p>
            <text:p>Table Input, S3 Unload and Table Iterator can all use a View as well as a table</text:p>
          </table:table-cell>
          <table:table-cell table:number-columns-repeated="103"/>
        </table:table-row>
        <table:table-row table:style-name="ro23">
          <table:table-cell office:value-type="float" office:value="191" calcext:value-type="float">
            <text:p>191</text:p>
          </table:table-cell>
          <table:table-cell office:value-type="string" calcext:value-type="string">
            <text:p>https://support.matillion.com/agent/case/191</text:p>
          </table:table-cell>
          <table:table-cell office:value-type="string" calcext:value-type="string">
            <text:p>Re: Teradata data pull using Fastexport &amp; Scheduling question</text:p>
          </table:table-cell>
          <table:table-cell/>
          <table:table-cell office:value-type="string" calcext:value-type="string">
            <text:p>matillion.com</text:p>
          </table:table-cell>
          <table:table-cell office:value-type="string" calcext:value-type="string">
            <text:p>Ed</text:p>
          </table:table-cell>
          <table:table-cell office:value-type="string" calcext:value-type="string">
            <text:p>Thompson</text:p>
          </table:table-cell>
          <table:table-cell office:value-type="string" calcext:value-type="string">
            <text:p>ed.thompson@matill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5/6/2016 12:09:30</text:p>
          </table:table-cell>
          <table:table-cell table:style-name="ce1" office:value-type="string" calcext:value-type="string">
            <text:p>6/7/2016 14:05:52</text:p>
          </table:table-cell>
          <table:table-cell table:style-name="ce1" office:value-type="string" calcext:value-type="string">
            <text:p>5/6/2016 12:09:40</text:p>
          </table:table-cell>
          <table:table-cell table:number-columns-repeated="2"/>
          <table:table-cell table:number-columns-repeated="2" table:style-name="ce1" office:value-type="string" calcext:value-type="string">
            <text:p>6/7/2016 14:05:52</text:p>
          </table:table-cell>
          <table:table-cell office:value-type="float" office:value="3971" calcext:value-type="float">
            <text:p>3971</text:p>
          </table:table-cell>
          <table:table-cell office:value-type="float" office:value="2" calcext:value-type="float">
            <text:p>2</text:p>
          </table:table-cell>
          <table:table-cell office:value-type="float" office:value="0" calcext:value-type="float">
            <text:p>0</text:p>
          </table:table-cell>
          <table:table-cell table:style-name="ce1" office:value-type="string" calcext:value-type="string">
            <text:p>5/6/2016 13:37:55</text:p>
          </table:table-cell>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Bharat, the connection options bug is fixed now, Let me know when your</text:p>
            <text:p>available and we can take a look at the Teradata issue.</text:p>
            <text:p/>
            <text:p/>
            <text:p>You can get this Hotfix by issuing:-</text:p>
            <text:p/>
            <text:p>sudo yum reinstall matillion-emerald-1.20.4 &amp;&amp; sudo service tomcat8 restart</text:p>
            <text:p/>
            <text:p>Thanks</text:p>
            <text:p/>
            <text:p>Ed</text:p>
            <text:p/>
            <text:p>On 4 May 2016 at 14:44, Bharathram Jawahar </text:p>
            <text:p>wrote:</text:p>
            <text:p/>
            <text:p>&gt; Thank you Ed.</text:p>
            <text:p>&gt;</text:p>
            <text:p>&gt; Let me know.</text:p>
            <text:p>&gt;</text:p>
            <text:p>&gt;</text:p>
            <text:p>&gt;</text:p>
            <text:p>&gt; Thanks,</text:p>
            <text:p>&gt;</text:p>
            <text:p>&gt; Bharath</text:p>
            <text:p>&gt;</text:p>
            <text:p>&gt;</text:p>
            <text:p>&gt;</text:p>
            <text:p>&gt; *From:* Ed Thompson [mailto:ed.thompson@matillion.com]</text:p>
            <text:p>&gt; *Sent:* Wednesday, May 04, 2016 9:32 AM</text:p>
            <text:p>&gt; *To:* Bharathram Jawahar</text:p>
            <text:p>&gt; *Cc:* David Langton; Kristian Everard</text:p>
            <text:p>&gt;</text:p>
            <text:p>&gt; *Subject:* Re: Teradata data pull using Fastexport &amp; Scheduling question</text:p>
            <text:p>&gt;</text:p>
            <text:p>&gt;</text:p>
            <text:p>&gt;</text:p>
            <text:p>&gt; Hi Bharathram,</text:p>
            <text:p>&gt;</text:p>
            <text:p>&gt;</text:p>
            <text:p>&gt;</text:p>
            <text:p>&gt; Unfortunately, we are going to have to do a hotfix for the bug we found</text:p>
            <text:p>&gt; specifying connection options in order that you will be able to enable the</text:p>
            <text:p>&gt; fastexport.</text:p>
            <text:p>&gt;</text:p>
            <text:p>&gt;</text:p>
            <text:p>&gt;</text:p>
            <text:p>&gt; The development team are working on this today and I expect it to be</text:p>
            <text:p>&gt; available tomorrow. I will get in touch as soon as it is complete.</text:p>
            <text:p>&gt;</text:p>
            <text:p>&gt;</text:p>
            <text:p>&gt;</text:p>
            <text:p>&gt; Thanks</text:p>
            <text:p>&gt;</text:p>
            <text:p>&gt;</text:p>
            <text:p>&gt; Ed</text:p>
            <text:p>&gt;</text:p>
            <text:p>&gt;</text:p>
            <text:p>&gt;</text:p>
            <text:p>&gt; On 3 May 2016 at 17:13, Bharathram Jawahar &lt;</text:p>
            <text:p>&gt; Bharathram.Jawahar@pngaming.com&gt; wrote:</text:p>
            <text:p>&gt;</text:p>
            <text:p>&gt; Thanks you. Appreciate your help.</text:p>
            <text:p>&gt;</text:p>
            <text:p>&gt; Any information on the Teradata question.</text:p>
            <text:p>&gt;</text:p>
            <text:p>&gt; .Let me know if we can schedule sometime for the Teradata question.</text:p>
            <text:p>&gt;</text:p>
            <text:p>&gt;</text:p>
            <text:p>&gt;</text:p>
            <text:p>&gt; Thanks,</text:p>
            <text:p>&gt;</text:p>
            <text:p>&gt; Bharath</text:p>
            <text:p>&gt;</text:p>
            <text:p>&gt;</text:p>
            <text:p>&gt;</text:p>
            <text:p>&gt; *From:* David Langton [mailto:david.langton@matillion.com]</text:p>
            <text:p>&gt; *Sent:* Tuesday, May 03, 2016 12:09 PM</text:p>
            <text:p>&gt;</text:p>
            <text:p>&gt;</text:p>
            <text:p>&gt; *To:* Bharathram Jawahar</text:p>
            <text:p>&gt; *Cc:* Ed Thompson; Kristian Everard</text:p>
            <text:p>&gt; *Subject:* Re: Teradata data pull using Fastexport &amp; Scheduling question</text:p>
            <text:p>&gt;</text:p>
            <text:p>&gt;</text:p>
            <text:p>&gt;</text:p>
            <text:p>&gt; Just enter a * in the hours field to mean "every hour".</text:p>
            <text:p>&gt;</text:p>
            <text:p>&gt;</text:p>
            <text:p>&gt;</text:p>
            <text:p>&gt; If in doubt, there is a "Test Schedule" button which will check the</text:p>
            <text:p>&gt; configuration and tell you what the next scheduled runtime would be.</text:p>
            <text:p>&gt;</text:p>
            <text:p>&gt;</text:p>
            <text:p>&gt;</text:p>
            <text:p>&gt; Regards,</text:p>
            <text:p>&gt;</text:p>
            <text:p>&gt; David</text:p>
            <text:p>&gt;</text:p>
            <text:p>&gt;</text:p>
            <text:p>&gt;</text:p>
            <text:p>&gt; On 3 May 2016 at 17:08, Bharathram Jawahar &lt;</text:p>
            <text:p>&gt; Bharathram.Jawahar@pngaming.com&gt; wrote:</text:p>
            <text:p>&gt;</text:p>
            <text:p>&gt; Hi David,</text:p>
            <text:p>&gt;</text:p>
            <text:p>&gt;</text:p>
            <text:p>&gt;</text:p>
            <text:p>&gt; So I just enter /30 in </text:p>
          </table:table-cell>
          <table:table-cell table:number-columns-repeated="103"/>
        </table:table-row>
        <table:table-row table:style-name="ro7">
          <table:table-cell office:value-type="float" office:value="192" calcext:value-type="float">
            <text:p>192</text:p>
          </table:table-cell>
          <table:table-cell office:value-type="string" calcext:value-type="string">
            <text:p>https://support.matillion.com/agent/case/192</text:p>
          </table:table-cell>
          <table:table-cell office:value-type="string" calcext:value-type="string">
            <text:p>SNS Component Requires SQS credentials?</text:p>
          </table:table-cell>
          <table:table-cell/>
          <table:table-cell office:value-type="string" calcext:value-type="string">
            <text:p>flyporter.com</text:p>
          </table:table-cell>
          <table:table-cell office:value-type="string" calcext:value-type="string">
            <text:p>Troy</text:p>
          </table:table-cell>
          <table:table-cell office:value-type="string" calcext:value-type="string">
            <text:p>Tiller</text:p>
          </table:table-cell>
          <table:table-cell office:value-type="string" calcext:value-type="string">
            <text:p>troy.tiller@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5/6/2016 12:56:18</text:p>
          </table:table-cell>
          <table:table-cell office:value-type="string" calcext:value-type="string">
            <text:p>5/17/2016 10:34:57</text:p>
          </table:table-cell>
          <table:table-cell table:style-name="ce1" office:value-type="string" calcext:value-type="string">
            <text:p>5/6/2016 13:02:02</text:p>
          </table:table-cell>
          <table:table-cell table:style-name="ce1" office:value-type="string" calcext:value-type="string">
            <text:p>5/6/2016 13:19:37</text:p>
          </table:table-cell>
          <table:table-cell table:style-name="ce1"/>
          <table:table-cell table:number-columns-repeated="2" table:style-name="ce1" office:value-type="string" calcext:value-type="string">
            <text:p>5/9/2016 07:32:25</text:p>
          </table:table-cell>
          <table:table-cell office:value-type="float" office:value="6517" calcext:value-type="float">
            <text:p>6517</text:p>
          </table:table-cell>
          <table:table-cell office:value-type="float" office:value="4" calcext:value-type="float">
            <text:p>4</text:p>
          </table:table-cell>
          <table:table-cell office:value-type="float" office:value="2" calcext:value-type="float">
            <text:p>2</text:p>
          </table:table-cell>
          <table:table-cell table:style-name="ce1" office:value-type="string" calcext:value-type="string">
            <text:p>5/7/2016 12:25:35</text:p>
          </table:table-cell>
          <table:table-cell table:style-name="ce1" office:value-type="string" calcext:value-type="string">
            <text:p>5/7/2016 07:38:04</text:p>
          </table:table-cell>
          <table:table-cell office:value-type="string" calcext:value-type="string">
            <text:p>in</text:p>
          </table:table-cell>
          <table:table-cell/>
          <table:table-cell office:value-type="string" calcext:value-type="string">
            <text:p>Chrome 50.0.2661.94</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text:p>
            <text:p/>
            <text:p>We just build a new server and have set up the Instance Credentials for access to Redshift, S3 and SNS. We are not using SQS at this time.</text:p>
            <text:p/>
            <text:p>When I tried to create a SNS component.I get "Error creating sqs topic". Why?</text:p>
            <text:p/>
            <text:p>Screenshot attached.</text:p>
            <text:p/>
            <text:p>-Troy</text:p>
          </table:table-cell>
          <table:table-cell table:number-columns-repeated="103"/>
        </table:table-row>
        <table:table-row table:style-name="ro2">
          <table:table-cell office:value-type="float" office:value="193" calcext:value-type="float">
            <text:p>193</text:p>
          </table:table-cell>
          <table:table-cell office:value-type="string" calcext:value-type="string">
            <text:p>https://support.matillion.com/agent/case/193</text:p>
          </table:table-cell>
          <table:table-cell office:value-type="string" calcext:value-type="string">
            <text:p>Iterator occaisionally fails --&gt; conflict with concurrent transaction</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5/6/2016 15:53:06</text:p>
          </table:table-cell>
          <table:table-cell office:value-type="string" calcext:value-type="string">
            <text:p>5/26/2016 19:58:47</text:p>
          </table:table-cell>
          <table:table-cell table:style-name="ce1" office:value-type="string" calcext:value-type="string">
            <text:p>5/6/2016 15:58:34</text:p>
          </table:table-cell>
          <table:table-cell table:style-name="ce1" office:value-type="string" calcext:value-type="string">
            <text:p>5/9/2016 07:32:42</text:p>
          </table:table-cell>
          <table:table-cell table:style-name="ce1"/>
          <table:table-cell table:number-columns-repeated="2" office:value-type="string" calcext:value-type="string">
            <text:p>5/26/2016 19:58:47</text:p>
          </table:table-cell>
          <table:table-cell office:value-type="float" office:value="8424" calcext:value-type="float">
            <text:p>84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5/26/2016 12:22:52</text:p>
          </table:table-cell>
          <table:table-cell office:value-type="string" calcext:value-type="string">
            <text:p>5/26/2016 12:13:39</text:p>
          </table:table-cell>
          <table:table-cell office:value-type="string" calcext:value-type="string">
            <text:p>in</text:p>
          </table:table-cell>
          <table:table-cell/>
          <table:table-cell office:value-type="string" calcext:value-type="string">
            <text:p>Chrome 50.0.2661.94</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I get this randomly, when nothing else is running against Redshift (even closed SQLWorkbench/J just in case).  Maybe I should add in a short time delay between iterations (say with a python script)?</text:p>
            <text:p/>
            <text:p>thoughts?</text:p>
            <text:p>R</text:p>
          </table:table-cell>
          <table:table-cell table:number-columns-repeated="103"/>
        </table:table-row>
        <table:table-row table:style-name="ro1">
          <table:table-cell office:value-type="float" office:value="194" calcext:value-type="float">
            <text:p>194</text:p>
          </table:table-cell>
          <table:table-cell office:value-type="string" calcext:value-type="string">
            <text:p>https://support.matillion.com/agent/case/194</text:p>
          </table:table-cell>
          <table:table-cell office:value-type="string" calcext:value-type="string">
            <text:p>Suggestion: Add a "Recent Projects" above "Switch Project"</text:p>
          </table:table-cell>
          <table:table-cell table:number-columns-repeated="2"/>
          <table:table-cell office:value-type="string" calcext:value-type="string">
            <text:p>Alexander</text:p>
          </table:table-cell>
          <table:table-cell office:value-type="string" calcext:value-type="string">
            <text:p>Laird</text:p>
          </table:table-cell>
          <table:table-cell office:value-type="string" calcext:value-type="string">
            <text:p>alex@ipro.us</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5/6/2016 16:52:34</text:p>
          </table:table-cell>
          <table:table-cell office:value-type="string" calcext:value-type="string">
            <text:p>5/25/2016 13:10:44</text:p>
          </table:table-cell>
          <table:table-cell table:style-name="ce1" office:value-type="string" calcext:value-type="string">
            <text:p>5/6/2016 17:14:23</text:p>
          </table:table-cell>
          <table:table-cell table:style-name="ce1" office:value-type="string" calcext:value-type="string">
            <text:p>5/6/2016 17:17:35</text:p>
          </table:table-cell>
          <table:table-cell table:style-name="ce1"/>
          <table:table-cell table:number-columns-repeated="2"/>
          <table:table-cell office:value-type="float" office:value="222" calcext:value-type="float">
            <text:p>222</text:p>
          </table:table-cell>
          <table:table-cell table:number-columns-repeated="2" office:value-type="float" office:value="1" calcext:value-type="float">
            <text:p>1</text:p>
          </table:table-cell>
          <table:table-cell table:style-name="ce1" office:value-type="string" calcext:value-type="string">
            <text:p>5/6/2016 16:52:34</text:p>
          </table:table-cell>
          <table:table-cell table:style-name="ce1" office:value-type="string" calcext:value-type="string">
            <text:p>5/6/2016 17:17:35</text:p>
          </table:table-cell>
          <table:table-cell office:value-type="string" calcext:value-type="string">
            <text:p>out</text:p>
          </table:table-cell>
          <table:table-cell/>
          <table:table-cell office:value-type="string" calcext:value-type="string">
            <text:p>Chrome 50.0.2661.94</text:p>
          </table:table-cell>
          <table:table-cell office:value-type="string" calcext:value-type="string">
            <text:p>Windows 7 </text:p>
          </table:table-cell>
          <table:table-cell office:value-type="string" calcext:value-type="string">
            <text:p>174.57.78.78</text:p>
          </table:table-cell>
          <table:table-cell office:value-type="string" calcext:value-type="string">
            <text:p>english</text:p>
          </table:table-cell>
          <table:table-cell office:value-type="string" calcext:value-type="string">
            <text:p>Just a suggestion: I think it would be useful to add a "Recent Projects" above "Switch Project" so that users can quickly switch between their most recent projects. It is currently a seven click process to get from one project to another, which is annoying if you have to switch a lot like I do.</text:p>
          </table:table-cell>
          <table:table-cell table:number-columns-repeated="103"/>
        </table:table-row>
        <table:table-row table:style-name="ro24">
          <table:table-cell office:value-type="float" office:value="195" calcext:value-type="float">
            <text:p>195</text:p>
          </table:table-cell>
          <table:table-cell office:value-type="string" calcext:value-type="string">
            <text:p>https://support.matillion.com/agent/case/195</text:p>
          </table:table-cell>
          <table:table-cell office:value-type="string" calcext:value-type="string">
            <text:p>Fwd: RDS Query</text:p>
          </table:table-cell>
          <table:table-cell/>
          <table:table-cell office:value-type="string" calcext:value-type="string">
            <text:p>zoro.com</text:p>
          </table:table-cell>
          <table:table-cell office:value-type="string" calcext:value-type="string">
            <text:p>Sanil</text:p>
          </table:table-cell>
          <table:table-cell office:value-type="string" calcext:value-type="string">
            <text:p>sampat</text:p>
          </table:table-cell>
          <table:table-cell office:value-type="string" calcext:value-type="string">
            <text:p>sanil.sampat@zoro.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5/6/2016 21:14:16</text:p>
          </table:table-cell>
          <table:table-cell office:value-type="string" calcext:value-type="string">
            <text:p>5/25/2016 13:02:55</text:p>
          </table:table-cell>
          <table:table-cell table:style-name="ce1" office:value-type="string" calcext:value-type="string">
            <text:p>5/7/2016 07:19:23</text:p>
          </table:table-cell>
          <table:table-cell table:style-name="ce1" office:value-type="string" calcext:value-type="string">
            <text:p>5/8/2016 20:43:13</text:p>
          </table:table-cell>
          <table:table-cell table:style-name="ce1"/>
          <table:table-cell table:number-columns-repeated="2"/>
          <table:table-cell office:value-type="float" office:value="3635" calcext:value-type="float">
            <text:p>3635</text:p>
          </table:table-cell>
          <table:table-cell table:number-columns-repeated="2" office:value-type="float" office:value="3" calcext:value-type="float">
            <text:p>3</text:p>
          </table:table-cell>
          <table:table-cell table:style-name="ce1" office:value-type="string" calcext:value-type="string">
            <text:p>5/10/2016 22:35:14</text:p>
          </table:table-cell>
          <table:table-cell office:value-type="string" calcext:value-type="string">
            <text:p>5/16/2016 09:40:03</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sampat, Sanil </text:p>
            <text:p>Date: 6 May 2016 at 21:19</text:p>
            <text:p>Subject: RDS Query</text:p>
            <text:p>To: "support@matillion.com" </text:p>
            <text:p>Cc: "Coronado, Eduardo" </text:p>
            <text:p/>
            <text:p/>
            <text:p>Hi there,</text:p>
            <text:p/>
            <text:p>We're running a SELECT query with the RDS Query component in an</text:p>
            <text:p>Orchestration job that JOINs across several tables. The query runs within</text:p>
            <text:p>our database, but Matillion gives "ERROR: column 'x' is duplicated". We</text:p>
            <text:p>tried removing column 'x' from the query and running again, and Matillion</text:p>
            <text:p>gave the save error but with a different column.</text:p>
            <text:p/>
            <text:p>Any suggestions?</text:p>
            <text:p/>
            <text:p>Thanks,</text:p>
            <text:p/>
            <text:p>Sanil Sampat | Software Developer | Zoro</text:p>
            <text:p>sanil.sampat@zoro.com</text:p>
            <text:p/>
            <text:p/>
            <text:p/>
            <text:p/>
            <text:p>-- </text:p>
            <text:p/>
            <text:p>*David Langton*</text:p>
            <text:p/>
            <text:p>david.langton@matillion.com</text:p>
            <text:p/>
            <text:p>t: 01565 759884</text:p>
            <text:p>m: 07887 521634</text:p>
            <text:p/>
            <text:p>Matillion Ltd</text:p>
            <text:p>Springwood, Booths Park, Chelford Road, Knutsford, Cheshire, WA16 8GS</text:p>
            <text:p>w: www.matillion.com</text:p>
          </table:table-cell>
          <table:table-cell table:number-columns-repeated="103"/>
        </table:table-row>
        <table:table-row table:style-name="ro1">
          <table:table-cell office:value-type="float" office:value="196" calcext:value-type="float">
            <text:p>196</text:p>
          </table:table-cell>
          <table:table-cell office:value-type="string" calcext:value-type="string">
            <text:p>https://support.matillion.com/agent/case/196</text:p>
          </table:table-cell>
          <table:table-cell office:value-type="string" calcext:value-type="string">
            <text:p>List of UDF's not alphabetical</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5/9/2016 16:43:14</text:p>
          </table:table-cell>
          <table:table-cell office:value-type="string" calcext:value-type="string">
            <text:p>6/17/2016 20:18:10</text:p>
          </table:table-cell>
          <table:table-cell table:style-name="ce1" office:value-type="string" calcext:value-type="string">
            <text:p>5/9/2016 16:56:13</text:p>
          </table:table-cell>
          <table:table-cell table:style-name="ce1" office:value-type="string" calcext:value-type="string">
            <text:p>5/10/2016 12:54:55</text:p>
          </table:table-cell>
          <table:table-cell table:style-name="ce1"/>
          <table:table-cell table:number-columns-repeated="2" office:value-type="string" calcext:value-type="string">
            <text:p>6/17/2016 20:18:10</text:p>
          </table:table-cell>
          <table:table-cell office:value-type="float" office:value="898" calcext:value-type="float">
            <text:p>898</text:p>
          </table:table-cell>
          <table:table-cell table:number-columns-repeated="2" office:value-type="float" office:value="2" calcext:value-type="float">
            <text:p>2</text:p>
          </table:table-cell>
          <table:table-cell table:style-name="ce1" office:value-type="string" calcext:value-type="string">
            <text:p>5/10/2016 13:09:02</text:p>
          </table:table-cell>
          <table:table-cell table:style-name="ce1" office:value-type="string" calcext:value-type="string">
            <text:p>5/10/2016 13:21:36</text:p>
          </table:table-cell>
          <table:table-cell office:value-type="string" calcext:value-type="string">
            <text:p>out</text:p>
          </table:table-cell>
          <table:table-cell/>
          <table:table-cell office:value-type="string" calcext:value-type="string">
            <text:p>Chrome 50.0.2661.94</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Any chance of making the list of UDF's alphabetical?</text:p>
          </table:table-cell>
          <table:table-cell table:number-columns-repeated="103"/>
        </table:table-row>
        <table:table-row table:style-name="ro11">
          <table:table-cell office:value-type="float" office:value="197" calcext:value-type="float">
            <text:p>197</text:p>
          </table:table-cell>
          <table:table-cell office:value-type="string" calcext:value-type="string">
            <text:p>https://support.matillion.com/agent/case/197</text:p>
          </table:table-cell>
          <table:table-cell office:value-type="string" calcext:value-type="string">
            <text:p>Overview of Transformation Components</text:p>
          </table:table-cell>
          <table:table-cell/>
          <table:table-cell office:value-type="string" calcext:value-type="string">
            <text:p>axtria.com</text:p>
          </table:table-cell>
          <table:table-cell office:value-type="string" calcext:value-type="string">
            <text:p>Sunil</text:p>
          </table:table-cell>
          <table:table-cell office:value-type="string" calcext:value-type="string">
            <text:p>Gupta</text:p>
          </table:table-cell>
          <table:table-cell office:value-type="string" calcext:value-type="string">
            <text:p>sunil.gupta@axtria.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5/11/2016 08:22:23</text:p>
          </table:table-cell>
          <table:table-cell table:style-name="ce1" office:value-type="string" calcext:value-type="string">
            <text:p>5/12/2016 09:29:38</text:p>
          </table:table-cell>
          <table:table-cell table:style-name="ce1" office:value-type="string" calcext:value-type="string">
            <text:p>5/11/2016 08:25:59</text:p>
          </table:table-cell>
          <table:table-cell table:style-name="ce1" office:value-type="string" calcext:value-type="string">
            <text:p>5/11/2016 13:17:25</text:p>
          </table:table-cell>
          <table:table-cell table:style-name="ce1"/>
          <table:table-cell table:number-columns-repeated="2"/>
          <table:table-cell office:value-type="float" office:value="1140" calcext:value-type="float">
            <text:p>1140</text:p>
          </table:table-cell>
          <table:table-cell table:number-columns-repeated="2" office:value-type="float" office:value="1" calcext:value-type="float">
            <text:p>1</text:p>
          </table:table-cell>
          <table:table-cell table:style-name="ce1" office:value-type="string" calcext:value-type="string">
            <text:p>5/11/2016 08:22:23</text:p>
          </table:table-cell>
          <table:table-cell table:style-name="ce1" office:value-type="string" calcext:value-type="string">
            <text:p>5/11/2016 13:17:25</text:p>
          </table:table-cell>
          <table:table-cell office:value-type="string" calcext:value-type="string">
            <text:p>out</text:p>
          </table:table-cell>
          <table:table-cell/>
          <table:table-cell office:value-type="string" calcext:value-type="string">
            <text:p>IE 8.0</text:p>
          </table:table-cell>
          <table:table-cell office:value-type="string" calcext:value-type="string">
            <text:p>Windows 7 </text:p>
          </table:table-cell>
          <table:table-cell office:value-type="string" calcext:value-type="string">
            <text:p>14.141.109.42</text:p>
          </table:table-cell>
          <table:table-cell office:value-type="string" calcext:value-type="string">
            <text:p>english</text:p>
          </table:table-cell>
          <table:table-cell office:value-type="string" calcext:value-type="string">
            <text:p>Hi Team,</text:p>
            <text:p>Just want to check if we have any document/reference to go through to understand different Transformation Componenets available in Matilion.</text:p>
            <text:p/>
            <text:p>Regards,</text:p>
            <text:p>Sunil Gupta</text:p>
          </table:table-cell>
          <table:table-cell table:number-columns-repeated="103"/>
        </table:table-row>
        <table:table-row table:style-name="ro25">
          <table:table-cell office:value-type="float" office:value="198" calcext:value-type="float">
            <text:p>198</text:p>
          </table:table-cell>
          <table:table-cell office:value-type="string" calcext:value-type="string">
            <text:p>https://support.matillion.com/agent/case/198</text:p>
          </table:table-cell>
          <table:table-cell office:value-type="string" calcext:value-type="string">
            <text:p>Fwd: Importing python package in matillion</text:p>
          </table:table-cell>
          <table:table-cell/>
          <table:table-cell office:value-type="string" calcext:value-type="string">
            <text:p>slalom.com</text:p>
          </table:table-cell>
          <table:table-cell office:value-type="string" calcext:value-type="string">
            <text:p>Jeff</text:p>
          </table:table-cell>
          <table:table-cell office:value-type="string" calcext:value-type="string">
            <text:p>Chen</text:p>
          </table:table-cell>
          <table:table-cell office:value-type="string" calcext:value-type="string">
            <text:p>jeff.chen@slalom.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5/11/2016 16:17:33</text:p>
          </table:table-cell>
          <table:table-cell table:style-name="ce1" office:value-type="string" calcext:value-type="string">
            <text:p>7/12/2016 08:44:34</text:p>
          </table:table-cell>
          <table:table-cell table:style-name="ce1" office:value-type="string" calcext:value-type="string">
            <text:p>5/11/2016 16:18:26</text:p>
          </table:table-cell>
          <table:table-cell office:value-type="string" calcext:value-type="string">
            <text:p>5/16/2016 09:31:57</text:p>
          </table:table-cell>
          <table:table-cell table:number-columns-repeated="3"/>
          <table:table-cell office:value-type="float" office:value="423" calcext:value-type="float">
            <text:p>423</text:p>
          </table:table-cell>
          <table:table-cell table:number-columns-repeated="2" office:value-type="float" office:value="1" calcext:value-type="float">
            <text:p>1</text:p>
          </table:table-cell>
          <table:table-cell table:style-name="ce1" office:value-type="string" calcext:value-type="string">
            <text:p>5/11/2016 16:17:33</text:p>
          </table:table-cell>
          <table:table-cell office:value-type="string" calcext:value-type="string">
            <text:p>5/16/2016 09:31:57</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Jeff Chen </text:p>
            <text:p>Date: 11 May 2016 at 17:16</text:p>
            <text:p>Subject: RE: Importing python package in matillion</text:p>
            <text:p>To: David Langton </text:p>
            <text:p>Cc: "support@matillion.com" , Abhi Bhatt &lt;</text:p>
            <text:p>abhib@slalom.com&gt;</text:p>
            <text:p/>
            <text:p/>
            <text:p>Thanks David,</text:p>
            <text:p/>
            <text:p/>
            <text:p/>
            <text:p>That worked for us.</text:p>
            <text:p/>
            <text:p/>
            <text:p/>
            <text:p>I have an additional question that I hope you can help me with. I’m trying</text:p>
            <text:p>to log job success and failure messages from Matillion and post it to a</text:p>
            <text:p>private messaging queue (not SQS).</text:p>
            <text:p/>
            <text:p/>
            <text:p/>
            <text:p>I know that within Matillion, it’s possible to log success and failures</text:p>
            <text:p>automatically to SQS. But is there a way within Matillion where I can</text:p>
            <text:p>access the full job message like the one below? I’m trying to get this</text:p>
            <text:p>message as a variable so that I can pass it into a python script to post to</text:p>
            <text:p>my queue. Thanks.</text:p>
            <text:p/>
            <text:p/>
            <text:p/>
            <text:p>Jeff</text:p>
            <text:p/>
            <text:p/>
            <text:p/>
            <text:p>{</text:p>
            <text:p>   "type":"QUEUE_ORCHESTRATION",</text:p>
            <text:p>   "groupName":"",</text:p>
            <text:p>   "projectName":"",</text:p>
            <text:p>   "versionName":"",</text:p>
            <text:p>   "environmentName":"",</text:p>
            <text:p>   "state":"SUCCESS|FAILED",</text:p>
            <text:p>   "enqueuedTime":,</text:p>
            <text:p>   "startTime":,</text:p>
            <text:p>   "endTime":,</text:p>
            <text:p>   "message":,</text:p>
            <text:p>   "originator ID":"q_Queue",</text:p>
            <text:p>   "tasks":[  </text:p>
            <text:p>       {</text:p>
            <text:p>           "type":"VALIDATE_ORCHESTRATION",</text:p>
            <text:p>           "jobName":"SimpleQueueJob",</text:p>
            <text:p>           "componentName":"Start 0",</text:p>
            <text:p>           "orchestrationJobName":"SimpleQueueJob",</text:p>
            <text:p>           "orchestrationComponentName":"Start 0",</text:p>
            <text:p>           "state":"SUCCESS",</text:p>
            <text:p>           "rowCount":0,</text:p>
            <text:p>           "startTime":1443526622364,</text:p>
            <text:p>           "endTime":1443526622364,</text:p>
            <text:p>           "message":""</text:p>
            <text:p>       },</text:p>
            <text:p/>
            <text:p>       {</text:p>
            <text:p>           "type":"VALIDATE_ORCHESTRATION",</text:p>
            <text:p>           "jobName":"SimpleQueueJob",</text:p>
            <text:p>           "componentName":"End Success 0",</text:p>
            <text:p>           "orchestrationJobName":"SimpleQueueJob",</text:p>
            <text:p>           "orchestrationComponentName":"End Success 0",</text:p>
            <text:p>           "state":"SUCCESS",</text:p>
            <text:p>           "rowCount":0,</text:p>
            <text:p>           "startTime":1443526622365,</text:p>
            <text:p>           "endTime":1443526622369,</text:p>
            <text:p>           "message":""</text:p>
            <text:p>       },</text:p>
            <text:p>       {</text:p>
            <text:p>           "type":"EXECUTE_ORCHESTRATION",</text:p>
            <text:p>           "jobName":"SimpleQueueJob",</text:p>
            <text:p>           "componentName":"End Success 0",</text:p>
            <text:p>           "orchestrationJobName":"Simp</text:p>
          </table:table-cell>
          <table:table-cell table:number-columns-repeated="103"/>
        </table:table-row>
        <table:table-row table:style-name="ro3">
          <table:table-cell office:value-type="float" office:value="199" calcext:value-type="float">
            <text:p>199</text:p>
          </table:table-cell>
          <table:table-cell office:value-type="string" calcext:value-type="string">
            <text:p>https://support.matillion.com/agent/case/199</text:p>
          </table:table-cell>
          <table:table-cell office:value-type="string" calcext:value-type="string">
            <text:p>Matillion just hanging...</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5/12/2016 14:20:00</text:p>
          </table:table-cell>
          <table:table-cell office:value-type="string" calcext:value-type="string">
            <text:p>5/31/2016 12:10:04</text:p>
          </table:table-cell>
          <table:table-cell table:style-name="ce1" office:value-type="string" calcext:value-type="string">
            <text:p>5/12/2016 14:21:42</text:p>
          </table:table-cell>
          <table:table-cell table:style-name="ce1" office:value-type="string" calcext:value-type="string">
            <text:p>5/12/2016 14:27:04</text:p>
          </table:table-cell>
          <table:table-cell table:style-name="ce1"/>
          <table:table-cell table:number-columns-repeated="2" office:value-type="string" calcext:value-type="string">
            <text:p>5/31/2016 12:10:04</text:p>
          </table:table-cell>
          <table:table-cell office:value-type="float" office:value="442" calcext:value-type="float">
            <text:p>442</text:p>
          </table:table-cell>
          <table:table-cell table:number-columns-repeated="2" office:value-type="float" office:value="2" calcext:value-type="float">
            <text:p>2</text:p>
          </table:table-cell>
          <table:table-cell table:style-name="ce1" office:value-type="string" calcext:value-type="string">
            <text:p>5/12/2016 14:42:54</text:p>
          </table:table-cell>
          <table:table-cell office:value-type="string" calcext:value-type="string">
            <text:p>5/16/2016 09:42:56</text:p>
          </table:table-cell>
          <table:table-cell office:value-type="string" calcext:value-type="string">
            <text:p>out</text:p>
          </table:table-cell>
          <table:table-cell/>
          <table:table-cell office:value-type="string" calcext:value-type="string">
            <text:p>Chrome 50.0.2661.94</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Matillion was working fine.  Redshift is working fine.  Tableau is working finr.  Now Matillion is hanging.  </text:p>
            <text:p/>
            <text:p>Thought?</text:p>
          </table:table-cell>
          <table:table-cell table:number-columns-repeated="103"/>
        </table:table-row>
        <table:table-row table:style-name="ro16">
          <table:table-cell office:value-type="float" office:value="200" calcext:value-type="float">
            <text:p>200</text:p>
          </table:table-cell>
          <table:table-cell office:value-type="string" calcext:value-type="string">
            <text:p>https://support.matillion.com/agent/case/200</text:p>
          </table:table-cell>
          <table:table-cell office:value-type="string" calcext:value-type="string">
            <text:p>Reset Specific Environment - Followup</text:p>
          </table:table-cell>
          <table:table-cell/>
          <table:table-cell office:value-type="string" calcext:value-type="string">
            <text:p>flyporter.com</text:p>
          </table:table-cell>
          <table:table-cell office:value-type="string" calcext:value-type="string">
            <text:p>Troy</text:p>
          </table:table-cell>
          <table:table-cell office:value-type="string" calcext:value-type="string">
            <text:p>Tiller</text:p>
          </table:table-cell>
          <table:table-cell office:value-type="string" calcext:value-type="string">
            <text:p>troy.tiller@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13/2016 13:41:24</text:p>
          </table:table-cell>
          <table:table-cell office:value-type="string" calcext:value-type="string">
            <text:p>5/17/2016 11:48:14</text:p>
          </table:table-cell>
          <table:table-cell office:value-type="string" calcext:value-type="string">
            <text:p>5/13/2016 14:15:48</text:p>
          </table:table-cell>
          <table:table-cell office:value-type="string" calcext:value-type="string">
            <text:p>5/13/2016 14:31:14</text:p>
          </table:table-cell>
          <table:table-cell table:number-columns-repeated="3"/>
          <table:table-cell office:value-type="float" office:value="3558" calcext:value-type="float">
            <text:p>3558</text:p>
          </table:table-cell>
          <table:table-cell table:number-columns-repeated="2" office:value-type="float" office:value="2" calcext:value-type="float">
            <text:p>2</text:p>
          </table:table-cell>
          <table:table-cell office:value-type="string" calcext:value-type="string">
            <text:p>5/13/2016 15:57:15</text:p>
          </table:table-cell>
          <table:table-cell office:value-type="string" calcext:value-type="string">
            <text:p>5/13/2016 21:10:34</text:p>
          </table:table-cell>
          <table:table-cell office:value-type="string" calcext:value-type="string">
            <text:p>in</text:p>
          </table:table-cell>
          <table:table-cell/>
          <table:table-cell office:value-type="string" calcext:value-type="string">
            <text:p>Chrome 50.0.2661.94</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 Ed,</text:p>
            <text:p/>
            <text:p>Ian spoke to you about this last week and we are still having the issue.</text:p>
            <text:p/>
            <text:p>Occasionally, when a job is scheduled it hangs and prevents any other job assigned to the same environment to queue. We actually don't know if it hangs or there is something else preventing another job to start because we don't see the job in the Task History or in the Tasks tab. The Task History doesn't show the job until it has completed.  We do see multiple jobs in the Tasks tab that are "queued" but can't scroll through to the bottom to see all the jobs because there is some row limitation. </text:p>
            <text:p/>
            <text:p>The only way we have found to fix the hanged job/process is to restart the server. Which isn't a favorable idea and involves having the DevOps team to get involved. It would be nice to see all running tasks in the Task History then just the completed ones.</text:p>
            <text:p/>
            <text:p>Any suggestions to to fix this issue with out rebooting the server?</text:p>
            <text:p/>
            <text:p>Thanks,</text:p>
            <text:p>Troy</text:p>
          </table:table-cell>
          <table:table-cell table:number-columns-repeated="103"/>
        </table:table-row>
        <table:table-row table:style-name="ro20">
          <table:table-cell office:value-type="float" office:value="201" calcext:value-type="float">
            <text:p>201</text:p>
          </table:table-cell>
          <table:table-cell office:value-type="string" calcext:value-type="string">
            <text:p>https://support.matillion.com/agent/case/201</text:p>
          </table:table-cell>
          <table:table-cell office:value-type="string" calcext:value-type="string">
            <text:p>environment variables</text:p>
          </table:table-cell>
          <table:table-cell/>
          <table:table-cell office:value-type="string" calcext:value-type="string">
            <text:p>ipro.us</text:p>
          </table:table-cell>
          <table:table-cell office:value-type="string" calcext:value-type="string">
            <text:p>Hise</text:p>
          </table:table-cell>
          <table:table-cell office:value-type="string" calcext:value-type="string">
            <text:p>Chapman</text:p>
          </table:table-cell>
          <table:table-cell office:value-type="string" calcext:value-type="string">
            <text:p>hise@ipro.us</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16/2016 09:46:29</text:p>
          </table:table-cell>
          <table:table-cell office:value-type="string" calcext:value-type="string">
            <text:p>5/17/2016 05:50:07</text:p>
          </table:table-cell>
          <table:table-cell office:value-type="string" calcext:value-type="string">
            <text:p>5/16/2016 09:46:29</text:p>
          </table:table-cell>
          <table:table-cell office:value-type="string" calcext:value-type="string">
            <text:p>5/16/2016 09:50:48</text:p>
          </table:table-cell>
          <table:table-cell table:number-columns-repeated="3"/>
          <table:table-cell office:value-type="float" office:value="1112" calcext:value-type="float">
            <text:p>111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5/16/2016 19:02:21</text:p>
          </table:table-cell>
          <table:table-cell office:value-type="string" calcext:value-type="string">
            <text:p>5/17/2016 05:50:07</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Hise I raised a ticket for this for you from your Friday question.  sorry I just missed it before I left for the weekend.</text:p>
            <text:p/>
            <text:p/>
            <text:p>via: chat</text:p>
            <text:p/>
            <text:p>Hey ed... </text:p>
            <text:p/>
            <text:p/>
            <text:p>Quick question... we are setting a global environment variables start_date and end_date before running a job.... the expectation is a Calculator will be used to inject the start_date and end_date values into the dataflow and eventually written to the table..... The calculator is returning empty values for the environment variables.</text:p>
            <text:p/>
            <text:p/>
            <text:p>( i did reference it as ${start_date} and the calculator shows no error )</text:p>
            <text:p/>
            <text:p/>
            <text:p>Sounds like your doing the right thing hise. Can you check you have set a default for the environment variable and that the default doesn't come through either?</text:p>
            <text:p/>
            <text:p>Failing that please send over the job if possible and I will take a look.</text:p>
          </table:table-cell>
          <table:table-cell table:number-columns-repeated="103"/>
        </table:table-row>
        <table:table-row table:style-name="ro7">
          <table:table-cell office:value-type="float" office:value="202" calcext:value-type="float">
            <text:p>202</text:p>
          </table:table-cell>
          <table:table-cell office:value-type="string" calcext:value-type="string">
            <text:p>https://support.matillion.com/agent/case/202</text:p>
          </table:table-cell>
          <table:table-cell office:value-type="string" calcext:value-type="string">
            <text:p>Problems with transactions.</text:p>
          </table:table-cell>
          <table:table-cell/>
          <table:table-cell office:value-type="string" calcext:value-type="string">
            <text:p>ipro.us</text:p>
          </table:table-cell>
          <table:table-cell office:value-type="string" calcext:value-type="string">
            <text:p>Hise</text:p>
          </table:table-cell>
          <table:table-cell office:value-type="string" calcext:value-type="string">
            <text:p>Chapman</text:p>
          </table:table-cell>
          <table:table-cell office:value-type="string" calcext:value-type="string">
            <text:p>hise@ipro.us</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16/2016 20:32:18</text:p>
          </table:table-cell>
          <table:table-cell office:value-type="string" calcext:value-type="string">
            <text:p>5/17/2016 20:49:10</text:p>
          </table:table-cell>
          <table:table-cell office:value-type="string" calcext:value-type="string">
            <text:p>5/16/2016 20:38:40</text:p>
          </table:table-cell>
          <table:table-cell office:value-type="string" calcext:value-type="string">
            <text:p>5/17/2016 11:59:49</text:p>
          </table:table-cell>
          <table:table-cell table:number-columns-repeated="3"/>
          <table:table-cell office:value-type="float" office:value="1503" calcext:value-type="float">
            <text:p>1503</text:p>
          </table:table-cell>
          <table:table-cell table:number-columns-repeated="2" office:value-type="float" office:value="2" calcext:value-type="float">
            <text:p>2</text:p>
          </table:table-cell>
          <table:table-cell office:value-type="string" calcext:value-type="string">
            <text:p>5/17/2016 13:17:51</text:p>
          </table:table-cell>
          <table:table-cell office:value-type="string" calcext:value-type="string">
            <text:p>5/17/2016 20:49:10</text:p>
          </table:table-cell>
          <table:table-cell office:value-type="string" calcext:value-type="string">
            <text:p>out</text:p>
          </table:table-cell>
          <table:table-cell/>
          <table:table-cell office:value-type="string" calcext:value-type="string">
            <text:p>Chrome 50.0.2661.102</text:p>
          </table:table-cell>
          <table:table-cell office:value-type="string" calcext:value-type="string">
            <text:p>Linux x86_64</text:p>
          </table:table-cell>
          <table:table-cell office:value-type="string" calcext:value-type="string">
            <text:p>65.190.62.63</text:p>
          </table:table-cell>
          <table:table-cell office:value-type="string" calcext:value-type="string">
            <text:p>english</text:p>
          </table:table-cell>
          <table:table-cell office:value-type="string" calcext:value-type="string">
            <text:p>I'm having a problem completing my orchestration as a complete job.  I receive a message at the last step (Vacuum) that I can't vacuum inside a transaction; however, I have not started a transaction.</text:p>
            <text:p/>
            <text:p>I think a transaction has gotten "out-of-sync" in the past; but, can't seem to clean it up... I've even rebooted the redshift cluster and the Matillion EC2 instance.</text:p>
            <text:p/>
            <text:p>Attached is the orchestration and referenced transformations.</text:p>
            <text:p/>
            <text:p>Thanks,</text:p>
            <text:p/>
            <text:p>--Hise</text:p>
          </table:table-cell>
          <table:table-cell table:number-columns-repeated="103"/>
        </table:table-row>
        <table:table-row table:style-name="ro26">
          <table:table-cell office:value-type="float" office:value="203" calcext:value-type="float">
            <text:p>203</text:p>
          </table:table-cell>
          <table:table-cell office:value-type="string" calcext:value-type="string">
            <text:p>https://support.matillion.com/agent/case/203</text:p>
          </table:table-cell>
          <table:table-cell office:value-type="string" calcext:value-type="string">
            <text:p>Fwd: Iteration on S3 load</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17/2016 10:44:32</text:p>
          </table:table-cell>
          <table:table-cell office:value-type="string" calcext:value-type="string">
            <text:p>5/17/2016 13:23:33</text:p>
          </table:table-cell>
          <table:table-cell office:value-type="string" calcext:value-type="string">
            <text:p>5/17/2016 13:19:08</text:p>
          </table:table-cell>
          <table:table-cell office:value-type="string" calcext:value-type="string">
            <text:p>5/17/2016 13:23:33</text:p>
          </table:table-cell>
          <table:table-cell table:number-columns-repeated="3"/>
          <table:table-cell office:value-type="float" office:value="226" calcext:value-type="float">
            <text:p>226</text:p>
          </table:table-cell>
          <table:table-cell table:number-columns-repeated="2" office:value-type="float" office:value="1" calcext:value-type="float">
            <text:p>1</text:p>
          </table:table-cell>
          <table:table-cell office:value-type="string" calcext:value-type="string">
            <text:p>5/17/2016 10:44:32</text:p>
          </table:table-cell>
          <table:table-cell office:value-type="string" calcext:value-type="string">
            <text:p>5/17/2016 13:23:33</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Tristan Dibbens </text:p>
            <text:p>Date: 11 May 2016 at 15:55</text:p>
            <text:p>Subject: Iteration on S3 load</text:p>
            <text:p>To: "support@matillion.com" </text:p>
            <text:p/>
            <text:p/>
            <text:p>Hi,</text:p>
            <text:p/>
            <text:p/>
            <text:p/>
            <text:p>I wanted to setup an iteration on an S3 load rather than create the</text:p>
            <text:p>component multiple times.</text:p>
            <text:p/>
            <text:p/>
            <text:p/>
            <text:p>It doesn’t want to play ball as far as I can see:</text:p>
            <text:p/>
            <text:p/>
            <text:p/>
            <text:p>*I have setup the iterator:*</text:p>
            <text:p/>
            <text:p/>
            <text:p/>
            <text:p>*But the S3 load component wont allow you to enter the fieldnames variable:*</text:p>
            <text:p/>
            <text:p/>
            <text:p/>
            <text:p>Is it capable of doing this?</text:p>
            <text:p/>
            <text:p/>
            <text:p/>
            <text:p>Thanks</text:p>
            <text:p/>
            <text:p/>
            <text:p/>
            <text:p>Tristan</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text:p>
            <text:p/>
            <text:p/>
            <text:p/>
            <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27">
          <table:table-cell office:value-type="float" office:value="204" calcext:value-type="float">
            <text:p>204</text:p>
          </table:table-cell>
          <table:table-cell office:value-type="string" calcext:value-type="string">
            <text:p>https://support.matillion.com/agent/case/204</text:p>
          </table:table-cell>
          <table:table-cell office:value-type="string" calcext:value-type="string">
            <text:p>Re: Matillion Free Trial - Next Steps</text:p>
          </table:table-cell>
          <table:table-cell/>
          <table:table-cell office:value-type="string" calcext:value-type="string">
            <text:p>netzathleten-media.de</text:p>
          </table:table-cell>
          <table:table-cell office:value-type="string" calcext:value-type="string">
            <text:p>Martin</text:p>
          </table:table-cell>
          <table:table-cell office:value-type="string" calcext:value-type="string">
            <text:p>Schwager</text:p>
          </table:table-cell>
          <table:table-cell office:value-type="string" calcext:value-type="string">
            <text:p>martin.schwager@netzathleten-media.de</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17/2016 15:46:42</text:p>
          </table:table-cell>
          <table:table-cell office:value-type="string" calcext:value-type="string">
            <text:p>5/20/2016 20:05:29</text:p>
          </table:table-cell>
          <table:table-cell office:value-type="string" calcext:value-type="string">
            <text:p>5/17/2016 17:11:38</text:p>
          </table:table-cell>
          <table:table-cell office:value-type="string" calcext:value-type="string">
            <text:p>5/18/2016 09:01:14</text:p>
          </table:table-cell>
          <table:table-cell table:number-columns-repeated="3"/>
          <table:table-cell office:value-type="float" office:value="3057" calcext:value-type="float">
            <text:p>3057</text:p>
          </table:table-cell>
          <table:table-cell table:number-columns-repeated="2" office:value-type="float" office:value="3" calcext:value-type="float">
            <text:p>3</text:p>
          </table:table-cell>
          <table:table-cell office:value-type="string" calcext:value-type="string">
            <text:p>5/19/2016 15:45:25</text:p>
          </table:table-cell>
          <table:table-cell office:value-type="string" calcext:value-type="string">
            <text:p>5/20/2016 12:19:01</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Martin,</text:p>
            <text:p/>
            <text:p>Ok let me set a call up for next week, and I'll loop in support now for</text:p>
            <text:p>some immediate help...</text:p>
            <text:p/>
            <text:p/>
            <text:p>Kind regards,</text:p>
            <text:p>*Kristian Everard*</text:p>
            <text:p>kristian.everard@matillion.com</text:p>
            <text:p>+44 (0)7919 041192</text:p>
            <text:p/>
            <text:p>Matillion Ltd</text:p>
            <text:p>Springwood, Booths Park, Chelford Road, Knutsford, Cheshire, WA16 8GS</text:p>
            <text:p>w: www.matillion.com</text:p>
            <text:p/>
            <text:p>-&gt; Matillion ETL for Redshift on AWS Marketplace - Free 14-day trial</text:p>
            <text:p/>
            <text:p>-&gt; Matillion - AWS Big Data Competency Partner</text:p>
            <text:p/>
            <text:p>-&gt; Matillion ETL for Redshift on matillion.com</text:p>
            <text:p/>
            <text:p/>
            <text:p>On 17 May 2016 at 16:25,  wrote:</text:p>
            <text:p/>
            <text:p>&gt; Hi Kristian,</text:p>
            <text:p>&gt;</text:p>
            <text:p>&gt;</text:p>
            <text:p>&gt;</text:p>
            <text:p>&gt; besides the fact that we are sure that we currently are not getting the</text:p>
            <text:p>&gt; most our oft he tool in re to performance (doing only full loads of data),</text:p>
            <text:p>&gt; it seems to run ok.</text:p>
            <text:p>&gt;</text:p>
            <text:p>&gt;</text:p>
            <text:p>&gt;</text:p>
            <text:p>&gt; Follow up call next week would be perfect, yet, I would try to get Denny</text:p>
            <text:p>&gt; on board again, so would most likely be better mid / end of week.</text:p>
            <text:p>&gt;</text:p>
            <text:p>&gt;</text:p>
            <text:p>&gt;</text:p>
            <text:p>&gt; Maybe beforehand a question: where can we see if / how a write task is</text:p>
            <text:p>&gt; still performing in the interface if it hangs for quite some time</text:p>
            <text:p>&gt; performing a table update. Since we do not see running up numbers and thus</text:p>
            <text:p>&gt; are not sure if it is hanging, it is quite challenging to not cancel it</text:p>
            <text:p>&gt; since that blocks all other activities in the frontend.</text:p>
            <text:p>&gt;</text:p>
            <text:p>&gt;</text:p>
            <text:p>&gt;</text:p>
            <text:p>&gt; See screenshot attached, task was manually started though at around 16:50</text:p>
            <text:p>&gt; // beforehand we canceled the last one after 2h+</text:p>
            <text:p>&gt;</text:p>
            <text:p>&gt;</text:p>
            <text:p>&gt;</text:p>
            <text:p>&gt; thanks</text:p>
            <text:p>&gt;</text:p>
            <text:p>&gt; Best</text:p>
            <text:p>&gt;</text:p>
            <text:p>&gt; Martin</text:p>
            <text:p>&gt;</text:p>
            <text:p>&gt;</text:p>
            <text:p>&gt;</text:p>
            <text:p>&gt; Best</text:p>
            <text:p>&gt;</text:p>
            <text:p>&gt; Martin</text:p>
            <text:p>&gt;</text:p>
            <text:p>&gt;</text:p>
            <text:p>&gt;</text:p>
            <text:p>&gt;</text:p>
            <text:p>&gt;</text:p>
            <text:p>&gt; *Von:* Kristian Everard [mailto:kristian.everard@matillion.com]</text:p>
            <text:p>&gt; *Gesendet:* Dienstag, 17. Mai 2016 15:01</text:p>
            <text:p>&gt; *An:* Schwager, Martin [netzathleten] &lt;</text:p>
            <text:p>&gt; martin.schwager@netzathleten-media.de&gt;</text:p>
            <text:p>&gt; *Betreff:* Re: Matillion Free Trial - Next Steps</text:p>
            <text:p>&gt;</text:p>
            <text:p>&gt;</text:p>
            <text:p>&gt;</text:p>
            <text:p>&gt; Hi Martin,</text:p>
            <text:p>&gt;</text:p>
            <text:p>&gt;</text:p>
            <text:p>&gt;</text:p>
            <text:p>&gt; How are you doing with Matillion?</text:p>
            <text:p>&gt;</text:p>
            <text:p>&gt;</text:p>
            <text:p>&gt;</text:p>
            <text:p>&gt; Shall we schedule a call in the diary, for example on Monday, to cover</text:p>
            <text:p>&gt; questions and answers with my support team?</text:p>
            <text:p>&gt;</text:p>
            <text:p>&gt;</text:p>
            <text:p>&gt;</text:p>
            <text:p>&gt; Kristian</text:p>
            <text:p>&gt;</text:p>
            <text:p>&gt;</text:p>
            <text:p>&gt;</text:p>
            <text:p>&gt;</text:p>
            <text:p>&gt;</text:p>
            <text:p>&gt; [image: Das Bild wurde vom Absender entfernt.]</text:p>
            <text:p/>
          </table:table-cell>
          <table:table-cell table:number-columns-repeated="103"/>
        </table:table-row>
        <table:table-row table:style-name="ro28">
          <table:table-cell office:value-type="float" office:value="205" calcext:value-type="float">
            <text:p>205</text:p>
          </table:table-cell>
          <table:table-cell office:value-type="string" calcext:value-type="string">
            <text:p>https://support.matillion.com/agent/case/205</text:p>
          </table:table-cell>
          <table:table-cell office:value-type="string" calcext:value-type="string">
            <text:p>Using the Unload command in a Python script</text:p>
          </table:table-cell>
          <table:table-cell/>
          <table:table-cell office:value-type="string" calcext:value-type="string">
            <text:p>qrious.co.nz</text:p>
          </table:table-cell>
          <table:table-cell office:value-type="string" calcext:value-type="string">
            <text:p>Hamish</text:p>
          </table:table-cell>
          <table:table-cell office:value-type="string" calcext:value-type="string">
            <text:p>Dickinson</text:p>
          </table:table-cell>
          <table:table-cell office:value-type="string" calcext:value-type="string">
            <text:p>hamish.dickinson@qrious.co.nz</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5/18/2016 06:01:27</text:p>
          </table:table-cell>
          <table:table-cell office:value-type="string" calcext:value-type="string">
            <text:p>5/23/2016 22:03:07</text:p>
          </table:table-cell>
          <table:table-cell office:value-type="string" calcext:value-type="string">
            <text:p>5/18/2016 07:23:52</text:p>
          </table:table-cell>
          <table:table-cell office:value-type="string" calcext:value-type="string">
            <text:p>5/18/2016 14:03:30</text:p>
          </table:table-cell>
          <table:table-cell/>
          <table:table-cell table:number-columns-repeated="2" office:value-type="string" calcext:value-type="string">
            <text:p>5/23/2016 22:03:07</text:p>
          </table:table-cell>
          <table:table-cell office:value-type="float" office:value="911" calcext:value-type="float">
            <text:p>91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5/23/2016 22:02:14</text:p>
          </table:table-cell>
          <table:table-cell office:value-type="string" calcext:value-type="string">
            <text:p>5/18/2016 14:03:30</text:p>
          </table:table-cell>
          <table:table-cell office:value-type="string" calcext:value-type="string">
            <text:p>in</text:p>
          </table:table-cell>
          <table:table-cell/>
          <table:table-cell office:value-type="string" calcext:value-type="string">
            <text:p>Chrome 50.0.2661.94</text:p>
          </table:table-cell>
          <table:table-cell office:value-type="string" calcext:value-type="string">
            <text:p>Mac OS 10.11</text:p>
          </table:table-cell>
          <table:table-cell office:value-type="string" calcext:value-type="string">
            <text:p>203.96.123.160</text:p>
          </table:table-cell>
          <table:table-cell office:value-type="string" calcext:value-type="string">
            <text:p>english</text:p>
          </table:table-cell>
          <table:table-cell office:value-type="string" calcext:value-type="string">
            <text:p>Hi</text:p>
            <text:p/>
            <text:p>I need to use the Unload command in a python script.  The reason I can't use the S3 Unload object provided by Matillion is that the system that the file is to be loaded in requires a header record.</text:p>
            <text:p/>
            <text:p>So I thought that using Python would be the only way to unload the table with headers.</text:p>
            <text:p>So my script looks like this</text:p>
            <text:p/>
            <text:p>import boto</text:p>
            <text:p>conn = boto.connect_s3() </text:p>
            <text:p>unload_stmt = """UNLOAD ('</text:p>
            <text:p>  SELECT customer_id, first_name, last_name, email_address, first_sign_up_date, last_sign_up_date,</text:p>
            <text:p>         number_of_sign_ups,current_tenure,total_tenure,last_cancellation_date,last_pmt_date,next_payment_date,</text:p>
            <text:p>         current_voucher_type,usage_level,last_play_date,number_of_shows_30,number_of_plays_30,total_number_of_shows,</text:p>
            <text:p>         no_devices_registered,no_devices_used,primary_device_type,status,last_payment_result,last_payment_type</text:p>
            <text:p>           FROM (</text:p>
            <text:p>    SELECT 1 as ordinal, \'customer_id\' as customer_id, \'first_name\' as first_name, \'last_name\' as last_name, \'email_address\' as email_address,</text:p>
            <text:p>                         \'first_sign_up_date\' as first_sign_up_date, \'last_sign_up_date\' as last_sign_up_date, \'number_of_sign_ups\' as number_of_sign_ups,</text:p>
            <text:p>                         \'current_tenure\' as current_tenure, \'total_tenure\' as total_tenure, \'last_cancellation_date\' as last_cancellation_date, </text:p>
            <text:p>                         \'last_pmt_date\' as last_pmt_date, \'next_payment_date\' as next_payment_date, \'current_voucher_type\' as current_voucher_type,</text:p>
            <text:p>                         \'usage_level\' as usage_level, \'last_play_date\' as last_play_date, \'number_of_shows_30\' as number_of_shows_30,</text:p>
            <text:p>                         \'number_of_plays_30\' as number_of_plays_30, \'no_devices_registered\' as no_devices_registered, \'no_devices_used\' as no_devices_used,</text:p>
            <text:p>                         \'primary_device_type\' as primary_device_type, \'status\' as status, \'last_payment_result\' as last_payment_result,\'last_payment_type\' as last_payment_type</text:p>
            <text:p>    UNION all</text:p>
            <text:p>    ( SELECT</text:p>
          </table:table-cell>
          <table:table-cell table:number-columns-repeated="103"/>
        </table:table-row>
        <table:table-row table:style-name="ro13">
          <table:table-cell office:value-type="float" office:value="206" calcext:value-type="float">
            <text:p>206</text:p>
          </table:table-cell>
          <table:table-cell office:value-type="string" calcext:value-type="string">
            <text:p>https://support.matillion.com/agent/case/206</text:p>
          </table:table-cell>
          <table:table-cell office:value-type="string" calcext:value-type="string">
            <text:p>Manage Schedules - Date Issue</text:p>
          </table:table-cell>
          <table:table-cell/>
          <table:table-cell office:value-type="string" calcext:value-type="string">
            <text:p>flyporter.com</text:p>
          </table:table-cell>
          <table:table-cell office:value-type="string" calcext:value-type="string">
            <text:p>Troy</text:p>
          </table:table-cell>
          <table:table-cell office:value-type="string" calcext:value-type="string">
            <text:p>Tiller</text:p>
          </table:table-cell>
          <table:table-cell office:value-type="string" calcext:value-type="string">
            <text:p>troy.tiller@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18/2016 13:40:01</text:p>
          </table:table-cell>
          <table:table-cell office:value-type="string" calcext:value-type="string">
            <text:p>5/18/2016 13:53:35</text:p>
          </table:table-cell>
          <table:table-cell office:value-type="string" calcext:value-type="string">
            <text:p>5/18/2016 13:46:11</text:p>
          </table:table-cell>
          <table:table-cell office:value-type="string" calcext:value-type="string">
            <text:p>5/18/2016 13:53:35</text:p>
          </table:table-cell>
          <table:table-cell table:number-columns-repeated="3"/>
          <table:table-cell office:value-type="float" office:value="409" calcext:value-type="float">
            <text:p>409</text:p>
          </table:table-cell>
          <table:table-cell table:number-columns-repeated="2" office:value-type="float" office:value="1" calcext:value-type="float">
            <text:p>1</text:p>
          </table:table-cell>
          <table:table-cell office:value-type="string" calcext:value-type="string">
            <text:p>5/18/2016 13:40:01</text:p>
          </table:table-cell>
          <table:table-cell office:value-type="string" calcext:value-type="string">
            <text:p>5/18/2016 13:53:35</text:p>
          </table:table-cell>
          <table:table-cell office:value-type="string" calcext:value-type="string">
            <text:p>out</text:p>
          </table:table-cell>
          <table:table-cell/>
          <table:table-cell office:value-type="string" calcext:value-type="string">
            <text:p>Chrome 50.0.2661.94</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text:p>
            <text:p/>
            <text:p>In the Manage Schedules window. There is a time discrepancy between the Last Run and Next Run columns. The Next Run shows the date and time in the selected Timezone without the hour difference indicated while the Last Run shows the time in UTC.</text:p>
            <text:p/>
            <text:p>Its a little confusing and it would be nice to have both columns in the selected Timezone. Screenshot attached.</text:p>
            <text:p/>
            <text:p>Thanks,</text:p>
            <text:p>Troy</text:p>
          </table:table-cell>
          <table:table-cell table:number-columns-repeated="103"/>
        </table:table-row>
        <table:table-row table:style-name="ro15">
          <table:table-cell office:value-type="float" office:value="207" calcext:value-type="float">
            <text:p>207</text:p>
          </table:table-cell>
          <table:table-cell office:value-type="string" calcext:value-type="string">
            <text:p>https://support.matillion.com/agent/case/207</text:p>
          </table:table-cell>
          <table:table-cell office:value-type="string" calcext:value-type="string">
            <text:p>Is there a general exception handler?</text:p>
          </table:table-cell>
          <table:table-cell/>
          <table:table-cell office:value-type="string" calcext:value-type="string">
            <text:p>targetedvictory.com</text:p>
          </table:table-cell>
          <table:table-cell office:value-type="string" calcext:value-type="string">
            <text:p>Zach</text:p>
          </table:table-cell>
          <table:table-cell office:value-type="string" calcext:value-type="string">
            <text:p>L</text:p>
          </table:table-cell>
          <table:table-cell office:value-type="string" calcext:value-type="string">
            <text:p>zluckie@targetedvictory.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18/2016 14:54:59</text:p>
          </table:table-cell>
          <table:table-cell office:value-type="string" calcext:value-type="string">
            <text:p>5/25/2016 12:15:57</text:p>
          </table:table-cell>
          <table:table-cell office:value-type="string" calcext:value-type="string">
            <text:p>5/18/2016 21:29:48</text:p>
          </table:table-cell>
          <table:table-cell office:value-type="string" calcext:value-type="string">
            <text:p>5/19/2016 14:36:45</text:p>
          </table:table-cell>
          <table:table-cell table:number-columns-repeated="3"/>
          <table:table-cell office:value-type="float" office:value="882" calcext:value-type="float">
            <text:p>882</text:p>
          </table:table-cell>
          <table:table-cell table:number-columns-repeated="2" office:value-type="float" office:value="2" calcext:value-type="float">
            <text:p>2</text:p>
          </table:table-cell>
          <table:table-cell office:value-type="string" calcext:value-type="string">
            <text:p>5/24/2016 15:01:40</text:p>
          </table:table-cell>
          <table:table-cell office:value-type="string" calcext:value-type="string">
            <text:p>5/25/2016 12:15:57</text:p>
          </table:table-cell>
          <table:table-cell office:value-type="string" calcext:value-type="string">
            <text:p>out</text:p>
          </table:table-cell>
          <table:table-cell/>
          <table:table-cell office:value-type="string" calcext:value-type="string">
            <text:p>Chrome 50.0.2661.102</text:p>
          </table:table-cell>
          <table:table-cell office:value-type="string" calcext:value-type="string">
            <text:p>Mac OS 10.11</text:p>
          </table:table-cell>
          <table:table-cell office:value-type="string" calcext:value-type="string">
            <text:p>50.207.41.50</text:p>
          </table:table-cell>
          <table:table-cell office:value-type="string" calcext:value-type="string">
            <text:p>english</text:p>
          </table:table-cell>
          <table:table-cell office:value-type="string" calcext:value-type="string">
            <text:p>Hi,</text:p>
            <text:p/>
            <text:p>My question relates to errors and exceptions in an orchestration job. I have a job with eight RDS query components that feed into eight respective transformation jobs.  I also want to add an SNS Message component so that any time one of these components fails, I'll get an email.  Is there a less cumbersome way of achieving this without having to add a failure SNS stage to each and every component?  I've also thought of using an Or component for the failures and an And component for success. However, it's not very aesthetically pleasing. The SNS components would send failure/success emails depending on the path taken. Check out the screen shot.</text:p>
            <text:p/>
            <text:p>http://i.imgur.com/RUL6FtZ.png</text:p>
            <text:p/>
            <text:p>Thanks!</text:p>
          </table:table-cell>
          <table:table-cell table:number-columns-repeated="103"/>
        </table:table-row>
        <table:table-row table:style-name="ro29">
          <table:table-cell office:value-type="float" office:value="208" calcext:value-type="float">
            <text:p>208</text:p>
          </table:table-cell>
          <table:table-cell office:value-type="string" calcext:value-type="string">
            <text:p>https://support.matillion.com/agent/case/208</text:p>
          </table:table-cell>
          <table:table-cell office:value-type="string" calcext:value-type="string">
            <text:p>Fwd: Matillion Job Running</text:p>
          </table:table-cell>
          <table:table-cell/>
          <table:table-cell office:value-type="string" calcext:value-type="string">
            <text:p>excella.com</text:p>
          </table:table-cell>
          <table:table-cell office:value-type="string" calcext:value-type="string">
            <text:p>Brian</text:p>
          </table:table-cell>
          <table:table-cell office:value-type="string" calcext:value-type="string">
            <text:p>Rodrigue</text:p>
          </table:table-cell>
          <table:table-cell office:value-type="string" calcext:value-type="string">
            <text:p>brian.rodrigue@excell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19/2016 07:35:27</text:p>
          </table:table-cell>
          <table:table-cell office:value-type="string" calcext:value-type="string">
            <text:p>5/20/2016 12:13:46</text:p>
          </table:table-cell>
          <table:table-cell office:value-type="string" calcext:value-type="string">
            <text:p>5/19/2016 07:46:19</text:p>
          </table:table-cell>
          <table:table-cell office:value-type="string" calcext:value-type="string">
            <text:p>5/19/2016 09:15:37</text:p>
          </table:table-cell>
          <table:table-cell table:number-columns-repeated="3"/>
          <table:table-cell office:value-type="float" office:value="3317" calcext:value-type="float">
            <text:p>3317</text:p>
          </table:table-cell>
          <table:table-cell table:number-columns-repeated="2" office:value-type="float" office:value="1" calcext:value-type="float">
            <text:p>1</text:p>
          </table:table-cell>
          <table:table-cell office:value-type="string" calcext:value-type="string">
            <text:p>5/19/2016 07:35:27</text:p>
          </table:table-cell>
          <table:table-cell office:value-type="string" calcext:value-type="string">
            <text:p>5/19/2016 09:15:37</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Brian Rodrigue </text:p>
            <text:p>Date: 19 May 2016 at 02:39</text:p>
            <text:p>Subject: Matillion Job Running</text:p>
            <text:p>To: Ed Thompson , "Richard Thelwell, Matillion" &lt;</text:p>
            <text:p>richard.thelwell@matillion.com&gt;</text:p>
            <text:p/>
            <text:p/>
            <text:p>Thanks for your help with the product demos and troubleshooting our</text:p>
            <text:p>configuration.  We had our first working session after work today and were</text:p>
            <text:p>able to quickly and easily create some simple first ETL jobs.  We had a few</text:p>
            <text:p>little hiccups (discovering that our S3 cluster was created in the wrong</text:p>
            <text:p>region and couldn't be accessed easily through Matillion and losing data</text:p>
            <text:p>while defining a large table of 85+ fields that timed out and closed the</text:p>
            <text:p>Metadata definition when creating the table.)  But we were able to find the</text:p>
            <text:p>resources online that helped with troubleshooting the issues in just a</text:p>
            <text:p>couple of minutes.  I'm anxiously awaiting the API query profile to try</text:p>
            <text:p>some more complicated tests, but I have really enjoyed working with the</text:p>
            <text:p>tool thus far.</text:p>
            <text:p/>
            <text:p/>
            <text:p>*Brian Rodrigue*</text:p>
            <text:p>Excella Consulting, Data Integration Specialty Lead</text:p>
            <text:p>540.295.5556 / brian.rodrigue@excella.com / @excellaco / excella.com</text:p>
            <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30">
          <table:table-cell office:value-type="float" office:value="209" calcext:value-type="float">
            <text:p>209</text:p>
          </table:table-cell>
          <table:table-cell office:value-type="string" calcext:value-type="string">
            <text:p>https://support.matillion.com/agent/case/209</text:p>
          </table:table-cell>
          <table:table-cell office:value-type="string" calcext:value-type="string">
            <text:p>Fwd: Waiting for Server Reponse</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5/19/2016 14:27:17</text:p>
          </table:table-cell>
          <table:table-cell office:value-type="string" calcext:value-type="string">
            <text:p>5/20/2016 12:13:06</text:p>
          </table:table-cell>
          <table:table-cell office:value-type="string" calcext:value-type="string">
            <text:p>5/19/2016 14:36:48</text:p>
          </table:table-cell>
          <table:table-cell office:value-type="string" calcext:value-type="string">
            <text:p>5/19/2016 14:39:36</text:p>
          </table:table-cell>
          <table:table-cell/>
          <table:table-cell table:number-columns-repeated="2" office:value-type="string" calcext:value-type="string">
            <text:p>5/20/2016 12:13:06</text:p>
          </table:table-cell>
          <table:table-cell office:value-type="float" office:value="4023" calcext:value-type="float">
            <text:p>4023</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5/19/2016 17:35:20</text:p>
          </table:table-cell>
          <table:table-cell office:value-type="string" calcext:value-type="string">
            <text:p>5/19/2016 16:13:17</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Tristan Dibbens </text:p>
            <text:p>Date: 19 May 2016 at 15:22</text:p>
            <text:p>Subject: Waiting for Server Reponse</text:p>
            <text:p>To: "support@matillion.com" </text:p>
            <text:p/>
            <text:p/>
            <text:p>Hi,</text:p>
            <text:p/>
            <text:p/>
            <text:p/>
            <text:p>I’ve been getting this message fairly often the last two times I have</text:p>
            <text:p>logged on and tried to do anything.</text:p>
            <text:p/>
            <text:p/>
            <text:p/>
            <text:p>Can you help please.</text:p>
            <text:p/>
            <text:p/>
            <text:p/>
            <text:p>I have tried exporting the job, deleting it and then creating from</text:p>
            <text:p>scratch.  Still does it.</text:p>
            <text:p/>
            <text:p/>
            <text:p/>
            <text:p>The message comes on intermittently but it is fairly prohibitive.</text:p>
            <text:p/>
            <text:p/>
            <text:p/>
            <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text:p>
            <text:p/>
            <text:p/>
            <text:p/>
            <text:p/>
            <text:p/>
            <text:p/>
            <text:p>-- </text:p>
            <text:p/>
            <text:p>*David Langton*</text:p>
            <text:p/>
            <text:p>david.langton@matillion.com</text:p>
            <text:p/>
            <text:p>t: 01565 759884</text:p>
            <text:p>m: 07887 521634</text:p>
            <text:p/>
            <text:p>Matillion Ltd</text:p>
            <text:p>Springwood, Booths Park, Chelford Road, Knutsford, Cheshire, WA16 8GS</text:p>
            <text:p>w: www.matillion.com</text:p>
          </table:table-cell>
          <table:table-cell table:number-columns-repeated="103"/>
        </table:table-row>
        <table:table-row table:style-name="ro5">
          <table:table-cell office:value-type="float" office:value="210" calcext:value-type="float">
            <text:p>210</text:p>
          </table:table-cell>
          <table:table-cell office:value-type="string" calcext:value-type="string">
            <text:p>https://support.matillion.com/agent/case/210</text:p>
          </table:table-cell>
          <table:table-cell office:value-type="string" calcext:value-type="string">
            <text:p>sig_var_state not writing to database</text:p>
          </table:table-cell>
          <table:table-cell/>
          <table:table-cell office:value-type="string" calcext:value-type="string">
            <text:p>ipro.us</text:p>
          </table:table-cell>
          <table:table-cell office:value-type="string" calcext:value-type="string">
            <text:p>Hise</text:p>
          </table:table-cell>
          <table:table-cell office:value-type="string" calcext:value-type="string">
            <text:p>Chapman</text:p>
          </table:table-cell>
          <table:table-cell office:value-type="string" calcext:value-type="string">
            <text:p>hise@ipro.us</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19/2016 21:12:12</text:p>
          </table:table-cell>
          <table:table-cell table:style-name="ce1" office:value-type="string" calcext:value-type="string">
            <text:p>6/2/2016 07:31:39</text:p>
          </table:table-cell>
          <table:table-cell office:value-type="string" calcext:value-type="string">
            <text:p>5/19/2016 21:41:04</text:p>
          </table:table-cell>
          <table:table-cell office:value-type="string" calcext:value-type="string">
            <text:p>5/27/2016 14:32:02</text:p>
          </table:table-cell>
          <table:table-cell table:number-columns-repeated="3"/>
          <table:table-cell office:value-type="float" office:value="3559" calcext:value-type="float">
            <text:p>3559</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5/24/2016 21:08:35</text:p>
          </table:table-cell>
          <table:table-cell office:value-type="string" calcext:value-type="string">
            <text:p>5/27/2016 14:32:02</text:p>
          </table:table-cell>
          <table:table-cell office:value-type="string" calcext:value-type="string">
            <text:p>in</text:p>
          </table:table-cell>
          <table:table-cell/>
          <table:table-cell office:value-type="string" calcext:value-type="string">
            <text:p>Chrome 50.0.2661.102</text:p>
          </table:table-cell>
          <table:table-cell office:value-type="string" calcext:value-type="string">
            <text:p>Linux x86_64</text:p>
          </table:table-cell>
          <table:table-cell office:value-type="string" calcext:value-type="string">
            <text:p>65.190.62.63</text:p>
          </table:table-cell>
          <table:table-cell office:value-type="string" calcext:value-type="string">
            <text:p>english</text:p>
          </table:table-cell>
          <table:table-cell office:value-type="string" calcext:value-type="string">
            <text:p>I've attached a Transformation that calculates 'sig_var_state' and 'sig_var_nation'.</text:p>
            <text:p/>
            <text:p>The last step in the transform is a "Rename" object to structure the output to match the table that is being updated.</text:p>
            <text:p/>
            <text:p>When we Sample the rename object, it correctly displays the sig_var_state and sig_var_nation values; however, when the job runs and actually updates the table, sig_var_state and sig_var_nation is Null for every row.</text:p>
            <text:p/>
            <text:p>I've attached the transformation.  It will probably be difficult to troubleshoot without the data.  We can have a GoToMeeting screenshare if that will be helpful.</text:p>
            <text:p/>
            <text:p>Thanks,</text:p>
            <text:p/>
            <text:p>--Hise</text:p>
          </table:table-cell>
          <table:table-cell table:number-columns-repeated="103"/>
        </table:table-row>
        <table:table-row table:style-name="ro31">
          <table:table-cell office:value-type="float" office:value="211" calcext:value-type="float">
            <text:p>211</text:p>
          </table:table-cell>
          <table:table-cell office:value-type="string" calcext:value-type="string">
            <text:p>https://support.matillion.com/agent/case/211</text:p>
          </table:table-cell>
          <table:table-cell office:value-type="string" calcext:value-type="string">
            <text:p>Fwd: Inconsistancy in s3 reference using variable</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0/2016 08:59:15</text:p>
          </table:table-cell>
          <table:table-cell office:value-type="string" calcext:value-type="string">
            <text:p>5/20/2016 10:19:11</text:p>
          </table:table-cell>
          <table:table-cell office:value-type="string" calcext:value-type="string">
            <text:p>5/20/2016 09:06:31</text:p>
          </table:table-cell>
          <table:table-cell office:value-type="string" calcext:value-type="string">
            <text:p>5/20/2016 10:19:11</text:p>
          </table:table-cell>
          <table:table-cell table:number-columns-repeated="3"/>
          <table:table-cell office:value-type="float" office:value="1287" calcext:value-type="float">
            <text:p>1287</text:p>
          </table:table-cell>
          <table:table-cell table:number-columns-repeated="2" office:value-type="float" office:value="1" calcext:value-type="float">
            <text:p>1</text:p>
          </table:table-cell>
          <table:table-cell office:value-type="string" calcext:value-type="string">
            <text:p>5/20/2016 08:59:15</text:p>
          </table:table-cell>
          <table:table-cell office:value-type="string" calcext:value-type="string">
            <text:p>5/20/2016 10:19:11</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Tristan Dibbens </text:p>
            <text:p>Date: 20 May 2016 at 09:49</text:p>
            <text:p>Subject: Inconsistancy in s3 reference using variable</text:p>
            <text:p>To: "support@matillion.com" </text:p>
            <text:p/>
            <text:p/>
            <text:p>Hi,</text:p>
            <text:p/>
            <text:p/>
            <text:p/>
            <text:p>I’m struggling trying to use the RDS component and the s3 Unload component.</text:p>
            <text:p/>
            <text:p/>
            <text:p/>
            <text:p>I want to use the same S3 bucket for the staging in the RDS and the output</text:p>
            <text:p>in the Unload.</text:p>
            <text:p/>
            <text:p/>
            <text:p/>
            <text:p>My variable needs to be setup as “sd-dev-data “ for one of them, and</text:p>
            <text:p>“s3://sd-dev-data” for the other.  This means I need to two variables.</text:p>
            <text:p/>
            <text:p/>
            <text:p/>
            <text:p>Will this be fixed in the latest update, or am I doing something daft?</text:p>
            <text:p/>
            <text:p/>
            <text:p/>
            <text:p>Regards</text:p>
            <text:p/>
            <text:p/>
            <text:p/>
            <text:p>Tristan</text:p>
            <text:p/>
            <text:p/>
            <text:p/>
            <text:p/>
            <text:p/>
            <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text:p>
            <text:p/>
            <text:p/>
            <text:p/>
            <text:p/>
            <text:p/>
            <text:p/>
            <text:p>-- </text:p>
            <text:p/>
            <text:p>*David Langton*</text:p>
            <text:p/>
            <text:p>david.langton@matillion.com</text:p>
            <text:p/>
            <text:p>t: 01565 759884</text:p>
            <text:p>m: 07887 521634</text:p>
            <text:p/>
            <text:p>Matillion Ltd</text:p>
            <text:p>Springwood, Booths Park, Chelford Road, Knutsford, Cheshire, WA16 8GS</text:p>
            <text:p>w: www.matillion.com</text:p>
          </table:table-cell>
          <table:table-cell table:number-columns-repeated="103"/>
        </table:table-row>
        <table:table-row table:style-name="ro29">
          <table:table-cell office:value-type="float" office:value="212" calcext:value-type="float">
            <text:p>212</text:p>
          </table:table-cell>
          <table:table-cell office:value-type="string" calcext:value-type="string">
            <text:p>https://support.matillion.com/agent/case/212</text:p>
          </table:table-cell>
          <table:table-cell office:value-type="string" calcext:value-type="string">
            <text:p>Can you ETL an Excel spreadsheet</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0/2016 09:27:13</text:p>
          </table:table-cell>
          <table:table-cell office:value-type="string" calcext:value-type="string">
            <text:p>5/20/2016 10:21:00</text:p>
          </table:table-cell>
          <table:table-cell office:value-type="string" calcext:value-type="string">
            <text:p>5/20/2016 09:30:46</text:p>
          </table:table-cell>
          <table:table-cell office:value-type="string" calcext:value-type="string">
            <text:p>5/20/2016 10:21:00</text:p>
          </table:table-cell>
          <table:table-cell table:number-columns-repeated="3"/>
          <table:table-cell office:value-type="float" office:value="74" calcext:value-type="float">
            <text:p>74</text:p>
          </table:table-cell>
          <table:table-cell table:number-columns-repeated="2" office:value-type="float" office:value="1" calcext:value-type="float">
            <text:p>1</text:p>
          </table:table-cell>
          <table:table-cell office:value-type="string" calcext:value-type="string">
            <text:p>5/20/2016 09:27:13</text:p>
          </table:table-cell>
          <table:table-cell office:value-type="string" calcext:value-type="string">
            <text:p>5/20/2016 10:21:00</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guys,</text:p>
            <text:p/>
            <text:p>Quick question.</text:p>
            <text:p/>
            <text:p>Can you ETL an Excel spreadsheet or do I have to convert it to CSV first?</text:p>
            <text:p/>
            <text:p>Thanks</text:p>
            <text:p/>
            <text:p>Tristan</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cid:image9b8e30.JPG@519edd7c.43914e10].</text:p>
          </table:table-cell>
          <table:table-cell table:number-columns-repeated="103"/>
        </table:table-row>
        <table:table-row table:style-name="ro10">
          <table:table-cell office:value-type="float" office:value="213" calcext:value-type="float">
            <text:p>213</text:p>
          </table:table-cell>
          <table:table-cell office:value-type="string" calcext:value-type="string">
            <text:p>https://support.matillion.com/agent/case/213</text:p>
          </table:table-cell>
          <table:table-cell office:value-type="string" calcext:value-type="string">
            <text:p>Connecting to Redshift</text:p>
          </table:table-cell>
          <table:table-cell/>
          <table:table-cell office:value-type="string" calcext:value-type="string">
            <text:p>pilot.de</text:p>
          </table:table-cell>
          <table:table-cell office:value-type="string" calcext:value-type="string">
            <text:p>Tobias</text:p>
          </table:table-cell>
          <table:table-cell office:value-type="string" calcext:value-type="string">
            <text:p>Irmer</text:p>
          </table:table-cell>
          <table:table-cell office:value-type="string" calcext:value-type="string">
            <text:p>t.irmer@pilot.de</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5/20/2016 10:13:10</text:p>
          </table:table-cell>
          <table:table-cell office:value-type="string" calcext:value-type="string">
            <text:p>5/23/2016 13:11:53</text:p>
          </table:table-cell>
          <table:table-cell/>
          <table:table-cell office:value-type="string" calcext:value-type="string">
            <text:p>5/20/2016 12:31:11</text:p>
          </table:table-cell>
          <table:table-cell/>
          <table:table-cell office:value-type="string" calcext:value-type="string">
            <text:p>5/20/2016 10:45:32</text:p>
          </table:table-cell>
          <table:table-cell office:value-type="string" calcext:value-type="string">
            <text:p>5/23/2016 13:11:53</text:p>
          </table:table-cell>
          <table:table-cell office:value-type="float" office:value="245" calcext:value-type="float">
            <text:p>24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5/20/2016 12:32:56</text:p>
          </table:table-cell>
          <table:table-cell office:value-type="string" calcext:value-type="string">
            <text:p>5/20/2016 12:31:11</text:p>
          </table:table-cell>
          <table:table-cell office:value-type="string" calcext:value-type="string">
            <text:p>in</text:p>
          </table:table-cell>
          <table:table-cell/>
          <table:table-cell office:value-type="string" calcext:value-type="string">
            <text:p>Chrome 50.0.2661.102</text:p>
          </table:table-cell>
          <table:table-cell office:value-type="string" calcext:value-type="string">
            <text:p>Mac OS 10.10</text:p>
          </table:table-cell>
          <table:table-cell office:value-type="string" calcext:value-type="string">
            <text:p>213.128.151.1</text:p>
          </table:table-cell>
          <table:table-cell office:value-type="string" calcext:value-type="string">
            <text:p>english</text:p>
          </table:table-cell>
          <table:table-cell office:value-type="string" calcext:value-type="string">
            <text:p>Hi,</text:p>
            <text:p/>
            <text:p>I have a matillion instance running and my redshift cluster is found just fine. When I try to connect, the connection times out.</text:p>
            <text:p/>
            <text:p>Error testing environment connection : Connection attempt timed out.</text:p>
            <text:p/>
            <text:p>Any ideas where I should look for misconfigurations?</text:p>
            <text:p/>
            <text:p>Kind regards</text:p>
            <text:p>Toby</text:p>
          </table:table-cell>
          <table:table-cell table:number-columns-repeated="103"/>
        </table:table-row>
        <table:table-row table:style-name="ro17">
          <table:table-cell office:value-type="float" office:value="214" calcext:value-type="float">
            <text:p>214</text:p>
          </table:table-cell>
          <table:table-cell office:value-type="string" calcext:value-type="string">
            <text:p>https://support.matillion.com/agent/case/214</text:p>
          </table:table-cell>
          <table:table-cell office:value-type="string" calcext:value-type="string">
            <text:p>Fwd: Matillion Trial - reed.co.uk</text:p>
          </table:table-cell>
          <table:table-cell/>
          <table:table-cell office:value-type="string" calcext:value-type="string">
            <text:p>reedonline.co.uk</text:p>
          </table:table-cell>
          <table:table-cell office:value-type="string" calcext:value-type="string">
            <text:p>Horus</text:p>
          </table:table-cell>
          <table:table-cell office:value-type="string" calcext:value-type="string">
            <text:p>Patel</text:p>
          </table:table-cell>
          <table:table-cell office:value-type="string" calcext:value-type="string">
            <text:p>horus.patel@reedonline.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0/2016 14:25:40</text:p>
          </table:table-cell>
          <table:table-cell office:value-type="string" calcext:value-type="string">
            <text:p>5/20/2016 20:01:28</text:p>
          </table:table-cell>
          <table:table-cell office:value-type="string" calcext:value-type="string">
            <text:p>5/20/2016 14:26:12</text:p>
          </table:table-cell>
          <table:table-cell office:value-type="string" calcext:value-type="string">
            <text:p>5/20/2016 14:42:35</text:p>
          </table:table-cell>
          <table:table-cell table:number-columns-repeated="3"/>
          <table:table-cell office:value-type="float" office:value="1242" calcext:value-type="float">
            <text:p>1242</text:p>
          </table:table-cell>
          <table:table-cell table:number-columns-repeated="2" office:value-type="float" office:value="1" calcext:value-type="float">
            <text:p>1</text:p>
          </table:table-cell>
          <table:table-cell office:value-type="string" calcext:value-type="string">
            <text:p>5/20/2016 14:25:41</text:p>
          </table:table-cell>
          <table:table-cell office:value-type="string" calcext:value-type="string">
            <text:p>5/20/2016 14:42:35</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Horus Patel </text:p>
            <text:p>Date: 20 May 2016 at 15:19</text:p>
            <text:p>Subject: Fwd: Matillion Trial - reed.co.uk</text:p>
            <text:p>To: support@matillion.com</text:p>
            <text:p>Cc: Jonathan Leedham </text:p>
            <text:p/>
            <text:p/>
            <text:p>Hi,</text:p>
            <text:p/>
            <text:p>We are attempting OAuth and have come across an error, it seems that google</text:p>
            <text:p>is trying to use our internal IP to redirect and is failing.</text:p>
            <text:p/>
            <text:p>We are running the Matillion server over our VPN so it does not have a</text:p>
            <text:p>public IP or public DNS.</text:p>
            <text:p/>
            <text:p>Here is the error we are getting:</text:p>
            <text:p>[image: Inline images 1]</text:p>
            <text:p/>
            <text:p>Oddly we after failing authorisation Matillion seems to suggest the</text:p>
            <text:p>connection is authorised even though it's clearly not the case :</text:p>
            <text:p/>
            <text:p>[image: Inline images 2]</text:p>
            <text:p/>
            <text:p/>
            <text:p>Step we took to create this:</text:p>
            <text:p/>
            <text:p/>
            <text:p>   - Click project &gt; Manage OAuth</text:p>
            <text:p>   - Press the Plus button to add a new connection</text:p>
            <text:p>   - Select Google as the service and enter name</text:p>
            <text:p>   - press co to configure and enter client id and secret (these have been</text:p>
            <text:p>   tested and do work)</text:p>
            <text:p>   - Press next</text:p>
            <text:p>   - click the authorisation link on the next page</text:p>
            <text:p>   - This is where we see the google error (first screenshot)</text:p>
            <text:p/>
            <text:p>Best Regards,</text:p>
            <text:p/>
            <text:p>Horus</text:p>
            <text:p/>
            <text:p>-- </text:p>
            <text:p>Horus Patel | Head of Data Strategy</text:p>
            <text:p>Dragon Court, 27-29 Macklin Street, London, WC2B 5LX</text:p>
            <text:p>Tel: 020 7421 3214</text:p>
            <text:p>[image: reed.co.uk] </text:p>
            <text:p>The UK's #1 job site. </text:p>
            <text:p>[image: Follow us on Twitter] </text:p>
            <text:p> [image: Like us on Facebook]</text:p>
            <text:p/>
            <text:p/>
            <text:p>It's time to Love Mondays » </text:p>
            <text:p/>
            <text:p/>
            <text:p>Reed Online Ltd is a company registered in England and Wales. Company</text:p>
            <text:p>Registration Number: 6317279.</text:p>
            <text:p>Registered Office: Academy Court, 94 Chancery Lane, London WC2A 1DT.</text:p>
            <text:p/>
            <text:p/>
            <text:p/>
            <text:p>-- </text:p>
            <text:p/>
            <text:p>*David Langton*</text:p>
            <text:p/>
            <text:p>david.langton@matillion.com</text:p>
            <text:p/>
            <text:p>t: 01565 759884</text:p>
            <text:p>m: 07887 521634</text:p>
            <text:p/>
            <text:p>Matillion Ltd</text:p>
            <text:p>Springwood, Booths Park, Chelford Road, Knutsford, Cheshire, WA16 8GS</text:p>
            <text:p>w: www.matillion.com</text:p>
          </table:table-cell>
          <table:table-cell table:number-columns-repeated="103"/>
        </table:table-row>
        <table:table-row table:style-name="ro32">
          <table:table-cell office:value-type="float" office:value="215" calcext:value-type="float">
            <text:p>215</text:p>
          </table:table-cell>
          <table:table-cell office:value-type="string" calcext:value-type="string">
            <text:p>https://support.matillion.com/agent/case/215</text:p>
          </table:table-cell>
          <table:table-cell office:value-type="string" calcext:value-type="string">
            <text:p>Fwd: API query</text:p>
          </table:table-cell>
          <table:table-cell/>
          <table:table-cell office:value-type="string" calcext:value-type="string">
            <text:p>reed.co.uk</text:p>
          </table:table-cell>
          <table:table-cell office:value-type="string" calcext:value-type="string">
            <text:p>Jonathan</text:p>
          </table:table-cell>
          <table:table-cell office:value-type="string" calcext:value-type="string">
            <text:p>Leedham</text:p>
          </table:table-cell>
          <table:table-cell office:value-type="string" calcext:value-type="string">
            <text:p>jonathan.leedham@reed.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0/2016 15:30:09</text:p>
          </table:table-cell>
          <table:table-cell office:value-type="string" calcext:value-type="string">
            <text:p>5/23/2016 14:49:51</text:p>
          </table:table-cell>
          <table:table-cell office:value-type="string" calcext:value-type="string">
            <text:p>5/20/2016 20:05:32</text:p>
          </table:table-cell>
          <table:table-cell office:value-type="string" calcext:value-type="string">
            <text:p>5/23/2016 14:49:51</text:p>
          </table:table-cell>
          <table:table-cell table:number-columns-repeated="3"/>
          <table:table-cell office:value-type="float" office:value="1598" calcext:value-type="float">
            <text:p>1598</text:p>
          </table:table-cell>
          <table:table-cell table:number-columns-repeated="2" office:value-type="float" office:value="1" calcext:value-type="float">
            <text:p>1</text:p>
          </table:table-cell>
          <table:table-cell office:value-type="string" calcext:value-type="string">
            <text:p>5/20/2016 15:30:09</text:p>
          </table:table-cell>
          <table:table-cell office:value-type="string" calcext:value-type="string">
            <text:p>5/23/2016 14:49:51</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Jonathan Leedham </text:p>
            <text:p>Date: 20 May 2016 at 15:51</text:p>
            <text:p>Subject: API query</text:p>
            <text:p>To: support@matillion.com</text:p>
            <text:p/>
            <text:p/>
            <text:p>Hi folks,</text:p>
            <text:p/>
            <text:p>I am testing out connecting to different API's using the API query</text:p>
            <text:p>component. It seems that I need to create a profile (Schema map?) for each</text:p>
            <text:p>api but there is no obvious way to do this?</text:p>
            <text:p/>
            <text:p>Is this something that is easy to do and will this be supported by UI?</text:p>
            <text:p>Obviously we don't want to be contacting you every time we find a new API</text:p>
            <text:p>we need to connect to.</text:p>
            <text:p/>
            <text:p>Many thanks,</text:p>
            <text:p/>
            <text:p>Jon</text:p>
            <text:p/>
            <text:p>-- </text:p>
            <text:p>Jonathan Leedham | BI Manager</text:p>
            <text:p>Dragon Court, 27-29 Macklin Street, London, WC2B 5LX</text:p>
            <text:p>Tel: 020 7421 3142</text:p>
            <text:p>[image: reed.co.uk] </text:p>
            <text:p>The UK's #1 job site. </text:p>
            <text:p>[image: Follow us on Twitter] </text:p>
            <text:p> [image: Like us on Facebook]</text:p>
            <text:p/>
            <text:p/>
            <text:p>It's time to Love Mondays » </text:p>
            <text:p/>
            <text:p>Reed Online Ltd is a company registered in England and Wales. Company</text:p>
            <text:p>Registration Number: 6317279.</text:p>
            <text:p>Registered Office: Academy Court, 94 Chancery Lane, London WC2A 1DT.</text:p>
            <text:p/>
            <text:p/>
            <text:p/>
            <text:p>-- </text:p>
            <text:p/>
            <text:p>*David Langton*</text:p>
            <text:p/>
            <text:p>david.langton@matillion.com</text:p>
            <text:p/>
            <text:p>t: 01565 759884</text:p>
            <text:p>m: 07887 521634</text:p>
            <text:p/>
            <text:p>Matillion Ltd</text:p>
            <text:p>Springwood, Booths Park, Chelford Road, Knutsford, Cheshire, WA16 8GS</text:p>
            <text:p>w: www.matillion.com</text:p>
          </table:table-cell>
          <table:table-cell table:number-columns-repeated="103"/>
        </table:table-row>
        <table:table-row table:style-name="ro33">
          <table:table-cell office:value-type="float" office:value="217" calcext:value-type="float">
            <text:p>217</text:p>
          </table:table-cell>
          <table:table-cell office:value-type="string" calcext:value-type="string">
            <text:p>https://support.matillion.com/agent/case/217</text:p>
          </table:table-cell>
          <table:table-cell office:value-type="string" calcext:value-type="string">
            <text:p>Fwd: Trial Matilion for Redshift - s3 put object help</text:p>
          </table:table-cell>
          <table:table-cell/>
          <table:table-cell office:value-type="string" calcext:value-type="string">
            <text:p>reedonline.co.uk</text:p>
          </table:table-cell>
          <table:table-cell office:value-type="string" calcext:value-type="string">
            <text:p>Horus</text:p>
          </table:table-cell>
          <table:table-cell office:value-type="string" calcext:value-type="string">
            <text:p>Patel</text:p>
          </table:table-cell>
          <table:table-cell office:value-type="string" calcext:value-type="string">
            <text:p>horus.patel@reedonline.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3/2016 12:14:44</text:p>
          </table:table-cell>
          <table:table-cell office:value-type="string" calcext:value-type="string">
            <text:p>5/24/2016 12:56:47</text:p>
          </table:table-cell>
          <table:table-cell office:value-type="string" calcext:value-type="string">
            <text:p>5/23/2016 12:25:51</text:p>
          </table:table-cell>
          <table:table-cell office:value-type="string" calcext:value-type="string">
            <text:p>5/23/2016 12:41:09</text:p>
          </table:table-cell>
          <table:table-cell table:number-columns-repeated="3"/>
          <table:table-cell office:value-type="float" office:value="1939" calcext:value-type="float">
            <text:p>1939</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5/24/2016 11:22:21</text:p>
          </table:table-cell>
          <table:table-cell office:value-type="string" calcext:value-type="string">
            <text:p>5/24/2016 12:56:47</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Horus Patel </text:p>
            <text:p>Date: 23 May 2016 at 13:09</text:p>
            <text:p>Subject: Trial Matilion for Redshift - s3 put object help</text:p>
            <text:p>To: support@matillion.com</text:p>
            <text:p/>
            <text:p/>
            <text:p>Hi,</text:p>
            <text:p/>
            <text:p>I would like to use a variable for a filename for an upload from a sftp to</text:p>
            <text:p>s3, I am using the 'S3 Put Object' which works fine if you know the</text:p>
            <text:p>filename however data is loaded into the sftp by day so normally the file</text:p>
            <text:p>names would be built as follows:</text:p>
            <text:p/>
            <text:p>TrackingData_20160521.zip</text:p>
            <text:p/>
            <text:p>Is there a way to allow a generated date for part of the filename?</text:p>
            <text:p/>
            <text:p>Horus</text:p>
            <text:p/>
            <text:p>-- </text:p>
            <text:p>Horus Patel | Head of Data Strategy</text:p>
            <text:p>Dragon Court, 27-29 Macklin Street, London, WC2B 5LX</text:p>
            <text:p>Tel: 020 7421 3214</text:p>
            <text:p>[image: reed.co.uk] </text:p>
            <text:p>The UK's #1 job site. </text:p>
            <text:p>[image: Follow us on Twitter] </text:p>
            <text:p> [image: Like us on Facebook]</text:p>
            <text:p/>
            <text:p/>
            <text:p>It's time to Love Mondays » </text:p>
            <text:p/>
            <text:p>Reed Online Ltd is a company registered in England and Wales. Company</text:p>
            <text:p>Registration Number: 6317279.</text:p>
            <text:p>Registered Office: Academy Court, 94 Chancery Lane, London WC2A 1DT.</text:p>
            <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16">
          <table:table-cell office:value-type="float" office:value="218" calcext:value-type="float">
            <text:p>218</text:p>
          </table:table-cell>
          <table:table-cell office:value-type="string" calcext:value-type="string">
            <text:p>https://support.matillion.com/agent/case/218</text:p>
          </table:table-cell>
          <table:table-cell office:value-type="string" calcext:value-type="string">
            <text:p>Salesforce orch. job. - International date/time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3/2016 13:24:25</text:p>
          </table:table-cell>
          <table:table-cell office:value-type="string" calcext:value-type="string">
            <text:p>5/23/2016 16:36:58</text:p>
          </table:table-cell>
          <table:table-cell office:value-type="string" calcext:value-type="string">
            <text:p>5/23/2016 13:35:10</text:p>
          </table:table-cell>
          <table:table-cell office:value-type="string" calcext:value-type="string">
            <text:p>5/23/2016 14:31:54</text:p>
          </table:table-cell>
          <table:table-cell table:number-columns-repeated="3"/>
          <table:table-cell office:value-type="float" office:value="4448" calcext:value-type="float">
            <text:p>4448</text:p>
          </table:table-cell>
          <table:table-cell table:number-columns-repeated="2" office:value-type="float" office:value="2" calcext:value-type="float">
            <text:p>2</text:p>
          </table:table-cell>
          <table:table-cell office:value-type="string" calcext:value-type="string">
            <text:p>5/23/2016 15:31:09</text:p>
          </table:table-cell>
          <table:table-cell office:value-type="string" calcext:value-type="string">
            <text:p>5/23/2016 15:51:22</text:p>
          </table:table-cell>
          <table:table-cell office:value-type="string" calcext:value-type="string">
            <text:p>in</text:p>
          </table:table-cell>
          <table:table-cell/>
          <table:table-cell office:value-type="string" calcext:value-type="string">
            <text:p>Chrome 50.0.2661.102</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I'm suspicious that [].[lastmodifieddate], once written to Redshift, is losing the locale (ie the timezone):-</text:p>
            <text:p> - was trying to design a "delta" so as to load faster but this has ramifications in "time-lining" users interactions in Redshift</text:p>
            <text:p/>
            <text:p>We have SFDC-users in Japan, Israel and Europe:-</text:p>
            <text:p> - in theory we could have SFDC-users in multiple timezones altering the same sfdc-CASE/Opportunity/etc.</text:p>
            <text:p> - I think Matillion's extract-and-load is not altering the times but instead just chopping off the timezone and all appear as EST..</text:p>
            <text:p/>
            <text:p>Thoughts?</text:p>
            <text:p>Might I be correct in the suspicion?</text:p>
            <text:p/>
            <text:p>let me know, thanks</text:p>
            <text:p>R</text:p>
          </table:table-cell>
          <table:table-cell table:number-columns-repeated="103"/>
        </table:table-row>
        <table:table-row table:style-name="ro28">
          <table:table-cell office:value-type="float" office:value="219" calcext:value-type="float">
            <text:p>219</text:p>
          </table:table-cell>
          <table:table-cell office:value-type="string" calcext:value-type="string">
            <text:p>https://support.matillion.com/agent/case/219</text:p>
          </table:table-cell>
          <table:table-cell office:value-type="string" calcext:value-type="string">
            <text:p>Trial Queries</text:p>
          </table:table-cell>
          <table:table-cell/>
          <table:table-cell office:value-type="string" calcext:value-type="string">
            <text:p>reedonline.co.uk</text:p>
          </table:table-cell>
          <table:table-cell office:value-type="string" calcext:value-type="string">
            <text:p>Jonathan</text:p>
          </table:table-cell>
          <table:table-cell office:value-type="string" calcext:value-type="string">
            <text:p>Leedham</text:p>
          </table:table-cell>
          <table:table-cell office:value-type="string" calcext:value-type="string">
            <text:p>jonathan.leedham@reedonline.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3/2016 14:05:16</text:p>
          </table:table-cell>
          <table:table-cell office:value-type="string" calcext:value-type="string">
            <text:p>5/23/2016 15:18:01</text:p>
          </table:table-cell>
          <table:table-cell office:value-type="string" calcext:value-type="string">
            <text:p>5/23/2016 14:37:43</text:p>
          </table:table-cell>
          <table:table-cell office:value-type="string" calcext:value-type="string">
            <text:p>5/23/2016 15:08:59</text:p>
          </table:table-cell>
          <table:table-cell table:number-columns-repeated="3"/>
          <table:table-cell office:value-type="float" office:value="1294" calcext:value-type="float">
            <text:p>1294</text:p>
          </table:table-cell>
          <table:table-cell table:number-columns-repeated="2" office:value-type="float" office:value="1" calcext:value-type="float">
            <text:p>1</text:p>
          </table:table-cell>
          <table:table-cell office:value-type="string" calcext:value-type="string">
            <text:p>5/23/2016 14:05:16</text:p>
          </table:table-cell>
          <table:table-cell office:value-type="string" calcext:value-type="string">
            <text:p>5/23/2016 15:08:59</text:p>
          </table:table-cell>
          <table:table-cell office:value-type="string" calcext:value-type="string">
            <text:p>out</text:p>
          </table:table-cell>
          <table:table-cell/>
          <table:table-cell office:value-type="string" calcext:value-type="string">
            <text:p>Chrome 50.0.2661.102</text:p>
          </table:table-cell>
          <table:table-cell office:value-type="string" calcext:value-type="string">
            <text:p>Windows 7 </text:p>
          </table:table-cell>
          <table:table-cell office:value-type="string" calcext:value-type="string">
            <text:p>31.221.71.172</text:p>
          </table:table-cell>
          <table:table-cell office:value-type="string" calcext:value-type="string">
            <text:p>english</text:p>
          </table:table-cell>
          <table:table-cell office:value-type="string" calcext:value-type="string">
            <text:p>Hi, </text:p>
            <text:p/>
            <text:p>I'm currently trialling the product so you may have a few queries from me over the next few days. I will try support articles first and batch these up to try not to be too annoying. If there are easier communication channels such as phone or online meeting which would suit you more please let me know.</text:p>
            <text:p/>
            <text:p>Some road blocks I have hit so far:-</text:p>
            <text:p/>
            <text:p>1) Quing of tasks. I've read this:</text:p>
            <text:p/>
            <text:p>https://redshiftsupport.matillion.com/customer/en/portal/articles/2282963-task-management</text:p>
            <text:p/>
            <text:p>But it seems a bit crazy that I have to wait for a long running job (3hrs in my current case) to complete before something (select count(1) from table) will complete. Lets assume we off loaded this to a prod instance we might still run 10 minute jobs in dev and multiple developers would have to wait for other users tasks to finish. This seems like a hidden cost because running time for one job is downtime for other jobs and other developers?</text:p>
            <text:p/>
            <text:p>2) Non Steaming Big Query Exports</text:p>
            <text:p/>
            <text:p>Am I correct that the starting point for all files is S3 (until Google drive / sheets connector released?). Can we use any connectors to pull from a local drive or only an ftp? I'm keen to have multiple tools such as talend to execute inital steps</text:p>
            <text:p/>
            <text:p>3) Can I bulk load from BigQuery to Redshift? - In talend I get the same streaming performance of 1 million records per hour to redshift so we bulk load this. Big Query -&gt; cloud storage -&gt; download Gzip file -&gt; Copy File to S3 -&gt; copy command to RS. This takes circa 3 mins for 1 million records. We use the GSUTIL command line interface to Unload from BQ to Redshift. Could this be done in Matillion?</text:p>
            <text:p/>
            <text:p>4) API Access</text:p>
            <text:p>I am testing out connecting to different API's using the API query component. It seems that I need to create a profile (Schema map?) for each api but there is no obvious way to do this?</text:p>
            <text:p/>
            <text:p>Is this something that is easy to do and will this be supported by UI? Obviously we don't want to be contacting you every time we find a new API we need to connect to.</text:p>
            <text:p/>
            <text:p/>
          </table:table-cell>
          <table:table-cell table:number-columns-repeated="103"/>
        </table:table-row>
        <table:table-row table:style-name="ro34">
          <table:table-cell office:value-type="float" office:value="220" calcext:value-type="float">
            <text:p>220</text:p>
          </table:table-cell>
          <table:table-cell office:value-type="string" calcext:value-type="string">
            <text:p>https://support.matillion.com/agent/case/220</text:p>
          </table:table-cell>
          <table:table-cell office:value-type="string" calcext:value-type="string">
            <text:p>Fwd: Setting variables?</text:p>
          </table:table-cell>
          <table:table-cell/>
          <table:table-cell office:value-type="string" calcext:value-type="string">
            <text:p>fieldnation.com</text:p>
          </table:table-cell>
          <table:table-cell office:value-type="string" calcext:value-type="string">
            <text:p>Eric</text:p>
          </table:table-cell>
          <table:table-cell office:value-type="string" calcext:value-type="string">
            <text:p>Ness</text:p>
          </table:table-cell>
          <table:table-cell office:value-type="string" calcext:value-type="string">
            <text:p>eric.ness@fieldnat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3/2016 15:27:24</text:p>
          </table:table-cell>
          <table:table-cell table:style-name="ce1" office:value-type="string" calcext:value-type="string">
            <text:p>6/2/2016 08:34:11</text:p>
          </table:table-cell>
          <table:table-cell office:value-type="string" calcext:value-type="string">
            <text:p>5/23/2016 15:29:18</text:p>
          </table:table-cell>
          <table:table-cell office:value-type="string" calcext:value-type="string">
            <text:p>5/25/2016 13:10:09</text:p>
          </table:table-cell>
          <table:table-cell/>
          <table:table-cell table:number-columns-repeated="2" office:value-type="string" calcext:value-type="string">
            <text:p>5/25/2016 12:30:10</text:p>
          </table:table-cell>
          <table:table-cell office:value-type="float" office:value="3821" calcext:value-type="float">
            <text:p>382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5/25/2016 12:59:16</text:p>
          </table:table-cell>
          <table:table-cell office:value-type="string" calcext:value-type="string">
            <text:p>5/25/2016 13:10:09</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Eric Ness </text:p>
            <text:p>Date: 23 May 2016 at 14:48</text:p>
            <text:p>Subject: Setting variables?</text:p>
            <text:p>To: Jamie Cole </text:p>
            <text:p>Cc: Beth Mattson </text:p>
            <text:p/>
            <text:p/>
            <text:p>Hi, Jamie.</text:p>
            <text:p/>
            <text:p>We're setting up an audit log system that will keep track of what keys we</text:p>
            <text:p>have loaded for incremental loads.  I want to set a variable that will end</text:p>
            <text:p>up in the sync_max_id in our audit table.  How do I set an environment</text:p>
            <text:p>variable that isn't part of the default list for the Export variable tab?</text:p>
            <text:p>You can look at preprod event and Load Base Tables - Event to see what I'm</text:p>
            <text:p>doing.</text:p>
            <text:p/>
            <text:p>Thanks,</text:p>
            <text:p>Eric</text:p>
            <text:p>-- </text:p>
            <text:p>[image: Field Nation logo] Eric Ness</text:p>
            <text:p>Sr. Data Scientist</text:p>
            <text:p>eric.ness@fieldnation.com</text:p>
            <text:p>Direct: (612) 294-6834</text:p>
            <text:p>Mobile: (612) 584-1949</text:p>
            <text:p/>
            <text:p/>
            <text:p/>
            <text:p/>
            <text:p>-- </text:p>
            <text:p>*Jamie Cole*</text:p>
            <text:p>Jamie.Cole@matillion.com</text:p>
            <text:p/>
            <text:p>Matillion Ltd</text:p>
            <text:p>Springwood, Booths Park, Chelford Road, Knutsford, Cheshire, WA16 8GS</text:p>
            <text:p>w: www.matillion.com</text:p>
            <text:p>m: 07585 973685</text:p>
            <text:p/>
            <text:p>Follow Matillion on LinkedIn  and</text:p>
            <text:p>Twitter </text:p>
          </table:table-cell>
          <table:table-cell table:number-columns-repeated="103"/>
        </table:table-row>
        <table:table-row table:style-name="ro2">
          <table:table-cell office:value-type="float" office:value="221" calcext:value-type="float">
            <text:p>221</text:p>
          </table:table-cell>
          <table:table-cell office:value-type="string" calcext:value-type="string">
            <text:p>https://support.matillion.com/agent/case/221</text:p>
          </table:table-cell>
          <table:table-cell office:value-type="string" calcext:value-type="string">
            <text:p>Variable values in SNS messages?</text:p>
          </table:table-cell>
          <table:table-cell/>
          <table:table-cell office:value-type="string" calcext:value-type="string">
            <text:p>pcf.com</text:p>
          </table:table-cell>
          <table:table-cell office:value-type="string" calcext:value-type="string">
            <text:p>Jules</text:p>
          </table:table-cell>
          <table:table-cell office:value-type="string" calcext:value-type="string">
            <text:p>Agee</text:p>
          </table:table-cell>
          <table:table-cell office:value-type="string" calcext:value-type="string">
            <text:p>julesa@pcf.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5/23/2016 16:23:50</text:p>
          </table:table-cell>
          <table:table-cell table:style-name="ce1" office:value-type="string" calcext:value-type="string">
            <text:p>6/9/2016 18:56:26</text:p>
          </table:table-cell>
          <table:table-cell office:value-type="string" calcext:value-type="string">
            <text:p>5/23/2016 16:24:59</text:p>
          </table:table-cell>
          <table:table-cell office:value-type="string" calcext:value-type="string">
            <text:p>5/23/2016 22:11:17</text:p>
          </table:table-cell>
          <table:table-cell/>
          <table:table-cell table:number-columns-repeated="2" table:style-name="ce1" office:value-type="string" calcext:value-type="string">
            <text:p>6/9/2016 18:56:26</text:p>
          </table:table-cell>
          <table:table-cell office:value-type="float" office:value="1025" calcext:value-type="float">
            <text:p>1025</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5/23/2016 22:29:39</text:p>
          </table:table-cell>
          <table:table-cell office:value-type="string" calcext:value-type="string">
            <text:p>5/24/2016 13:20:17</text:p>
          </table:table-cell>
          <table:table-cell office:value-type="string" calcext:value-type="string">
            <text:p>out</text:p>
          </table:table-cell>
          <table:table-cell/>
          <table:table-cell office:value-type="string" calcext:value-type="string">
            <text:p>Chrome 50.0.2661.102</text:p>
          </table:table-cell>
          <table:table-cell office:value-type="string" calcext:value-type="string">
            <text:p>Windows 7 </text:p>
          </table:table-cell>
          <table:table-cell office:value-type="string" calcext:value-type="string">
            <text:p>66.45.172.172</text:p>
          </table:table-cell>
          <table:table-cell office:value-type="string" calcext:value-type="string">
            <text:p>english</text:p>
          </table:table-cell>
          <table:table-cell office:value-type="string" calcext:value-type="string">
            <text:p>How can I embed a variable value in an SNS message? I figure I can probably do it pretty quickly with a Python script but it seems like there should be an easier way with the SNS message object. No?</text:p>
            <text:p/>
            <text:p>Thanks for your time.</text:p>
            <text:p>-Jules</text:p>
          </table:table-cell>
          <table:table-cell table:number-columns-repeated="103"/>
        </table:table-row>
        <table:table-row table:style-name="ro1">
          <table:table-cell office:value-type="float" office:value="222" calcext:value-type="float">
            <text:p>222</text:p>
          </table:table-cell>
          <table:table-cell office:value-type="string" calcext:value-type="string">
            <text:p>https://support.matillion.com/agent/case/222</text:p>
          </table:table-cell>
          <table:table-cell office:value-type="string" calcext:value-type="string">
            <text:p>Python-script component - boto3</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5/23/2016 16:45:26</text:p>
          </table:table-cell>
          <table:table-cell office:value-type="string" calcext:value-type="string">
            <text:p>5/24/2016 13:31:44</text:p>
          </table:table-cell>
          <table:table-cell office:value-type="string" calcext:value-type="string">
            <text:p>5/23/2016 22:06:09</text:p>
          </table:table-cell>
          <table:table-cell office:value-type="string" calcext:value-type="string">
            <text:p>5/24/2016 12:52:29</text:p>
          </table:table-cell>
          <table:table-cell/>
          <table:table-cell table:number-columns-repeated="2" office:value-type="string" calcext:value-type="string">
            <text:p>5/24/2016 13:22:49</text:p>
          </table:table-cell>
          <table:table-cell office:value-type="float" office:value="713" calcext:value-type="float">
            <text:p>71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5/24/2016 13:22:43</text:p>
          </table:table-cell>
          <table:table-cell office:value-type="string" calcext:value-type="string">
            <text:p>5/24/2016 12:52:29</text:p>
          </table:table-cell>
          <table:table-cell office:value-type="string" calcext:value-type="string">
            <text:p>in</text:p>
          </table:table-cell>
          <table:table-cell/>
          <table:table-cell office:value-type="string" calcext:value-type="string">
            <text:p>Chrome 50.0.2661.102</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Am i right in assuming this doesn't work with boto3, as I'm getting error message with "ImportError" errors?</text:p>
          </table:table-cell>
          <table:table-cell table:number-columns-repeated="103"/>
        </table:table-row>
        <table:table-row table:style-name="ro9">
          <table:table-cell office:value-type="float" office:value="223" calcext:value-type="float">
            <text:p>223</text:p>
          </table:table-cell>
          <table:table-cell office:value-type="string" calcext:value-type="string">
            <text:p>https://support.matillion.com/agent/case/223</text:p>
          </table:table-cell>
          <table:table-cell office:value-type="string" calcext:value-type="string">
            <text:p>Informix Driver</text:p>
          </table:table-cell>
          <table:table-cell/>
          <table:table-cell office:value-type="string" calcext:value-type="string">
            <text:p>topcoder.com</text:p>
          </table:table-cell>
          <table:table-cell office:value-type="string" calcext:value-type="string">
            <text:p>Tony</text:p>
          </table:table-cell>
          <table:table-cell office:value-type="string" calcext:value-type="string">
            <text:p>Jefts</text:p>
          </table:table-cell>
          <table:table-cell office:value-type="string" calcext:value-type="string">
            <text:p>tjefts@topcod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4/2016 20:13:34</text:p>
          </table:table-cell>
          <table:table-cell office:value-type="string" calcext:value-type="string">
            <text:p>5/24/2016 23:26:52</text:p>
          </table:table-cell>
          <table:table-cell office:value-type="string" calcext:value-type="string">
            <text:p>5/24/2016 20:33:28</text:p>
          </table:table-cell>
          <table:table-cell office:value-type="string" calcext:value-type="string">
            <text:p>5/24/2016 20:48:50</text:p>
          </table:table-cell>
          <table:table-cell table:number-columns-repeated="3"/>
          <table:table-cell office:value-type="float" office:value="2036" calcext:value-type="float">
            <text:p>2036</text:p>
          </table:table-cell>
          <table:table-cell table:number-columns-repeated="2" office:value-type="float" office:value="3" calcext:value-type="float">
            <text:p>3</text:p>
          </table:table-cell>
          <table:table-cell office:value-type="string" calcext:value-type="string">
            <text:p>5/24/2016 21:38:28</text:p>
          </table:table-cell>
          <table:table-cell office:value-type="string" calcext:value-type="string">
            <text:p>5/24/2016 21:46:12</text:p>
          </table:table-cell>
          <table:table-cell office:value-type="string" calcext:value-type="string">
            <text:p>in</text:p>
          </table:table-cell>
          <table:table-cell/>
          <table:table-cell office:value-type="string" calcext:value-type="string">
            <text:p>Chrome 50.0.2661.102</text:p>
          </table:table-cell>
          <table:table-cell office:value-type="string" calcext:value-type="string">
            <text:p>Mac OS 10.11</text:p>
          </table:table-cell>
          <table:table-cell office:value-type="string" calcext:value-type="string">
            <text:p>52.21.65.101</text:p>
          </table:table-cell>
          <table:table-cell office:value-type="string" calcext:value-type="string">
            <text:p>english</text:p>
          </table:table-cell>
          <table:table-cell office:value-type="string" calcext:value-type="string">
            <text:p>Hi,</text:p>
            <text:p/>
            <text:p>I'm evaluating Matillion and I'm trying to see if I can get data to from from an Informix instance to Redshift.  It looks like the Informix drivers and connection components aren't setup by default.  How can I get them added?</text:p>
            <text:p/>
            <text:p>Thanks,</text:p>
            <text:p>Tony</text:p>
          </table:table-cell>
          <table:table-cell table:number-columns-repeated="103"/>
        </table:table-row>
        <table:table-row table:style-name="ro3">
          <table:table-cell office:value-type="float" office:value="224" calcext:value-type="float">
            <text:p>224</text:p>
          </table:table-cell>
          <table:table-cell office:value-type="string" calcext:value-type="string">
            <text:p>https://support.matillion.com/agent/case/224</text:p>
          </table:table-cell>
          <table:table-cell office:value-type="string" calcext:value-type="string">
            <text:p>Create/Replace Table component set to Replace table apparently does not replace table.</text:p>
          </table:table-cell>
          <table:table-cell/>
          <table:table-cell office:value-type="string" calcext:value-type="string">
            <text:p>ipro.us</text:p>
          </table:table-cell>
          <table:table-cell office:value-type="string" calcext:value-type="string">
            <text:p>Hise</text:p>
          </table:table-cell>
          <table:table-cell office:value-type="string" calcext:value-type="string">
            <text:p>Chapman</text:p>
          </table:table-cell>
          <table:table-cell office:value-type="string" calcext:value-type="string">
            <text:p>hise@ipro.us</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4/2016 20:38:03</text:p>
          </table:table-cell>
          <table:table-cell table:style-name="ce1" office:value-type="string" calcext:value-type="string">
            <text:p>6/2/2016 07:33:01</text:p>
          </table:table-cell>
          <table:table-cell office:value-type="string" calcext:value-type="string">
            <text:p>5/24/2016 20:53:54</text:p>
          </table:table-cell>
          <table:table-cell office:value-type="string" calcext:value-type="string">
            <text:p>5/27/2016 14:09:12</text:p>
          </table:table-cell>
          <table:table-cell table:number-columns-repeated="3"/>
          <table:table-cell office:value-type="float" office:value="1045" calcext:value-type="float">
            <text:p>104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5/31/2016 19:26:31</text:p>
          </table:table-cell>
          <table:table-cell table:style-name="ce1" office:value-type="string" calcext:value-type="string">
            <text:p>6/2/2016 07:33:01</text:p>
          </table:table-cell>
          <table:table-cell office:value-type="string" calcext:value-type="string">
            <text:p>out</text:p>
          </table:table-cell>
          <table:table-cell/>
          <table:table-cell office:value-type="string" calcext:value-type="string">
            <text:p>Chrome 50.0.2661.102</text:p>
          </table:table-cell>
          <table:table-cell office:value-type="string" calcext:value-type="string">
            <text:p>Linux x86_64</text:p>
          </table:table-cell>
          <table:table-cell office:value-type="string" calcext:value-type="string">
            <text:p>65.190.62.63</text:p>
          </table:table-cell>
          <table:table-cell office:value-type="string" calcext:value-type="string">
            <text:p>english</text:p>
          </table:table-cell>
          <table:table-cell office:value-type="string" calcext:value-type="string">
            <text:p>When processing text files, we first S3 Load the file in to an "import" table.  Just prior to the S3 Load, we use the Create/Replace Table component to create the import table in the expected format.  The component is set to "Replace" the table.</text:p>
            <text:p/>
            <text:p>However, we are now running jobs for a second months worth of data and the import table has duplicate records (last months and the new current month's worth of data).</text:p>
          </table:table-cell>
          <table:table-cell table:number-columns-repeated="103"/>
        </table:table-row>
        <table:table-row table:style-name="ro17">
          <table:table-cell office:value-type="float" office:value="225" calcext:value-type="float">
            <text:p>225</text:p>
          </table:table-cell>
          <table:table-cell office:value-type="string" calcext:value-type="string">
            <text:p>https://support.matillion.com/agent/case/225</text:p>
          </table:table-cell>
          <table:table-cell office:value-type="string" calcext:value-type="string">
            <text:p>Fwd: Matillion configuration exports</text:p>
          </table:table-cell>
          <table:table-cell/>
          <table:table-cell office:value-type="string" calcext:value-type="string">
            <text:p>sanoma.com</text:p>
          </table:table-cell>
          <table:table-cell office:value-type="string" calcext:value-type="string">
            <text:p>Harri</text:p>
          </table:table-cell>
          <table:table-cell office:value-type="string" calcext:value-type="string">
            <text:p>Virtala</text:p>
          </table:table-cell>
          <table:table-cell office:value-type="string" calcext:value-type="string">
            <text:p>harri.virtala@sanom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5/2016 11:26:16</text:p>
          </table:table-cell>
          <table:table-cell office:value-type="string" calcext:value-type="string">
            <text:p>5/27/2016 13:54:44</text:p>
          </table:table-cell>
          <table:table-cell office:value-type="string" calcext:value-type="string">
            <text:p>5/25/2016 12:16:43</text:p>
          </table:table-cell>
          <table:table-cell office:value-type="string" calcext:value-type="string">
            <text:p>5/25/2016 12:25:11</text:p>
          </table:table-cell>
          <table:table-cell table:number-columns-repeated="3"/>
          <table:table-cell office:value-type="float" office:value="275" calcext:value-type="float">
            <text:p>275</text:p>
          </table:table-cell>
          <table:table-cell table:number-columns-repeated="2" office:value-type="float" office:value="1" calcext:value-type="float">
            <text:p>1</text:p>
          </table:table-cell>
          <table:table-cell office:value-type="string" calcext:value-type="string">
            <text:p>5/25/2016 11:26:16</text:p>
          </table:table-cell>
          <table:table-cell office:value-type="string" calcext:value-type="string">
            <text:p>5/25/2016 12:25:11</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On 25 May 2016 at 12:22, Harri Virtala  wrote:</text:p>
            <text:p/>
            <text:p>&gt; Hi</text:p>
            <text:p>&gt;</text:p>
            <text:p>&gt;</text:p>
            <text:p>&gt;</text:p>
            <text:p>&gt; Before github integration is there an automated way to extract the</text:p>
            <text:p>&gt; codebase in Matillion?</text:p>
            <text:p>&gt;</text:p>
            <text:p>&gt;</text:p>
            <text:p>&gt;</text:p>
            <text:p>&gt; Including json files for orchestration &amp; transformation logic,</text:p>
            <text:p>&gt; connections, python scripting, etc?</text:p>
            <text:p>&gt;</text:p>
            <text:p>&gt;</text:p>
            <text:p>&gt;</text:p>
            <text:p>&gt; Br</text:p>
            <text:p>&gt;</text:p>
            <text:p>&gt; Harri</text:p>
            <text:p>&gt;</text:p>
            <text:p>&gt;</text:p>
            <text:p>&gt;</text:p>
            <text:p>&gt;</text:p>
            <text:p>&gt;</text:p>
            <text:p>&gt;</text:p>
            <text:p>&gt;</text:p>
            <text:p>&gt; --</text:p>
            <text:p>&gt;</text:p>
            <text:p>&gt; *Harri Virtala*</text:p>
            <text:p>&gt;</text:p>
            <text:p>&gt; Enterprise Architect, Data &amp; Intelligence</text:p>
            <text:p>&gt;</text:p>
            <text:p>&gt; Technology</text:p>
            <text:p>&gt; Strategy</text:p>
            <text:p>&gt;</text:p>
            <text:p>&gt;</text:p>
            <text:p>&gt;</text:p>
            <text:p>&gt; Sanoma Technology</text:p>
            <text:p>&gt;</text:p>
            <text:p>&gt; P.O. Box 16, FI-00089 Sanoma</text:p>
            <text:p>&gt;</text:p>
            <text:p>&gt;</text:p>
            <text:p>&gt;</text:p>
            <text:p>&gt; Visiting address: Töölönlahdenkatu 2, 00100 Helsinki, Finland</text:p>
            <text:p>&gt;</text:p>
            <text:p>&gt; Mobile +358 50 912 9590</text:p>
            <text:p>&gt;</text:p>
            <text:p>&gt; harri.virtala@sanoma.com</text:p>
            <text:p>&gt;</text:p>
            <text:p>&gt; *Sanoma.com*</text:p>
            <text:p>&gt;</text:p>
            <text:p>&gt;</text:p>
            <text:p>&gt;</text:p>
            <text:p>&gt; This is an e mail from Sanoma Corporation and is intended only for the</text:p>
            <text:p>&gt; addressee. The email may contain privileged and confidential information.</text:p>
            <text:p>&gt; If you receive this email by mistake, please return it to Sanoma</text:p>
            <text:p>&gt; Corporation without producing, distributing or retaining copies thereof.</text:p>
            <text:p>&gt; Thank you.</text:p>
            <text:p>&gt;</text:p>
            <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35">
          <table:table-cell office:value-type="float" office:value="226" calcext:value-type="float">
            <text:p>226</text:p>
          </table:table-cell>
          <table:table-cell office:value-type="string" calcext:value-type="string">
            <text:p>https://support.matillion.com/agent/case/226</text:p>
          </table:table-cell>
          <table:table-cell office:value-type="string" calcext:value-type="string">
            <text:p>Fwd: LDAPS support?</text:p>
          </table:table-cell>
          <table:table-cell/>
          <table:table-cell office:value-type="string" calcext:value-type="string">
            <text:p>sanoma.com</text:p>
          </table:table-cell>
          <table:table-cell office:value-type="string" calcext:value-type="string">
            <text:p>Harri</text:p>
          </table:table-cell>
          <table:table-cell office:value-type="string" calcext:value-type="string">
            <text:p>Virtala</text:p>
          </table:table-cell>
          <table:table-cell office:value-type="string" calcext:value-type="string">
            <text:p>harri.virtala@sanom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5/2016 12:19:17</text:p>
          </table:table-cell>
          <table:table-cell office:value-type="string" calcext:value-type="string">
            <text:p>5/25/2016 12:34:28</text:p>
          </table:table-cell>
          <table:table-cell office:value-type="string" calcext:value-type="string">
            <text:p>5/25/2016 12:21:00</text:p>
          </table:table-cell>
          <table:table-cell office:value-type="string" calcext:value-type="string">
            <text:p>5/25/2016 12:34:28</text:p>
          </table:table-cell>
          <table:table-cell table:number-columns-repeated="3"/>
          <table:table-cell office:value-type="float" office:value="765" calcext:value-type="float">
            <text:p>765</text:p>
          </table:table-cell>
          <table:table-cell table:number-columns-repeated="2" office:value-type="float" office:value="1" calcext:value-type="float">
            <text:p>1</text:p>
          </table:table-cell>
          <table:table-cell office:value-type="string" calcext:value-type="string">
            <text:p>5/25/2016 12:19:17</text:p>
          </table:table-cell>
          <table:table-cell office:value-type="string" calcext:value-type="string">
            <text:p>5/25/2016 12:34:28</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Harri Virtala </text:p>
            <text:p>Date: 18 May 2016 at 15:12</text:p>
            <text:p>Subject: LDAPS support?</text:p>
            <text:p>To: Ed Thompson </text:p>
            <text:p/>
            <text:p/>
            <text:p>Hi</text:p>
            <text:p/>
            <text:p>Does matillion support LDAPS?</text:p>
            <text:p/>
            <text:p>In configuration:</text:p>
            <text:p/>
            <text:p>   ​</text:p>
            <text:p/>
            <text:p>--</text:p>
            <text:p/>
            <text:p>*Harri Virtala*</text:p>
            <text:p/>
            <text:p>Enterprise Architect, Data &amp; Intelligence</text:p>
            <text:p/>
            <text:p>Technology</text:p>
            <text:p>Strategy</text:p>
            <text:p/>
            <text:p/>
            <text:p/>
            <text:p>[image: cid:image001.png@01CF089D.ED2E0EA0]</text:p>
            <text:p/>
            <text:p>Sanoma Technology</text:p>
            <text:p/>
            <text:p>P.O. Box 16, FI-00089 Sanoma</text:p>
            <text:p/>
            <text:p/>
            <text:p/>
            <text:p>Visiting address: Töölönlahdenkatu 2, 00100 Helsinki, Finland</text:p>
            <text:p/>
            <text:p>Mobile +358 50 912 9590</text:p>
            <text:p/>
            <text:p>harri.virtala@sanoma.com</text:p>
            <text:p/>
            <text:p>*Sanoma.com*</text:p>
            <text:p/>
            <text:p/>
            <text:p>This is an e mail from Sanoma Corporation and is intended only for the</text:p>
            <text:p>addressee. The email may contain privileged and confidential information.</text:p>
            <text:p>If you receive this email by mistake, please return it to Sanoma</text:p>
            <text:p>Corporation without producing, distributing or retaining copies thereof.</text:p>
            <text:p>Thank you.</text:p>
            <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36">
          <table:table-cell office:value-type="float" office:value="227" calcext:value-type="float">
            <text:p>227</text:p>
          </table:table-cell>
          <table:table-cell office:value-type="string" calcext:value-type="string">
            <text:p>https://support.matillion.com/agent/case/227</text:p>
          </table:table-cell>
          <table:table-cell office:value-type="string" calcext:value-type="string">
            <text:p>Re: Matillion ETL</text:p>
          </table:table-cell>
          <table:table-cell/>
          <table:table-cell office:value-type="string" calcext:value-type="string">
            <text:p>slalom.com</text:p>
          </table:table-cell>
          <table:table-cell office:value-type="string" calcext:value-type="string">
            <text:p>Phil</text:p>
          </table:table-cell>
          <table:table-cell office:value-type="string" calcext:value-type="string">
            <text:p>Pennie</text:p>
          </table:table-cell>
          <table:table-cell office:value-type="string" calcext:value-type="string">
            <text:p>phil.pennie@slalom.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5/26/2016 12:57:04</text:p>
          </table:table-cell>
          <table:table-cell table:style-name="ce1" office:value-type="string" calcext:value-type="string">
            <text:p>6/9/2016 17:10:25</text:p>
          </table:table-cell>
          <table:table-cell office:value-type="string" calcext:value-type="string">
            <text:p>5/26/2016 13:04:48</text:p>
          </table:table-cell>
          <table:table-cell office:value-type="string" calcext:value-type="string">
            <text:p>5/26/2016 20:51:50</text:p>
          </table:table-cell>
          <table:table-cell/>
          <table:table-cell table:number-columns-repeated="2" table:style-name="ce1" office:value-type="string" calcext:value-type="string">
            <text:p>6/8/2016 15:07:17</text:p>
          </table:table-cell>
          <table:table-cell office:value-type="float" office:value="2959" calcext:value-type="float">
            <text:p>2959</text:p>
          </table:table-cell>
          <table:table-cell office:value-type="float" office:value="6" calcext:value-type="float">
            <text:p>6</text:p>
          </table:table-cell>
          <table:table-cell office:value-type="float" office:value="5" calcext:value-type="float">
            <text:p>5</text:p>
          </table:table-cell>
          <table:table-cell table:style-name="ce1" office:value-type="string" calcext:value-type="string">
            <text:p>6/6/2016 16:54:53</text:p>
          </table:table-cell>
          <table:table-cell table:style-name="ce1" office:value-type="string" calcext:value-type="string">
            <text:p>6/8/2016 08:29:26</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ooooh..you got me on the technicality!</text:p>
            <text:p>Let me loop in support@matillion.com for back up!</text:p>
            <text:p/>
            <text:p>Great to hear you are up and running though Phil. Are Brightcode wanting to</text:p>
            <text:p>take on Youtube?? That's a big fight !</text:p>
            <text:p/>
            <text:p/>
            <text:p>Kind regards,</text:p>
            <text:p>*Kristian Everard*</text:p>
            <text:p>kristian.everard@matillion.com</text:p>
            <text:p>+44 (0)7919 041192</text:p>
            <text:p/>
            <text:p>Matillion Ltd</text:p>
            <text:p>Springwood, Booths Park, Chelford Road, Knutsford, Cheshire, WA16 8GS</text:p>
            <text:p>w: www.matillion.com</text:p>
            <text:p/>
            <text:p>-&gt; Matillion ETL for Redshift on AWS Marketplace - Free 14-day trial</text:p>
            <text:p/>
            <text:p>-&gt; Matillion - AWS Big Data Competency Partner</text:p>
            <text:p/>
            <text:p>-&gt; Matillion ETL for Redshift on matillion.com</text:p>
            <text:p/>
            <text:p/>
            <text:p>On 26 May 2016 at 13:53, Phil Pennie  wrote:</text:p>
            <text:p/>
            <text:p>&gt; Great – I have it up and running.</text:p>
            <text:p>&gt;</text:p>
            <text:p>&gt;</text:p>
            <text:p>&gt;</text:p>
            <text:p>&gt; A quick initial question – is there a way to specify the Salesforce API</text:p>
            <text:p>&gt; “Host”.  We have found some hosts time out more than others.</text:p>
            <text:p>&gt;</text:p>
            <text:p>&gt;</text:p>
            <text:p>&gt;</text:p>
            <text:p>&gt; Thanks,</text:p>
            <text:p>&gt;</text:p>
            <text:p>&gt;</text:p>
            <text:p>&gt;</text:p>
            <text:p>&gt; --Phil</text:p>
            <text:p>&gt;</text:p>
            <text:p>&gt;</text:p>
            <text:p>&gt;</text:p>
            <text:p>&gt; *From:* Kristian Everard [mailto:kristian.everard@matillion.com]</text:p>
            <text:p>&gt; *Sent:* Wednesday, May 25, 2016 8:02 AM</text:p>
            <text:p>&gt;</text:p>
            <text:p>&gt; *To:* Phil Pennie </text:p>
            <text:p>&gt; *Subject:* Re: Matillion ETL</text:p>
            <text:p>&gt;</text:p>
            <text:p>&gt;</text:p>
            <text:p>&gt;</text:p>
            <text:p>&gt; Hi Phil, great !</text:p>
            <text:p>&gt;</text:p>
            <text:p>&gt;</text:p>
            <text:p>&gt;</text:p>
            <text:p>&gt; You need to use an AWS account ID, preferably your clients, to follow</text:p>
            <text:p>&gt; these instructions:</text:p>
            <text:p>&gt;</text:p>
            <text:p>&gt;</text:p>
            <text:p>&gt;</text:p>
            <text:p>&gt; - go to https://aws.amazon.com/marketplace/pp/B010ED5YF8</text:p>
            <text:p>&gt; </text:p>
            <text:p>&gt;</text:p>
            <text:p>&gt; - My recommendation would be to pick the middle size instance of m3.Large</text:p>
            <text:p>&gt; since it doesn't cost you anything and you can benchmark performance</text:p>
            <text:p>&gt;</text:p>
            <text:p>&gt; - Please click the *manual install* (and not 1 click install!) since this</text:p>
            <text:p>&gt; will invoke a security setting (IAM role) that will allow you to see all</text:p>
            <text:p>&gt; the other AWS assets within your estate upon launch, including your</text:p>
            <text:p>&gt; Redshift cluster</text:p>
            <text:p>&gt;</text:p>
            <text:p>&gt; - Here is a link to our support portal which is pretty good for "how do</text:p>
            <text:p>&gt; I....?"  https://redshiftsupport.matillion.com/</text:p>
            <text:p>&gt; </text:p>
            <text:p>&gt;</text:p>
            <text:p>&gt;</text:p>
            <text:p>&gt; - and there is a load of video tutorials on Youtube</text:p>
            <text:p>&gt; https://www.youtube.com/user/MatillionVideos</text:p>
            <text:p>&gt; </text:p>
            <text:p>&gt;</text:p>
            <text:p>&gt;</text:p>
            <text:p>&gt;</text:p>
            <text:p>&gt; Regards the salesforce connector here is an explanation</text:p>
            <text:p>&gt;</text:p>
            <text:p>&gt;</text:p>
            <text:p>&gt; https://redshiftsupport.matillion.com/customer/en/portal/articles/2389995-salesforce-query?b_id=8915</text:p>
            <text:p>&gt; </text:p>
            <text:p>&gt;</text:p>
            <text:p>&gt;</text:p>
            <text:p>&gt;</text:p>
            <text:p>&gt; I don't b</text:p>
          </table:table-cell>
          <table:table-cell table:number-columns-repeated="103"/>
        </table:table-row>
        <table:table-row table:style-name="ro13">
          <table:table-cell office:value-type="float" office:value="228" calcext:value-type="float">
            <text:p>228</text:p>
          </table:table-cell>
          <table:table-cell office:value-type="string" calcext:value-type="string">
            <text:p>https://support.matillion.com/agent/case/228</text:p>
          </table:table-cell>
          <table:table-cell office:value-type="string" calcext:value-type="string">
            <text:p>S3 Manifest Builder not detecting new objects</text:p>
          </table:table-cell>
          <table:table-cell/>
          <table:table-cell office:value-type="string" calcext:value-type="string">
            <text:p>twistbioscience.com</text:p>
          </table:table-cell>
          <table:table-cell office:value-type="string" calcext:value-type="string">
            <text:p>Andrew</text:p>
          </table:table-cell>
          <table:table-cell office:value-type="string" calcext:value-type="string">
            <text:p>Stewart</text:p>
          </table:table-cell>
          <table:table-cell office:value-type="string" calcext:value-type="string">
            <text:p>astewart@twistbioscienc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6/2016 18:31:46</text:p>
          </table:table-cell>
          <table:table-cell office:value-type="string" calcext:value-type="string">
            <text:p>5/31/2016 17:39:01</text:p>
          </table:table-cell>
          <table:table-cell office:value-type="string" calcext:value-type="string">
            <text:p>5/26/2016 19:58:44</text:p>
          </table:table-cell>
          <table:table-cell office:value-type="string" calcext:value-type="string">
            <text:p>5/26/2016 20:01:21</text:p>
          </table:table-cell>
          <table:table-cell table:number-columns-repeated="3"/>
          <table:table-cell office:value-type="float" office:value="2179" calcext:value-type="float">
            <text:p>2179</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5/31/2016 16:08:33</text:p>
          </table:table-cell>
          <table:table-cell office:value-type="string" calcext:value-type="string">
            <text:p>5/31/2016 16:10:05</text:p>
          </table:table-cell>
          <table:table-cell office:value-type="string" calcext:value-type="string">
            <text:p>out</text:p>
          </table:table-cell>
          <table:table-cell/>
          <table:table-cell office:value-type="string" calcext:value-type="string">
            <text:p>Chrome 50.0.2661.102</text:p>
          </table:table-cell>
          <table:table-cell office:value-type="string" calcext:value-type="string">
            <text:p>Mac OS 10.11</text:p>
          </table:table-cell>
          <table:table-cell office:value-type="string" calcext:value-type="string">
            <text:p>66.201.43.163</text:p>
          </table:table-cell>
          <table:table-cell office:value-type="string" calcext:value-type="string">
            <text:p>english</text:p>
          </table:table-cell>
          <table:table-cell office:value-type="string" calcext:value-type="string">
            <text:p>Hello,</text:p>
            <text:p/>
            <text:p>I added 40 objects to an S3 bucket and used the manifest builder to detect them no problem (it's a very simple regex).  I then added 10 more objects and tried to rerun the manifest builder but it only ever lists those original 40 objects.  </text:p>
            <text:p/>
            <text:p>Any insight as to why that might be?</text:p>
            <text:p/>
            <text:p>Thanks,</text:p>
            <text:p>Andrew</text:p>
          </table:table-cell>
          <table:table-cell table:number-columns-repeated="103"/>
        </table:table-row>
        <table:table-row table:style-name="ro32">
          <table:table-cell office:value-type="float" office:value="229" calcext:value-type="float">
            <text:p>229</text:p>
          </table:table-cell>
          <table:table-cell office:value-type="string" calcext:value-type="string">
            <text:p>https://support.matillion.com/agent/case/229</text:p>
          </table:table-cell>
          <table:table-cell office:value-type="string" calcext:value-type="string">
            <text:p>Fwd: SNS Messages and Matillion</text:p>
          </table:table-cell>
          <table:table-cell/>
          <table:table-cell office:value-type="string" calcext:value-type="string">
            <text:p>fieldnation.com</text:p>
          </table:table-cell>
          <table:table-cell office:value-type="string" calcext:value-type="string">
            <text:p>Beth</text:p>
          </table:table-cell>
          <table:table-cell office:value-type="string" calcext:value-type="string">
            <text:p>Mattson</text:p>
          </table:table-cell>
          <table:table-cell office:value-type="string" calcext:value-type="string">
            <text:p>beth.mattson@fieldnat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5/26/2016 19:58:10</text:p>
          </table:table-cell>
          <table:table-cell office:value-type="string" calcext:value-type="string">
            <text:p>5/27/2016 13:54:22</text:p>
          </table:table-cell>
          <table:table-cell office:value-type="string" calcext:value-type="string">
            <text:p>5/26/2016 20:00:54</text:p>
          </table:table-cell>
          <table:table-cell table:number-columns-repeated="2"/>
          <table:table-cell table:number-columns-repeated="2" office:value-type="string" calcext:value-type="string">
            <text:p>5/27/2016 13:54:22</text:p>
          </table:table-cell>
          <table:table-cell office:value-type="float" office:value="332" calcext:value-type="float">
            <text:p>33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5/27/2016 13:49:31</text:p>
          </table:table-cell>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Beth Mattson </text:p>
            <text:p>Date: 26 May 2016 at 20:03</text:p>
            <text:p>Subject: SNS Messages and Matillion</text:p>
            <text:p>To: Jamie Cole </text:p>
            <text:p>Cc: support@matillion.com</text:p>
            <text:p/>
            <text:p/>
            <text:p/>
            <text:p>Hi Jamie,</text:p>
            <text:p/>
            <text:p>I'm working to add messaging to our orchestration jobs, and I'm having</text:p>
            <text:p>trouble. I've been working with our DevOps Engineer to ensure we understand</text:p>
            <text:p>the necessary permissions. Since I have even more permissions than the</text:p>
            <text:p>Matillion documentation lays out, we decided to use my credentials for our</text:p>
            <text:p>test. I input my credentials into the Manage Credentials page and we set up</text:p>
            <text:p>the SQS Configuration with my credentials as well:</text:p>
            <text:p/>
            <text:p>[image: Inline image 2]</text:p>
            <text:p/>
            <text:p>When I attempt to set up SNS Message, this is what we see:</text:p>
            <text:p/>
            <text:p>[image: Inline image 1]</text:p>
            <text:p/>
            <text:p>When I attempt to set up an SQS Message, this is what we see:</text:p>
            <text:p/>
            <text:p>[image: Inline image 3]</text:p>
            <text:p>I can't select a queue, though we did set one up in AWS. Can you point us</text:p>
            <text:p>in the right direction?</text:p>
            <text:p/>
            <text:p>Thank you!</text:p>
            <text:p>--Beth</text:p>
            <text:p>[image: Field Nation logo] Beth Mattson</text:p>
            <text:p>Data Engineer</text:p>
            <text:p>beth.mattson@fieldnation.com</text:p>
            <text:p>Direct: (952) 222-4039</text:p>
            <text:p>Mobile: (651) 263-9116</text:p>
            <text:p/>
            <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15">
          <table:table-cell office:value-type="float" office:value="230" calcext:value-type="float">
            <text:p>230</text:p>
          </table:table-cell>
          <table:table-cell office:value-type="string" calcext:value-type="string">
            <text:p>https://support.matillion.com/agent/case/230</text:p>
          </table:table-cell>
          <table:table-cell office:value-type="string" calcext:value-type="string">
            <text:p>Salesforce question</text:p>
          </table:table-cell>
          <table:table-cell/>
          <table:table-cell office:value-type="string" calcext:value-type="string">
            <text:p>targetedvictory.com</text:p>
          </table:table-cell>
          <table:table-cell office:value-type="string" calcext:value-type="string">
            <text:p>Zach</text:p>
          </table:table-cell>
          <table:table-cell office:value-type="string" calcext:value-type="string">
            <text:p>L</text:p>
          </table:table-cell>
          <table:table-cell office:value-type="string" calcext:value-type="string">
            <text:p>zluckie@targetedvictory.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6/2016 21:56:50</text:p>
          </table:table-cell>
          <table:table-cell table:style-name="ce1" office:value-type="string" calcext:value-type="string">
            <text:p>6/2/2016 08:44:48</text:p>
          </table:table-cell>
          <table:table-cell office:value-type="string" calcext:value-type="string">
            <text:p>5/26/2016 21:57:20</text:p>
          </table:table-cell>
          <table:table-cell office:value-type="string" calcext:value-type="string">
            <text:p>5/26/2016 22:02:57</text:p>
          </table:table-cell>
          <table:table-cell table:number-columns-repeated="3"/>
          <table:table-cell office:value-type="float" office:value="3036" calcext:value-type="float">
            <text:p>3036</text:p>
          </table:table-cell>
          <table:table-cell office:value-type="float" office:value="4" calcext:value-type="float">
            <text:p>4</text:p>
          </table:table-cell>
          <table:table-cell office:value-type="float" office:value="3" calcext:value-type="float">
            <text:p>3</text:p>
          </table:table-cell>
          <table:table-cell table:style-name="ce1" office:value-type="string" calcext:value-type="string">
            <text:p>6/1/2016 14:08:51</text:p>
          </table:table-cell>
          <table:table-cell table:style-name="ce1" office:value-type="string" calcext:value-type="string">
            <text:p>6/1/2016 14:30:27</text:p>
          </table:table-cell>
          <table:table-cell office:value-type="string" calcext:value-type="string">
            <text:p>in</text:p>
          </table:table-cell>
          <table:table-cell/>
          <table:table-cell office:value-type="string" calcext:value-type="string">
            <text:p>Chrome 50.0.2661.102</text:p>
          </table:table-cell>
          <table:table-cell office:value-type="string" calcext:value-type="string">
            <text:p>Mac OS 10.11</text:p>
          </table:table-cell>
          <table:table-cell office:value-type="string" calcext:value-type="string">
            <text:p>50.207.41.50</text:p>
          </table:table-cell>
          <table:table-cell office:value-type="string" calcext:value-type="string">
            <text:p>english</text:p>
          </table:table-cell>
          <table:table-cell office:value-type="string" calcext:value-type="string">
            <text:p>Hello from across the Pond,</text:p>
            <text:p/>
            <text:p/>
            <text:p>Also, one other question about the Salesforce orchestration component.  I've set the row limit to 1000000 and the job keeps failing with a 'timeout' error.  I retried with 100, 1000, 10000, and 100000 limit and those all work. We probably have close to 1.3 million records we're trying to pull from salesforce into redshift. Any ideas about this timeout issue? Do you think it has to do with the statement timeout value on our redshift cluster?</text:p>
            <text:p/>
            <text:p>Thanks,</text:p>
            <text:p>Zach</text:p>
          </table:table-cell>
          <table:table-cell table:number-columns-repeated="103"/>
        </table:table-row>
        <table:table-row table:style-name="ro3">
          <table:table-cell office:value-type="float" office:value="231" calcext:value-type="float">
            <text:p>231</text:p>
          </table:table-cell>
          <table:table-cell office:value-type="string" calcext:value-type="string">
            <text:p>https://support.matillion.com/agent/case/231</text:p>
          </table:table-cell>
          <table:table-cell office:value-type="string" calcext:value-type="string">
            <text:p>Scheduling: Task running on EST, picking up GMT date in py</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5/27/2016 12:57:45</text:p>
          </table:table-cell>
          <table:table-cell office:value-type="string" calcext:value-type="string">
            <text:p>5/31/2016 12:09:47</text:p>
          </table:table-cell>
          <table:table-cell office:value-type="string" calcext:value-type="string">
            <text:p>5/27/2016 13:00:54</text:p>
          </table:table-cell>
          <table:table-cell office:value-type="string" calcext:value-type="string">
            <text:p>5/27/2016 13:31:48</text:p>
          </table:table-cell>
          <table:table-cell/>
          <table:table-cell table:number-columns-repeated="2" office:value-type="string" calcext:value-type="string">
            <text:p>5/31/2016 12:09:47</text:p>
          </table:table-cell>
          <table:table-cell office:value-type="float" office:value="2185" calcext:value-type="float">
            <text:p>218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5/31/2016 12:09:43</text:p>
          </table:table-cell>
          <table:table-cell office:value-type="string" calcext:value-type="string">
            <text:p>5/27/2016 13:31:48</text:p>
          </table:table-cell>
          <table:table-cell office:value-type="string" calcext:value-type="string">
            <text:p>in</text:p>
          </table:table-cell>
          <table:table-cell/>
          <table:table-cell office:value-type="string" calcext:value-type="string">
            <text:p>Chrome 50.0.2661.102</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My task "A" is picking up the next day's date at 20:00 (see python-script).</text:p>
            <text:p/>
            <text:p>Any idea how to fix and deal with (BST, DST, etc...)?</text:p>
          </table:table-cell>
          <table:table-cell table:number-columns-repeated="103"/>
        </table:table-row>
        <table:table-row table:style-name="ro37">
          <table:table-cell office:value-type="float" office:value="232" calcext:value-type="float">
            <text:p>232</text:p>
          </table:table-cell>
          <table:table-cell office:value-type="string" calcext:value-type="string">
            <text:p>https://support.matillion.com/agent/case/232</text:p>
          </table:table-cell>
          <table:table-cell office:value-type="string" calcext:value-type="string">
            <text:p>Pass filename into Matillion</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7/2016 14:33:16</text:p>
          </table:table-cell>
          <table:table-cell office:value-type="string" calcext:value-type="string">
            <text:p>6/17/2016 08:15:44</text:p>
          </table:table-cell>
          <table:table-cell office:value-type="string" calcext:value-type="string">
            <text:p>5/27/2016 14:51:57</text:p>
          </table:table-cell>
          <table:table-cell office:value-type="string" calcext:value-type="string">
            <text:p>5/31/2016 13:57:12</text:p>
          </table:table-cell>
          <table:table-cell/>
          <table:table-cell table:number-columns-repeated="2" table:style-name="ce1" office:value-type="string" calcext:value-type="string">
            <text:p>6/3/2016 19:44:47</text:p>
          </table:table-cell>
          <table:table-cell office:value-type="float" office:value="3398" calcext:value-type="float">
            <text:p>3398</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6/14/2016 21:27:19</text:p>
          </table:table-cell>
          <table:table-cell office:value-type="string" calcext:value-type="string">
            <text:p>6/14/2016 20:13:42</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guys,</text:p>
            <text:p/>
            <text:p>I asked you this fairly early on and you provided me with a nice workaround for getting a daily file.</text:p>
            <text:p/>
            <text:p>I’m sorry but I’m going to ask you again.</text:p>
            <text:p/>
            <text:p>I am using the logic to create the variable for the current/previous day quite a lot.</text:p>
            <text:p/>
            <text:p>But I do need to differentiate between files that were delivered today, by their timestamp.  It would be ideal if I could pass the file attributes into Redshift somehow.</text:p>
            <text:p/>
            <text:p>Sample fileset – Website prices and stock created every hour for comparison to the CMS:</text:p>
            <text:p>[cid:image001.png@01D1B82C.DF882B50]</text:p>
            <text:p/>
            <text:p>I currently load by using “DW04.superdry_com.${v_today}”</text:p>
            <text:p/>
            <text:p>Which is good for loading all of the files on the wildcard.  But when I want to take the latest file in the logic and do something with it, I am struggling.</text:p>
            <text:p/>
            <text:p>What I am actually going to do is do a comparison and only store down the changes between the files so I get a nice change history. And can report on the latest snapshot.</text:p>
            <text:p/>
            <text:p>Can you help me?  (this might be a Tuesday job)</text:p>
            <text:p/>
            <text:p>Thanks</text:p>
            <text:p/>
            <text:p>Tristan</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cid:imagebf5236.JPG@4da3bbe6.47adb124].</text:p>
          </table:table-cell>
          <table:table-cell table:number-columns-repeated="103"/>
        </table:table-row>
        <table:table-row table:style-name="ro38">
          <table:table-cell office:value-type="float" office:value="233" calcext:value-type="float">
            <text:p>233</text:p>
          </table:table-cell>
          <table:table-cell office:value-type="string" calcext:value-type="string">
            <text:p>https://support.matillion.com/agent/case/233</text:p>
          </table:table-cell>
          <table:table-cell office:value-type="string" calcext:value-type="string">
            <text:p>Re: Bulk import</text:p>
          </table:table-cell>
          <table:table-cell/>
          <table:table-cell office:value-type="string" calcext:value-type="string">
            <text:p>wigroup.co.za</text:p>
          </table:table-cell>
          <table:table-cell office:value-type="string" calcext:value-type="string">
            <text:p>Andre</text:p>
          </table:table-cell>
          <table:table-cell office:value-type="string" calcext:value-type="string">
            <text:p>Steenkamp</text:p>
          </table:table-cell>
          <table:table-cell office:value-type="string" calcext:value-type="string">
            <text:p>kristian.everard@matill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7/2016 14:50:34</text:p>
          </table:table-cell>
          <table:table-cell table:style-name="ce1" office:value-type="string" calcext:value-type="string">
            <text:p>7/5/2016 13:35:13</text:p>
          </table:table-cell>
          <table:table-cell office:value-type="string" calcext:value-type="string">
            <text:p>5/27/2016 14:53:46</text:p>
          </table:table-cell>
          <table:table-cell office:value-type="string" calcext:value-type="string">
            <text:p>5/27/2016 14:57:12</text:p>
          </table:table-cell>
          <table:table-cell table:number-columns-repeated="3"/>
          <table:table-cell office:value-type="float" office:value="178" calcext:value-type="float">
            <text:p>178</text:p>
          </table:table-cell>
          <table:table-cell table:number-columns-repeated="2" office:value-type="float" office:value="1" calcext:value-type="float">
            <text:p>1</text:p>
          </table:table-cell>
          <table:table-cell office:value-type="string" calcext:value-type="string">
            <text:p>5/27/2016 14:50:34</text:p>
          </table:table-cell>
          <table:table-cell office:value-type="string" calcext:value-type="string">
            <text:p>5/27/2016 14:57:12</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Bob</text:p>
            <text:p/>
            <text:p>Let me loop in support for some guidance.</text:p>
            <text:p/>
            <text:p>(@DL- Bob is on a free trial for ontario systems currently)</text:p>
            <text:p/>
            <text:p/>
            <text:p>Kind regards,</text:p>
            <text:p>*Kristian Everard*</text:p>
            <text:p>kristian.everard@matillion.com</text:p>
            <text:p>+44 (0)7919 041192</text:p>
            <text:p/>
            <text:p>Matillion Ltd</text:p>
            <text:p>Springwood, Booths Park, Chelford Road, Knutsford, Cheshire, WA16 8GS</text:p>
            <text:p>w: www.matillion.com</text:p>
            <text:p/>
            <text:p>-&gt; Matillion ETL for Redshift on AWS Marketplace - Free 14-day trial</text:p>
            <text:p/>
            <text:p>-&gt; Matillion - AWS Big Data Competency Partner</text:p>
            <text:p/>
            <text:p>-&gt; Matillion ETL for Redshift on matillion.com</text:p>
            <text:p/>
            <text:p/>
            <text:p>On 27 May 2016 at 15:46, Bob Mattax  wrote:</text:p>
            <text:p/>
            <text:p>&gt; Kristian,</text:p>
            <text:p>&gt;</text:p>
            <text:p>&gt; I thought I remembered you saying there was a way to bulk import column</text:p>
            <text:p>&gt; data for it source tables. Is that true?</text:p>
            <text:p>&gt;</text:p>
            <text:p>&gt; Bob</text:p>
            <text:p>&gt;</text:p>
            <text:p>&gt; Sent from Nine </text:p>
            <text:p>&gt;</text:p>
            <text:p>&gt; Attention: This message and all attachments are private and may contain</text:p>
            <text:p>&gt; information that is confidential and privileged. If you received this</text:p>
            <text:p>&gt; message in error, please notify the sender by reply email and delete the</text:p>
            <text:p>&gt; message immediately.   ­­</text:p>
            <text:p>&gt;</text:p>
          </table:table-cell>
          <table:table-cell table:number-columns-repeated="103"/>
        </table:table-row>
        <table:table-row table:style-name="ro39">
          <table:table-cell office:value-type="float" office:value="234" calcext:value-type="float">
            <text:p>234</text:p>
          </table:table-cell>
          <table:table-cell office:value-type="string" calcext:value-type="string">
            <text:p>https://support.matillion.com/agent/case/234</text:p>
          </table:table-cell>
          <table:table-cell office:value-type="string" calcext:value-type="string">
            <text:p>Re: JSON transformations</text:p>
          </table:table-cell>
          <table:table-cell/>
          <table:table-cell office:value-type="string" calcext:value-type="string">
            <text:p>capitalone.com</text:p>
          </table:table-cell>
          <table:table-cell office:value-type="string" calcext:value-type="string">
            <text:p>Srinivas</text:p>
          </table:table-cell>
          <table:table-cell office:value-type="string" calcext:value-type="string">
            <text:p>Mupparapu</text:p>
          </table:table-cell>
          <table:table-cell office:value-type="string" calcext:value-type="string">
            <text:p>srinivas.mupparapu@capitalon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open</text:p>
          </table:table-cell>
          <table:table-cell office:value-type="string" calcext:value-type="string">
            <text:p>General</text:p>
          </table:table-cell>
          <table:table-cell table:number-columns-repeated="3"/>
          <table:table-cell office:value-type="string" calcext:value-type="string">
            <text:p>5/27/2016 17:14:32</text:p>
          </table:table-cell>
          <table:table-cell office:value-type="string" calcext:value-type="string">
            <text:p>6/20/2016 15:51:30</text:p>
          </table:table-cell>
          <table:table-cell office:value-type="string" calcext:value-type="string">
            <text:p>5/31/2016 15:13:57</text:p>
          </table:table-cell>
          <table:table-cell table:style-name="ce1" office:value-type="string" calcext:value-type="string">
            <text:p>6/1/2016 07:50:58</text:p>
          </table:table-cell>
          <table:table-cell table:style-name="ce1"/>
          <table:table-cell table:number-columns-repeated="2"/>
          <table:table-cell office:value-type="float" office:value="4877" calcext:value-type="float">
            <text:p>487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5/31/2016 21:39:12</text:p>
          </table:table-cell>
          <table:table-cell table:style-name="ce1" office:value-type="string" calcext:value-type="string">
            <text:p>6/1/2016 09:04:59</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Srinivas,</text:p>
            <text:p/>
            <text:p>Let me loop in support.</text:p>
            <text:p/>
            <text:p/>
            <text:p/>
            <text:p>On Friday, 27 May 2016, Mupparapu, Srinivas &lt;</text:p>
            <text:p>Srinivas.Mupparapu@capitalone.com&gt; wrote:</text:p>
            <text:p/>
            <text:p>&gt; Kristian,</text:p>
            <text:p>&gt; I am in the process of building a POC using Matillion. My POC includes</text:p>
            <text:p>&gt; reading a JSON file from S3, extract pertinent JSON objects and flatten</text:p>
            <text:p>&gt; them and then finally store the flattened data into Redshift database table.</text:p>
            <text:p>&gt;</text:p>
            <text:p>&gt; I have created an Orchestration flow and trying to use S3 Load component</text:p>
            <text:p>&gt; to read the JSON content. My input JSON is not a load ready file, some of</text:p>
            <text:p>&gt; its objects needs to be parsed/extracted, and flattened before I can load</text:p>
            <text:p>&gt; it into Redshift.  However, S3 Load component is expecting Redshift details</text:p>
            <text:p>&gt; in its properties section as if the file is going to be loaded straight</text:p>
            <text:p>&gt; into Redshift.  Could you please advise on how to proceed.</text:p>
            <text:p>&gt;</text:p>
            <text:p>&gt; Thanks,</text:p>
            <text:p>&gt; Srinivas</text:p>
            <text:p>&gt;</text:p>
            <text:p>&gt;</text:p>
            <text:p>&gt; ------------------------------</text:p>
            <text:p>&gt;</text:p>
            <text:p>&gt; The information contained in this e-mail is confidential and/or</text:p>
            <text:p>&gt; proprietary to Capital One and/or its affiliates and may only be used</text:p>
            <text:p>&gt; solely in performance of work or services for Capital One. The information</text:p>
            <text:p>&gt; transmitted herewith is intended only for use by the individual or entity</text:p>
            <text:p>&gt; to which it is addressed. If the reader of this message is not the intended</text:p>
            <text:p>&gt; recipient, you are hereby notified that any review, retransmission,</text:p>
            <text:p>&gt; dissemination, distribution, copying or other use of, or taking of any</text:p>
            <text:p>&gt; action in reliance upon this information is strictly prohibited. If you</text:p>
            <text:p>&gt; have received this communication in error, please contact the sender and</text:p>
            <text:p>&gt; delete the material from your computer.</text:p>
            <text:p>&gt;</text:p>
            <text:p/>
            <text:p/>
            <text:p>-- </text:p>
            <text:p/>
            <text:p>Kind regards,</text:p>
            <text:p>*Kristian Everard*</text:p>
            <text:p>kristian.everard@matillion.com</text:p>
            <text:p>+44 (0)7919 041192</text:p>
            <text:p/>
            <text:p>Matillion Ltd</text:p>
            <text:p>Springwood, Booths Park, Chelford Road, Knutsford, Cheshire, WA16 8GS</text:p>
            <text:p>w: www.matillion.com</text:p>
            <text:p/>
            <text:p>-&gt; Matillion ETL for Redshift on AWS Marketplace - Free 14-day trial</text:p>
            <text:p/>
            <text:p>-&gt; Matillion - AWS Big Data Competency Partner</text:p>
            <text:p/>
            <text:p>-&gt; Matillion ETL for Redshift on matillion.com</text:p>
            <text:p/>
          </table:table-cell>
          <table:table-cell table:number-columns-repeated="103"/>
        </table:table-row>
        <table:table-row table:style-name="ro40">
          <table:table-cell office:value-type="float" office:value="235" calcext:value-type="float">
            <text:p>235</text:p>
          </table:table-cell>
          <table:table-cell office:value-type="string" calcext:value-type="string">
            <text:p>https://support.matillion.com/agent/case/235</text:p>
          </table:table-cell>
          <table:table-cell office:value-type="string" calcext:value-type="string">
            <text:p>Re: Defining columns in tables</text:p>
          </table:table-cell>
          <table:table-cell/>
          <table:table-cell office:value-type="string" calcext:value-type="string">
            <text:p>ontariosystems.com</text:p>
          </table:table-cell>
          <table:table-cell office:value-type="string" calcext:value-type="string">
            <text:p>Brian</text:p>
          </table:table-cell>
          <table:table-cell office:value-type="string" calcext:value-type="string">
            <text:p>Hughes</text:p>
          </table:table-cell>
          <table:table-cell office:value-type="string" calcext:value-type="string">
            <text:p>brian.hughes@ontariosystem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5/27/2016 19:22:28</text:p>
          </table:table-cell>
          <table:table-cell office:value-type="string" calcext:value-type="string">
            <text:p>6/14/2016 20:43:43</text:p>
          </table:table-cell>
          <table:table-cell office:value-type="string" calcext:value-type="string">
            <text:p>5/27/2016 21:24:00</text:p>
          </table:table-cell>
          <table:table-cell office:value-type="string" calcext:value-type="string">
            <text:p>5/31/2016 15:10:33</text:p>
          </table:table-cell>
          <table:table-cell table:number-columns-repeated="3"/>
          <table:table-cell office:value-type="float" office:value="1170" calcext:value-type="float">
            <text:p>1170</text:p>
          </table:table-cell>
          <table:table-cell office:value-type="float" office:value="3" calcext:value-type="float">
            <text:p>3</text:p>
          </table:table-cell>
          <table:table-cell office:value-type="float" office:value="5" calcext:value-type="float">
            <text:p>5</text:p>
          </table:table-cell>
          <table:table-cell table:style-name="ce1" office:value-type="string" calcext:value-type="string">
            <text:p>6/9/2016 17:37:43</text:p>
          </table:table-cell>
          <table:table-cell office:value-type="string" calcext:value-type="string">
            <text:p>6/14/2016 20:43:43</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Brian</text:p>
            <text:p>Not sure I recall the conversation exactly, but that's a specific</text:p>
            <text:p>requirement I am sure our support can advise on. Cc'd on this note.</text:p>
            <text:p/>
            <text:p/>
            <text:p>On Friday, 27 May 2016, Brian Hughes </text:p>
            <text:p>wrote:</text:p>
            <text:p/>
            <text:p>&gt; I need to add 916 columns to a table.  I would prefer not to have to hand</text:p>
            <text:p>&gt; type each of those in.  On the demo, you mentioned that we could somehow</text:p>
            <text:p>&gt; import or copy/paste them in.</text:p>
            <text:p>&gt;</text:p>
            <text:p>&gt;</text:p>
            <text:p>&gt;</text:p>
            <text:p>&gt; How do you do that?</text:p>
            <text:p>&gt;</text:p>
            <text:p>&gt;</text:p>
            <text:p>&gt;</text:p>
            <text:p>&gt; Brian E Hughes</text:p>
            <text:p>&gt; Development Manager</text:p>
            <text:p>&gt; Phone: 765.751.7525</text:p>
            <text:p>&gt; Fax: 765.751.7699</text:p>
            <text:p>&gt; Cell: 765.716.1768</text:p>
            <text:p>&gt;</text:p>
            <text:p>&gt;</text:p>
            <text:p>&gt;</text:p>
            <text:p>&gt; Attention: This message and all attachments are private and may contain</text:p>
            <text:p>&gt; information that is confidential and privileged. If you received this</text:p>
            <text:p>&gt; message in error, please notify the sender by reply email and delete the</text:p>
            <text:p>&gt; message immediately.   ­­</text:p>
            <text:p>&gt;</text:p>
            <text:p/>
            <text:p/>
            <text:p>-- </text:p>
            <text:p/>
            <text:p>Kind regards,</text:p>
            <text:p>*Kristian Everard*</text:p>
            <text:p>kristian.everard@matillion.com</text:p>
            <text:p>+44 (0)7919 041192</text:p>
            <text:p/>
            <text:p>Matillion Ltd</text:p>
            <text:p>Springwood, Booths Park, Chelford Road, Knutsford, Cheshire, WA16 8GS</text:p>
            <text:p>w: www.matillion.com</text:p>
            <text:p/>
            <text:p>-&gt; Matillion ETL for Redshift on AWS Marketplace - Free 14-day trial</text:p>
            <text:p/>
            <text:p>-&gt; Matillion - AWS Big Data Competency Partner</text:p>
            <text:p/>
            <text:p>-&gt; Matillion ETL for Redshift on matillion.com</text:p>
            <text:p/>
          </table:table-cell>
          <table:table-cell table:number-columns-repeated="103"/>
        </table:table-row>
        <table:table-row table:style-name="ro29">
          <table:table-cell office:value-type="float" office:value="236" calcext:value-type="float">
            <text:p>236</text:p>
          </table:table-cell>
          <table:table-cell office:value-type="string" calcext:value-type="string">
            <text:p>https://support.matillion.com/agent/case/236</text:p>
          </table:table-cell>
          <table:table-cell office:value-type="string" calcext:value-type="string">
            <text:p>which driver to use for the Matillion DB component</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6/1/2016 13:07:29</text:p>
          </table:table-cell>
          <table:table-cell table:style-name="ce1" office:value-type="string" calcext:value-type="string">
            <text:p>6/3/2016 19:50:05</text:p>
          </table:table-cell>
          <table:table-cell table:style-name="ce1" office:value-type="string" calcext:value-type="string">
            <text:p>6/1/2016 13:26:08</text:p>
          </table:table-cell>
          <table:table-cell table:style-name="ce1" office:value-type="string" calcext:value-type="string">
            <text:p>6/1/2016 13:55:10</text:p>
          </table:table-cell>
          <table:table-cell table:style-name="ce1"/>
          <table:table-cell table:number-columns-repeated="2" table:style-name="ce1" office:value-type="string" calcext:value-type="string">
            <text:p>6/3/2016 19:50:05</text:p>
          </table:table-cell>
          <table:table-cell office:value-type="float" office:value="650" calcext:value-type="float">
            <text:p>650</text:p>
          </table:table-cell>
          <table:table-cell office:value-type="float" office:value="5" calcext:value-type="float">
            <text:p>5</text:p>
          </table:table-cell>
          <table:table-cell office:value-type="float" office:value="2" calcext:value-type="float">
            <text:p>2</text:p>
          </table:table-cell>
          <table:table-cell table:style-name="ce1" office:value-type="string" calcext:value-type="string">
            <text:p>6/2/2016 12:58:29</text:p>
          </table:table-cell>
          <table:table-cell table:style-name="ce1" office:value-type="string" calcext:value-type="string">
            <text:p>6/1/2016 14:22:37</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Can you tell me if I should be using jdbc or odbc for Matillion?  I figured it was sensible to be jdbc.</text:p>
            <text:p/>
            <text:p>I want to query an Oracle SQL database.</text:p>
            <text:p/>
            <text:p>Thanks</text:p>
            <text:p/>
            <text:p>Tristan</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cid:image1e43aa.JPG@5082fff1.49a7cca7].</text:p>
          </table:table-cell>
          <table:table-cell table:number-columns-repeated="103"/>
        </table:table-row>
        <table:table-row table:style-name="ro9">
          <table:table-cell office:value-type="float" office:value="237" calcext:value-type="float">
            <text:p>237</text:p>
          </table:table-cell>
          <table:table-cell office:value-type="string" calcext:value-type="string">
            <text:p>https://support.matillion.com/agent/case/237</text:p>
          </table:table-cell>
          <table:table-cell office:value-type="string" calcext:value-type="string">
            <text:p>SQS Example for AWS CLI</text:p>
          </table:table-cell>
          <table:table-cell/>
          <table:table-cell office:value-type="string" calcext:value-type="string">
            <text:p>flyporter.com</text:p>
          </table:table-cell>
          <table:table-cell office:value-type="string" calcext:value-type="string">
            <text:p>Troy</text:p>
          </table:table-cell>
          <table:table-cell office:value-type="string" calcext:value-type="string">
            <text:p>Tiller</text:p>
          </table:table-cell>
          <table:table-cell office:value-type="string" calcext:value-type="string">
            <text:p>troy.tiller@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6/1/2016 13:57:44</text:p>
          </table:table-cell>
          <table:table-cell table:style-name="ce1" office:value-type="string" calcext:value-type="string">
            <text:p>6/1/2016 14:09:40</text:p>
          </table:table-cell>
          <table:table-cell table:style-name="ce1" office:value-type="string" calcext:value-type="string">
            <text:p>6/1/2016 13:58:43</text:p>
          </table:table-cell>
          <table:table-cell table:style-name="ce1" office:value-type="string" calcext:value-type="string">
            <text:p>6/1/2016 14:09:40</text:p>
          </table:table-cell>
          <table:table-cell table:style-name="ce1"/>
          <table:table-cell table:number-columns-repeated="2"/>
          <table:table-cell office:value-type="float" office:value="613" calcext:value-type="float">
            <text:p>613</text:p>
          </table:table-cell>
          <table:table-cell table:number-columns-repeated="2" office:value-type="float" office:value="1" calcext:value-type="float">
            <text:p>1</text:p>
          </table:table-cell>
          <table:table-cell table:style-name="ce1" office:value-type="string" calcext:value-type="string">
            <text:p>6/1/2016 13:57:44</text:p>
          </table:table-cell>
          <table:table-cell table:style-name="ce1" office:value-type="string" calcext:value-type="string">
            <text:p>6/1/2016 14:09:40</text:p>
          </table:table-cell>
          <table:table-cell office:value-type="string" calcext:value-type="string">
            <text:p>out</text:p>
          </table:table-cell>
          <table:table-cell/>
          <table:table-cell office:value-type="string" calcext:value-type="string">
            <text:p>Chrome 50.0.2661.102</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text:p>
            <text:p/>
            <text:p>We've started using SQS to trigger the start of a couple of jobs to run. We can do this quite well using a python script. We also need it to work with AWS CLI but haven't been able to get the syntax working. Do you have a sample script how to send a message to a sqs queue via CLI using send-message for a Matillion job to start?</text:p>
            <text:p/>
            <text:p>Thanks,</text:p>
            <text:p>Troy</text:p>
          </table:table-cell>
          <table:table-cell table:number-columns-repeated="103"/>
        </table:table-row>
        <table:table-row table:style-name="ro40">
          <table:table-cell office:value-type="float" office:value="238" calcext:value-type="float">
            <text:p>238</text:p>
          </table:table-cell>
          <table:table-cell office:value-type="string" calcext:value-type="string">
            <text:p>https://support.matillion.com/agent/case/238</text:p>
          </table:table-cell>
          <table:table-cell office:value-type="string" calcext:value-type="string">
            <text:p>Fwd: Error in Matillion</text:p>
          </table:table-cell>
          <table:table-cell/>
          <table:table-cell office:value-type="string" calcext:value-type="string">
            <text:p>ge.com</text:p>
          </table:table-cell>
          <table:table-cell office:value-type="string" calcext:value-type="string">
            <text:p>Essence</text:p>
          </table:table-cell>
          <table:table-cell office:value-type="string" calcext:value-type="string">
            <text:p>Yung</text:p>
          </table:table-cell>
          <table:table-cell office:value-type="string" calcext:value-type="string">
            <text:p>essence.yung@g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6/2/2016 11:03:37</text:p>
          </table:table-cell>
          <table:table-cell office:value-type="string" calcext:value-type="string">
            <text:p>7/15/2016 12:42:04</text:p>
          </table:table-cell>
          <table:table-cell table:style-name="ce1" office:value-type="string" calcext:value-type="string">
            <text:p>6/2/2016 11:04:06</text:p>
          </table:table-cell>
          <table:table-cell table:style-name="ce1" office:value-type="string" calcext:value-type="string">
            <text:p>6/2/2016 11:13:44</text:p>
          </table:table-cell>
          <table:table-cell table:style-name="ce1"/>
          <table:table-cell table:number-columns-repeated="2" office:value-type="string" calcext:value-type="string">
            <text:p>7/15/2016 12:42:04</text:p>
          </table:table-cell>
          <table:table-cell office:value-type="float" office:value="542" calcext:value-type="float">
            <text:p>542</text:p>
          </table:table-cell>
          <table:table-cell table:number-columns-repeated="2" office:value-type="float" office:value="1" calcext:value-type="float">
            <text:p>1</text:p>
          </table:table-cell>
          <table:table-cell table:style-name="ce1" office:value-type="string" calcext:value-type="string">
            <text:p>6/2/2016 11:03:37</text:p>
          </table:table-cell>
          <table:table-cell table:style-name="ce1" office:value-type="string" calcext:value-type="string">
            <text:p>6/2/2016 11:13:44</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Yung, Essence (GE Power) </text:p>
            <text:p>Date: 2 June 2016 at 11:52</text:p>
            <text:p>Subject: Fwd: Error in Matillion</text:p>
            <text:p>To: "jamie.cole@matillion.com" , "Specketer, Paul</text:p>
            <text:p>(GE Power)" </text:p>
            <text:p/>
            <text:p/>
            <text:p>Question on the upper limit of the number of columns that can be created in</text:p>
            <text:p>matillion as a view - please see the error message attached.</text:p>
            <text:p/>
            <text:p>Sent from my iPhone</text:p>
            <text:p/>
            <text:p>Begin forwarded message:</text:p>
            <text:p/>
            <text:p>From: "Chollangi, Varaprasad (GE Power)" &gt;</text:p>
            <text:p>Date: June 2, 2016 at 3:16:23 AM EDT</text:p>
            <text:p>To: "Yung, Essence (GE Power)" &gt;</text:p>
            <text:p>Subject: Error in Matillion</text:p>
            <text:p/>
            <text:p>Hello Essence ,</text:p>
            <text:p/>
            <text:p>I am getting the below error message in the join component .  I verified</text:p>
            <text:p>the join conditions and component Properties, I could see all the</text:p>
            <text:p>properties are “ok” status,  But still I am getting the  same errors</text:p>
            <text:p>message. due to this error component  validation is failing. Not sure what</text:p>
            <text:p>is the error here. Can you help me what might be reason for this error.</text:p>
            <text:p/>
            <text:p/>
            <text:p/>
            <text:p>[cid:image001.png@01D1BCCC.C47D20A0]</text:p>
            <text:p/>
            <text:p/>
            <text:p>Thanks</text:p>
            <text:p>VaraPrasad.C</text:p>
            <text:p/>
            <text:p/>
            <text:p/>
            <text:p/>
            <text:p>-- </text:p>
            <text:p>*Jamie Cole*</text:p>
            <text:p>Jamie.Cole@matillion.com</text:p>
            <text:p/>
            <text:p>Matillion Ltd</text:p>
            <text:p>Springwood, Booths Park, Chelford Road, Knutsford, Cheshire, WA16 8GS</text:p>
            <text:p>w: www.matillion.com</text:p>
            <text:p>m: 07585 973685</text:p>
            <text:p/>
            <text:p>Follow Matillion on LinkedIn  and</text:p>
            <text:p>Twitter </text:p>
          </table:table-cell>
          <table:table-cell table:number-columns-repeated="103"/>
        </table:table-row>
        <table:table-row table:style-name="ro16">
          <table:table-cell office:value-type="float" office:value="239" calcext:value-type="float">
            <text:p>239</text:p>
          </table:table-cell>
          <table:table-cell office:value-type="string" calcext:value-type="string">
            <text:p>https://support.matillion.com/agent/case/239</text:p>
          </table:table-cell>
          <table:table-cell office:value-type="string" calcext:value-type="string">
            <text:p>After launching Matillion ETL Error: Connection lost</text:p>
          </table:table-cell>
          <table:table-cell/>
          <table:table-cell office:value-type="string" calcext:value-type="string">
            <text:p>siemens.com</text:p>
          </table:table-cell>
          <table:table-cell office:value-type="string" calcext:value-type="string">
            <text:p>Martin</text:p>
          </table:table-cell>
          <table:table-cell office:value-type="string" calcext:value-type="string">
            <text:p>Gottschalg</text:p>
          </table:table-cell>
          <table:table-cell office:value-type="string" calcext:value-type="string">
            <text:p>gottschalg.martin@siemen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6/3/2016 11:55:01</text:p>
          </table:table-cell>
          <table:table-cell table:style-name="ce1" office:value-type="string" calcext:value-type="string">
            <text:p>6/10/2016 09:11:42</text:p>
          </table:table-cell>
          <table:table-cell table:style-name="ce1" office:value-type="string" calcext:value-type="string">
            <text:p>6/3/2016 11:55:25</text:p>
          </table:table-cell>
          <table:table-cell table:style-name="ce1" office:value-type="string" calcext:value-type="string">
            <text:p>6/3/2016 12:04:30</text:p>
          </table:table-cell>
          <table:table-cell table:style-name="ce1"/>
          <table:table-cell table:number-columns-repeated="2" table:style-name="ce1" office:value-type="string" calcext:value-type="string">
            <text:p>6/10/2016 09:11:42</text:p>
          </table:table-cell>
          <table:table-cell office:value-type="float" office:value="1263" calcext:value-type="float">
            <text:p>1263</text:p>
          </table:table-cell>
          <table:table-cell office:value-type="float" office:value="4" calcext:value-type="float">
            <text:p>4</text:p>
          </table:table-cell>
          <table:table-cell office:value-type="float" office:value="3" calcext:value-type="float">
            <text:p>3</text:p>
          </table:table-cell>
          <table:table-cell table:style-name="ce1" office:value-type="string" calcext:value-type="string">
            <text:p>6/3/2016 13:45:26</text:p>
          </table:table-cell>
          <table:table-cell table:style-name="ce1" office:value-type="string" calcext:value-type="string">
            <text:p>6/3/2016 13:54:39</text:p>
          </table:table-cell>
          <table:table-cell office:value-type="string" calcext:value-type="string">
            <text:p>in</text:p>
          </table:table-cell>
          <table:table-cell/>
          <table:table-cell office:value-type="string" calcext:value-type="string">
            <text:p>IE 11.0</text:p>
          </table:table-cell>
          <table:table-cell office:value-type="string" calcext:value-type="string">
            <text:p>Windows 7 </text:p>
          </table:table-cell>
          <table:table-cell office:value-type="string" calcext:value-type="string">
            <text:p>192.35.17.17</text:p>
          </table:table-cell>
          <table:table-cell office:value-type="string" calcext:value-type="string">
            <text:p>english</text:p>
          </table:table-cell>
          <table:table-cell office:value-type="string" calcext:value-type="string">
            <text:p>Hello,</text:p>
            <text:p/>
            <text:p>I set up Matillion ETL in a VPC according to your instructions</text:p>
            <text:p>- IAM role with the described policies</text:p>
            <text:p>- Security Group with ports 22,80 and 443 opened up for Inbound traffic</text:p>
            <text:p/>
            <text:p>When navigating to the instance via browser, the GUI builds up but a Message Box saying Connection lost. Attempting to reconnect" keeps popping up.</text:p>
            <text:p/>
            <text:p>Any idaes where this issue might come from?</text:p>
            <text:p/>
            <text:p>Thank you,</text:p>
            <text:p>Martin</text:p>
          </table:table-cell>
          <table:table-cell table:number-columns-repeated="103"/>
        </table:table-row>
        <table:table-row table:style-name="ro41">
          <table:table-cell office:value-type="float" office:value="240" calcext:value-type="float">
            <text:p>240</text:p>
          </table:table-cell>
          <table:table-cell office:value-type="string" calcext:value-type="string">
            <text:p>https://support.matillion.com/agent/case/240</text:p>
          </table:table-cell>
          <table:table-cell office:value-type="string" calcext:value-type="string">
            <text:p>Re: Invitation: PaddyPower/Matillion ETL Training @ Tue 7 Jun 2016 9am - 10am (kristian.everard@matillion.com)</text:p>
          </table:table-cell>
          <table:table-cell table:number-columns-repeated="2"/>
          <table:table-cell office:value-type="string" calcext:value-type="string">
            <text:p>Louis</text:p>
          </table:table-cell>
          <table:table-cell office:value-type="string" calcext:value-type="string">
            <text:p>Ryan</text:p>
          </table:table-cell>
          <table:table-cell office:value-type="string" calcext:value-type="string">
            <text:p>louisryan@m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6/3/2016 18:39:39</text:p>
          </table:table-cell>
          <table:table-cell table:style-name="ce1" office:value-type="string" calcext:value-type="string">
            <text:p>6/7/2016 13:48:33</text:p>
          </table:table-cell>
          <table:table-cell table:style-name="ce1" office:value-type="string" calcext:value-type="string">
            <text:p>6/3/2016 19:43:15</text:p>
          </table:table-cell>
          <table:table-cell table:style-name="ce1" office:value-type="string" calcext:value-type="string">
            <text:p>6/7/2016 13:48:33</text:p>
          </table:table-cell>
          <table:table-cell table:style-name="ce1"/>
          <table:table-cell table:number-columns-repeated="2"/>
          <table:table-cell office:value-type="float" office:value="224" calcext:value-type="float">
            <text:p>224</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6/3/2016 18:50:14</text:p>
          </table:table-cell>
          <table:table-cell table:style-name="ce1" office:value-type="string" calcext:value-type="string">
            <text:p>6/7/2016 13:48:33</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Louis, great to see you getting started already!</text:p>
            <text:p/>
            <text:p>Are you trying to launch this within another ec2 instance or something?</text:p>
            <text:p>Other than the med,large,extralarge?</text:p>
            <text:p/>
            <text:p>I'll loop in our support to help you from here..support pls meet Louis from</text:p>
            <text:p>paddy power</text:p>
            <text:p/>
            <text:p/>
            <text:p>On Friday, 3 June 2016, Louis Ryan  wrote:</text:p>
            <text:p/>
            <text:p>&gt; Hi Kristian,</text:p>
            <text:p>&gt;</text:p>
            <text:p>&gt; Upon beginning my trial with Matillion, I’m running into issues launching</text:p>
            <text:p>&gt; the Matillion AMI. Following the instruction provided here, I’m running</text:p>
            <text:p>&gt; into issues with the following error:</text:p>
            <text:p>&gt;</text:p>
            <text:p>&gt;</text:p>
            <text:p>&gt; Do you know if there’s anyone who could help with this issue?</text:p>
            <text:p>&gt;</text:p>
            <text:p>&gt; Kind Regards,</text:p>
            <text:p>&gt; Louis</text:p>
            <text:p>&gt;</text:p>
            <text:p>&gt; On 3 Jun 2016, at 14:09, Kristian Everard  &gt; wrote:</text:p>
            <text:p>&gt;</text:p>
            <text:p>&gt; Hi Louis. I have sent you a reschedule for 9 on Wednesday. Hopefully that</text:p>
            <text:p>&gt; works?</text:p>
            <text:p>&gt;</text:p>
            <text:p>&gt;</text:p>
            <text:p>&gt; Kind regards,</text:p>
            <text:p>&gt; *Kristian Everard*</text:p>
            <text:p>&gt; kristian.everard@matillion.com</text:p>
            <text:p>&gt; +44 (0)7919 041192</text:p>
            <text:p>&gt;</text:p>
            <text:p>&gt; Matillion Ltd</text:p>
            <text:p>&gt; Springwood, Booths Park, Chelford Road, Knutsford, Cheshire, WA16 8GS</text:p>
            <text:p>&gt; w: www.matillion.com</text:p>
            <text:p>&gt;</text:p>
            <text:p>&gt; -&gt; Matillion ETL for Redshift on AWS Marketplace - Free 14-day trial</text:p>
            <text:p>&gt; </text:p>
            <text:p>&gt; -&gt; Matillion - AWS Big Data Competency Partner</text:p>
            <text:p>&gt; </text:p>
            <text:p>&gt; -&gt; Matillion ETL for Redshift on matillion.com</text:p>
            <text:p>&gt; </text:p>
            <text:p>&gt;</text:p>
            <text:p>&gt; On 3 June 2016 at 13:54, Louis Ryan  &gt; wrote:</text:p>
            <text:p>&gt;</text:p>
            <text:p>&gt;&gt; Hi Kristian,</text:p>
            <text:p>&gt;&gt;</text:p>
            <text:p>&gt;&gt; Is it possible to re-schedule this session to Wednesday instead?</text:p>
            <text:p>&gt;&gt; Something has come up on Tuesday morning which I’m unable to re-arrange.</text:p>
            <text:p>&gt;&gt;</text:p>
            <text:p>&gt;&gt;</text:p>
            <text:p>&gt;&gt; Thanks,</text:p>
            <text:p>&gt;&gt; Louis</text:p>
            <text:p>&gt;&gt;</text:p>
            <text:p>&gt;&gt; On 2 Jun 2016, at 09:40, kristian.everard@matillion.com</text:p>
            <text:p>&gt;&gt;  wrote:</text:p>
            <text:p>&gt;&gt;</text:p>
            <text:p>&gt;&gt; more details »</text:p>
            <text:p>&gt;&gt; </text:p>
            <text:p>&gt;&gt; PaddyPower/Matillion ETL Training</text:p>
            <text:p>&gt;&gt; Please join my meeting from your computer, tablet or smartphone.</text:p>
            <text:p>&gt;&gt; https://www.gotomeeting.com/join/337142901</text:p>
            <text:p>&gt;&gt; </text:p>
            <text:p>&gt;&gt;</text:p>
            <text:p>&gt;&gt; You can also dial in using your phone.</text:p>
            <text:p>&gt;&gt; United Kingdom: +44 (0) 330 221 0099</text:p>
            <text:p>&gt;&gt; United States: +1 (571) 317-3117</text:p>
            <text:p>&gt;&gt; Access Code: 337-142-901</text:p>
            <text:p>&gt;&gt; *When*</text:p>
            <text:p>&gt;&gt; Tue 7 Jun 2016 9am – 10am London</text:p>
            <text:p>&gt;&gt;</text:p>
            <text:p>&gt;&gt; *Where*</text:p>
            <text:p>&gt;&gt; conference; https://www.gotomeeting.com/join/337142901 (map</text:p>
            <text:p>&gt;&gt; </text:p>
            <text:p>&gt;&gt; )</text:p>
            <text:p>&gt;&gt;</text:p>
            <text:p>&gt;&gt; *Calendar*</text:p>
            <text:p>&gt;&gt; kristian.everard@matillion.com</text:p>
            <text:p>&gt;&gt; </text:p>
            <text:p>&gt;&gt;</text:p>
            <text:p>&gt;&gt; *Who*</text:p>
            <text:p>&gt;&gt; •</text:p>
            <text:p>&gt;&gt; kristian.everard@matil</text:p>
          </table:table-cell>
          <table:table-cell table:number-columns-repeated="103"/>
        </table:table-row>
        <table:table-row table:style-name="ro29">
          <table:table-cell office:value-type="float" office:value="241" calcext:value-type="float">
            <text:p>241</text:p>
          </table:table-cell>
          <table:table-cell office:value-type="string" calcext:value-type="string">
            <text:p>https://support.matillion.com/agent/case/241</text:p>
          </table:table-cell>
          <table:table-cell office:value-type="string" calcext:value-type="string">
            <text:p>Fwd: Best practices?</text:p>
          </table:table-cell>
          <table:table-cell/>
          <table:table-cell office:value-type="string" calcext:value-type="string">
            <text:p>fieldnation.com</text:p>
          </table:table-cell>
          <table:table-cell office:value-type="string" calcext:value-type="string">
            <text:p>Beth</text:p>
          </table:table-cell>
          <table:table-cell office:value-type="string" calcext:value-type="string">
            <text:p>Mattson</text:p>
          </table:table-cell>
          <table:table-cell office:value-type="string" calcext:value-type="string">
            <text:p>beth.mattson@fieldnat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6/6/2016 12:52:59</text:p>
          </table:table-cell>
          <table:table-cell table:style-name="ce1" office:value-type="string" calcext:value-type="string">
            <text:p>6/9/2016 13:23:05</text:p>
          </table:table-cell>
          <table:table-cell table:style-name="ce1" office:value-type="string" calcext:value-type="string">
            <text:p>6/7/2016 13:48:05</text:p>
          </table:table-cell>
          <table:table-cell table:number-columns-repeated="2"/>
          <table:table-cell table:number-columns-repeated="2" table:style-name="ce1" office:value-type="string" calcext:value-type="string">
            <text:p>6/9/2016 13:23:05</text:p>
          </table:table-cell>
          <table:table-cell office:value-type="float" office:value="425" calcext:value-type="float">
            <text:p>425</text:p>
          </table:table-cell>
          <table:table-cell office:value-type="float" office:value="3" calcext:value-type="float">
            <text:p>3</text:p>
          </table:table-cell>
          <table:table-cell office:value-type="float" office:value="0" calcext:value-type="float">
            <text:p>0</text:p>
          </table:table-cell>
          <table:table-cell table:style-name="ce1" office:value-type="string" calcext:value-type="string">
            <text:p>6/7/2016 17:28:16</text:p>
          </table:table-cell>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Beth Mattson </text:p>
            <text:p>Date: 3 June 2016 at 21:07</text:p>
            <text:p>Subject: Best practices?</text:p>
            <text:p>To: Jamie Cole </text:p>
            <text:p/>
            <text:p/>
            <text:p>Hi Jamie,</text:p>
            <text:p/>
            <text:p>I have some questions around best practices for development work in</text:p>
            <text:p>Matillion:</text:p>
            <text:p/>
            <text:p>   - Can you help me understand how best to utilize Projects, Environments,</text:p>
            <text:p>   and Instances to manage development work, and get some separation between</text:p>
            <text:p>   it and our production jobs? We've currently got two projects (finance and</text:p>
            <text:p>   sandbox), two environments (test and prod), and one Matillion instance.</text:p>
            <text:p>   That being said, Eric and I do the majority of our development work in the</text:p>
            <text:p>   finance project (pointed at our test cluster), and so here arise my many</text:p>
            <text:p>   questions:</text:p>
            <text:p>   - I created a couple new transformation jobs last week, and then</text:p>
            <text:p>   modified several existing orchestration jobs to include my new</text:p>
            <text:p>   transformation jobs, all in the "default" version of our finance project. I</text:p>
            <text:p>   finished this work prior to our weekly release, and we decided to include</text:p>
            <text:p>   my changes in our production version. Eric was working on a new</text:p>
            <text:p>   transformation job, as well, but his work won't be wrapped up for another</text:p>
            <text:p>   week or two. His job is part of the same project, and therefore part of the</text:p>
            <text:p>   new locked "production" version of the project, despite the fact that it is</text:p>
            <text:p>   still in development. Ideally, we would only include jobs that are vetted</text:p>
            <text:p>   and run when we create our locked production version, right? There's no</text:p>
            <text:p>   danger, per se, in unfinished jobs being part of the version that we've</text:p>
            <text:p>   locked as our production version, but it's not clear then which jobs work</text:p>
            <text:p>   and which don't yet. Should we have a "Production" project and then a "Beth</text:p>
            <text:p>   Dev" and an "Eric Dev" project? If so, how do you copy jobs between</text:p>
            <text:p>   projects?</text:p>
            <text:p>   - In order to develop, Eric and I often make copies of jobs that are</text:p>
            <text:p>   running in production in the finance project, and we tweak the copies as</text:p>
            <text:p>   part of our development work. For example, we have a transfor</text:p>
          </table:table-cell>
          <table:table-cell table:number-columns-repeated="103"/>
        </table:table-row>
        <table:table-row table:style-name="ro8">
          <table:table-cell office:value-type="float" office:value="242" calcext:value-type="float">
            <text:p>242</text:p>
          </table:table-cell>
          <table:table-cell office:value-type="string" calcext:value-type="string">
            <text:p>https://support.matillion.com/agent/case/242</text:p>
          </table:table-cell>
          <table:table-cell office:value-type="string" calcext:value-type="string">
            <text:p>Dealing with badly formatted input data</text:p>
          </table:table-cell>
          <table:table-cell/>
          <table:table-cell office:value-type="string" calcext:value-type="string">
            <text:p>pcf.com</text:p>
          </table:table-cell>
          <table:table-cell office:value-type="string" calcext:value-type="string">
            <text:p>Jules</text:p>
          </table:table-cell>
          <table:table-cell office:value-type="string" calcext:value-type="string">
            <text:p>Agee</text:p>
          </table:table-cell>
          <table:table-cell office:value-type="string" calcext:value-type="string">
            <text:p>julesa@pcf.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6/6/2016 17:45:14</text:p>
          </table:table-cell>
          <table:table-cell table:style-name="ce1" office:value-type="string" calcext:value-type="string">
            <text:p>6/10/2016 21:36:35</text:p>
          </table:table-cell>
          <table:table-cell table:style-name="ce1" office:value-type="string" calcext:value-type="string">
            <text:p>6/7/2016 13:48:52</text:p>
          </table:table-cell>
          <table:table-cell table:style-name="ce1" office:value-type="string" calcext:value-type="string">
            <text:p>6/7/2016 14:05:38</text:p>
          </table:table-cell>
          <table:table-cell table:style-name="ce1"/>
          <table:table-cell table:number-columns-repeated="2" table:style-name="ce1" office:value-type="string" calcext:value-type="string">
            <text:p>6/10/2016 21:36:35</text:p>
          </table:table-cell>
          <table:table-cell office:value-type="float" office:value="3715" calcext:value-type="float">
            <text:p>3715</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6/9/2016 18:33:30</text:p>
          </table:table-cell>
          <table:table-cell table:style-name="ce1" office:value-type="string" calcext:value-type="string">
            <text:p>6/7/2016 14:05:38</text:p>
          </table:table-cell>
          <table:table-cell office:value-type="string" calcext:value-type="string">
            <text:p>in</text:p>
          </table:table-cell>
          <table:table-cell/>
          <table:table-cell office:value-type="string" calcext:value-type="string">
            <text:p>Chrome 50.0.2661.102</text:p>
          </table:table-cell>
          <table:table-cell office:value-type="string" calcext:value-type="string">
            <text:p>Windows 7 </text:p>
          </table:table-cell>
          <table:table-cell office:value-type="string" calcext:value-type="string">
            <text:p>66.45.172.172</text:p>
          </table:table-cell>
          <table:table-cell office:value-type="string" calcext:value-type="string">
            <text:p>english</text:p>
          </table:table-cell>
          <table:table-cell office:value-type="string" calcext:value-type="string">
            <text:p>I'm getting some input data that's supposed to be in tab-seperated values text format, and I'm trying to load it from S3 into Redshift using the "S3 Load" module. Unfortunately, one of the fields contains carriage returns like this:</text:p>
            <text:p/>
            <text:p>key     data1      data2      description      data3     data4</text:p>
            <text:p>1       76342      907-9689     nice text here   242093    2309483092</text:p>
            <text:p>2       89677      896-8594     bad</text:p>
            <text:p>text</text:p>
            <text:p>is </text:p>
            <text:p>here      896678      890789708979</text:p>
            <text:p>3      78956     475-4657      more nice text      234123     342534253452</text:p>
            <text:p/>
            <text:p>What do you guys think is the best way to deal with input like this?</text:p>
            <text:p/>
            <text:p>Thanks!</text:p>
          </table:table-cell>
          <table:table-cell table:number-columns-repeated="103"/>
        </table:table-row>
        <table:table-row table:style-name="ro9">
          <table:table-cell office:value-type="float" office:value="243" calcext:value-type="float">
            <text:p>243</text:p>
          </table:table-cell>
          <table:table-cell office:value-type="string" calcext:value-type="string">
            <text:p>https://support.matillion.com/agent/case/243</text:p>
          </table:table-cell>
          <table:table-cell office:value-type="string" calcext:value-type="string">
            <text:p>External Libraries in Python</text:p>
          </table:table-cell>
          <table:table-cell table:number-columns-repeated="2"/>
          <table:table-cell office:value-type="string" calcext:value-type="string">
            <text:p>Louis</text:p>
          </table:table-cell>
          <table:table-cell office:value-type="string" calcext:value-type="string">
            <text:p>Ryan</text:p>
          </table:table-cell>
          <table:table-cell office:value-type="string" calcext:value-type="string">
            <text:p>louisryan@m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6/8/2016 18:09:45</text:p>
          </table:table-cell>
          <table:table-cell table:style-name="ce1" office:value-type="string" calcext:value-type="string">
            <text:p>7/12/2016 08:41:18</text:p>
          </table:table-cell>
          <table:table-cell table:style-name="ce1" office:value-type="string" calcext:value-type="string">
            <text:p>6/8/2016 21:37:43</text:p>
          </table:table-cell>
          <table:table-cell table:style-name="ce1" office:value-type="string" calcext:value-type="string">
            <text:p>6/9/2016 13:22:20</text:p>
          </table:table-cell>
          <table:table-cell table:style-name="ce1"/>
          <table:table-cell table:number-columns-repeated="2"/>
          <table:table-cell office:value-type="float" office:value="472" calcext:value-type="float">
            <text:p>472</text:p>
          </table:table-cell>
          <table:table-cell table:number-columns-repeated="2" office:value-type="float" office:value="1" calcext:value-type="float">
            <text:p>1</text:p>
          </table:table-cell>
          <table:table-cell table:style-name="ce1" office:value-type="string" calcext:value-type="string">
            <text:p>6/8/2016 18:09:45</text:p>
          </table:table-cell>
          <table:table-cell table:style-name="ce1" office:value-type="string" calcext:value-type="string">
            <text:p>6/9/2016 13:22:20</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There, </text:p>
            <text:p/>
            <text:p>I’m currently on a free trial with Matillion and I’m using the Python component to scrape currency data from Yahoo Finance. Yahoo provide a python module called ‘yahoo_finance’ which makes it easier to interface with their API and as it is not a standard library on Python, I’m wondering is there a way to pip install Python packages in Matillion? I could use an alternate method(direct URL) but there are a number of API’s which abstract in this fashion that I’d like to utilise. </text:p>
            <text:p/>
            <text:p>Kind Regards,</text:p>
            <text:p>Louis</text:p>
          </table:table-cell>
          <table:table-cell table:number-columns-repeated="103"/>
        </table:table-row>
        <table:table-row table:style-name="ro42">
          <table:table-cell office:value-type="float" office:value="244" calcext:value-type="float">
            <text:p>244</text:p>
          </table:table-cell>
          <table:table-cell office:value-type="string" calcext:value-type="string">
            <text:p>https://support.matillion.com/agent/case/244</text:p>
          </table:table-cell>
          <table:table-cell office:value-type="string" calcext:value-type="string">
            <text:p>Fwd: OAuth Google Analytics API</text:p>
          </table:table-cell>
          <table:table-cell/>
          <table:table-cell office:value-type="string" calcext:value-type="string">
            <text:p>brightcove.com</text:p>
          </table:table-cell>
          <table:table-cell office:value-type="string" calcext:value-type="string">
            <text:p>Joshua</text:p>
          </table:table-cell>
          <table:table-cell office:value-type="string" calcext:value-type="string">
            <text:p>Vogel</text:p>
          </table:table-cell>
          <table:table-cell office:value-type="string" calcext:value-type="string">
            <text:p>jvogel@brightcov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6/8/2016 21:37:21</text:p>
          </table:table-cell>
          <table:table-cell table:style-name="ce1" office:value-type="string" calcext:value-type="string">
            <text:p>6/9/2016 15:45:42</text:p>
          </table:table-cell>
          <table:table-cell table:style-name="ce1" office:value-type="string" calcext:value-type="string">
            <text:p>6/9/2016 13:23:09</text:p>
          </table:table-cell>
          <table:table-cell table:style-name="ce1" office:value-type="string" calcext:value-type="string">
            <text:p>6/9/2016 13:35:54</text:p>
          </table:table-cell>
          <table:table-cell table:style-name="ce1"/>
          <table:table-cell table:number-columns-repeated="2"/>
          <table:table-cell office:value-type="float" office:value="5553" calcext:value-type="float">
            <text:p>5553</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6/9/2016 13:42:38</text:p>
          </table:table-cell>
          <table:table-cell table:style-name="ce1" office:value-type="string" calcext:value-type="string">
            <text:p>6/9/2016 13:35:54</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Joshua Vogel </text:p>
            <text:p>Date: 8 June 2016 at 22:01</text:p>
            <text:p>Subject: OAuth Google Analytics API</text:p>
            <text:p>To: support@matillion.com</text:p>
            <text:p/>
            <text:p/>
            <text:p>Hello,</text:p>
            <text:p/>
            <text:p>I am working with Slalom to configure a data warehouse here at Brightcove</text:p>
            <text:p>and I was hoping to bring in some Google Analytics data. I followed the</text:p>
            <text:p>instructions found here:</text:p>
            <text:p/>
            <text:p>https://redshiftsupport.matillion.com/customer/portal/articles/2312291-setting-up-oauth-in-matillion-etl-for-redshift</text:p>
            <text:p/>
            <text:p>and I am getting this error:</text:p>
            <text:p/>
            <text:p>[image: Inline image 1]</text:p>
            <text:p/>
            <text:p>*Error: invalid_request*</text:p>
            <text:p/>
            <text:p>Invalid parameter value for redirect_uri: Raw IP addresses not allowed:</text:p>
            <text:p>http://52.204.71.40/oauth_redirect.html</text:p>
            <text:p/>
            <text:p>Learn more </text:p>
            <text:p>Request Details</text:p>
            <text:p/>
            <text:p>   - access_type=offline</text:p>
            <text:p>   - approval_prompt=auto</text:p>
            <text:p>   - scope=https://www.googleapis.com/auth/bigquery</text:p>
            <text:p>   https://www.googleapis.com/auth/cloud-platform</text:p>
            <text:p>   https://www.googleapis.com/auth/analytics</text:p>
            <text:p>   https://www.googleapis.com/auth/analytics.readonly</text:p>
            <text:p>   https://spreadsheets.google.com/feeds https://docs.google.com/feeds</text:p>
            <text:p>   https://www.googleapis.com/auth/adwords</text:p>
            <text:p>   - response_type=code</text:p>
            <text:p>   - state=3033</text:p>
            <text:p>   - redirect_uri=http://52.204.71.40/oauth_redirect.html</text:p>
            <text:p>   - client_id=</text:p>
            <text:p>   488574674238-7kbh352u70ivu8867h3kctof4gkv2kji.apps.googleusercontent.com</text:p>
            <text:p/>
            <text:p>That’s all we know.</text:p>
            <text:p/>
            <text:p>Any help is appreciated!</text:p>
            <text:p/>
            <text:p>-- </text:p>
            <text:p>Joshua Vogel *| *Business Intelligence  *| *Brightcove</text:p>
            <text:p> *|* *O:* 617.245.5095 *M: *603.490.3253*|*</text:p>
            <text:p>jvogel@brightcove.com</text:p>
            <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15">
          <table:table-cell office:value-type="float" office:value="245" calcext:value-type="float">
            <text:p>245</text:p>
          </table:table-cell>
          <table:table-cell office:value-type="string" calcext:value-type="string">
            <text:p>https://support.matillion.com/agent/case/245</text:p>
          </table:table-cell>
          <table:table-cell office:value-type="string" calcext:value-type="string">
            <text:p>Detecting which DB environment is being used in a script</text:p>
          </table:table-cell>
          <table:table-cell/>
          <table:table-cell office:value-type="string" calcext:value-type="string">
            <text:p>slalom.com</text:p>
          </table:table-cell>
          <table:table-cell office:value-type="string" calcext:value-type="string">
            <text:p>Phil</text:p>
          </table:table-cell>
          <table:table-cell office:value-type="string" calcext:value-type="string">
            <text:p>Pennie</text:p>
          </table:table-cell>
          <table:table-cell office:value-type="string" calcext:value-type="string">
            <text:p>phil.pennie@slalom.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6/9/2016 12:50:28</text:p>
          </table:table-cell>
          <table:table-cell table:style-name="ce1" office:value-type="string" calcext:value-type="string">
            <text:p>6/9/2016 16:04:50</text:p>
          </table:table-cell>
          <table:table-cell table:style-name="ce1" office:value-type="string" calcext:value-type="string">
            <text:p>6/9/2016 13:05:44</text:p>
          </table:table-cell>
          <table:table-cell table:style-name="ce1" office:value-type="string" calcext:value-type="string">
            <text:p>6/9/2016 13:11:58</text:p>
          </table:table-cell>
          <table:table-cell table:style-name="ce1"/>
          <table:table-cell table:number-columns-repeated="2" table:style-name="ce1" office:value-type="string" calcext:value-type="string">
            <text:p>6/9/2016 13:35:59</text:p>
          </table:table-cell>
          <table:table-cell office:value-type="float" office:value="404" calcext:value-type="float">
            <text:p>404</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6/9/2016 13:19:57</text:p>
          </table:table-cell>
          <table:table-cell table:style-name="ce1" office:value-type="string" calcext:value-type="string">
            <text:p>6/9/2016 13:11:58</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ello.  I would like to be able to detect which DB environment I have selected (dev/qa/prod) in a python script.  I need to set a variable for an S3_BUCKET to a production area on S3 automatically when accessing a production server.</text:p>
            <text:p/>
            <text:p>Is there a way to do this?</text:p>
            <text:p/>
            <text:p>Thanks much,</text:p>
            <text:p/>
            <text:p>--Phil Pennie</text:p>
          </table:table-cell>
          <table:table-cell table:number-columns-repeated="103"/>
        </table:table-row>
        <table:table-row table:style-name="ro38">
          <table:table-cell office:value-type="float" office:value="246" calcext:value-type="float">
            <text:p>246</text:p>
          </table:table-cell>
          <table:table-cell office:value-type="string" calcext:value-type="string">
            <text:p>https://support.matillion.com/agent/case/246</text:p>
          </table:table-cell>
          <table:table-cell office:value-type="string" calcext:value-type="string">
            <text:p>Best practice on mainting an RDS table in Redshift</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6/9/2016 13:08:30</text:p>
          </table:table-cell>
          <table:table-cell office:value-type="string" calcext:value-type="string">
            <text:p>6/13/2016 13:17:09</text:p>
          </table:table-cell>
          <table:table-cell table:style-name="ce1" office:value-type="string" calcext:value-type="string">
            <text:p>6/9/2016 13:11:33</text:p>
          </table:table-cell>
          <table:table-cell table:number-columns-repeated="2"/>
          <table:table-cell table:number-columns-repeated="2" office:value-type="string" calcext:value-type="string">
            <text:p>6/13/2016 13:17:09</text:p>
          </table:table-cell>
          <table:table-cell office:value-type="float" office:value="779" calcext:value-type="float">
            <text:p>779</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6/9/2016 13:08:30</text:p>
          </table:table-cell>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I’m exploring how to best maintain a transactional table in Redshift that originates in RDS.</text:p>
            <text:p/>
            <text:p>Matillion has an RDS component which I use extensively already.  To load a large table into Redshift takes a few minutes.  Therefore, do I schedule a load of the required RDS tables prior to each dependent task, or do I maintain a background job that is constantly refreshing the table with new records as they come in?  How does it work with record locking etc?</text:p>
            <text:p/>
            <text:p>Can you give me some advice please?</text:p>
            <text:p/>
            <text:p>Thanks</text:p>
            <text:p/>
            <text:p>Tristan</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cid:image20920a.JPG@099a630a.4e9d6f34].</text:p>
          </table:table-cell>
          <table:table-cell table:number-columns-repeated="103"/>
        </table:table-row>
        <table:table-row table:style-name="ro43">
          <table:table-cell office:value-type="float" office:value="247" calcext:value-type="float">
            <text:p>247</text:p>
          </table:table-cell>
          <table:table-cell office:value-type="string" calcext:value-type="string">
            <text:p>https://support.matillion.com/agent/case/247</text:p>
          </table:table-cell>
          <table:table-cell office:value-type="string" calcext:value-type="string">
            <text:p>Feature version control and metadata</text:p>
          </table:table-cell>
          <table:table-cell/>
          <table:table-cell office:value-type="string" calcext:value-type="string">
            <text:p>datarella.com</text:p>
          </table:table-cell>
          <table:table-cell office:value-type="string" calcext:value-type="string">
            <text:p>Tianchen</text:p>
          </table:table-cell>
          <table:table-cell office:value-type="string" calcext:value-type="string">
            <text:p>Wu</text:p>
          </table:table-cell>
          <table:table-cell office:value-type="string" calcext:value-type="string">
            <text:p>tianchen.wu@datarell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6/10/2016 09:16:13</text:p>
          </table:table-cell>
          <table:table-cell table:style-name="ce1" office:value-type="string" calcext:value-type="string">
            <text:p>6/10/2016 10:00:41</text:p>
          </table:table-cell>
          <table:table-cell table:style-name="ce1" office:value-type="string" calcext:value-type="string">
            <text:p>6/10/2016 09:17:40</text:p>
          </table:table-cell>
          <table:table-cell table:style-name="ce1" office:value-type="string" calcext:value-type="string">
            <text:p>6/10/2016 10:00:41</text:p>
          </table:table-cell>
          <table:table-cell table:style-name="ce1"/>
          <table:table-cell table:number-columns-repeated="2"/>
          <table:table-cell office:value-type="float" office:value="1801" calcext:value-type="float">
            <text:p>1801</text:p>
          </table:table-cell>
          <table:table-cell table:number-columns-repeated="2" office:value-type="float" office:value="1" calcext:value-type="float">
            <text:p>1</text:p>
          </table:table-cell>
          <table:table-cell table:style-name="ce1" office:value-type="string" calcext:value-type="string">
            <text:p>6/10/2016 09:16:13</text:p>
          </table:table-cell>
          <table:table-cell table:style-name="ce1" office:value-type="string" calcext:value-type="string">
            <text:p>6/10/2016 10:00:41</text:p>
          </table:table-cell>
          <table:table-cell office:value-type="string" calcext:value-type="string">
            <text:p>out</text:p>
          </table:table-cell>
          <table:table-cell/>
          <table:table-cell office:value-type="string" calcext:value-type="string">
            <text:p>Chrome 51.0.2704.84</text:p>
          </table:table-cell>
          <table:table-cell office:value-type="string" calcext:value-type="string">
            <text:p>Mac OS 10.11</text:p>
          </table:table-cell>
          <table:table-cell office:value-type="string" calcext:value-type="string">
            <text:p>188.174.69.36</text:p>
          </table:table-cell>
          <table:table-cell office:value-type="string" calcext:value-type="string">
            <text:p>english</text:p>
          </table:table-cell>
          <table:table-cell office:value-type="string" calcext:value-type="string">
            <text:p>Dear Matillion,</text:p>
            <text:p/>
            <text:p>thanks first for the wonderful product. Wenn we are trying to recommend Matillion to customers, following problems and difficulties are encountered. Maybe you have good answers or suggestions for that:</text:p>
            <text:p/>
            <text:p>1) version control</text:p>
            <text:p/>
            <text:p>because we are gonna to work closely with a development team, basically everything which is not version controlled (github or bitbucket or AWS codecommit) is a no go for them. From my perspective it is also hard to facilitate the collaboration without being able to clearly see who did what changes on the ETL process</text:p>
            <text:p/>
            <text:p>2) metadata</text:p>
            <text:p/>
            <text:p>we are going to collect bunch of metadata for our ETL process. for example, number of rows inserted/extracted, running time of a certain job, error logging etc</text:p>
            <text:p/>
            <text:p>how good is matillion in that way? maybe you will have some links for us to help us with convincing other people to use Matillion</text:p>
            <text:p/>
            <text:p>3) realtime</text:p>
            <text:p/>
            <text:p>my feeling is CDC in ETL complicates things a lot, we are going to help customer with switching to streaming data (even trying to streamize traditional OLTP events by installing triggers), would be good to know your focus on streaming data in the future</text:p>
            <text:p/>
            <text:p>thanks a lot for the help</text:p>
            <text:p>best</text:p>
            <text:p>Tianchen Wu</text:p>
          </table:table-cell>
          <table:table-cell table:number-columns-repeated="103"/>
        </table:table-row>
        <table:table-row table:style-name="ro20">
          <table:table-cell office:value-type="float" office:value="248" calcext:value-type="float">
            <text:p>248</text:p>
          </table:table-cell>
          <table:table-cell office:value-type="string" calcext:value-type="string">
            <text:p>https://support.matillion.com/agent/case/248</text:p>
          </table:table-cell>
          <table:table-cell office:value-type="string" calcext:value-type="string">
            <text:p>Problem securing Matillion </text:p>
          </table:table-cell>
          <table:table-cell/>
          <table:table-cell office:value-type="string" calcext:value-type="string">
            <text:p>siemens.com</text:p>
          </table:table-cell>
          <table:table-cell office:value-type="string" calcext:value-type="string">
            <text:p>Martin</text:p>
          </table:table-cell>
          <table:table-cell office:value-type="string" calcext:value-type="string">
            <text:p>Gottschalg</text:p>
          </table:table-cell>
          <table:table-cell office:value-type="string" calcext:value-type="string">
            <text:p>gottschalg.martin@siemen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6/10/2016 09:22:29</text:p>
          </table:table-cell>
          <table:table-cell office:value-type="string" calcext:value-type="string">
            <text:p>6/13/2016 15:24:18</text:p>
          </table:table-cell>
          <table:table-cell table:style-name="ce1" office:value-type="string" calcext:value-type="string">
            <text:p>6/10/2016 09:22:45</text:p>
          </table:table-cell>
          <table:table-cell table:style-name="ce1" office:value-type="string" calcext:value-type="string">
            <text:p>6/10/2016 09:35:12</text:p>
          </table:table-cell>
          <table:table-cell table:style-name="ce1"/>
          <table:table-cell table:number-columns-repeated="2" office:value-type="string" calcext:value-type="string">
            <text:p>6/13/2016 15:24:18</text:p>
          </table:table-cell>
          <table:table-cell office:value-type="float" office:value="4331" calcext:value-type="float">
            <text:p>4331</text:p>
          </table:table-cell>
          <table:table-cell table:number-columns-repeated="2" office:value-type="float" office:value="2" calcext:value-type="float">
            <text:p>2</text:p>
          </table:table-cell>
          <table:table-cell table:style-name="ce1" office:value-type="string" calcext:value-type="string">
            <text:p>6/10/2016 12:09:17</text:p>
          </table:table-cell>
          <table:table-cell table:style-name="ce1" office:value-type="string" calcext:value-type="string">
            <text:p>6/10/2016 13:16:44</text:p>
          </table:table-cell>
          <table:table-cell office:value-type="string" calcext:value-type="string">
            <text:p>in</text:p>
          </table:table-cell>
          <table:table-cell/>
          <table:table-cell office:value-type="string" calcext:value-type="string">
            <text:p>IE 11.0</text:p>
          </table:table-cell>
          <table:table-cell office:value-type="string" calcext:value-type="string">
            <text:p>Windows 7 </text:p>
          </table:table-cell>
          <table:table-cell office:value-type="string" calcext:value-type="string">
            <text:p>217.194.34.111</text:p>
          </table:table-cell>
          <table:table-cell office:value-type="string" calcext:value-type="string">
            <text:p>english</text:p>
          </table:table-cell>
          <table:table-cell office:value-type="string" calcext:value-type="string">
            <text:p>Hello,</text:p>
            <text:p/>
            <text:p>I tried to configure security as described here:</text:p>
            <text:p/>
            <text:p>https://redshiftsupport.matillion.com/customer/portal/articles/2089981-securing-matillion-etl-for-redshift</text:p>
            <text:p/>
            <text:p>I modified /usr/share/emerald/WEB-INF/security.fragment and </text:p>
            <text:p>/etc/tomcat8/tomcat-users.xml accordingly.</text:p>
            <text:p/>
            <text:p>The page  /j_security_check will only Show "invalid username or Password" and I tried different user/Password combinations ranging from complex to trivial.</text:p>
            <text:p/>
            <text:p>Is there anything to do besides restarting tomcat8 with 'sudo service tomcat8 restart' ?</text:p>
            <text:p/>
            <text:p>Sorry I am not familiar with configuring Linux and Tomcat8.</text:p>
            <text:p/>
            <text:p>Best regards,</text:p>
            <text:p>Martin</text:p>
          </table:table-cell>
          <table:table-cell table:number-columns-repeated="103"/>
        </table:table-row>
        <table:table-row table:style-name="ro3">
          <table:table-cell office:value-type="float" office:value="249" calcext:value-type="float">
            <text:p>249</text:p>
          </table:table-cell>
          <table:table-cell office:value-type="string" calcext:value-type="string">
            <text:p>https://support.matillion.com/agent/case/249</text:p>
          </table:table-cell>
          <table:table-cell office:value-type="string" calcext:value-type="string">
            <text:p>Where did everything go?!?</text:p>
          </table:table-cell>
          <table:table-cell/>
          <table:table-cell office:value-type="string" calcext:value-type="string">
            <text:p>pcf.com</text:p>
          </table:table-cell>
          <table:table-cell office:value-type="string" calcext:value-type="string">
            <text:p>Jules</text:p>
          </table:table-cell>
          <table:table-cell office:value-type="string" calcext:value-type="string">
            <text:p>Agee</text:p>
          </table:table-cell>
          <table:table-cell office:value-type="string" calcext:value-type="string">
            <text:p>julesa@pcf.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6/10/2016 21:43:19</text:p>
          </table:table-cell>
          <table:table-cell office:value-type="string" calcext:value-type="string">
            <text:p>6/17/2016 21:59:55</text:p>
          </table:table-cell>
          <table:table-cell table:style-name="ce1" office:value-type="string" calcext:value-type="string">
            <text:p>6/10/2016 22:06:06</text:p>
          </table:table-cell>
          <table:table-cell table:style-name="ce1" office:value-type="string" calcext:value-type="string">
            <text:p>6/10/2016 22:13:01</text:p>
          </table:table-cell>
          <table:table-cell table:style-name="ce1"/>
          <table:table-cell table:number-columns-repeated="2" office:value-type="string" calcext:value-type="string">
            <text:p>6/17/2016 21:59:55</text:p>
          </table:table-cell>
          <table:table-cell office:value-type="float" office:value="2458" calcext:value-type="float">
            <text:p>2458</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6/17/2016 00:27:05</text:p>
          </table:table-cell>
          <table:table-cell office:value-type="string" calcext:value-type="string">
            <text:p>6/13/2016 08:08:17</text:p>
          </table:table-cell>
          <table:table-cell office:value-type="string" calcext:value-type="string">
            <text:p>in</text:p>
          </table:table-cell>
          <table:table-cell/>
          <table:table-cell office:value-type="string" calcext:value-type="string">
            <text:p>Chrome 50.0.2661.102</text:p>
          </table:table-cell>
          <table:table-cell office:value-type="string" calcext:value-type="string">
            <text:p>Mac OS 10.11</text:p>
          </table:table-cell>
          <table:table-cell office:value-type="string" calcext:value-type="string">
            <text:p>66.45.172.176</text:p>
          </table:table-cell>
          <table:table-cell office:value-type="string" calcext:value-type="string">
            <text:p>english</text:p>
          </table:table-cell>
          <table:table-cell office:value-type="string" calcext:value-type="string">
            <text:p>When I connect to my Matillion instance, It automatically loads the "Create Project" screen, and if I click 'cancel' and click the Project dropdown in the upper left, it says "not in a project" and when I try to switch projects it takes me back to the Create Project screen. This morning everything was fine...</text:p>
            <text:p/>
            <text:p>This is pretty scary...</text:p>
          </table:table-cell>
          <table:table-cell table:number-columns-repeated="103"/>
        </table:table-row>
        <table:table-row table:style-name="ro5">
          <table:table-cell office:value-type="float" office:value="250" calcext:value-type="float">
            <text:p>250</text:p>
          </table:table-cell>
          <table:table-cell office:value-type="string" calcext:value-type="string">
            <text:p>https://support.matillion.com/agent/case/250</text:p>
          </table:table-cell>
          <table:table-cell office:value-type="string" calcext:value-type="string">
            <text:p>Can't access Matillion</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6/11/2016 19:59:52</text:p>
          </table:table-cell>
          <table:table-cell table:style-name="ce1" office:value-type="string" calcext:value-type="string">
            <text:p>6/11/2016 21:46:15</text:p>
          </table:table-cell>
          <table:table-cell table:style-name="ce1" office:value-type="string" calcext:value-type="string">
            <text:p>6/11/2016 20:31:06</text:p>
          </table:table-cell>
          <table:table-cell table:style-name="ce1" office:value-type="string" calcext:value-type="string">
            <text:p>6/11/2016 20:34:42</text:p>
          </table:table-cell>
          <table:table-cell table:style-name="ce1"/>
          <table:table-cell table:number-columns-repeated="2" table:style-name="ce1" office:value-type="string" calcext:value-type="string">
            <text:p>6/11/2016 21:46:15</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6/11/2016 21:46:09</text:p>
          </table:table-cell>
          <table:table-cell table:style-name="ce1" office:value-type="string" calcext:value-type="string">
            <text:p>6/11/2016 20:34:42</text:p>
          </table:table-cell>
          <table:table-cell office:value-type="string" calcext:value-type="string">
            <text:p>in</text:p>
          </table:table-cell>
          <table:table-cell/>
          <table:table-cell office:value-type="string" calcext:value-type="string">
            <text:p>Chrome 49.0.2623.87</text:p>
          </table:table-cell>
          <table:table-cell office:value-type="string" calcext:value-type="string">
            <text:p>Mac OS 10.11</text:p>
          </table:table-cell>
          <table:table-cell office:value-type="string" calcext:value-type="string">
            <text:p>71.187.27.67</text:p>
          </table:table-cell>
          <table:table-cell office:value-type="string" calcext:value-type="string">
            <text:p>english</text:p>
          </table:table-cell>
          <table:table-cell office:value-type="string" calcext:value-type="string">
            <text:p>Our etl refresh failed last night.  Today (Saturday) am logging in from home (have done this many times before).  Can't access etl tool on [http://ec2-52-91-46-40.compute-1.amazonaws.com/]</text:p>
            <text:p/>
            <text:p>"This site can’t be reached</text:p>
            <text:p>ec2-52-91-46-40.compute-1.amazonaws.com took too long to respond.</text:p>
            <text:p>ERR_CONNECTION_TIMED_OUT"</text:p>
            <text:p/>
            <text:p>Any thoughts?</text:p>
            <text:p> - Am trying to contact our DevOps too</text:p>
            <text:p/>
            <text:p>regards</text:p>
            <text:p>R</text:p>
          </table:table-cell>
          <table:table-cell table:number-columns-repeated="103"/>
        </table:table-row>
        <table:table-row table:style-name="ro43">
          <table:table-cell office:value-type="float" office:value="251" calcext:value-type="float">
            <text:p>251</text:p>
          </table:table-cell>
          <table:table-cell office:value-type="string" calcext:value-type="string">
            <text:p>https://support.matillion.com/agent/case/251</text:p>
          </table:table-cell>
          <table:table-cell office:value-type="string" calcext:value-type="string">
            <text:p>Python Component broken after update to 1.21.5</text:p>
          </table:table-cell>
          <table:table-cell/>
          <table:table-cell office:value-type="string" calcext:value-type="string">
            <text:p>targetedvictory.com</text:p>
          </table:table-cell>
          <table:table-cell office:value-type="string" calcext:value-type="string">
            <text:p>Zach</text:p>
          </table:table-cell>
          <table:table-cell office:value-type="string" calcext:value-type="string">
            <text:p>L</text:p>
          </table:table-cell>
          <table:table-cell office:value-type="string" calcext:value-type="string">
            <text:p>zluckie@targetedvictory.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13/2016 15:43:26</text:p>
          </table:table-cell>
          <table:table-cell office:value-type="string" calcext:value-type="string">
            <text:p>6/17/2016 07:37:13</text:p>
          </table:table-cell>
          <table:table-cell office:value-type="string" calcext:value-type="string">
            <text:p>6/13/2016 16:11:00</text:p>
          </table:table-cell>
          <table:table-cell office:value-type="string" calcext:value-type="string">
            <text:p>6/14/2016 09:10:24</text:p>
          </table:table-cell>
          <table:table-cell table:number-columns-repeated="3"/>
          <table:table-cell office:value-type="float" office:value="1156" calcext:value-type="float">
            <text:p>1156</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6/15/2016 14:43:48</text:p>
          </table:table-cell>
          <table:table-cell office:value-type="string" calcext:value-type="string">
            <text:p>6/15/2016 15:17:07</text:p>
          </table:table-cell>
          <table:table-cell office:value-type="string" calcext:value-type="string">
            <text:p>in</text:p>
          </table:table-cell>
          <table:table-cell/>
          <table:table-cell office:value-type="string" calcext:value-type="string">
            <text:p>Chrome 51.0.2704.84</text:p>
          </table:table-cell>
          <table:table-cell office:value-type="string" calcext:value-type="string">
            <text:p>Mac OS 10.11</text:p>
          </table:table-cell>
          <table:table-cell office:value-type="string" calcext:value-type="string">
            <text:p>50.207.41.50</text:p>
          </table:table-cell>
          <table:table-cell office:value-type="string" calcext:value-type="string">
            <text:p>english</text:p>
          </table:table-cell>
          <table:table-cell office:value-type="string" calcext:value-type="string">
            <text:p>Hi,</text:p>
            <text:p/>
            <text:p>We had some jobs running daily that used a python script to update a 'batch_start' variable. It was running fine until we updated this past Saturday to 1.21.5. Here is the contents of the component:</text:p>
            <text:p/>
            <text:p>###</text:p>
            <text:p>#Sets batch_start environment variable to 14 days behind current time. </text:p>
            <text:p>###</text:p>
            <text:p/>
            <text:p/>
            <text:p>from datetime import datetime, timedelta</text:p>
            <text:p>batchstart = datetime.now() - timedelta(days=14)</text:p>
            <text:p>context.updateVariable("batch_start", batchstart.strftime("%Y-%m-%d"))</text:p>
            <text:p>print('batch_start set to ' + batchstart.strftime("%Y-%m-%d"))</text:p>
            <text:p/>
            <text:p/>
            <text:p>I'm getting a java.lang.StringIndexOutofBounds error. Sting index out of range: 5 in  at line number 6.  </text:p>
            <text:p/>
            <text:p/>
            <text:p>I modified the script to just an import datetime statement and it's still giving me that error. Any ideas?</text:p>
            <text:p/>
            <text:p>Zach</text:p>
          </table:table-cell>
          <table:table-cell table:number-columns-repeated="103"/>
        </table:table-row>
        <table:table-row table:style-name="ro11">
          <table:table-cell office:value-type="float" office:value="252" calcext:value-type="float">
            <text:p>252</text:p>
          </table:table-cell>
          <table:table-cell office:value-type="string" calcext:value-type="string">
            <text:p>https://support.matillion.com/agent/case/252</text:p>
          </table:table-cell>
          <table:table-cell office:value-type="string" calcext:value-type="string">
            <text:p>Wording in instruction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6/13/2016 16:56:48</text:p>
          </table:table-cell>
          <table:table-cell office:value-type="string" calcext:value-type="string">
            <text:p>6/13/2016 17:18:45</text:p>
          </table:table-cell>
          <table:table-cell office:value-type="string" calcext:value-type="string">
            <text:p>6/13/2016 16:58:56</text:p>
          </table:table-cell>
          <table:table-cell office:value-type="string" calcext:value-type="string">
            <text:p>6/13/2016 17:18:45</text:p>
          </table:table-cell>
          <table:table-cell/>
          <table:table-cell table:number-columns-repeated="2" office:value-type="string" calcext:value-type="string">
            <text:p>6/13/2016 17:18:16</text:p>
          </table:table-cell>
          <table:table-cell office:value-type="float" office:value="69" calcext:value-type="float">
            <text:p>69</text:p>
          </table:table-cell>
          <table:table-cell table:number-columns-repeated="2" office:value-type="float" office:value="1" calcext:value-type="float">
            <text:p>1</text:p>
          </table:table-cell>
          <table:table-cell office:value-type="string" calcext:value-type="string">
            <text:p>6/13/2016 16:56:48</text:p>
          </table:table-cell>
          <table:table-cell office:value-type="string" calcext:value-type="string">
            <text:p>6/13/2016 17:18:45</text:p>
          </table:table-cell>
          <table:table-cell office:value-type="string" calcext:value-type="string">
            <text:p>out</text:p>
          </table:table-cell>
          <table:table-cell/>
          <table:table-cell office:value-type="string" calcext:value-type="string">
            <text:p>Chrome 51.0.2704.84</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Minor issue - </text:p>
            <text:p/>
            <text:p>Surely the upgrade notes for back-up of EC2 should say "Matillion" and not "Redshift" </text:p>
            <text:p/>
            <text:p>R</text:p>
          </table:table-cell>
          <table:table-cell table:number-columns-repeated="103"/>
        </table:table-row>
        <table:table-row table:style-name="ro44">
          <table:table-cell office:value-type="float" office:value="253" calcext:value-type="float">
            <text:p>253</text:p>
          </table:table-cell>
          <table:table-cell office:value-type="string" calcext:value-type="string">
            <text:p>https://support.matillion.com/agent/case/253</text:p>
          </table:table-cell>
          <table:table-cell office:value-type="string" calcext:value-type="string">
            <text:p>Problem with Python script</text:p>
          </table:table-cell>
          <table:table-cell/>
          <table:table-cell office:value-type="string" calcext:value-type="string">
            <text:p>siemens.com</text:p>
          </table:table-cell>
          <table:table-cell office:value-type="string" calcext:value-type="string">
            <text:p>Martin</text:p>
          </table:table-cell>
          <table:table-cell office:value-type="string" calcext:value-type="string">
            <text:p>Gottschalg</text:p>
          </table:table-cell>
          <table:table-cell office:value-type="string" calcext:value-type="string">
            <text:p>gottschalg.martin@siemen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6/14/2016 08:47:47</text:p>
          </table:table-cell>
          <table:table-cell table:style-name="ce1" office:value-type="string" calcext:value-type="string">
            <text:p>7/5/2016 08:59:56</text:p>
          </table:table-cell>
          <table:table-cell office:value-type="string" calcext:value-type="string">
            <text:p>6/14/2016 09:09:52</text:p>
          </table:table-cell>
          <table:table-cell office:value-type="string" calcext:value-type="string">
            <text:p>6/14/2016 20:41:56</text:p>
          </table:table-cell>
          <table:table-cell/>
          <table:table-cell table:number-columns-repeated="2" table:style-name="ce1" office:value-type="string" calcext:value-type="string">
            <text:p>7/5/2016 08:59:56</text:p>
          </table:table-cell>
          <table:table-cell office:value-type="float" office:value="2322" calcext:value-type="float">
            <text:p>232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6/16/2016 07:00:51</text:p>
          </table:table-cell>
          <table:table-cell office:value-type="string" calcext:value-type="string">
            <text:p>6/15/2016 16:04:12</text:p>
          </table:table-cell>
          <table:table-cell office:value-type="string" calcext:value-type="string">
            <text:p>in</text:p>
          </table:table-cell>
          <table:table-cell/>
          <table:table-cell office:value-type="string" calcext:value-type="string">
            <text:p>IE 11.0</text:p>
          </table:table-cell>
          <table:table-cell office:value-type="string" calcext:value-type="string">
            <text:p>Windows 7 </text:p>
          </table:table-cell>
          <table:table-cell office:value-type="string" calcext:value-type="string">
            <text:p>217.194.34.111</text:p>
          </table:table-cell>
          <table:table-cell office:value-type="string" calcext:value-type="string">
            <text:p>english</text:p>
          </table:table-cell>
          <table:table-cell office:value-type="string" calcext:value-type="string">
            <text:p>Hello Support Team,</text:p>
            <text:p/>
            <text:p>thanks for helping me out so far.</text:p>
            <text:p/>
            <text:p>Yesterday I came across another issue. I tried your Python example for archiving files in S3. </text:p>
            <text:p/>
            <text:p>When running the component I get:</text:p>
            <text:p>"Java.lang.StringIndeyOutOfBoundsException: String index out of range; 5 in  at line number 1"</text:p>
            <text:p/>
            <text:p>I installed boto3 on the EC2 instance via pip, but 'import boto3' leads to</text:p>
            <text:p>"No module named boto3 in "</text:p>
            <text:p/>
            <text:p>Best regards,</text:p>
            <text:p>Martin</text:p>
          </table:table-cell>
          <table:table-cell table:number-columns-repeated="103"/>
        </table:table-row>
        <table:table-row table:style-name="ro15">
          <table:table-cell office:value-type="float" office:value="254" calcext:value-type="float">
            <text:p>254</text:p>
          </table:table-cell>
          <table:table-cell office:value-type="string" calcext:value-type="string">
            <text:p>https://support.matillion.com/agent/case/254</text:p>
          </table:table-cell>
          <table:table-cell office:value-type="string" calcext:value-type="string">
            <text:p>CData Driver</text:p>
          </table:table-cell>
          <table:table-cell/>
          <table:table-cell office:value-type="string" calcext:value-type="string">
            <text:p>lifestylecommunities.com</text:p>
          </table:table-cell>
          <table:table-cell office:value-type="string" calcext:value-type="string">
            <text:p>Ian</text:p>
          </table:table-cell>
          <table:table-cell office:value-type="string" calcext:value-type="string">
            <text:p>Freshwater</text:p>
          </table:table-cell>
          <table:table-cell office:value-type="string" calcext:value-type="string">
            <text:p>ifreshwater@lifestylecommunitie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14/2016 13:55:03</text:p>
          </table:table-cell>
          <table:table-cell table:style-name="ce1" office:value-type="string" calcext:value-type="string">
            <text:p>8/8/2016 13:53:20</text:p>
          </table:table-cell>
          <table:table-cell office:value-type="string" calcext:value-type="string">
            <text:p>6/14/2016 16:22:55</text:p>
          </table:table-cell>
          <table:table-cell office:value-type="string" calcext:value-type="string">
            <text:p>6/14/2016 20:35:05</text:p>
          </table:table-cell>
          <table:table-cell table:number-columns-repeated="3"/>
          <table:table-cell office:value-type="float" office:value="6015" calcext:value-type="float">
            <text:p>6015</text:p>
          </table:table-cell>
          <table:table-cell table:number-columns-repeated="2" office:value-type="float" office:value="3" calcext:value-type="float">
            <text:p>3</text:p>
          </table:table-cell>
          <table:table-cell table:style-name="ce1" office:value-type="string" calcext:value-type="string">
            <text:p>8/5/2016 20:07:12</text:p>
          </table:table-cell>
          <table:table-cell table:style-name="ce1" office:value-type="string" calcext:value-type="string">
            <text:p>8/8/2016 13:53:20</text:p>
          </table:table-cell>
          <table:table-cell office:value-type="string" calcext:value-type="string">
            <text:p>in</text:p>
          </table:table-cell>
          <table:table-cell/>
          <table:table-cell office:value-type="string" calcext:value-type="string">
            <text:p>Chrome 50.0.2661.102</text:p>
          </table:table-cell>
          <table:table-cell office:value-type="string" calcext:value-type="string">
            <text:p>Unknown </text:p>
          </table:table-cell>
          <table:table-cell office:value-type="string" calcext:value-type="string">
            <text:p>66.193.183.130</text:p>
          </table:table-cell>
          <table:table-cell office:value-type="string" calcext:value-type="string">
            <text:p>english</text:p>
          </table:table-cell>
          <table:table-cell office:value-type="string" calcext:value-type="string">
            <text:p>Hello,</text:p>
            <text:p/>
            <text:p>I've been working with the API Client component periodically over the past two or three months, and through the course of writing my own API Profiles, I've managed to find bugs in the CData API driver. Through contacting them, they've managed to address these bugs create hotfixes. However, it appears that the changes haven't quite made it to Matillion yet. I'm not sure if this is because CData hasn't released the updates to the public yet, or if it's because you haven't updated the drivers in your update releases.</text:p>
            <text:p/>
            <text:p>CData's website says their API Driver was last updated 06/03/2016. If Matillion's CData driver hasn't been updated, is there a chance you could reach out to them and get the latest version and share it with me so I can update it in our instance?</text:p>
            <text:p/>
            <text:p>Thank you!</text:p>
          </table:table-cell>
          <table:table-cell table:number-columns-repeated="103"/>
        </table:table-row>
        <table:table-row table:style-name="ro45">
          <table:table-cell office:value-type="float" office:value="255" calcext:value-type="float">
            <text:p>255</text:p>
          </table:table-cell>
          <table:table-cell office:value-type="string" calcext:value-type="string">
            <text:p>https://support.matillion.com/agent/case/255</text:p>
          </table:table-cell>
          <table:table-cell office:value-type="string" calcext:value-type="string">
            <text:p>Unmapped exception when using Python and Boto</text:p>
          </table:table-cell>
          <table:table-cell/>
          <table:table-cell office:value-type="string" calcext:value-type="string">
            <text:p>swin.edu.au</text:p>
          </table:table-cell>
          <table:table-cell office:value-type="string" calcext:value-type="string">
            <text:p>Adam</text:p>
          </table:table-cell>
          <table:table-cell office:value-type="string" calcext:value-type="string">
            <text:p>Dumicich</text:p>
          </table:table-cell>
          <table:table-cell office:value-type="string" calcext:value-type="string">
            <text:p>acdumicich@swin.edu.au</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15/2016 01:20:50</text:p>
          </table:table-cell>
          <table:table-cell office:value-type="string" calcext:value-type="string">
            <text:p>7/15/2016 13:51:55</text:p>
          </table:table-cell>
          <table:table-cell office:value-type="string" calcext:value-type="string">
            <text:p>6/15/2016 07:25:27</text:p>
          </table:table-cell>
          <table:table-cell office:value-type="string" calcext:value-type="string">
            <text:p>6/15/2016 07:37:48</text:p>
          </table:table-cell>
          <table:table-cell table:number-columns-repeated="3"/>
          <table:table-cell office:value-type="float" office:value="7132" calcext:value-type="float">
            <text:p>7132</text:p>
          </table:table-cell>
          <table:table-cell table:number-columns-repeated="2" office:value-type="float" office:value="7" calcext:value-type="float">
            <text:p>7</text:p>
          </table:table-cell>
          <table:table-cell office:value-type="string" calcext:value-type="string">
            <text:p>7/15/2016 04:51:07</text:p>
          </table:table-cell>
          <table:table-cell office:value-type="string" calcext:value-type="string">
            <text:p>7/14/2016 06:19:10</text:p>
          </table:table-cell>
          <table:table-cell office:value-type="string" calcext:value-type="string">
            <text:p>in</text:p>
          </table:table-cell>
          <table:table-cell/>
          <table:table-cell office:value-type="string" calcext:value-type="string">
            <text:p>Chrome 50.0.2661.94</text:p>
          </table:table-cell>
          <table:table-cell office:value-type="string" calcext:value-type="string">
            <text:p>Windows 7 </text:p>
          </table:table-cell>
          <table:table-cell office:value-type="string" calcext:value-type="string">
            <text:p>136.186.70.77</text:p>
          </table:table-cell>
          <table:table-cell office:value-type="string" calcext:value-type="string">
            <text:p>english</text:p>
          </table:table-cell>
          <table:table-cell office:value-type="string" calcext:value-type="string">
            <text:p>Hi,</text:p>
            <text:p/>
            <text:p>We are getting a somewhat intermittent (we get errors daily, but not every time it runs, maybe on 1/20th of the times) problem when using Python and Boto. The exact error we get is:</text:p>
            <text:p>'Got this failure java.lang.nullPointerException during SSL handshake ( swinuni.s3.amazonaws.com/54.231.252.147:443] timeout=70.0)</text:p>
            <text:p/>
            <text:p>Where the xxxxxx change each time the script runs. The script retries (and sometimes recovers), but often not enough times to successfully complete. </text:p>
            <text:p/>
            <text:p>Finally at the end we get:</text:p>
            <text:p>_socket.SSLError: [Errno 1] Unmapped exception: java.lang.nullPointerException in  at line number XX</text:p>
            <text:p/>
            <text:p>This has happened on differing code. The times we've had it happen, it's pointed towards the following two:</text:p>
            <text:p>source_bucket = s3.get_bucket('swinuni')</text:p>
            <text:p>source_bucket.copy_key(new_filename, source_bucket.name, afile)</text:p>
            <text:p/>
            <text:p>Are you able to help us resolve this issue? Please feel free to ask for additional info if required.</text:p>
            <text:p/>
            <text:p>Regards,</text:p>
            <text:p/>
            <text:p>Adam Dumicich</text:p>
          </table:table-cell>
          <table:table-cell table:number-columns-repeated="103"/>
        </table:table-row>
        <table:table-row table:style-name="ro44">
          <table:table-cell office:value-type="float" office:value="256" calcext:value-type="float">
            <text:p>256</text:p>
          </table:table-cell>
          <table:table-cell office:value-type="string" calcext:value-type="string">
            <text:p>https://support.matillion.com/agent/case/256</text:p>
          </table:table-cell>
          <table:table-cell office:value-type="string" calcext:value-type="string">
            <text:p>Problem with finding tables</text:p>
          </table:table-cell>
          <table:table-cell/>
          <table:table-cell office:value-type="string" calcext:value-type="string">
            <text:p>almamedia.fi</text:p>
          </table:table-cell>
          <table:table-cell office:value-type="string" calcext:value-type="string">
            <text:p>Mikko </text:p>
          </table:table-cell>
          <table:table-cell office:value-type="string" calcext:value-type="string">
            <text:p>Hällfors</text:p>
          </table:table-cell>
          <table:table-cell office:value-type="string" calcext:value-type="string">
            <text:p>mikko.hallfors@almamedia.fi</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16/2016 10:38:03</text:p>
          </table:table-cell>
          <table:table-cell office:value-type="string" calcext:value-type="string">
            <text:p>8/23/2016 10:10:32</text:p>
          </table:table-cell>
          <table:table-cell office:value-type="string" calcext:value-type="string">
            <text:p>6/16/2016 10:40:45</text:p>
          </table:table-cell>
          <table:table-cell office:value-type="string" calcext:value-type="string">
            <text:p>6/16/2016 11:07:49</text:p>
          </table:table-cell>
          <table:table-cell table:number-columns-repeated="3"/>
          <table:table-cell office:value-type="float" office:value="2725" calcext:value-type="float">
            <text:p>2725</text:p>
          </table:table-cell>
          <table:table-cell table:number-columns-repeated="2" office:value-type="float" office:value="2" calcext:value-type="float">
            <text:p>2</text:p>
          </table:table-cell>
          <table:table-cell office:value-type="string" calcext:value-type="string">
            <text:p>6/16/2016 11:25:33</text:p>
          </table:table-cell>
          <table:table-cell office:value-type="string" calcext:value-type="string">
            <text:p>6/16/2016 11:33:42</text:p>
          </table:table-cell>
          <table:table-cell office:value-type="string" calcext:value-type="string">
            <text:p>in</text:p>
          </table:table-cell>
          <table:table-cell/>
          <table:table-cell office:value-type="string" calcext:value-type="string">
            <text:p>Firefox 46.0</text:p>
          </table:table-cell>
          <table:table-cell office:value-type="string" calcext:value-type="string">
            <text:p>Windows 7 </text:p>
          </table:table-cell>
          <table:table-cell office:value-type="string" calcext:value-type="string">
            <text:p>194.136.141.193</text:p>
          </table:table-cell>
          <table:table-cell office:value-type="string" calcext:value-type="string">
            <text:p>english</text:p>
          </table:table-cell>
          <table:table-cell office:value-type="string" calcext:value-type="string">
            <text:p>Hi</text:p>
            <text:p> </text:p>
            <text:p>We have two schemas in our Redshift. Dev and Public. I am trying to use public-schema for evaluating Matillion, without luck.</text:p>
            <text:p>With SQL Workbench I have full access to tables in public-schema, but when I try to list tables Matillion just throws error ( and tells me that no options available ):</text:p>
            <text:p>The ClientCommand [com.matillion.bi.emerald.shared.command.parameter.DeliverParameterOptions@13e5] failed to execute.</text:p>
            <text:p>Session [ws_2] successfully retrieved the Component [245] in the Job with ID [243] in the Version with ID [111] in the Project with ID [110] for the Customer with ID [107].</text:p>
            <text:p/>
            <text:p>I am trying to use S3 loader and fill out the target table-parameter. If I change the schema to dev. Matillion does find tables there as it should be.</text:p>
            <text:p/>
            <text:p>Do you know where the problem could be?</text:p>
            <text:p/>
            <text:p/>
            <text:p>best regards,</text:p>
            <text:p>Mikko Hällfors</text:p>
          </table:table-cell>
          <table:table-cell table:number-columns-repeated="103"/>
        </table:table-row>
        <table:table-row table:style-name="ro38">
          <table:table-cell office:value-type="float" office:value="257" calcext:value-type="float">
            <text:p>257</text:p>
          </table:table-cell>
          <table:table-cell office:value-type="string" calcext:value-type="string">
            <text:p>https://support.matillion.com/agent/case/257</text:p>
          </table:table-cell>
          <table:table-cell office:value-type="string" calcext:value-type="string">
            <text:p>help - Kill a long running RDs query</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16/2016 17:19:33</text:p>
          </table:table-cell>
          <table:table-cell office:value-type="string" calcext:value-type="string">
            <text:p>6/17/2016 08:04:12</text:p>
          </table:table-cell>
          <table:table-cell office:value-type="string" calcext:value-type="string">
            <text:p>6/17/2016 05:59:13</text:p>
          </table:table-cell>
          <table:table-cell office:value-type="string" calcext:value-type="string">
            <text:p>6/17/2016 07:39:29</text:p>
          </table:table-cell>
          <table:table-cell table:number-columns-repeated="3"/>
          <table:table-cell office:value-type="float" office:value="1983" calcext:value-type="float">
            <text:p>198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6/17/2016 07:41:27</text:p>
          </table:table-cell>
          <table:table-cell office:value-type="string" calcext:value-type="string">
            <text:p>6/17/2016 07:39:29</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guys,</text:p>
            <text:p/>
            <text:p>This is a howler for me.  I have a long running MYSQL query in the RDS component that will not kill using the right click.  I’ve been right clicking periodically for the last hour or so and still not killed off.</text:p>
            <text:p/>
            <text:p>Is there a way to reset the application since this query has been holding up everything else I wanted to do?</text:p>
            <text:p/>
            <text:p>Thanks</text:p>
            <text:p/>
            <text:p>Tristan</text:p>
            <text:p/>
            <text:p>[cid:image001.png@01D1C7FB.97E34DF0]</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cid:image7d9404.JPG@7564a900.47a0b27f].</text:p>
          </table:table-cell>
          <table:table-cell table:number-columns-repeated="103"/>
        </table:table-row>
        <table:table-row table:style-name="ro1">
          <table:table-cell office:value-type="float" office:value="258" calcext:value-type="float">
            <text:p>258</text:p>
          </table:table-cell>
          <table:table-cell office:value-type="string" calcext:value-type="string">
            <text:p>https://support.matillion.com/agent/case/258</text:p>
          </table:table-cell>
          <table:table-cell office:value-type="string" calcext:value-type="string">
            <text:p>Fwd: WhereDidEverythingGo</text:p>
          </table:table-cell>
          <table:table-cell/>
          <table:table-cell office:value-type="string" calcext:value-type="string">
            <text:p>pcf.com</text:p>
          </table:table-cell>
          <table:table-cell office:value-type="string" calcext:value-type="string">
            <text:p>Jules</text:p>
          </table:table-cell>
          <table:table-cell office:value-type="string" calcext:value-type="string">
            <text:p>Agee</text:p>
          </table:table-cell>
          <table:table-cell office:value-type="string" calcext:value-type="string">
            <text:p>julesa@pcf.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closed</text:p>
          </table:table-cell>
          <table:table-cell office:value-type="string" calcext:value-type="string">
            <text:p>General</text:p>
          </table:table-cell>
          <table:table-cell table:number-columns-repeated="3"/>
          <table:table-cell office:value-type="string" calcext:value-type="string">
            <text:p>6/16/2016 17:49:00</text:p>
          </table:table-cell>
          <table:table-cell office:value-type="string" calcext:value-type="string">
            <text:p>6/17/2016 07:49:18</text:p>
          </table:table-cell>
          <table:table-cell office:value-type="string" calcext:value-type="string">
            <text:p>6/17/2016 05:51:48</text:p>
          </table:table-cell>
          <table:table-cell table:number-columns-repeated="4"/>
          <table:table-cell office:value-type="float" office:value="357" calcext:value-type="float">
            <text:p>357</text:p>
          </table:table-cell>
          <table:table-cell table:number-columns-repeated="2" office:value-type="float" office:value="0" calcext:value-type="float">
            <text:p>0</text:p>
          </table:table-cell>
          <table:table-cell table:number-columns-repeated="7"/>
          <table:table-cell office:value-type="string" calcext:value-type="string">
            <text:p>english</text:p>
          </table:table-cell>
          <table:table-cell table:number-columns-repeated="104"/>
        </table:table-row>
        <table:table-row table:style-name="ro10">
          <table:table-cell office:value-type="float" office:value="259" calcext:value-type="float">
            <text:p>259</text:p>
          </table:table-cell>
          <table:table-cell office:value-type="string" calcext:value-type="string">
            <text:p>https://support.matillion.com/agent/case/259</text:p>
          </table:table-cell>
          <table:table-cell office:value-type="string" calcext:value-type="string">
            <text:p>Detect Changes Component Inconsistent?</text:p>
          </table:table-cell>
          <table:table-cell/>
          <table:table-cell office:value-type="string" calcext:value-type="string">
            <text:p>lifestylecommunities.com</text:p>
          </table:table-cell>
          <table:table-cell office:value-type="string" calcext:value-type="string">
            <text:p>Ian</text:p>
          </table:table-cell>
          <table:table-cell office:value-type="string" calcext:value-type="string">
            <text:p>Freshwater</text:p>
          </table:table-cell>
          <table:table-cell office:value-type="string" calcext:value-type="string">
            <text:p>ifreshwater@lifestylecommunitie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16/2016 18:38:56</text:p>
          </table:table-cell>
          <table:table-cell office:value-type="string" calcext:value-type="string">
            <text:p>6/17/2016 19:33:26</text:p>
          </table:table-cell>
          <table:table-cell office:value-type="string" calcext:value-type="string">
            <text:p>6/17/2016 07:13:44</text:p>
          </table:table-cell>
          <table:table-cell office:value-type="string" calcext:value-type="string">
            <text:p>6/17/2016 08:04:39</text:p>
          </table:table-cell>
          <table:table-cell table:number-columns-repeated="3"/>
          <table:table-cell office:value-type="float" office:value="1107" calcext:value-type="float">
            <text:p>1107</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6/17/2016 16:07:28</text:p>
          </table:table-cell>
          <table:table-cell office:value-type="string" calcext:value-type="string">
            <text:p>6/17/2016 19:33:26</text:p>
          </table:table-cell>
          <table:table-cell office:value-type="string" calcext:value-type="string">
            <text:p>in</text:p>
          </table:table-cell>
          <table:table-cell/>
          <table:table-cell office:value-type="string" calcext:value-type="string">
            <text:p>Chrome 50.0.2661.102</text:p>
          </table:table-cell>
          <table:table-cell office:value-type="string" calcext:value-type="string">
            <text:p>Unknown </text:p>
          </table:table-cell>
          <table:table-cell office:value-type="string" calcext:value-type="string">
            <text:p>66.193.183.130</text:p>
          </table:table-cell>
          <table:table-cell office:value-type="string" calcext:value-type="string">
            <text:p>english</text:p>
          </table:table-cell>
          <table:table-cell office:value-type="string" calcext:value-type="string">
            <text:p>Hello,</text:p>
            <text:p/>
            <text:p>I'm having an issue with the Detect Changes component in my job flow.</text:p>
            <text:p>I have two tables going into the component and are being compared. When I run the job, it sometimes reports 25 records New AND 25 records Deleted, and other times 25 records Identical. When I sample from the component, it sometimes changes which it is at random periods. (The base data in the tables has not changed at all.)</text:p>
            <text:p/>
            <text:p>This is really driving me nuts, as the problem gets worse once I start iterating. (The API we're pulling from only allows one property at a time and we have 15+. So run for raw data 15 times, transform and store.)</text:p>
            <text:p/>
            <text:p>I attached the job on the off chance it's something with the job. If you need data for the 3 tables involved, let me know.</text:p>
            <text:p/>
            <text:p>Thanks.</text:p>
          </table:table-cell>
          <table:table-cell table:number-columns-repeated="103"/>
        </table:table-row>
        <table:table-row table:style-name="ro3">
          <table:table-cell office:value-type="float" office:value="260" calcext:value-type="float">
            <text:p>260</text:p>
          </table:table-cell>
          <table:table-cell office:value-type="string" calcext:value-type="string">
            <text:p>https://support.matillion.com/agent/case/260</text:p>
          </table:table-cell>
          <table:table-cell office:value-type="string" calcext:value-type="string">
            <text:p>Unique rows in table update</text:p>
          </table:table-cell>
          <table:table-cell/>
          <table:table-cell office:value-type="string" calcext:value-type="string">
            <text:p>almamedia.fi</text:p>
          </table:table-cell>
          <table:table-cell office:value-type="string" calcext:value-type="string">
            <text:p>Mikko </text:p>
          </table:table-cell>
          <table:table-cell office:value-type="string" calcext:value-type="string">
            <text:p>Hällfors</text:p>
          </table:table-cell>
          <table:table-cell office:value-type="string" calcext:value-type="string">
            <text:p>mikko.hallfors@almamedia.fi</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17/2016 06:28:26</text:p>
          </table:table-cell>
          <table:table-cell office:value-type="string" calcext:value-type="string">
            <text:p>8/23/2016 09:58:49</text:p>
          </table:table-cell>
          <table:table-cell office:value-type="string" calcext:value-type="string">
            <text:p>6/17/2016 06:30:11</text:p>
          </table:table-cell>
          <table:table-cell office:value-type="string" calcext:value-type="string">
            <text:p>6/17/2016 08:12:16</text:p>
          </table:table-cell>
          <table:table-cell table:number-columns-repeated="3"/>
          <table:table-cell office:value-type="float" office:value="991" calcext:value-type="float">
            <text:p>991</text:p>
          </table:table-cell>
          <table:table-cell table:number-columns-repeated="2" office:value-type="float" office:value="2" calcext:value-type="float">
            <text:p>2</text:p>
          </table:table-cell>
          <table:table-cell office:value-type="string" calcext:value-type="string">
            <text:p>6/17/2016 09:58:15</text:p>
          </table:table-cell>
          <table:table-cell office:value-type="string" calcext:value-type="string">
            <text:p>6/17/2016 10:19:07</text:p>
          </table:table-cell>
          <table:table-cell office:value-type="string" calcext:value-type="string">
            <text:p>out</text:p>
          </table:table-cell>
          <table:table-cell/>
          <table:table-cell office:value-type="string" calcext:value-type="string">
            <text:p>Firefox 46.0</text:p>
          </table:table-cell>
          <table:table-cell office:value-type="string" calcext:value-type="string">
            <text:p>Windows 7 </text:p>
          </table:table-cell>
          <table:table-cell office:value-type="string" calcext:value-type="string">
            <text:p>194.136.141.193</text:p>
          </table:table-cell>
          <table:table-cell office:value-type="string" calcext:value-type="string">
            <text:p>english</text:p>
          </table:table-cell>
          <table:table-cell office:value-type="string" calcext:value-type="string">
            <text:p>Hi</text:p>
            <text:p/>
            <text:p>I am trying to load simple csv from S3 to tables. I have setup unique key columns in table update -component, but when I run the job, it will just insert the rows and after that there is duplicate id's as many times as I have run the job.</text:p>
          </table:table-cell>
          <table:table-cell table:number-columns-repeated="103"/>
        </table:table-row>
        <table:table-row table:style-name="ro3">
          <table:table-cell office:value-type="float" office:value="261" calcext:value-type="float">
            <text:p>261</text:p>
          </table:table-cell>
          <table:table-cell office:value-type="string" calcext:value-type="string">
            <text:p>https://support.matillion.com/agent/case/261</text:p>
          </table:table-cell>
          <table:table-cell office:value-type="string" calcext:value-type="string">
            <text:p>Component jumps about screen</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17/2016 20:20:24</text:p>
          </table:table-cell>
          <table:table-cell office:value-type="string" calcext:value-type="string">
            <text:p>6/20/2016 14:38:16</text:p>
          </table:table-cell>
          <table:table-cell office:value-type="string" calcext:value-type="string">
            <text:p>6/17/2016 20:27:01</text:p>
          </table:table-cell>
          <table:table-cell office:value-type="string" calcext:value-type="string">
            <text:p>6/20/2016 14:38:16</text:p>
          </table:table-cell>
          <table:table-cell table:number-columns-repeated="3"/>
          <table:table-cell office:value-type="float" office:value="345" calcext:value-type="float">
            <text:p>345</text:p>
          </table:table-cell>
          <table:table-cell table:number-columns-repeated="2" office:value-type="float" office:value="1" calcext:value-type="float">
            <text:p>1</text:p>
          </table:table-cell>
          <table:table-cell office:value-type="string" calcext:value-type="string">
            <text:p>6/17/2016 20:20:24</text:p>
          </table:table-cell>
          <table:table-cell office:value-type="string" calcext:value-type="string">
            <text:p>6/20/2016 14:38:16</text:p>
          </table:table-cell>
          <table:table-cell office:value-type="string" calcext:value-type="string">
            <text:p>out</text:p>
          </table:table-cell>
          <table:table-cell/>
          <table:table-cell office:value-type="string" calcext:value-type="string">
            <text:p>Chrome 51.0.2704.84</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not sure if this is my browser or a glitch in your s/w, but marketo+iterator moves right (6 inches) then down (1 inch)</text:p>
            <text:p/>
            <text:p>:-(</text:p>
          </table:table-cell>
          <table:table-cell table:number-columns-repeated="103"/>
        </table:table-row>
        <table:table-row table:style-name="ro46">
          <table:table-cell office:value-type="float" office:value="262" calcext:value-type="float">
            <text:p>262</text:p>
          </table:table-cell>
          <table:table-cell office:value-type="string" calcext:value-type="string">
            <text:p>https://support.matillion.com/agent/case/262</text:p>
          </table:table-cell>
          <table:table-cell office:value-type="string" calcext:value-type="string">
            <text:p>WG: [Update] Netzathleten-Media Job discussion</text:p>
          </table:table-cell>
          <table:table-cell/>
          <table:table-cell office:value-type="string" calcext:value-type="string">
            <text:p>netzathleten-media.de</text:p>
          </table:table-cell>
          <table:table-cell office:value-type="string" calcext:value-type="string">
            <text:p>Martin</text:p>
          </table:table-cell>
          <table:table-cell office:value-type="string" calcext:value-type="string">
            <text:p>Schwager</text:p>
          </table:table-cell>
          <table:table-cell office:value-type="string" calcext:value-type="string">
            <text:p>martin.schwager@netzathleten-media.de</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20/2016 14:25:00</text:p>
          </table:table-cell>
          <table:table-cell office:value-type="string" calcext:value-type="string">
            <text:p>6/21/2016 13:27:05</text:p>
          </table:table-cell>
          <table:table-cell office:value-type="string" calcext:value-type="string">
            <text:p>6/20/2016 14:37:49</text:p>
          </table:table-cell>
          <table:table-cell office:value-type="string" calcext:value-type="string">
            <text:p>6/20/2016 14:44:56</text:p>
          </table:table-cell>
          <table:table-cell table:number-columns-repeated="3"/>
          <table:table-cell office:value-type="float" office:value="815" calcext:value-type="float">
            <text:p>815</text:p>
          </table:table-cell>
          <table:table-cell table:number-columns-repeated="2" office:value-type="float" office:value="1" calcext:value-type="float">
            <text:p>1</text:p>
          </table:table-cell>
          <table:table-cell office:value-type="string" calcext:value-type="string">
            <text:p>6/20/2016 14:25:00</text:p>
          </table:table-cell>
          <table:table-cell office:value-type="string" calcext:value-type="string">
            <text:p>6/20/2016 14:44:56</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there,</text:p>
            <text:p/>
            <text:p>maybe you can help re our question below.</text:p>
            <text:p/>
            <text:p>Some additional information:</text:p>
            <text:p>The script worked until we did update to the latest matillion version and then stopped working giving a java language exception (Screen attached).</text:p>
            <text:p>The exception already shows up if there is the first import statement in it.</text:p>
            <text:p/>
            <text:p>Your help is highly appreciated.</text:p>
            <text:p/>
            <text:p>Thanks!</text:p>
            <text:p>Best</text:p>
            <text:p>Martin</text:p>
            <text:p/>
            <text:p>Von: Schwager, Martin [netzathleten]</text:p>
            <text:p>Gesendet: Donnerstag, 16. Juni 2016 20:57</text:p>
            <text:p>An: 'jamie.cole@matillion.com' </text:p>
            <text:p>Betreff: AW: [Update] Netzathleten-Media Job discussion</text:p>
            <text:p/>
            <text:p>Hi Jamie,</text:p>
            <text:p/>
            <text:p>just a quick one: since the update one of our python scripts is throwing an exception (we did not chance anything) – since debugging is kind of hard, any idea what we need to change?</text:p>
            <text:p/>
            <text:p/>
            <text:p/>
            <text:p>SNIP</text:p>
            <text:p>import httplib, urllib, org.json.JSONObject</text:p>
            <text:p>import time</text:p>
            <text:p>from datetime import date, timedelta</text:p>
            <text:p/>
            <text:p>#params = urllib.urlencode({ 'from': 'USD', 'to' : 'EUR' })</text:p>
            <text:p>#headers = {"Content-type": "application/x-www-form-urlencoded", "Accept": "text/plain"}</text:p>
            <text:p>conn = httplib.HTTPConnection("www.apilayer.net",80)</text:p>
            <text:p/>
            <text:p>today = date.fromtimestamp(time.time())</text:p>
            <text:p>startdate = date(today.year,1,1)</text:p>
            <text:p>day = timedelta(days=1)</text:p>
            <text:p/>
            <text:p>while startdate &lt; today:</text:p>
            <text:p>    url = "/api/historical?access_key=19a60eaec83204878b738a49114ca156&amp;format=1&amp;currencies=EUR&amp;date="+startdate.strftime("%Y-%m-%d")</text:p>
            <text:p>    conn.request("POST", url) #headers #params</text:p>
            <text:p>    response = conn.getresponse()</text:p>
            <text:p>    data = response.read()</text:p>
            <text:p>    json = org.json.JSONObject(data)</text:p>
            <text:p>    #print json</text:p>
            <text:p>    rate = float(json.get('quotes').get('USDEUR'))</text:p>
            <text:p>    ratestr = '%.10f' % rate</text:p>
            <text:p>    sqlstr = "insert into horus_raw_daily_exchange_rates (date,rate_vs_EUR,fx_symbol) Values ('"+startdate.strftime("%Y-%m-%d")+"','"+ratestr+"','USD')"</text:p>
            <text:p>    #print sqlstr</text:p>
            <text:p>    cursor = context.cursor()</text:p>
            <text:p>    cursor.execute(sqlstr)</text:p>
            <text:p>    #context.updateVariable("daily_USDEUR", rate)</text:p>
            <text:p>    print(daily_USDEUR)</text:p>
            <text:p>    startdate=startdate+day</text:p>
            <text:p/>
            <text:p>conn.close()</text:p>
            <text:p/>
            <text:p>SNAP</text:p>
            <text:p/>
            <text:p>Exception is a string out of bouds exception that seems to happe</text:p>
          </table:table-cell>
          <table:table-cell table:number-columns-repeated="103"/>
        </table:table-row>
        <table:table-row table:style-name="ro7">
          <table:table-cell office:value-type="float" office:value="263" calcext:value-type="float">
            <text:p>263</text:p>
          </table:table-cell>
          <table:table-cell office:value-type="string" calcext:value-type="string">
            <text:p>https://support.matillion.com/agent/case/263</text:p>
          </table:table-cell>
          <table:table-cell office:value-type="string" calcext:value-type="string">
            <text:p>Retry Logic</text:p>
          </table:table-cell>
          <table:table-cell/>
          <table:table-cell office:value-type="string" calcext:value-type="string">
            <text:p>lifestylecommunities.com</text:p>
          </table:table-cell>
          <table:table-cell office:value-type="string" calcext:value-type="string">
            <text:p>Daniel</text:p>
          </table:table-cell>
          <table:table-cell office:value-type="string" calcext:value-type="string">
            <text:p>Martinez</text:p>
          </table:table-cell>
          <table:table-cell office:value-type="string" calcext:value-type="string">
            <text:p>dmartinez@lifestylecommunitie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6/20/2016 14:32:50</text:p>
          </table:table-cell>
          <table:table-cell office:value-type="string" calcext:value-type="string">
            <text:p>7/14/2016 13:52:02</text:p>
          </table:table-cell>
          <table:table-cell office:value-type="string" calcext:value-type="string">
            <text:p>6/20/2016 14:44:32</text:p>
          </table:table-cell>
          <table:table-cell office:value-type="string" calcext:value-type="string">
            <text:p>6/20/2016 15:37:22</text:p>
          </table:table-cell>
          <table:table-cell/>
          <table:table-cell table:number-columns-repeated="2" office:value-type="string" calcext:value-type="string">
            <text:p>7/14/2016 13:52:02</text:p>
          </table:table-cell>
          <table:table-cell office:value-type="float" office:value="442" calcext:value-type="float">
            <text:p>442</text:p>
          </table:table-cell>
          <table:table-cell table:number-columns-repeated="2" office:value-type="float" office:value="1" calcext:value-type="float">
            <text:p>1</text:p>
          </table:table-cell>
          <table:table-cell office:value-type="string" calcext:value-type="string">
            <text:p>6/20/2016 14:32:50</text:p>
          </table:table-cell>
          <table:table-cell office:value-type="string" calcext:value-type="string">
            <text:p>6/20/2016 15:37:22</text:p>
          </table:table-cell>
          <table:table-cell office:value-type="string" calcext:value-type="string">
            <text:p>out</text:p>
          </table:table-cell>
          <table:table-cell/>
          <table:table-cell office:value-type="string" calcext:value-type="string">
            <text:p>Chrome 51.0.2704.84</text:p>
          </table:table-cell>
          <table:table-cell office:value-type="string" calcext:value-type="string">
            <text:p>Unknown </text:p>
          </table:table-cell>
          <table:table-cell office:value-type="string" calcext:value-type="string">
            <text:p>66.193.183.130</text:p>
          </table:table-cell>
          <table:table-cell office:value-type="string" calcext:value-type="string">
            <text:p>english</text:p>
          </table:table-cell>
          <table:table-cell office:value-type="string" calcext:value-type="string">
            <text:p>Hello,</text:p>
            <text:p/>
            <text:p>I am looking to add retry logic to a job. My first thought would be to iterate over the component until success occurs (with a max attempt set). However, I can't seem to create conditional javascript clauses in the environment variables.</text:p>
            <text:p/>
            <text:p>Is there a recommended way of doing what I'm trying to do?</text:p>
            <text:p/>
            <text:p>Thanks,</text:p>
            <text:p/>
            <text:p>Dan</text:p>
          </table:table-cell>
          <table:table-cell table:number-columns-repeated="103"/>
        </table:table-row>
        <table:table-row table:style-name="ro10">
          <table:table-cell office:value-type="float" office:value="264" calcext:value-type="float">
            <text:p>264</text:p>
          </table:table-cell>
          <table:table-cell office:value-type="string" calcext:value-type="string">
            <text:p>https://support.matillion.com/agent/case/264</text:p>
          </table:table-cell>
          <table:table-cell office:value-type="string" calcext:value-type="string">
            <text:p>Matillion ETL Monitoring, Logging and Alerting</text:p>
          </table:table-cell>
          <table:table-cell table:number-columns-repeated="2"/>
          <table:table-cell office:value-type="string" calcext:value-type="string">
            <text:p>Aurea</text:p>
          </table:table-cell>
          <table:table-cell office:value-type="string" calcext:value-type="string">
            <text:p>Bautista</text:p>
          </table:table-cell>
          <table:table-cell office:value-type="string" calcext:value-type="string">
            <text:p>aurea.bautista@thrivemarket.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20/2016 22:55:01</text:p>
          </table:table-cell>
          <table:table-cell table:style-name="ce1" office:value-type="string" calcext:value-type="string">
            <text:p>7/12/2016 09:04:39</text:p>
          </table:table-cell>
          <table:table-cell office:value-type="string" calcext:value-type="string">
            <text:p>6/21/2016 11:33:28</text:p>
          </table:table-cell>
          <table:table-cell office:value-type="string" calcext:value-type="string">
            <text:p>6/21/2016 12:30:04</text:p>
          </table:table-cell>
          <table:table-cell table:number-columns-repeated="3"/>
          <table:table-cell office:value-type="float" office:value="639" calcext:value-type="float">
            <text:p>639</text:p>
          </table:table-cell>
          <table:table-cell table:number-columns-repeated="2" office:value-type="float" office:value="1" calcext:value-type="float">
            <text:p>1</text:p>
          </table:table-cell>
          <table:table-cell office:value-type="string" calcext:value-type="string">
            <text:p>6/20/2016 22:55:01</text:p>
          </table:table-cell>
          <table:table-cell office:value-type="string" calcext:value-type="string">
            <text:p>6/21/2016 12:30:04</text:p>
          </table:table-cell>
          <table:table-cell office:value-type="string" calcext:value-type="string">
            <text:p>out</text:p>
          </table:table-cell>
          <table:table-cell/>
          <table:table-cell office:value-type="string" calcext:value-type="string">
            <text:p>Chrome 50.0.2661.102</text:p>
          </table:table-cell>
          <table:table-cell office:value-type="string" calcext:value-type="string">
            <text:p>Mac OS 10.10</text:p>
          </table:table-cell>
          <table:table-cell office:value-type="string" calcext:value-type="string">
            <text:p>216.14.10.186</text:p>
          </table:table-cell>
          <table:table-cell office:value-type="string" calcext:value-type="string">
            <text:p>english</text:p>
          </table:table-cell>
          <table:table-cell office:value-type="string" calcext:value-type="string">
            <text:p>From https://www.matillion.com/etl-for-redshift/etl-redshift/</text:p>
            <text:p>there's a section there about:</text:p>
            <text:p/>
            <text:p>Monitoring, Logging and Alerting</text:p>
            <text:p/>
            <text:p>Matillion ETL for Redshift delivers a wide range of options around monitoring, logging and alerting – real time and historical.  You can also setup e-mail and text message alerts and integrate with Amazon CloudWatch and/or other monitoring tools of your choice.</text:p>
            <text:p/>
            <text:p>I'm new to Matillion and would like to see examples on how this is done and implemented.</text:p>
            <text:p/>
            <text:p>Thanks in advance</text:p>
          </table:table-cell>
          <table:table-cell table:number-columns-repeated="103"/>
        </table:table-row>
        <table:table-row table:style-name="ro11">
          <table:table-cell office:value-type="float" office:value="265" calcext:value-type="float">
            <text:p>265</text:p>
          </table:table-cell>
          <table:table-cell office:value-type="string" calcext:value-type="string">
            <text:p>https://support.matillion.com/agent/case/265</text:p>
          </table:table-cell>
          <table:table-cell office:value-type="string" calcext:value-type="string">
            <text:p>Automating deployment of the Matillion JSON files </text:p>
          </table:table-cell>
          <table:table-cell/>
          <table:table-cell office:value-type="string" calcext:value-type="string">
            <text:p>edftrading.com</text:p>
          </table:table-cell>
          <table:table-cell office:value-type="string" calcext:value-type="string">
            <text:p>Nicki</text:p>
          </table:table-cell>
          <table:table-cell office:value-type="string" calcext:value-type="string">
            <text:p>Tang</text:p>
          </table:table-cell>
          <table:table-cell office:value-type="string" calcext:value-type="string">
            <text:p>nicki.tang@edftrading.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21/2016 07:49:30</text:p>
          </table:table-cell>
          <table:table-cell table:style-name="ce1" office:value-type="string" calcext:value-type="string">
            <text:p>7/11/2016 12:48:55</text:p>
          </table:table-cell>
          <table:table-cell office:value-type="string" calcext:value-type="string">
            <text:p>6/21/2016 07:53:35</text:p>
          </table:table-cell>
          <table:table-cell office:value-type="string" calcext:value-type="string">
            <text:p>6/21/2016 11:33:28</text:p>
          </table:table-cell>
          <table:table-cell table:number-columns-repeated="3"/>
          <table:table-cell office:value-type="float" office:value="1263" calcext:value-type="float">
            <text:p>1263</text:p>
          </table:table-cell>
          <table:table-cell office:value-type="float" office:value="4" calcext:value-type="float">
            <text:p>4</text:p>
          </table:table-cell>
          <table:table-cell office:value-type="float" office:value="3" calcext:value-type="float">
            <text:p>3</text:p>
          </table:table-cell>
          <table:table-cell table:style-name="ce1" office:value-type="string" calcext:value-type="string">
            <text:p>7/8/2016 10:19:38</text:p>
          </table:table-cell>
          <table:table-cell table:style-name="ce1" office:value-type="string" calcext:value-type="string">
            <text:p>7/11/2016 12:48:55</text:p>
          </table:table-cell>
          <table:table-cell office:value-type="string" calcext:value-type="string">
            <text:p>in</text:p>
          </table:table-cell>
          <table:table-cell/>
          <table:table-cell office:value-type="string" calcext:value-type="string">
            <text:p>IE 11.0</text:p>
          </table:table-cell>
          <table:table-cell office:value-type="string" calcext:value-type="string">
            <text:p>Windows 7 </text:p>
          </table:table-cell>
          <table:table-cell office:value-type="string" calcext:value-type="string">
            <text:p>193.129.168.75</text:p>
          </table:table-cell>
          <table:table-cell office:value-type="string" calcext:value-type="string">
            <text:p>english</text:p>
          </table:table-cell>
          <table:table-cell office:value-type="string" calcext:value-type="string">
            <text:p>Hi</text:p>
            <text:p>We have been using Matillion ETL for Redshift for a while now and really like the tool. However for all other tools our processes dictate that we should use automation to deploy software to different environments rather than deploying manually. We are trying to investigate whether there is anyway that we can automate the deployment of a version of the ETL jobs from one EC2 machine to another but are struggling a bit to find an answer. Would you guys be able to suggest anything?</text:p>
            <text:p>Many thanks</text:p>
            <text:p>Nicki Tang</text:p>
            <text:p>EDF Trading</text:p>
          </table:table-cell>
          <table:table-cell table:number-columns-repeated="103"/>
        </table:table-row>
        <table:table-row table:style-name="ro18">
          <table:table-cell office:value-type="float" office:value="266" calcext:value-type="float">
            <text:p>266</text:p>
          </table:table-cell>
          <table:table-cell office:value-type="string" calcext:value-type="string">
            <text:p>https://support.matillion.com/agent/case/266</text:p>
          </table:table-cell>
          <table:table-cell office:value-type="string" calcext:value-type="string">
            <text:p>Fwd: Task queue overloading!</text:p>
          </table:table-cell>
          <table:table-cell/>
          <table:table-cell office:value-type="string" calcext:value-type="string">
            <text:p>twistbioscience.com</text:p>
          </table:table-cell>
          <table:table-cell office:value-type="string" calcext:value-type="string">
            <text:p>Andrew</text:p>
          </table:table-cell>
          <table:table-cell office:value-type="string" calcext:value-type="string">
            <text:p>Stewart</text:p>
          </table:table-cell>
          <table:table-cell office:value-type="string" calcext:value-type="string">
            <text:p>astewart@twistbioscienc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21/2016 21:36:30</text:p>
          </table:table-cell>
          <table:table-cell office:value-type="string" calcext:value-type="string">
            <text:p>6/23/2016 06:24:30</text:p>
          </table:table-cell>
          <table:table-cell office:value-type="string" calcext:value-type="string">
            <text:p>6/22/2016 10:51:57</text:p>
          </table:table-cell>
          <table:table-cell office:value-type="string" calcext:value-type="string">
            <text:p>6/22/2016 10:57:05</text:p>
          </table:table-cell>
          <table:table-cell table:number-columns-repeated="3"/>
          <table:table-cell office:value-type="float" office:value="268" calcext:value-type="float">
            <text:p>268</text:p>
          </table:table-cell>
          <table:table-cell table:number-columns-repeated="2" office:value-type="float" office:value="1" calcext:value-type="float">
            <text:p>1</text:p>
          </table:table-cell>
          <table:table-cell office:value-type="string" calcext:value-type="string">
            <text:p>6/21/2016 21:36:30</text:p>
          </table:table-cell>
          <table:table-cell office:value-type="string" calcext:value-type="string">
            <text:p>6/22/2016 10:57:05</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Andrew Stewart </text:p>
            <text:p>Date: 21 June 2016 at 21:43</text:p>
            <text:p>Subject: Task queue overloading!</text:p>
            <text:p>To: support@matillion.com</text:p>
            <text:p>Cc: Esteban Toro </text:p>
            <text:p/>
            <text:p/>
            <text:p>Hi there,</text:p>
            <text:p/>
            <text:p/>
            <text:p>We keep having an issue where our task queue loads up with jobs in the</text:p>
            <text:p>'schedule' state, but even as we cancel batches of tasks we do not start to</text:p>
            <text:p>see the queue starting to deplete.</text:p>
            <text:p/>
            <text:p>Most likely we have some high frequency / long duration task, but we're</text:p>
            <text:p>having difficulty tracking down what exactly is.</text:p>
            <text:p/>
            <text:p>We are wondering if we could be pointed to / educated in how to diagnose</text:p>
            <text:p>these kinds of issues.  We're curious if this is a common phenomena, and</text:p>
            <text:p>what sort of best practices Matillion advises for avoiding queue backups.</text:p>
            <text:p>In particular, we are wondering how we can diagnose the current task queue</text:p>
            <text:p>backup that we are experiencing.</text:p>
            <text:p/>
            <text:p>Thanks,</text:p>
            <text:p>Andrew &amp; Esteban</text:p>
            <text:p/>
            <text:p/>
            <text:p>----------------------------------------</text:p>
            <text:p>-- Contact Info</text:p>
            <text:p>----------------------------------------</text:p>
            <text:p/>
            <text:p/>
            <text:p>----------------------------------------</text:p>
            <text:p>-- Redshift:Nodes</text:p>
            <text:p>----------------------------------------</text:p>
            <text:p>2</text:p>
            <text:p/>
            <text:p>----------------------------------------</text:p>
            <text:p>-- Redshift:Slices</text:p>
            <text:p>----------------------------------------</text:p>
            <text:p>4</text:p>
            <text:p/>
            <text:p>----------------------------------------</text:p>
            <text:p>-- ImageID</text:p>
            <text:p>----------------------------------------</text:p>
            <text:p>ami-c6cc25a6</text:p>
            <text:p/>
            <text:p>----------------------------------------</text:p>
            <text:p>-- Memory:Max</text:p>
            <text:p>----------------------------------------</text:p>
            <text:p>1.60 Gb</text:p>
            <text:p/>
            <text:p>----------------------------------------</text:p>
            <text:p>-- Type</text:p>
            <text:p>----------------------------------------</text:p>
            <text:p>m3.large</text:p>
            <text:p/>
            <text:p>----------------------------------------</text:p>
            <text:p>-- Memory:Free</text:p>
            <text:p>----------------------------------------</text:p>
            <text:p>0.39 Gb</text:p>
            <text:p/>
            <text:p>----------------------------------------</text:p>
            <text:p>-- AMI ID</text:p>
            <text:p>----------------------------------------</text:p>
            <text:p>ami-c6cc25a6</text:p>
            <text:p/>
            <text:p>----------------------------------------</text:p>
            <text:p>-- AZ</text:p>
            <text:p>----------------------------------------</text:p>
            <text:p>us-west-2a</text:p>
            <text:p/>
            <text:p>----------------------------------------</text:p>
            <text:p>-- Disk:Free</text:p>
            <text:p>----------------------------------------</text:p>
            <text:p>36.12 Gb</text:p>
            <text:p/>
            <text:p>----------------------------------------</text:p>
            <text:p>-- </text:p>
          </table:table-cell>
          <table:table-cell table:number-columns-repeated="103"/>
        </table:table-row>
        <table:table-row table:style-name="ro11">
          <table:table-cell office:value-type="float" office:value="267" calcext:value-type="float">
            <text:p>267</text:p>
          </table:table-cell>
          <table:table-cell office:value-type="string" calcext:value-type="string">
            <text:p>https://support.matillion.com/agent/case/267</text:p>
          </table:table-cell>
          <table:table-cell office:value-type="string" calcext:value-type="string">
            <text:p>Admin page</text:p>
          </table:table-cell>
          <table:table-cell/>
          <table:table-cell office:value-type="string" calcext:value-type="string">
            <text:p>slalom.com</text:p>
          </table:table-cell>
          <table:table-cell office:value-type="string" calcext:value-type="string">
            <text:p>Jacob</text:p>
          </table:table-cell>
          <table:table-cell office:value-type="string" calcext:value-type="string">
            <text:p>Leon</text:p>
          </table:table-cell>
          <table:table-cell office:value-type="string" calcext:value-type="string">
            <text:p>jacobl@slalom.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6/22/2016 03:10:02</text:p>
          </table:table-cell>
          <table:table-cell office:value-type="string" calcext:value-type="string">
            <text:p>6/29/2016 20:32:00</text:p>
          </table:table-cell>
          <table:table-cell office:value-type="string" calcext:value-type="string">
            <text:p>6/22/2016 10:56:28</text:p>
          </table:table-cell>
          <table:table-cell office:value-type="string" calcext:value-type="string">
            <text:p>6/22/2016 11:05:54</text:p>
          </table:table-cell>
          <table:table-cell/>
          <table:table-cell table:number-columns-repeated="2" office:value-type="string" calcext:value-type="string">
            <text:p>6/29/2016 20:32:00</text:p>
          </table:table-cell>
          <table:table-cell office:value-type="float" office:value="669" calcext:value-type="float">
            <text:p>66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6/22/2016 15:10:33</text:p>
          </table:table-cell>
          <table:table-cell office:value-type="string" calcext:value-type="string">
            <text:p>6/22/2016 11:05:54</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Unknown </text:p>
          </table:table-cell>
          <table:table-cell office:value-type="string" calcext:value-type="string">
            <text:p>73.75.33.180</text:p>
          </table:table-cell>
          <table:table-cell office:value-type="string" calcext:value-type="string">
            <text:p>english</text:p>
          </table:table-cell>
          <table:table-cell office:value-type="string" calcext:value-type="string">
            <text:p>I was wondering if there were more details around configuring the following files to get to the /admin page.  I currently get the error that possess the required role to access the resource</text:p>
            <text:p/>
            <text:p>/usr/share/emerald/WEB-INF/security.fragment</text:p>
            <text:p/>
            <text:p>/etc/tomcat8/tomcat-users.xml</text:p>
          </table:table-cell>
          <table:table-cell table:number-columns-repeated="103"/>
        </table:table-row>
        <table:table-row table:style-name="ro14">
          <table:table-cell office:value-type="float" office:value="268" calcext:value-type="float">
            <text:p>268</text:p>
          </table:table-cell>
          <table:table-cell office:value-type="string" calcext:value-type="string">
            <text:p>https://support.matillion.com/agent/case/268</text:p>
          </table:table-cell>
          <table:table-cell office:value-type="string" calcext:value-type="string">
            <text:p>Copy-Row on component Sample tab not working</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23/2016 14:08:22</text:p>
          </table:table-cell>
          <table:table-cell table:style-name="ce1" office:value-type="string" calcext:value-type="string">
            <text:p>7/1/2016 09:52:55</text:p>
          </table:table-cell>
          <table:table-cell office:value-type="string" calcext:value-type="string">
            <text:p>6/24/2016 06:47:55</text:p>
          </table:table-cell>
          <table:table-cell table:style-name="ce1" office:value-type="string" calcext:value-type="string">
            <text:p>7/1/2016 09:52:55</text:p>
          </table:table-cell>
          <table:table-cell table:style-name="ce1"/>
          <table:table-cell table:number-columns-repeated="2"/>
          <table:table-cell office:value-type="float" office:value="1264" calcext:value-type="float">
            <text:p>1264</text:p>
          </table:table-cell>
          <table:table-cell table:number-columns-repeated="2" office:value-type="float" office:value="1" calcext:value-type="float">
            <text:p>1</text:p>
          </table:table-cell>
          <table:table-cell office:value-type="string" calcext:value-type="string">
            <text:p>6/23/2016 14:08:22</text:p>
          </table:table-cell>
          <table:table-cell table:style-name="ce1" office:value-type="string" calcext:value-type="string">
            <text:p>7/1/2016 09:52:55</text:p>
          </table:table-cell>
          <table:table-cell office:value-type="string" calcext:value-type="string">
            <text:p>out</text:p>
          </table:table-cell>
          <table:table-cell/>
          <table:table-cell office:value-type="string" calcext:value-type="string">
            <text:p>Chrome 50.0.2661.102</text:p>
          </table:table-cell>
          <table:table-cell office:value-type="string" calcext:value-type="string">
            <text:p>Mac OS 10.9</text:p>
          </table:table-cell>
          <table:table-cell office:value-type="string" calcext:value-type="string">
            <text:p>38.104.246.234</text:p>
          </table:table-cell>
          <table:table-cell office:value-type="string" calcext:value-type="string">
            <text:p>english</text:p>
          </table:table-cell>
          <table:table-cell office:value-type="string" calcext:value-type="string">
            <text:p>Especially for SFDC ID's this feature would be really useful</text:p>
            <text:p> - but does not seem to work</text:p>
          </table:table-cell>
          <table:table-cell table:number-columns-repeated="103"/>
        </table:table-row>
        <table:table-row table:style-name="ro9">
          <table:table-cell office:value-type="float" office:value="269" calcext:value-type="float">
            <text:p>269</text:p>
          </table:table-cell>
          <table:table-cell office:value-type="string" calcext:value-type="string">
            <text:p>https://support.matillion.com/agent/case/269</text:p>
          </table:table-cell>
          <table:table-cell office:value-type="string" calcext:value-type="string">
            <text:p>Can't login</text:p>
          </table:table-cell>
          <table:table-cell/>
          <table:table-cell office:value-type="string" calcext:value-type="string">
            <text:p>pixsystem.com</text:p>
          </table:table-cell>
          <table:table-cell office:value-type="string" calcext:value-type="string">
            <text:p>Ed</text:p>
          </table:table-cell>
          <table:table-cell office:value-type="string" calcext:value-type="string">
            <text:p>Sesek</text:p>
          </table:table-cell>
          <table:table-cell office:value-type="string" calcext:value-type="string">
            <text:p>esesek@pixsystem.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6/23/2016 21:52:50</text:p>
          </table:table-cell>
          <table:table-cell office:value-type="string" calcext:value-type="string">
            <text:p>6/24/2016 06:47:49</text:p>
          </table:table-cell>
          <table:table-cell office:value-type="string" calcext:value-type="string">
            <text:p>6/23/2016 21:56:01</text:p>
          </table:table-cell>
          <table:table-cell office:value-type="string" calcext:value-type="string">
            <text:p>6/23/2016 21:59:32</text:p>
          </table:table-cell>
          <table:table-cell/>
          <table:table-cell table:number-columns-repeated="2" office:value-type="string" calcext:value-type="string">
            <text:p>6/23/2016 23:16:19</text:p>
          </table:table-cell>
          <table:table-cell office:value-type="float" office:value="1911" calcext:value-type="float">
            <text:p>1911</text:p>
          </table:table-cell>
          <table:table-cell table:number-columns-repeated="2" office:value-type="float" office:value="1" calcext:value-type="float">
            <text:p>1</text:p>
          </table:table-cell>
          <table:table-cell office:value-type="string" calcext:value-type="string">
            <text:p>6/23/2016 21:52:50</text:p>
          </table:table-cell>
          <table:table-cell office:value-type="string" calcext:value-type="string">
            <text:p>6/23/2016 21:59:32</text:p>
          </table:table-cell>
          <table:table-cell office:value-type="string" calcext:value-type="string">
            <text:p>out</text:p>
          </table:table-cell>
          <table:table-cell/>
          <table:table-cell office:value-type="string" calcext:value-type="string">
            <text:p>Chrome 50.0.2661.102</text:p>
          </table:table-cell>
          <table:table-cell office:value-type="string" calcext:value-type="string">
            <text:p>Mac OS 10.10</text:p>
          </table:table-cell>
          <table:table-cell office:value-type="string" calcext:value-type="string">
            <text:p>64.124.168.130</text:p>
          </table:table-cell>
          <table:table-cell office:value-type="string" calcext:value-type="string">
            <text:p>english</text:p>
          </table:table-cell>
          <table:table-cell office:value-type="string" calcext:value-type="string">
            <text:p>Hi,</text:p>
            <text:p/>
            <text:p>I just started a free trial of Matillion of Redshift.  I'm being presented with a username/password page but I don't know what the credentials are for logging in.  Can you help?</text:p>
            <text:p/>
            <text:p>Thanks,</text:p>
            <text:p>Ed Sesek</text:p>
          </table:table-cell>
          <table:table-cell table:number-columns-repeated="103"/>
        </table:table-row>
        <table:table-row table:style-name="ro11">
          <table:table-cell office:value-type="float" office:value="270" calcext:value-type="float">
            <text:p>270</text:p>
          </table:table-cell>
          <table:table-cell office:value-type="string" calcext:value-type="string">
            <text:p>https://support.matillion.com/agent/case/270</text:p>
          </table:table-cell>
          <table:table-cell office:value-type="string" calcext:value-type="string">
            <text:p>Can't load MySQL driver.</text:p>
          </table:table-cell>
          <table:table-cell/>
          <table:table-cell office:value-type="string" calcext:value-type="string">
            <text:p>pixsystem.com</text:p>
          </table:table-cell>
          <table:table-cell office:value-type="string" calcext:value-type="string">
            <text:p>Ed</text:p>
          </table:table-cell>
          <table:table-cell office:value-type="string" calcext:value-type="string">
            <text:p>Sesek</text:p>
          </table:table-cell>
          <table:table-cell office:value-type="string" calcext:value-type="string">
            <text:p>esesek@pixsystem.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6/23/2016 23:29:33</text:p>
          </table:table-cell>
          <table:table-cell office:value-type="string" calcext:value-type="string">
            <text:p>6/24/2016 07:16:21</text:p>
          </table:table-cell>
          <table:table-cell table:number-columns-repeated="3"/>
          <table:table-cell table:number-columns-repeated="2" office:value-type="string" calcext:value-type="string">
            <text:p>6/23/2016 23:48:19</text:p>
          </table:table-cell>
          <table:table-cell office:value-type="float" office:value="60" calcext:value-type="float">
            <text:p>6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6/23/2016 23:48:16</text:p>
          </table:table-cell>
          <table:table-cell/>
          <table:table-cell office:value-type="string" calcext:value-type="string">
            <text:p>in</text:p>
          </table:table-cell>
          <table:table-cell/>
          <table:table-cell office:value-type="string" calcext:value-type="string">
            <text:p>Chrome 50.0.2661.102</text:p>
          </table:table-cell>
          <table:table-cell office:value-type="string" calcext:value-type="string">
            <text:p>Mac OS 10.10</text:p>
          </table:table-cell>
          <table:table-cell office:value-type="string" calcext:value-type="string">
            <text:p>64.124.168.130</text:p>
          </table:table-cell>
          <table:table-cell office:value-type="string" calcext:value-type="string">
            <text:p>english</text:p>
          </table:table-cell>
          <table:table-cell office:value-type="string" calcext:value-type="string">
            <text:p>Hi,</text:p>
            <text:p/>
            <text:p>I'm getting the following error when I attempt to load the MySQL driver into my Trial edition:</text:p>
            <text:p/>
            <text:p>Exception loading driver class. com.mysql.jdbc.Driver</text:p>
          </table:table-cell>
          <table:table-cell table:number-columns-repeated="103"/>
        </table:table-row>
        <table:table-row table:style-name="ro10">
          <table:table-cell office:value-type="float" office:value="271" calcext:value-type="float">
            <text:p>271</text:p>
          </table:table-cell>
          <table:table-cell office:value-type="string" calcext:value-type="string">
            <text:p>https://support.matillion.com/agent/case/271</text:p>
          </table:table-cell>
          <table:table-cell office:value-type="string" calcext:value-type="string">
            <text:p>Matillion Login</text:p>
          </table:table-cell>
          <table:table-cell table:number-columns-repeated="2"/>
          <table:table-cell office:value-type="string" calcext:value-type="string">
            <text:p>Alexandre</text:p>
          </table:table-cell>
          <table:table-cell office:value-type="string" calcext:value-type="string">
            <text:p>Carvalho</text:p>
          </table:table-cell>
          <table:table-cell office:value-type="string" calcext:value-type="string">
            <text:p>alexandre.m.carvalho@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24/2016 12:58:41</text:p>
          </table:table-cell>
          <table:table-cell office:value-type="string" calcext:value-type="string">
            <text:p>6/27/2016 07:55:20</text:p>
          </table:table-cell>
          <table:table-cell office:value-type="string" calcext:value-type="string">
            <text:p>6/24/2016 13:26:02</text:p>
          </table:table-cell>
          <table:table-cell office:value-type="string" calcext:value-type="string">
            <text:p>6/24/2016 13:28:36</text:p>
          </table:table-cell>
          <table:table-cell table:number-columns-repeated="3"/>
          <table:table-cell office:value-type="float" office:value="733" calcext:value-type="float">
            <text:p>733</text:p>
          </table:table-cell>
          <table:table-cell table:number-columns-repeated="2" office:value-type="float" office:value="2" calcext:value-type="float">
            <text:p>2</text:p>
          </table:table-cell>
          <table:table-cell office:value-type="string" calcext:value-type="string">
            <text:p>6/24/2016 13:35:19</text:p>
          </table:table-cell>
          <table:table-cell office:value-type="string" calcext:value-type="string">
            <text:p>6/27/2016 07:55:20</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Windows 7 </text:p>
          </table:table-cell>
          <table:table-cell office:value-type="string" calcext:value-type="string">
            <text:p>83.244.165.57</text:p>
          </table:table-cell>
          <table:table-cell office:value-type="string" calcext:value-type="string">
            <text:p>english</text:p>
          </table:table-cell>
          <table:table-cell office:value-type="string" calcext:value-type="string">
            <text:p>Hi,</text:p>
            <text:p/>
            <text:p>I'm trying Matillion ETL for Redshift and upon starting a new EC2 instance and accessing it from my browser I'm being asked for my credentials.</text:p>
            <text:p/>
            <text:p>I've tried using the same credentials as those used for the Matillion Support website but still not able to login. Could you please let me know which credentials I should use?</text:p>
            <text:p/>
            <text:p>Could you also please check whether I'm eligible to the free trial, as I had to create a second EC2 instance with Matillion?</text:p>
            <text:p/>
            <text:p>Thanks,</text:p>
            <text:p>Alex</text:p>
          </table:table-cell>
          <table:table-cell table:number-columns-repeated="103"/>
        </table:table-row>
        <table:table-row table:style-name="ro13">
          <table:table-cell office:value-type="float" office:value="272" calcext:value-type="float">
            <text:p>272</text:p>
          </table:table-cell>
          <table:table-cell office:value-type="string" calcext:value-type="string">
            <text:p>https://support.matillion.com/agent/case/272</text:p>
          </table:table-cell>
          <table:table-cell office:value-type="string" calcext:value-type="string">
            <text:p>RDS Bulk Output consistently reports "Successfully sent 0 rows to RDS"</text:p>
          </table:table-cell>
          <table:table-cell/>
          <table:table-cell office:value-type="string" calcext:value-type="string">
            <text:p>ipro.us</text:p>
          </table:table-cell>
          <table:table-cell office:value-type="string" calcext:value-type="string">
            <text:p>Hise</text:p>
          </table:table-cell>
          <table:table-cell office:value-type="string" calcext:value-type="string">
            <text:p>Chapman</text:p>
          </table:table-cell>
          <table:table-cell office:value-type="string" calcext:value-type="string">
            <text:p>hise@ipro.us</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27/2016 11:50:01</text:p>
          </table:table-cell>
          <table:table-cell table:style-name="ce1" office:value-type="string" calcext:value-type="string">
            <text:p>7/1/2016 15:07:53</text:p>
          </table:table-cell>
          <table:table-cell office:value-type="string" calcext:value-type="string">
            <text:p>6/27/2016 11:52:00</text:p>
          </table:table-cell>
          <table:table-cell office:value-type="string" calcext:value-type="string">
            <text:p>6/27/2016 12:05:57</text:p>
          </table:table-cell>
          <table:table-cell table:number-columns-repeated="3"/>
          <table:table-cell office:value-type="float" office:value="1188" calcext:value-type="float">
            <text:p>118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6/30/2016 15:42:55</text:p>
          </table:table-cell>
          <table:table-cell table:style-name="ce1" office:value-type="string" calcext:value-type="string">
            <text:p>7/1/2016 10:26:08</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Linux x86_64</text:p>
          </table:table-cell>
          <table:table-cell office:value-type="string" calcext:value-type="string">
            <text:p>65.190.62.63</text:p>
          </table:table-cell>
          <table:table-cell office:value-type="string" calcext:value-type="string">
            <text:p>english</text:p>
          </table:table-cell>
          <table:table-cell office:value-type="string" calcext:value-type="string">
            <text:p>We have installed the lastest jdbc driver from mysql.com.</text:p>
            <text:p/>
            <text:p>We are using the same credentials used to create the test database and tables on the mysql server.</text:p>
            <text:p/>
            <text:p>Attached is the orchestration.</text:p>
            <text:p/>
            <text:p>Thanks,</text:p>
            <text:p>--Hise</text:p>
          </table:table-cell>
          <table:table-cell table:number-columns-repeated="103"/>
        </table:table-row>
        <table:table-row table:style-name="ro15">
          <table:table-cell office:value-type="float" office:value="273" calcext:value-type="float">
            <text:p>273</text:p>
          </table:table-cell>
          <table:table-cell office:value-type="string" calcext:value-type="string">
            <text:p>https://support.matillion.com/agent/case/273</text:p>
          </table:table-cell>
          <table:table-cell office:value-type="string" calcext:value-type="string">
            <text:p>Couldn't access matillion</text:p>
          </table:table-cell>
          <table:table-cell table:number-columns-repeated="2"/>
          <table:table-cell office:value-type="string" calcext:value-type="string">
            <text:p>Premkumar</text:p>
          </table:table-cell>
          <table:table-cell office:value-type="string" calcext:value-type="string">
            <text:p>Ramesh</text:p>
          </table:table-cell>
          <table:table-cell office:value-type="string" calcext:value-type="string">
            <text:p>kr.prems@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6/28/2016 14:59:36</text:p>
          </table:table-cell>
          <table:table-cell table:style-name="ce1" office:value-type="string" calcext:value-type="string">
            <text:p>7/2/2016 06:15:43</text:p>
          </table:table-cell>
          <table:table-cell office:value-type="string" calcext:value-type="string">
            <text:p>6/28/2016 15:00:54</text:p>
          </table:table-cell>
          <table:table-cell office:value-type="string" calcext:value-type="string">
            <text:p>6/28/2016 15:20:10</text:p>
          </table:table-cell>
          <table:table-cell/>
          <table:table-cell table:number-columns-repeated="2" table:style-name="ce1" office:value-type="string" calcext:value-type="string">
            <text:p>7/2/2016 06:15:43</text:p>
          </table:table-cell>
          <table:table-cell office:value-type="float" office:value="1132" calcext:value-type="float">
            <text:p>1132</text:p>
          </table:table-cell>
          <table:table-cell table:number-columns-repeated="2" office:value-type="float" office:value="1" calcext:value-type="float">
            <text:p>1</text:p>
          </table:table-cell>
          <table:table-cell office:value-type="string" calcext:value-type="string">
            <text:p>6/28/2016 14:59:36</text:p>
          </table:table-cell>
          <table:table-cell office:value-type="string" calcext:value-type="string">
            <text:p>6/28/2016 15:20:10</text:p>
          </table:table-cell>
          <table:table-cell office:value-type="string" calcext:value-type="string">
            <text:p>out</text:p>
          </table:table-cell>
          <table:table-cell/>
          <table:table-cell office:value-type="string" calcext:value-type="string">
            <text:p>Chrome 50.0.2661.94</text:p>
          </table:table-cell>
          <table:table-cell office:value-type="string" calcext:value-type="string">
            <text:p>Windows 7 </text:p>
          </table:table-cell>
          <table:table-cell office:value-type="string" calcext:value-type="string">
            <text:p>202.91.140.4</text:p>
          </table:table-cell>
          <table:table-cell office:value-type="string" calcext:value-type="string">
            <text:p>english</text:p>
          </table:table-cell>
          <table:table-cell office:value-type="string" calcext:value-type="string">
            <text:p>Hi,</text:p>
            <text:p/>
            <text:p>When i tried to connect the matillion for the first time. I am encountering an error as "Connection lost, attempting to reconnect...".</text:p>
            <text:p>Please let me know what would be the reason for this error.</text:p>
            <text:p/>
            <text:p>Thanks,</text:p>
            <text:p>Prem</text:p>
          </table:table-cell>
          <table:table-cell table:number-columns-repeated="103"/>
        </table:table-row>
        <table:table-row table:style-name="ro11">
          <table:table-cell office:value-type="float" office:value="274" calcext:value-type="float">
            <text:p>274</text:p>
          </table:table-cell>
          <table:table-cell office:value-type="string" calcext:value-type="string">
            <text:p>https://support.matillion.com/agent/case/274</text:p>
          </table:table-cell>
          <table:table-cell office:value-type="string" calcext:value-type="string">
            <text:p>Using Matillion with an AWS ELB (Elastic Load Balancer)</text:p>
          </table:table-cell>
          <table:table-cell/>
          <table:table-cell office:value-type="string" calcext:value-type="string">
            <text:p>pixsystem.com</text:p>
          </table:table-cell>
          <table:table-cell office:value-type="string" calcext:value-type="string">
            <text:p>Ed</text:p>
          </table:table-cell>
          <table:table-cell office:value-type="string" calcext:value-type="string">
            <text:p>Sesek</text:p>
          </table:table-cell>
          <table:table-cell office:value-type="string" calcext:value-type="string">
            <text:p>esesek@pixsystem.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28/2016 20:39:51</text:p>
          </table:table-cell>
          <table:table-cell table:style-name="ce1" office:value-type="string" calcext:value-type="string">
            <text:p>7/1/2016 16:04:50</text:p>
          </table:table-cell>
          <table:table-cell office:value-type="string" calcext:value-type="string">
            <text:p>6/28/2016 20:41:16</text:p>
          </table:table-cell>
          <table:table-cell office:value-type="string" calcext:value-type="string">
            <text:p>6/28/2016 20:45:59</text:p>
          </table:table-cell>
          <table:table-cell table:number-columns-repeated="3"/>
          <table:table-cell office:value-type="float" office:value="353" calcext:value-type="float">
            <text:p>353</text:p>
          </table:table-cell>
          <table:table-cell table:number-columns-repeated="2" office:value-type="float" office:value="1" calcext:value-type="float">
            <text:p>1</text:p>
          </table:table-cell>
          <table:table-cell office:value-type="string" calcext:value-type="string">
            <text:p>6/28/2016 20:39:51</text:p>
          </table:table-cell>
          <table:table-cell office:value-type="string" calcext:value-type="string">
            <text:p>6/28/2016 20:45:59</text:p>
          </table:table-cell>
          <table:table-cell office:value-type="string" calcext:value-type="string">
            <text:p>out</text:p>
          </table:table-cell>
          <table:table-cell/>
          <table:table-cell office:value-type="string" calcext:value-type="string">
            <text:p>Chrome 50.0.2661.102</text:p>
          </table:table-cell>
          <table:table-cell office:value-type="string" calcext:value-type="string">
            <text:p>Mac OS 10.10</text:p>
          </table:table-cell>
          <table:table-cell office:value-type="string" calcext:value-type="string">
            <text:p>64.124.168.130</text:p>
          </table:table-cell>
          <table:table-cell office:value-type="string" calcext:value-type="string">
            <text:p>english</text:p>
          </table:table-cell>
          <table:table-cell office:value-type="string" calcext:value-type="string">
            <text:p>Hi,</text:p>
            <text:p/>
            <text:p>We currently have a Matillion instance running in a VPC. The VPC currently does not have any IP addresses exposed to the public Internet (which is a requirement for our infrastructure). In order to use OAuth, we must supply a callback URL to Salesforce. To make this work, we added an ELB which does have a public IP address and handles the SSL traffic, ultimately turning SSL traffic and routing that to the Matillion instance on port 80. However, it appears that when supplying the authorization link, the link is still using the internal IP address of the instance and therefore we get an error from Salesforce because the callback URL does not match the external URL. How can we tell Matillion that there's a front end URL to use as its prefix instead of the current instance IP/hostname?</text:p>
            <text:p/>
            <text:p>Thank you!</text:p>
          </table:table-cell>
          <table:table-cell table:number-columns-repeated="103"/>
        </table:table-row>
        <table:table-row table:style-name="ro15">
          <table:table-cell office:value-type="float" office:value="275" calcext:value-type="float">
            <text:p>275</text:p>
          </table:table-cell>
          <table:table-cell office:value-type="string" calcext:value-type="string">
            <text:p>https://support.matillion.com/agent/case/275</text:p>
          </table:table-cell>
          <table:table-cell office:value-type="string" calcext:value-type="string">
            <text:p>Splunk Load Component Request</text:p>
          </table:table-cell>
          <table:table-cell/>
          <table:table-cell office:value-type="string" calcext:value-type="string">
            <text:p>lifestylecommunities.com</text:p>
          </table:table-cell>
          <table:table-cell office:value-type="string" calcext:value-type="string">
            <text:p>Daniel</text:p>
          </table:table-cell>
          <table:table-cell office:value-type="string" calcext:value-type="string">
            <text:p>Martinez</text:p>
          </table:table-cell>
          <table:table-cell office:value-type="string" calcext:value-type="string">
            <text:p>dmartinez@lifestylecommunitie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29/2016 16:41:20</text:p>
          </table:table-cell>
          <table:table-cell table:style-name="ce1" office:value-type="string" calcext:value-type="string">
            <text:p>7/8/2016 09:42:40</text:p>
          </table:table-cell>
          <table:table-cell office:value-type="string" calcext:value-type="string">
            <text:p>6/29/2016 20:43:24</text:p>
          </table:table-cell>
          <table:table-cell office:value-type="string" calcext:value-type="string">
            <text:p>6/29/2016 20:56:15</text:p>
          </table:table-cell>
          <table:table-cell table:number-columns-repeated="3"/>
          <table:table-cell office:value-type="float" office:value="1185" calcext:value-type="float">
            <text:p>1185</text:p>
          </table:table-cell>
          <table:table-cell table:number-columns-repeated="2" office:value-type="float" office:value="2" calcext:value-type="float">
            <text:p>2</text:p>
          </table:table-cell>
          <table:table-cell table:style-name="ce1" office:value-type="string" calcext:value-type="string">
            <text:p>7/5/2016 14:19:45</text:p>
          </table:table-cell>
          <table:table-cell table:style-name="ce1" office:value-type="string" calcext:value-type="string">
            <text:p>7/8/2016 09:42:40</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Unknown </text:p>
          </table:table-cell>
          <table:table-cell office:value-type="string" calcext:value-type="string">
            <text:p>66.193.183.130</text:p>
          </table:table-cell>
          <table:table-cell office:value-type="string" calcext:value-type="string">
            <text:p>english</text:p>
          </table:table-cell>
          <table:table-cell office:value-type="string" calcext:value-type="string">
            <text:p>Hello,</text:p>
            <text:p/>
            <text:p>Is there a Splunk Load Component on the road map? If not, I was wondering if I could request it.</text:p>
            <text:p/>
            <text:p>Thanks!</text:p>
            <text:p/>
            <text:p>Dan</text:p>
          </table:table-cell>
          <table:table-cell table:number-columns-repeated="103"/>
        </table:table-row>
        <table:table-row table:style-name="ro3">
          <table:table-cell office:value-type="float" office:value="276" calcext:value-type="float">
            <text:p>276</text:p>
          </table:table-cell>
          <table:table-cell office:value-type="string" calcext:value-type="string">
            <text:p>https://support.matillion.com/agent/case/276</text:p>
          </table:table-cell>
          <table:table-cell office:value-type="string" calcext:value-type="string">
            <text:p>Encrypt/Decrypt flat files through Matillion</text:p>
          </table:table-cell>
          <table:table-cell/>
          <table:table-cell office:value-type="string" calcext:value-type="string">
            <text:p>digitaladditive.com</text:p>
          </table:table-cell>
          <table:table-cell office:value-type="string" calcext:value-type="string">
            <text:p>Kevin</text:p>
          </table:table-cell>
          <table:table-cell office:value-type="string" calcext:value-type="string">
            <text:p>Moran</text:p>
          </table:table-cell>
          <table:table-cell office:value-type="string" calcext:value-type="string">
            <text:p>kevin.moran@digitaladditiv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29/2016 20:37:27</text:p>
          </table:table-cell>
          <table:table-cell office:value-type="string" calcext:value-type="string">
            <text:p>8/16/2016 07:52:39</text:p>
          </table:table-cell>
          <table:table-cell office:value-type="string" calcext:value-type="string">
            <text:p>6/29/2016 20:38:54</text:p>
          </table:table-cell>
          <table:table-cell office:value-type="string" calcext:value-type="string">
            <text:p>6/29/2016 20:41:11</text:p>
          </table:table-cell>
          <table:table-cell table:number-columns-repeated="3"/>
          <table:table-cell office:value-type="float" office:value="19775" calcext:value-type="float">
            <text:p>19775</text:p>
          </table:table-cell>
          <table:table-cell office:value-type="float" office:value="36" calcext:value-type="float">
            <text:p>36</text:p>
          </table:table-cell>
          <table:table-cell office:value-type="float" office:value="26" calcext:value-type="float">
            <text:p>26</text:p>
          </table:table-cell>
          <table:table-cell table:style-name="ce1" office:value-type="string" calcext:value-type="string">
            <text:p>8/12/2016 13:33:14</text:p>
          </table:table-cell>
          <table:table-cell office:value-type="string" calcext:value-type="string">
            <text:p>8/16/2016 07:52:39</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Mac OS 10.11</text:p>
          </table:table-cell>
          <table:table-cell office:value-type="string" calcext:value-type="string">
            <text:p>99.2.168.246</text:p>
          </table:table-cell>
          <table:table-cell office:value-type="string" calcext:value-type="string">
            <text:p>english</text:p>
          </table:table-cell>
          <table:table-cell office:value-type="string" calcext:value-type="string">
            <text:p>Hello, is it possible to decrypt flat files that are encrypted using PGP with a Matillion ETL process? I tried searching the online documentation, but didn't find anything, though I could have just not been searching using the right terms. </text:p>
            <text:p/>
            <text:p>Thanks, Kevin</text:p>
          </table:table-cell>
          <table:table-cell table:number-columns-repeated="103"/>
        </table:table-row>
        <table:table-row table:style-name="ro13">
          <table:table-cell office:value-type="float" office:value="277" calcext:value-type="float">
            <text:p>277</text:p>
          </table:table-cell>
          <table:table-cell office:value-type="string" calcext:value-type="string">
            <text:p>https://support.matillion.com/agent/case/277</text:p>
          </table:table-cell>
          <table:table-cell office:value-type="string" calcext:value-type="string">
            <text:p>Client Tech Questions</text:p>
          </table:table-cell>
          <table:table-cell/>
          <table:table-cell office:value-type="string" calcext:value-type="string">
            <text:p>slalom.com</text:p>
          </table:table-cell>
          <table:table-cell office:value-type="string" calcext:value-type="string">
            <text:p>Jacob</text:p>
          </table:table-cell>
          <table:table-cell office:value-type="string" calcext:value-type="string">
            <text:p>Leon</text:p>
          </table:table-cell>
          <table:table-cell office:value-type="string" calcext:value-type="string">
            <text:p>jacobl@slalom.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29/2016 21:41:07</text:p>
          </table:table-cell>
          <table:table-cell table:style-name="ce1" office:value-type="string" calcext:value-type="string">
            <text:p>7/1/2016 16:31:35</text:p>
          </table:table-cell>
          <table:table-cell office:value-type="string" calcext:value-type="string">
            <text:p>6/29/2016 21:46:32</text:p>
          </table:table-cell>
          <table:table-cell office:value-type="string" calcext:value-type="string">
            <text:p>6/29/2016 21:56:33</text:p>
          </table:table-cell>
          <table:table-cell table:number-columns-repeated="3"/>
          <table:table-cell office:value-type="float" office:value="871" calcext:value-type="float">
            <text:p>87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6/29/2016 21:59:49</text:p>
          </table:table-cell>
          <table:table-cell office:value-type="string" calcext:value-type="string">
            <text:p>6/29/2016 21:56:33</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Unknown </text:p>
          </table:table-cell>
          <table:table-cell office:value-type="string" calcext:value-type="string">
            <text:p>199.195.244.121</text:p>
          </table:table-cell>
          <table:table-cell office:value-type="string" calcext:value-type="string">
            <text:p>english</text:p>
          </table:table-cell>
          <table:table-cell office:value-type="string" calcext:value-type="string">
            <text:p>I am at a client and they have the following questions that I can't find on your site or anywhere on the internet.</text:p>
            <text:p/>
            <text:p/>
            <text:p>• Does the Matillion per year cost include the EC2 instance?</text:p>
            <text:p>• Can you query the Matillion Mongo DB on EC2?</text:p>
            <text:p>• Lookup function (like sql server)?</text:p>
            <text:p>• Object Templates (an object that comes pre-configed with custom default values)?</text:p>
            <text:p>• Start a orchestration job via http?</text:p>
          </table:table-cell>
          <table:table-cell table:number-columns-repeated="103"/>
        </table:table-row>
        <table:table-row table:style-name="ro47">
          <table:table-cell office:value-type="float" office:value="278" calcext:value-type="float">
            <text:p>278</text:p>
          </table:table-cell>
          <table:table-cell office:value-type="string" calcext:value-type="string">
            <text:p>https://support.matillion.com/agent/case/278</text:p>
          </table:table-cell>
          <table:table-cell office:value-type="string" calcext:value-type="string">
            <text:p>Whats my default login details</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30/2016 14:53:17</text:p>
          </table:table-cell>
          <table:table-cell office:value-type="string" calcext:value-type="string">
            <text:p>6/30/2016 16:09:42</text:p>
          </table:table-cell>
          <table:table-cell office:value-type="string" calcext:value-type="string">
            <text:p>6/30/2016 14:54:15</text:p>
          </table:table-cell>
          <table:table-cell office:value-type="string" calcext:value-type="string">
            <text:p>6/30/2016 14:56:46</text:p>
          </table:table-cell>
          <table:table-cell table:number-columns-repeated="3"/>
          <table:table-cell office:value-type="float" office:value="114" calcext:value-type="float">
            <text:p>114</text:p>
          </table:table-cell>
          <table:table-cell table:number-columns-repeated="2" office:value-type="float" office:value="1" calcext:value-type="float">
            <text:p>1</text:p>
          </table:table-cell>
          <table:table-cell office:value-type="string" calcext:value-type="string">
            <text:p>6/30/2016 14:53:17</text:p>
          </table:table-cell>
          <table:table-cell office:value-type="string" calcext:value-type="string">
            <text:p>6/30/2016 14:56:46</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guys,</text:p>
            <text:p/>
            <text:p>We have no idea what login this relates to on my new “Production” instance.</text:p>
            <text:p/>
            <text:p>Can you help me please?</text:p>
            <text:p/>
            <text:p>[cid:image001.png@01D1D2E7.6A3AECE0]</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cid:imageeb9ca2.JPG@51e9575b.4ca033cd].</text:p>
          </table:table-cell>
          <table:table-cell table:number-columns-repeated="103"/>
        </table:table-row>
        <table:table-row table:style-name="ro48">
          <table:table-cell office:value-type="float" office:value="279" calcext:value-type="float">
            <text:p>279</text:p>
          </table:table-cell>
          <table:table-cell office:value-type="string" calcext:value-type="string">
            <text:p>https://support.matillion.com/agent/case/279</text:p>
          </table:table-cell>
          <table:table-cell office:value-type="string" calcext:value-type="string">
            <text:p>Fwd: UTF8 characters</text:p>
          </table:table-cell>
          <table:table-cell/>
          <table:table-cell office:value-type="string" calcext:value-type="string">
            <text:p>zoro.com</text:p>
          </table:table-cell>
          <table:table-cell office:value-type="string" calcext:value-type="string">
            <text:p>Sanil</text:p>
          </table:table-cell>
          <table:table-cell office:value-type="string" calcext:value-type="string">
            <text:p>sampat</text:p>
          </table:table-cell>
          <table:table-cell office:value-type="string" calcext:value-type="string">
            <text:p>sanil.sampat@zoro.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6/30/2016 17:29:48</text:p>
          </table:table-cell>
          <table:table-cell table:style-name="ce1" office:value-type="string" calcext:value-type="string">
            <text:p>7/5/2016 08:11:32</text:p>
          </table:table-cell>
          <table:table-cell table:style-name="ce1" office:value-type="string" calcext:value-type="string">
            <text:p>7/1/2016 09:57:44</text:p>
          </table:table-cell>
          <table:table-cell table:style-name="ce1" office:value-type="string" calcext:value-type="string">
            <text:p>7/1/2016 10:20:11</text:p>
          </table:table-cell>
          <table:table-cell table:style-name="ce1"/>
          <table:table-cell table:number-columns-repeated="2"/>
          <table:table-cell office:value-type="float" office:value="4227" calcext:value-type="float">
            <text:p>4227</text:p>
          </table:table-cell>
          <table:table-cell office:value-type="float" office:value="3" calcext:value-type="float">
            <text:p>3</text:p>
          </table:table-cell>
          <table:table-cell office:value-type="float" office:value="4" calcext:value-type="float">
            <text:p>4</text:p>
          </table:table-cell>
          <table:table-cell table:style-name="ce1" office:value-type="string" calcext:value-type="string">
            <text:p>7/1/2016 16:22:21</text:p>
          </table:table-cell>
          <table:table-cell table:style-name="ce1" office:value-type="string" calcext:value-type="string">
            <text:p>7/5/2016 08:11:32</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sampat, Sanil </text:p>
            <text:p>Date: 30 June 2016 at 18:10</text:p>
            <text:p>Subject: UTF8 characters</text:p>
            <text:p>To: "support@matillion.com" </text:p>
            <text:p/>
            <text:p/>
            <text:p>Hi,</text:p>
            <text:p/>
            <text:p>We have some foreign characters in our data set that is causing the COPY</text:p>
            <text:p>command to fail within Redshift. We would like to add ACCEPTINVCHARS to the</text:p>
            <text:p>copy command, how can we do this within Matillion?</text:p>
            <text:p/>
            <text:p>Thanks,</text:p>
            <text:p>Sanil</text:p>
            <text:p/>
            <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26">
          <table:table-cell office:value-type="float" office:value="280" calcext:value-type="float">
            <text:p>280</text:p>
          </table:table-cell>
          <table:table-cell office:value-type="string" calcext:value-type="string">
            <text:p>https://support.matillion.com/agent/case/280</text:p>
          </table:table-cell>
          <table:table-cell office:value-type="string" calcext:value-type="string">
            <text:p>FW: Claranet Support: Ticket Resolved INC1304317, Matillion and Redshift access - Production</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7/1/2016 14:29:35</text:p>
          </table:table-cell>
          <table:table-cell table:style-name="ce1" office:value-type="string" calcext:value-type="string">
            <text:p>7/5/2016 15:41:08</text:p>
          </table:table-cell>
          <table:table-cell table:style-name="ce1" office:value-type="string" calcext:value-type="string">
            <text:p>7/1/2016 16:00:37</text:p>
          </table:table-cell>
          <table:table-cell table:style-name="ce1" office:value-type="string" calcext:value-type="string">
            <text:p>7/4/2016 10:01:42</text:p>
          </table:table-cell>
          <table:table-cell table:style-name="ce1"/>
          <table:table-cell table:number-columns-repeated="2"/>
          <table:table-cell office:value-type="float" office:value="4069" calcext:value-type="float">
            <text:p>4069</text:p>
          </table:table-cell>
          <table:table-cell office:value-type="float" office:value="4" calcext:value-type="float">
            <text:p>4</text:p>
          </table:table-cell>
          <table:table-cell office:value-type="float" office:value="3" calcext:value-type="float">
            <text:p>3</text:p>
          </table:table-cell>
          <table:table-cell table:style-name="ce1" office:value-type="string" calcext:value-type="string">
            <text:p>7/5/2016 15:09:41</text:p>
          </table:table-cell>
          <table:table-cell table:style-name="ce1" office:value-type="string" calcext:value-type="string">
            <text:p>7/5/2016 15:41:08</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Sorry to ask again.</text:p>
            <text:p/>
            <text:p>I’m still struggling trying to login to the Matillion front end.</text:p>
            <text:p/>
            <text:p>I have tried ec2-user, poweruser, masteruser, tristandibbens(my workspace user access) with the instance id i-c9291543 as password.</text:p>
            <text:p/>
            <text:p>None of these work, so I figure that I’m going wrong somewhere.  Is the above instance ID a viable id?</text:p>
            <text:p/>
            <text:p>[cid:image001.png@01D1D3AD.4CCCFB00]</text:p>
            <text:p/>
            <text:p>Thanks</text:p>
            <text:p/>
            <text:p>Tristan</text:p>
            <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cid:image441498.JPG@02dad8c9.458c5dba].</text:p>
            <text:p/>
            <text:p/>
            <text:p>From: Claranet Support [mailto:solutionsupport@uk.clara.net]</text:p>
            <text:p>Sent: 01 July 2016 12:04</text:p>
            <text:p>To: Tristan Dibbens</text:p>
            <text:p>Subject: Claranet Support: Ticket Resolved INC1304317, Matillion and Redshift access - Production</text:p>
            <text:p/>
            <text:p>Hello Tristan,</text:p>
            <text:p/>
            <text:p>Your ticket has been marked as resolved. It will remain in this state for 72 hours at which point it will close automatically. Should you need further assistance with this specific issue, please use one of the following methods:</text:p>
            <text:p>- Call us on 0161 424 9600</text:p>
            <text:p>- Log in to Claranet Online</text:p>
            <text:p>- Reply to this email</text:p>
            <text:p/>
            <text:p/>
            <text:p>Below is the final update from your support representative .</text:p>
            <text:p/>
            <text:p>State: Resolved</text:p>
            <text:p>The username for redshift should be the same as before as I haven't changed anything in that regard. The username and password would be case sensitive I expect.</text:p>
            <text:p/>
            <text:p>With regards to the login details for Matillion, Matillion should be able to assist with that aspect.</text:p>
            <text:p/>
            <text:p/>
            <text:p>A full record of your ticket is available via Claranet Online.</text:p>
            <text:p/>
            <text:p>Regards</text:p>
            <text:p>Claranet Support</text:p>
            <text:p/>
            <text:p>Claranet UK</text:p>
            <text:p>--</text:p>
            <text:p>solutionsupport@uk.clara.net</text:p>
            <text:p>0161 424 9600</text:p>
            <text:p>All the information contained within this electronic message from Claranet Ltd is covered by the disclaimer at www.claranet.co.uk/disclaimer</text:p>
            <text:p/>
            <text:p/>
            <text:p/>
            <text:p>Ref:MSG8130097</text:p>
          </table:table-cell>
          <table:table-cell table:number-columns-repeated="103"/>
        </table:table-row>
        <table:table-row table:style-name="ro2">
          <table:table-cell office:value-type="float" office:value="281" calcext:value-type="float">
            <text:p>281</text:p>
          </table:table-cell>
          <table:table-cell office:value-type="string" calcext:value-type="string">
            <text:p>https://support.matillion.com/agent/case/281</text:p>
          </table:table-cell>
          <table:table-cell office:value-type="string" calcext:value-type="string">
            <text:p>Date dimension table creation job</text:p>
          </table:table-cell>
          <table:table-cell/>
          <table:table-cell office:value-type="string" calcext:value-type="string">
            <text:p>pixsystem.com</text:p>
          </table:table-cell>
          <table:table-cell office:value-type="string" calcext:value-type="string">
            <text:p>Ed</text:p>
          </table:table-cell>
          <table:table-cell office:value-type="string" calcext:value-type="string">
            <text:p>Sesek</text:p>
          </table:table-cell>
          <table:table-cell office:value-type="string" calcext:value-type="string">
            <text:p>esesek@pixsystem.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7/1/2016 15:40:35</text:p>
          </table:table-cell>
          <table:table-cell table:style-name="ce1" office:value-type="string" calcext:value-type="string">
            <text:p>7/5/2016 05:08:32</text:p>
          </table:table-cell>
          <table:table-cell table:style-name="ce1" office:value-type="string" calcext:value-type="string">
            <text:p>7/1/2016 15:58:45</text:p>
          </table:table-cell>
          <table:table-cell table:style-name="ce1" office:value-type="string" calcext:value-type="string">
            <text:p>7/4/2016 10:32:35</text:p>
          </table:table-cell>
          <table:table-cell table:style-name="ce1"/>
          <table:table-cell table:number-columns-repeated="2" table:style-name="ce1" office:value-type="string" calcext:value-type="string">
            <text:p>7/5/2016 05:08:32</text:p>
          </table:table-cell>
          <table:table-cell office:value-type="float" office:value="1204" calcext:value-type="float">
            <text:p>1204</text:p>
          </table:table-cell>
          <table:table-cell table:number-columns-repeated="2" office:value-type="float" office:value="2" calcext:value-type="float">
            <text:p>2</text:p>
          </table:table-cell>
          <table:table-cell table:style-name="ce1" office:value-type="string" calcext:value-type="string">
            <text:p>7/5/2016 05:08:26</text:p>
          </table:table-cell>
          <table:table-cell table:style-name="ce1" office:value-type="string" calcext:value-type="string">
            <text:p>7/4/2016 10:41:59</text:p>
          </table:table-cell>
          <table:table-cell office:value-type="string" calcext:value-type="string">
            <text:p>in</text:p>
          </table:table-cell>
          <table:table-cell/>
          <table:table-cell office:value-type="string" calcext:value-type="string">
            <text:p>Chrome 50.0.2661.102</text:p>
          </table:table-cell>
          <table:table-cell office:value-type="string" calcext:value-type="string">
            <text:p>Mac OS 10.10</text:p>
          </table:table-cell>
          <table:table-cell office:value-type="string" calcext:value-type="string">
            <text:p>64.124.168.130</text:p>
          </table:table-cell>
          <table:table-cell office:value-type="string" calcext:value-type="string">
            <text:p>english</text:p>
          </table:table-cell>
          <table:table-cell office:value-type="string" calcext:value-type="string">
            <text:p>Does anyone have a create date dimension table job they can share?  I've seen reference to one in the online documentation.  I'd rather not re-invent the wheel here if there is a publicly shared job out there.</text:p>
            <text:p/>
            <text:p>Thanks,</text:p>
            <text:p>Ed Sesek</text:p>
          </table:table-cell>
          <table:table-cell table:number-columns-repeated="103"/>
        </table:table-row>
        <table:table-row table:style-name="ro13">
          <table:table-cell office:value-type="float" office:value="282" calcext:value-type="float">
            <text:p>282</text:p>
          </table:table-cell>
          <table:table-cell office:value-type="string" calcext:value-type="string">
            <text:p>https://support.matillion.com/agent/case/282</text:p>
          </table:table-cell>
          <table:table-cell office:value-type="string" calcext:value-type="string">
            <text:p>URGENT: Matillion project deleted?</text:p>
          </table:table-cell>
          <table:table-cell/>
          <table:table-cell office:value-type="string" calcext:value-type="string">
            <text:p>quantcast.com</text:p>
          </table:table-cell>
          <table:table-cell office:value-type="string" calcext:value-type="string">
            <text:p>Tianhong</text:p>
          </table:table-cell>
          <table:table-cell office:value-type="string" calcext:value-type="string">
            <text:p>Song</text:p>
          </table:table-cell>
          <table:table-cell office:value-type="string" calcext:value-type="string">
            <text:p>tsong@quantcas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7/1/2016 18:46:12</text:p>
          </table:table-cell>
          <table:table-cell table:style-name="ce1" office:value-type="string" calcext:value-type="string">
            <text:p>7/8/2016 10:16:27</text:p>
          </table:table-cell>
          <table:table-cell table:style-name="ce1" office:value-type="string" calcext:value-type="string">
            <text:p>7/4/2016 08:23:45</text:p>
          </table:table-cell>
          <table:table-cell table:style-name="ce1" office:value-type="string" calcext:value-type="string">
            <text:p>7/4/2016 09:00:05</text:p>
          </table:table-cell>
          <table:table-cell table:style-name="ce1"/>
          <table:table-cell table:number-columns-repeated="2"/>
          <table:table-cell office:value-type="float" office:value="1192" calcext:value-type="float">
            <text:p>1192</text:p>
          </table:table-cell>
          <table:table-cell office:value-type="float" office:value="3" calcext:value-type="float">
            <text:p>3</text:p>
          </table:table-cell>
          <table:table-cell office:value-type="float" office:value="2" calcext:value-type="float">
            <text:p>2</text:p>
          </table:table-cell>
          <table:table-cell table:style-name="ce1" office:value-type="string" calcext:value-type="string">
            <text:p>7/6/2016 03:50:22</text:p>
          </table:table-cell>
          <table:table-cell table:style-name="ce1" office:value-type="string" calcext:value-type="string">
            <text:p>7/8/2016 10:16:27</text:p>
          </table:table-cell>
          <table:table-cell office:value-type="string" calcext:value-type="string">
            <text:p>out</text:p>
          </table:table-cell>
          <table:table-cell/>
          <table:table-cell office:value-type="string" calcext:value-type="string">
            <text:p>Safari 9.1.1</text:p>
          </table:table-cell>
          <table:table-cell office:value-type="string" calcext:value-type="string">
            <text:p>Mac OS 10.11</text:p>
          </table:table-cell>
          <table:table-cell office:value-type="string" calcext:value-type="string">
            <text:p>72.5.114.17</text:p>
          </table:table-cell>
          <table:table-cell office:value-type="string" calcext:value-type="string">
            <text:p>english</text:p>
          </table:table-cell>
          <table:table-cell office:value-type="string" calcext:value-type="string">
            <text:p>Hello,</text:p>
            <text:p/>
            <text:p>We're the data service team at Quantcast, our team uses Matillion for our production job that runs everyday. However earlier today, when we tried to delete a not used version of a project, it looks like the whole project is gone (at least we cannot access that project). Is the project actually get deleted or is just somehow "hidden" in the way that we cannot see it in the web UI? If the worst case the project is actually deleted, is there a way for us to restore that? And how long will it take to restore?</text:p>
            <text:p/>
            <text:p>Support information attached.</text:p>
            <text:p/>
            <text:p>Thanks,</text:p>
            <text:p>Tianhong</text:p>
          </table:table-cell>
          <table:table-cell table:number-columns-repeated="103"/>
        </table:table-row>
        <table:table-row table:style-name="ro9">
          <table:table-cell office:value-type="float" office:value="283" calcext:value-type="float">
            <text:p>283</text:p>
          </table:table-cell>
          <table:table-cell office:value-type="string" calcext:value-type="string">
            <text:p>https://support.matillion.com/agent/case/283</text:p>
          </table:table-cell>
          <table:table-cell office:value-type="string" calcext:value-type="string">
            <text:p>How to promote the code from one env to another env</text:p>
          </table:table-cell>
          <table:table-cell table:number-columns-repeated="2"/>
          <table:table-cell office:value-type="string" calcext:value-type="string">
            <text:p>Premkumar</text:p>
          </table:table-cell>
          <table:table-cell office:value-type="string" calcext:value-type="string">
            <text:p>Ramesh</text:p>
          </table:table-cell>
          <table:table-cell office:value-type="string" calcext:value-type="string">
            <text:p>kr.prems@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7/2/2016 06:19:13</text:p>
          </table:table-cell>
          <table:table-cell table:style-name="ce1" office:value-type="string" calcext:value-type="string">
            <text:p>7/5/2016 09:46:34</text:p>
          </table:table-cell>
          <table:table-cell table:style-name="ce1" office:value-type="string" calcext:value-type="string">
            <text:p>7/2/2016 06:27:06</text:p>
          </table:table-cell>
          <table:table-cell table:style-name="ce1" office:value-type="string" calcext:value-type="string">
            <text:p>7/4/2016 08:54:22</text:p>
          </table:table-cell>
          <table:table-cell table:style-name="ce1"/>
          <table:table-cell table:number-columns-repeated="2" table:style-name="ce1" office:value-type="string" calcext:value-type="string">
            <text:p>7/5/2016 09:46:34</text:p>
          </table:table-cell>
          <table:table-cell office:value-type="float" office:value="832" calcext:value-type="float">
            <text:p>832</text:p>
          </table:table-cell>
          <table:table-cell table:number-columns-repeated="2" office:value-type="float" office:value="1" calcext:value-type="float">
            <text:p>1</text:p>
          </table:table-cell>
          <table:table-cell table:style-name="ce1" office:value-type="string" calcext:value-type="string">
            <text:p>7/2/2016 06:19:13</text:p>
          </table:table-cell>
          <table:table-cell table:style-name="ce1" office:value-type="string" calcext:value-type="string">
            <text:p>7/4/2016 08:54:22</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Windows 7 </text:p>
          </table:table-cell>
          <table:table-cell office:value-type="string" calcext:value-type="string">
            <text:p>115.242.188.236</text:p>
          </table:table-cell>
          <table:table-cell office:value-type="string" calcext:value-type="string">
            <text:p>english</text:p>
          </table:table-cell>
          <table:table-cell office:value-type="string" calcext:value-type="string">
            <text:p>Hi,</text:p>
            <text:p/>
            <text:p>I am new to matillion.I can able to create different environments but in real time let say i need to copy the code from development environment to production environment so what are the ways to do that.</text:p>
            <text:p/>
            <text:p>Thanks,</text:p>
            <text:p>Prem</text:p>
          </table:table-cell>
          <table:table-cell table:number-columns-repeated="103"/>
        </table:table-row>
        <table:table-row table:style-name="ro15">
          <table:table-cell office:value-type="float" office:value="284" calcext:value-type="float">
            <text:p>284</text:p>
          </table:table-cell>
          <table:table-cell office:value-type="string" calcext:value-type="string">
            <text:p>https://support.matillion.com/agent/case/284</text:p>
          </table:table-cell>
          <table:table-cell office:value-type="string" calcext:value-type="string">
            <text:p>Couldnt assign a variable to target table name in S3 load component</text:p>
          </table:table-cell>
          <table:table-cell table:number-columns-repeated="2"/>
          <table:table-cell office:value-type="string" calcext:value-type="string">
            <text:p>Premkumar</text:p>
          </table:table-cell>
          <table:table-cell office:value-type="string" calcext:value-type="string">
            <text:p>Ramesh</text:p>
          </table:table-cell>
          <table:table-cell office:value-type="string" calcext:value-type="string">
            <text:p>kr.prems@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7/2/2016 08:46:13</text:p>
          </table:table-cell>
          <table:table-cell office:value-type="string" calcext:value-type="string">
            <text:p>7/14/2016 13:30:56</text:p>
          </table:table-cell>
          <table:table-cell table:style-name="ce1" office:value-type="string" calcext:value-type="string">
            <text:p>7/4/2016 08:30:32</text:p>
          </table:table-cell>
          <table:table-cell table:style-name="ce1" office:value-type="string" calcext:value-type="string">
            <text:p>7/4/2016 08:40:11</text:p>
          </table:table-cell>
          <table:table-cell table:style-name="ce1"/>
          <table:table-cell table:number-columns-repeated="2" office:value-type="string" calcext:value-type="string">
            <text:p>7/14/2016 13:30:56</text:p>
          </table:table-cell>
          <table:table-cell office:value-type="float" office:value="549" calcext:value-type="float">
            <text:p>549</text:p>
          </table:table-cell>
          <table:table-cell table:number-columns-repeated="2" office:value-type="float" office:value="1" calcext:value-type="float">
            <text:p>1</text:p>
          </table:table-cell>
          <table:table-cell table:style-name="ce1" office:value-type="string" calcext:value-type="string">
            <text:p>7/2/2016 08:46:13</text:p>
          </table:table-cell>
          <table:table-cell table:style-name="ce1" office:value-type="string" calcext:value-type="string">
            <text:p>7/4/2016 08:40:11</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Windows 7 </text:p>
          </table:table-cell>
          <table:table-cell office:value-type="string" calcext:value-type="string">
            <text:p>115.242.188.236</text:p>
          </table:table-cell>
          <table:table-cell office:value-type="string" calcext:value-type="string">
            <text:p>english</text:p>
          </table:table-cell>
          <table:table-cell office:value-type="string" calcext:value-type="string">
            <text:p>Hi,</text:p>
            <text:p/>
            <text:p>I need to send the target table name to S3 component by using variables but am encounterring "value is not a valid selection"</text:p>
            <text:p>Please help</text:p>
            <text:p/>
            <text:p>Thank,</text:p>
            <text:p>Prem</text:p>
          </table:table-cell>
          <table:table-cell table:number-columns-repeated="103"/>
        </table:table-row>
        <table:table-row table:style-name="ro9">
          <table:table-cell office:value-type="float" office:value="285" calcext:value-type="float">
            <text:p>285</text:p>
          </table:table-cell>
          <table:table-cell office:value-type="string" calcext:value-type="string">
            <text:p>https://support.matillion.com/agent/case/285</text:p>
          </table:table-cell>
          <table:table-cell office:value-type="string" calcext:value-type="string">
            <text:p>Error loading Date dimension table data into Redshift</text:p>
          </table:table-cell>
          <table:table-cell/>
          <table:table-cell office:value-type="string" calcext:value-type="string">
            <text:p>pixsystem.com</text:p>
          </table:table-cell>
          <table:table-cell office:value-type="string" calcext:value-type="string">
            <text:p>Ed</text:p>
          </table:table-cell>
          <table:table-cell office:value-type="string" calcext:value-type="string">
            <text:p>Sesek</text:p>
          </table:table-cell>
          <table:table-cell office:value-type="string" calcext:value-type="string">
            <text:p>esesek@pixsystem.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7/3/2016 21:50:32</text:p>
          </table:table-cell>
          <table:table-cell table:style-name="ce1" office:value-type="string" calcext:value-type="string">
            <text:p>7/5/2016 05:08:43</text:p>
          </table:table-cell>
          <table:table-cell table:style-name="ce1" office:value-type="string" calcext:value-type="string">
            <text:p>7/4/2016 08:36:27</text:p>
          </table:table-cell>
          <table:table-cell table:style-name="ce1" office:value-type="string" calcext:value-type="string">
            <text:p>7/4/2016 08:41:06</text:p>
          </table:table-cell>
          <table:table-cell table:style-name="ce1"/>
          <table:table-cell table:number-columns-repeated="2" table:style-name="ce1" office:value-type="string" calcext:value-type="string">
            <text:p>7/5/2016 05:08:43</text:p>
          </table:table-cell>
          <table:table-cell office:value-type="float" office:value="220" calcext:value-type="float">
            <text:p>220</text:p>
          </table:table-cell>
          <table:table-cell table:number-columns-repeated="2" office:value-type="float" office:value="1" calcext:value-type="float">
            <text:p>1</text:p>
          </table:table-cell>
          <table:table-cell table:style-name="ce1" office:value-type="string" calcext:value-type="string">
            <text:p>7/3/2016 21:50:32</text:p>
          </table:table-cell>
          <table:table-cell table:style-name="ce1" office:value-type="string" calcext:value-type="string">
            <text:p>7/4/2016 08:41:06</text:p>
          </table:table-cell>
          <table:table-cell office:value-type="string" calcext:value-type="string">
            <text:p>out</text:p>
          </table:table-cell>
          <table:table-cell/>
          <table:table-cell office:value-type="string" calcext:value-type="string">
            <text:p>Chrome 50.0.2661.102</text:p>
          </table:table-cell>
          <table:table-cell office:value-type="string" calcext:value-type="string">
            <text:p>Mac OS 10.10</text:p>
          </table:table-cell>
          <table:table-cell office:value-type="string" calcext:value-type="string">
            <text:p>64.124.168.130</text:p>
          </table:table-cell>
          <table:table-cell office:value-type="string" calcext:value-type="string">
            <text:p>english</text:p>
          </table:table-cell>
          <table:table-cell office:value-type="string" calcext:value-type="string">
            <text:p>I've attached what I thought was a pretty simple Date Dimension table job.  However, whenever I run the job I get the error show in the screen snapshot.  I can't tell what's going on from the error message and don't know how else to debug this problem.</text:p>
            <text:p/>
            <text:p>BTW, it would be super helpful if you allowed copy/paste from the job history window.</text:p>
            <text:p/>
            <text:p>Thanks,</text:p>
            <text:p>Ed Sesek</text:p>
          </table:table-cell>
          <table:table-cell table:number-columns-repeated="103"/>
        </table:table-row>
        <table:table-row table:style-name="ro49">
          <table:table-cell office:value-type="float" office:value="286" calcext:value-type="float">
            <text:p>286</text:p>
          </table:table-cell>
          <table:table-cell office:value-type="string" calcext:value-type="string">
            <text:p>https://support.matillion.com/agent/case/286</text:p>
          </table:table-cell>
          <table:table-cell office:value-type="string" calcext:value-type="string">
            <text:p>Re: Matillion Trial - 14 day credit</text:p>
          </table:table-cell>
          <table:table-cell/>
          <table:table-cell office:value-type="string" calcext:value-type="string">
            <text:p>wigroup.co.za</text:p>
          </table:table-cell>
          <table:table-cell office:value-type="string" calcext:value-type="string">
            <text:p>Andre</text:p>
          </table:table-cell>
          <table:table-cell office:value-type="string" calcext:value-type="string">
            <text:p>Steenkamp</text:p>
          </table:table-cell>
          <table:table-cell office:value-type="string" calcext:value-type="string">
            <text:p>kristian.everard@matill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7/4/2016 13:35:54</text:p>
          </table:table-cell>
          <table:table-cell table:style-name="ce1" office:value-type="string" calcext:value-type="string">
            <text:p>7/5/2016 14:36:09</text:p>
          </table:table-cell>
          <table:table-cell table:style-name="ce1" office:value-type="string" calcext:value-type="string">
            <text:p>7/4/2016 13:52:32</text:p>
          </table:table-cell>
          <table:table-cell table:style-name="ce1" office:value-type="string" calcext:value-type="string">
            <text:p>7/5/2016 13:33:34</text:p>
          </table:table-cell>
          <table:table-cell table:style-name="ce1"/>
          <table:table-cell table:number-columns-repeated="2" table:style-name="ce1" office:value-type="string" calcext:value-type="string">
            <text:p>7/5/2016 13:32:51</text:p>
          </table:table-cell>
          <table:table-cell office:value-type="float" office:value="5370" calcext:value-type="float">
            <text:p>5370</text:p>
          </table:table-cell>
          <table:table-cell office:value-type="float" office:value="3" calcext:value-type="float">
            <text:p>3</text:p>
          </table:table-cell>
          <table:table-cell office:value-type="float" office:value="2" calcext:value-type="float">
            <text:p>2</text:p>
          </table:table-cell>
          <table:table-cell table:style-name="ce1" office:value-type="string" calcext:value-type="string">
            <text:p>7/5/2016 12:45:48</text:p>
          </table:table-cell>
          <table:table-cell table:style-name="ce1" office:value-type="string" calcext:value-type="string">
            <text:p>7/5/2016 13:38:59</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Andre,</text:p>
            <text:p/>
            <text:p>We can crack this no doubts. I am looping in our support function who can</text:p>
            <text:p>give you some guidance and which components within Matillion to use.</text:p>
            <text:p/>
            <text:p/>
            <text:p>Kind regards,</text:p>
            <text:p>*Kristian Everard*</text:p>
            <text:p>kristian.everard@matillion.com</text:p>
            <text:p>+44 (0)7919 041192</text:p>
            <text:p/>
            <text:p>Matillion Ltd</text:p>
            <text:p>Springwood, Booths Park, Chelford Road, Knutsford, Cheshire, WA16 8GS</text:p>
            <text:p>w: www.matillion.com</text:p>
            <text:p/>
            <text:p>-&gt; Matillion ETL for Redshift on AWS Marketplace - Free 14-day trial</text:p>
            <text:p/>
            <text:p>-&gt; Matillion - AWS Big Data Competency Partner</text:p>
            <text:p/>
            <text:p>-&gt; Matillion ETL for Redshift on matillion.com</text:p>
            <text:p/>
            <text:p/>
            <text:p>On 4 July 2016 at 14:22, André Steenkamp  wrote:</text:p>
            <text:p/>
            <text:p>&gt; Hi Kristian</text:p>
            <text:p>&gt;</text:p>
            <text:p>&gt;</text:p>
            <text:p>&gt;</text:p>
            <text:p>&gt; I was literally just looking through my mail to go through our feedback,</text:p>
            <text:p>&gt; as we are looking at a specific use case or two before we tackle this!</text:p>
            <text:p>&gt;</text:p>
            <text:p>&gt;</text:p>
            <text:p>&gt;</text:p>
            <text:p>&gt; Matthew sent me a flow quite a while ago about using mysql components in</text:p>
            <text:p>&gt; Matillion.</text:p>
            <text:p>&gt;</text:p>
            <text:p>&gt;</text:p>
            <text:p>&gt;</text:p>
            <text:p>&gt; Our one product owner was just enquiring whether Matillion would be</text:p>
            <text:p>&gt; suitable for handling the following flow:</text:p>
            <text:p>&gt;</text:p>
            <text:p>&gt;</text:p>
            <text:p>&gt;</text:p>
            <text:p>&gt; We have table X and Y in mysql, that receives updates, inserts and deletes</text:p>
            <text:p>&gt; (say when older transactions are removed).</text:p>
            <text:p>&gt;</text:p>
            <text:p>&gt;</text:p>
            <text:p>&gt;</text:p>
            <text:p>&gt; However, we would like to keep a master view of older data as well as the</text:p>
            <text:p>&gt; latest view.</text:p>
            <text:p>&gt;</text:p>
            <text:p>&gt;</text:p>
            <text:p>&gt;</text:p>
            <text:p>&gt; We have a syncing service (AWS DMS) that replicates all of the above</text:p>
            <text:p>&gt; operations from mysql RDS to Redshift… however, since we are not able to do</text:p>
            <text:p>&gt; “append only” to keep a view in Redshift of the deleted transactions in</text:p>
            <text:p>&gt; mysql, we would need to somehow manage this on the ETL/staging side.</text:p>
            <text:p>&gt;</text:p>
            <text:p>&gt;</text:p>
            <text:p>&gt;</text:p>
            <text:p>&gt; Do you have many clients that are using Matillion in conjunction with DMS</text:p>
            <text:p>&gt; by any chance? DMS is quite new, but I would think that it would complement</text:p>
            <text:p>&gt; Matillion it well…</text:p>
            <text:p>&gt;</text:p>
            <text:p>&gt;</text:p>
            <text:p>&gt;</text:p>
            <text:p>&gt; Do you perhaps have a simple view of a job to accomplish that – would that</text:p>
            <text:p>&gt; be a good use-case for Matillion?</text:p>
            <text:p>&gt;</text:p>
            <text:p>&gt;</text:p>
            <text:p>&gt;</text:p>
            <text:p>&gt; I presume we would be looking at a staging Redshift cluster and a</text:p>
            <text:p>&gt; warehouse one that would be used to generate other aggregated tables from?</text:p>
            <text:p>&gt;</text:p>
            <text:p>&gt;</text:p>
            <text:p>&gt;</text:p>
            <text:p>&gt; Alternatively, would you be able to show me how Matillion could be used </text:p>
          </table:table-cell>
          <table:table-cell table:number-columns-repeated="103"/>
        </table:table-row>
        <table:table-row table:style-name="ro16">
          <table:table-cell office:value-type="float" office:value="287" calcext:value-type="float">
            <text:p>287</text:p>
          </table:table-cell>
          <table:table-cell office:value-type="string" calcext:value-type="string">
            <text:p>https://support.matillion.com/agent/case/287</text:p>
          </table:table-cell>
          <table:table-cell office:value-type="string" calcext:value-type="string">
            <text:p>Help Needed --how to implement Precondition checker</text:p>
          </table:table-cell>
          <table:table-cell table:number-columns-repeated="2"/>
          <table:table-cell office:value-type="string" calcext:value-type="string">
            <text:p>Premkumar</text:p>
          </table:table-cell>
          <table:table-cell office:value-type="string" calcext:value-type="string">
            <text:p>Ramesh</text:p>
          </table:table-cell>
          <table:table-cell office:value-type="string" calcext:value-type="string">
            <text:p>kr.prems@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7/5/2016 10:19:30</text:p>
          </table:table-cell>
          <table:table-cell table:style-name="ce1" office:value-type="string" calcext:value-type="string">
            <text:p>7/12/2016 19:51:30</text:p>
          </table:table-cell>
          <table:table-cell table:style-name="ce1" office:value-type="string" calcext:value-type="string">
            <text:p>7/5/2016 11:43:02</text:p>
          </table:table-cell>
          <table:table-cell table:style-name="ce1" office:value-type="string" calcext:value-type="string">
            <text:p>7/11/2016 13:13:07</text:p>
          </table:table-cell>
          <table:table-cell table:style-name="ce1"/>
          <table:table-cell table:number-columns-repeated="2" table:style-name="ce1" office:value-type="string" calcext:value-type="string">
            <text:p>7/12/2016 19:51:30</text:p>
          </table:table-cell>
          <table:table-cell office:value-type="float" office:value="274" calcext:value-type="float">
            <text:p>274</text:p>
          </table:table-cell>
          <table:table-cell table:number-columns-repeated="2" office:value-type="float" office:value="1" calcext:value-type="float">
            <text:p>1</text:p>
          </table:table-cell>
          <table:table-cell table:style-name="ce1" office:value-type="string" calcext:value-type="string">
            <text:p>7/5/2016 10:19:30</text:p>
          </table:table-cell>
          <table:table-cell table:style-name="ce1" office:value-type="string" calcext:value-type="string">
            <text:p>7/11/2016 13:13:07</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Windows 7 </text:p>
          </table:table-cell>
          <table:table-cell office:value-type="string" calcext:value-type="string">
            <text:p>202.91.136.3</text:p>
          </table:table-cell>
          <table:table-cell office:value-type="string" calcext:value-type="string">
            <text:p>english</text:p>
          </table:table-cell>
          <table:table-cell office:value-type="string" calcext:value-type="string">
            <text:p>Hi,</text:p>
            <text:p/>
            <text:p>I have a scenario, </text:p>
            <text:p>I am going to start/stop matillion everyday so every time when i start the matillion i need to setup a job to do the following steps </text:p>
            <text:p/>
            <text:p>1.Check s3 bucket for files.(Only check up)</text:p>
            <text:p>2.Check for redshift connectivity.</text:p>
            <text:p/>
            <text:p>Is there any transforamtion or ways to achieve the above steps and more important i need log the error in case of any failures.</text:p>
            <text:p/>
            <text:p>Thanks,</text:p>
            <text:p>Prem</text:p>
          </table:table-cell>
          <table:table-cell table:number-columns-repeated="103"/>
        </table:table-row>
        <table:table-row table:style-name="ro16">
          <table:table-cell office:value-type="float" office:value="288" calcext:value-type="float">
            <text:p>288</text:p>
          </table:table-cell>
          <table:table-cell office:value-type="string" calcext:value-type="string">
            <text:p>https://support.matillion.com/agent/case/288</text:p>
          </table:table-cell>
          <table:table-cell office:value-type="string" calcext:value-type="string">
            <text:p>Database Import Spins Forever</text:p>
          </table:table-cell>
          <table:table-cell/>
          <table:table-cell office:value-type="string" calcext:value-type="string">
            <text:p>lifestylecommunities.com</text:p>
          </table:table-cell>
          <table:table-cell office:value-type="string" calcext:value-type="string">
            <text:p>Daniel</text:p>
          </table:table-cell>
          <table:table-cell office:value-type="string" calcext:value-type="string">
            <text:p>Martinez</text:p>
          </table:table-cell>
          <table:table-cell office:value-type="string" calcext:value-type="string">
            <text:p>dmartinez@lifestylecommunitie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7/5/2016 14:52:56</text:p>
          </table:table-cell>
          <table:table-cell table:style-name="ce1" office:value-type="string" calcext:value-type="string">
            <text:p>8/4/2016 16:40:51</text:p>
          </table:table-cell>
          <table:table-cell table:style-name="ce1" office:value-type="string" calcext:value-type="string">
            <text:p>7/5/2016 14:58:18</text:p>
          </table:table-cell>
          <table:table-cell table:style-name="ce1" office:value-type="string" calcext:value-type="string">
            <text:p>7/8/2016 09:41:05</text:p>
          </table:table-cell>
          <table:table-cell table:style-name="ce1"/>
          <table:table-cell table:number-columns-repeated="2" table:style-name="ce1" office:value-type="string" calcext:value-type="string">
            <text:p>8/4/2016 16:40:51</text:p>
          </table:table-cell>
          <table:table-cell office:value-type="float" office:value="200" calcext:value-type="float">
            <text:p>20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7/14/2016 13:56:51</text:p>
          </table:table-cell>
          <table:table-cell table:style-name="ce1" office:value-type="string" calcext:value-type="string">
            <text:p>7/8/2016 09:41:05</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Unknown </text:p>
          </table:table-cell>
          <table:table-cell office:value-type="string" calcext:value-type="string">
            <text:p>66.193.183.130</text:p>
          </table:table-cell>
          <table:table-cell office:value-type="string" calcext:value-type="string">
            <text:p>english</text:p>
          </table:table-cell>
          <table:table-cell office:value-type="string" calcext:value-type="string">
            <text:p>Hi,</text:p>
            <text:p/>
            <text:p>I have a redshift table with a following schema</text:p>
            <text:p/>
            <text:p>t_relation_mappings (</text:p>
            <text:p>id INT IDENTITY (1,1),</text:p>
            <text:p>source_relation_name VARCHAR(255),</text:p>
            <text:p>redshift_relation_name VARCHAR(255),</text:p>
            <text:p>sort_key VARCHAR(255)</text:p>
            <text:p>)</text:p>
            <text:p/>
            <text:p>where the sort_key column can be compromised of one more sort keys. I'm trying to map the sort_key column to a variable that will be used in the database query component. However, whenever there is more one than sort key specified in the format (column1, column2), the load component</text:p>
          </table:table-cell>
          <table:table-cell table:number-columns-repeated="103"/>
        </table:table-row>
        <table:table-row table:style-name="ro19">
          <table:table-cell office:value-type="float" office:value="289" calcext:value-type="float">
            <text:p>289</text:p>
          </table:table-cell>
          <table:table-cell office:value-type="string" calcext:value-type="string">
            <text:p>https://support.matillion.com/agent/case/289</text:p>
          </table:table-cell>
          <table:table-cell office:value-type="string" calcext:value-type="string">
            <text:p>Dynamic Sort Key Assignment</text:p>
          </table:table-cell>
          <table:table-cell/>
          <table:table-cell office:value-type="string" calcext:value-type="string">
            <text:p>lifestylecommunities.com</text:p>
          </table:table-cell>
          <table:table-cell office:value-type="string" calcext:value-type="string">
            <text:p>Daniel</text:p>
          </table:table-cell>
          <table:table-cell office:value-type="string" calcext:value-type="string">
            <text:p>Martinez</text:p>
          </table:table-cell>
          <table:table-cell office:value-type="string" calcext:value-type="string">
            <text:p>dmartinez@lifestylecommunitie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7/5/2016 15:14:31</text:p>
          </table:table-cell>
          <table:table-cell office:value-type="string" calcext:value-type="string">
            <text:p>7/14/2016 13:52:06</text:p>
          </table:table-cell>
          <table:table-cell table:style-name="ce1" office:value-type="string" calcext:value-type="string">
            <text:p>7/6/2016 07:29:09</text:p>
          </table:table-cell>
          <table:table-cell table:style-name="ce1" office:value-type="string" calcext:value-type="string">
            <text:p>7/6/2016 08:14:08</text:p>
          </table:table-cell>
          <table:table-cell table:style-name="ce1"/>
          <table:table-cell table:number-columns-repeated="2" office:value-type="string" calcext:value-type="string">
            <text:p>7/14/2016 13:52:06</text:p>
          </table:table-cell>
          <table:table-cell office:value-type="float" office:value="2659" calcext:value-type="float">
            <text:p>2659</text:p>
          </table:table-cell>
          <table:table-cell table:number-columns-repeated="2" office:value-type="float" office:value="1" calcext:value-type="float">
            <text:p>1</text:p>
          </table:table-cell>
          <table:table-cell table:style-name="ce1" office:value-type="string" calcext:value-type="string">
            <text:p>7/5/2016 15:14:31</text:p>
          </table:table-cell>
          <table:table-cell table:style-name="ce1" office:value-type="string" calcext:value-type="string">
            <text:p>7/6/2016 08:14:08</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Unknown </text:p>
          </table:table-cell>
          <table:table-cell office:value-type="string" calcext:value-type="string">
            <text:p>66.193.183.130</text:p>
          </table:table-cell>
          <table:table-cell office:value-type="string" calcext:value-type="string">
            <text:p>english</text:p>
          </table:table-cell>
          <table:table-cell office:value-type="string" calcext:value-type="string">
            <text:p>Hi,</text:p>
            <text:p/>
            <text:p>I have a redshift table with a following schema</text:p>
            <text:p/>
            <text:p>t_relation_mappings (</text:p>
            <text:p>id INT IDENTITY (1,1),</text:p>
            <text:p>source_relation_name VARCHAR(255),</text:p>
            <text:p>redshift_relation_name VARCHAR(255),</text:p>
            <text:p>sort_key VARCHAR(255)</text:p>
            <text:p>)</text:p>
            <text:p/>
            <text:p>where the sort_key is string of one or more column names (e.g., column1, column2).</text:p>
            <text:p/>
            <text:p>What I would like to do is reference the sort_key column in the sort_key parameter of the database query component. I've attached an image of two task runs with the component, one successful and one failed. The successful run has had the column names explicitly called out, whereas the failed has has the column names assigned with a variable referencing the sort_key column of t_relation_mappings. I'm not sure why the variable-referenced run fails, but I'm assuming it has to do with the component not being able to locate the correct columns.</text:p>
            <text:p/>
            <text:p>Is it possible to do what I'm attempting?</text:p>
          </table:table-cell>
          <table:table-cell table:number-columns-repeated="103"/>
        </table:table-row>
        <table:table-row table:style-name="ro13">
          <table:table-cell office:value-type="float" office:value="290" calcext:value-type="float">
            <text:p>290</text:p>
          </table:table-cell>
          <table:table-cell office:value-type="string" calcext:value-type="string">
            <text:p>https://support.matillion.com/agent/case/290</text:p>
          </table:table-cell>
          <table:table-cell office:value-type="string" calcext:value-type="string">
            <text:p>Best practices for "logging" type tables</text:p>
          </table:table-cell>
          <table:table-cell/>
          <table:table-cell office:value-type="string" calcext:value-type="string">
            <text:p>pixsystem.com</text:p>
          </table:table-cell>
          <table:table-cell office:value-type="string" calcext:value-type="string">
            <text:p>Ed</text:p>
          </table:table-cell>
          <table:table-cell office:value-type="string" calcext:value-type="string">
            <text:p>Sesek</text:p>
          </table:table-cell>
          <table:table-cell office:value-type="string" calcext:value-type="string">
            <text:p>esesek@pixsystem.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7/6/2016 18:13:52</text:p>
          </table:table-cell>
          <table:table-cell office:value-type="string" calcext:value-type="string">
            <text:p>7/26/2016 18:40:08</text:p>
          </table:table-cell>
          <table:table-cell table:style-name="ce1" office:value-type="string" calcext:value-type="string">
            <text:p>7/7/2016 19:55:14</text:p>
          </table:table-cell>
          <table:table-cell table:style-name="ce1" office:value-type="string" calcext:value-type="string">
            <text:p>7/11/2016 12:40:20</text:p>
          </table:table-cell>
          <table:table-cell table:style-name="ce1"/>
          <table:table-cell table:number-columns-repeated="2" office:value-type="string" calcext:value-type="string">
            <text:p>7/26/2016 18:40:08</text:p>
          </table:table-cell>
          <table:table-cell office:value-type="float" office:value="7323" calcext:value-type="float">
            <text:p>7323</text:p>
          </table:table-cell>
          <table:table-cell table:number-columns-repeated="2" office:value-type="float" office:value="1" calcext:value-type="float">
            <text:p>1</text:p>
          </table:table-cell>
          <table:table-cell table:style-name="ce1" office:value-type="string" calcext:value-type="string">
            <text:p>7/6/2016 18:13:52</text:p>
          </table:table-cell>
          <table:table-cell table:style-name="ce1" office:value-type="string" calcext:value-type="string">
            <text:p>7/11/2016 12:40:20</text:p>
          </table:table-cell>
          <table:table-cell office:value-type="string" calcext:value-type="string">
            <text:p>out</text:p>
          </table:table-cell>
          <table:table-cell/>
          <table:table-cell office:value-type="string" calcext:value-type="string">
            <text:p>Chrome 50.0.2661.102</text:p>
          </table:table-cell>
          <table:table-cell office:value-type="string" calcext:value-type="string">
            <text:p>Mac OS 10.10</text:p>
          </table:table-cell>
          <table:table-cell office:value-type="string" calcext:value-type="string">
            <text:p>64.124.168.130</text:p>
          </table:table-cell>
          <table:table-cell office:value-type="string" calcext:value-type="string">
            <text:p>english</text:p>
          </table:table-cell>
          <table:table-cell office:value-type="string" calcext:value-type="string">
            <text:p>Hi,</text:p>
            <text:p/>
            <text:p>We have several tables in our application database that are used to log/track events.  The rows in these tables are never modified once written; only new data is appended to the end.  These tables also have a primary key that auto-increments.  These tables get very large, so we'd like to only pull in the new, incremental data as opposed to pulling the entire table each time.</text:p>
            <text:p/>
            <text:p>Can you recommend the best practice for doing this with Matillion?</text:p>
            <text:p/>
            <text:p>Thanks,</text:p>
            <text:p>Ed Sesek</text:p>
          </table:table-cell>
          <table:table-cell table:number-columns-repeated="103"/>
        </table:table-row>
        <table:table-row table:style-name="ro9">
          <table:table-cell office:value-type="float" office:value="291" calcext:value-type="float">
            <text:p>291</text:p>
          </table:table-cell>
          <table:table-cell office:value-type="string" calcext:value-type="string">
            <text:p>https://support.matillion.com/agent/case/291</text:p>
          </table:table-cell>
          <table:table-cell office:value-type="string" calcext:value-type="string">
            <text:p>Validate Component is taking a very long time</text:p>
          </table:table-cell>
          <table:table-cell/>
          <table:table-cell office:value-type="string" calcext:value-type="string">
            <text:p>thrivemarket.com</text:p>
          </table:table-cell>
          <table:table-cell office:value-type="string" calcext:value-type="string">
            <text:p>Alex</text:p>
          </table:table-cell>
          <table:table-cell office:value-type="string" calcext:value-type="string">
            <text:p>Mapes</text:p>
          </table:table-cell>
          <table:table-cell office:value-type="string" calcext:value-type="string">
            <text:p>alex.mapes@thrivemarke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7/7/2016 06:08:41</text:p>
          </table:table-cell>
          <table:table-cell table:style-name="ce1" office:value-type="string" calcext:value-type="string">
            <text:p>7/11/2016 21:25:07</text:p>
          </table:table-cell>
          <table:table-cell table:style-name="ce1" office:value-type="string" calcext:value-type="string">
            <text:p>7/7/2016 07:39:16</text:p>
          </table:table-cell>
          <table:table-cell table:style-name="ce1" office:value-type="string" calcext:value-type="string">
            <text:p>7/8/2016 09:46:51</text:p>
          </table:table-cell>
          <table:table-cell table:style-name="ce1"/>
          <table:table-cell table:number-columns-repeated="2"/>
          <table:table-cell office:value-type="float" office:value="1067" calcext:value-type="float">
            <text:p>1067</text:p>
          </table:table-cell>
          <table:table-cell table:number-columns-repeated="2" office:value-type="float" office:value="3" calcext:value-type="float">
            <text:p>3</text:p>
          </table:table-cell>
          <table:table-cell table:style-name="ce1" office:value-type="string" calcext:value-type="string">
            <text:p>7/11/2016 17:45:17</text:p>
          </table:table-cell>
          <table:table-cell table:style-name="ce1" office:value-type="string" calcext:value-type="string">
            <text:p>7/11/2016 21:25:07</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Mac OS 10.10</text:p>
          </table:table-cell>
          <table:table-cell office:value-type="string" calcext:value-type="string">
            <text:p>72.37.183.248</text:p>
          </table:table-cell>
          <table:table-cell office:value-type="string" calcext:value-type="string">
            <text:p>english</text:p>
          </table:table-cell>
          <table:table-cell office:value-type="string" calcext:value-type="string">
            <text:p>We are experiencing extreme slow downs in our Matillion ETL processes.  An hourly load Orchestration which took half an hour two weeks ago, an hour two days ago, is now taking 3+ hours.  It seems that validation of views is taking longer than it used to.  A validation of a single component in a transformation has taken up to 5 minutes.  Additionally I'm not seeing the skipping of created views any more.</text:p>
            <text:p/>
            <text:p>We upgraded our server to 1.21.5 from 1.19.4 today, the issue seems to be the same or worse after the upgrade.</text:p>
            <text:p/>
            <text:p>Thanks,</text:p>
            <text:p>Alex</text:p>
          </table:table-cell>
          <table:table-cell table:number-columns-repeated="103"/>
        </table:table-row>
        <table:table-row table:style-name="ro13">
          <table:table-cell office:value-type="float" office:value="292" calcext:value-type="float">
            <text:p>292</text:p>
          </table:table-cell>
          <table:table-cell office:value-type="string" calcext:value-type="string">
            <text:p>https://support.matillion.com/agent/case/292</text:p>
          </table:table-cell>
          <table:table-cell office:value-type="string" calcext:value-type="string">
            <text:p>PermGen space errors</text:p>
          </table:table-cell>
          <table:table-cell/>
          <table:table-cell office:value-type="string" calcext:value-type="string">
            <text:p>twistbioscience.com</text:p>
          </table:table-cell>
          <table:table-cell office:value-type="string" calcext:value-type="string">
            <text:p>Andrew</text:p>
          </table:table-cell>
          <table:table-cell office:value-type="string" calcext:value-type="string">
            <text:p>Stewart</text:p>
          </table:table-cell>
          <table:table-cell office:value-type="string" calcext:value-type="string">
            <text:p>astewart@twistbioscienc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7/8/2016 00:31:41</text:p>
          </table:table-cell>
          <table:table-cell office:value-type="string" calcext:value-type="string">
            <text:p>7/21/2016 15:11:46</text:p>
          </table:table-cell>
          <table:table-cell table:style-name="ce1" office:value-type="string" calcext:value-type="string">
            <text:p>7/8/2016 06:08:53</text:p>
          </table:table-cell>
          <table:table-cell table:style-name="ce1" office:value-type="string" calcext:value-type="string">
            <text:p>7/8/2016 10:08:16</text:p>
          </table:table-cell>
          <table:table-cell table:style-name="ce1"/>
          <table:table-cell table:number-columns-repeated="2"/>
          <table:table-cell office:value-type="float" office:value="2466" calcext:value-type="float">
            <text:p>2466</text:p>
          </table:table-cell>
          <table:table-cell table:number-columns-repeated="2" office:value-type="float" office:value="3" calcext:value-type="float">
            <text:p>3</text:p>
          </table:table-cell>
          <table:table-cell table:style-name="ce1" office:value-type="string" calcext:value-type="string">
            <text:p>7/11/2016 15:48:59</text:p>
          </table:table-cell>
          <table:table-cell table:style-name="ce1" office:value-type="string" calcext:value-type="string">
            <text:p>7/11/2016 21:29:47</text:p>
          </table:table-cell>
          <table:table-cell office:value-type="string" calcext:value-type="string">
            <text:p>in</text:p>
          </table:table-cell>
          <table:table-cell/>
          <table:table-cell office:value-type="string" calcext:value-type="string">
            <text:p>Chrome 51.0.2704.106</text:p>
          </table:table-cell>
          <table:table-cell office:value-type="string" calcext:value-type="string">
            <text:p>Mac OS 10.11</text:p>
          </table:table-cell>
          <table:table-cell office:value-type="string" calcext:value-type="string">
            <text:p>66.201.43.163</text:p>
          </table:table-cell>
          <table:table-cell office:value-type="string" calcext:value-type="string">
            <text:p>english</text:p>
          </table:table-cell>
          <table:table-cell office:value-type="string" calcext:value-type="string">
            <text:p>Hello,</text:p>
            <text:p/>
            <text:p>I am constantly getting various errors regarding "PermGen space" in Matillion.  A quick google search suggests this is a Java error related to the amount of memory the JVM is allocated for classes.  Though I have no idea how to remedy it.</text:p>
            <text:p/>
            <text:p>Please advise, this error is requiring our IT team to do constant reboots and is making Matillion inoperable for us.</text:p>
            <text:p/>
            <text:p>Thanks,</text:p>
            <text:p>Andrew</text:p>
          </table:table-cell>
          <table:table-cell table:number-columns-repeated="103"/>
        </table:table-row>
        <table:table-row table:style-name="ro3">
          <table:table-cell office:value-type="float" office:value="293" calcext:value-type="float">
            <text:p>293</text:p>
          </table:table-cell>
          <table:table-cell office:value-type="string" calcext:value-type="string">
            <text:p>https://support.matillion.com/agent/case/293</text:p>
          </table:table-cell>
          <table:table-cell office:value-type="string" calcext:value-type="string">
            <text:p>'PermGen space' errors in Matillion</text:p>
          </table:table-cell>
          <table:table-cell/>
          <table:table-cell office:value-type="string" calcext:value-type="string">
            <text:p>twistbioscience.com</text:p>
          </table:table-cell>
          <table:table-cell office:value-type="string" calcext:value-type="string">
            <text:p>Andrew</text:p>
          </table:table-cell>
          <table:table-cell office:value-type="string" calcext:value-type="string">
            <text:p>Stewart</text:p>
          </table:table-cell>
          <table:table-cell office:value-type="string" calcext:value-type="string">
            <text:p>astewart@twistbioscience.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7/8/2016 03:05:37</text:p>
          </table:table-cell>
          <table:table-cell office:value-type="string" calcext:value-type="string">
            <text:p>7/21/2016 16:11:41</text:p>
          </table:table-cell>
          <table:table-cell table:style-name="ce1" office:value-type="string" calcext:value-type="string">
            <text:p>7/8/2016 06:09:11</text:p>
          </table:table-cell>
          <table:table-cell office:value-type="string" calcext:value-type="string">
            <text:p>7/21/2016 15:12:56</text:p>
          </table:table-cell>
          <table:table-cell table:number-columns-repeated="3"/>
          <table:table-cell office:value-type="float" office:value="1416" calcext:value-type="float">
            <text:p>141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7/20/2016 19:03:23</text:p>
          </table:table-cell>
          <table:table-cell office:value-type="string" calcext:value-type="string">
            <text:p>7/21/2016 15:12:56</text:p>
          </table:table-cell>
          <table:table-cell office:value-type="string" calcext:value-type="string">
            <text:p>in</text:p>
          </table:table-cell>
          <table:table-cell/>
          <table:table-cell office:value-type="string" calcext:value-type="string">
            <text:p>Chrome 51.0.2704.106</text:p>
          </table:table-cell>
          <table:table-cell office:value-type="string" calcext:value-type="string">
            <text:p>Mac OS 10.11</text:p>
          </table:table-cell>
          <table:table-cell office:value-type="string" calcext:value-type="string">
            <text:p>66.201.43.163</text:p>
          </table:table-cell>
          <table:table-cell office:value-type="string" calcext:value-type="string">
            <text:p>english</text:p>
          </table:table-cell>
          <table:table-cell office:value-type="string" calcext:value-type="string">
            <text:p>We are starting to get several errors in Matillion related to "PermGen space".  A quick google search suggests this has something to do with the amount of memory allocated for Java classes.</text:p>
            <text:p/>
            <text:p>Are others getting these errors?  How do we fix them?  Our Matillion instance is currently crippled.</text:p>
          </table:table-cell>
          <table:table-cell table:number-columns-repeated="103"/>
        </table:table-row>
        <table:table-row table:style-name="ro5">
          <table:table-cell office:value-type="float" office:value="294" calcext:value-type="float">
            <text:p>294</text:p>
          </table:table-cell>
          <table:table-cell office:value-type="string" calcext:value-type="string">
            <text:p>https://support.matillion.com/agent/case/294</text:p>
          </table:table-cell>
          <table:table-cell office:value-type="string" calcext:value-type="string">
            <text:p>Email reporting</text:p>
          </table:table-cell>
          <table:table-cell/>
          <table:table-cell office:value-type="string" calcext:value-type="string">
            <text:p>zoro.com</text:p>
          </table:table-cell>
          <table:table-cell office:value-type="string" calcext:value-type="string">
            <text:p>Sanil</text:p>
          </table:table-cell>
          <table:table-cell office:value-type="string" calcext:value-type="string">
            <text:p>sampat</text:p>
          </table:table-cell>
          <table:table-cell office:value-type="string" calcext:value-type="string">
            <text:p>sanil.sampat@zoro.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7/8/2016 15:12:44</text:p>
          </table:table-cell>
          <table:table-cell table:style-name="ce1" office:value-type="string" calcext:value-type="string">
            <text:p>7/11/2016 13:06:56</text:p>
          </table:table-cell>
          <table:table-cell table:style-name="ce1" office:value-type="string" calcext:value-type="string">
            <text:p>7/11/2016 12:48:33</text:p>
          </table:table-cell>
          <table:table-cell table:style-name="ce1" office:value-type="string" calcext:value-type="string">
            <text:p>7/11/2016 13:06:56</text:p>
          </table:table-cell>
          <table:table-cell table:style-name="ce1"/>
          <table:table-cell table:number-columns-repeated="2"/>
          <table:table-cell office:value-type="float" office:value="1063" calcext:value-type="float">
            <text:p>1063</text:p>
          </table:table-cell>
          <table:table-cell table:number-columns-repeated="2" office:value-type="float" office:value="1" calcext:value-type="float">
            <text:p>1</text:p>
          </table:table-cell>
          <table:table-cell table:style-name="ce1" office:value-type="string" calcext:value-type="string">
            <text:p>7/8/2016 15:12:44</text:p>
          </table:table-cell>
          <table:table-cell table:style-name="ce1" office:value-type="string" calcext:value-type="string">
            <text:p>7/11/2016 13:06:56</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What’s the recommended approach to send an email on a scheduled job failure?</text:p>
            <text:p/>
            <text:p>Thanks,</text:p>
            <text:p/>
            <text:p>--</text:p>
            <text:p>Sanil Sampat Software Developer</text:p>
            <text:p>c: 815.791.7670 | f: 855.FAX.ZORO (855.329.9676)</text:p>
            <text:p>a: 909 Asbury Drive, Buffalo Grove, IL 60089</text:p>
            <text:p>Sanil.Sampat@zoro.com | www.zoro.com</text:p>
          </table:table-cell>
          <table:table-cell table:number-columns-repeated="103"/>
        </table:table-row>
        <table:table-row table:style-name="ro5">
          <table:table-cell office:value-type="float" office:value="295" calcext:value-type="float">
            <text:p>295</text:p>
          </table:table-cell>
          <table:table-cell office:value-type="string" calcext:value-type="string">
            <text:p>https://support.matillion.com/agent/case/295</text:p>
          </table:table-cell>
          <table:table-cell office:value-type="string" calcext:value-type="string">
            <text:p>Matillion is leaving temporary views behind in Redshift</text:p>
          </table:table-cell>
          <table:table-cell/>
          <table:table-cell office:value-type="string" calcext:value-type="string">
            <text:p>capitalone.com</text:p>
          </table:table-cell>
          <table:table-cell office:value-type="string" calcext:value-type="string">
            <text:p>Srinivas</text:p>
          </table:table-cell>
          <table:table-cell office:value-type="string" calcext:value-type="string">
            <text:p>Mupparapu</text:p>
          </table:table-cell>
          <table:table-cell office:value-type="string" calcext:value-type="string">
            <text:p>srinivas.mupparapu@capitalon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7/11/2016 13:12:49</text:p>
          </table:table-cell>
          <table:table-cell table:style-name="ce1" office:value-type="string" calcext:value-type="string">
            <text:p>7/11/2016 13:31:37</text:p>
          </table:table-cell>
          <table:table-cell table:style-name="ce1" office:value-type="string" calcext:value-type="string">
            <text:p>7/11/2016 13:13:03</text:p>
          </table:table-cell>
          <table:table-cell table:style-name="ce1" office:value-type="string" calcext:value-type="string">
            <text:p>7/11/2016 13:31:37</text:p>
          </table:table-cell>
          <table:table-cell table:style-name="ce1"/>
          <table:table-cell table:number-columns-repeated="2"/>
          <table:table-cell office:value-type="float" office:value="1073" calcext:value-type="float">
            <text:p>1073</text:p>
          </table:table-cell>
          <table:table-cell table:number-columns-repeated="2" office:value-type="float" office:value="1" calcext:value-type="float">
            <text:p>1</text:p>
          </table:table-cell>
          <table:table-cell table:style-name="ce1" office:value-type="string" calcext:value-type="string">
            <text:p>7/11/2016 13:12:49</text:p>
          </table:table-cell>
          <table:table-cell table:style-name="ce1" office:value-type="string" calcext:value-type="string">
            <text:p>7/11/2016 13:31:37</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ello Ed,</text:p>
            <text:p>I am noticing that Matillion is creating numerous temporary views in the Redshift (depending on the transformation job) and leaving them behind. I am wondering is that what expected if so, why?</text:p>
            <text:p/>
            <text:p>Attached image lists the views.</text:p>
            <text:p/>
            <text:p/>
            <text:p>Thank you,</text:p>
            <text:p>Srinivas Mupparapu</text:p>
            <text:p>________________________________________________________</text:p>
            <text:p/>
            <text:p>The information contained in this e-mail is confidential and/or proprietary to Capital One and/or its affiliates and may only be used solely in performance of work or services for Capital One. The information transmitted herewith is intended only for use by the individual or entity to which it is addressed. If the reader of this message is not the intended recipient, you are hereby notified that any review, retransmission, dissemination, distribution, copying or other use of, or taking of any action in reliance upon this information is strictly prohibited. If you have received this communication in error, please contact the sender and delete the material from your computer.</text:p>
          </table:table-cell>
          <table:table-cell table:number-columns-repeated="103"/>
        </table:table-row>
        <table:table-row table:style-name="ro10">
          <table:table-cell office:value-type="float" office:value="296" calcext:value-type="float">
            <text:p>296</text:p>
          </table:table-cell>
          <table:table-cell office:value-type="string" calcext:value-type="string">
            <text:p>https://support.matillion.com/agent/case/296</text:p>
          </table:table-cell>
          <table:table-cell office:value-type="string" calcext:value-type="string">
            <text:p>Google Spreadsheets Query - for lookup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7/11/2016 16:14:14</text:p>
          </table:table-cell>
          <table:table-cell table:style-name="ce1" office:value-type="string" calcext:value-type="string">
            <text:p>7/12/2016 17:21:35</text:p>
          </table:table-cell>
          <table:table-cell table:style-name="ce1" office:value-type="string" calcext:value-type="string">
            <text:p>7/11/2016 16:19:41</text:p>
          </table:table-cell>
          <table:table-cell table:style-name="ce1" office:value-type="string" calcext:value-type="string">
            <text:p>7/11/2016 16:25:19</text:p>
          </table:table-cell>
          <table:table-cell table:style-name="ce1"/>
          <table:table-cell table:number-columns-repeated="2" table:style-name="ce1" office:value-type="string" calcext:value-type="string">
            <text:p>7/12/2016 17:21:35</text:p>
          </table:table-cell>
          <table:table-cell office:value-type="float" office:value="529" calcext:value-type="float">
            <text:p>529</text:p>
          </table:table-cell>
          <table:table-cell office:value-type="float" office:value="3" calcext:value-type="float">
            <text:p>3</text:p>
          </table:table-cell>
          <table:table-cell office:value-type="float" office:value="2" calcext:value-type="float">
            <text:p>2</text:p>
          </table:table-cell>
          <table:table-cell table:style-name="ce1" office:value-type="string" calcext:value-type="string">
            <text:p>7/12/2016 17:21:30</text:p>
          </table:table-cell>
          <table:table-cell table:style-name="ce1" office:value-type="string" calcext:value-type="string">
            <text:p>7/11/2016 21:29:02</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I have an intern (Daniel McGowan ) I've asked to figure out this.  He hasn't done this before so he's not sure what to do - can you help with any feedback on screenshots?</text:p>
            <text:p/>
            <text:p>Hi Richard,</text:p>
            <text:p/>
            <text:p>Here is the link for getting the OAuth credentials https://console.developers.google.com/apis/credentials/oauthclient?project=elegant-rock-136423</text:p>
            <text:p/>
            <text:p>Here are the screen shots where I seem to be running into problems.</text:p>
            <text:p/>
            <text:p>Thanks,</text:p>
            <text:p>Daniel</text:p>
          </table:table-cell>
          <table:table-cell table:number-columns-repeated="103"/>
        </table:table-row>
        <table:table-row table:style-name="ro13">
          <table:table-cell office:value-type="float" office:value="297" calcext:value-type="float">
            <text:p>297</text:p>
          </table:table-cell>
          <table:table-cell office:value-type="string" calcext:value-type="string">
            <text:p>https://support.matillion.com/agent/case/297</text:p>
          </table:table-cell>
          <table:table-cell office:value-type="string" calcext:value-type="string">
            <text:p>concurrent user limit reached</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7/11/2016 21:43:58</text:p>
          </table:table-cell>
          <table:table-cell table:style-name="ce1" office:value-type="string" calcext:value-type="string">
            <text:p>7/12/2016 12:39:18</text:p>
          </table:table-cell>
          <table:table-cell table:style-name="ce1" office:value-type="string" calcext:value-type="string">
            <text:p>7/12/2016 07:34:38</text:p>
          </table:table-cell>
          <table:table-cell table:style-name="ce1" office:value-type="string" calcext:value-type="string">
            <text:p>7/12/2016 08:39:43</text:p>
          </table:table-cell>
          <table:table-cell table:style-name="ce1"/>
          <table:table-cell table:number-columns-repeated="2" table:style-name="ce1" office:value-type="string" calcext:value-type="string">
            <text:p>7/12/2016 12:14:28</text:p>
          </table:table-cell>
          <table:table-cell office:value-type="float" office:value="4695" calcext:value-type="float">
            <text:p>4695</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7/12/2016 12:14:23</text:p>
          </table:table-cell>
          <table:table-cell table:style-name="ce1" office:value-type="string" calcext:value-type="string">
            <text:p>7/12/2016 08:39:43</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With only one of us (say Daniel) on Matillion, Matillion stops me logging in and I get the attached warning-message.  Also if he logs off and I open an matillion session in Chrome, I cannot open another session without getting the warning-message again.</text:p>
            <text:p/>
            <text:p>We have been fine for a week (both working on Matillion) and then suddenly this PM we started getting this warning-message.</text:p>
            <text:p/>
            <text:p>Thoughts?</text:p>
            <text:p>I don't think we have any other sessions on any other machines logged in..</text:p>
            <text:p/>
            <text:p>R</text:p>
          </table:table-cell>
          <table:table-cell table:number-columns-repeated="103"/>
        </table:table-row>
        <table:table-row table:style-name="ro9">
          <table:table-cell office:value-type="float" office:value="298" calcext:value-type="float">
            <text:p>298</text:p>
          </table:table-cell>
          <table:table-cell office:value-type="string" calcext:value-type="string">
            <text:p>https://support.matillion.com/agent/case/298</text:p>
          </table:table-cell>
          <table:table-cell office:value-type="string" calcext:value-type="string">
            <text:p>Python. Importinging userdefined modules.</text:p>
          </table:table-cell>
          <table:table-cell/>
          <table:table-cell office:value-type="string" calcext:value-type="string">
            <text:p>finn.no</text:p>
          </table:table-cell>
          <table:table-cell office:value-type="string" calcext:value-type="string">
            <text:p>Sverre</text:p>
          </table:table-cell>
          <table:table-cell office:value-type="string" calcext:value-type="string">
            <text:p>Hustad</text:p>
          </table:table-cell>
          <table:table-cell office:value-type="string" calcext:value-type="string">
            <text:p>sverre.hustad@finn.no</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7/12/2016 08:30:06</text:p>
          </table:table-cell>
          <table:table-cell table:style-name="ce1" office:value-type="string" calcext:value-type="string">
            <text:p>7/12/2016 15:19:12</text:p>
          </table:table-cell>
          <table:table-cell table:style-name="ce1" office:value-type="string" calcext:value-type="string">
            <text:p>7/12/2016 08:30:45</text:p>
          </table:table-cell>
          <table:table-cell table:style-name="ce1" office:value-type="string" calcext:value-type="string">
            <text:p>7/12/2016 08:44:59</text:p>
          </table:table-cell>
          <table:table-cell table:style-name="ce1"/>
          <table:table-cell table:style-name="ce1" office:value-type="string" calcext:value-type="string">
            <text:p>7/12/2016 08:56:31</text:p>
          </table:table-cell>
          <table:table-cell table:style-name="ce1" office:value-type="string" calcext:value-type="string">
            <text:p>7/12/2016 14:43:32</text:p>
          </table:table-cell>
          <table:table-cell office:value-type="float" office:value="3765" calcext:value-type="float">
            <text:p>3765</text:p>
          </table:table-cell>
          <table:table-cell office:value-type="float" office:value="5" calcext:value-type="float">
            <text:p>5</text:p>
          </table:table-cell>
          <table:table-cell office:value-type="float" office:value="3" calcext:value-type="float">
            <text:p>3</text:p>
          </table:table-cell>
          <table:table-cell table:style-name="ce1" office:value-type="string" calcext:value-type="string">
            <text:p>7/12/2016 14:43:22</text:p>
          </table:table-cell>
          <table:table-cell table:style-name="ce1" office:value-type="string" calcext:value-type="string">
            <text:p>7/12/2016 14:03:51</text:p>
          </table:table-cell>
          <table:table-cell office:value-type="string" calcext:value-type="string">
            <text:p>in</text:p>
          </table:table-cell>
          <table:table-cell/>
          <table:table-cell office:value-type="string" calcext:value-type="string">
            <text:p>IE 11.0</text:p>
          </table:table-cell>
          <table:table-cell office:value-type="string" calcext:value-type="string">
            <text:p>Windows 7 </text:p>
          </table:table-cell>
          <table:table-cell office:value-type="string" calcext:value-type="string">
            <text:p>80.91.33.141</text:p>
          </table:table-cell>
          <table:table-cell office:value-type="string" calcext:value-type="string">
            <text:p>english</text:p>
          </table:table-cell>
          <table:table-cell office:value-type="string" calcext:value-type="string">
            <text:p>Hello!</text:p>
            <text:p/>
            <text:p>I try to import my userdefined module from a Matillion ETL Python script. </text:p>
            <text:p>I wonder if that is at all possible with the jython in-process technology. The Matillion documentation might imply it is not, but not clearly. </text:p>
            <text:p/>
            <text:p>If it is possible, where should I put my module, or how to make the catalog on Ec2 which containes the module now available for the Python script?</text:p>
          </table:table-cell>
          <table:table-cell table:number-columns-repeated="103"/>
        </table:table-row>
        <table:table-row table:style-name="ro50">
          <table:table-cell office:value-type="float" office:value="299" calcext:value-type="float">
            <text:p>299</text:p>
          </table:table-cell>
          <table:table-cell office:value-type="string" calcext:value-type="string">
            <text:p>https://support.matillion.com/agent/case/299</text:p>
          </table:table-cell>
          <table:table-cell office:value-type="string" calcext:value-type="string">
            <text:p>Fwd: Requested change to Matillion Sales repoirting for Park Cakes.</text:p>
          </table:table-cell>
          <table:table-cell/>
          <table:table-cell office:value-type="string" calcext:value-type="string">
            <text:p>matillion.com</text:p>
          </table:table-cell>
          <table:table-cell office:value-type="string" calcext:value-type="string">
            <text:p>Joe</text:p>
          </table:table-cell>
          <table:table-cell office:value-type="string" calcext:value-type="string">
            <text:p>Steadman</text:p>
          </table:table-cell>
          <table:table-cell office:value-type="string" calcext:value-type="string">
            <text:p>joe.steadman@matill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7/12/2016 08:39:10</text:p>
          </table:table-cell>
          <table:table-cell office:value-type="string" calcext:value-type="string">
            <text:p>7/21/2016 15:45:33</text:p>
          </table:table-cell>
          <table:table-cell table:style-name="ce1" office:value-type="string" calcext:value-type="string">
            <text:p>7/12/2016 08:39:22</text:p>
          </table:table-cell>
          <table:table-cell table:number-columns-repeated="4"/>
          <table:table-cell office:value-type="float" office:value="75" calcext:value-type="float">
            <text:p>75</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7/12/2016 08:39:10</text:p>
          </table:table-cell>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Could someone have a look at the below and provide some feedback in Dan's</text:p>
            <text:p>absence?</text:p>
            <text:p/>
            <text:p>Many thanks.</text:p>
            <text:p>Joe</text:p>
            <text:p>---------- Forwarded message ----------</text:p>
            <text:p>From: Martin Stockdale </text:p>
            <text:p>Date: 4 July 2016 at 11:27</text:p>
            <text:p>Subject: Requested change to Matillion Sales repoirting for Park Cakes.</text:p>
            <text:p>To: Joe Steadman </text:p>
            <text:p>Cc: Stephanie McAllister , Peter</text:p>
            <text:p>Edwards , James Bland &lt;</text:p>
            <text:p>James.Bland@parkcakes.com&gt;</text:p>
            <text:p/>
            <text:p/>
            <text:p>Hi Joe,</text:p>
            <text:p/>
            <text:p/>
            <text:p/>
            <text:p>Realise that you being on the Sales side, that this may need re-directing</text:p>
            <text:p>to someone else in Matillion (feel free to do so).</text:p>
            <text:p/>
            <text:p/>
            <text:p/>
            <text:p/>
            <text:p/>
            <text:p>We have what we refer to as “manual postings”, that in effect are not being</text:p>
            <text:p>shown in the Matillion weekly reports.</text:p>
            <text:p/>
            <text:p>Possibly a bit of an omission when originally specced out etc.</text:p>
            <text:p/>
            <text:p/>
            <text:p/>
            <text:p>Can we set up a call to discuss how this can be progressed.</text:p>
            <text:p/>
            <text:p>Guess the options would be to pull the postings direct from SAP, or</text:p>
            <text:p>possibly simpler to pull in for a small spreadsheet that contains the</text:p>
            <text:p>required changes.</text:p>
            <text:p/>
            <text:p/>
            <text:p/>
            <text:p>Can I suggest if you have Dan available for this call, may make things</text:p>
            <text:p>easier.</text:p>
            <text:p/>
            <text:p/>
            <text:p/>
            <text:p>I’m just the messenger/organiser on this one, but can I suggest this</text:p>
            <text:p>Wednesday 6th 3:00pm</text:p>
            <text:p/>
            <text:p/>
            <text:p/>
            <text:p>Regards.............Martin</text:p>
            <text:p/>
            <text:p/>
            <text:p/>
            <text:p>------------------------------</text:p>
            <text:p/>
            <text:p>This email is sent for and on behalf of Park Cakes Limited.</text:p>
            <text:p/>
            <text:p>Park Cakes is a limited company registered in England and Wales under</text:p>
            <text:p>registered number 5998327 whose registered office address is at Park Cakes</text:p>
            <text:p>Limited, Ashton Road, Oldham, Greater Manchester, OL8 2ND.</text:p>
            <text:p>CONFIDENTIALITY</text:p>
            <text:p/>
            <text:p/>
            <text:p>This e-mail and the documents attached are confidential and intended solely</text:p>
            <text:p>for the addressee(s), and may contain confidential or privileged</text:p>
            <text:p>information. If you are not the addressee or that you have received this</text:p>
            <text:p>email in error, please note that you are not authorised to carry out any</text:p>
            <text:p>reproduction, copying, disclosure, retention, publication or use of this</text:p>
            <text:p>communication or the information within, is prohibited and may be unlawful.</text:p>
            <text:p>Disclosure to any party other than the addressee, whether inadvertent or</text:p>
            <text:p>otherwise is not intended to waive privilege or confident</text:p>
          </table:table-cell>
          <table:table-cell table:number-columns-repeated="103"/>
        </table:table-row>
        <table:table-row table:style-name="ro51">
          <table:table-cell office:value-type="float" office:value="300" calcext:value-type="float">
            <text:p>300</text:p>
          </table:table-cell>
          <table:table-cell office:value-type="string" calcext:value-type="string">
            <text:p>https://support.matillion.com/agent/case/300</text:p>
          </table:table-cell>
          <table:table-cell office:value-type="string" calcext:value-type="string">
            <text:p>json help.</text:p>
          </table:table-cell>
          <table:table-cell/>
          <table:table-cell office:value-type="string" calcext:value-type="string">
            <text:p>ipro.us</text:p>
          </table:table-cell>
          <table:table-cell office:value-type="string" calcext:value-type="string">
            <text:p>Hise</text:p>
          </table:table-cell>
          <table:table-cell office:value-type="string" calcext:value-type="string">
            <text:p>Chapman</text:p>
          </table:table-cell>
          <table:table-cell office:value-type="string" calcext:value-type="string">
            <text:p>hise@ipro.us</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7/12/2016 12:37:40</text:p>
          </table:table-cell>
          <table:table-cell office:value-type="string" calcext:value-type="string">
            <text:p>8/23/2016 12:33:35</text:p>
          </table:table-cell>
          <table:table-cell table:style-name="ce1" office:value-type="string" calcext:value-type="string">
            <text:p>7/12/2016 12:39:20</text:p>
          </table:table-cell>
          <table:table-cell table:style-name="ce1" office:value-type="string" calcext:value-type="string">
            <text:p>7/12/2016 12:44:05</text:p>
          </table:table-cell>
          <table:table-cell table:style-name="ce1"/>
          <table:table-cell table:number-columns-repeated="2"/>
          <table:table-cell office:value-type="float" office:value="7734" calcext:value-type="float">
            <text:p>7734</text:p>
          </table:table-cell>
          <table:table-cell office:value-type="float" office:value="13" calcext:value-type="float">
            <text:p>13</text:p>
          </table:table-cell>
          <table:table-cell office:value-type="float" office:value="12" calcext:value-type="float">
            <text:p>12</text:p>
          </table:table-cell>
          <table:table-cell office:value-type="string" calcext:value-type="string">
            <text:p>8/19/2016 13:21:10</text:p>
          </table:table-cell>
          <table:table-cell office:value-type="string" calcext:value-type="string">
            <text:p>8/23/2016 12:33:35</text:p>
          </table:table-cell>
          <table:table-cell office:value-type="string" calcext:value-type="string">
            <text:p>out</text:p>
          </table:table-cell>
          <table:table-cell/>
          <table:table-cell office:value-type="string" calcext:value-type="string">
            <text:p>Chrome 51.0.2704.106</text:p>
          </table:table-cell>
          <table:table-cell office:value-type="string" calcext:value-type="string">
            <text:p>Linux x86_64</text:p>
          </table:table-cell>
          <table:table-cell office:value-type="string" calcext:value-type="string">
            <text:p>65.190.62.63</text:p>
          </table:table-cell>
          <table:table-cell office:value-type="string" calcext:value-type="string">
            <text:p>english</text:p>
          </table:table-cell>
          <table:table-cell office:value-type="string" calcext:value-type="string">
            <text:p>As you probably recall, Matillion developed the S3 Put Object based on our requirements so that we could pull data directly from the SODA API.</text:p>
            <text:p/>
            <text:p>We have been using this object to put the results of a SODA query to an S3 bucket for the S3 Load object to load into the database table.</text:p>
            <text:p/>
            <text:p>It has been writing the SODA query results as a csv file in the s3 bucket.  Apparently, they have changed the API such that the columns comeback in alphabetical order which breaks our S3 Load step.</text:p>
            <text:p/>
            <text:p>I have changed the S3 Put object to save the results as a json file; but, s3 put always fails with the STL Error message: "Invalid JSONPath format: Member is not an object."</text:p>
            <text:p/>
            <text:p>Attached is a sample of the json file I'm attempting to load along with the "jobs.json" orchestration that is responsible for loading the file into the import table.</text:p>
            <text:p/>
            <text:p>Please help in how to configure the S3 Load object to properly load the json file.</text:p>
            <text:p/>
            <text:p>Thanks,</text:p>
            <text:p/>
            <text:p>--Hise</text:p>
          </table:table-cell>
          <table:table-cell table:number-columns-repeated="103"/>
        </table:table-row>
        <table:table-row table:style-name="ro10">
          <table:table-cell office:value-type="float" office:value="301" calcext:value-type="float">
            <text:p>301</text:p>
          </table:table-cell>
          <table:table-cell office:value-type="string" calcext:value-type="string">
            <text:p>https://support.matillion.com/agent/case/301</text:p>
          </table:table-cell>
          <table:table-cell office:value-type="string" calcext:value-type="string">
            <text:p>Manifest Builder component</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7/12/2016 18:03:05</text:p>
          </table:table-cell>
          <table:table-cell office:value-type="string" calcext:value-type="string">
            <text:p>7/15/2016 12:33:43</text:p>
          </table:table-cell>
          <table:table-cell table:style-name="ce1" office:value-type="string" calcext:value-type="string">
            <text:p>7/12/2016 18:19:44</text:p>
          </table:table-cell>
          <table:table-cell table:style-name="ce1" office:value-type="string" calcext:value-type="string">
            <text:p>7/12/2016 20:35:14</text:p>
          </table:table-cell>
          <table:table-cell table:style-name="ce1"/>
          <table:table-cell table:number-columns-repeated="2" office:value-type="string" calcext:value-type="string">
            <text:p>7/15/2016 12:33:43</text:p>
          </table:table-cell>
          <table:table-cell office:value-type="float" office:value="3195" calcext:value-type="float">
            <text:p>3195</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7/15/2016 01:19:34</text:p>
          </table:table-cell>
          <table:table-cell office:value-type="string" calcext:value-type="string">
            <text:p>7/14/2016 20:30:18</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Can I use the manifest-builder to parallel-load data-files that are in different sub-folders in S3?</text:p>
            <text:p/>
            <text:p>Scenario:-</text:p>
            <text:p> - we have hourly files generated and placed into [s3///yyyymm/dd/hh/]</text:p>
            <text:p> - we want a process that loads this data once a day</text:p>
            <text:p> - however using the normal Load component, one needs 24 load-processes for one day's data.</text:p>
            <text:p> - better to load in parallel all files from one day regardless of its Hour, and use a manifest.</text:p>
            <text:p> - can I create such a manifest using your manifest-builder component?</text:p>
            <text:p/>
            <text:p>Thoughts?</text:p>
          </table:table-cell>
          <table:table-cell table:number-columns-repeated="103"/>
        </table:table-row>
        <table:table-row table:style-name="ro9">
          <table:table-cell office:value-type="float" office:value="302" calcext:value-type="float">
            <text:p>302</text:p>
          </table:table-cell>
          <table:table-cell office:value-type="string" calcext:value-type="string">
            <text:p>https://support.matillion.com/agent/case/302</text:p>
          </table:table-cell>
          <table:table-cell office:value-type="string" calcext:value-type="string">
            <text:p>Table iterator -- Required filter criteria</text:p>
          </table:table-cell>
          <table:table-cell table:number-columns-repeated="2"/>
          <table:table-cell office:value-type="string" calcext:value-type="string">
            <text:p>Premkumar</text:p>
          </table:table-cell>
          <table:table-cell office:value-type="string" calcext:value-type="string">
            <text:p>Ramesh</text:p>
          </table:table-cell>
          <table:table-cell office:value-type="string" calcext:value-type="string">
            <text:p>kr.prems@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7/12/2016 19:58:18</text:p>
          </table:table-cell>
          <table:table-cell office:value-type="string" calcext:value-type="string">
            <text:p>7/13/2016 07:37:53</text:p>
          </table:table-cell>
          <table:table-cell table:style-name="ce1" office:value-type="string" calcext:value-type="string">
            <text:p>7/12/2016 19:59:08</text:p>
          </table:table-cell>
          <table:table-cell table:style-name="ce1" office:value-type="string" calcext:value-type="string">
            <text:p>7/12/2016 20:02:43</text:p>
          </table:table-cell>
          <table:table-cell table:style-name="ce1"/>
          <table:table-cell table:number-columns-repeated="2" office:value-type="string" calcext:value-type="string">
            <text:p>7/13/2016 05:30:31</text:p>
          </table:table-cell>
          <table:table-cell office:value-type="float" office:value="198" calcext:value-type="float">
            <text:p>198</text:p>
          </table:table-cell>
          <table:table-cell table:number-columns-repeated="2" office:value-type="float" office:value="1" calcext:value-type="float">
            <text:p>1</text:p>
          </table:table-cell>
          <table:table-cell table:style-name="ce1" office:value-type="string" calcext:value-type="string">
            <text:p>7/12/2016 19:58:18</text:p>
          </table:table-cell>
          <table:table-cell table:style-name="ce1" office:value-type="string" calcext:value-type="string">
            <text:p>7/12/2016 20:02:43</text:p>
          </table:table-cell>
          <table:table-cell office:value-type="string" calcext:value-type="string">
            <text:p>out</text:p>
          </table:table-cell>
          <table:table-cell/>
          <table:table-cell office:value-type="string" calcext:value-type="string">
            <text:p>Android 4.4.4</text:p>
          </table:table-cell>
          <table:table-cell office:value-type="string" calcext:value-type="string">
            <text:p>Linux </text:p>
          </table:table-cell>
          <table:table-cell office:value-type="string" calcext:value-type="string">
            <text:p>106.208.137.191</text:p>
          </table:table-cell>
          <table:table-cell office:value-type="string" calcext:value-type="string">
            <text:p>english</text:p>
          </table:table-cell>
          <table:table-cell office:value-type="string" calcext:value-type="string">
            <text:p>Hi,</text:p>
            <text:p>I need to iterate my transformation job based on the values present in a table.i have decided to use table iterator but i need to filter the data based on few condition while passing data from table to variables.</text:p>
            <text:p>Please help me how I can filter rows in table iterator.</text:p>
            <text:p/>
            <text:p>Thanks,</text:p>
            <text:p>Prem</text:p>
          </table:table-cell>
          <table:table-cell table:number-columns-repeated="103"/>
        </table:table-row>
        <table:table-row table:style-name="ro5">
          <table:table-cell office:value-type="float" office:value="303" calcext:value-type="float">
            <text:p>303</text:p>
          </table:table-cell>
          <table:table-cell office:value-type="string" calcext:value-type="string">
            <text:p>https://support.matillion.com/agent/case/303</text:p>
          </table:table-cell>
          <table:table-cell office:value-type="string" calcext:value-type="string">
            <text:p>How to create resuable transformation</text:p>
          </table:table-cell>
          <table:table-cell table:number-columns-repeated="2"/>
          <table:table-cell office:value-type="string" calcext:value-type="string">
            <text:p>Premkumar</text:p>
          </table:table-cell>
          <table:table-cell office:value-type="string" calcext:value-type="string">
            <text:p>Ramesh</text:p>
          </table:table-cell>
          <table:table-cell office:value-type="string" calcext:value-type="string">
            <text:p>kr.prems@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14/2016 13:37:58</text:p>
          </table:table-cell>
          <table:table-cell office:value-type="string" calcext:value-type="string">
            <text:p>7/14/2016 20:36:33</text:p>
          </table:table-cell>
          <table:table-cell office:value-type="string" calcext:value-type="string">
            <text:p>7/14/2016 13:38:58</text:p>
          </table:table-cell>
          <table:table-cell office:value-type="string" calcext:value-type="string">
            <text:p>7/14/2016 20:36:33</text:p>
          </table:table-cell>
          <table:table-cell table:number-columns-repeated="3"/>
          <table:table-cell office:value-type="float" office:value="1241" calcext:value-type="float">
            <text:p>1241</text:p>
          </table:table-cell>
          <table:table-cell table:number-columns-repeated="2" office:value-type="float" office:value="1" calcext:value-type="float">
            <text:p>1</text:p>
          </table:table-cell>
          <table:table-cell office:value-type="string" calcext:value-type="string">
            <text:p>7/14/2016 13:37:58</text:p>
          </table:table-cell>
          <table:table-cell office:value-type="string" calcext:value-type="string">
            <text:p>7/14/2016 20:36:33</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Windows 7 </text:p>
          </table:table-cell>
          <table:table-cell office:value-type="string" calcext:value-type="string">
            <text:p>202.91.136.3</text:p>
          </table:table-cell>
          <table:table-cell office:value-type="string" calcext:value-type="string">
            <text:p>english</text:p>
          </table:table-cell>
          <table:table-cell office:value-type="string" calcext:value-type="string">
            <text:p>Hi,</text:p>
            <text:p/>
            <text:p>I need a create a program in matillion which is a direct load from stage to dimension.</text:p>
            <text:p>But i have 10 dimensions and 10 stage tables</text:p>
            <text:p>Can i use the same code to load the data for all 10 dimension load from their respective stage tables.</text:p>
            <text:p>i believe that i can use table iterator to pass the stage table name and dimension table name to a variable but what should be passed to the column names?</text:p>
            <text:p/>
            <text:p>By default will the column mapping will take all the columns from the table name which is passed from the variable?</text:p>
            <text:p/>
            <text:p>Thanks,</text:p>
            <text:p>Premkumar KR</text:p>
          </table:table-cell>
          <table:table-cell table:number-columns-repeated="103"/>
        </table:table-row>
        <table:table-row table:style-name="ro15">
          <table:table-cell office:value-type="float" office:value="304" calcext:value-type="float">
            <text:p>304</text:p>
          </table:table-cell>
          <table:table-cell office:value-type="string" calcext:value-type="string">
            <text:p>https://support.matillion.com/agent/case/304</text:p>
          </table:table-cell>
          <table:table-cell office:value-type="string" calcext:value-type="string">
            <text:p>Google Analytics RSD File</text:p>
          </table:table-cell>
          <table:table-cell/>
          <table:table-cell office:value-type="string" calcext:value-type="string">
            <text:p>lifestylecommunities.com</text:p>
          </table:table-cell>
          <table:table-cell office:value-type="string" calcext:value-type="string">
            <text:p>Daniel</text:p>
          </table:table-cell>
          <table:table-cell office:value-type="string" calcext:value-type="string">
            <text:p>Martinez</text:p>
          </table:table-cell>
          <table:table-cell office:value-type="string" calcext:value-type="string">
            <text:p>dmartinez@lifestylecommunitie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14/2016 13:51:33</text:p>
          </table:table-cell>
          <table:table-cell office:value-type="string" calcext:value-type="string">
            <text:p>7/15/2016 13:58:58</text:p>
          </table:table-cell>
          <table:table-cell office:value-type="string" calcext:value-type="string">
            <text:p>7/14/2016 20:36:37</text:p>
          </table:table-cell>
          <table:table-cell office:value-type="string" calcext:value-type="string">
            <text:p>7/15/2016 13:58:58</text:p>
          </table:table-cell>
          <table:table-cell table:number-columns-repeated="3"/>
          <table:table-cell office:value-type="float" office:value="118" calcext:value-type="float">
            <text:p>118</text:p>
          </table:table-cell>
          <table:table-cell table:number-columns-repeated="2" office:value-type="float" office:value="1" calcext:value-type="float">
            <text:p>1</text:p>
          </table:table-cell>
          <table:table-cell office:value-type="string" calcext:value-type="string">
            <text:p>7/14/2016 13:51:33</text:p>
          </table:table-cell>
          <table:table-cell office:value-type="string" calcext:value-type="string">
            <text:p>7/15/2016 13:58:58</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Unknown </text:p>
          </table:table-cell>
          <table:table-cell office:value-type="string" calcext:value-type="string">
            <text:p>66.193.183.130</text:p>
          </table:table-cell>
          <table:table-cell office:value-type="string" calcext:value-type="string">
            <text:p>english</text:p>
          </table:table-cell>
          <table:table-cell office:value-type="string" calcext:value-type="string">
            <text:p>Hello,</text:p>
            <text:p/>
            <text:p>I'm attempting to build a connection to the GA API with the Custom API Component. Since this has already been done with the GA-specific API component, would you be able to send me the RSDs used in your implementation?</text:p>
            <text:p/>
            <text:p>Thanks,</text:p>
            <text:p/>
            <text:p>Dan</text:p>
          </table:table-cell>
          <table:table-cell table:number-columns-repeated="103"/>
        </table:table-row>
        <table:table-row table:style-name="ro9">
          <table:table-cell office:value-type="float" office:value="305" calcext:value-type="float">
            <text:p>305</text:p>
          </table:table-cell>
          <table:table-cell office:value-type="string" calcext:value-type="string">
            <text:p>https://support.matillion.com/agent/case/305</text:p>
          </table:table-cell>
          <table:table-cell office:value-type="string" calcext:value-type="string">
            <text:p>Matillion job passes validation but fails on run</text:p>
          </table:table-cell>
          <table:table-cell/>
          <table:table-cell office:value-type="string" calcext:value-type="string">
            <text:p>ge.com</text:p>
          </table:table-cell>
          <table:table-cell office:value-type="string" calcext:value-type="string">
            <text:p>Essence</text:p>
          </table:table-cell>
          <table:table-cell office:value-type="string" calcext:value-type="string">
            <text:p>Yung</text:p>
          </table:table-cell>
          <table:table-cell office:value-type="string" calcext:value-type="string">
            <text:p>essence.yung@g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14/2016 20:56:30</text:p>
          </table:table-cell>
          <table:table-cell office:value-type="string" calcext:value-type="string">
            <text:p>7/21/2016 15:16:20</text:p>
          </table:table-cell>
          <table:table-cell office:value-type="string" calcext:value-type="string">
            <text:p>7/15/2016 13:47:42</text:p>
          </table:table-cell>
          <table:table-cell office:value-type="string" calcext:value-type="string">
            <text:p>7/15/2016 15:07:50</text:p>
          </table:table-cell>
          <table:table-cell table:number-columns-repeated="3"/>
          <table:table-cell office:value-type="float" office:value="3679" calcext:value-type="float">
            <text:p>3679</text:p>
          </table:table-cell>
          <table:table-cell table:number-columns-repeated="2" office:value-type="float" office:value="2" calcext:value-type="float">
            <text:p>2</text:p>
          </table:table-cell>
          <table:table-cell office:value-type="string" calcext:value-type="string">
            <text:p>7/15/2016 20:03:31</text:p>
          </table:table-cell>
          <table:table-cell office:value-type="string" calcext:value-type="string">
            <text:p>7/18/2016 08:55:54</text:p>
          </table:table-cell>
          <table:table-cell office:value-type="string" calcext:value-type="string">
            <text:p>out</text:p>
          </table:table-cell>
          <table:table-cell/>
          <table:table-cell office:value-type="string" calcext:value-type="string">
            <text:p>Chrome 51.0.2704.106</text:p>
          </table:table-cell>
          <table:table-cell office:value-type="string" calcext:value-type="string">
            <text:p>Windows 7 </text:p>
          </table:table-cell>
          <table:table-cell office:value-type="string" calcext:value-type="string">
            <text:p>165.156.24.4</text:p>
          </table:table-cell>
          <table:table-cell office:value-type="string" calcext:value-type="string">
            <text:p>english</text:p>
          </table:table-cell>
          <table:table-cell office:value-type="string" calcext:value-type="string">
            <text:p>Running the transform "fct_co_project_line_v2" in our pre-production environment, we encountered an error:</text:p>
            <text:p>"Could not convert type "unknown" to numeric because of modifier</text:p>
            <text:p/>
            <text:p>The transform passes validation on each step. Unfortunately, sampling of the data (even for just 50 records, takes 30min per component)</text:p>
            <text:p/>
            <text:p>Can you advise a troubleshooting procedure or help resolve the issue by identifying the root cause?</text:p>
          </table:table-cell>
          <table:table-cell table:number-columns-repeated="103"/>
        </table:table-row>
        <table:table-row table:style-name="ro7">
          <table:table-cell office:value-type="float" office:value="306" calcext:value-type="float">
            <text:p>306</text:p>
          </table:table-cell>
          <table:table-cell office:value-type="string" calcext:value-type="string">
            <text:p>https://support.matillion.com/agent/case/306</text:p>
          </table:table-cell>
          <table:table-cell office:value-type="string" calcext:value-type="string">
            <text:p>Variable value is not getting exported during runtime</text:p>
          </table:table-cell>
          <table:table-cell table:number-columns-repeated="2"/>
          <table:table-cell office:value-type="string" calcext:value-type="string">
            <text:p>Premkumar</text:p>
          </table:table-cell>
          <table:table-cell office:value-type="string" calcext:value-type="string">
            <text:p>Ramesh</text:p>
          </table:table-cell>
          <table:table-cell office:value-type="string" calcext:value-type="string">
            <text:p>kr.prems@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15/2016 10:51:02</text:p>
          </table:table-cell>
          <table:table-cell office:value-type="string" calcext:value-type="string">
            <text:p>7/18/2016 12:15:52</text:p>
          </table:table-cell>
          <table:table-cell office:value-type="string" calcext:value-type="string">
            <text:p>7/15/2016 11:19:39</text:p>
          </table:table-cell>
          <table:table-cell office:value-type="string" calcext:value-type="string">
            <text:p>7/15/2016 13:52:20</text:p>
          </table:table-cell>
          <table:table-cell table:number-columns-repeated="3"/>
          <table:table-cell office:value-type="float" office:value="2143" calcext:value-type="float">
            <text:p>214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7/15/2016 18:23:46</text:p>
          </table:table-cell>
          <table:table-cell office:value-type="string" calcext:value-type="string">
            <text:p>7/18/2016 12:15:52</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Windows 7 </text:p>
          </table:table-cell>
          <table:table-cell office:value-type="string" calcext:value-type="string">
            <text:p>202.91.136.3</text:p>
          </table:table-cell>
          <table:table-cell office:value-type="string" calcext:value-type="string">
            <text:p>english</text:p>
          </table:table-cell>
          <table:table-cell office:value-type="string" calcext:value-type="string">
            <text:p>HI,</text:p>
            <text:p/>
            <text:p>I have simple code source -&gt; Target.</text:p>
            <text:p>I need to parameterize the table names.</text:p>
            <text:p/>
            <text:p>The components are getting validated but am encountering an error during the run time.</text:p>
            <text:p>It looks like the variable value of target table are not getting exported in write component whereas schema is getting exported from its variable.</text:p>
            <text:p/>
            <text:p>Please check the attached errors.</text:p>
          </table:table-cell>
          <table:table-cell table:number-columns-repeated="103"/>
        </table:table-row>
        <table:table-row table:style-name="ro35">
          <table:table-cell office:value-type="float" office:value="307" calcext:value-type="float">
            <text:p>307</text:p>
          </table:table-cell>
          <table:table-cell office:value-type="string" calcext:value-type="string">
            <text:p>https://support.matillion.com/agent/case/307</text:p>
          </table:table-cell>
          <table:table-cell office:value-type="string" calcext:value-type="string">
            <text:p>Fwd: FYI: hotfix for pre-prod is no longer working the way it was before. Manual intervention was required to restart schedule.</text:p>
          </table:table-cell>
          <table:table-cell/>
          <table:table-cell office:value-type="string" calcext:value-type="string">
            <text:p>ge.com</text:p>
          </table:table-cell>
          <table:table-cell office:value-type="string" calcext:value-type="string">
            <text:p>Essence</text:p>
          </table:table-cell>
          <table:table-cell office:value-type="string" calcext:value-type="string">
            <text:p>Yung</text:p>
          </table:table-cell>
          <table:table-cell office:value-type="string" calcext:value-type="string">
            <text:p>essence.yung@g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15/2016 12:54:57</text:p>
          </table:table-cell>
          <table:table-cell office:value-type="string" calcext:value-type="string">
            <text:p>7/21/2016 15:11:08</text:p>
          </table:table-cell>
          <table:table-cell office:value-type="string" calcext:value-type="string">
            <text:p>7/15/2016 13:59:25</text:p>
          </table:table-cell>
          <table:table-cell office:value-type="string" calcext:value-type="string">
            <text:p>7/15/2016 14:13:55</text:p>
          </table:table-cell>
          <table:table-cell table:number-columns-repeated="3"/>
          <table:table-cell office:value-type="float" office:value="892" calcext:value-type="float">
            <text:p>89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7/15/2016 12:54:57</text:p>
          </table:table-cell>
          <table:table-cell office:value-type="string" calcext:value-type="string">
            <text:p>7/15/2016 14:31:50</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Yung, Essence (GE Power) </text:p>
            <text:p>Date: 15 July 2016 at 13:40</text:p>
            <text:p>Subject: FYI: hotfix for pre-prod is no longer working the way it was</text:p>
            <text:p>before. Manual intervention was required to restart schedule.</text:p>
            <text:p>To: "Specketer, Paul (GE Power)" , "Chollangi,</text:p>
            <text:p>Varaprasad (GE Power)" , Jamie Cole &lt;</text:p>
            <text:p>jamie.cole@matillion.com&gt;</text:p>
            <text:p/>
            <text:p/>
            <text:p>Hi Jamie/Paul and Vara –</text:p>
            <text:p/>
            <text:p/>
            <text:p/>
            <text:p>I was looking in pre-prod matillion today, and found that schedules have</text:p>
            <text:p>been failing, despite the application of the hotfix.</text:p>
            <text:p/>
            <text:p/>
            <text:p/>
            <text:p/>
            <text:p/>
            <text:p>Further investigation suggest a different form of the missing metadata bug</text:p>
            <text:p>has surfaced.</text:p>
            <text:p/>
            <text:p/>
            <text:p/>
            <text:p>Here is the job on which the job is failing: prep_driver_table_fi</text:p>
            <text:p/>
            <text:p/>
            <text:p/>
            <text:p>The “stats” table is an alias for the “batch_last_run” component. This</text:p>
            <text:p>component actually passes validation but is clearly  missing metadata (see</text:p>
            <text:p>screenshots below)</text:p>
            <text:p/>
            <text:p/>
            <text:p/>
            <text:p/>
            <text:p/>
            <text:p/>
            <text:p/>
            <text:p/>
            <text:p/>
            <text:p>The job can be fixed via the manual workaround.</text:p>
            <text:p/>
            <text:p/>
            <text:p/>
            <text:p/>
            <text:p/>
            <text:p/>
            <text:p/>
            <text:p>-- </text:p>
            <text:p>*Jamie Cole*</text:p>
            <text:p>Jamie.Cole@matillion.com</text:p>
            <text:p/>
            <text:p>Matillion Ltd</text:p>
            <text:p>Springwood, Booths Park, Chelford Road, Knutsford, Cheshire, WA16 8GS</text:p>
            <text:p>w: www.matillion.com</text:p>
            <text:p>m: 07585 973685</text:p>
            <text:p/>
            <text:p>Follow Matillion on LinkedIn  and</text:p>
            <text:p>Twitter </text:p>
          </table:table-cell>
          <table:table-cell table:number-columns-repeated="103"/>
        </table:table-row>
        <table:table-row table:style-name="ro11">
          <table:table-cell office:value-type="float" office:value="308" calcext:value-type="float">
            <text:p>308</text:p>
          </table:table-cell>
          <table:table-cell office:value-type="string" calcext:value-type="string">
            <text:p>https://support.matillion.com/agent/case/308</text:p>
          </table:table-cell>
          <table:table-cell office:value-type="string" calcext:value-type="string">
            <text:p>Audience Resource</text:p>
          </table:table-cell>
          <table:table-cell/>
          <table:table-cell office:value-type="string" calcext:value-type="string">
            <text:p>lifestylecommunities.com</text:p>
          </table:table-cell>
          <table:table-cell office:value-type="string" calcext:value-type="string">
            <text:p>Daniel</text:p>
          </table:table-cell>
          <table:table-cell office:value-type="string" calcext:value-type="string">
            <text:p>Martinez</text:p>
          </table:table-cell>
          <table:table-cell office:value-type="string" calcext:value-type="string">
            <text:p>dmartinez@lifestylecommunitie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7/15/2016 14:05:02</text:p>
          </table:table-cell>
          <table:table-cell table:style-name="ce1" office:value-type="string" calcext:value-type="string">
            <text:p>8/4/2016 16:41:12</text:p>
          </table:table-cell>
          <table:table-cell office:value-type="string" calcext:value-type="string">
            <text:p>7/15/2016 14:35:57</text:p>
          </table:table-cell>
          <table:table-cell office:value-type="string" calcext:value-type="string">
            <text:p>7/18/2016 11:35:14</text:p>
          </table:table-cell>
          <table:table-cell/>
          <table:table-cell table:number-columns-repeated="2" table:style-name="ce1" office:value-type="string" calcext:value-type="string">
            <text:p>8/4/2016 16:41:12</text:p>
          </table:table-cell>
          <table:table-cell office:value-type="float" office:value="1472" calcext:value-type="float">
            <text:p>1472</text:p>
          </table:table-cell>
          <table:table-cell table:number-columns-repeated="2" office:value-type="float" office:value="1" calcext:value-type="float">
            <text:p>1</text:p>
          </table:table-cell>
          <table:table-cell office:value-type="string" calcext:value-type="string">
            <text:p>7/15/2016 14:05:02</text:p>
          </table:table-cell>
          <table:table-cell office:value-type="string" calcext:value-type="string">
            <text:p>7/18/2016 11:35:14</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Unknown </text:p>
          </table:table-cell>
          <table:table-cell office:value-type="string" calcext:value-type="string">
            <text:p>66.193.183.130</text:p>
          </table:table-cell>
          <table:table-cell office:value-type="string" calcext:value-type="string">
            <text:p>english</text:p>
          </table:table-cell>
          <table:table-cell office:value-type="string" calcext:value-type="string">
            <text:p>Is there any plans for adding the Audience resource from Google Analytics to the Google Analytics Data Model?</text:p>
            <text:p/>
            <text:p>Thanks,</text:p>
            <text:p/>
            <text:p>Dan</text:p>
          </table:table-cell>
          <table:table-cell table:number-columns-repeated="103"/>
        </table:table-row>
        <table:table-row table:style-name="ro16">
          <table:table-cell office:value-type="float" office:value="309" calcext:value-type="float">
            <text:p>309</text:p>
          </table:table-cell>
          <table:table-cell office:value-type="string" calcext:value-type="string">
            <text:p>https://support.matillion.com/agent/case/309</text:p>
          </table:table-cell>
          <table:table-cell office:value-type="string" calcext:value-type="string">
            <text:p>Zendesk API Stopped Working</text:p>
          </table:table-cell>
          <table:table-cell/>
          <table:table-cell office:value-type="string" calcext:value-type="string">
            <text:p>thrivemarket.com</text:p>
          </table:table-cell>
          <table:table-cell office:value-type="string" calcext:value-type="string">
            <text:p>Alex</text:p>
          </table:table-cell>
          <table:table-cell office:value-type="string" calcext:value-type="string">
            <text:p>Mapes</text:p>
          </table:table-cell>
          <table:table-cell office:value-type="string" calcext:value-type="string">
            <text:p>alex.mapes@thrivemarke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16/2016 00:29:01</text:p>
          </table:table-cell>
          <table:table-cell office:value-type="string" calcext:value-type="string">
            <text:p>7/21/2016 15:43:55</text:p>
          </table:table-cell>
          <table:table-cell office:value-type="string" calcext:value-type="string">
            <text:p>7/18/2016 10:12:15</text:p>
          </table:table-cell>
          <table:table-cell office:value-type="string" calcext:value-type="string">
            <text:p>7/18/2016 10:17:00</text:p>
          </table:table-cell>
          <table:table-cell table:number-columns-repeated="3"/>
          <table:table-cell office:value-type="float" office:value="1337" calcext:value-type="float">
            <text:p>1337</text:p>
          </table:table-cell>
          <table:table-cell table:number-columns-repeated="2" office:value-type="float" office:value="3" calcext:value-type="float">
            <text:p>3</text:p>
          </table:table-cell>
          <table:table-cell office:value-type="string" calcext:value-type="string">
            <text:p>7/20/2016 19:44:23</text:p>
          </table:table-cell>
          <table:table-cell office:value-type="string" calcext:value-type="string">
            <text:p>7/21/2016 15:43:55</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Mac OS 10.10</text:p>
          </table:table-cell>
          <table:table-cell office:value-type="string" calcext:value-type="string">
            <text:p>216.14.10.186</text:p>
          </table:table-cell>
          <table:table-cell office:value-type="string" calcext:value-type="string">
            <text:p>english</text:p>
          </table:table-cell>
          <table:table-cell office:value-type="string" calcext:value-type="string">
            <text:p>Hi,</text:p>
            <text:p/>
            <text:p>We have the Zendesk API, and it is failing every time we run it.  It is giving us an error on trying to import the data to our Redshift cluster.</text:p>
            <text:p/>
            <text:p>The error we are getting from stl_load_errors is: Missing newline: Unexpected character 0x31 found at location 285          </text:p>
            <text:p/>
            <text:p>We can't change the zendesk data and the import can't move forward because of this.</text:p>
            <text:p/>
            <text:p>What can we do to continue importing our data?</text:p>
            <text:p/>
            <text:p>Thanks,</text:p>
            <text:p>Alex</text:p>
          </table:table-cell>
          <table:table-cell table:number-columns-repeated="103"/>
        </table:table-row>
        <table:table-row table:style-name="ro52">
          <table:table-cell office:value-type="float" office:value="310" calcext:value-type="float">
            <text:p>310</text:p>
          </table:table-cell>
          <table:table-cell office:value-type="string" calcext:value-type="string">
            <text:p>https://support.matillion.com/agent/case/310</text:p>
          </table:table-cell>
          <table:table-cell office:value-type="string" calcext:value-type="string">
            <text:p>Fwd: Your Request - Matillion ETL Training</text:p>
          </table:table-cell>
          <table:table-cell/>
          <table:table-cell office:value-type="string" calcext:value-type="string">
            <text:p>adurolife.com</text:p>
          </table:table-cell>
          <table:table-cell office:value-type="string" calcext:value-type="string">
            <text:p>*Sean</text:p>
          </table:table-cell>
          <table:table-cell office:value-type="string" calcext:value-type="string">
            <text:p>Bethune*</text:p>
          </table:table-cell>
          <table:table-cell office:value-type="string" calcext:value-type="string">
            <text:p>sean.bethune@adurolif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18/2016 17:57:23</text:p>
          </table:table-cell>
          <table:table-cell office:value-type="string" calcext:value-type="string">
            <text:p>7/20/2016 15:36:48</text:p>
          </table:table-cell>
          <table:table-cell office:value-type="string" calcext:value-type="string">
            <text:p>7/19/2016 22:33:29</text:p>
          </table:table-cell>
          <table:table-cell office:value-type="string" calcext:value-type="string">
            <text:p>7/20/2016 15:12:39</text:p>
          </table:table-cell>
          <table:table-cell table:number-columns-repeated="3"/>
          <table:table-cell office:value-type="float" office:value="171" calcext:value-type="float">
            <text:p>171</text:p>
          </table:table-cell>
          <table:table-cell table:number-columns-repeated="2" office:value-type="float" office:value="1" calcext:value-type="float">
            <text:p>1</text:p>
          </table:table-cell>
          <table:table-cell office:value-type="string" calcext:value-type="string">
            <text:p>7/18/2016 17:57:23</text:p>
          </table:table-cell>
          <table:table-cell office:value-type="string" calcext:value-type="string">
            <text:p>7/20/2016 15:12:39</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New customer - needs support pls</text:p>
            <text:p/>
            <text:p>---------- Forwarded message ----------</text:p>
            <text:p>From: *Sean Bethune* </text:p>
            <text:p>Date: Monday, 18 July 2016</text:p>
            <text:p>Subject: Your Request - Matillion ETL Training</text:p>
            <text:p>To: Kristian Everard , Ed Thompson &lt;</text:p>
            <text:p>Ed.thompson@matillion.com&gt;</text:p>
            <text:p/>
            <text:p/>
            <text:p>Thanks for the note back.</text:p>
            <text:p/>
            <text:p/>
            <text:p/>
            <text:p>I’ve been investigating using the Matillion script components to execute</text:p>
            <text:p>the decryption (PGP), but am running into a problem that the PGP libraries</text:p>
            <text:p>requires a file handle on a local filesystem. From my limited experience in</text:p>
            <text:p>Matillion ETL for Redshift, I’m not sure how to accomplish this using the</text:p>
            <text:p>S3 store components.</text:p>
            <text:p/>
            <text:p/>
            <text:p/>
            <text:p>It would be great to be able to accomplish our customer data file</text:p>
            <text:p>decryption in Matillion so any pointers or details on how other customers</text:p>
            <text:p>handle this common scenario would be a huge help.</text:p>
            <text:p/>
            <text:p/>
            <text:p/>
            <text:p>Thanks again,</text:p>
            <text:p/>
            <text:p>-S</text:p>
            <text:p/>
            <text:p/>
            <text:p/>
            <text:p/>
            <text:p/>
            <text:p>*From:* Kristian Everard [mailto:kristian.everard@matillion.com</text:p>
            <text:p>]</text:p>
            <text:p>*Sent:* Monday, July 18, 2016 8:39 AM</text:p>
            <text:p>*To:* Sean Bethune &gt;; Ed Thompson &lt;</text:p>
            <text:p>Ed.thompson@matillion.com</text:p>
            <text:p>&gt;</text:p>
            <text:p>*Subject:* Re: Your Request - Matillion ETL Training</text:p>
            <text:p/>
            <text:p/>
            <text:p/>
            <text:p>Hi Sean, not yet, have asked a colleague to look at it  but I think you may</text:p>
            <text:p>have the best answer.</text:p>
            <text:p/>
            <text:p/>
            <text:p/>
            <text:p>On Monday, 18 July 2016, Sean Bethune &gt; wrote:</text:p>
            <text:p/>
            <text:p>Hi Kristian,</text:p>
            <text:p/>
            <text:p/>
            <text:p/>
            <text:p>Any updates on this request? I’m hoping this is a simple scenario we can</text:p>
            <text:p>implement using Matillion ETL for Redshift.</text:p>
            <text:p/>
            <text:p/>
            <text:p/>
            <text:p>Thank you,</text:p>
            <text:p/>
            <text:p>-Sean Bethune</text:p>
            <text:p/>
            <text:p/>
            <text:p/>
            <text:p>*SEAN BETHUNE*</text:p>
            <text:p/>
            <text:p>Solution Engineer |  *o:*425.654.0224 |  *c:*206.953.0936 | *e:*</text:p>
            <text:p>sean.bethune@adurolife.com | *w:*ADUROLIFE.COM </text:p>
            <text:p/>
            <text:p/>
            <text:p/>
            <text:p/>
            <text:p/>
            <text:p/>
            <text:p/>
            <text:p>*From:* Sean Bethune</text:p>
            <text:p>*Sent:* Thursday, July 14, 2016 4:24 PM</text:p>
            <text:p>*To:* Kristian Everard </text:p>
            <text:p>*Cc:* Michael Nikitin </text:p>
            <text:p>*Subject:* RE: Your Request - Matillion ETL Training</text:p>
            <text:p/>
            <text:p/>
            <text:p/>
            <text:p>Hi Kristian,</text:p>
            <text:p/>
            <text:p/>
            <text:p/>
            <text:p>Thanks you again for the assistance on the questions.</text:p>
            <text:p/>
            <text:p/>
            <text:p/>
            <text:p>We do have one use case I wanted to ask if Matillion could support related</text:p>
            <text:p>to file processing. The simple scenario is that we receive encrypted data</text:p>
            <text:p>files from customers on a FTP server that we transfer to an EBS store. We</text:p>
            <text:p>then decrypt the file using gnuPG (OpenPGP) and then load the re</text:p>
          </table:table-cell>
          <table:table-cell table:number-columns-repeated="103"/>
        </table:table-row>
        <table:table-row table:style-name="ro13">
          <table:table-cell office:value-type="float" office:value="311" calcext:value-type="float">
            <text:p>311</text:p>
          </table:table-cell>
          <table:table-cell office:value-type="string" calcext:value-type="string">
            <text:p>https://support.matillion.com/agent/case/311</text:p>
          </table:table-cell>
          <table:table-cell office:value-type="string" calcext:value-type="string">
            <text:p>Admin login not working</text:p>
          </table:table-cell>
          <table:table-cell/>
          <table:table-cell office:value-type="string" calcext:value-type="string">
            <text:p>twistbioscience.com</text:p>
          </table:table-cell>
          <table:table-cell office:value-type="string" calcext:value-type="string">
            <text:p>Andrew</text:p>
          </table:table-cell>
          <table:table-cell office:value-type="string" calcext:value-type="string">
            <text:p>Stewart</text:p>
          </table:table-cell>
          <table:table-cell office:value-type="string" calcext:value-type="string">
            <text:p>astewart@twistbioscienc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18/2016 22:55:21</text:p>
          </table:table-cell>
          <table:table-cell office:value-type="string" calcext:value-type="string">
            <text:p>7/21/2016 21:27:02</text:p>
          </table:table-cell>
          <table:table-cell office:value-type="string" calcext:value-type="string">
            <text:p>7/19/2016 18:26:19</text:p>
          </table:table-cell>
          <table:table-cell office:value-type="string" calcext:value-type="string">
            <text:p>7/20/2016 19:07:11</text:p>
          </table:table-cell>
          <table:table-cell table:number-columns-repeated="3"/>
          <table:table-cell office:value-type="float" office:value="2135" calcext:value-type="float">
            <text:p>2135</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7/21/2016 16:08:07</text:p>
          </table:table-cell>
          <table:table-cell office:value-type="string" calcext:value-type="string">
            <text:p>7/21/2016 16:02:58</text:p>
          </table:table-cell>
          <table:table-cell office:value-type="string" calcext:value-type="string">
            <text:p>in</text:p>
          </table:table-cell>
          <table:table-cell/>
          <table:table-cell office:value-type="string" calcext:value-type="string">
            <text:p>Chrome 51.0.2704.106</text:p>
          </table:table-cell>
          <table:table-cell office:value-type="string" calcext:value-type="string">
            <text:p>Mac OS 10.11</text:p>
          </table:table-cell>
          <table:table-cell office:value-type="string" calcext:value-type="string">
            <text:p>66.201.43.163</text:p>
          </table:table-cell>
          <table:table-cell office:value-type="string" calcext:value-type="string">
            <text:p>english</text:p>
          </table:table-cell>
          <table:table-cell office:value-type="string" calcext:value-type="string">
            <text:p>Hi,</text:p>
            <text:p/>
            <text:p>I've tried to login to the admin console on my matillion instance with the default 'ec2-user' / instance_id login to no avail.  What can be done to find or change the login?</text:p>
            <text:p/>
            <text:p>I'm wondering if the cause here might be that our matillion instance was upgraded to a larger ec2 instance via snapshot, so the admin password might be the instance id of the first ec2 instance.  Sound plausible?</text:p>
            <text:p/>
            <text:p>Thanks,</text:p>
            <text:p>Andrew</text:p>
          </table:table-cell>
          <table:table-cell table:number-columns-repeated="103"/>
        </table:table-row>
        <table:table-row table:style-name="ro3">
          <table:table-cell office:value-type="float" office:value="312" calcext:value-type="float">
            <text:p>312</text:p>
          </table:table-cell>
          <table:table-cell office:value-type="string" calcext:value-type="string">
            <text:p>https://support.matillion.com/agent/case/312</text:p>
          </table:table-cell>
          <table:table-cell office:value-type="string" calcext:value-type="string">
            <text:p>Flushing the schedule queue</text:p>
          </table:table-cell>
          <table:table-cell/>
          <table:table-cell office:value-type="string" calcext:value-type="string">
            <text:p>twistbioscience.com</text:p>
          </table:table-cell>
          <table:table-cell office:value-type="string" calcext:value-type="string">
            <text:p>Andrew</text:p>
          </table:table-cell>
          <table:table-cell office:value-type="string" calcext:value-type="string">
            <text:p>Stewart</text:p>
          </table:table-cell>
          <table:table-cell office:value-type="string" calcext:value-type="string">
            <text:p>astewart@twistbioscience.com</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18/2016 22:57:05</text:p>
          </table:table-cell>
          <table:table-cell office:value-type="string" calcext:value-type="string">
            <text:p>7/20/2016 15:42:40</text:p>
          </table:table-cell>
          <table:table-cell office:value-type="string" calcext:value-type="string">
            <text:p>7/19/2016 22:33:44</text:p>
          </table:table-cell>
          <table:table-cell office:value-type="string" calcext:value-type="string">
            <text:p>7/19/2016 22:37:14</text:p>
          </table:table-cell>
          <table:table-cell table:number-columns-repeated="3"/>
          <table:table-cell office:value-type="float" office:value="250" calcext:value-type="float">
            <text:p>250</text:p>
          </table:table-cell>
          <table:table-cell table:number-columns-repeated="2" office:value-type="float" office:value="1" calcext:value-type="float">
            <text:p>1</text:p>
          </table:table-cell>
          <table:table-cell office:value-type="string" calcext:value-type="string">
            <text:p>7/18/2016 22:57:05</text:p>
          </table:table-cell>
          <table:table-cell office:value-type="string" calcext:value-type="string">
            <text:p>7/19/2016 22:37:14</text:p>
          </table:table-cell>
          <table:table-cell office:value-type="string" calcext:value-type="string">
            <text:p>out</text:p>
          </table:table-cell>
          <table:table-cell/>
          <table:table-cell office:value-type="string" calcext:value-type="string">
            <text:p>Chrome 51.0.2704.106</text:p>
          </table:table-cell>
          <table:table-cell office:value-type="string" calcext:value-type="string">
            <text:p>Mac OS 10.11</text:p>
          </table:table-cell>
          <table:table-cell office:value-type="string" calcext:value-type="string">
            <text:p>66.201.43.163</text:p>
          </table:table-cell>
          <table:table-cell office:value-type="string" calcext:value-type="string">
            <text:p>english</text:p>
          </table:table-cell>
          <table:table-cell office:value-type="string" calcext:value-type="string">
            <text:p>Sometimes a hanging query or other process in a schedule triggered workflow can cause the entire queue to overload with waiting tasks.  Canceling all waiting tasks does not seem to break the log jam.  Is there a better way, short of a reboot?</text:p>
            <text:p/>
            <text:p>Thanks.</text:p>
          </table:table-cell>
          <table:table-cell table:number-columns-repeated="103"/>
        </table:table-row>
        <table:table-row table:style-name="ro9">
          <table:table-cell office:value-type="float" office:value="313" calcext:value-type="float">
            <text:p>313</text:p>
          </table:table-cell>
          <table:table-cell office:value-type="string" calcext:value-type="string">
            <text:p>https://support.matillion.com/agent/case/313</text:p>
          </table:table-cell>
          <table:table-cell office:value-type="string" calcext:value-type="string">
            <text:p>Re: Matillion URL</text:p>
          </table:table-cell>
          <table:table-cell/>
          <table:table-cell office:value-type="string" calcext:value-type="string">
            <text:p>safalpartners.com</text:p>
          </table:table-cell>
          <table:table-cell office:value-type="string" calcext:value-type="string">
            <text:p>Umesh</text:p>
          </table:table-cell>
          <table:table-cell office:value-type="string" calcext:value-type="string">
            <text:p>Misra</text:p>
          </table:table-cell>
          <table:table-cell office:value-type="string" calcext:value-type="string">
            <text:p>umesh.misra@safalpartner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19/2016 15:08:35</text:p>
          </table:table-cell>
          <table:table-cell office:value-type="string" calcext:value-type="string">
            <text:p>7/25/2016 15:22:08</text:p>
          </table:table-cell>
          <table:table-cell office:value-type="string" calcext:value-type="string">
            <text:p>7/19/2016 18:26:28</text:p>
          </table:table-cell>
          <table:table-cell office:value-type="string" calcext:value-type="string">
            <text:p>7/19/2016 22:42:22</text:p>
          </table:table-cell>
          <table:table-cell table:number-columns-repeated="3"/>
          <table:table-cell office:value-type="float" office:value="2656" calcext:value-type="float">
            <text:p>2656</text:p>
          </table:table-cell>
          <table:table-cell table:number-columns-repeated="2" office:value-type="float" office:value="8" calcext:value-type="float">
            <text:p>8</text:p>
          </table:table-cell>
          <table:table-cell office:value-type="string" calcext:value-type="string">
            <text:p>7/25/2016 13:56:38</text:p>
          </table:table-cell>
          <table:table-cell office:value-type="string" calcext:value-type="string">
            <text:p>7/25/2016 14:03:04</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Unknown </text:p>
          </table:table-cell>
          <table:table-cell office:value-type="string" calcext:value-type="string">
            <text:p>73.76.38.26</text:p>
          </table:table-cell>
          <table:table-cell office:value-type="string" calcext:value-type="string">
            <text:p>english</text:p>
          </table:table-cell>
          <table:table-cell office:value-type="string" calcext:value-type="string">
            <text:p>Hi,</text:p>
            <text:p/>
            <text:p>I am using Matillion for Redshift and have created an instance. But I am not able to open the webpage where I can access Matillion. I have tried using Public DNS and Public IP but still its not going through. Browser is getting timed out error. Kindly help me regarding the same.</text:p>
            <text:p/>
            <text:p>Regards,</text:p>
            <text:p>Umesh Misra</text:p>
          </table:table-cell>
          <table:table-cell table:number-columns-repeated="103"/>
        </table:table-row>
        <table:table-row table:style-name="ro16">
          <table:table-cell office:value-type="float" office:value="314" calcext:value-type="float">
            <text:p>314</text:p>
          </table:table-cell>
          <table:table-cell office:value-type="string" calcext:value-type="string">
            <text:p>https://support.matillion.com/agent/case/314</text:p>
          </table:table-cell>
          <table:table-cell office:value-type="string" calcext:value-type="string">
            <text:p>Lookup/Dimension table solution</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0/2016 13:43:36</text:p>
          </table:table-cell>
          <table:table-cell office:value-type="string" calcext:value-type="string">
            <text:p>7/21/2016 15:43:34</text:p>
          </table:table-cell>
          <table:table-cell office:value-type="string" calcext:value-type="string">
            <text:p>7/20/2016 13:50:51</text:p>
          </table:table-cell>
          <table:table-cell office:value-type="string" calcext:value-type="string">
            <text:p>7/20/2016 19:45:32</text:p>
          </table:table-cell>
          <table:table-cell table:number-columns-repeated="3"/>
          <table:table-cell office:value-type="float" office:value="2336" calcext:value-type="float">
            <text:p>233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7/20/2016 21:05:42</text:p>
          </table:table-cell>
          <table:table-cell office:value-type="string" calcext:value-type="string">
            <text:p>7/20/2016 19:45:32</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Am looking for a simple, seamless, solution for lookup tables:-</text:p>
            <text:p> - we've got the Google-Spreadsheet component working that can pull in data to a redshift-table but..</text:p>
            <text:p/>
            <text:p>What I am now looking for is a means of pushing data back out to google-spreadsheet; here is scenario:-</text:p>
            <text:p> - new SKU's are added daily in SAGE (source-system to DWH) but they are not categorized (adequately) in it's product-table</text:p>
            <text:p> - I have a another (derived) product-table with better categories (for Tableau, etc.) where new SKU's are inserted by Matillion but simply categorized as "new" or "unknown" in various extra "groupings" columns.</text:p>
            <text:p> - I want an easy way for Business-folk to correctly categorize them (with minimal effort)</text:p>
            <text:p> - If I can get the derived product-table pushed out to google-spreadsheet (after new SKU's are added) (using Matillion), have users do the categorizing, then suck back into Redshift (using Matillion), it would solve a big issue (and be vary useful to many other companies doing "medium-data" DWH like we are.</text:p>
            <text:p> - I've got our intern trying to get the python library [gspread] to work (to write data out to spreadsheet) but not much progress.</text:p>
            <text:p/>
            <text:p>Thoughts?</text:p>
            <text:p>R</text:p>
          </table:table-cell>
          <table:table-cell table:number-columns-repeated="103"/>
        </table:table-row>
        <table:table-row table:style-name="ro53">
          <table:table-cell office:value-type="float" office:value="315" calcext:value-type="float">
            <text:p>315</text:p>
          </table:table-cell>
          <table:table-cell office:value-type="string" calcext:value-type="string">
            <text:p>https://support.matillion.com/agent/case/315</text:p>
          </table:table-cell>
          <table:table-cell office:value-type="string" calcext:value-type="string">
            <text:p>Fwd: Your Request - Matillion ETL Training</text:p>
          </table:table-cell>
          <table:table-cell/>
          <table:table-cell office:value-type="string" calcext:value-type="string">
            <text:p>indiegogo.com</text:p>
          </table:table-cell>
          <table:table-cell office:value-type="string" calcext:value-type="string">
            <text:p>Sadish</text:p>
          </table:table-cell>
          <table:table-cell office:value-type="string" calcext:value-type="string">
            <text:p>Ravi</text:p>
          </table:table-cell>
          <table:table-cell office:value-type="string" calcext:value-type="string">
            <text:p>sadish.ravi@indiegogo.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0/2016 17:27:19</text:p>
          </table:table-cell>
          <table:table-cell office:value-type="string" calcext:value-type="string">
            <text:p>7/20/2016 22:15:16</text:p>
          </table:table-cell>
          <table:table-cell office:value-type="string" calcext:value-type="string">
            <text:p>7/20/2016 19:06:28</text:p>
          </table:table-cell>
          <table:table-cell office:value-type="string" calcext:value-type="string">
            <text:p>7/20/2016 19:23:58</text:p>
          </table:table-cell>
          <table:table-cell table:number-columns-repeated="3"/>
          <table:table-cell office:value-type="float" office:value="946" calcext:value-type="float">
            <text:p>94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7/20/2016 21:48:22</text:p>
          </table:table-cell>
          <table:table-cell office:value-type="string" calcext:value-type="string">
            <text:p>7/20/2016 19:23:58</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Evening</text:p>
            <text:p/>
            <text:p>These guys are looking at setting up a trail early next week, could someone</text:p>
            <text:p>please provide some information back so I can advise the customer?</text:p>
            <text:p/>
            <text:p>Cheers,</text:p>
            <text:p/>
            <text:p/>
            <text:p>---------- Forwarded message ----------</text:p>
            <text:p>From: Sadish Ravi </text:p>
            <text:p>Date: 20 July 2016 at 17:54</text:p>
            <text:p>Subject: Re: Your Request - Matillion ETL Training</text:p>
            <text:p>To: Joe Steadman </text:p>
            <text:p>Cc: Kristian Everard , Whitney Armstrong &lt;</text:p>
            <text:p>whitney.armstrong@indiegogo.com&gt;, Jared Rhine , Avi</text:p>
            <text:p>Moondra </text:p>
            <text:p/>
            <text:p/>
            <text:p>Hi Joe,</text:p>
            <text:p/>
            <text:p>Thanks for checking. We are planning to try out Matillion next Monday. I</text:p>
            <text:p>have few questions for you</text:p>
            <text:p/>
            <text:p>1. If we are planning to use it hourly and not find a need to keep it up</text:p>
            <text:p>24*7, what is the best way to have it running 9 to 5 for on-demand</text:p>
            <text:p>exploration and scheduled nightly production pipelines.</text:p>
            <text:p/>
            <text:p>2. If all the ETL steps runs completely on Redshift cluster, what is the</text:p>
            <text:p>bottleneck around picking the ec2 instance cpu/disk apart from running the</text:p>
            <text:p>software itself ?</text:p>
            <text:p/>
            <text:p>3. What is the persistence layer used by the software? Can you throw some</text:p>
            <text:p>light on how the pipelines  and schedules are restored after restarts?</text:p>
            <text:p/>
            <text:p>Thanks</text:p>
            <text:p/>
            <text:p/>
            <text:p>On Wed, Jul 20, 2016 at 7:46 AM, Joe Steadman </text:p>
            <text:p>wrote:</text:p>
            <text:p/>
            <text:p>&gt; Hi Sadish</text:p>
            <text:p>&gt;</text:p>
            <text:p>&gt; Just checking in to see how things are progressing in terms of the trial?</text:p>
            <text:p>&gt;</text:p>
            <text:p>&gt; Kristian's out the office for the next few days so I thought I would drop</text:p>
            <text:p>&gt; you a quick note in case you require any further support from our side or</text:p>
            <text:p>&gt; would like to get a demo/training session set-up with our CTO?</text:p>
            <text:p>&gt;</text:p>
            <text:p>&gt; If there's anything I can help with please let me know.</text:p>
            <text:p>&gt;</text:p>
            <text:p>&gt; Thanks Sadish, all the best!</text:p>
            <text:p>&gt; Joe</text:p>
            <text:p>&gt;</text:p>
            <text:p>&gt;</text:p>
            <text:p>&gt; On 15 July 2016 at 17:57, Sadish Ravi  wrote:</text:p>
            <text:p>&gt;</text:p>
            <text:p>&gt;&gt; Thanks for forwarding all the resources to get started.</text:p>
            <text:p>&gt;&gt;</text:p>
            <text:p>&gt;&gt; I will go through them next week and figure out if we can go ahead with</text:p>
            <text:p>&gt;&gt; a trial based on the information available and availability of resources</text:p>
            <text:p>&gt;&gt; from our side.</text:p>
            <text:p>&gt;&gt;</text:p>
            <text:p>&gt;&gt; I will get back to you if we still need a demo.</text:p>
            <text:p>&gt;&gt;</text:p>
            <text:p>&gt;&gt; Thanks</text:p>
            <text:p>&gt;&gt;</text:p>
            <text:p>&gt;&gt; Sadish</text:p>
            <text:p>&gt;&gt;</text:p>
            <text:p>&gt;&gt; On Friday, July 15, 2016, Kristian Everard &lt;</text:p>
            <text:p/>
          </table:table-cell>
          <table:table-cell table:number-columns-repeated="103"/>
        </table:table-row>
        <table:table-row table:style-name="ro54">
          <table:table-cell office:value-type="float" office:value="316" calcext:value-type="float">
            <text:p>316</text:p>
          </table:table-cell>
          <table:table-cell office:value-type="string" calcext:value-type="string">
            <text:p>https://support.matillion.com/agent/case/316</text:p>
          </table:table-cell>
          <table:table-cell office:value-type="string" calcext:value-type="string">
            <text:p>Fwd: Trial Usage</text:p>
          </table:table-cell>
          <table:table-cell/>
          <table:table-cell office:value-type="string" calcext:value-type="string">
            <text:p>unisys.com</text:p>
          </table:table-cell>
          <table:table-cell office:value-type="string" calcext:value-type="string">
            <text:p>Tyson*</text:p>
          </table:table-cell>
          <table:table-cell office:value-type="string" calcext:value-type="string">
            <text:p>*Charbonnier</text:p>
          </table:table-cell>
          <table:table-cell office:value-type="string" calcext:value-type="string">
            <text:p>tyson.charbonnier@unisy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0/2016 20:13:31</text:p>
          </table:table-cell>
          <table:table-cell office:value-type="string" calcext:value-type="string">
            <text:p>7/21/2016 15:20:09</text:p>
          </table:table-cell>
          <table:table-cell office:value-type="string" calcext:value-type="string">
            <text:p>7/20/2016 20:14:06</text:p>
          </table:table-cell>
          <table:table-cell office:value-type="string" calcext:value-type="string">
            <text:p>7/21/2016 15:20:09</text:p>
          </table:table-cell>
          <table:table-cell table:number-columns-repeated="3"/>
          <table:table-cell office:value-type="float" office:value="568" calcext:value-type="float">
            <text:p>568</text:p>
          </table:table-cell>
          <table:table-cell table:number-columns-repeated="2" office:value-type="float" office:value="1" calcext:value-type="float">
            <text:p>1</text:p>
          </table:table-cell>
          <table:table-cell office:value-type="string" calcext:value-type="string">
            <text:p>7/20/2016 20:13:31</text:p>
          </table:table-cell>
          <table:table-cell office:value-type="string" calcext:value-type="string">
            <text:p>7/21/2016 15:20:09</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whilst I think I know the answer :) can you reply to Tyson please.</text:p>
            <text:p/>
            <text:p/>
            <text:p>---------- Forwarded message ----------</text:p>
            <text:p>From: *Charbonnier, Tyson* </text:p>
            <text:p>Date: Wednesday, 20 July 2016</text:p>
            <text:p>Subject: Trial Usage</text:p>
            <text:p>To: Kristian Everard </text:p>
            <text:p/>
            <text:p/>
            <text:p>Hi, still waiting on a good time to test. I have a question though:</text:p>
            <text:p/>
            <text:p/>
            <text:p/>
            <text:p>I see we can load data into Redshift with this application. Does it require</text:p>
            <text:p>the tables to be created, or will Matillion create the table say from</text:p>
            <text:p>headers in a csv file?</text:p>
            <text:p/>
            <text:p/>
            <text:p/>
            <text:p>Thanks,</text:p>
            <text:p/>
            <text:p>Tyson</text:p>
            <text:p/>
            <text:p/>
            <text:p/>
            <text:p>*From:* Kristian Everard [mailto:kristian.everard@matillion.com</text:p>
            <text:p>]</text:p>
            <text:p>*Sent:* Tuesday, July 12, 2016 04:27</text:p>
            <text:p>*To:* Charbonnier, Tyson &gt;</text:p>
            <text:p>*Subject:* Re: Trial Usage</text:p>
            <text:p/>
            <text:p/>
            <text:p/>
            <text:p>Hi Tyson, just checking in.....</text:p>
            <text:p/>
            <text:p/>
            <text:p/>
            <text:p>Where are you with this? Did you need one of these voucher credits yet?</text:p>
            <text:p/>
            <text:p/>
            <text:p/>
            <text:p>Kristian</text:p>
            <text:p/>
            <text:p/>
            <text:p/>
            <text:p/>
            <text:p>Kind regards,</text:p>
            <text:p/>
            <text:p>*Kristian Everard*</text:p>
            <text:p/>
            <text:p>kristian.everard@matillion.com</text:p>
            <text:p/>
            <text:p/>
            <text:p>+44 (0)7919 041192</text:p>
            <text:p/>
            <text:p/>
            <text:p/>
            <text:p>Matillion Ltd</text:p>
            <text:p>Springwood, Booths Park, Chelford Road, Knutsford, Cheshire, WA16 8GS</text:p>
            <text:p>w: www.matillion.com</text:p>
            <text:p/>
            <text:p/>
            <text:p/>
            <text:p>-&gt; Matillion ETL for Redshift on AWS Marketplace - Free 14-day trial</text:p>
            <text:p/>
            <text:p/>
            <text:p>-&gt; Matillion - AWS Big Data Competency Partner</text:p>
            <text:p/>
            <text:p/>
            <text:p>-&gt; Matillion ETL for Redshift on matillion.com</text:p>
            <text:p/>
            <text:p/>
            <text:p/>
            <text:p/>
            <text:p>On 6 July 2016 at 07:22, Kristian Everard &gt; wrote:</text:p>
            <text:p/>
            <text:p>Hi Tyson</text:p>
            <text:p/>
            <text:p/>
            <text:p/>
            <text:p>We have 2 restrictions upon us for the AWS credits; we cannot</text:p>
            <text:p>(obviously) give them away to be applied to our own software, and they must</text:p>
            <text:p>be used for end client POCs.  (So you can use to pick up ec2 and redshift</text:p>
            <text:p>costs, plus whatever else you fancy).</text:p>
            <text:p/>
            <text:p/>
            <text:p/>
            <text:p>The only other slight problem I have is they are $500 denomination!</text:p>
            <text:p/>
            <text:p/>
            <text:p/>
            <text:p>I am happy to provide one but can you confirm a client you have in mind for</text:p>
            <text:p>Matillion, should AWS audit us post POC?</text:p>
            <text:p/>
            <text:p/>
            <text:p/>
            <text:p>Cheers</text:p>
            <text:p/>
            <text:p/>
            <text:p/>
            <text:p/>
            <text:p/>
            <text:p>On Tuesday, 5 July 2016, Charbonnier, Tyson &gt; wrote:</text:p>
            <text:p/>
            <text:p>Hello Kristian,</text:p>
            <text:p/>
            <text:p/>
            <text:p/>
            <text:p>In addition to wanting to run the demo, would it be possible to apply the</text:p>
            <text:p>aws credit(s) to  the Matillion application?</text:p>
            <text:p/>
            <text:p/>
            <text:p/>
            <text:p>*From:* Kristian Everard [mailto:kristian.ev</text:p>
          </table:table-cell>
          <table:table-cell table:number-columns-repeated="103"/>
        </table:table-row>
        <table:table-row table:style-name="ro15">
          <table:table-cell office:value-type="float" office:value="317" calcext:value-type="float">
            <text:p>317</text:p>
          </table:table-cell>
          <table:table-cell office:value-type="string" calcext:value-type="string">
            <text:p>https://support.matillion.com/agent/case/317</text:p>
          </table:table-cell>
          <table:table-cell office:value-type="string" calcext:value-type="string">
            <text:p>Text env-variables sometimes need "'"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0/2016 21:15:55</text:p>
          </table:table-cell>
          <table:table-cell office:value-type="string" calcext:value-type="string">
            <text:p>7/21/2016 15:27:34</text:p>
          </table:table-cell>
          <table:table-cell office:value-type="string" calcext:value-type="string">
            <text:p>7/20/2016 21:43:38</text:p>
          </table:table-cell>
          <table:table-cell office:value-type="string" calcext:value-type="string">
            <text:p>7/21/2016 15:27:34</text:p>
          </table:table-cell>
          <table:table-cell table:number-columns-repeated="3"/>
          <table:table-cell office:value-type="float" office:value="1514" calcext:value-type="float">
            <text:p>1514</text:p>
          </table:table-cell>
          <table:table-cell table:number-columns-repeated="2" office:value-type="float" office:value="1" calcext:value-type="float">
            <text:p>1</text:p>
          </table:table-cell>
          <table:table-cell office:value-type="string" calcext:value-type="string">
            <text:p>7/20/2016 21:15:55</text:p>
          </table:table-cell>
          <table:table-cell office:value-type="string" calcext:value-type="string">
            <text:p>7/21/2016 15:27:34</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Mac OS 10.10</text:p>
          </table:table-cell>
          <table:table-cell office:value-type="string" calcext:value-type="string">
            <text:p>71.187.27.67</text:p>
          </table:table-cell>
          <table:table-cell office:value-type="string" calcext:value-type="string">
            <text:p>english</text:p>
          </table:table-cell>
          <table:table-cell office:value-type="string" calcext:value-type="string">
            <text:p>when trying to use a text variable, set in an iterator and then used in a UDF, I needed to shoe-horn in some extra speech-marks</text:p>
            <text:p> - see attached</text:p>
            <text:p> - was this intended?  </text:p>
            <text:p/>
            <text:p>Took me a while to figure out what the issue was, but now works</text:p>
            <text:p/>
            <text:p>Thoughts?</text:p>
          </table:table-cell>
          <table:table-cell table:number-columns-repeated="103"/>
        </table:table-row>
        <table:table-row table:style-name="ro55">
          <table:table-cell office:value-type="float" office:value="318" calcext:value-type="float">
            <text:p>318</text:p>
          </table:table-cell>
          <table:table-cell office:value-type="string" calcext:value-type="string">
            <text:p>https://support.matillion.com/agent/case/318</text:p>
          </table:table-cell>
          <table:table-cell office:value-type="string" calcext:value-type="string">
            <text:p>Fwd: Updating Last Modified Date Variable</text:p>
          </table:table-cell>
          <table:table-cell/>
          <table:table-cell office:value-type="string" calcext:value-type="string">
            <text:p>wigroup.co.za</text:p>
          </table:table-cell>
          <table:table-cell office:value-type="string" calcext:value-type="string">
            <text:p>Renoir</text:p>
          </table:table-cell>
          <table:table-cell office:value-type="string" calcext:value-type="string">
            <text:p>Sewjee</text:p>
          </table:table-cell>
          <table:table-cell office:value-type="string" calcext:value-type="string">
            <text:p>RenoirS@wigroup.co.za</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2/2016 09:31:05</text:p>
          </table:table-cell>
          <table:table-cell office:value-type="string" calcext:value-type="string">
            <text:p>7/22/2016 15:04:21</text:p>
          </table:table-cell>
          <table:table-cell office:value-type="string" calcext:value-type="string">
            <text:p>7/22/2016 09:35:43</text:p>
          </table:table-cell>
          <table:table-cell office:value-type="string" calcext:value-type="string">
            <text:p>7/22/2016 09:52:04</text:p>
          </table:table-cell>
          <table:table-cell table:number-columns-repeated="3"/>
          <table:table-cell office:value-type="float" office:value="3721" calcext:value-type="float">
            <text:p>3721</text:p>
          </table:table-cell>
          <table:table-cell table:number-columns-repeated="2" office:value-type="float" office:value="2" calcext:value-type="float">
            <text:p>2</text:p>
          </table:table-cell>
          <table:table-cell office:value-type="string" calcext:value-type="string">
            <text:p>7/22/2016 12:07:07</text:p>
          </table:table-cell>
          <table:table-cell office:value-type="string" calcext:value-type="string">
            <text:p>7/22/2016 09:54:16</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text:p>
            <text:p/>
            <text:p>On 22 July 2016 at 08:57, Renoir Sewjee  wrote:</text:p>
            <text:p/>
            <text:p>&gt; Hi Ed,</text:p>
            <text:p>&gt;</text:p>
            <text:p>&gt;</text:p>
            <text:p>&gt; I work at wiGroup and I would like your help in setting up a job (Andre</text:p>
            <text:p>&gt; and Eugene have been in contact with you previously).  We would like to run</text:p>
            <text:p>&gt; queries against our primary database (MySQL RDS) and load new and updated</text:p>
            <text:p>&gt; records into Redshift.</text:p>
            <text:p>&gt;</text:p>
            <text:p>&gt;</text:p>
            <text:p>&gt; I have created 2 variables under the project: table_name and</text:p>
            <text:p>&gt; max_last_modified_date.  I then have an orchestration job containing a</text:p>
            <text:p>&gt; fixed iterator coupled to a RDS Query.</text:p>
            <text:p>&gt;</text:p>
            <text:p>&gt;</text:p>
            <text:p>&gt; I have defined values for ${table_name} in the iterator but I do not know</text:p>
            <text:p>&gt; how to update the ${max_last_modified_date} variable based on the rows</text:p>
            <text:p>&gt; loaded by the RDS query:</text:p>
            <text:p>&gt;</text:p>
            <text:p>&gt;</text:p>
            <text:p>&gt; SELECT * FROM ${table_name} WHERE last_modified_date &gt;=</text:p>
            <text:p>&gt; ${max_last_modified_date}</text:p>
            <text:p>&gt;</text:p>
            <text:p>&gt;</text:p>
            <text:p>&gt;</text:p>
            <text:p>&gt; Please help.</text:p>
            <text:p>&gt;</text:p>
            <text:p>&gt;</text:p>
            <text:p>&gt; Regards,</text:p>
            <text:p>&gt;</text:p>
            <text:p>&gt; Renoir</text:p>
            <text:p>&gt;</text:p>
            <text:p>&gt;</text:p>
            <text:p>&gt;</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15">
          <table:table-cell office:value-type="float" office:value="319" calcext:value-type="float">
            <text:p>319</text:p>
          </table:table-cell>
          <table:table-cell office:value-type="string" calcext:value-type="string">
            <text:p>https://support.matillion.com/agent/case/319</text:p>
          </table:table-cell>
          <table:table-cell office:value-type="string" calcext:value-type="string">
            <text:p>Data movement from one cluster to other</text:p>
          </table:table-cell>
          <table:table-cell/>
          <table:table-cell office:value-type="string" calcext:value-type="string">
            <text:p>axtria.com</text:p>
          </table:table-cell>
          <table:table-cell office:value-type="string" calcext:value-type="string">
            <text:p>Sunil</text:p>
          </table:table-cell>
          <table:table-cell office:value-type="string" calcext:value-type="string">
            <text:p>Gupta</text:p>
          </table:table-cell>
          <table:table-cell office:value-type="string" calcext:value-type="string">
            <text:p>sunil.gupta@axtri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3/2016 15:13:37</text:p>
          </table:table-cell>
          <table:table-cell table:style-name="ce1" office:value-type="string" calcext:value-type="string">
            <text:p>8/2/2016 20:10:51</text:p>
          </table:table-cell>
          <table:table-cell office:value-type="string" calcext:value-type="string">
            <text:p>7/23/2016 16:53:18</text:p>
          </table:table-cell>
          <table:table-cell office:value-type="string" calcext:value-type="string">
            <text:p>7/25/2016 13:20:35</text:p>
          </table:table-cell>
          <table:table-cell table:number-columns-repeated="3"/>
          <table:table-cell office:value-type="float" office:value="4544" calcext:value-type="float">
            <text:p>454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7/28/2016 15:42:08</text:p>
          </table:table-cell>
          <table:table-cell table:style-name="ce1" office:value-type="string" calcext:value-type="string">
            <text:p>8/2/2016 20:10:51</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Windows 7 </text:p>
          </table:table-cell>
          <table:table-cell office:value-type="string" calcext:value-type="string">
            <text:p>122.162.28.179</text:p>
          </table:table-cell>
          <table:table-cell office:value-type="string" calcext:value-type="string">
            <text:p>english</text:p>
          </table:table-cell>
          <table:table-cell office:value-type="string" calcext:value-type="string">
            <text:p>Hi Team,</text:p>
            <text:p/>
            <text:p>Right now we have a requirement to shift data for 30 tables from one cluster in a region to other cluster  in different region. </text:p>
            <text:p/>
            <text:p>Current cluster has 300 tables and 30 tables are required to push in other cluster.</text:p>
            <text:p/>
            <text:p>May i know what could be possible way, which should not be manual and can be achieved by Matillion, so that we can schedule it.</text:p>
          </table:table-cell>
          <table:table-cell table:number-columns-repeated="103"/>
        </table:table-row>
        <table:table-row table:style-name="ro51">
          <table:table-cell office:value-type="float" office:value="320" calcext:value-type="float">
            <text:p>320</text:p>
          </table:table-cell>
          <table:table-cell office:value-type="string" calcext:value-type="string">
            <text:p>https://support.matillion.com/agent/case/320</text:p>
          </table:table-cell>
          <table:table-cell office:value-type="string" calcext:value-type="string">
            <text:p>Loading Aggregate of Redshift Column Into A Variable</text:p>
          </table:table-cell>
          <table:table-cell/>
          <table:table-cell office:value-type="string" calcext:value-type="string">
            <text:p>wigroup.co.za</text:p>
          </table:table-cell>
          <table:table-cell office:value-type="string" calcext:value-type="string">
            <text:p>Renoir</text:p>
          </table:table-cell>
          <table:table-cell office:value-type="string" calcext:value-type="string">
            <text:p>Sewjee</text:p>
          </table:table-cell>
          <table:table-cell office:value-type="string" calcext:value-type="string">
            <text:p>RenoirS@wigroup.co.za</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5/2016 10:35:44</text:p>
          </table:table-cell>
          <table:table-cell office:value-type="string" calcext:value-type="string">
            <text:p>7/26/2016 13:54:11</text:p>
          </table:table-cell>
          <table:table-cell office:value-type="string" calcext:value-type="string">
            <text:p>7/25/2016 13:29:17</text:p>
          </table:table-cell>
          <table:table-cell office:value-type="string" calcext:value-type="string">
            <text:p>7/25/2016 13:35:37</text:p>
          </table:table-cell>
          <table:table-cell table:number-columns-repeated="3"/>
          <table:table-cell office:value-type="float" office:value="387" calcext:value-type="float">
            <text:p>387</text:p>
          </table:table-cell>
          <table:table-cell table:number-columns-repeated="2" office:value-type="float" office:value="1" calcext:value-type="float">
            <text:p>1</text:p>
          </table:table-cell>
          <table:table-cell office:value-type="string" calcext:value-type="string">
            <text:p>7/25/2016 10:35:44</text:p>
          </table:table-cell>
          <table:table-cell office:value-type="string" calcext:value-type="string">
            <text:p>7/25/2016 13:35:37</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
            <text:p>I have a Redshift table that has a single column.  I'd like to read that column, calculate the max value of the column and store the max value into a global variable.  I can do most of this with a transformation job:</text:p>
            <text:p/>
            <text:p/>
            <text:p>Table Input --&gt; Aggregate (Max) --&gt; ???</text:p>
            <text:p/>
            <text:p/>
            <text:p>I cannot export a variable from the Aggregate component</text:p>
            <text:p/>
            <text:p/>
            <text:p>Regards,</text:p>
            <text:p/>
            <text:p>Renoir</text:p>
          </table:table-cell>
          <table:table-cell table:number-columns-repeated="103"/>
        </table:table-row>
        <table:table-row table:style-name="ro56">
          <table:table-cell office:value-type="float" office:value="321" calcext:value-type="float">
            <text:p>321</text:p>
          </table:table-cell>
          <table:table-cell office:value-type="string" calcext:value-type="string">
            <text:p>https://support.matillion.com/agent/case/321</text:p>
          </table:table-cell>
          <table:table-cell office:value-type="string" calcext:value-type="string">
            <text:p>When to Use Orchestration &amp; Transformation Jobs</text:p>
          </table:table-cell>
          <table:table-cell/>
          <table:table-cell office:value-type="string" calcext:value-type="string">
            <text:p>wigroup.co.za</text:p>
          </table:table-cell>
          <table:table-cell office:value-type="string" calcext:value-type="string">
            <text:p>Renoir</text:p>
          </table:table-cell>
          <table:table-cell office:value-type="string" calcext:value-type="string">
            <text:p>Sewjee</text:p>
          </table:table-cell>
          <table:table-cell office:value-type="string" calcext:value-type="string">
            <text:p>RenoirS@wigroup.co.za</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5/2016 11:24:24</text:p>
          </table:table-cell>
          <table:table-cell table:style-name="ce1" office:value-type="string" calcext:value-type="string">
            <text:p>8/2/2016 07:42:45</text:p>
          </table:table-cell>
          <table:table-cell office:value-type="string" calcext:value-type="string">
            <text:p>7/25/2016 13:35:01</text:p>
          </table:table-cell>
          <table:table-cell office:value-type="string" calcext:value-type="string">
            <text:p>7/25/2016 13:40:55</text:p>
          </table:table-cell>
          <table:table-cell table:number-columns-repeated="3"/>
          <table:table-cell office:value-type="float" office:value="323" calcext:value-type="float">
            <text:p>323</text:p>
          </table:table-cell>
          <table:table-cell table:number-columns-repeated="2" office:value-type="float" office:value="1" calcext:value-type="float">
            <text:p>1</text:p>
          </table:table-cell>
          <table:table-cell office:value-type="string" calcext:value-type="string">
            <text:p>7/25/2016 11:24:24</text:p>
          </table:table-cell>
          <table:table-cell office:value-type="string" calcext:value-type="string">
            <text:p>7/25/2016 13:40:55</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
            <text:p>I would like to query RDS tables for changes since a specific date and Upsert these changes into the corresponding Redshift tables.</text:p>
            <text:p/>
            <text:p/>
            <text:p>I am structuring this in Matillion as follows:</text:p>
            <text:p/>
            <text:p/>
            <text:p>* Orchestration Job:</text:p>
            <text:p/>
            <text:p/>
            <text:p>Start --&gt; Read Last Update Time (transformation job) --&gt; Fixed Iterator  (tablename variable) + RDS Query (saving to update_tablename) --&gt; Upsert Rows (transformation job)</text:p>
            <text:p/>
            <text:p/>
            <text:p>* Read Last Update Time Transformation Job</text:p>
            <text:p/>
            <text:p/>
            <text:p>Table Input Component (last_update_time_table) --&gt; Aggregate Component (max of last_update column)</text:p>
            <text:p/>
            <text:p/>
            <text:p>* Upsert Rows Transformation Job</text:p>
            <text:p/>
            <text:p/>
            <text:p>Table Input Component (reading update_tablename) --&gt; Table Update Component (saving to tablename)</text:p>
            <text:p/>
            <text:p/>
            <text:p>Questions:</text:p>
            <text:p/>
            <text:p/>
            <text:p>1. Do I always use transformation jobs to read from Redshift tables?</text:p>
            <text:p/>
            <text:p>2. I use the tablename variable in the Upsert Rows transformation job to create the target table name but the UI complains about invalid selection.  I then cannot set the column mapping or unique keys.</text:p>
            <text:p/>
            <text:p/>
            <text:p>There's probably a simpler way of doing this, please help.</text:p>
            <text:p/>
            <text:p/>
            <text:p>Regards,</text:p>
            <text:p/>
            <text:p>Renoir</text:p>
          </table:table-cell>
          <table:table-cell table:number-columns-repeated="103"/>
        </table:table-row>
        <table:table-row table:style-name="ro28">
          <table:table-cell office:value-type="float" office:value="323" calcext:value-type="float">
            <text:p>323</text:p>
          </table:table-cell>
          <table:table-cell office:value-type="string" calcext:value-type="string">
            <text:p>https://support.matillion.com/agent/case/323</text:p>
          </table:table-cell>
          <table:table-cell office:value-type="string" calcext:value-type="string">
            <text:p>Saving Global Variable Into Table &amp; Scheduling Jobs</text:p>
          </table:table-cell>
          <table:table-cell/>
          <table:table-cell office:value-type="string" calcext:value-type="string">
            <text:p>wigroup.co.za</text:p>
          </table:table-cell>
          <table:table-cell office:value-type="string" calcext:value-type="string">
            <text:p>Renoir</text:p>
          </table:table-cell>
          <table:table-cell office:value-type="string" calcext:value-type="string">
            <text:p>Sewjee</text:p>
          </table:table-cell>
          <table:table-cell office:value-type="string" calcext:value-type="string">
            <text:p>RenoirS@wigroup.co.za</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6/2016 09:38:51</text:p>
          </table:table-cell>
          <table:table-cell office:value-type="string" calcext:value-type="string">
            <text:p>7/27/2016 08:44:23</text:p>
          </table:table-cell>
          <table:table-cell office:value-type="string" calcext:value-type="string">
            <text:p>7/26/2016 09:44:35</text:p>
          </table:table-cell>
          <table:table-cell office:value-type="string" calcext:value-type="string">
            <text:p>7/27/2016 08:44:23</text:p>
          </table:table-cell>
          <table:table-cell table:number-columns-repeated="3"/>
          <table:table-cell office:value-type="float" office:value="2536" calcext:value-type="float">
            <text:p>2536</text:p>
          </table:table-cell>
          <table:table-cell table:number-columns-repeated="2" office:value-type="float" office:value="1" calcext:value-type="float">
            <text:p>1</text:p>
          </table:table-cell>
          <table:table-cell office:value-type="string" calcext:value-type="string">
            <text:p>7/26/2016 09:38:51</text:p>
          </table:table-cell>
          <table:table-cell office:value-type="string" calcext:value-type="string">
            <text:p>7/27/2016 08:44:23</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Ed,</text:p>
            <text:p/>
            <text:p/>
            <text:p>Thank you for answering my previous questions, using your advice I managed to complete what I wanted to do.</text:p>
            <text:p/>
            <text:p/>
            <text:p>I have 2 further questions:</text:p>
            <text:p/>
            <text:p/>
            <text:p>1. I have a global variable current_update_time that has been exported from the Start orchestration component.  At the end of my orchestration job I want to update all rows of an existing redshift table with this value. In SQL I would do the following:</text:p>
            <text:p/>
            <text:p/>
            <text:p>UPDATE update_status SET last_update_time=current_update_time</text:p>
            <text:p/>
            <text:p/>
            <text:p>How does one do this in Matillion?</text:p>
            <text:p/>
            <text:p/>
            <text:p>2. I want to regularly run the incremental update orchestration job (eg. every 5 minutes), where do I set this up?</text:p>
            <text:p/>
            <text:p/>
            <text:p>Regards,</text:p>
            <text:p/>
            <text:p>Renoir</text:p>
          </table:table-cell>
          <table:table-cell table:number-columns-repeated="103"/>
        </table:table-row>
        <table:table-row table:style-name="ro1">
          <table:table-cell office:value-type="float" office:value="324" calcext:value-type="float">
            <text:p>324</text:p>
          </table:table-cell>
          <table:table-cell office:value-type="string" calcext:value-type="string">
            <text:p>https://support.matillion.com/agent/case/324</text:p>
          </table:table-cell>
          <table:table-cell office:value-type="string" calcext:value-type="string">
            <text:p>Text-searching for pipelines/project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6/2016 17:41:40</text:p>
          </table:table-cell>
          <table:table-cell office:value-type="string" calcext:value-type="string">
            <text:p>7/27/2016 21:28:46</text:p>
          </table:table-cell>
          <table:table-cell office:value-type="string" calcext:value-type="string">
            <text:p>7/26/2016 21:30:33</text:p>
          </table:table-cell>
          <table:table-cell office:value-type="string" calcext:value-type="string">
            <text:p>7/27/2016 08:02:59</text:p>
          </table:table-cell>
          <table:table-cell table:number-columns-repeated="3"/>
          <table:table-cell office:value-type="float" office:value="3703" calcext:value-type="float">
            <text:p>3703</text:p>
          </table:table-cell>
          <table:table-cell table:number-columns-repeated="2" office:value-type="float" office:value="2" calcext:value-type="float">
            <text:p>2</text:p>
          </table:table-cell>
          <table:table-cell office:value-type="string" calcext:value-type="string">
            <text:p>7/27/2016 14:12:55</text:p>
          </table:table-cell>
          <table:table-cell office:value-type="string" calcext:value-type="string">
            <text:p>7/27/2016 21:28:46</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is there a way to find which pipelines contain a certain text-string, say a table-name or schema or env-variable or python syntax?</text:p>
          </table:table-cell>
          <table:table-cell table:number-columns-repeated="103"/>
        </table:table-row>
        <table:table-row table:style-name="ro1">
          <table:table-cell office:value-type="float" office:value="325" calcext:value-type="float">
            <text:p>325</text:p>
          </table:table-cell>
          <table:table-cell office:value-type="string" calcext:value-type="string">
            <text:p>https://support.matillion.com/agent/case/325</text:p>
          </table:table-cell>
          <table:table-cell office:value-type="string" calcext:value-type="string">
            <text:p>file-names for Google Spreadsheet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6/2016 22:21:14</text:p>
          </table:table-cell>
          <table:table-cell office:value-type="string" calcext:value-type="string">
            <text:p>7/27/2016 09:53:09</text:p>
          </table:table-cell>
          <table:table-cell office:value-type="string" calcext:value-type="string">
            <text:p>7/27/2016 07:59:07</text:p>
          </table:table-cell>
          <table:table-cell office:value-type="string" calcext:value-type="string">
            <text:p>7/27/2016 09:53:09</text:p>
          </table:table-cell>
          <table:table-cell table:number-columns-repeated="3"/>
          <table:table-cell office:value-type="float" office:value="527" calcext:value-type="float">
            <text:p>527</text:p>
          </table:table-cell>
          <table:table-cell table:number-columns-repeated="2" office:value-type="float" office:value="1" calcext:value-type="float">
            <text:p>1</text:p>
          </table:table-cell>
          <table:table-cell office:value-type="string" calcext:value-type="string">
            <text:p>7/26/2016 22:21:14</text:p>
          </table:table-cell>
          <table:table-cell office:value-type="string" calcext:value-type="string">
            <text:p>7/27/2016 09:53:09</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using the matillion Google Spreadsheets component, there does not seem to be any way to specify a folder from one's google-drive. <text:s/>If I had two Google Spreadsheets with same name (in different folders) how to I know which one Matillion will use?</text:p>
          </table:table-cell>
          <table:table-cell table:number-columns-repeated="103"/>
        </table:table-row>
        <table:table-row table:style-name="ro57">
          <table:table-cell office:value-type="float" office:value="326" calcext:value-type="float">
            <text:p>326</text:p>
          </table:table-cell>
          <table:table-cell office:value-type="string" calcext:value-type="string">
            <text:p>https://support.matillion.com/agent/case/326</text:p>
          </table:table-cell>
          <table:table-cell office:value-type="string" calcext:value-type="string">
            <text:p>Fwd: API Component Support</text:p>
          </table:table-cell>
          <table:table-cell/>
          <table:table-cell office:value-type="string" calcext:value-type="string">
            <text:p>twistbioscience.com</text:p>
          </table:table-cell>
          <table:table-cell office:value-type="string" calcext:value-type="string">
            <text:p>Andrew</text:p>
          </table:table-cell>
          <table:table-cell office:value-type="string" calcext:value-type="string">
            <text:p>Stewart</text:p>
          </table:table-cell>
          <table:table-cell office:value-type="string" calcext:value-type="string">
            <text:p>astewart@twistbioscienc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7/2016 09:06:25</text:p>
          </table:table-cell>
          <table:table-cell table:style-name="ce1" office:value-type="string" calcext:value-type="string">
            <text:p>8/8/2016 11:28:59</text:p>
          </table:table-cell>
          <table:table-cell office:value-type="string" calcext:value-type="string">
            <text:p>7/27/2016 09:07:07</text:p>
          </table:table-cell>
          <table:table-cell office:value-type="string" calcext:value-type="string">
            <text:p>7/27/2016 09:11:14</text:p>
          </table:table-cell>
          <table:table-cell table:number-columns-repeated="3"/>
          <table:table-cell office:value-type="float" office:value="471" calcext:value-type="float">
            <text:p>471</text:p>
          </table:table-cell>
          <table:table-cell office:value-type="float" office:value="4" calcext:value-type="float">
            <text:p>4</text:p>
          </table:table-cell>
          <table:table-cell office:value-type="float" office:value="3" calcext:value-type="float">
            <text:p>3</text:p>
          </table:table-cell>
          <table:table-cell table:style-name="ce1" office:value-type="string" calcext:value-type="string">
            <text:p>8/5/2016 17:17:10</text:p>
          </table:table-cell>
          <table:table-cell table:style-name="ce1" office:value-type="string" calcext:value-type="string">
            <text:p>8/8/2016 11:28:59</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On 27 July 2016 at 01:51, Andrew Stewart </text:p>
            <text:p>wrote:</text:p>
            <text:p/>
            <text:p>&gt; Hello,</text:p>
            <text:p>&gt;</text:p>
            <text:p>&gt; I'm interested in learning more about defining custom profiles for the API</text:p>
            <text:p>&gt; Component.  I've been poking around at the sample profile on my matillion</text:p>
            <text:p>&gt; instance and I think I get the general idea, but the documentation</text:p>
            <text:p>&gt; instructs me to contact support so I am doing so :)</text:p>
            <text:p>&gt;</text:p>
            <text:p>&gt; Best,</text:p>
            <text:p>&gt; Andrew</text:p>
            <text:p>&gt;</text:p>
            <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24">
          <table:table-cell office:value-type="float" office:value="327" calcext:value-type="float">
            <text:p>327</text:p>
          </table:table-cell>
          <table:table-cell office:value-type="string" calcext:value-type="string">
            <text:p>https://support.matillion.com/agent/case/327</text:p>
          </table:table-cell>
          <table:table-cell office:value-type="string" calcext:value-type="string">
            <text:p>Timeouts with Salesforce API</text:p>
          </table:table-cell>
          <table:table-cell/>
          <table:table-cell office:value-type="string" calcext:value-type="string">
            <text:p>slalom.com</text:p>
          </table:table-cell>
          <table:table-cell office:value-type="string" calcext:value-type="string">
            <text:p>Phil</text:p>
          </table:table-cell>
          <table:table-cell office:value-type="string" calcext:value-type="string">
            <text:p>Pennie</text:p>
          </table:table-cell>
          <table:table-cell office:value-type="string" calcext:value-type="string">
            <text:p>phil.pennie@slalom.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7/2016 18:41:41</text:p>
          </table:table-cell>
          <table:table-cell office:value-type="string" calcext:value-type="string">
            <text:p>7/28/2016 13:56:18</text:p>
          </table:table-cell>
          <table:table-cell office:value-type="string" calcext:value-type="string">
            <text:p>7/27/2016 21:29:43</text:p>
          </table:table-cell>
          <table:table-cell office:value-type="string" calcext:value-type="string">
            <text:p>7/28/2016 09:03:53</text:p>
          </table:table-cell>
          <table:table-cell table:number-columns-repeated="3"/>
          <table:table-cell office:value-type="float" office:value="3899" calcext:value-type="float">
            <text:p>3899</text:p>
          </table:table-cell>
          <table:table-cell table:number-columns-repeated="2" office:value-type="float" office:value="2" calcext:value-type="float">
            <text:p>2</text:p>
          </table:table-cell>
          <table:table-cell office:value-type="string" calcext:value-type="string">
            <text:p>7/28/2016 13:42:05</text:p>
          </table:table-cell>
          <table:table-cell office:value-type="string" calcext:value-type="string">
            <text:p>7/28/2016 13:56:18</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ello Matillion:</text:p>
            <text:p/>
            <text:p>We have setup a process for a client that accesses the Salesforce API.</text:p>
            <text:p/>
            <text:p>Recently it has been failing with several retries.  This may be in part to more background processes running on the SF account.</text:p>
            <text:p/>
            <text:p>Like to get your suggestions on what we can do to improve the reliability of the processes.</text:p>
            <text:p/>
            <text:p>Copying Josh Vogel who is the BI manager at BrightCove as well.</text:p>
            <text:p/>
            <text:p>Thanks</text:p>
            <text:p/>
            <text:p>[cid:image009.png@01D1E814.EE7D15E0]</text:p>
            <text:p/>
            <text:p/>
            <text:p>è Failed 8 more times....</text:p>
            <text:p/>
            <text:p>Is there any special login address etc we should use?  We have increased the timeouts as you have suggested previously.</text:p>
            <text:p/>
            <text:p>Thanks,</text:p>
            <text:p/>
            <text:p>--Phil</text:p>
            <text:p/>
            <text:p/>
            <text:p>Phil Pennie</text:p>
            <text:p>Information and Analytics Solution Architect</text:p>
            <text:p/>
            <text:p>[Slalom logo]</text:p>
            <text:p>Glassdoor Best Places to Work 2015 | Consulting Magazine Best Firms to Work For 2015 | Tableau Software North American Alliance Partner of the Year 2014</text:p>
            <text:p/>
            <text:p/>
            <text:p>181 Newbury St. Floor 6 | Boston, MA 02116 | USA</text:p>
            <text:p>mobile 617-548-2191</text:p>
            <text:p>phil.pennie@slalom.com</text:p>
            <text:p/>
            <text:p>slalom.com | thinking | join</text:p>
            <text:p>[LinkedIn][Twitter][Facebook]</text:p>
            <text:p>Visit us at Slalom.com * Facebook * Twitter * LinkedIn * YouTube * Thinking</text:p>
          </table:table-cell>
          <table:table-cell table:number-columns-repeated="103"/>
        </table:table-row>
        <table:table-row table:style-name="ro58">
          <table:table-cell office:value-type="float" office:value="328" calcext:value-type="float">
            <text:p>328</text:p>
          </table:table-cell>
          <table:table-cell office:value-type="string" calcext:value-type="string">
            <text:p>https://support.matillion.com/agent/case/328</text:p>
          </table:table-cell>
          <table:table-cell office:value-type="string" calcext:value-type="string">
            <text:p>Fwd: Not able to Login to Matillion</text:p>
          </table:table-cell>
          <table:table-cell/>
          <table:table-cell office:value-type="string" calcext:value-type="string">
            <text:p>pngaming.com</text:p>
          </table:table-cell>
          <table:table-cell office:value-type="string" calcext:value-type="string">
            <text:p>Bharathram</text:p>
          </table:table-cell>
          <table:table-cell office:value-type="string" calcext:value-type="string">
            <text:p>Jawahar</text:p>
          </table:table-cell>
          <table:table-cell office:value-type="string" calcext:value-type="string">
            <text:p>bharathram.jawahar@pngaming.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7/27/2016 21:21:47</text:p>
          </table:table-cell>
          <table:table-cell office:value-type="string" calcext:value-type="string">
            <text:p>7/28/2016 14:09:25</text:p>
          </table:table-cell>
          <table:table-cell office:value-type="string" calcext:value-type="string">
            <text:p>7/27/2016 21:22:03</text:p>
          </table:table-cell>
          <table:table-cell office:value-type="string" calcext:value-type="string">
            <text:p>7/27/2016 21:26:38</text:p>
          </table:table-cell>
          <table:table-cell/>
          <table:table-cell table:number-columns-repeated="2" office:value-type="string" calcext:value-type="string">
            <text:p>7/28/2016 14:09:25</text:p>
          </table:table-cell>
          <table:table-cell office:value-type="float" office:value="1369" calcext:value-type="float">
            <text:p>1369</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7/28/2016 13:15:18</text:p>
          </table:table-cell>
          <table:table-cell office:value-type="string" calcext:value-type="string">
            <text:p>7/28/2016 13:13:10</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Bharathram Jawahar </text:p>
            <text:p>Date: 27 July 2016 at 20:22</text:p>
            <text:p>Subject: Not able to Login to Matillion</text:p>
            <text:p>To: "ed.thompson@matillion.com" , "</text:p>
            <text:p>support@matillion.com" </text:p>
            <text:p/>
            <text:p/>
            <text:p>Hi,</text:p>
            <text:p/>
            <text:p/>
            <text:p/>
            <text:p>I did yum update to update the security patches on the linux instance</text:p>
            <text:p>hosting matillion.</text:p>
            <text:p/>
            <text:p>I have not been able to open my projects after that.</text:p>
            <text:p/>
            <text:p>It just keeps spinning as shown below,</text:p>
            <text:p/>
            <text:p/>
            <text:p/>
            <text:p/>
            <text:p/>
            <text:p>Can you please help?</text:p>
            <text:p/>
            <text:p/>
            <text:p/>
            <text:p>Thanks,</text:p>
            <text:p/>
            <text:p>Bharath</text:p>
            <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59">
          <table:table-cell office:value-type="float" office:value="329" calcext:value-type="float">
            <text:p>329</text:p>
          </table:table-cell>
          <table:table-cell office:value-type="string" calcext:value-type="string">
            <text:p>https://support.matillion.com/agent/case/329</text:p>
          </table:table-cell>
          <table:table-cell office:value-type="string" calcext:value-type="string">
            <text:p>Fwd: Matillion ETL for Redshift</text:p>
          </table:table-cell>
          <table:table-cell/>
          <table:table-cell office:value-type="string" calcext:value-type="string">
            <text:p>sent.com</text:p>
          </table:table-cell>
          <table:table-cell office:value-type="string" calcext:value-type="string">
            <text:p>Hansjoerg</text:p>
          </table:table-cell>
          <table:table-cell office:value-type="string" calcext:value-type="string">
            <text:p>During</text:p>
          </table:table-cell>
          <table:table-cell office:value-type="string" calcext:value-type="string">
            <text:p>redshift@sen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8/2016 08:12:31</text:p>
          </table:table-cell>
          <table:table-cell office:value-type="string" calcext:value-type="string">
            <text:p>7/28/2016 09:15:56</text:p>
          </table:table-cell>
          <table:table-cell office:value-type="string" calcext:value-type="string">
            <text:p>7/28/2016 08:23:44</text:p>
          </table:table-cell>
          <table:table-cell office:value-type="string" calcext:value-type="string">
            <text:p>7/28/2016 08:27:44</text:p>
          </table:table-cell>
          <table:table-cell table:number-columns-repeated="3"/>
          <table:table-cell office:value-type="float" office:value="206" calcext:value-type="float">
            <text:p>20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7/28/2016 08:58:54</text:p>
          </table:table-cell>
          <table:table-cell office:value-type="string" calcext:value-type="string">
            <text:p>7/28/2016 08:27:44</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Name </text:p>
            <text:p>Date: 28 July 2016 at 09:05</text:p>
            <text:p>Subject: Re: Matillion ETL for Redshift</text:p>
            <text:p>To: Ed Thompson </text:p>
            <text:p>Cc: Kristian Everard </text:p>
            <text:p/>
            <text:p/>
            <text:p>Hi Ed,</text:p>
            <text:p/>
            <text:p>When trying to load information from the Facebook AdAccounts table, I</text:p>
            <text:p>receive the message as below:</text:p>
            <text:p/>
            <text:p/>
            <text:p>I do prefix the ad account ID with act_10153654983053895. if I do not</text:p>
            <text:p>prefix with act then I get the message that account does not exist.</text:p>
            <text:p/>
            <text:p>I have verified in the advanced settings that the Ad Accounts are well in</text:p>
            <text:p>the list of authorized accounts.</text:p>
            <text:p/>
            <text:p>Thanks in advance for providing a hint to find a  solution.</text:p>
            <text:p/>
            <text:p>Yours, hansjoerg</text:p>
            <text:p/>
            <text:p/>
            <text:p/>
            <text:p/>
            <text:p/>
            <text:p>On Wed, Jul 27, 2016, at 09:11 AM, Name wrote:</text:p>
            <text:p/>
            <text:p>Hi Ed,</text:p>
            <text:p/>
            <text:p>Preferably tomorrow in the morning at anytime is ok for me,   I will be to</text:p>
            <text:p>90% of the day at my desk.</text:p>
            <text:p>thanks</text:p>
            <text:p>hansjoerg</text:p>
            <text:p/>
            <text:p/>
            <text:p/>
            <text:p>On Wed, Jul 27, 2016, at 09:07 AM, Ed Thompson wrote:</text:p>
            <text:p/>
            <text:p>Hi Hansjoerg,</text:p>
            <text:p/>
            <text:p>If you can suggest a time tomorrow I will call you then.</text:p>
            <text:p/>
            <text:p>Thanks</text:p>
            <text:p/>
            <text:p>Ed</text:p>
            <text:p/>
            <text:p>On 27 July 2016 at 16:49, Name  wrote:</text:p>
            <text:p/>
            <text:p/>
            <text:p>Hi Ed,</text:p>
            <text:p/>
            <text:p>We had paused our evaluation of Matillion ETL the last weeks, because the</text:p>
            <text:p>marketing director of Glion/lesRoches has been on vacation.</text:p>
            <text:p>Now we are picking up where we left about 3 weeks ago and we are trying to</text:p>
            <text:p>load essential information from Facebook, Google Ads and Analytics.</text:p>
            <text:p/>
            <text:p>Currently we are little bit stuck  trying to load data from the Facebook</text:p>
            <text:p>tables  AdAccounts  and AdInsights and I have some questions regarding</text:p>
            <text:p>these issues.</text:p>
            <text:p/>
            <text:p>I would appreciate if you could call back for finding a quick solution and</text:p>
            <text:p>thank you very much in advance,</text:p>
            <text:p/>
            <text:p>Yours sincerely</text:p>
            <text:p>Hansjoerg During</text:p>
            <text:p/>
            <text:p/>
            <text:p>On Mon, Jul 4, 2016, at 07:22 AM, Name wrote:</text:p>
            <text:p/>
            <text:p>Hi Ed,</text:p>
            <text:p/>
            <text:p>we figured out that we were using https for the redirect for Google,</text:p>
            <text:p>however http has been required !</text:p>
            <text:p>So it looks like that we can access the source from google, now.</text:p>
            <text:p/>
            <text:p>Best regards, hansjoerg</text:p>
            <text:p/>
            <text:p/>
            <text:p>--</text:p>
            <text:p>  Name</text:p>
            <text:p>redshift@sent.com</text:p>
            <text:p/>
            <text:p/>
            <text:p/>
            <text:p>On Mon, Jul 4, 2016, at 06:16 AM, Name wrote:</text:p>
            <text:p/>
            <text:p>Hi Ed,</text:p>
            <text:p/>
            <text:p>We are trying to set-up the</text:p>
          </table:table-cell>
          <table:table-cell table:number-columns-repeated="103"/>
        </table:table-row>
        <table:table-row table:style-name="ro5">
          <table:table-cell office:value-type="float" office:value="330" calcext:value-type="float">
            <text:p>330</text:p>
          </table:table-cell>
          <table:table-cell office:value-type="string" calcext:value-type="string">
            <text:p>https://support.matillion.com/agent/case/330</text:p>
          </table:table-cell>
          <table:table-cell office:value-type="string" calcext:value-type="string">
            <text:p>transpose rows doesn't handle nulls</text:p>
          </table:table-cell>
          <table:table-cell/>
          <table:table-cell office:value-type="string" calcext:value-type="string">
            <text:p>ipro.us</text:p>
          </table:table-cell>
          <table:table-cell office:value-type="string" calcext:value-type="string">
            <text:p>Hise</text:p>
          </table:table-cell>
          <table:table-cell office:value-type="string" calcext:value-type="string">
            <text:p>Chapman</text:p>
          </table:table-cell>
          <table:table-cell office:value-type="string" calcext:value-type="string">
            <text:p>hise@ipro.us</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7/28/2016 14:48:06</text:p>
          </table:table-cell>
          <table:table-cell table:style-name="ce1" office:value-type="string" calcext:value-type="string">
            <text:p>8/11/2016 10:53:20</text:p>
          </table:table-cell>
          <table:table-cell office:value-type="string" calcext:value-type="string">
            <text:p>7/28/2016 14:58:25</text:p>
          </table:table-cell>
          <table:table-cell table:style-name="ce1" office:value-type="string" calcext:value-type="string">
            <text:p>8/11/2016 10:53:20</text:p>
          </table:table-cell>
          <table:table-cell table:style-name="ce1"/>
          <table:table-cell table:number-columns-repeated="2"/>
          <table:table-cell office:value-type="float" office:value="134" calcext:value-type="float">
            <text:p>134</text:p>
          </table:table-cell>
          <table:table-cell table:number-columns-repeated="2" office:value-type="float" office:value="1" calcext:value-type="float">
            <text:p>1</text:p>
          </table:table-cell>
          <table:table-cell office:value-type="string" calcext:value-type="string">
            <text:p>7/28/2016 14:48:06</text:p>
          </table:table-cell>
          <table:table-cell table:style-name="ce1" office:value-type="string" calcext:value-type="string">
            <text:p>8/11/2016 10:53:20</text:p>
          </table:table-cell>
          <table:table-cell office:value-type="string" calcext:value-type="string">
            <text:p>out</text:p>
          </table:table-cell>
          <table:table-cell/>
          <table:table-cell office:value-type="string" calcext:value-type="string">
            <text:p>Chrome 52.0.2743.82</text:p>
          </table:table-cell>
          <table:table-cell office:value-type="string" calcext:value-type="string">
            <text:p>Linux x86_64</text:p>
          </table:table-cell>
          <table:table-cell office:value-type="string" calcext:value-type="string">
            <text:p>65.190.62.63</text:p>
          </table:table-cell>
          <table:table-cell office:value-type="string" calcext:value-type="string">
            <text:p>english</text:p>
          </table:table-cell>
          <table:table-cell office:value-type="string" calcext:value-type="string">
            <text:p>I've attached a sample transform that represents a scenario we're running into..</text:p>
            <text:p/>
            <text:p>a provider has a measure group that contains 3 specific measures.  Those specific measures need to be transposed to columns making the provider and the measure group the unique identifier.</text:p>
            <text:p/>
            <text:p>If any of the 3 specific measures contain a null, it is not represented in the transposed delimited string.</text:p>
            <text:p/>
            <text:p>If I'm transposing 5 rows to columns and the 1st and 3rd value is Null, I would expect the delimited string to be ... |3.4|</text:p>
            <text:p/>
            <text:p>Instead, I get 3.4</text:p>
            <text:p/>
            <text:p>The implications are when splitting the delimited string to variables, 3.4 is assigned to the first variable instead of the second variable.</text:p>
          </table:table-cell>
          <table:table-cell table:number-columns-repeated="103"/>
        </table:table-row>
        <table:table-row table:style-name="ro60">
          <table:table-cell office:value-type="float" office:value="332" calcext:value-type="float">
            <text:p>332</text:p>
          </table:table-cell>
          <table:table-cell office:value-type="string" calcext:value-type="string">
            <text:p>https://support.matillion.com/agent/case/332</text:p>
          </table:table-cell>
          <table:table-cell office:value-type="string" calcext:value-type="string">
            <text:p>Fwd: AdWords Access</text:p>
          </table:table-cell>
          <table:table-cell/>
          <table:table-cell office:value-type="string" calcext:value-type="string">
            <text:p>sent.com</text:p>
          </table:table-cell>
          <table:table-cell office:value-type="string" calcext:value-type="string">
            <text:p>Hansjoerg</text:p>
          </table:table-cell>
          <table:table-cell office:value-type="string" calcext:value-type="string">
            <text:p>During</text:p>
          </table:table-cell>
          <table:table-cell office:value-type="string" calcext:value-type="string">
            <text:p>redshift@sen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1/2016 07:26:46</text:p>
          </table:table-cell>
          <table:table-cell table:style-name="ce1" office:value-type="string" calcext:value-type="string">
            <text:p>8/1/2016 11:49:11</text:p>
          </table:table-cell>
          <table:table-cell table:style-name="ce1" office:value-type="string" calcext:value-type="string">
            <text:p>8/1/2016 11:41:58</text:p>
          </table:table-cell>
          <table:table-cell table:style-name="ce1" office:value-type="string" calcext:value-type="string">
            <text:p>8/1/2016 11:49:11</text:p>
          </table:table-cell>
          <table:table-cell table:style-name="ce1"/>
          <table:table-cell table:number-columns-repeated="2"/>
          <table:table-cell office:value-type="float" office:value="402" calcext:value-type="float">
            <text:p>402</text:p>
          </table:table-cell>
          <table:table-cell table:number-columns-repeated="2" office:value-type="float" office:value="1" calcext:value-type="float">
            <text:p>1</text:p>
          </table:table-cell>
          <table:table-cell table:style-name="ce1" office:value-type="string" calcext:value-type="string">
            <text:p>8/1/2016 07:26:46</text:p>
          </table:table-cell>
          <table:table-cell table:style-name="ce1" office:value-type="string" calcext:value-type="string">
            <text:p>8/1/2016 11:49:11</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Name </text:p>
            <text:p>Date: 31 July 2016 at 14:12</text:p>
            <text:p>Subject: AdWords Access</text:p>
            <text:p>To: Ed Thompson </text:p>
            <text:p>Cc: Kristian Everard </text:p>
            <text:p/>
            <text:p/>
            <text:p>Hi Ed,</text:p>
            <text:p/>
            <text:p>I am trying now to connect to the Adwords account, for which you  have</text:p>
            <text:p>already provided the functionality to us for Beta testing.</text:p>
            <text:p/>
            <text:p>We have a developer token for Google Adwords API access level of"Test</text:p>
            <text:p>Accounts", however I receive an error message from Matillion ETL as</text:p>
            <text:p>indicated below.</text:p>
            <text:p>Is the access level "Test Accounts" sufficient or is a an application for "</text:p>
            <text:p>Basic Access" necessary in</text:p>
            <text:p>order to get  Matillion ETL working with Adwords ?</text:p>
            <text:p/>
            <text:p>Thank you very much in advance for advising.</text:p>
            <text:p>Yours sincerely,</text:p>
            <text:p>hansjoerg</text:p>
            <text:p/>
            <text:p/>
            <text:p/>
            <text:p/>
            <text:p>On Wed, Jul 27, 2016, at 09:07 AM, Ed Thompson wrote:</text:p>
            <text:p/>
            <text:p>Hi Hansjoerg,</text:p>
            <text:p/>
            <text:p>If you can suggest a time tomorrow I will call you then.</text:p>
            <text:p/>
            <text:p>Thanks</text:p>
            <text:p/>
            <text:p>Ed</text:p>
            <text:p/>
            <text:p>On 27 July 2016 at 16:49, Name  wrote:</text:p>
            <text:p/>
            <text:p/>
            <text:p>Hi Ed,</text:p>
            <text:p/>
            <text:p>We had paused our evaluation of Matillion ETL the last weeks, because the</text:p>
            <text:p>marketing director of Glion/lesRoches has been on vacation.</text:p>
            <text:p>Now we are picking up where we left about 3 weeks ago and we are trying to</text:p>
            <text:p>load essential information from Facebook, Google Ads and Analytics.</text:p>
            <text:p/>
            <text:p>Currently we are little bit stuck  trying to load data from the Facebook</text:p>
            <text:p>tables  AdAccounts  and AdInsights and I have some questions regarding</text:p>
            <text:p>these issues.</text:p>
            <text:p/>
            <text:p>I would appreciate if you could call back for finding a quick solution and</text:p>
            <text:p>thank you very much in advance,</text:p>
            <text:p/>
            <text:p>Yours sincerely</text:p>
            <text:p>Hansjoerg During</text:p>
            <text:p/>
            <text:p/>
            <text:p>On Mon, Jul 4, 2016, at 07:22 AM, Name wrote:</text:p>
            <text:p/>
            <text:p>Hi Ed,</text:p>
            <text:p/>
            <text:p>we figured out that we were using https for the redirect for Google,</text:p>
            <text:p>however http has been required !</text:p>
            <text:p>So it looks like that we can access the source from google, now.</text:p>
            <text:p/>
            <text:p>Best regards, hansjoerg</text:p>
            <text:p/>
            <text:p/>
            <text:p>--</text:p>
            <text:p>  Name</text:p>
            <text:p>redshift@sent.com</text:p>
            <text:p/>
            <text:p/>
            <text:p/>
            <text:p>On Mon, Jul 4, 2016, at 06:16 AM, Name wrote:</text:p>
            <text:p/>
            <text:p>Hi Ed,</text:p>
            <text:p/>
            <text:p>We are trying to set-up the source connection for Matillion ETL for</text:p>
            <text:p>Redshift, unfortunately we receive an error regarding the redirect as shown</text:p>
            <text:p>be</text:p>
          </table:table-cell>
          <table:table-cell table:number-columns-repeated="103"/>
        </table:table-row>
        <table:table-row table:style-name="ro19">
          <table:table-cell office:value-type="float" office:value="333" calcext:value-type="float">
            <text:p>333</text:p>
          </table:table-cell>
          <table:table-cell office:value-type="string" calcext:value-type="string">
            <text:p>https://support.matillion.com/agent/case/333</text:p>
          </table:table-cell>
          <table:table-cell office:value-type="string" calcext:value-type="string">
            <text:p>Changes being deleted</text:p>
          </table:table-cell>
          <table:table-cell/>
          <table:table-cell office:value-type="string" calcext:value-type="string">
            <text:p>swin.edu.au</text:p>
          </table:table-cell>
          <table:table-cell office:value-type="string" calcext:value-type="string">
            <text:p>Adam</text:p>
          </table:table-cell>
          <table:table-cell office:value-type="string" calcext:value-type="string">
            <text:p>Dumicich</text:p>
          </table:table-cell>
          <table:table-cell office:value-type="string" calcext:value-type="string">
            <text:p>acdumicich@swin.edu.au</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2/2016 00:04:32</text:p>
          </table:table-cell>
          <table:table-cell table:style-name="ce1" office:value-type="string" calcext:value-type="string">
            <text:p>8/4/2016 08:14:57</text:p>
          </table:table-cell>
          <table:table-cell table:style-name="ce1" office:value-type="string" calcext:value-type="string">
            <text:p>8/2/2016 20:05:23</text:p>
          </table:table-cell>
          <table:table-cell table:style-name="ce1" office:value-type="string" calcext:value-type="string">
            <text:p>8/2/2016 20:07:08</text:p>
          </table:table-cell>
          <table:table-cell table:style-name="ce1"/>
          <table:table-cell table:number-columns-repeated="2"/>
          <table:table-cell office:value-type="float" office:value="1135" calcext:value-type="float">
            <text:p>1135</text:p>
          </table:table-cell>
          <table:table-cell table:number-columns-repeated="2" office:value-type="float" office:value="2" calcext:value-type="float">
            <text:p>2</text:p>
          </table:table-cell>
          <table:table-cell table:style-name="ce1" office:value-type="string" calcext:value-type="string">
            <text:p>8/3/2016 23:10:50</text:p>
          </table:table-cell>
          <table:table-cell table:style-name="ce1" office:value-type="string" calcext:value-type="string">
            <text:p>8/3/2016 09:51:04</text:p>
          </table:table-cell>
          <table:table-cell office:value-type="string" calcext:value-type="string">
            <text:p>in</text:p>
          </table:table-cell>
          <table:table-cell/>
          <table:table-cell office:value-type="string" calcext:value-type="string">
            <text:p>Chrome 50.0.2661.94</text:p>
          </table:table-cell>
          <table:table-cell office:value-type="string" calcext:value-type="string">
            <text:p>Windows 7 </text:p>
          </table:table-cell>
          <table:table-cell office:value-type="string" calcext:value-type="string">
            <text:p>136.186.70.77</text:p>
          </table:table-cell>
          <table:table-cell office:value-type="string" calcext:value-type="string">
            <text:p>english</text:p>
          </table:table-cell>
          <table:table-cell office:value-type="string" calcext:value-type="string">
            <text:p>Hi,</text:p>
            <text:p/>
            <text:p>We have noticed an issue where the changes we make are being either deleted or reverted back. The change we make will be there for a while, but then after a period of time (greater than 6 hours), the changes will sometimes disappear.</text:p>
            <text:p/>
            <text:p>An example form yesterday (2016-08-01) is that the join criteria had disappeared in an ETL causing it to fail (I am pretty certain the join criteria was there the prior day). I entered the join criteria back in and re-run the ETL. Then at the end of the day I did an export of all the jobs in the environment as a backup. This morning the changes were gone again and the join expression was again missing all the join criteria. I deleted the job and imported the job from the backup and the changes were in there. So at some point overnight the changes were deleted.</text:p>
            <text:p/>
            <text:p>I've attached the catalina file, the etl in question (from the import) and the details of our version.</text:p>
            <text:p/>
            <text:p>Can this please be looked at ASAP, as we are having daily failures in our production environment as a result of this.</text:p>
            <text:p/>
            <text:p>Matillion ETL for Redshift</text:p>
            <text:p>Version: 1.21.5 (build 113) AMI Version: 117 Instance Type: m3.largeComponents Version: 1.21.5 (build 93)</text:p>
            <text:p/>
            <text:p>Regards,</text:p>
            <text:p/>
            <text:p>Adam Dumicich</text:p>
          </table:table-cell>
          <table:table-cell table:number-columns-repeated="103"/>
        </table:table-row>
        <table:table-row table:style-name="ro1">
          <table:table-cell office:value-type="float" office:value="334" calcext:value-type="float">
            <text:p>334</text:p>
          </table:table-cell>
          <table:table-cell office:value-type="string" calcext:value-type="string">
            <text:p>https://support.matillion.com/agent/case/334</text:p>
          </table:table-cell>
          <table:table-cell office:value-type="string" calcext:value-type="string">
            <text:p>Local MongoDB</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3/2016 14:37:32</text:p>
          </table:table-cell>
          <table:table-cell table:style-name="ce1" office:value-type="string" calcext:value-type="string">
            <text:p>8/4/2016 17:05:22</text:p>
          </table:table-cell>
          <table:table-cell table:style-name="ce1" office:value-type="string" calcext:value-type="string">
            <text:p>8/3/2016 21:15:51</text:p>
          </table:table-cell>
          <table:table-cell table:style-name="ce1" office:value-type="string" calcext:value-type="string">
            <text:p>8/3/2016 21:22:57</text:p>
          </table:table-cell>
          <table:table-cell table:style-name="ce1"/>
          <table:table-cell table:number-columns-repeated="2"/>
          <table:table-cell office:value-type="float" office:value="1818" calcext:value-type="float">
            <text:p>1818</text:p>
          </table:table-cell>
          <table:table-cell table:number-columns-repeated="2" office:value-type="float" office:value="2" calcext:value-type="float">
            <text:p>2</text:p>
          </table:table-cell>
          <table:table-cell table:style-name="ce1" office:value-type="string" calcext:value-type="string">
            <text:p>8/3/2016 21:59:13</text:p>
          </table:table-cell>
          <table:table-cell table:style-name="ce1" office:value-type="string" calcext:value-type="string">
            <text:p>8/4/2016 08:47:14</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Am not a MongoDB expert and I need to review Matillion logged data which I reed were stored in Mongo. <text:s/>Is there any info/white-paper/instructions for configuring a Matillion mongo-component to point at the Local mongodb tables?</text:p>
          </table:table-cell>
          <table:table-cell table:number-columns-repeated="103"/>
        </table:table-row>
        <table:table-row table:style-name="ro7">
          <table:table-cell office:value-type="float" office:value="335" calcext:value-type="float">
            <text:p>335</text:p>
          </table:table-cell>
          <table:table-cell office:value-type="string" calcext:value-type="string">
            <text:p>https://support.matillion.com/agent/case/335</text:p>
          </table:table-cell>
          <table:table-cell office:value-type="string" calcext:value-type="string">
            <text:p>Set timeout limit in environment</text:p>
          </table:table-cell>
          <table:table-cell/>
          <table:table-cell office:value-type="string" calcext:value-type="string">
            <text:p>flyporter.com</text:p>
          </table:table-cell>
          <table:table-cell office:value-type="string" calcext:value-type="string">
            <text:p>Ian</text:p>
          </table:table-cell>
          <table:table-cell office:value-type="string" calcext:value-type="string">
            <text:p>Horbatiuk</text:p>
          </table:table-cell>
          <table:table-cell office:value-type="string" calcext:value-type="string">
            <text:p>ian.horbatiuk@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8/3/2016 16:26:04</text:p>
          </table:table-cell>
          <table:table-cell table:style-name="ce1" office:value-type="string" calcext:value-type="string">
            <text:p>8/4/2016 15:33:29</text:p>
          </table:table-cell>
          <table:table-cell table:style-name="ce1" office:value-type="string" calcext:value-type="string">
            <text:p>8/3/2016 21:22:02</text:p>
          </table:table-cell>
          <table:table-cell table:style-name="ce1" office:value-type="string" calcext:value-type="string">
            <text:p>8/3/2016 21:27:08</text:p>
          </table:table-cell>
          <table:table-cell table:style-name="ce1"/>
          <table:table-cell table:number-columns-repeated="2" table:style-name="ce1" office:value-type="string" calcext:value-type="string">
            <text:p>8/4/2016 15:33:29</text:p>
          </table:table-cell>
          <table:table-cell office:value-type="float" office:value="531" calcext:value-type="float">
            <text:p>531</text:p>
          </table:table-cell>
          <table:table-cell office:value-type="float" office:value="3" calcext:value-type="float">
            <text:p>3</text:p>
          </table:table-cell>
          <table:table-cell office:value-type="float" office:value="2" calcext:value-type="float">
            <text:p>2</text:p>
          </table:table-cell>
          <table:table-cell table:style-name="ce1" office:value-type="string" calcext:value-type="string">
            <text:p>8/4/2016 15:27:04</text:p>
          </table:table-cell>
          <table:table-cell table:style-name="ce1" office:value-type="string" calcext:value-type="string">
            <text:p>8/4/2016 13:57:58</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Windows 7 </text:p>
          </table:table-cell>
          <table:table-cell office:value-type="string" calcext:value-type="string">
            <text:p>207.134.141.124</text:p>
          </table:table-cell>
          <table:table-cell office:value-type="string" calcext:value-type="string">
            <text:p>english</text:p>
          </table:table-cell>
          <table:table-cell office:value-type="string" calcext:value-type="string">
            <text:p>Hi, </text:p>
            <text:p/>
            <text:p>is there any way to set a job time limit in an environment?</text:p>
            <text:p/>
            <text:p>As background we occasionally have a job that gets hung, so we've set up different environments to separate the information types. None of the jobs should take longer than a few minutes, so it'd be great if we could set a time limit to kill the job that'd be helpful. </text:p>
            <text:p/>
            <text:p>Thanks, </text:p>
            <text:p/>
            <text:p>Ian</text:p>
          </table:table-cell>
          <table:table-cell table:number-columns-repeated="103"/>
        </table:table-row>
        <table:table-row table:style-name="ro13">
          <table:table-cell office:value-type="float" office:value="336" calcext:value-type="float">
            <text:p>336</text:p>
          </table:table-cell>
          <table:table-cell office:value-type="string" calcext:value-type="string">
            <text:p>https://support.matillion.com/agent/case/336</text:p>
          </table:table-cell>
          <table:table-cell office:value-type="string" calcext:value-type="string">
            <text:p>How do I pass Environment Schema Variable to SQL Component</text:p>
          </table:table-cell>
          <table:table-cell/>
          <table:table-cell office:value-type="string" calcext:value-type="string">
            <text:p>2ndwatch.com</text:p>
          </table:table-cell>
          <table:table-cell office:value-type="string" calcext:value-type="string">
            <text:p>Michael</text:p>
          </table:table-cell>
          <table:table-cell office:value-type="string" calcext:value-type="string">
            <text:p>Brown</text:p>
          </table:table-cell>
          <table:table-cell office:value-type="string" calcext:value-type="string">
            <text:p>mbrown@2ndwatch.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3/2016 19:01:42</text:p>
          </table:table-cell>
          <table:table-cell table:style-name="ce1" office:value-type="string" calcext:value-type="string">
            <text:p>8/4/2016 15:42:30</text:p>
          </table:table-cell>
          <table:table-cell table:style-name="ce1" office:value-type="string" calcext:value-type="string">
            <text:p>8/3/2016 21:07:19</text:p>
          </table:table-cell>
          <table:table-cell table:style-name="ce1" office:value-type="string" calcext:value-type="string">
            <text:p>8/3/2016 21:13:17</text:p>
          </table:table-cell>
          <table:table-cell table:style-name="ce1"/>
          <table:table-cell table:number-columns-repeated="2"/>
          <table:table-cell office:value-type="float" office:value="1377" calcext:value-type="float">
            <text:p>1377</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8/3/2016 22:02:55</text:p>
          </table:table-cell>
          <table:table-cell table:style-name="ce1" office:value-type="string" calcext:value-type="string">
            <text:p>8/3/2016 21:13:17</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Windows 8 </text:p>
          </table:table-cell>
          <table:table-cell office:value-type="string" calcext:value-type="string">
            <text:p>50.199.2.65</text:p>
          </table:table-cell>
          <table:table-cell office:value-type="string" calcext:value-type="string">
            <text:p>english</text:p>
          </table:table-cell>
          <table:table-cell office:value-type="string" calcext:value-type="string">
            <text:p>Trying to make SQL Component dependent on component like this</text:p>
            <text:p/>
            <text:p>SELECT *</text:p>
            <text:p>FROM  ${stage_table} x</text:p>
            <text:p>WHERE NOT EXITS (SELECT 1</text:p>
            <text:p>                 FROM   .live_table</text:p>
            <text:p>                 WHERE invoice_id = x.invoice_id</text:p>
            <text:p>                  )</text:p>
          </table:table-cell>
          <table:table-cell table:number-columns-repeated="103"/>
        </table:table-row>
        <table:table-row table:style-name="ro61">
          <table:table-cell office:value-type="float" office:value="337" calcext:value-type="float">
            <text:p>337</text:p>
          </table:table-cell>
          <table:table-cell office:value-type="string" calcext:value-type="string">
            <text:p>https://support.matillion.com/agent/case/337</text:p>
          </table:table-cell>
          <table:table-cell office:value-type="string" calcext:value-type="string">
            <text:p>Fwd: API Query Component</text:p>
          </table:table-cell>
          <table:table-cell/>
          <table:table-cell office:value-type="string" calcext:value-type="string">
            <text:p>ers-inc.com</text:p>
          </table:table-cell>
          <table:table-cell office:value-type="string" calcext:value-type="string">
            <text:p>Divyanshu</text:p>
          </table:table-cell>
          <table:table-cell office:value-type="string" calcext:value-type="string">
            <text:p>Kamboj</text:p>
          </table:table-cell>
          <table:table-cell office:value-type="string" calcext:value-type="string">
            <text:p>dkamboj@ers-in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3/2016 21:33:53</text:p>
          </table:table-cell>
          <table:table-cell table:style-name="ce1" office:value-type="string" calcext:value-type="string">
            <text:p>8/4/2016 15:42:44</text:p>
          </table:table-cell>
          <table:table-cell table:style-name="ce1" office:value-type="string" calcext:value-type="string">
            <text:p>8/3/2016 21:33:57</text:p>
          </table:table-cell>
          <table:table-cell table:style-name="ce1" office:value-type="string" calcext:value-type="string">
            <text:p>8/3/2016 21:37:09</text:p>
          </table:table-cell>
          <table:table-cell table:style-name="ce1"/>
          <table:table-cell table:number-columns-repeated="2"/>
          <table:table-cell office:value-type="float" office:value="220" calcext:value-type="float">
            <text:p>220</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8/3/2016 21:57:45</text:p>
          </table:table-cell>
          <table:table-cell table:style-name="ce1" office:value-type="string" calcext:value-type="string">
            <text:p>8/3/2016 21:37:09</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Divyanshu Kamboj </text:p>
            <text:p>Date: 3 August 2016 at 16:53</text:p>
            <text:p>Subject: API Query Component</text:p>
            <text:p>To: "support@matillion.com" </text:p>
            <text:p/>
            <text:p/>
            <text:p>Hello:</text:p>
            <text:p/>
            <text:p/>
            <text:p/>
            <text:p>We are evaluating Amazon Redshift and are relatively new to this AWS</text:p>
            <text:p>offering. Our objective is to create data pipelines from a cloud platform</text:p>
            <text:p>where our data currently resides (mostly time-series) to Amazon Redshift.</text:p>
            <text:p/>
            <text:p/>
            <text:p/>
            <text:p>How can Matillion API Query Component (or a similar product) help</text:p>
            <text:p>accomplish this task?</text:p>
            <text:p/>
            <text:p/>
            <text:p/>
            <text:p>For you reference, here is a forum discussion on the host server where the</text:p>
            <text:p>data currently sits. They have outlined the steps to perform the data</text:p>
            <text:p>transports.</text:p>
            <text:p/>
            <text:p/>
            <text:p/>
            <text:p>https://community.exosite.com/t/enterprise-connector-exosite-to-external-database-postgresql/311</text:p>
            <text:p/>
            <text:p/>
            <text:p/>
            <text:p>We can also schedule a discussion to understand the problem better. Kindly</text:p>
            <text:p>advise.</text:p>
            <text:p/>
            <text:p/>
            <text:p/>
            <text:p>Thanks,</text:p>
            <text:p/>
            <text:p/>
            <text:p/>
            <text:p>Divyanshu Kamboj</text:p>
            <text:p/>
            <text:p>ERS</text:p>
            <text:p/>
            <text:p>120 Water Street, Suite 350</text:p>
            <text:p/>
            <text:p>North Andover, MA 01845</text:p>
            <text:p/>
            <text:p/>
            <text:p/>
            <text:p>O: +1 905-366-4357</text:p>
            <text:p/>
            <text:p>M: +1 416-618-0036</text:p>
            <text:p/>
            <text:p>www.ers-inc.com</text:p>
            <text:p/>
            <text:p/>
            <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44">
          <table:table-cell office:value-type="float" office:value="338" calcext:value-type="float">
            <text:p>338</text:p>
          </table:table-cell>
          <table:table-cell office:value-type="string" calcext:value-type="string">
            <text:p>https://support.matillion.com/agent/case/338</text:p>
          </table:table-cell>
          <table:table-cell office:value-type="string" calcext:value-type="string">
            <text:p>FEATURE REQUEST: Ability to view Orchestration/Transformation dependencies</text:p>
          </table:table-cell>
          <table:table-cell/>
          <table:table-cell office:value-type="string" calcext:value-type="string">
            <text:p>ipro.us</text:p>
          </table:table-cell>
          <table:table-cell office:value-type="string" calcext:value-type="string">
            <text:p>Hise</text:p>
          </table:table-cell>
          <table:table-cell office:value-type="string" calcext:value-type="string">
            <text:p>Chapman</text:p>
          </table:table-cell>
          <table:table-cell office:value-type="string" calcext:value-type="string">
            <text:p>hise@ipro.us</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4/2016 12:30:06</text:p>
          </table:table-cell>
          <table:table-cell table:style-name="ce1" office:value-type="string" calcext:value-type="string">
            <text:p>8/4/2016 15:23:26</text:p>
          </table:table-cell>
          <table:table-cell table:style-name="ce1" office:value-type="string" calcext:value-type="string">
            <text:p>8/4/2016 13:50:49</text:p>
          </table:table-cell>
          <table:table-cell table:style-name="ce1" office:value-type="string" calcext:value-type="string">
            <text:p>8/4/2016 13:54:08</text:p>
          </table:table-cell>
          <table:table-cell table:style-name="ce1"/>
          <table:table-cell table:number-columns-repeated="2"/>
          <table:table-cell office:value-type="float" office:value="533" calcext:value-type="float">
            <text:p>533</text:p>
          </table:table-cell>
          <table:table-cell table:number-columns-repeated="2" office:value-type="float" office:value="1" calcext:value-type="float">
            <text:p>1</text:p>
          </table:table-cell>
          <table:table-cell table:style-name="ce1" office:value-type="string" calcext:value-type="string">
            <text:p>8/4/2016 12:30:06</text:p>
          </table:table-cell>
          <table:table-cell table:style-name="ce1" office:value-type="string" calcext:value-type="string">
            <text:p>8/4/2016 13:54:08</text:p>
          </table:table-cell>
          <table:table-cell office:value-type="string" calcext:value-type="string">
            <text:p>out</text:p>
          </table:table-cell>
          <table:table-cell/>
          <table:table-cell office:value-type="string" calcext:value-type="string">
            <text:p>Chrome 52.0.2743.82</text:p>
          </table:table-cell>
          <table:table-cell office:value-type="string" calcext:value-type="string">
            <text:p>Linux x86_64</text:p>
          </table:table-cell>
          <table:table-cell office:value-type="string" calcext:value-type="string">
            <text:p>65.190.62.63</text:p>
          </table:table-cell>
          <table:table-cell office:value-type="string" calcext:value-type="string">
            <text:p>english</text:p>
          </table:table-cell>
          <table:table-cell office:value-type="string" calcext:value-type="string">
            <text:p>We have produced a very large number of Orchestrations and Transformations.  This has come from developing an initial transformation, then refactoring into a more efficient/easier to support transformation.  As a result we have a number of transformations that we're not sure if they are actually being called or not from one of our 40 (and growing) list of orchestrations.</text:p>
            <text:p/>
            <text:p>It would be very helpful to be able to have each Orchestration and Transformation to be able to report....</text:p>
            <text:p/>
            <text:p>1. "Depends On.." listing all the Orchestrations/Transformations the selected component calls</text:p>
            <text:p/>
            <text:p>2. "Depends On Me.." list all the Orchestrations/Transformations that call the selected component.</text:p>
            <text:p/>
            <text:p>This will be very useful in maintaining a clean and efficient Project.</text:p>
            <text:p/>
            <text:p>Thanks,</text:p>
            <text:p/>
            <text:p>--Hise Chapman</text:p>
            <text:p>--IPRO</text:p>
          </table:table-cell>
          <table:table-cell table:number-columns-repeated="103"/>
        </table:table-row>
        <table:table-row table:style-name="ro16">
          <table:table-cell office:value-type="float" office:value="339" calcext:value-type="float">
            <text:p>339</text:p>
          </table:table-cell>
          <table:table-cell office:value-type="string" calcext:value-type="string">
            <text:p>https://support.matillion.com/agent/case/339</text:p>
          </table:table-cell>
          <table:table-cell office:value-type="string" calcext:value-type="string">
            <text:p>Query failure - After Matillion upgrade, specific SQL-Server query fails</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4/2016 13:55:33</text:p>
          </table:table-cell>
          <table:table-cell table:style-name="ce1" office:value-type="string" calcext:value-type="string">
            <text:p>8/4/2016 21:14:38</text:p>
          </table:table-cell>
          <table:table-cell table:style-name="ce1" office:value-type="string" calcext:value-type="string">
            <text:p>8/4/2016 13:57:32</text:p>
          </table:table-cell>
          <table:table-cell table:style-name="ce1" office:value-type="string" calcext:value-type="string">
            <text:p>8/4/2016 14:35:19</text:p>
          </table:table-cell>
          <table:table-cell table:style-name="ce1"/>
          <table:table-cell table:number-columns-repeated="2"/>
          <table:table-cell office:value-type="float" office:value="654" calcext:value-type="float">
            <text:p>654</text:p>
          </table:table-cell>
          <table:table-cell table:number-columns-repeated="2" office:value-type="float" office:value="2" calcext:value-type="float">
            <text:p>2</text:p>
          </table:table-cell>
          <table:table-cell table:style-name="ce1" office:value-type="string" calcext:value-type="string">
            <text:p>8/4/2016 14:18:52</text:p>
          </table:table-cell>
          <table:table-cell table:style-name="ce1" office:value-type="string" calcext:value-type="string">
            <text:p>8/4/2016 17:01:50</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Every night we run a bunch of extracts rom MS SQL-Svr (Sage, ERP, X3):-</text:p>
            <text:p> - one of them (&gt;100 lines, little more complex than most) didn't work this morning and doesn't work any more in Matillion when re-run ad-hoc</text:p>
            <text:p> - exact SQL still works happily in DbVisualizer</text:p>
            <text:p> - BTW, we did the Matillion upgrade yesterday</text:p>
            <text:p/>
            <text:p>Thoughts?</text:p>
            <text:p>R</text:p>
            <text:p/>
            <text:p>The SQL, Export and Error message attached</text:p>
            <text:p/>
            <text:p>Matillion ETL for Redshift</text:p>
            <text:p>Version: 1.22.5 (build 128) AMI Version: 128 Instance Type: m3.mediumComponents Version: 1.22.5 (build 101)</text:p>
          </table:table-cell>
          <table:table-cell table:number-columns-repeated="103"/>
        </table:table-row>
        <table:table-row table:style-name="ro8">
          <table:table-cell office:value-type="float" office:value="340" calcext:value-type="float">
            <text:p>340</text:p>
          </table:table-cell>
          <table:table-cell office:value-type="string" calcext:value-type="string">
            <text:p>https://support.matillion.com/agent/case/340</text:p>
          </table:table-cell>
          <table:table-cell office:value-type="string" calcext:value-type="string">
            <text:p>Database Query Component Failing</text:p>
          </table:table-cell>
          <table:table-cell/>
          <table:table-cell office:value-type="string" calcext:value-type="string">
            <text:p>lifestylecommunities.com</text:p>
          </table:table-cell>
          <table:table-cell office:value-type="string" calcext:value-type="string">
            <text:p>Daniel</text:p>
          </table:table-cell>
          <table:table-cell office:value-type="string" calcext:value-type="string">
            <text:p>Martinez</text:p>
          </table:table-cell>
          <table:table-cell office:value-type="string" calcext:value-type="string">
            <text:p>dmartinez@lifestylecommunitie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8/4/2016 14:02:14</text:p>
          </table:table-cell>
          <table:table-cell table:style-name="ce1" office:value-type="string" calcext:value-type="string">
            <text:p>8/5/2016 14:14:47</text:p>
          </table:table-cell>
          <table:table-cell table:style-name="ce1" office:value-type="string" calcext:value-type="string">
            <text:p>8/4/2016 14:09:43</text:p>
          </table:table-cell>
          <table:table-cell table:style-name="ce1" office:value-type="string" calcext:value-type="string">
            <text:p>8/4/2016 14:33:19</text:p>
          </table:table-cell>
          <table:table-cell table:style-name="ce1"/>
          <table:table-cell table:number-columns-repeated="2" table:style-name="ce1" office:value-type="string" calcext:value-type="string">
            <text:p>8/4/2016 16:40:44</text:p>
          </table:table-cell>
          <table:table-cell office:value-type="float" office:value="2473" calcext:value-type="float">
            <text:p>2473</text:p>
          </table:table-cell>
          <table:table-cell office:value-type="float" office:value="4" calcext:value-type="float">
            <text:p>4</text:p>
          </table:table-cell>
          <table:table-cell office:value-type="float" office:value="3" calcext:value-type="float">
            <text:p>3</text:p>
          </table:table-cell>
          <table:table-cell table:style-name="ce1" office:value-type="string" calcext:value-type="string">
            <text:p>8/4/2016 16:40:32</text:p>
          </table:table-cell>
          <table:table-cell table:style-name="ce1" office:value-type="string" calcext:value-type="string">
            <text:p>8/4/2016 15:17:30</text:p>
          </table:table-cell>
          <table:table-cell office:value-type="string" calcext:value-type="string">
            <text:p>in</text:p>
          </table:table-cell>
          <table:table-cell/>
          <table:table-cell office:value-type="string" calcext:value-type="string">
            <text:p>Chrome 52.0.2743.82</text:p>
          </table:table-cell>
          <table:table-cell office:value-type="string" calcext:value-type="string">
            <text:p>Unknown </text:p>
          </table:table-cell>
          <table:table-cell office:value-type="string" calcext:value-type="string">
            <text:p>66.193.183.130</text:p>
          </table:table-cell>
          <table:table-cell office:value-type="string" calcext:value-type="string">
            <text:p>english</text:p>
          </table:table-cell>
          <table:table-cell office:value-type="string" calcext:value-type="string">
            <text:p>Hello,</text:p>
            <text:p/>
            <text:p>We just recently upgraded to 1.22.5, and we noticed the Database Query component is acting strangely. I've attached a job that has run successfully several times before updating to 1.22.5, and immediately afterwards we started seeing some of the database queries fail.</text:p>
            <text:p/>
            <text:p>The strange thing is that some of the database query components are still are successful, but it's not clear what the difference is. We were wondering if you could take a look?</text:p>
            <text:p>These queries are being issued against a SQL Server 2014 Database.</text:p>
            <text:p/>
            <text:p>Failing Components: Customer, Balance</text:p>
            <text:p>Succeeding Components: Service Location, Work Order</text:p>
            <text:p/>
            <text:p>Thanks,</text:p>
            <text:p/>
            <text:p>Dan</text:p>
          </table:table-cell>
          <table:table-cell table:number-columns-repeated="103"/>
        </table:table-row>
        <table:table-row table:style-name="ro29">
          <table:table-cell office:value-type="float" office:value="341" calcext:value-type="float">
            <text:p>341</text:p>
          </table:table-cell>
          <table:table-cell office:value-type="string" calcext:value-type="string">
            <text:p>https://support.matillion.com/agent/case/341</text:p>
          </table:table-cell>
          <table:table-cell office:value-type="string" calcext:value-type="string">
            <text:p>Incremental load</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4/2016 15:25:18</text:p>
          </table:table-cell>
          <table:table-cell table:style-name="ce1" office:value-type="string" calcext:value-type="string">
            <text:p>8/4/2016 21:17:21</text:p>
          </table:table-cell>
          <table:table-cell table:style-name="ce1" office:value-type="string" calcext:value-type="string">
            <text:p>8/4/2016 15:37:25</text:p>
          </table:table-cell>
          <table:table-cell table:style-name="ce1" office:value-type="string" calcext:value-type="string">
            <text:p>8/4/2016 21:17:21</text:p>
          </table:table-cell>
          <table:table-cell table:style-name="ce1"/>
          <table:table-cell table:number-columns-repeated="2"/>
          <table:table-cell office:value-type="float" office:value="2697" calcext:value-type="float">
            <text:p>2697</text:p>
          </table:table-cell>
          <table:table-cell table:number-columns-repeated="2" office:value-type="float" office:value="1" calcext:value-type="float">
            <text:p>1</text:p>
          </table:table-cell>
          <table:table-cell table:style-name="ce1" office:value-type="string" calcext:value-type="string">
            <text:p>8/4/2016 15:25:19</text:p>
          </table:table-cell>
          <table:table-cell table:style-name="ce1" office:value-type="string" calcext:value-type="string">
            <text:p>8/4/2016 21:17:21</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ya,</text:p>
            <text:p/>
            <text:p>Just wondering if there was ever any progress on the Incremental loading of tables into Redshift?</text:p>
            <text:p/>
            <text:p>Then if not, how do I pass a table value into a variable within Matillion?</text:p>
            <text:p/>
            <text:p>Thanks</text:p>
            <text:p/>
            <text:p>Tristan</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cid:imagef1713c.JPG@89e3582e.4d8cb183].</text:p>
          </table:table-cell>
          <table:table-cell table:number-columns-repeated="103"/>
        </table:table-row>
        <table:table-row table:style-name="ro62">
          <table:table-cell office:value-type="float" office:value="342" calcext:value-type="float">
            <text:p>342</text:p>
          </table:table-cell>
          <table:table-cell office:value-type="string" calcext:value-type="string">
            <text:p>https://support.matillion.com/agent/case/342</text:p>
          </table:table-cell>
          <table:table-cell office:value-type="string" calcext:value-type="string">
            <text:p>Web admin panel access</text:p>
          </table:table-cell>
          <table:table-cell/>
          <table:table-cell office:value-type="string" calcext:value-type="string">
            <text:p>brightcove.com</text:p>
          </table:table-cell>
          <table:table-cell office:value-type="string" calcext:value-type="string">
            <text:p>Josh</text:p>
          </table:table-cell>
          <table:table-cell office:value-type="string" calcext:value-type="string">
            <text:p>Gilmour</text:p>
          </table:table-cell>
          <table:table-cell office:value-type="string" calcext:value-type="string">
            <text:p>jgilmour@brightcov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8/4/2016 15:25:27</text:p>
          </table:table-cell>
          <table:table-cell table:style-name="ce1" office:value-type="string" calcext:value-type="string">
            <text:p>8/8/2016 13:19:34</text:p>
          </table:table-cell>
          <table:table-cell table:style-name="ce1" office:value-type="string" calcext:value-type="string">
            <text:p>8/4/2016 15:32:25</text:p>
          </table:table-cell>
          <table:table-cell table:style-name="ce1" office:value-type="string" calcext:value-type="string">
            <text:p>8/4/2016 15:37:06</text:p>
          </table:table-cell>
          <table:table-cell table:style-name="ce1"/>
          <table:table-cell table:number-columns-repeated="2" table:style-name="ce1" office:value-type="string" calcext:value-type="string">
            <text:p>8/8/2016 13:18:58</text:p>
          </table:table-cell>
          <table:table-cell office:value-type="float" office:value="1045" calcext:value-type="float">
            <text:p>1045</text:p>
          </table:table-cell>
          <table:table-cell office:value-type="float" office:value="5" calcext:value-type="float">
            <text:p>5</text:p>
          </table:table-cell>
          <table:table-cell office:value-type="float" office:value="4" calcext:value-type="float">
            <text:p>4</text:p>
          </table:table-cell>
          <table:table-cell table:style-name="ce1" office:value-type="string" calcext:value-type="string">
            <text:p>8/8/2016 13:09:21</text:p>
          </table:table-cell>
          <table:table-cell table:style-name="ce1" office:value-type="string" calcext:value-type="string">
            <text:p>8/8/2016 13:19:34</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Ed &amp; Support -</text:p>
            <text:p/>
            <text:p>I am working w/ Josh Vogel on upgrading to the latest version of Matillion</text:p>
            <text:p>and we noticed in the release notes that there is a web admin portal via</text:p>
            <text:p>http:// however it isn't letting us in, and the consultants</text:p>
            <text:p>who setup the instance stated they haven't accessed the web admin portal.</text:p>
            <text:p/>
            <text:p>Is there a way to reset this password via command line/ssh? We have e2-user</text:p>
            <text:p>and root access to the instance.</text:p>
            <text:p/>
            <text:p>Thanks!</text:p>
            <text:p>- Josh</text:p>
            <text:p/>
            <text:p>--</text:p>
            <text:p/>
            <text:p>*Josh Gilmour*</text:p>
            <text:p/>
            <text:p>*Principal Systems and Network Administrator, Information Technology*</text:p>
            <text:p/>
            <text:p>*Brightcove Inc. *</text:p>
            <text:p/>
            <text:p>*290 Congress St., 4th Floor, Boston, MA 02210*</text:p>
            <text:p>* P: 617 395 5843 *</text:p>
          </table:table-cell>
          <table:table-cell table:number-columns-repeated="103"/>
        </table:table-row>
        <table:table-row table:style-name="ro49">
          <table:table-cell office:value-type="float" office:value="345" calcext:value-type="float">
            <text:p>345</text:p>
          </table:table-cell>
          <table:table-cell office:value-type="string" calcext:value-type="string">
            <text:p>https://support.matillion.com/agent/case/345</text:p>
          </table:table-cell>
          <table:table-cell office:value-type="string" calcext:value-type="string">
            <text:p>index issue preventing load from S3</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5/2016 13:01:54</text:p>
          </table:table-cell>
          <table:table-cell table:style-name="ce1" office:value-type="string" calcext:value-type="string">
            <text:p>8/8/2016 13:45:08</text:p>
          </table:table-cell>
          <table:table-cell table:style-name="ce1" office:value-type="string" calcext:value-type="string">
            <text:p>8/5/2016 14:10:18</text:p>
          </table:table-cell>
          <table:table-cell table:style-name="ce1" office:value-type="string" calcext:value-type="string">
            <text:p>8/5/2016 14:23:45</text:p>
          </table:table-cell>
          <table:table-cell table:style-name="ce1"/>
          <table:table-cell table:number-columns-repeated="2"/>
          <table:table-cell office:value-type="float" office:value="2004" calcext:value-type="float">
            <text:p>2004</text:p>
          </table:table-cell>
          <table:table-cell office:value-type="float" office:value="3" calcext:value-type="float">
            <text:p>3</text:p>
          </table:table-cell>
          <table:table-cell office:value-type="float" office:value="2" calcext:value-type="float">
            <text:p>2</text:p>
          </table:table-cell>
          <table:table-cell table:style-name="ce1" office:value-type="string" calcext:value-type="string">
            <text:p>8/5/2016 14:56:22</text:p>
          </table:table-cell>
          <table:table-cell table:style-name="ce1" office:value-type="string" calcext:value-type="string">
            <text:p>8/8/2016 13:45:08</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I’m trying to run what was a vanilla load into my Production Redshift environment.  I had several queries ran successfully and repeatedly so, but this one query repeatedly fails.</text:p>
            <text:p>The error I get when the process tries to write to the Redshift table is as follows:</text:p>
            <text:p>index "pg_toast_16408_index" is not a btree</text:p>
            <text:p/>
            <text:p>The code I am asking it to run is:</text:p>
            <text:p/>
            <text:p>SELECT</text:p>
            <text:p>    pcsd.product_colour_id,</text:p>
            <text:p>    pcs.sku,</text:p>
            <text:p>    cs.description AS site_name,</text:p>
            <text:p>    pcsd.title AS site_product_title,</text:p>
            <text:p>    pcsd.description AS site_product_description,</text:p>
            <text:p>    c.description AS colour,</text:p>
            <text:p>    mli.description AS generic_colour,</text:p>
            <text:p>    s.description AS size</text:p>
            <text:p>FROM</text:p>
            <text:p>    product_colour_site_details pcsd</text:p>
            <text:p>        INNER JOIN</text:p>
            <text:p>    product_colour pc ON pc.id = pcsd.product_colour_id</text:p>
            <text:p>        INNER JOIN</text:p>
            <text:p>    product_colour_size pcs ON pcs.product_colour_id = pc.id</text:p>
            <text:p>        INNER JOIN</text:p>
            <text:p>    product_colour_size_stock pcss ON pcss.product_colour_size_id = pcs.id</text:p>
            <text:p>        LEFT JOIN</text:p>
            <text:p>    colour c ON c.id = pc.colour_id</text:p>
            <text:p>        LEFT JOIN</text:p>
            <text:p>    size s ON s.id = pcs.size_id</text:p>
            <text:p>        LEFT JOIN</text:p>
            <text:p>    customer_site cs ON pcsd.customer_site_id = cs.id</text:p>
            <text:p>        LEFT JOIN</text:p>
            <text:p>    metadata_colour mc ON mc.id = c.metadata_colour_id</text:p>
            <text:p>        LEFT JOIN</text:p>
            <text:p>    metadata_list_item mli ON mc.generic_colour_metadata_list_item_id = mli.id</text:p>
            <text:p>WHERE</text:p>
            <text:p>    pcsd.customer_site_id = 3</text:p>
            <text:p/>
            <text:p>This runs in the MYSQL workbench with no problems.</text:p>
            <text:p/>
            <text:p>The connector setup looks like:</text:p>
            <text:p>[cid:image001.png@01D1EF21.D6312800]</text:p>
            <text:p/>
            <text:p>The run notes look like the following:</text:p>
            <text:p>[cid:image002.png@01D1EF21.18A9DE80]</text:p>
            <text:p/>
            <text:p/>
            <text:p>I’ve dropped the table and re-ran it.</text:p>
            <text:p/>
            <text:p>I’ve added a distinct to the code thinking it might be to do with the sort key.</text:p>
            <text:p/>
            <text:p>I found this and tried running using KEY and ALL:</text:p>
            <text:p>http://dba.stackexchange.com/questions/145645/analyze-command-in-redshift-fails</text:p>
            <text:p/>
            <text:p>Still doing it, and only on this table.</text:p>
            <text:p/>
            <text:p>Any ideas?</text:p>
            <text:p/>
            <text:p>Thanks</text:p>
            <text:p/>
            <text:p>Tristan</text:p>
            <text:p/>
            <text:p/>
            <text:p/>
            <text:p>Tristan Dibbens</text:p>
            <text:p/>
            <text:p>Senior Data Analyst</text:p>
            <text:p/>
            <text:p/>
            <text:p/>
            <text:p>T: 01242 578376 ext 3896</text:p>
            <text:p/>
            <text:p>E: Tristan.Dibbens@supergroup.co.uk</text:p>
            <text:p/>
            <text:p/>
            <text:p/>
            <text:p>SuperGrou</text:p>
          </table:table-cell>
          <table:table-cell table:number-columns-repeated="103"/>
        </table:table-row>
        <table:table-row table:style-name="ro63">
          <table:table-cell office:value-type="float" office:value="346" calcext:value-type="float">
            <text:p>346</text:p>
          </table:table-cell>
          <table:table-cell office:value-type="string" calcext:value-type="string">
            <text:p>https://support.matillion.com/agent/case/346</text:p>
          </table:table-cell>
          <table:table-cell office:value-type="string" calcext:value-type="string">
            <text:p>Fwd: RDS Query Parameters</text:p>
          </table:table-cell>
          <table:table-cell/>
          <table:table-cell office:value-type="string" calcext:value-type="string">
            <text:p>brightcove.com</text:p>
          </table:table-cell>
          <table:table-cell office:value-type="string" calcext:value-type="string">
            <text:p>Joshua</text:p>
          </table:table-cell>
          <table:table-cell office:value-type="string" calcext:value-type="string">
            <text:p>Vogel</text:p>
          </table:table-cell>
          <table:table-cell office:value-type="string" calcext:value-type="string">
            <text:p>jvogel@brightcov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5/2016 14:07:06</text:p>
          </table:table-cell>
          <table:table-cell table:style-name="ce1" office:value-type="string" calcext:value-type="string">
            <text:p>8/5/2016 16:36:56</text:p>
          </table:table-cell>
          <table:table-cell table:style-name="ce1" office:value-type="string" calcext:value-type="string">
            <text:p>8/5/2016 14:09:01</text:p>
          </table:table-cell>
          <table:table-cell table:style-name="ce1" office:value-type="string" calcext:value-type="string">
            <text:p>8/5/2016 14:17:18</text:p>
          </table:table-cell>
          <table:table-cell table:style-name="ce1"/>
          <table:table-cell table:number-columns-repeated="2"/>
          <table:table-cell office:value-type="float" office:value="1391" calcext:value-type="float">
            <text:p>1391</text:p>
          </table:table-cell>
          <table:table-cell office:value-type="float" office:value="4" calcext:value-type="float">
            <text:p>4</text:p>
          </table:table-cell>
          <table:table-cell office:value-type="float" office:value="3" calcext:value-type="float">
            <text:p>3</text:p>
          </table:table-cell>
          <table:table-cell table:style-name="ce1" office:value-type="string" calcext:value-type="string">
            <text:p>8/5/2016 15:35:36</text:p>
          </table:table-cell>
          <table:table-cell table:style-name="ce1" office:value-type="string" calcext:value-type="string">
            <text:p>8/5/2016 15:17:52</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Joshua Vogel </text:p>
            <text:p>Date: 5 August 2016 at 14:01</text:p>
            <text:p>Subject: RDS Query Parameters</text:p>
            <text:p>To: support@matillion.com</text:p>
            <text:p/>
            <text:p/>
            <text:p>Hello Support,</text:p>
            <text:p/>
            <text:p>I updated to  Version: 1.22.5 (build 128) last night, and ever since then a</text:p>
            <text:p>couple of my RDS Queries are giving me the error: "Parameters contain</text:p>
            <text:p>errors".</text:p>
            <text:p/>
            <text:p>Did something with the syntax change? Is the error referring to other</text:p>
            <text:p>parameters?</text:p>
            <text:p/>
            <text:p>[image: Inline image 1]</text:p>
            <text:p/>
            <text:p>Up until yesterday, these queries ran without issue.</text:p>
            <text:p/>
            <text:p>Regards,</text:p>
            <text:p/>
            <text:p>Josh</text:p>
            <text:p/>
            <text:p/>
            <text:p/>
            <text:p/>
            <text:p>-- </text:p>
            <text:p>Joshua Vogel *| *Business Intelligence  *| *Brightcove</text:p>
            <text:p> *|* *O:* 617.245.5095 *M: *603.490.3253*|*</text:p>
            <text:p>jvogel@brightcove.com</text:p>
            <text:p/>
            <text:p/>
            <text:p/>
            <text:p>-- </text:p>
            <text:p/>
            <text:p>*David Langton*</text:p>
            <text:p/>
            <text:p>david.langton@matillion.com</text:p>
            <text:p/>
            <text:p>t: 01565 759884</text:p>
            <text:p>m: 07887 521634</text:p>
            <text:p/>
            <text:p>Matillion Ltd</text:p>
            <text:p>Springwood, Booths Park, Chelford Road, Knutsford, Cheshire, WA16 8GS</text:p>
            <text:p>w: www.matillion.com</text:p>
          </table:table-cell>
          <table:table-cell table:number-columns-repeated="103"/>
        </table:table-row>
        <table:table-row table:style-name="ro9">
          <table:table-cell office:value-type="float" office:value="347" calcext:value-type="float">
            <text:p>347</text:p>
          </table:table-cell>
          <table:table-cell office:value-type="string" calcext:value-type="string">
            <text:p>https://support.matillion.com/agent/case/347</text:p>
          </table:table-cell>
          <table:table-cell office:value-type="string" calcext:value-type="string">
            <text:p>Admin Console Login</text:p>
          </table:table-cell>
          <table:table-cell/>
          <table:table-cell office:value-type="string" calcext:value-type="string">
            <text:p>flyporter.com</text:p>
          </table:table-cell>
          <table:table-cell office:value-type="string" calcext:value-type="string">
            <text:p>Troy</text:p>
          </table:table-cell>
          <table:table-cell office:value-type="string" calcext:value-type="string">
            <text:p>Tiller</text:p>
          </table:table-cell>
          <table:table-cell office:value-type="string" calcext:value-type="string">
            <text:p>troy.tiller@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5/2016 14:45:53</text:p>
          </table:table-cell>
          <table:table-cell table:style-name="ce1" office:value-type="string" calcext:value-type="string">
            <text:p>8/11/2016 10:33:13</text:p>
          </table:table-cell>
          <table:table-cell table:style-name="ce1" office:value-type="string" calcext:value-type="string">
            <text:p>8/5/2016 16:32:42</text:p>
          </table:table-cell>
          <table:table-cell table:style-name="ce1" office:value-type="string" calcext:value-type="string">
            <text:p>8/8/2016 12:35:31</text:p>
          </table:table-cell>
          <table:table-cell table:style-name="ce1"/>
          <table:table-cell table:number-columns-repeated="2" table:style-name="ce1" office:value-type="string" calcext:value-type="string">
            <text:p>8/9/2016 14:21:33</text:p>
          </table:table-cell>
          <table:table-cell office:value-type="float" office:value="1384" calcext:value-type="float">
            <text:p>1384</text:p>
          </table:table-cell>
          <table:table-cell office:value-type="float" office:value="3" calcext:value-type="float">
            <text:p>3</text:p>
          </table:table-cell>
          <table:table-cell office:value-type="float" office:value="2" calcext:value-type="float">
            <text:p>2</text:p>
          </table:table-cell>
          <table:table-cell table:style-name="ce1" office:value-type="string" calcext:value-type="string">
            <text:p>8/9/2016 14:30:42</text:p>
          </table:table-cell>
          <table:table-cell table:style-name="ce1" office:value-type="string" calcext:value-type="string">
            <text:p>8/9/2016 21:49:04</text:p>
          </table:table-cell>
          <table:table-cell office:value-type="string" calcext:value-type="string">
            <text:p>in</text:p>
          </table:table-cell>
          <table:table-cell/>
          <table:table-cell office:value-type="string" calcext:value-type="string">
            <text:p>Chrome 51.0.2704.103</text:p>
          </table:table-cell>
          <table:table-cell office:value-type="string" calcext:value-type="string">
            <text:p>Windows 7 </text:p>
          </table:table-cell>
          <table:table-cell office:value-type="string" calcext:value-type="string">
            <text:p>184.149.39.237</text:p>
          </table:table-cell>
          <table:table-cell office:value-type="string" calcext:value-type="string">
            <text:p>english</text:p>
          </table:table-cell>
          <table:table-cell office:value-type="string" calcext:value-type="string">
            <text:p>Hi,</text:p>
            <text:p/>
            <text:p>We are having issues trying to login into the Admin page for the first time. We've tried using the default user name and password but it won't work. We think the id of the instance changed at sometime but don't know what it was originally. Is there another way to login?</text:p>
            <text:p/>
            <text:p>Thanks,</text:p>
            <text:p>Troy</text:p>
          </table:table-cell>
          <table:table-cell table:number-columns-repeated="103"/>
        </table:table-row>
        <table:table-row table:style-name="ro41">
          <table:table-cell office:value-type="float" office:value="349" calcext:value-type="float">
            <text:p>349</text:p>
          </table:table-cell>
          <table:table-cell office:value-type="string" calcext:value-type="string">
            <text:p>https://support.matillion.com/agent/case/349</text:p>
          </table:table-cell>
          <table:table-cell office:value-type="string" calcext:value-type="string">
            <text:p>FW: Claranet Support: Ticket Update INC1330119, Matillion upgrade</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table:style-name="ce1" office:value-type="string" calcext:value-type="string">
            <text:p>8/8/2016 10:43:48</text:p>
          </table:table-cell>
          <table:table-cell table:style-name="ce1" office:value-type="string" calcext:value-type="string">
            <text:p>8/8/2016 15:42:02</text:p>
          </table:table-cell>
          <table:table-cell table:style-name="ce1" office:value-type="string" calcext:value-type="string">
            <text:p>8/8/2016 10:59:35</text:p>
          </table:table-cell>
          <table:table-cell table:style-name="ce1" office:value-type="string" calcext:value-type="string">
            <text:p>8/8/2016 11:27:04</text:p>
          </table:table-cell>
          <table:table-cell table:style-name="ce1"/>
          <table:table-cell table:number-columns-repeated="2" table:style-name="ce1" office:value-type="string" calcext:value-type="string">
            <text:p>8/8/2016 15:42:02</text:p>
          </table:table-cell>
          <table:table-cell office:value-type="float" office:value="887" calcext:value-type="float">
            <text:p>887</text:p>
          </table:table-cell>
          <table:table-cell office:value-type="float" office:value="3" calcext:value-type="float">
            <text:p>3</text:p>
          </table:table-cell>
          <table:table-cell office:value-type="float" office:value="2" calcext:value-type="float">
            <text:p>2</text:p>
          </table:table-cell>
          <table:table-cell table:style-name="ce1" office:value-type="string" calcext:value-type="string">
            <text:p>8/8/2016 15:07:03</text:p>
          </table:table-cell>
          <table:table-cell table:style-name="ce1" office:value-type="string" calcext:value-type="string">
            <text:p>8/8/2016 13:53:57</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It looks like in the new version we have upgraded to in our Non Production environment, there is a new method of exporting the modules.</text:p>
            <text:p/>
            <text:p>This appears to be incompatible with the old version in our Production environment.</text:p>
            <text:p/>
            <text:p>Would you be able to help us upgrade our Production environment please?</text:p>
            <text:p/>
            <text:p>Thanks</text:p>
            <text:p/>
            <text:p>Tristan</text:p>
            <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cid:imagedfb24b.JPG@434b0eff.488304d1].</text:p>
            <text:p/>
            <text:p/>
            <text:p>From: Claranet Cloud Support [mailto:cloudsupport@uk.clara.net]</text:p>
            <text:p>Sent: 08 August 2016 10:36</text:p>
            <text:p>To: Tristan Dibbens</text:p>
            <text:p>Subject: Claranet Support: Ticket Update INC1330119, Matillion upgrade</text:p>
            <text:p/>
            <text:p>Hello Tristan,</text:p>
            <text:p/>
            <text:p>Please find below the latest update on your Incident from your Claranet support representative.</text:p>
            <text:p/>
            <text:p>State: New</text:p>
            <text:p>Hi Tristan,</text:p>
            <text:p/>
            <text:p>I am writing to let you know that the non prod instance has been upgraded to the latest available matillion release 1.22.5 as requested.</text:p>
            <text:p/>
            <text:p>However, the prod instance, running currently the release 1.21.5, cannot be upgraded because it is built using a different AMI (BYOL - Bring Your Own License) with a different repository where this version is not available yet.</text:p>
            <text:p/>
            <text:p>If you have any further questions, please let me know.</text:p>
            <text:p/>
            <text:p>Thanks,</text:p>
            <text:p>Jose Castillo</text:p>
            <text:p/>
            <text:p/>
            <text:p>A full record of your ticket is available via Claranet Online.</text:p>
            <text:p/>
            <text:p>To contact us regarding this Incident, please use one of the following methods:</text:p>
            <text:p/>
            <text:p>- Call us on 0161 424 9600</text:p>
            <text:p>- Log in to Claranet Online</text:p>
            <text:p>- Reply to this email</text:p>
            <text:p/>
            <text:p/>
            <text:p>Regards</text:p>
            <text:p>Claranet Support</text:p>
            <text:p/>
            <text:p>Claranet UK</text:p>
            <text:p>--</text:p>
            <text:p>solutionsupport@uk.clara.net</text:p>
            <text:p>0161 424 9600</text:p>
            <text:p>All the information contained within this electronic message from Claranet Ltd is covered by the disclaimer at www.claranet.co.uk/disclaimer</text:p>
            <text:p/>
            <text:p/>
            <text:p/>
            <text:p>Ref:MSG8377247</text:p>
          </table:table-cell>
          <table:table-cell table:number-columns-repeated="103"/>
        </table:table-row>
        <table:table-row table:style-name="ro64">
          <table:table-cell office:value-type="float" office:value="350" calcext:value-type="float">
            <text:p>350</text:p>
          </table:table-cell>
          <table:table-cell office:value-type="string" calcext:value-type="string">
            <text:p>https://support.matillion.com/agent/case/350</text:p>
          </table:table-cell>
          <table:table-cell office:value-type="string" calcext:value-type="string">
            <text:p>Fwd: Adwords API version v201509 error</text:p>
          </table:table-cell>
          <table:table-cell/>
          <table:table-cell office:value-type="string" calcext:value-type="string">
            <text:p>sent.com</text:p>
          </table:table-cell>
          <table:table-cell office:value-type="string" calcext:value-type="string">
            <text:p>Hansjoerg</text:p>
          </table:table-cell>
          <table:table-cell office:value-type="string" calcext:value-type="string">
            <text:p>During</text:p>
          </table:table-cell>
          <table:table-cell office:value-type="string" calcext:value-type="string">
            <text:p>redshift@sen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8/2016 15:47:48</text:p>
          </table:table-cell>
          <table:table-cell table:style-name="ce1" office:value-type="string" calcext:value-type="string">
            <text:p>8/9/2016 21:50:17</text:p>
          </table:table-cell>
          <table:table-cell table:style-name="ce1" office:value-type="string" calcext:value-type="string">
            <text:p>8/8/2016 15:48:56</text:p>
          </table:table-cell>
          <table:table-cell table:style-name="ce1" office:value-type="string" calcext:value-type="string">
            <text:p>8/8/2016 15:55:06</text:p>
          </table:table-cell>
          <table:table-cell table:style-name="ce1"/>
          <table:table-cell table:number-columns-repeated="2"/>
          <table:table-cell office:value-type="float" office:value="405" calcext:value-type="float">
            <text:p>405</text:p>
          </table:table-cell>
          <table:table-cell table:number-columns-repeated="2" office:value-type="float" office:value="2" calcext:value-type="float">
            <text:p>2</text:p>
          </table:table-cell>
          <table:table-cell table:style-name="ce1" office:value-type="string" calcext:value-type="string">
            <text:p>8/8/2016 16:35:10</text:p>
          </table:table-cell>
          <table:table-cell table:style-name="ce1" office:value-type="string" calcext:value-type="string">
            <text:p>8/9/2016 21:50:17</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Name </text:p>
            <text:p>Date: 8 August 2016 at 15:44</text:p>
            <text:p>Subject: Adwords API version v201509 error</text:p>
            <text:p>To: Ed Thompson </text:p>
            <text:p>Cc: Kristian Everard </text:p>
            <text:p/>
            <text:p/>
            <text:p>Hi Ed</text:p>
            <text:p/>
            <text:p>I got informed for having received "Basic Access level" authorization for</text:p>
            <text:p>Google Adwords API now.</text:p>
            <text:p>However we receive error message as below.</text:p>
            <text:p>Unfortunately, I haven't seen any possibility under "Connection options" to</text:p>
            <text:p>indicate a version.</text:p>
            <text:p>Could you please advise for resolving this issue ?</text:p>
            <text:p>Thank you very much in advance,</text:p>
            <text:p>yours sincerely,</text:p>
            <text:p>hansjoerg</text:p>
            <text:p/>
            <text:p/>
            <text:p>--</text:p>
            <text:p>  Name</text:p>
            <text:p>  redshift@sent.com</text:p>
            <text:p/>
            <text:p/>
            <text:p/>
            <text:p>On Fri, Aug 5, 2016, at 05:59 AM, Name wrote:</text:p>
            <text:p/>
            <text:p>Hi Ed,</text:p>
            <text:p/>
            <text:p>We are in the process for applying for "Basic Access level" authorization</text:p>
            <text:p>for Google Adwords API  in order to use Matillion to production data of</text:p>
            <text:p>Adwords.</text:p>
            <text:p/>
            <text:p>In the application form following questions are being asked related to</text:p>
            <text:p>Matillion ETL (see attached screenshot).</text:p>
            <text:p>Notably, they ask for  "design documents" of the tool.</text:p>
            <text:p/>
            <text:p>We would like to make sure to provide an adequate answer to Google in order</text:p>
            <text:p>to make sure that our request for Basic Access level will be granted.</text:p>
            <text:p>Therefore could you please provide us with the right information for the</text:p>
            <text:p>questions in the attached screen shot ?</text:p>
            <text:p/>
            <text:p>We thank you very much in advance for your assistance</text:p>
            <text:p>Yours sincerely, hansjoerg</text:p>
            <text:p/>
            <text:p/>
            <text:p/>
            <text:p/>
            <text:p>redshift@sent.com</text:p>
            <text:p/>
            <text:p/>
            <text:p/>
            <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1">
          <table:table-cell office:value-type="float" office:value="351" calcext:value-type="float">
            <text:p>351</text:p>
          </table:table-cell>
          <table:table-cell office:value-type="string" calcext:value-type="string">
            <text:p>https://support.matillion.com/agent/case/351</text:p>
          </table:table-cell>
          <table:table-cell office:value-type="string" calcext:value-type="string">
            <text:p>Boto3</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8/2016 21:25:27</text:p>
          </table:table-cell>
          <table:table-cell table:style-name="ce1" office:value-type="string" calcext:value-type="string">
            <text:p>8/11/2016 10:46:45</text:p>
          </table:table-cell>
          <table:table-cell table:style-name="ce1" office:value-type="string" calcext:value-type="string">
            <text:p>8/8/2016 21:52:54</text:p>
          </table:table-cell>
          <table:table-cell table:style-name="ce1" office:value-type="string" calcext:value-type="string">
            <text:p>8/8/2016 21:54:19</text:p>
          </table:table-cell>
          <table:table-cell table:style-name="ce1"/>
          <table:table-cell table:number-columns-repeated="2"/>
          <table:table-cell office:value-type="float" office:value="55" calcext:value-type="float">
            <text:p>55</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8/8/2016 22:19:32</text:p>
          </table:table-cell>
          <table:table-cell table:style-name="ce1" office:value-type="string" calcext:value-type="string">
            <text:p>8/8/2016 21:54:19</text:p>
          </table:table-cell>
          <table:table-cell office:value-type="string" calcext:value-type="string">
            <text:p>in</text:p>
          </table:table-cell>
          <table:table-cell/>
          <table:table-cell office:value-type="string" calcext:value-type="string">
            <text:p>Chrome 52.0.2743.116</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when might be available from python scripting component?</text:p>
          </table:table-cell>
          <table:table-cell table:number-columns-repeated="103"/>
        </table:table-row>
        <table:table-row table:style-name="ro56">
          <table:table-cell office:value-type="float" office:value="352" calcext:value-type="float">
            <text:p>352</text:p>
          </table:table-cell>
          <table:table-cell office:value-type="string" calcext:value-type="string">
            <text:p>https://support.matillion.com/agent/case/352</text:p>
          </table:table-cell>
          <table:table-cell office:value-type="string" calcext:value-type="string">
            <text:p>Transposing rows with null values</text:p>
          </table:table-cell>
          <table:table-cell/>
          <table:table-cell office:value-type="string" calcext:value-type="string">
            <text:p>The Hut Group</text:p>
          </table:table-cell>
          <table:table-cell office:value-type="string" calcext:value-type="string">
            <text:p>Phil</text:p>
          </table:table-cell>
          <table:table-cell office:value-type="string" calcext:value-type="string">
            <text:p>Evans</text:p>
          </table:table-cell>
          <table:table-cell office:value-type="string" calcext:value-type="string">
            <text:p>pevans82@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open</text:p>
          </table:table-cell>
          <table:table-cell office:value-type="string" calcext:value-type="string">
            <text:p>General</text:p>
          </table:table-cell>
          <table:table-cell table:number-columns-repeated="3"/>
          <table:table-cell table:style-name="ce1" office:value-type="string" calcext:value-type="string">
            <text:p>8/9/2016 08:55:09</text:p>
          </table:table-cell>
          <table:table-cell table:style-name="ce1" office:value-type="string" calcext:value-type="string">
            <text:p>8/12/2016 09:44:38</text:p>
          </table:table-cell>
          <table:table-cell table:style-name="ce1" office:value-type="string" calcext:value-type="string">
            <text:p>8/9/2016 13:22:43</text:p>
          </table:table-cell>
          <table:table-cell table:style-name="ce1" office:value-type="string" calcext:value-type="string">
            <text:p>8/9/2016 21:53:25</text:p>
          </table:table-cell>
          <table:table-cell table:style-name="ce1"/>
          <table:table-cell table:number-columns-repeated="2"/>
          <table:table-cell office:value-type="float" office:value="680" calcext:value-type="float">
            <text:p>680</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8/9/2016 22:56:19</text:p>
          </table:table-cell>
          <table:table-cell table:style-name="ce1" office:value-type="string" calcext:value-type="string">
            <text:p>8/9/2016 21:53:25</text:p>
          </table:table-cell>
          <table:table-cell office:value-type="string" calcext:value-type="string">
            <text:p>in</text:p>
          </table:table-cell>
          <table:table-cell/>
          <table:table-cell office:value-type="string" calcext:value-type="string">
            <text:p>Chrome 52.0.2743.82</text:p>
          </table:table-cell>
          <table:table-cell office:value-type="string" calcext:value-type="string">
            <text:p>Linux x86_64</text:p>
          </table:table-cell>
          <table:table-cell office:value-type="string" calcext:value-type="string">
            <text:p>51.179.162.234</text:p>
          </table:table-cell>
          <table:table-cell office:value-type="string" calcext:value-type="string">
            <text:p>english</text:p>
          </table:table-cell>
          <table:table-cell office:value-type="string" calcext:value-type="string">
            <text:p>Hi,</text:p>
            <text:p/>
            <text:p>We're attempting to transpose product related data from a set of key value pairs where the values can be null.  For example, the keys are category, title, colour and weight. We also guarantee the above order for aggregation.</text:p>
            <text:p/>
            <text:p>Consider we have the following data:</text:p>
            <text:p>product_id    key    value</text:p>
            <text:p>1    category    clothing</text:p>
            <text:p>1    title    Levi's skinny fit jeans</text:p>
            <text:p>1    colour    black</text:p>
            <text:p>1    weight    500g</text:p>
            <text:p>2    category    dvd</text:p>
            <text:p>2    title    Iron Man</text:p>
            <text:p>2    colour    {null}</text:p>
            <text:p>2    weight    120g</text:p>
            <text:p/>
            <text:p>The result of the aggregation is:</text:p>
            <text:p>product_id    value</text:p>
            <text:p>1    clothing,Levi's skinny fit jeans,black,500g</text:p>
            <text:p>2    dvd,Iron Man,120g</text:p>
            <text:p/>
            <text:p>If we were then to split this data we would get:</text:p>
            <text:p>product_id    category    title    colour     weight</text:p>
            <text:p>1    clothing    Levi's skinny fit jeans    black    500g</text:p>
            <text:p>2    dvd    Iron Man    120g</text:p>
            <text:p/>
            <text:p>The Colour's value is 120g and weight is null.</text:p>
            <text:p/>
            <text:p>We thought a simple calculation component would resolve this by qualifying the null values with 'unknown' and running the transpose against the qualified_value.</text:p>
            <text:p/>
            <text:p>We would have expected the results for Iron Man after the spit to have been:</text:p>
            <text:p>product_id    category    title    colour     weight</text:p>
            <text:p>2    dvd    Iron Man    unknown    120g</text:p>
            <text:p/>
            <text:p>However, we get the same results as the unqualified value:</text:p>
            <text:p>2    dvd    Iron Man    120g</text:p>
            <text:p/>
            <text:p>Can you please explain why this is happening and how we can resolve the issue?</text:p>
            <text:p/>
            <text:p>Kind Regards,</text:p>
            <text:p/>
            <text:p>Phil</text:p>
          </table:table-cell>
          <table:table-cell table:number-columns-repeated="103"/>
        </table:table-row>
        <table:table-row table:style-name="ro65">
          <table:table-cell office:value-type="float" office:value="353" calcext:value-type="float">
            <text:p>353</text:p>
          </table:table-cell>
          <table:table-cell office:value-type="string" calcext:value-type="string">
            <text:p>https://support.matillion.com/agent/case/353</text:p>
          </table:table-cell>
          <table:table-cell office:value-type="string" calcext:value-type="string">
            <text:p>Fwd: Invitation: Matillion ETL for Redshift - IndiaMART @ Mon Aug 8, 2016 3pm - 4pm (shashank.singhal@indiamart.com)</text:p>
          </table:table-cell>
          <table:table-cell/>
          <table:table-cell office:value-type="string" calcext:value-type="string">
            <text:p>indiamart.com</text:p>
          </table:table-cell>
          <table:table-cell office:value-type="string" calcext:value-type="string">
            <text:p>Shashank</text:p>
          </table:table-cell>
          <table:table-cell office:value-type="string" calcext:value-type="string">
            <text:p>Singhal</text:p>
          </table:table-cell>
          <table:table-cell office:value-type="string" calcext:value-type="string">
            <text:p>shashank.singhal@indiamar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9/2016 13:22:44</text:p>
          </table:table-cell>
          <table:table-cell table:style-name="ce1" office:value-type="string" calcext:value-type="string">
            <text:p>8/10/2016 12:20:43</text:p>
          </table:table-cell>
          <table:table-cell table:style-name="ce1" office:value-type="string" calcext:value-type="string">
            <text:p>8/9/2016 13:22:56</text:p>
          </table:table-cell>
          <table:table-cell table:style-name="ce1" office:value-type="string" calcext:value-type="string">
            <text:p>8/9/2016 13:25:42</text:p>
          </table:table-cell>
          <table:table-cell table:style-name="ce1"/>
          <table:table-cell table:number-columns-repeated="2"/>
          <table:table-cell office:value-type="float" office:value="130" calcext:value-type="float">
            <text:p>130</text:p>
          </table:table-cell>
          <table:table-cell table:number-columns-repeated="2" office:value-type="float" office:value="1" calcext:value-type="float">
            <text:p>1</text:p>
          </table:table-cell>
          <table:table-cell table:style-name="ce1" office:value-type="string" calcext:value-type="string">
            <text:p>8/9/2016 13:22:44</text:p>
          </table:table-cell>
          <table:table-cell table:style-name="ce1" office:value-type="string" calcext:value-type="string">
            <text:p>8/9/2016 13:25:42</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Shashank Singhal </text:p>
            <text:p>Date: 9 August 2016 at 13:34</text:p>
            <text:p>Subject: Re: Invitation: Matillion ETL for Redshift - IndiaMART @ Mon Aug</text:p>
            <text:p>8, 2016 3pm - 4pm (shashank.singhal@indiamart.com)</text:p>
            <text:p>To: Joe Steadman </text:p>
            <text:p>Cc: Ed Thompson </text:p>
            <text:p/>
            <text:p/>
            <text:p>Hi Joe/Ed,</text:p>
            <text:p/>
            <text:p>I have set up a Matillion instance as per your instructions. I am able to</text:p>
            <text:p>login into Matillion from one machine but I am unable to login from other</text:p>
            <text:p>machines. I am sending you screenshot of error. Kindly help me.</text:p>
            <text:p/>
            <text:p>Regards</text:p>
            <text:p>Shashank</text:p>
            <text:p/>
            <text:p/>
            <text:p/>
            <text:p>On Mon, Aug 8, 2016 at 4:12 PM, Joe Steadman </text:p>
            <text:p>wrote:</text:p>
            <text:p/>
            <text:p>&gt; Hi Shashank</text:p>
            <text:p>&gt;</text:p>
            <text:p>&gt; We lost you completely. Unfortunately Ed has had to join another scheduled</text:p>
            <text:p>&gt; call, so may I suggest any questions you have you fire these across so Ed</text:p>
            <text:p>&gt; can pick them up and provide any answers. I have had to dial back into the</text:p>
            <text:p>&gt; call and have some time to speak if you wish?</text:p>
            <text:p>&gt;</text:p>
            <text:p>&gt; In the meantime, here are some resources to get started with Matillion ETL</text:p>
            <text:p>&gt; for Redshift:</text:p>
            <text:p>&gt; - go to our Marketplace listing</text:p>
            <text:p>&gt; </text:p>
            <text:p>&gt; - pick your instance, I recommend an m3.medium to benchmark performance</text:p>
            <text:p>&gt; - click the *manual install</text:p>
            <text:p>&gt; * (not 1</text:p>
            <text:p>&gt; click) and this will invoke a security setting (IAM role) that will allow</text:p>
            <text:p>&gt; you to see all the other AWS assets in your estate, including your Redshift</text:p>
            <text:p>&gt; cluster</text:p>
            <text:p>&gt; - support portal with articles here</text:p>
            <text:p>&gt; </text:p>
            <text:p>&gt;</text:p>
            <text:p>&gt; - tutorial series on Youtube here</text:p>
            <text:p>&gt; </text:p>
            <text:p>&gt;</text:p>
            <text:p>&gt; (Please do not hesitate to reach out to us for assistance or support</text:p>
            <text:p>&gt; getting the trial started on support@matillion.com)</text:p>
            <text:p>&gt;</text:p>
            <text:p>&gt; Apologies for the technical difficulties, happy to rearrange another call</text:p>
            <text:p>&gt; or demo should you wish.</text:p>
            <text:p>&gt;</text:p>
            <text:p>&gt; Hope your meeting with AWS goes well tomorrow, please keep in contact and</text:p>
            <text:p>&gt; let us know should you decide to spin-up the 14-day free trial of Matillion</text:p>
            <text:p>&gt; ETL for Redshift which is available via the AWS Marketplace.</text:p>
            <text:p>&gt;</text:p>
            <text:p>&gt; Many thanks.</text:p>
            <text:p>&gt; Joe</text:p>
            <text:p>&gt;</text:p>
            <text:p>&gt;</text:p>
            <text:p>&gt;</text:p>
            <text:p>&gt;</text:p>
            <text:p>&gt;</text:p>
            <text:p>&gt;</text:p>
            <text:p>&gt;</text:p>
            <text:p>&gt;</text:p>
            <text:p>&gt;</text:p>
            <text:p>&gt;</text:p>
            <text:p>&gt;</text:p>
            <text:p>&gt;</text:p>
            <text:p>&gt;</text:p>
            <text:p>&gt;</text:p>
            <text:p>&gt;</text:p>
            <text:p>&gt;</text:p>
            <text:p>&gt;</text:p>
            <text:p>&gt;</text:p>
            <text:p>&gt;</text:p>
            <text:p>&gt; On 8 August 2016 at 11:36, Shashank Singhal  m&gt; wrote:</text:p>
            <text:p>&gt;</text:p>
            <text:p>&gt;&gt; Hi Joe/Ed,</text:p>
            <text:p>&gt;&gt;</text:p>
            <text:p>&gt;&gt; I am not able to hear the audio.</text:p>
            <text:p>&gt;&gt;</text:p>
            <text:p>&gt;&gt; Regards</text:p>
            <text:p>&gt;&gt; Shashank</text:p>
            <text:p>&gt;&gt;</text:p>
            <text:p>&gt;&gt; On M</text:p>
          </table:table-cell>
          <table:table-cell table:number-columns-repeated="103"/>
        </table:table-row>
        <table:table-row table:style-name="ro1">
          <table:table-cell office:value-type="float" office:value="354" calcext:value-type="float">
            <text:p>354</text:p>
          </table:table-cell>
          <table:table-cell office:value-type="string" calcext:value-type="string">
            <text:p>https://support.matillion.com/agent/case/354</text:p>
          </table:table-cell>
          <table:table-cell office:value-type="string" calcext:value-type="string">
            <text:p>LDAP</text:p>
          </table:table-cell>
          <table:table-cell/>
          <table:table-cell office:value-type="string" calcext:value-type="string">
            <text:p>flyporter.com</text:p>
          </table:table-cell>
          <table:table-cell office:value-type="string" calcext:value-type="string">
            <text:p>Jason</text:p>
          </table:table-cell>
          <table:table-cell office:value-type="string" calcext:value-type="string">
            <text:p>Paterson</text:p>
          </table:table-cell>
          <table:table-cell office:value-type="string" calcext:value-type="string">
            <text:p>jason.paterson@flyporter.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9/2016 14:25:21</text:p>
          </table:table-cell>
          <table:table-cell table:style-name="ce1" office:value-type="string" calcext:value-type="string">
            <text:p>8/9/2016 21:33:34</text:p>
          </table:table-cell>
          <table:table-cell table:style-name="ce1" office:value-type="string" calcext:value-type="string">
            <text:p>8/9/2016 14:37:14</text:p>
          </table:table-cell>
          <table:table-cell table:style-name="ce1" office:value-type="string" calcext:value-type="string">
            <text:p>8/9/2016 21:33:34</text:p>
          </table:table-cell>
          <table:table-cell table:style-name="ce1"/>
          <table:table-cell table:number-columns-repeated="2"/>
          <table:table-cell office:value-type="float" office:value="694" calcext:value-type="float">
            <text:p>694</text:p>
          </table:table-cell>
          <table:table-cell table:number-columns-repeated="2" office:value-type="float" office:value="1" calcext:value-type="float">
            <text:p>1</text:p>
          </table:table-cell>
          <table:table-cell table:style-name="ce1" office:value-type="string" calcext:value-type="string">
            <text:p>8/9/2016 14:25:21</text:p>
          </table:table-cell>
          <table:table-cell table:style-name="ce1" office:value-type="string" calcext:value-type="string">
            <text:p>8/9/2016 21:33:34</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Mac OS 10.11</text:p>
          </table:table-cell>
          <table:table-cell office:value-type="string" calcext:value-type="string">
            <text:p>207.134.141.124</text:p>
          </table:table-cell>
          <table:table-cell office:value-type="string" calcext:value-type="string">
            <text:p>english</text:p>
          </table:table-cell>
          <table:table-cell office:value-type="string" calcext:value-type="string">
            <text:p>I tried setting up LDAP, but apparently I misunderstood something, and now nobody can log in to Matillion, and I can't use the local admin account ec2-user any longer to get into the Admin console. Please help.</text:p>
          </table:table-cell>
          <table:table-cell table:number-columns-repeated="103"/>
        </table:table-row>
        <table:table-row table:style-name="ro66">
          <table:table-cell office:value-type="float" office:value="355" calcext:value-type="float">
            <text:p>355</text:p>
          </table:table-cell>
          <table:table-cell office:value-type="string" calcext:value-type="string">
            <text:p>https://support.matillion.com/agent/case/355</text:p>
          </table:table-cell>
          <table:table-cell office:value-type="string" calcext:value-type="string">
            <text:p>Could not connect to RDS instance</text:p>
          </table:table-cell>
          <table:table-cell/>
          <table:table-cell office:value-type="string" calcext:value-type="string">
            <text:p>bhnetwork.com</text:p>
          </table:table-cell>
          <table:table-cell office:value-type="string" calcext:value-type="string">
            <text:p>matt</text:p>
          </table:table-cell>
          <table:table-cell office:value-type="string" calcext:value-type="string">
            <text:p>tidmarsh</text:p>
          </table:table-cell>
          <table:table-cell office:value-type="string" calcext:value-type="string">
            <text:p>matt.tidmarsh@bhnetwork.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9/2016 21:25:28</text:p>
          </table:table-cell>
          <table:table-cell table:style-name="ce1" office:value-type="string" calcext:value-type="string">
            <text:p>8/12/2016 09:42:00</text:p>
          </table:table-cell>
          <table:table-cell table:style-name="ce1" office:value-type="string" calcext:value-type="string">
            <text:p>8/9/2016 21:32:57</text:p>
          </table:table-cell>
          <table:table-cell table:style-name="ce1" office:value-type="string" calcext:value-type="string">
            <text:p>8/9/2016 21:38:09</text:p>
          </table:table-cell>
          <table:table-cell table:style-name="ce1"/>
          <table:table-cell table:number-columns-repeated="2"/>
          <table:table-cell office:value-type="float" office:value="1316" calcext:value-type="float">
            <text:p>1316</text:p>
          </table:table-cell>
          <table:table-cell office:value-type="float" office:value="3" calcext:value-type="float">
            <text:p>3</text:p>
          </table:table-cell>
          <table:table-cell office:value-type="float" office:value="4" calcext:value-type="float">
            <text:p>4</text:p>
          </table:table-cell>
          <table:table-cell table:style-name="ce1" office:value-type="string" calcext:value-type="string">
            <text:p>8/11/2016 22:06:12</text:p>
          </table:table-cell>
          <table:table-cell table:style-name="ce1" office:value-type="string" calcext:value-type="string">
            <text:p>8/12/2016 09:42:00</text:p>
          </table:table-cell>
          <table:table-cell office:value-type="string" calcext:value-type="string">
            <text:p>in</text:p>
          </table:table-cell>
          <table:table-cell/>
          <table:table-cell office:value-type="string" calcext:value-type="string">
            <text:p>Firefox 48.0</text:p>
          </table:table-cell>
          <table:table-cell office:value-type="string" calcext:value-type="string">
            <text:p>Mac OS 10.11</text:p>
          </table:table-cell>
          <table:table-cell office:value-type="string" calcext:value-type="string">
            <text:p>173.228.45.210</text:p>
          </table:table-cell>
          <table:table-cell office:value-type="string" calcext:value-type="string">
            <text:p>english</text:p>
          </table:table-cell>
          <table:table-cell office:value-type="string" calcext:value-type="string">
            <text:p>New to Matillion and on a 14 day trial. Attempting to configure RDS Query component and getting to following error. Is this a security group issue? </text:p>
            <text:p/>
            <text:p/>
            <text:p>Errors found Query: Could not connect to address=(host=alesdb56-slave.cwxszuq0zzy6.us-west-1.rds.amazonaws.com)(port=3306)(type=master) : Connection timed out</text:p>
            <text:p>Schema</text:p>
            <text:p/>
            <text:p>[Environment Default]</text:p>
            <text:p/>
            <text:p>...</text:p>
            <text:p/>
            <text:p>OK</text:p>
            <text:p>Target Table</text:p>
            <text:p/>
            <text:p> </text:p>
            <text:p/>
            <text:p>...</text:p>
            <text:p/>
            <text:p>Input required.</text:p>
            <text:p>S3 Staging Area</text:p>
            <text:p/>
            <text:p> </text:p>
            <text:p/>
            <text:p>...</text:p>
            <text:p/>
            <text:p>This component requires write access to an S3 bucket.</text:p>
            <text:p>JDBC Options</text:p>
            <text:p/>
            <text:p> </text:p>
            <text:p/>
            <text:p>...</text:p>
            <text:p/>
            <text:p>OK</text:p>
            <text:p>Concurrency</text:p>
            <text:p/>
            <text:p>2</text:p>
            <text:p/>
            <text:p>...</text:p>
            <text:p/>
            <text:p>OK</text:p>
            <text:p>Distribution Style</text:p>
            <text:p/>
            <text:p>Even</text:p>
            <text:p/>
            <text:p>...</text:p>
            <text:p/>
            <text:p>OK</text:p>
            <text:p>Sort Key</text:p>
            <text:p/>
            <text:p> </text:p>
            <text:p/>
            <text:p>...</text:p>
            <text:p/>
            <text:p>OK</text:p>
          </table:table-cell>
          <table:table-cell table:number-columns-repeated="103"/>
        </table:table-row>
        <table:table-row table:style-name="ro32">
          <table:table-cell office:value-type="float" office:value="356" calcext:value-type="float">
            <text:p>356</text:p>
          </table:table-cell>
          <table:table-cell office:value-type="string" calcext:value-type="string">
            <text:p>https://support.matillion.com/agent/case/356</text:p>
          </table:table-cell>
          <table:table-cell office:value-type="string" calcext:value-type="string">
            <text:p>Re: Tasks queued despite no incomplete tasks</text:p>
          </table:table-cell>
          <table:table-cell/>
          <table:table-cell office:value-type="string" calcext:value-type="string">
            <text:p>The Hut Group</text:p>
          </table:table-cell>
          <table:table-cell office:value-type="string" calcext:value-type="string">
            <text:p>Phil</text:p>
          </table:table-cell>
          <table:table-cell office:value-type="string" calcext:value-type="string">
            <text:p>Evans</text:p>
          </table:table-cell>
          <table:table-cell office:value-type="string" calcext:value-type="string">
            <text:p>pevans82@gmail.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10/2016 10:36:07</text:p>
          </table:table-cell>
          <table:table-cell table:style-name="ce1" office:value-type="string" calcext:value-type="string">
            <text:p>8/11/2016 13:23:02</text:p>
          </table:table-cell>
          <table:table-cell table:style-name="ce1" office:value-type="string" calcext:value-type="string">
            <text:p>8/10/2016 10:37:33</text:p>
          </table:table-cell>
          <table:table-cell table:style-name="ce1" office:value-type="string" calcext:value-type="string">
            <text:p>8/10/2016 10:40:25</text:p>
          </table:table-cell>
          <table:table-cell table:style-name="ce1"/>
          <table:table-cell table:number-columns-repeated="2"/>
          <table:table-cell office:value-type="float" office:value="515" calcext:value-type="float">
            <text:p>515</text:p>
          </table:table-cell>
          <table:table-cell office:value-type="float" office:value="4" calcext:value-type="float">
            <text:p>4</text:p>
          </table:table-cell>
          <table:table-cell office:value-type="float" office:value="3" calcext:value-type="float">
            <text:p>3</text:p>
          </table:table-cell>
          <table:table-cell table:style-name="ce1" office:value-type="string" calcext:value-type="string">
            <text:p>8/11/2016 10:53:23</text:p>
          </table:table-cell>
          <table:table-cell table:style-name="ce1" office:value-type="string" calcext:value-type="string">
            <text:p>8/11/2016 10:33:17</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Phil thanks for your note.</text:p>
            <text:p>This warrants a support ticket to support@matillion.com, but for urgency</text:p>
            <text:p>I'll bring in my CTO Ed for his thoughts !</text:p>
            <text:p/>
            <text:p/>
            <text:p/>
            <text:p>On Wednesday, 10 August 2016, Phil Evans  wrote:</text:p>
            <text:p/>
            <text:p>&gt; Hi Kristian,</text:p>
            <text:p>&gt;</text:p>
            <text:p>&gt; My name is Phil Evans, I'm a Principle Developer here at The Hut Group.  I</text:p>
            <text:p>&gt; have recently been working on expanding our ETL layer with Matillion.</text:p>
            <text:p>&gt;</text:p>
            <text:p>&gt; I have come across an issue this morning where tasks are queuing up and</text:p>
            <text:p>&gt; never progressing.  I cannot seem to find the offending incomplete task.</text:p>
            <text:p>&gt; All tasks displayed by Matillion's task history are complete.  Looking at</text:p>
            <text:p>&gt; the connection logs on Redshift all seems OK and there are no locks on any</text:p>
            <text:p>&gt; of the tables either.</text:p>
            <text:p>&gt;</text:p>
            <text:p>&gt; I've spoken to James Creedy and he's seen something similar once before.</text:p>
            <text:p>&gt; He said that there was an issue with the UI and a simple refresh of the</text:p>
            <text:p>&gt; browser recovered from it.  Unfortunately this issue is more severe as a</text:p>
            <text:p>&gt; refresh does not recover it and everyone sees the same behaviour.</text:p>
            <text:p>&gt;</text:p>
            <text:p>&gt; I'm thinking that my next step is to restart the Matillion instance to see</text:p>
            <text:p>&gt; if that may clear it but thought I'd contact you first to see if you have</text:p>
            <text:p>&gt; any insight into this or require any logs etc to debug before I do.</text:p>
            <text:p>&gt;</text:p>
            <text:p>&gt; Thanks in advance.</text:p>
            <text:p>&gt;</text:p>
            <text:p>&gt; Regards,</text:p>
            <text:p>&gt;</text:p>
            <text:p>&gt; Phil</text:p>
            <text:p>&gt;</text:p>
            <text:p>&gt; Phil Evans</text:p>
            <text:p>&gt; Principal Developer</text:p>
            <text:p>&gt; The Hut Group</text:p>
            <text:p>&gt;</text:p>
            <text:p>&gt; Tel:</text:p>
            <text:p>&gt; Email: Phil.Evans@thehutgroup.com  Phil.Evans@thehutgroup.com &gt;</text:p>
            <text:p>&gt;</text:p>
            <text:p>&gt; For the purposes of this email, the "company" means The Hut Group Limited,</text:p>
            <text:p>&gt; a company registered in England and Wales (company number 6539496) whose</text:p>
            <text:p>&gt; registered office is at Meridian House, Gadbrook Park, Rudheath, Northwich,</text:p>
            <text:p>&gt; Cheshire, CW9 7RA and/or any of its respective subsidiaries.</text:p>
            <text:p>&gt;</text:p>
            <text:p>&gt; Confidentiality Notice</text:p>
            <text:p>&gt; This e-mail is confidential and intended for the use of the named</text:p>
            <text:p>&gt; recipient only. If you are not the intended recipient please notify us by</text:p>
            <text:p>&gt; telephone immediately on +44(0)1606 338197 or return it to us by e-mail.</text:p>
            <text:p>&gt; Please then delete it f</text:p>
          </table:table-cell>
          <table:table-cell table:number-columns-repeated="103"/>
        </table:table-row>
        <table:table-row table:style-name="ro22">
          <table:table-cell office:value-type="float" office:value="357" calcext:value-type="float">
            <text:p>357</text:p>
          </table:table-cell>
          <table:table-cell office:value-type="string" calcext:value-type="string">
            <text:p>https://support.matillion.com/agent/case/357</text:p>
          </table:table-cell>
          <table:table-cell office:value-type="string" calcext:value-type="string">
            <text:p>Python component issue</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10/2016 22:05:11</text:p>
          </table:table-cell>
          <table:table-cell table:style-name="ce1" office:value-type="string" calcext:value-type="string">
            <text:p>8/11/2016 13:22:55</text:p>
          </table:table-cell>
          <table:table-cell table:style-name="ce1" office:value-type="string" calcext:value-type="string">
            <text:p>8/11/2016 10:34:03</text:p>
          </table:table-cell>
          <table:table-cell table:style-name="ce1" office:value-type="string" calcext:value-type="string">
            <text:p>8/11/2016 10:46:04</text:p>
          </table:table-cell>
          <table:table-cell table:style-name="ce1"/>
          <table:table-cell table:number-columns-repeated="2"/>
          <table:table-cell office:value-type="float" office:value="682" calcext:value-type="float">
            <text:p>682</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8/11/2016 11:09:16</text:p>
          </table:table-cell>
          <table:table-cell table:style-name="ce1" office:value-type="string" calcext:value-type="string">
            <text:p>8/11/2016 10:46:04</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I’m having selective problems renaming files using the following code in a Python component on an iterative component:</text:p>
            <text:p/>
            <text:p>v_input = 'dynamic_action/' + v_output_file + '000'</text:p>
            <text:p>v_output = 'dynamic_action/' + v_output_file</text:p>
            <text:p/>
            <text:p>print 'source file = ' + v_output + '000'</text:p>
            <text:p>print 'destination file = ' + v_output</text:p>
            <text:p>print 's3 bucket = ' + v_s3_location</text:p>
            <text:p/>
            <text:p>#S3 intereaction allowing copy_key to create a new file with new filename</text:p>
            <text:p>import boto</text:p>
            <text:p>conn=boto.connect_s3()</text:p>
            <text:p>destbucket=conn.get_bucket(v_s3_location)</text:p>
            <text:p>destbucket.copy_key(v_output, v_s3_location, v_input)</text:p>
            <text:p/>
            <text:p>Its inspired by a piece of code you used as an example for the Python component. (which was really handy btw)</text:p>
            <text:p/>
            <text:p>But it selectively fails with the following log notes:</text:p>
            <text:p/>
            <text:p>Execute Orchestration Component         Rename and SFTP            Python Script 1  FAILED  22:51:26               50.4s</text:p>
            <text:p>source file = dynamic_action/SD_OnlineSiteStatus_20160810.csv000</text:p>
            <text:p>destination file = dynamic_action/SD_OnlineSiteStatus_20160810.csv</text:p>
            <text:p>s3 bucket = sd-prod-data</text:p>
            <text:p>Got this failure java.lang.NullPointerException during SSL handshake ( sd-prod-data.s3.amazonaws.com/52.218.64.25:443] timeout=70.0&gt;)</text:p>
            <text:p>Got this failure java.lang.NullPointerException during SSL handshake ( sd-prod-data.s3.amazonaws.com/52.218.64.25:443] timeout=70.0&gt;)</text:p>
            <text:p>Got this failure java.lang.NullPointerException during SSL handshake ( sd-prod-data.s3.amazonaws.com/52.218.64.25:443] timeout=70.0&gt;)</text:p>
            <text:p>Got this failure java.lang.NullPointerException during SSL handshake ( sd-prod-data.s3.amazonaws.com/52.218.64.25:443] timeout=70.0&gt;)</text:p>
            <text:p>Got this failure java.lang.NullPointerException during SSL handshake ( sd-prod-data.s3.amazonaws.com/52.218.64.25:443] timeout=70.0&gt;)</text:p>
            <text:p>Got this failure java.lang.NullPointerException during SSL handshake ( sd-prod-data.s3.amazonaws.com/52.218.64.25:443] timeout=70.0&gt;)</text:p>
            <text:p>Got this failure java.lang.NullPointerException during SSL handshake ( sd-prod-data.s3.amazonaws.com/52.218.17.17:443] timeout=70.0&gt;)</text:p>
            <text:p>_socket.SSLError: [Errno 1] Unmapped e</text:p>
          </table:table-cell>
          <table:table-cell table:number-columns-repeated="103"/>
        </table:table-row>
        <table:table-row table:style-name="ro7">
          <table:table-cell office:value-type="float" office:value="358" calcext:value-type="float">
            <text:p>358</text:p>
          </table:table-cell>
          <table:table-cell office:value-type="string" calcext:value-type="string">
            <text:p>https://support.matillion.com/agent/case/358</text:p>
          </table:table-cell>
          <table:table-cell office:value-type="string" calcext:value-type="string">
            <text:p>Reseting /admin password after update</text:p>
          </table:table-cell>
          <table:table-cell/>
          <table:table-cell office:value-type="string" calcext:value-type="string">
            <text:p>sparkventures.co.nz</text:p>
          </table:table-cell>
          <table:table-cell office:value-type="string" calcext:value-type="string">
            <text:p>Fernando</text:p>
          </table:table-cell>
          <table:table-cell office:value-type="string" calcext:value-type="string">
            <text:p>Salomao</text:p>
          </table:table-cell>
          <table:table-cell office:value-type="string" calcext:value-type="string">
            <text:p>fernando.salomao@sparkventures.co.nz</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10/2016 23:38:35</text:p>
          </table:table-cell>
          <table:table-cell office:value-type="string" calcext:value-type="string">
            <text:p>8/18/2016 10:15:30</text:p>
          </table:table-cell>
          <table:table-cell table:style-name="ce1" office:value-type="string" calcext:value-type="string">
            <text:p>8/11/2016 10:32:46</text:p>
          </table:table-cell>
          <table:table-cell table:style-name="ce1" office:value-type="string" calcext:value-type="string">
            <text:p>8/11/2016 10:34:29</text:p>
          </table:table-cell>
          <table:table-cell table:style-name="ce1"/>
          <table:table-cell table:number-columns-repeated="2"/>
          <table:table-cell office:value-type="float" office:value="1117" calcext:value-type="float">
            <text:p>111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8/17/2016 23:52:36</text:p>
          </table:table-cell>
          <table:table-cell office:value-type="string" calcext:value-type="string">
            <text:p>8/18/2016 10:15:30</text:p>
          </table:table-cell>
          <table:table-cell office:value-type="string" calcext:value-type="string">
            <text:p>out</text:p>
          </table:table-cell>
          <table:table-cell/>
          <table:table-cell office:value-type="string" calcext:value-type="string">
            <text:p>Safari 9.1.2</text:p>
          </table:table-cell>
          <table:table-cell office:value-type="string" calcext:value-type="string">
            <text:p>Mac OS 10.11</text:p>
          </table:table-cell>
          <table:table-cell office:value-type="string" calcext:value-type="string">
            <text:p>111.69.224.238</text:p>
          </table:table-cell>
          <table:table-cell office:value-type="string" calcext:value-type="string">
            <text:p>english</text:p>
          </table:table-cell>
          <table:table-cell office:value-type="string" calcext:value-type="string">
            <text:p>Hi,</text:p>
            <text:p/>
            <text:p>I've just updated Matillion from version 1.20.4 to 1.22.5. I cannot log in /admin neither /</text:p>
            <text:p/>
            <text:p>Following the instructions the default username is ec2-user and password is the instance-id. However it doesn't work.</text:p>
            <text:p/>
            <text:p>How can I set a new password? </text:p>
            <text:p/>
            <text:p>Cheers,</text:p>
          </table:table-cell>
          <table:table-cell table:number-columns-repeated="103"/>
        </table:table-row>
        <table:table-row table:style-name="ro33">
          <table:table-cell office:value-type="float" office:value="359" calcext:value-type="float">
            <text:p>359</text:p>
          </table:table-cell>
          <table:table-cell office:value-type="string" calcext:value-type="string">
            <text:p>https://support.matillion.com/agent/case/359</text:p>
          </table:table-cell>
          <table:table-cell office:value-type="string" calcext:value-type="string">
            <text:p>Fwd: questions regarding SF query and data types</text:p>
          </table:table-cell>
          <table:table-cell/>
          <table:table-cell office:value-type="string" calcext:value-type="string">
            <text:p>quantcast.com</text:p>
          </table:table-cell>
          <table:table-cell office:value-type="string" calcext:value-type="string">
            <text:p>Tianhong</text:p>
          </table:table-cell>
          <table:table-cell office:value-type="string" calcext:value-type="string">
            <text:p>Song</text:p>
          </table:table-cell>
          <table:table-cell office:value-type="string" calcext:value-type="string">
            <text:p>tsong@quantcas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11/2016 13:23:14</text:p>
          </table:table-cell>
          <table:table-cell table:style-name="ce1" office:value-type="string" calcext:value-type="string">
            <text:p>8/11/2016 16:50:50</text:p>
          </table:table-cell>
          <table:table-cell table:style-name="ce1" office:value-type="string" calcext:value-type="string">
            <text:p>8/11/2016 13:23:29</text:p>
          </table:table-cell>
          <table:table-cell table:style-name="ce1" office:value-type="string" calcext:value-type="string">
            <text:p>8/11/2016 13:46:44</text:p>
          </table:table-cell>
          <table:table-cell table:style-name="ce1"/>
          <table:table-cell table:number-columns-repeated="2"/>
          <table:table-cell office:value-type="float" office:value="1372" calcext:value-type="float">
            <text:p>1372</text:p>
          </table:table-cell>
          <table:table-cell table:number-columns-repeated="2" office:value-type="float" office:value="1" calcext:value-type="float">
            <text:p>1</text:p>
          </table:table-cell>
          <table:table-cell table:style-name="ce1" office:value-type="string" calcext:value-type="string">
            <text:p>8/11/2016 13:23:14</text:p>
          </table:table-cell>
          <table:table-cell table:style-name="ce1" office:value-type="string" calcext:value-type="string">
            <text:p>8/11/2016 13:46:44</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Tianhong Song </text:p>
            <text:p>Date: 10 August 2016 at 20:07</text:p>
            <text:p>Subject: questions regarding SF query and data types</text:p>
            <text:p>To: "support@matillion.com" </text:p>
            <text:p/>
            <text:p/>
            <text:p>Hello,</text:p>
            <text:p/>
            <text:p/>
            <text:p/>
            <text:p>We have some questions regarding using Matillion:</text:p>
            <text:p/>
            <text:p/>
            <text:p/>
            <text:p>1.       For the “Salesforce Query” component, it works well with our</text:p>
            <text:p>production Salesforce instance, but we do have another staging Salesforce</text:p>
            <text:p>instance and it looks like the component cannot connect to the staging</text:p>
            <text:p>instance. I’m wondering how the component is implemented for connecting to</text:p>
            <text:p>a Salesforce instance, how is the instance url decided?</text:p>
            <text:p/>
            <text:p/>
            <text:p/>
            <text:p>2.       It looks like not all the data types in Redshift can be chosen in</text:p>
            <text:p>a component, e.g., when creating a new table. Will other data types be</text:p>
            <text:p>supported in future releases or is there a suggested way for example to</text:p>
            <text:p>create table with data types other than text, number and dateTime?</text:p>
            <text:p/>
            <text:p/>
            <text:p/>
            <text:p>Thanks,</text:p>
            <text:p/>
            <text:p>Tianhong</text:p>
            <text:p/>
            <text:p/>
            <text:p/>
            <text:p/>
            <text:p/>
            <text:p>-- </text:p>
            <text:p>*Ed Thompson*</text:p>
            <text:p/>
            <text:p>ed.thompson@matillion.com</text:p>
            <text:p>m: 07980 681 220</text:p>
            <text:p>t: 01565 759 884</text:p>
            <text:p/>
            <text:p>Matillion Ltd</text:p>
            <text:p>Springwood, Booths Park, Chelford Road, Knutsford, Cheshire, WA16 8GS</text:p>
            <text:p>w: www.matillion.com</text:p>
          </table:table-cell>
          <table:table-cell table:number-columns-repeated="103"/>
        </table:table-row>
        <table:table-row table:style-name="ro9">
          <table:table-cell office:value-type="float" office:value="360" calcext:value-type="float">
            <text:p>360</text:p>
          </table:table-cell>
          <table:table-cell office:value-type="string" calcext:value-type="string">
            <text:p>https://support.matillion.com/agent/case/360</text:p>
          </table:table-cell>
          <table:table-cell office:value-type="string" calcext:value-type="string">
            <text:p>Redshift connnection in different region</text:p>
          </table:table-cell>
          <table:table-cell/>
          <table:table-cell office:value-type="string" calcext:value-type="string">
            <text:p>axtria.com</text:p>
          </table:table-cell>
          <table:table-cell office:value-type="string" calcext:value-type="string">
            <text:p>Sunil</text:p>
          </table:table-cell>
          <table:table-cell office:value-type="string" calcext:value-type="string">
            <text:p>Gupta</text:p>
          </table:table-cell>
          <table:table-cell office:value-type="string" calcext:value-type="string">
            <text:p>sunil.gupta@axtri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11/2016 14:09:35</text:p>
          </table:table-cell>
          <table:table-cell table:style-name="ce1" office:value-type="string" calcext:value-type="string">
            <text:p>8/11/2016 16:55:35</text:p>
          </table:table-cell>
          <table:table-cell table:style-name="ce1" office:value-type="string" calcext:value-type="string">
            <text:p>8/11/2016 14:11:11</text:p>
          </table:table-cell>
          <table:table-cell table:style-name="ce1" office:value-type="string" calcext:value-type="string">
            <text:p>8/11/2016 16:55:35</text:p>
          </table:table-cell>
          <table:table-cell table:style-name="ce1"/>
          <table:table-cell table:number-columns-repeated="2"/>
          <table:table-cell office:value-type="float" office:value="1399" calcext:value-type="float">
            <text:p>1399</text:p>
          </table:table-cell>
          <table:table-cell table:number-columns-repeated="2" office:value-type="float" office:value="1" calcext:value-type="float">
            <text:p>1</text:p>
          </table:table-cell>
          <table:table-cell table:style-name="ce1" office:value-type="string" calcext:value-type="string">
            <text:p>8/11/2016 14:09:35</text:p>
          </table:table-cell>
          <table:table-cell table:style-name="ce1" office:value-type="string" calcext:value-type="string">
            <text:p>8/11/2016 16:55:35</text:p>
          </table:table-cell>
          <table:table-cell office:value-type="string" calcext:value-type="string">
            <text:p>out</text:p>
          </table:table-cell>
          <table:table-cell/>
          <table:table-cell office:value-type="string" calcext:value-type="string">
            <text:p>Chrome 52.0.2743.116</text:p>
          </table:table-cell>
          <table:table-cell office:value-type="string" calcext:value-type="string">
            <text:p>Windows 7 </text:p>
          </table:table-cell>
          <table:table-cell office:value-type="string" calcext:value-type="string">
            <text:p>14.141.109.42</text:p>
          </table:table-cell>
          <table:table-cell office:value-type="string" calcext:value-type="string">
            <text:p>english</text:p>
          </table:table-cell>
          <table:table-cell office:value-type="string" calcext:value-type="string">
            <text:p>Can we connect matillion with another redshift cluster in different region.</text:p>
            <text:p>Different region means, Matillion EC2 instance is in say US west and redshift instance is in US east. </text:p>
            <text:p/>
            <text:p>If not can it be possible to connect matillion within a single region but different availability zones. i.e. we have two availability zones in US west region so can we connect across availability zones. </text:p>
            <text:p/>
            <text:p>Let me know if any of these option can work here.</text:p>
          </table:table-cell>
          <table:table-cell table:number-columns-repeated="103"/>
        </table:table-row>
        <table:table-row table:style-name="ro5">
          <table:table-cell office:value-type="float" office:value="361" calcext:value-type="float">
            <text:p>361</text:p>
          </table:table-cell>
          <table:table-cell office:value-type="string" calcext:value-type="string">
            <text:p>https://support.matillion.com/agent/case/361</text:p>
          </table:table-cell>
          <table:table-cell office:value-type="string" calcext:value-type="string">
            <text:p>Request: DynamoDB</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11/2016 14:09:36</text:p>
          </table:table-cell>
          <table:table-cell office:value-type="string" calcext:value-type="string">
            <text:p>8/18/2016 08:53:23</text:p>
          </table:table-cell>
          <table:table-cell table:style-name="ce1" office:value-type="string" calcext:value-type="string">
            <text:p>8/11/2016 16:50:53</text:p>
          </table:table-cell>
          <table:table-cell office:value-type="string" calcext:value-type="string">
            <text:p>8/16/2016 08:21:26</text:p>
          </table:table-cell>
          <table:table-cell table:number-columns-repeated="3"/>
          <table:table-cell office:value-type="float" office:value="546" calcext:value-type="float">
            <text:p>54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8/17/2016 15:51:45</text:p>
          </table:table-cell>
          <table:table-cell office:value-type="string" calcext:value-type="string">
            <text:p>8/16/2016 08:21:26</text:p>
          </table:table-cell>
          <table:table-cell office:value-type="string" calcext:value-type="string">
            <text:p>in</text:p>
          </table:table-cell>
          <table:table-cell/>
          <table:table-cell office:value-type="string" calcext:value-type="string">
            <text:p>Chrome 52.0.2743.116</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Looking for a means to directly push data from Redshift into DynamoDB:-</text:p>
            <text:p> - we're calling it the ODS; used from MB.com by customers; device registrations, customer-timelines, etc..</text:p>
            <text:p/>
            <text:p>Chatted with David last night in NY</text:p>
            <text:p> - my python code, to do this, would needs to run on a server might run it from python-component but I've written in in boto3 and I'd have to juggle credentials, etc..</text:p>
            <text:p> - I could run it from bash-component but don't want to mess up the Matillion server by installing file, etc.</text:p>
            <text:p/>
            <text:p>Just wanted something simple (and let Matillion do it) so am putting it on-the-table</text:p>
            <text:p/>
            <text:p>thanks</text:p>
            <text:p>R</text:p>
          </table:table-cell>
          <table:table-cell table:number-columns-repeated="103"/>
        </table:table-row>
        <table:table-row table:style-name="ro16">
          <table:table-cell office:value-type="float" office:value="362" calcext:value-type="float">
            <text:p>362</text:p>
          </table:table-cell>
          <table:table-cell office:value-type="string" calcext:value-type="string">
            <text:p>https://support.matillion.com/agent/case/362</text:p>
          </table:table-cell>
          <table:table-cell office:value-type="string" calcext:value-type="string">
            <text:p>Request: S3</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11/2016 14:17:13</text:p>
          </table:table-cell>
          <table:table-cell office:value-type="string" calcext:value-type="string">
            <text:p>8/17/2016 07:45:57</text:p>
          </table:table-cell>
          <table:table-cell table:style-name="ce1" office:value-type="string" calcext:value-type="string">
            <text:p>8/11/2016 14:31:06</text:p>
          </table:table-cell>
          <table:table-cell office:value-type="string" calcext:value-type="string">
            <text:p>8/17/2016 07:45:57</text:p>
          </table:table-cell>
          <table:table-cell table:number-columns-repeated="3"/>
          <table:table-cell office:value-type="float" office:value="2364" calcext:value-type="float">
            <text:p>2364</text:p>
          </table:table-cell>
          <table:table-cell table:number-columns-repeated="2" office:value-type="float" office:value="1" calcext:value-type="float">
            <text:p>1</text:p>
          </table:table-cell>
          <table:table-cell table:style-name="ce1" office:value-type="string" calcext:value-type="string">
            <text:p>8/11/2016 14:17:13</text:p>
          </table:table-cell>
          <table:table-cell office:value-type="string" calcext:value-type="string">
            <text:p>8/17/2016 07:45:57</text:p>
          </table:table-cell>
          <table:table-cell office:value-type="string" calcext:value-type="string">
            <text:p>out</text:p>
          </table:table-cell>
          <table:table-cell/>
          <table:table-cell office:value-type="string" calcext:value-type="string">
            <text:p>Chrome 52.0.2743.116</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I seem to be writing this a lot in Python-component:-</text:p>
            <text:p> - look and check if a file has been delivered to S3 yet</text:p>
            <text:p> - we get data-files from 3rd-party company in China; looking to have logic that prevents refresh starting if all files have not arrived yet (straightforward stuff, no)</text:p>
            <text:p/>
            <text:p>file or sub-folders often have dates embedded, so availability of run-time variables are important</text:p>
            <text:p> - [s3://bucket/201608/11/thisisthefile_20160811.dat]</text:p>
            <text:p/>
            <text:p>Also the python s3 checking code that i already wrote, and run from a python-scripting-component, is pretty slow (1-2 minutes to check one file):-</text:p>
            <text:p> - maybe doing it natively in Matillion will be faster, as most of time seems to be "housekeeping"?</text:p>
            <text:p/>
            <text:p>thanks</text:p>
            <text:p>R</text:p>
          </table:table-cell>
          <table:table-cell table:number-columns-repeated="103"/>
        </table:table-row>
        <table:table-row table:style-name="ro13">
          <table:table-cell office:value-type="float" office:value="363" calcext:value-type="float">
            <text:p>363</text:p>
          </table:table-cell>
          <table:table-cell office:value-type="string" calcext:value-type="string">
            <text:p>https://support.matillion.com/agent/case/363</text:p>
          </table:table-cell>
          <table:table-cell office:value-type="string" calcext:value-type="string">
            <text:p>Handling of Special Embedded Characters</text:p>
          </table:table-cell>
          <table:table-cell/>
          <table:table-cell office:value-type="string" calcext:value-type="string">
            <text:p>shipstation.com</text:p>
          </table:table-cell>
          <table:table-cell office:value-type="string" calcext:value-type="string">
            <text:p>Shawn</text:p>
          </table:table-cell>
          <table:table-cell office:value-type="string" calcext:value-type="string">
            <text:p>Henry</text:p>
          </table:table-cell>
          <table:table-cell office:value-type="string" calcext:value-type="string">
            <text:p>shawn.henry@shipstation.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11/2016 15:46:27</text:p>
          </table:table-cell>
          <table:table-cell table:style-name="ce1" office:value-type="string" calcext:value-type="string">
            <text:p>8/12/2016 09:45:05</text:p>
          </table:table-cell>
          <table:table-cell table:style-name="ce1" office:value-type="string" calcext:value-type="string">
            <text:p>8/11/2016 15:53:08</text:p>
          </table:table-cell>
          <table:table-cell table:style-name="ce1" office:value-type="string" calcext:value-type="string">
            <text:p>8/12/2016 09:45:05</text:p>
          </table:table-cell>
          <table:table-cell table:style-name="ce1"/>
          <table:table-cell table:number-columns-repeated="2"/>
          <table:table-cell office:value-type="float" office:value="169" calcext:value-type="float">
            <text:p>169</text:p>
          </table:table-cell>
          <table:table-cell table:number-columns-repeated="2" office:value-type="float" office:value="1" calcext:value-type="float">
            <text:p>1</text:p>
          </table:table-cell>
          <table:table-cell table:style-name="ce1" office:value-type="string" calcext:value-type="string">
            <text:p>8/11/2016 15:46:27</text:p>
          </table:table-cell>
          <table:table-cell table:style-name="ce1" office:value-type="string" calcext:value-type="string">
            <text:p>8/12/2016 09:45:05</text:p>
          </table:table-cell>
          <table:table-cell office:value-type="string" calcext:value-type="string">
            <text:p>out</text:p>
          </table:table-cell>
          <table:table-cell/>
          <table:table-cell office:value-type="string" calcext:value-type="string">
            <text:p>Chrome 51.0.2704.103</text:p>
          </table:table-cell>
          <table:table-cell office:value-type="string" calcext:value-type="string">
            <text:p>Unknown </text:p>
          </table:table-cell>
          <table:table-cell office:value-type="string" calcext:value-type="string">
            <text:p>66.90.249.163</text:p>
          </table:table-cell>
          <table:table-cell office:value-type="string" calcext:value-type="string">
            <text:p>english</text:p>
          </table:table-cell>
          <table:table-cell office:value-type="string" calcext:value-type="string">
            <text:p>Is your product able to transfer data from SQL Server that has embedded special characters in a varchar field?</text:p>
            <text:p/>
            <text:p>Here are some the characters in question:</text:p>
            <text:p/>
            <text:p>ASCII 0 (NUL)</text:p>
            <text:p>carriage return</text:p>
            <text:p>line feed</text:p>
            <text:p>tab</text:p>
          </table:table-cell>
          <table:table-cell table:number-columns-repeated="103"/>
        </table:table-row>
        <table:table-row table:style-name="ro3">
          <table:table-cell office:value-type="float" office:value="364" calcext:value-type="float">
            <text:p>364</text:p>
          </table:table-cell>
          <table:table-cell office:value-type="string" calcext:value-type="string">
            <text:p>https://support.matillion.com/agent/case/364</text:p>
          </table:table-cell>
          <table:table-cell office:value-type="string" calcext:value-type="string">
            <text:p>S3: error/warning</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open</text:p>
          </table:table-cell>
          <table:table-cell office:value-type="string" calcext:value-type="string">
            <text:p>General</text:p>
          </table:table-cell>
          <table:table-cell table:number-columns-repeated="3"/>
          <table:table-cell table:style-name="ce1" office:value-type="string" calcext:value-type="string">
            <text:p>8/11/2016 22:42:38</text:p>
          </table:table-cell>
          <table:table-cell office:value-type="string" calcext:value-type="string">
            <text:p>8/23/2016 12:51:52</text:p>
          </table:table-cell>
          <table:table-cell table:style-name="ce1" office:value-type="string" calcext:value-type="string">
            <text:p>8/12/2016 09:32:36</text:p>
          </table:table-cell>
          <table:table-cell table:style-name="ce1" office:value-type="string" calcext:value-type="string">
            <text:p>8/12/2016 09:35:16</text:p>
          </table:table-cell>
          <table:table-cell table:style-name="ce1"/>
          <table:table-cell table:number-columns-repeated="2"/>
          <table:table-cell office:value-type="float" office:value="2211" calcext:value-type="float">
            <text:p>2211</text:p>
          </table:table-cell>
          <table:table-cell table:number-columns-repeated="2" office:value-type="float" office:value="1" calcext:value-type="float">
            <text:p>1</text:p>
          </table:table-cell>
          <table:table-cell table:style-name="ce1" office:value-type="string" calcext:value-type="string">
            <text:p>8/11/2016 22:42:38</text:p>
          </table:table-cell>
          <table:table-cell table:style-name="ce1" office:value-type="string" calcext:value-type="string">
            <text:p>8/12/2016 09:35:16</text:p>
          </table:table-cell>
          <table:table-cell office:value-type="string" calcext:value-type="string">
            <text:p>out</text:p>
          </table:table-cell>
          <table:table-cell/>
          <table:table-cell office:value-type="string" calcext:value-type="string">
            <text:p>Chrome 52.0.2743.116</text:p>
          </table:table-cell>
          <table:table-cell office:value-type="string" calcext:value-type="string">
            <text:p>Mac OS 10.10</text:p>
          </table:table-cell>
          <table:table-cell office:value-type="string" calcext:value-type="string">
            <text:p>38.104.246.234</text:p>
          </table:table-cell>
          <table:table-cell office:value-type="string" calcext:value-type="string">
            <text:p>english</text:p>
          </table:table-cell>
          <table:table-cell office:value-type="string" calcext:value-type="string">
            <text:p>I get quite a few of these intermittently:-</text:p>
            <text:p> - see attachment</text:p>
            <text:p> - should I be concerned?</text:p>
          </table:table-cell>
          <table:table-cell table:number-columns-repeated="103"/>
        </table:table-row>
        <table:table-row table:style-name="ro67">
          <table:table-cell office:value-type="float" office:value="365" calcext:value-type="float">
            <text:p>365</text:p>
          </table:table-cell>
          <table:table-cell office:value-type="string" calcext:value-type="string">
            <text:p>https://support.matillion.com/agent/case/365</text:p>
          </table:table-cell>
          <table:table-cell office:value-type="string" calcext:value-type="string">
            <text:p>Fwd: matillion 1.22.5 admin interface error</text:p>
          </table:table-cell>
          <table:table-cell/>
          <table:table-cell office:value-type="string" calcext:value-type="string">
            <text:p>netzathleten-media.de</text:p>
          </table:table-cell>
          <table:table-cell office:value-type="string" calcext:value-type="string">
            <text:p>denny.bartelt</text:p>
          </table:table-cell>
          <table:table-cell/>
          <table:table-cell office:value-type="string" calcext:value-type="string">
            <text:p>denny.bartelt@netzathleten-media.de</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table:style-name="ce1" office:value-type="string" calcext:value-type="string">
            <text:p>8/12/2016 10:24:56</text:p>
          </table:table-cell>
          <table:table-cell office:value-type="string" calcext:value-type="string">
            <text:p>8/17/2016 10:57:29</text:p>
          </table:table-cell>
          <table:table-cell table:style-name="ce1" office:value-type="string" calcext:value-type="string">
            <text:p>8/12/2016 12:33:22</text:p>
          </table:table-cell>
          <table:table-cell office:value-type="string" calcext:value-type="string">
            <text:p>8/16/2016 08:08:59</text:p>
          </table:table-cell>
          <table:table-cell table:number-columns-repeated="3"/>
          <table:table-cell office:value-type="float" office:value="1077" calcext:value-type="float">
            <text:p>107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8/16/2016 08:10:23</text:p>
          </table:table-cell>
          <table:table-cell office:value-type="string" calcext:value-type="string">
            <text:p>8/16/2016 08:08:59</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text:p>
            <text:p>Date: 12 August 2016 at 10:44</text:p>
            <text:p>Subject: matillion 1.22.5 admin interface error</text:p>
            <text:p>To: support@matillion.com</text:p>
            <text:p>Cc: systemmanagement@netzathleten-media.de</text:p>
            <text:p/>
            <text:p/>
            <text:p>Hi,</text:p>
            <text:p/>
            <text:p/>
            <text:p/>
            <text:p>when loggin into the matillion „/admin“ Interface i get the following</text:p>
            <text:p>error: „Error 500 – Internal Server Error“.  How do i get the cause of the</text:p>
            <text:p>issue and fix this?</text:p>
            <text:p/>
            <text:p/>
            <text:p/>
            <text:p/>
            <text:p/>
            <text:p/>
            <text:p/>
            <text:p/>
            <text:p/>
            <text:p>----------------------------------------</text:p>
            <text:p/>
            <text:p>-- Contact Info</text:p>
            <text:p/>
            <text:p>----------------------------------------</text:p>
            <text:p/>
            <text:p>denny.bartelt@netzathleten-media.de</text:p>
            <text:p/>
            <text:p/>
            <text:p/>
            <text:p>----------------------------------------</text:p>
            <text:p/>
            <text:p>-- Redshift:Nodes</text:p>
            <text:p/>
            <text:p>----------------------------------------</text:p>
            <text:p/>
            <text:p>3</text:p>
            <text:p/>
            <text:p/>
            <text:p/>
            <text:p>----------------------------------------</text:p>
            <text:p/>
            <text:p>-- Redshift:Slices</text:p>
            <text:p/>
            <text:p>----------------------------------------</text:p>
            <text:p/>
            <text:p>6</text:p>
            <text:p/>
            <text:p/>
            <text:p/>
            <text:p>----------------------------------------</text:p>
            <text:p/>
            <text:p>-- ImageID</text:p>
            <text:p/>
            <text:p>----------------------------------------</text:p>
            <text:p/>
            <text:p>ami-aac62bc5</text:p>
            <text:p/>
            <text:p/>
            <text:p/>
            <text:p>----------------------------------------</text:p>
            <text:p/>
            <text:p>-- Memory:Max</text:p>
            <text:p/>
            <text:p>----------------------------------------</text:p>
            <text:p/>
            <text:p>0.87 Gb</text:p>
            <text:p/>
            <text:p/>
            <text:p/>
            <text:p>----------------------------------------</text:p>
            <text:p/>
            <text:p>-- Type</text:p>
            <text:p/>
            <text:p>----------------------------------------</text:p>
            <text:p/>
            <text:p>m3.medium</text:p>
            <text:p/>
            <text:p/>
            <text:p/>
            <text:p>----------------------------------------</text:p>
            <text:p/>
            <text:p>-- Memory:Free</text:p>
            <text:p/>
            <text:p>----------------------------------------</text:p>
            <text:p/>
            <text:p>0.03 Gb</text:p>
            <text:p/>
            <text:p/>
            <text:p/>
            <text:p>----------------------------------------</text:p>
            <text:p/>
            <text:p>-- AMI ID</text:p>
            <text:p/>
            <text:p>----------------------------------------</text:p>
            <text:p/>
            <text:p>ami-aac62bc5</text:p>
            <text:p/>
            <text:p/>
            <text:p/>
            <text:p>----------------------------------------</text:p>
            <text:p/>
            <text:p>-- AZ</text:p>
            <text:p/>
            <text:p>----------------------------------------</text:p>
            <text:p/>
            <text:p>eu-central-1b</text:p>
            <text:p/>
            <text:p/>
            <text:p/>
            <text:p>----------------------------------------</text:p>
            <text:p/>
            <text:p>-- Disk:Free</text:p>
            <text:p/>
            <text:p>----------------------------------------</text:p>
            <text:p/>
            <text:p>94.07 Gb</text:p>
            <text:p/>
            <text:p/>
            <text:p/>
            <text:p>----------------------------------------</text:p>
            <text:p/>
            <text:p>-- METL Version</text:p>
            <text:p/>
            <text:p>----------------------------------------</text:p>
            <text:p/>
            <text:p>1.22.5 (build 128)</text:p>
            <text:p/>
            <text:p/>
            <text:p/>
            <text:p/>
            <text:p/>
            <text:p>----------------------------------------</text:p>
            <text:p/>
            <text:p>-- Memory:Total</text:p>
            <text:p/>
            <text:p>----------------------------------------</text:p>
            <text:p/>
            <text:p>0.10 Gb</text:p>
            <text:p/>
            <text:p/>
            <text:p/>
            <text:p>----------------------------------------</text:p>
            <text:p/>
            <text:p>-- METL AMI Version</text:p>
            <text:p/>
            <text:p>----------------------------------------</text:p>
            <text:p/>
            <text:p>128</text:p>
            <text:p/>
            <text:p/>
            <text:p/>
            <text:p/>
            <text:p/>
            <text:p>----------------------------------------</text:p>
            <text:p/>
            <text:p>-- Region</text:p>
            <text:p/>
            <text:p>----------------------------------------</text:p>
            <text:p/>
            <text:p>eu-central-1</text:p>
            <text:p/>
            <text:p/>
            <text:p/>
            <text:p>-------------------------------------</text:p>
          </table:table-cell>
          <table:table-cell table:number-columns-repeated="103"/>
        </table:table-row>
        <table:table-row table:style-name="ro68">
          <table:table-cell office:value-type="float" office:value="366" calcext:value-type="float">
            <text:p>366</text:p>
          </table:table-cell>
          <table:table-cell office:value-type="string" calcext:value-type="string">
            <text:p>https://support.matillion.com/agent/case/366</text:p>
          </table:table-cell>
          <table:table-cell office:value-type="string" calcext:value-type="string">
            <text:p>Writes to DynamoDB</text:p>
          </table:table-cell>
          <table:table-cell/>
          <table:table-cell office:value-type="string" calcext:value-type="string">
            <text:p>makerbot.com</text:p>
          </table:table-cell>
          <table:table-cell office:value-type="string" calcext:value-type="string">
            <text:p>Richard L</text:p>
          </table:table-cell>
          <table:table-cell office:value-type="string" calcext:value-type="string">
            <text:p>Williams</text:p>
          </table:table-cell>
          <table:table-cell office:value-type="string" calcext:value-type="string">
            <text:p>richard.williams@makerbo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resolved</text:p>
          </table:table-cell>
          <table:table-cell office:value-type="string" calcext:value-type="string">
            <text:p>General</text:p>
          </table:table-cell>
          <table:table-cell table:number-columns-repeated="3"/>
          <table:table-cell office:value-type="string" calcext:value-type="string">
            <text:p>8/14/2016 14:11:37</text:p>
          </table:table-cell>
          <table:table-cell office:value-type="string" calcext:value-type="string">
            <text:p>8/17/2016 15:50:32</text:p>
          </table:table-cell>
          <table:table-cell office:value-type="string" calcext:value-type="string">
            <text:p>8/14/2016 14:11:38</text:p>
          </table:table-cell>
          <table:table-cell office:value-type="string" calcext:value-type="string">
            <text:p>8/14/2016 14:13:27</text:p>
          </table:table-cell>
          <table:table-cell/>
          <table:table-cell table:number-columns-repeated="2" office:value-type="string" calcext:value-type="string">
            <text:p>8/17/2016 15:50:32</text:p>
          </table:table-cell>
          <table:table-cell office:value-type="float" office:value="535" calcext:value-type="float">
            <text:p>53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8/17/2016 15:50:14</text:p>
          </table:table-cell>
          <table:table-cell office:value-type="string" calcext:value-type="string">
            <text:p>8/17/2016 09:00:40</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Richard,</text:p>
            <text:p/>
            <text:p>See the script below, I think you'll make sense of it.</text:p>
            <text:p/>
            <text:p>This will use up a lot of write capacity. If that is a problem, insert a sleep inside the batch writer to reduce the rate records are sent to dynamo. If no other process is writing to your table, it doesn't really matter but you will get throttled. (You can also temporarily raise the throughput rate on the table and pay more.)</text:p>
            <text:p/>
            <text:p>Cheers,</text:p>
            <text:p>Dave</text:p>
            <text:p/>
            <text:p/>
            <text:p>import boto.dynamodb2</text:p>
            <text:p>from boto.dynamodb2.table import Table</text:p>
            <text:p/>
            <text:p># Get a reference to the table</text:p>
            <text:p>dynamo = boto.dynamodb2.connect_to_region('eu-west-1')</text:p>
            <text:p>table = Table('planes', connection=dynamo)</text:p>
            <text:p/>
            <text:p># Execute the redshift query</text:p>
            <text:p>cursor = context.cursor()</text:p>
            <text:p>cursor.execute("select * from test.raw_plane_info limit 50")</text:p>
            <text:p>cols = [col[0] for col in cursor.description]</text:p>
            <text:p/>
            <text:p># Batch up the inserts to reduce number of api calls</text:p>
            <text:p>with table.batch_write() as batch:</text:p>
            <text:p>    for row in cursor:</text:p>
            <text:p>        data = dict(zip(cols, row))</text:p>
            <text:p>        batch.put_item(data=data)</text:p>
          </table:table-cell>
          <table:table-cell table:number-columns-repeated="103"/>
        </table:table-row>
        <table:table-row table:style-name="ro69">
          <table:table-cell office:value-type="float" office:value="367" calcext:value-type="float">
            <text:p>367</text:p>
          </table:table-cell>
          <table:table-cell office:value-type="string" calcext:value-type="string">
            <text:p>https://support.matillion.com/agent/case/367</text:p>
          </table:table-cell>
          <table:table-cell office:value-type="string" calcext:value-type="string">
            <text:p>Are there some components that are unable to be usesd in iteration?</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open</text:p>
          </table:table-cell>
          <table:table-cell office:value-type="string" calcext:value-type="string">
            <text:p>General</text:p>
          </table:table-cell>
          <table:table-cell table:number-columns-repeated="3"/>
          <table:table-cell office:value-type="string" calcext:value-type="string">
            <text:p>8/15/2016 09:05:54</text:p>
          </table:table-cell>
          <table:table-cell office:value-type="string" calcext:value-type="string">
            <text:p>8/23/2016 12:52:15</text:p>
          </table:table-cell>
          <table:table-cell office:value-type="string" calcext:value-type="string">
            <text:p>8/16/2016 08:09:34</text:p>
          </table:table-cell>
          <table:table-cell office:value-type="string" calcext:value-type="string">
            <text:p>8/16/2016 08:15:41</text:p>
          </table:table-cell>
          <table:table-cell table:number-columns-repeated="3"/>
          <table:table-cell office:value-type="float" office:value="3354" calcext:value-type="float">
            <text:p>335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8/18/2016 10:57:23</text:p>
          </table:table-cell>
          <table:table-cell office:value-type="string" calcext:value-type="string">
            <text:p>8/18/2016 10:23:53</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Just exploring doing a dynamic approach to incremental loading:</text:p>
            <text:p/>
            <text:p>https://redshiftsupport.matillion.com/customer/portal/articles/1991918-table-input-component</text:p>
            <text:p>https://redshiftsupport.matillion.com/customer/portal/articles/2043155-table-update-component</text:p>
            <text:p/>
            <text:p>Is it possible to make a table input / table update component work with variables?</text:p>
            <text:p/>
            <text:p>I’ve tried before and struggled with it.</text:p>
            <text:p/>
            <text:p>Thanks</text:p>
            <text:p/>
            <text:p>Tristan</text:p>
            <text:p/>
            <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cid:image47cdc5.JPG@1e0772ed.419332ed].</text:p>
          </table:table-cell>
          <table:table-cell table:number-columns-repeated="103"/>
        </table:table-row>
        <table:table-row table:style-name="ro15">
          <table:table-cell office:value-type="float" office:value="368" calcext:value-type="float">
            <text:p>368</text:p>
          </table:table-cell>
          <table:table-cell office:value-type="string" calcext:value-type="string">
            <text:p>https://support.matillion.com/agent/case/368</text:p>
          </table:table-cell>
          <table:table-cell office:value-type="string" calcext:value-type="string">
            <text:p>Using value from Redshift as variable to a bash script</text:p>
          </table:table-cell>
          <table:table-cell/>
          <table:table-cell office:value-type="string" calcext:value-type="string">
            <text:p>finn.no</text:p>
          </table:table-cell>
          <table:table-cell office:value-type="string" calcext:value-type="string">
            <text:p>Sverre</text:p>
          </table:table-cell>
          <table:table-cell office:value-type="string" calcext:value-type="string">
            <text:p>Hustad</text:p>
          </table:table-cell>
          <table:table-cell office:value-type="string" calcext:value-type="string">
            <text:p>sverre.hustad@finn.no</text:p>
          </table:table-cell>
          <table:table-cell table:number-columns-repeated="5"/>
          <table:table-cell office:value-type="float" office:value="2" calcext:value-type="float">
            <text:p>2</text:p>
          </table:table-cell>
          <table:table-cell office:value-type="string" calcext:value-type="string">
            <text:p>Q&amp;A</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6/2016 08:23:52</text:p>
          </table:table-cell>
          <table:table-cell office:value-type="string" calcext:value-type="string">
            <text:p>8/17/2016 09:58:05</text:p>
          </table:table-cell>
          <table:table-cell office:value-type="string" calcext:value-type="string">
            <text:p>8/16/2016 08:58:52</text:p>
          </table:table-cell>
          <table:table-cell office:value-type="string" calcext:value-type="string">
            <text:p>8/16/2016 13:27:50</text:p>
          </table:table-cell>
          <table:table-cell table:number-columns-repeated="3"/>
          <table:table-cell office:value-type="float" office:value="2663" calcext:value-type="float">
            <text:p>266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8/16/2016 08:23:52</text:p>
          </table:table-cell>
          <table:table-cell office:value-type="string" calcext:value-type="string">
            <text:p>8/17/2016 09:58:05</text:p>
          </table:table-cell>
          <table:table-cell office:value-type="string" calcext:value-type="string">
            <text:p>out</text:p>
          </table:table-cell>
          <table:table-cell/>
          <table:table-cell office:value-type="string" calcext:value-type="string">
            <text:p>Chrome 52.0.2743.116</text:p>
          </table:table-cell>
          <table:table-cell office:value-type="string" calcext:value-type="string">
            <text:p>Windows 7 </text:p>
          </table:table-cell>
          <table:table-cell office:value-type="string" calcext:value-type="string">
            <text:p>80.91.33.141</text:p>
          </table:table-cell>
          <table:table-cell office:value-type="string" calcext:value-type="string">
            <text:p>english</text:p>
          </table:table-cell>
          <table:table-cell office:value-type="string" calcext:value-type="string">
            <text:p>Hello!</text:p>
            <text:p/>
            <text:p>In an orchestration job I try to read a value from redshift with a SQL component, and store it in a variable, for using it as a parameter in the succeeding bash script.</text:p>
            <text:p/>
            <text:p>The bash script can take a variable, but I don't manage to put the value in it in the SQL component. </text:p>
            <text:p/>
            <text:p>Is this possible in current version of Matillion, or is it on the development list?</text:p>
          </table:table-cell>
          <table:table-cell table:number-columns-repeated="103"/>
        </table:table-row>
        <table:table-row table:style-name="ro3">
          <table:table-cell office:value-type="float" office:value="369" calcext:value-type="float">
            <text:p>369</text:p>
          </table:table-cell>
          <table:table-cell office:value-type="string" calcext:value-type="string">
            <text:p>https://support.matillion.com/agent/case/369</text:p>
          </table:table-cell>
          <table:table-cell office:value-type="string" calcext:value-type="string">
            <text:p>Update/Insert is not always working</text:p>
          </table:table-cell>
          <table:table-cell/>
          <table:table-cell office:value-type="string" calcext:value-type="string">
            <text:p>finn.no</text:p>
          </table:table-cell>
          <table:table-cell office:value-type="string" calcext:value-type="string">
            <text:p>Kristin</text:p>
          </table:table-cell>
          <table:table-cell office:value-type="string" calcext:value-type="string">
            <text:p>Hybertsen</text:p>
          </table:table-cell>
          <table:table-cell office:value-type="string" calcext:value-type="string">
            <text:p>kristin.hybertsen@finn.no</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6/2016 12:12:40</text:p>
          </table:table-cell>
          <table:table-cell office:value-type="string" calcext:value-type="string">
            <text:p>8/17/2016 11:00:37</text:p>
          </table:table-cell>
          <table:table-cell office:value-type="string" calcext:value-type="string">
            <text:p>8/16/2016 12:16:24</text:p>
          </table:table-cell>
          <table:table-cell office:value-type="string" calcext:value-type="string">
            <text:p>8/17/2016 08:45:04</text:p>
          </table:table-cell>
          <table:table-cell table:number-columns-repeated="3"/>
          <table:table-cell office:value-type="float" office:value="3694" calcext:value-type="float">
            <text:p>3694</text:p>
          </table:table-cell>
          <table:table-cell table:number-columns-repeated="2" office:value-type="float" office:value="1" calcext:value-type="float">
            <text:p>1</text:p>
          </table:table-cell>
          <table:table-cell office:value-type="string" calcext:value-type="string">
            <text:p>8/16/2016 12:12:40</text:p>
          </table:table-cell>
          <table:table-cell office:value-type="string" calcext:value-type="string">
            <text:p>8/17/2016 08:45:04</text:p>
          </table:table-cell>
          <table:table-cell office:value-type="string" calcext:value-type="string">
            <text:p>out</text:p>
          </table:table-cell>
          <table:table-cell/>
          <table:table-cell office:value-type="string" calcext:value-type="string">
            <text:p>Chrome 52.0.2743.116</text:p>
          </table:table-cell>
          <table:table-cell office:value-type="string" calcext:value-type="string">
            <text:p>Windows 7 </text:p>
          </table:table-cell>
          <table:table-cell office:value-type="string" calcext:value-type="string">
            <text:p>80.91.33.141</text:p>
          </table:table-cell>
          <table:table-cell office:value-type="string" calcext:value-type="string">
            <text:p>english</text:p>
          </table:table-cell>
          <table:table-cell office:value-type="string" calcext:value-type="string">
            <text:p>Check attached example. Error message: ERROR: Target table must be part of an equijoin predicate</text:p>
            <text:p/>
            <text:p>Delete/Insert works fine in the same example.</text:p>
          </table:table-cell>
          <table:table-cell table:number-columns-repeated="103"/>
        </table:table-row>
        <table:table-row table:style-name="ro1">
          <table:table-cell office:value-type="float" office:value="370" calcext:value-type="float">
            <text:p>370</text:p>
          </table:table-cell>
          <table:table-cell office:value-type="string" calcext:value-type="string">
            <text:p>https://support.matillion.com/agent/case/370</text:p>
          </table:table-cell>
          <table:table-cell office:value-type="string" calcext:value-type="string">
            <text:p>Explicit setting of identity column or key generation with specific value</text:p>
          </table:table-cell>
          <table:table-cell/>
          <table:table-cell office:value-type="string" calcext:value-type="string">
            <text:p>finn.no</text:p>
          </table:table-cell>
          <table:table-cell office:value-type="string" calcext:value-type="string">
            <text:p>Kristin</text:p>
          </table:table-cell>
          <table:table-cell office:value-type="string" calcext:value-type="string">
            <text:p>Hybertsen</text:p>
          </table:table-cell>
          <table:table-cell office:value-type="string" calcext:value-type="string">
            <text:p>kristin.hybertsen@finn.no</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6/2016 13:04:10</text:p>
          </table:table-cell>
          <table:table-cell office:value-type="string" calcext:value-type="string">
            <text:p>8/17/2016 11:02:15</text:p>
          </table:table-cell>
          <table:table-cell office:value-type="string" calcext:value-type="string">
            <text:p>8/16/2016 20:10:01</text:p>
          </table:table-cell>
          <table:table-cell office:value-type="string" calcext:value-type="string">
            <text:p>8/17/2016 09:52:28</text:p>
          </table:table-cell>
          <table:table-cell table:number-columns-repeated="3"/>
          <table:table-cell office:value-type="float" office:value="4455" calcext:value-type="float">
            <text:p>4455</text:p>
          </table:table-cell>
          <table:table-cell table:number-columns-repeated="2" office:value-type="float" office:value="1" calcext:value-type="float">
            <text:p>1</text:p>
          </table:table-cell>
          <table:table-cell office:value-type="string" calcext:value-type="string">
            <text:p>8/16/2016 13:04:10</text:p>
          </table:table-cell>
          <table:table-cell office:value-type="string" calcext:value-type="string">
            <text:p>8/17/2016 09:52:28</text:p>
          </table:table-cell>
          <table:table-cell office:value-type="string" calcext:value-type="string">
            <text:p>out</text:p>
          </table:table-cell>
          <table:table-cell/>
          <table:table-cell office:value-type="string" calcext:value-type="string">
            <text:p>Chrome 52.0.2743.116</text:p>
          </table:table-cell>
          <table:table-cell office:value-type="string" calcext:value-type="string">
            <text:p>Windows 7 </text:p>
          </table:table-cell>
          <table:table-cell office:value-type="string" calcext:value-type="string">
            <text:p>80.91.33.141</text:p>
          </table:table-cell>
          <table:table-cell office:value-type="string" calcext:value-type="string">
            <text:p>english</text:p>
          </table:table-cell>
          <table:table-cell office:value-type="string" calcext:value-type="string">
            <text:p>We miss functionality for explicitly setting value of an identity column or some other way to handle keys. We use -1 as unknown key value in dimension tables.</text:p>
          </table:table-cell>
          <table:table-cell table:number-columns-repeated="103"/>
        </table:table-row>
        <table:table-row table:style-name="ro1">
          <table:table-cell office:value-type="float" office:value="371" calcext:value-type="float">
            <text:p>371</text:p>
          </table:table-cell>
          <table:table-cell office:value-type="string" calcext:value-type="string">
            <text:p>https://support.matillion.com/agent/case/371</text:p>
          </table:table-cell>
          <table:table-cell office:value-type="string" calcext:value-type="string">
            <text:p>Separate lookup component</text:p>
          </table:table-cell>
          <table:table-cell/>
          <table:table-cell office:value-type="string" calcext:value-type="string">
            <text:p>finn.no</text:p>
          </table:table-cell>
          <table:table-cell office:value-type="string" calcext:value-type="string">
            <text:p>Kristin</text:p>
          </table:table-cell>
          <table:table-cell office:value-type="string" calcext:value-type="string">
            <text:p>Hybertsen</text:p>
          </table:table-cell>
          <table:table-cell office:value-type="string" calcext:value-type="string">
            <text:p>kristin.hybertsen@finn.no</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6/2016 13:06:17</text:p>
          </table:table-cell>
          <table:table-cell office:value-type="string" calcext:value-type="string">
            <text:p>8/17/2016 11:01:55</text:p>
          </table:table-cell>
          <table:table-cell office:value-type="string" calcext:value-type="string">
            <text:p>8/16/2016 13:28:30</text:p>
          </table:table-cell>
          <table:table-cell office:value-type="string" calcext:value-type="string">
            <text:p>8/17/2016 08:48:17</text:p>
          </table:table-cell>
          <table:table-cell table:number-columns-repeated="3"/>
          <table:table-cell office:value-type="float" office:value="216" calcext:value-type="float">
            <text:p>216</text:p>
          </table:table-cell>
          <table:table-cell table:number-columns-repeated="2" office:value-type="float" office:value="1" calcext:value-type="float">
            <text:p>1</text:p>
          </table:table-cell>
          <table:table-cell office:value-type="string" calcext:value-type="string">
            <text:p>8/16/2016 13:06:17</text:p>
          </table:table-cell>
          <table:table-cell office:value-type="string" calcext:value-type="string">
            <text:p>8/17/2016 08:48:17</text:p>
          </table:table-cell>
          <table:table-cell office:value-type="string" calcext:value-type="string">
            <text:p>out</text:p>
          </table:table-cell>
          <table:table-cell/>
          <table:table-cell office:value-type="string" calcext:value-type="string">
            <text:p>Chrome 52.0.2743.116</text:p>
          </table:table-cell>
          <table:table-cell office:value-type="string" calcext:value-type="string">
            <text:p>Windows 7 </text:p>
          </table:table-cell>
          <table:table-cell office:value-type="string" calcext:value-type="string">
            <text:p>80.91.33.141</text:p>
          </table:table-cell>
          <table:table-cell office:value-type="string" calcext:value-type="string">
            <text:p>english</text:p>
          </table:table-cell>
          <table:table-cell office:value-type="string" calcext:value-type="string">
            <text:p>Request for new functionality: Separate lookup component not available. Can use left/right joins when input keys are known to be unique, or First/Last Value when not (or in general).</text:p>
          </table:table-cell>
          <table:table-cell table:number-columns-repeated="103"/>
        </table:table-row>
        <table:table-row table:style-name="ro1">
          <table:table-cell office:value-type="float" office:value="372" calcext:value-type="float">
            <text:p>372</text:p>
          </table:table-cell>
          <table:table-cell office:value-type="string" calcext:value-type="string">
            <text:p>https://support.matillion.com/agent/case/372</text:p>
          </table:table-cell>
          <table:table-cell office:value-type="string" calcext:value-type="string">
            <text:p>Schema copy extension reauest</text:p>
          </table:table-cell>
          <table:table-cell/>
          <table:table-cell office:value-type="string" calcext:value-type="string">
            <text:p>finn.no</text:p>
          </table:table-cell>
          <table:table-cell office:value-type="string" calcext:value-type="string">
            <text:p>Kristin</text:p>
          </table:table-cell>
          <table:table-cell office:value-type="string" calcext:value-type="string">
            <text:p>Hybertsen</text:p>
          </table:table-cell>
          <table:table-cell office:value-type="string" calcext:value-type="string">
            <text:p>kristin.hybertsen@finn.no</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6/2016 14:18:05</text:p>
          </table:table-cell>
          <table:table-cell office:value-type="string" calcext:value-type="string">
            <text:p>8/17/2016 08:59:28</text:p>
          </table:table-cell>
          <table:table-cell office:value-type="string" calcext:value-type="string">
            <text:p>8/16/2016 19:50:11</text:p>
          </table:table-cell>
          <table:table-cell office:value-type="string" calcext:value-type="string">
            <text:p>8/17/2016 08:59:28</text:p>
          </table:table-cell>
          <table:table-cell table:number-columns-repeated="3"/>
          <table:table-cell office:value-type="float" office:value="708" calcext:value-type="float">
            <text:p>70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8/16/2016 14:18:49</text:p>
          </table:table-cell>
          <table:table-cell office:value-type="string" calcext:value-type="string">
            <text:p>8/17/2016 08:59:28</text:p>
          </table:table-cell>
          <table:table-cell office:value-type="string" calcext:value-type="string">
            <text:p>out</text:p>
          </table:table-cell>
          <table:table-cell/>
          <table:table-cell office:value-type="string" calcext:value-type="string">
            <text:p>Chrome 52.0.2743.116</text:p>
          </table:table-cell>
          <table:table-cell office:value-type="string" calcext:value-type="string">
            <text:p>Windows 7 </text:p>
          </table:table-cell>
          <table:table-cell office:value-type="string" calcext:value-type="string">
            <text:p>80.91.33.141</text:p>
          </table:table-cell>
          <table:table-cell office:value-type="string" calcext:value-type="string">
            <text:p>english</text:p>
          </table:table-cell>
          <table:table-cell office:value-type="string" calcext:value-type="string">
            <text:p>Schema copy component is excellent to copy filtered tables from one schema to another within one environment. A limitation is that schema copy only copies within the same environment/database and it only copies tables, not other object. Will you consider to extend it to include all types of objects and to copy to other database? We would like to use it to replicate (parts of) a schema to another database, i.e. to copy from production to development/test with possibility to filter which objects to copy/not copy. An alternative is to use restore of snapshot, but that only copies all object that are not configured to be excluded from snapshot. This gives us an incomplete backup.</text:p>
          </table:table-cell>
          <table:table-cell table:number-columns-repeated="103"/>
        </table:table-row>
        <table:table-row table:style-name="ro70">
          <table:table-cell office:value-type="float" office:value="373" calcext:value-type="float">
            <text:p>373</text:p>
          </table:table-cell>
          <table:table-cell office:value-type="string" calcext:value-type="string">
            <text:p>https://support.matillion.com/agent/case/373</text:p>
          </table:table-cell>
          <table:table-cell office:value-type="string" calcext:value-type="string">
            <text:p>Fwd: Matillion Demo - Additional Questions</text:p>
          </table:table-cell>
          <table:table-cell/>
          <table:table-cell office:value-type="string" calcext:value-type="string">
            <text:p>merkleinc.com</text:p>
          </table:table-cell>
          <table:table-cell office:value-type="string" calcext:value-type="string">
            <text:p>Rishi</text:p>
          </table:table-cell>
          <table:table-cell office:value-type="string" calcext:value-type="string">
            <text:p>Gupta</text:p>
          </table:table-cell>
          <table:table-cell office:value-type="string" calcext:value-type="string">
            <text:p>rgupta@merkleinc.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6/2016 18:14:39</text:p>
          </table:table-cell>
          <table:table-cell office:value-type="string" calcext:value-type="string">
            <text:p>8/23/2016 12:52:17</text:p>
          </table:table-cell>
          <table:table-cell office:value-type="string" calcext:value-type="string">
            <text:p>8/17/2016 09:19:34</text:p>
          </table:table-cell>
          <table:table-cell office:value-type="string" calcext:value-type="string">
            <text:p>8/23/2016 12:52:17</text:p>
          </table:table-cell>
          <table:table-cell table:number-columns-repeated="3"/>
          <table:table-cell office:value-type="float" office:value="1454" calcext:value-type="float">
            <text:p>1454</text:p>
          </table:table-cell>
          <table:table-cell table:number-columns-repeated="2" office:value-type="float" office:value="1" calcext:value-type="float">
            <text:p>1</text:p>
          </table:table-cell>
          <table:table-cell office:value-type="string" calcext:value-type="string">
            <text:p>8/16/2016 18:14:39</text:p>
          </table:table-cell>
          <table:table-cell office:value-type="string" calcext:value-type="string">
            <text:p>8/23/2016 12:52:17</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Rishi Gupta </text:p>
            <text:p>Date: 16 August 2016 at 19:04</text:p>
            <text:p>Subject: Matillion Demo - Additional Questions</text:p>
            <text:p>To: "kristian.everard@matillion.com" , Ed</text:p>
            <text:p>Thompson </text:p>
            <text:p>Cc: Richard Murnane , Mike Walton &lt;</text:p>
            <text:p>MWalton@merkleinc.com&gt;, Balpreet Bhamra </text:p>
            <text:p/>
            <text:p/>
            <text:p>Ed / Kristian,</text:p>
            <text:p/>
            <text:p>Thanks for the very good demo. I think it’s a great ETL tool. I have</text:p>
            <text:p>following additional uestions:</text:p>
            <text:p/>
            <text:p>   1. Meta data driven ETL: Please advise if we provide source to target</text:p>
            <text:p>   mappings along with transformation details then is it possible to</text:p>
            <text:p>   dynamically generate Matillion ETL? Are there any tools from either</text:p>
            <text:p>   Matillion or 3rd party available for doing this?</text:p>
            <text:p/>
            <text:p/>
            <text:p/>
            <text:p>   1. My understanding is that all data needs to be stored in S3 for</text:p>
            <text:p>   Matillion to process and all transformations are done using SQL. Please</text:p>
            <text:p>   advise on following:</text:p>
            <text:p/>
            <text:p/>
            <text:p>   1. Does the SQL generated by Matillion needs to be optimized/tuned?</text:p>
            <text:p>   2. Are there any transformations that are not feasible with this</text:p>
            <text:p>   approach?</text:p>
            <text:p>   3. If the transformations are complex, does these require multiple</text:p>
            <text:p>   intermediate tables to be created? If the table being processed is large</text:p>
            <text:p>   then does it create any storage or other issues?</text:p>
            <text:p/>
            <text:p/>
            <text:p/>
            <text:p>   1. Does Matiliion supports real time processing?</text:p>
            <text:p/>
            <text:p/>
            <text:p/>
            <text:p>   1. Assuming metadata regarding ETL jobs is available and stored for us</text:p>
            <text:p>   to run reports like run time stats, errors etc. Please confirm.</text:p>
            <text:p/>
            <text:p/>
            <text:p>Rishi Gupta</text:p>
            <text:p>Senior Director – Solution Architecture</text:p>
            <text:p>Merkle Inc.</text:p>
            <text:p>m: (214) 738 1069 | w: (443) 539 7862</text:p>
            <text:p>*rgupta@merkleinc.com*  | @MerkleCRM</text:p>
            <text:p/>
            <text:p/>
            <text:p/>
            <text:p>*Access the Q2 2016 Digital Marketing Report for a fresh set of trends and</text:p>
            <text:p>benchmarks in digital marketing*</text:p>
            <text:p/>
            <text:p/>
            <text:p>*Join us on 8/18 for a webinar to learn why only 30% of customer-centric</text:p>
            <text:p>organizational initiatives are successful. *</text:p>
            <text:p/>
            <text:p/>
            <text:p>This email and any attachments transmitted with it are intended for use by</text:p>
            <text:p>the intended recipient(s) only. If you have received this email in error,</text:p>
            <text:p>please notify the sender immediately and then delete it. If you are not the</text:p>
            <text:p>intended recipient, you must no</text:p>
          </table:table-cell>
          <table:table-cell table:number-columns-repeated="103"/>
        </table:table-row>
        <table:table-row table:style-name="ro15">
          <table:table-cell office:value-type="float" office:value="374" calcext:value-type="float">
            <text:p>374</text:p>
          </table:table-cell>
          <table:table-cell office:value-type="string" calcext:value-type="string">
            <text:p>https://support.matillion.com/agent/case/374</text:p>
          </table:table-cell>
          <table:table-cell office:value-type="string" calcext:value-type="string">
            <text:p>Help with Netsuite Query component and S3</text:p>
          </table:table-cell>
          <table:table-cell/>
          <table:table-cell office:value-type="string" calcext:value-type="string">
            <text:p>cloudgiants.com</text:p>
          </table:table-cell>
          <table:table-cell office:value-type="string" calcext:value-type="string">
            <text:p>Scott</text:p>
          </table:table-cell>
          <table:table-cell office:value-type="string" calcext:value-type="string">
            <text:p>Coleman</text:p>
          </table:table-cell>
          <table:table-cell office:value-type="string" calcext:value-type="string">
            <text:p>scott@cloudgiants.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6/2016 19:48:17</text:p>
          </table:table-cell>
          <table:table-cell office:value-type="string" calcext:value-type="string">
            <text:p>8/18/2016 15:02:45</text:p>
          </table:table-cell>
          <table:table-cell office:value-type="string" calcext:value-type="string">
            <text:p>8/16/2016 19:50:57</text:p>
          </table:table-cell>
          <table:table-cell office:value-type="string" calcext:value-type="string">
            <text:p>8/17/2016 09:19:55</text:p>
          </table:table-cell>
          <table:table-cell table:number-columns-repeated="3"/>
          <table:table-cell office:value-type="float" office:value="6568" calcext:value-type="float">
            <text:p>6568</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8/18/2016 13:25:30</text:p>
          </table:table-cell>
          <table:table-cell office:value-type="string" calcext:value-type="string">
            <text:p>8/18/2016 15:02:44</text:p>
          </table:table-cell>
          <table:table-cell office:value-type="string" calcext:value-type="string">
            <text:p>in</text:p>
          </table:table-cell>
          <table:table-cell/>
          <table:table-cell office:value-type="string" calcext:value-type="string">
            <text:p>Chrome 52.0.2743.116</text:p>
          </table:table-cell>
          <table:table-cell office:value-type="string" calcext:value-type="string">
            <text:p>Mac OS 10.11</text:p>
          </table:table-cell>
          <table:table-cell office:value-type="string" calcext:value-type="string">
            <text:p>104.186.148.92</text:p>
          </table:table-cell>
          <table:table-cell office:value-type="string" calcext:value-type="string">
            <text:p>english</text:p>
          </table:table-cell>
          <table:table-cell office:value-type="string" calcext:value-type="string">
            <text:p>Hi Matillion! Really loving your application so far. I'm setting up a POC during my 14 day trial to check out your Netsuite Query component. I want to pull data from Netsuite into Redshift. I think I've got everything with the component set up, but I'm running into a bit of trouble with the S3 Staging Area parameter.</text:p>
            <text:p/>
            <text:p>I have set up the S3 bucket, granted the appropriate IAM user the necessary profile (S3 full access), and have set that user as the credentials to use in my project. When I put some arbitrary string in the S3 Staging Area parameter, or the name of a bucket my user doesn't have access to, I get the error message "This component requires write access to an S3 bucket". Makes sense. When I put the name of the S3 bucket that my IAM user does have access to in the parameter value (in this case, "netsuite12345"), I get a different error message - "No value set". This error causes the run to fail.</text:p>
            <text:p/>
            <text:p>Can you help? I'm attaching a series of relevant screenshots to show the "No value set" message, and the environment credentials tests showing that I have S3 access (and access to the other AWS services as well).</text:p>
            <text:p/>
            <text:p>Let me know if you have any questions. Thanks!</text:p>
          </table:table-cell>
          <table:table-cell table:number-columns-repeated="103"/>
        </table:table-row>
        <table:table-row table:style-name="ro58">
          <table:table-cell office:value-type="float" office:value="375" calcext:value-type="float">
            <text:p>375</text:p>
          </table:table-cell>
          <table:table-cell office:value-type="string" calcext:value-type="string">
            <text:p>https://support.matillion.com/agent/case/375</text:p>
          </table:table-cell>
          <table:table-cell office:value-type="string" calcext:value-type="string">
            <text:p>Purge queue</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7/2016 06:42:04</text:p>
          </table:table-cell>
          <table:table-cell office:value-type="string" calcext:value-type="string">
            <text:p>8/19/2016 07:00:28</text:p>
          </table:table-cell>
          <table:table-cell office:value-type="string" calcext:value-type="string">
            <text:p>8/17/2016 09:20:29</text:p>
          </table:table-cell>
          <table:table-cell office:value-type="string" calcext:value-type="string">
            <text:p>8/17/2016 09:26:39</text:p>
          </table:table-cell>
          <table:table-cell table:number-columns-repeated="3"/>
          <table:table-cell office:value-type="float" office:value="336" calcext:value-type="float">
            <text:p>33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8/17/2016 09:29:51</text:p>
          </table:table-cell>
          <table:table-cell office:value-type="string" calcext:value-type="string">
            <text:p>8/17/2016 09:26:39</text:p>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Is there any way that you can purge the process queue:</text:p>
            <text:p/>
            <text:p>[cid:image001.png@01D1F85A.C3FE40E0]</text:p>
            <text:p/>
            <text:p>I made a boo boo yesterday and processed shed loads of files (intentionally), but got impatient and broke things.</text:p>
            <text:p/>
            <text:p>I stopped my Lambda queue, rebooted the Matillion instance, dropped the tables, but I still have a queue in Matillion.</text:p>
            <text:p/>
            <text:p>It is processing slowly, but a nice feature might be “Purge Queue” as with the AWS SQS function.</text:p>
            <text:p/>
            <text:p>Kind Regards</text:p>
            <text:p/>
            <text:p>Tristan</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cid:imagea506ac.JPG@d34bff7a.4e852491].</text:p>
          </table:table-cell>
          <table:table-cell table:number-columns-repeated="103"/>
        </table:table-row>
        <table:table-row table:style-name="ro19">
          <table:table-cell office:value-type="float" office:value="376" calcext:value-type="float">
            <text:p>376</text:p>
          </table:table-cell>
          <table:table-cell office:value-type="string" calcext:value-type="string">
            <text:p>https://support.matillion.com/agent/case/376</text:p>
          </table:table-cell>
          <table:table-cell office:value-type="string" calcext:value-type="string">
            <text:p>OAuth SalesForce</text:p>
          </table:table-cell>
          <table:table-cell/>
          <table:table-cell office:value-type="string" calcext:value-type="string">
            <text:p>netzathleten-media.de</text:p>
          </table:table-cell>
          <table:table-cell office:value-type="string" calcext:value-type="string">
            <text:p>Martin</text:p>
          </table:table-cell>
          <table:table-cell office:value-type="string" calcext:value-type="string">
            <text:p>Schwager</text:p>
          </table:table-cell>
          <table:table-cell office:value-type="string" calcext:value-type="string">
            <text:p>martin.schwager@netzathleten-media.de</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7/2016 12:49:23</text:p>
          </table:table-cell>
          <table:table-cell office:value-type="string" calcext:value-type="string">
            <text:p>8/18/2016 09:03:30</text:p>
          </table:table-cell>
          <table:table-cell office:value-type="string" calcext:value-type="string">
            <text:p>8/17/2016 14:41:32</text:p>
          </table:table-cell>
          <table:table-cell office:value-type="string" calcext:value-type="string">
            <text:p>8/17/2016 14:46:53</text:p>
          </table:table-cell>
          <table:table-cell table:number-columns-repeated="3"/>
          <table:table-cell office:value-type="float" office:value="517" calcext:value-type="float">
            <text:p>517</text:p>
          </table:table-cell>
          <table:table-cell table:number-columns-repeated="2" office:value-type="float" office:value="2" calcext:value-type="float">
            <text:p>2</text:p>
          </table:table-cell>
          <table:table-cell office:value-type="string" calcext:value-type="string">
            <text:p>8/17/2016 18:30:21</text:p>
          </table:table-cell>
          <table:table-cell office:value-type="string" calcext:value-type="string">
            <text:p>8/18/2016 09:03:30</text:p>
          </table:table-cell>
          <table:table-cell office:value-type="string" calcext:value-type="string">
            <text:p>out</text:p>
          </table:table-cell>
          <table:table-cell/>
          <table:table-cell office:value-type="string" calcext:value-type="string">
            <text:p>Chrome 52.0.2743.116</text:p>
          </table:table-cell>
          <table:table-cell office:value-type="string" calcext:value-type="string">
            <text:p>Unknown </text:p>
          </table:table-cell>
          <table:table-cell office:value-type="string" calcext:value-type="string">
            <text:p>193.16.163.243</text:p>
          </table:table-cell>
          <table:table-cell office:value-type="string" calcext:value-type="string">
            <text:p>english</text:p>
          </table:table-cell>
          <table:table-cell office:value-type="string" calcext:value-type="string">
            <text:p>Hi,</text:p>
            <text:p/>
            <text:p>I need urgend support with OAuth for SalesForce, please.</text:p>
            <text:p/>
            <text:p>I have set up the 3rd Party OAuth using this article: https://redshiftsupport.matillion.com/customer/en/portal/articles/2455292-salesforce-3rd-party-oauth-setup</text:p>
            <text:p/>
            <text:p>Then I have followed this article to set up OAuth in Matillion: https://redshiftsupport.matillion.com/customer/portal/articles/2312291-setting-up-oauth-in-matillion-etl-for-redshift</text:p>
            <text:p/>
            <text:p>The Problem is that the Authorisation Link Matillion generates, does not work properly. I cannot get the OAuth Status to "authorised".</text:p>
            <text:p/>
            <text:p>Can you please come back to me on this?</text:p>
            <text:p>E-Mail: Janika.schulz@netzathleten-media.de</text:p>
            <text:p>Phone: +49 89 189 41 39 55</text:p>
            <text:p/>
            <text:p>Thanks in advance!</text:p>
            <text:p>Janika Schulz</text:p>
          </table:table-cell>
          <table:table-cell table:number-columns-repeated="103"/>
        </table:table-row>
        <table:table-row table:style-name="ro58">
          <table:table-cell office:value-type="float" office:value="377" calcext:value-type="float">
            <text:p>377</text:p>
          </table:table-cell>
          <table:table-cell office:value-type="string" calcext:value-type="string">
            <text:p>https://support.matillion.com/agent/case/377</text:p>
          </table:table-cell>
          <table:table-cell office:value-type="string" calcext:value-type="string">
            <text:p>FEedback on use of varaibles in iterative component</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7/2016 15:52:44</text:p>
          </table:table-cell>
          <table:table-cell office:value-type="string" calcext:value-type="string">
            <text:p>8/18/2016 10:11:13</text:p>
          </table:table-cell>
          <table:table-cell office:value-type="string" calcext:value-type="string">
            <text:p>8/17/2016 15:53:44</text:p>
          </table:table-cell>
          <table:table-cell office:value-type="string" calcext:value-type="string">
            <text:p>8/18/2016 10:11:13</text:p>
          </table:table-cell>
          <table:table-cell table:number-columns-repeated="3"/>
          <table:table-cell office:value-type="float" office:value="874" calcext:value-type="float">
            <text:p>874</text:p>
          </table:table-cell>
          <table:table-cell table:number-columns-repeated="2" office:value-type="float" office:value="1" calcext:value-type="float">
            <text:p>1</text:p>
          </table:table-cell>
          <table:table-cell office:value-type="string" calcext:value-type="string">
            <text:p>8/17/2016 15:52:44</text:p>
          </table:table-cell>
          <table:table-cell office:value-type="string" calcext:value-type="string">
            <text:p>8/18/2016 10:11:13</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text:p>
            <text:p/>
            <text:p>Just from a fyi:</text:p>
            <text:p/>
            <text:p>When moving variables around in a component, the values entered can be disjointed from the original placement of the variable:</text:p>
            <text:p/>
            <text:p>[cid:image001.png@01D1F8A7.B3E1ED90]</text:p>
            <text:p/>
            <text:p>[cid:image002.png@01D1F8A7.B3E1ED90]</text:p>
            <text:p/>
            <text:p>I didn’t notice at first but it caught me out a couple of times.</text:p>
            <text:p/>
            <text:p>Cheers</text:p>
            <text:p/>
            <text:p>Tristan</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cid:image7deaf2.JPG@75410644.449abebd].</text:p>
          </table:table-cell>
          <table:table-cell table:number-columns-repeated="103"/>
        </table:table-row>
        <table:table-row table:style-name="ro44">
          <table:table-cell office:value-type="float" office:value="378" calcext:value-type="float">
            <text:p>378</text:p>
          </table:table-cell>
          <table:table-cell office:value-type="string" calcext:value-type="string">
            <text:p>https://support.matillion.com/agent/case/378</text:p>
          </table:table-cell>
          <table:table-cell office:value-type="string" calcext:value-type="string">
            <text:p>I/O Error sending to backend (multiple times)</text:p>
          </table:table-cell>
          <table:table-cell/>
          <table:table-cell office:value-type="string" calcext:value-type="string">
            <text:p>netzathleten-media.de</text:p>
          </table:table-cell>
          <table:table-cell office:value-type="string" calcext:value-type="string">
            <text:p>Martin</text:p>
          </table:table-cell>
          <table:table-cell office:value-type="string" calcext:value-type="string">
            <text:p>Schwager</text:p>
          </table:table-cell>
          <table:table-cell office:value-type="string" calcext:value-type="string">
            <text:p>martin.schwager@netzathleten-media.de</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7/2016 18:20:11</text:p>
          </table:table-cell>
          <table:table-cell office:value-type="string" calcext:value-type="string">
            <text:p>8/18/2016 19:51:54</text:p>
          </table:table-cell>
          <table:table-cell office:value-type="string" calcext:value-type="string">
            <text:p>8/18/2016 09:03:03</text:p>
          </table:table-cell>
          <table:table-cell office:value-type="string" calcext:value-type="string">
            <text:p>8/18/2016 10:03:35</text:p>
          </table:table-cell>
          <table:table-cell table:number-columns-repeated="3"/>
          <table:table-cell office:value-type="float" office:value="5806" calcext:value-type="float">
            <text:p>5806</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8/18/2016 11:03:39</text:p>
          </table:table-cell>
          <table:table-cell office:value-type="string" calcext:value-type="string">
            <text:p>8/18/2016 10:56:44</text:p>
          </table:table-cell>
          <table:table-cell office:value-type="string" calcext:value-type="string">
            <text:p>in</text:p>
          </table:table-cell>
          <table:table-cell/>
          <table:table-cell office:value-type="string" calcext:value-type="string">
            <text:p>Chrome 52.0.2743.116</text:p>
          </table:table-cell>
          <table:table-cell office:value-type="string" calcext:value-type="string">
            <text:p>Unknown </text:p>
          </table:table-cell>
          <table:table-cell office:value-type="string" calcext:value-type="string">
            <text:p>193.16.163.243</text:p>
          </table:table-cell>
          <table:table-cell office:value-type="string" calcext:value-type="string">
            <text:p>english</text:p>
          </table:table-cell>
          <table:table-cell office:value-type="string" calcext:value-type="string">
            <text:p>Dear support team,</text:p>
            <text:p/>
            <text:p>we have hit the following error (screenshot attached; maybe after updating to the newest matillion version?).</text:p>
            <text:p/>
            <text:p>We are using a sql component to lift data from another postgres db where this error seems to happen.</text:p>
            <text:p/>
            <text:p>In following scenarios this error may also occur:</text:p>
            <text:p>in case we cancel a running component erratically this error is shown and after it was shown any component may need to be manually deleted and newly installed in order to work again (eg, in transformation flows); before that it shows component metadate incorrect</text:p>
            <text:p/>
            <text:p/>
            <text:p>any idea? </text:p>
            <text:p>Happy to jump on a screenshare tomorrow (18.8.)</text:p>
            <text:p>best</text:p>
            <text:p>martin</text:p>
          </table:table-cell>
          <table:table-cell table:number-columns-repeated="103"/>
        </table:table-row>
        <table:table-row table:style-name="ro16">
          <table:table-cell office:value-type="float" office:value="379" calcext:value-type="float">
            <text:p>379</text:p>
          </table:table-cell>
          <table:table-cell office:value-type="string" calcext:value-type="string">
            <text:p>https://support.matillion.com/agent/case/379</text:p>
          </table:table-cell>
          <table:table-cell office:value-type="string" calcext:value-type="string">
            <text:p>SFTP Put Component</text:p>
          </table:table-cell>
          <table:table-cell/>
          <table:table-cell office:value-type="string" calcext:value-type="string">
            <text:p>thrivemarket.com</text:p>
          </table:table-cell>
          <table:table-cell office:value-type="string" calcext:value-type="string">
            <text:p>Alex</text:p>
          </table:table-cell>
          <table:table-cell office:value-type="string" calcext:value-type="string">
            <text:p>Mapes</text:p>
          </table:table-cell>
          <table:table-cell office:value-type="string" calcext:value-type="string">
            <text:p>alex.mapes@thrivemarke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9/2016 02:13:13</text:p>
          </table:table-cell>
          <table:table-cell office:value-type="string" calcext:value-type="string">
            <text:p>8/23/2016 12:40:16</text:p>
          </table:table-cell>
          <table:table-cell office:value-type="string" calcext:value-type="string">
            <text:p>8/19/2016 06:33:24</text:p>
          </table:table-cell>
          <table:table-cell office:value-type="string" calcext:value-type="string">
            <text:p>8/22/2016 10:27:21</text:p>
          </table:table-cell>
          <table:table-cell table:number-columns-repeated="3"/>
          <table:table-cell office:value-type="float" office:value="3604" calcext:value-type="float">
            <text:p>3604</text:p>
          </table:table-cell>
          <table:table-cell table:number-columns-repeated="2" office:value-type="float" office:value="2" calcext:value-type="float">
            <text:p>2</text:p>
          </table:table-cell>
          <table:table-cell office:value-type="string" calcext:value-type="string">
            <text:p>8/22/2016 17:14:37</text:p>
          </table:table-cell>
          <table:table-cell office:value-type="string" calcext:value-type="string">
            <text:p>8/23/2016 12:40:16</text:p>
          </table:table-cell>
          <table:table-cell office:value-type="string" calcext:value-type="string">
            <text:p>out</text:p>
          </table:table-cell>
          <table:table-cell/>
          <table:table-cell office:value-type="string" calcext:value-type="string">
            <text:p>Chrome 52.0.2743.116</text:p>
          </table:table-cell>
          <table:table-cell office:value-type="string" calcext:value-type="string">
            <text:p>Mac OS 10.10</text:p>
          </table:table-cell>
          <table:table-cell office:value-type="string" calcext:value-type="string">
            <text:p>52.20.253.182</text:p>
          </table:table-cell>
          <table:table-cell office:value-type="string" calcext:value-type="string">
            <text:p>english</text:p>
          </table:table-cell>
          <table:table-cell office:value-type="string" calcext:value-type="string">
            <text:p>When I try to use the SFTP Put Component I get the following error:  timeout: socket is not established</text:p>
            <text:p/>
            <text:p>Here is my connection string format: sftp://hostname:port/filename</text:p>
            <text:p/>
            <text:p>I have the user name and password stored in the other properties.  I have tried putting them at the front of the hostname as well.  I do not have an sftp key.</text:p>
            <text:p/>
            <text:p>I can reach the sftp folder directly from the Matillion server, just not through the SFTP component.</text:p>
            <text:p/>
            <text:p>Am I missing some step I have to take?</text:p>
            <text:p/>
            <text:p>Thanks,</text:p>
            <text:p>Alex</text:p>
          </table:table-cell>
          <table:table-cell table:number-columns-repeated="103"/>
        </table:table-row>
        <table:table-row table:style-name="ro52">
          <table:table-cell office:value-type="float" office:value="380" calcext:value-type="float">
            <text:p>380</text:p>
          </table:table-cell>
          <table:table-cell office:value-type="string" calcext:value-type="string">
            <text:p>https://support.matillion.com/agent/case/380</text:p>
          </table:table-cell>
          <table:table-cell office:value-type="string" calcext:value-type="string">
            <text:p>Fwd: Matillion Issue</text:p>
          </table:table-cell>
          <table:table-cell/>
          <table:table-cell office:value-type="string" calcext:value-type="string">
            <text:p>indiamart.com</text:p>
          </table:table-cell>
          <table:table-cell office:value-type="string" calcext:value-type="string">
            <text:p>Shashank</text:p>
          </table:table-cell>
          <table:table-cell office:value-type="string" calcext:value-type="string">
            <text:p>Singhal</text:p>
          </table:table-cell>
          <table:table-cell office:value-type="string" calcext:value-type="string">
            <text:p>shashank.singhal@indiamart.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9/2016 14:14:03</text:p>
          </table:table-cell>
          <table:table-cell office:value-type="string" calcext:value-type="string">
            <text:p>8/22/2016 16:41:28</text:p>
          </table:table-cell>
          <table:table-cell office:value-type="string" calcext:value-type="string">
            <text:p>8/19/2016 14:18:06</text:p>
          </table:table-cell>
          <table:table-cell table:number-columns-repeated="4"/>
          <table:table-cell office:value-type="float" office:value="69" calcext:value-type="float">
            <text:p>69</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8/19/2016 14:14:03</text:p>
          </table:table-cell>
          <table:table-cell/>
          <table:table-cell office:value-type="string" calcext:value-type="string">
            <text:p>in</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David Langton </text:p>
            <text:p>Date: 19 August 2016 at 15:13</text:p>
            <text:p>Subject: Re: Matillion Issue</text:p>
            <text:p>To: Shashank Singhal </text:p>
            <text:p>Cc: Joe Steadman </text:p>
            <text:p/>
            <text:p/>
            <text:p>Hi Shashank,</text:p>
            <text:p/>
            <text:p>It depends on how the 'null' is represented in the text file. If it is just</text:p>
            <text:p>blank, this should load as a null value anyway, if it is something else</text:p>
            <text:p>(e.g. R exports use NA as the null value) you must specify this null string</text:p>
            <text:p>as the value for the "Null as" parameter.</text:p>
            <text:p/>
            <text:p>Regards,</text:p>
            <text:p>David</text:p>
            <text:p/>
            <text:p/>
            <text:p/>
            <text:p>&gt; ---------- Forwarded message ----------</text:p>
            <text:p>&gt; From: Shashank Singhal </text:p>
            <text:p>&gt; Date: 19 August 2016 at 14:05</text:p>
            <text:p>&gt; Subject: Re: Matillion Issue</text:p>
            <text:p>&gt; To: Joe Steadman </text:p>
            <text:p>&gt;</text:p>
            <text:p>&gt;</text:p>
            <text:p>&gt; Hi Ed/Joe,</text:p>
            <text:p>&gt;</text:p>
            <text:p>&gt; I am trying to load data from S3 into Redshift.. When a numeric dataype</text:p>
            <text:p>&gt; field encounters a null value in the csv file it throws an error. Kindly</text:p>
            <text:p>&gt; suggest a solution to this problem.</text:p>
            <text:p>&gt;</text:p>
            <text:p>&gt; Regards</text:p>
            <text:p>&gt; Shashank</text:p>
            <text:p>&gt;</text:p>
            <text:p>&gt; On Fri, Aug 19, 2016 at 6:24 PM, Joe Steadman </text:p>
            <text:p>&gt; wrote:</text:p>
            <text:p>&gt;</text:p>
            <text:p>&gt;&gt; Hi Shashank</text:p>
            <text:p>&gt;&gt;</text:p>
            <text:p>&gt;&gt; I know Ed and his team are very busy today, perhaps you could elaborate</text:p>
            <text:p>&gt;&gt; on what you require in terms of support and the current challenge you face</text:p>
            <text:p>&gt;&gt; with Matillion?</text:p>
            <text:p>&gt;&gt;</text:p>
            <text:p>&gt;&gt; Many thanks.</text:p>
            <text:p>&gt;&gt; Joe</text:p>
            <text:p>&gt;&gt;</text:p>
            <text:p>&gt;&gt; On 19 August 2016 at 12:31, Shashank Singhal &lt;</text:p>
            <text:p>&gt;&gt; shashank.singhal@indiamart.com&gt; wrote:</text:p>
            <text:p>&gt;&gt;</text:p>
            <text:p>&gt;&gt;&gt; HI Joe/Ed,</text:p>
            <text:p>&gt;&gt;&gt;</text:p>
            <text:p>&gt;&gt;&gt; I am facing some issue with Matillion. Can you provide support.</text:p>
            <text:p>&gt;&gt;&gt;</text:p>
            <text:p>&gt;&gt;&gt; Regards</text:p>
            <text:p>&gt;&gt;&gt; Shashank</text:p>
            <text:p>&gt;&gt;&gt;</text:p>
            <text:p>&gt;&gt;&gt;</text:p>
            <text:p>&gt;&gt;&gt; *Watch our latest TV Commercial #IndiaKiKhoj</text:p>
            <text:p>&gt;&gt;&gt; *</text:p>
            <text:p>&gt;&gt;&gt;</text:p>
            <text:p>&gt;&gt;</text:p>
            <text:p>&gt;&gt;</text:p>
            <text:p>&gt;&gt;</text:p>
            <text:p>&gt;&gt; --</text:p>
            <text:p>&gt;&gt;</text:p>
            <text:p>&gt;&gt; *Kind regards, *</text:p>
            <text:p>&gt;&gt; *Joseph Steadman*</text:p>
            <text:p>&gt;&gt; joe.steadman@matillion.com</text:p>
            <text:p>&gt;&gt; +44 (0) 7825 543 573</text:p>
            <text:p>&gt;&gt;</text:p>
            <text:p>&gt;&gt; Matillion Ltd</text:p>
            <text:p>&gt;&gt; Springwood, Booths Park, Chelford Road, Knutsford, Cheshire, WA16 8GS</text:p>
            <text:p>&gt;&gt; w: www.matillion.com</text:p>
            <text:p>&gt;&gt;</text:p>
            <text:p>&gt;&gt; Matillion ETL for Redshift on AWS Marketplace - Free 14-day trial</text:p>
            <text:p>&gt;&gt; </text:p>
            <text:p>&gt;&gt; Matillion - AWS Big Data Competency Partner</text:p>
            <text:p>&gt;&gt; </text:p>
            <text:p>&gt;&gt; Matillion ETL for Redshift on matillion.com</text:p>
            <text:p>&gt;&gt; </text:p>
            <text:p>&gt;&gt;</text:p>
            <text:p>&gt;&gt;</text:p>
            <text:p>&gt;&gt;</text:p>
            <text:p>&gt;&gt;</text:p>
            <text:p>&gt;&gt;</text:p>
            <text:p>&gt;&gt;</text:p>
            <text:p>&gt;&gt;</text:p>
            <text:p>&gt;</text:p>
            <text:p>&gt;</text:p>
            <text:p>&gt; *Watch our latest TV Commercial #IndiaKiKhoj</text:p>
            <text:p>&gt; *</text:p>
            <text:p>&gt;</text:p>
            <text:p>&gt;</text:p>
            <text:p>&gt;</text:p>
            <text:p>&gt; --</text:p>
            <text:p>&gt;</text:p>
            <text:p>&gt; *Kin</text:p>
          </table:table-cell>
          <table:table-cell table:number-columns-repeated="103"/>
        </table:table-row>
        <table:table-row table:style-name="ro11">
          <table:table-cell office:value-type="float" office:value="381" calcext:value-type="float">
            <text:p>381</text:p>
          </table:table-cell>
          <table:table-cell office:value-type="string" calcext:value-type="string">
            <text:p>https://support.matillion.com/agent/case/381</text:p>
          </table:table-cell>
          <table:table-cell office:value-type="string" calcext:value-type="string">
            <text:p>Data Caching During ETL Process</text:p>
          </table:table-cell>
          <table:table-cell/>
          <table:table-cell office:value-type="string" calcext:value-type="string">
            <text:p>digitaladditive.com</text:p>
          </table:table-cell>
          <table:table-cell office:value-type="string" calcext:value-type="string">
            <text:p>Spencer</text:p>
          </table:table-cell>
          <table:table-cell office:value-type="string" calcext:value-type="string">
            <text:p>Broome</text:p>
          </table:table-cell>
          <table:table-cell office:value-type="string" calcext:value-type="string">
            <text:p>spencer.broome@digitaladditive.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19/2016 19:38:01</text:p>
          </table:table-cell>
          <table:table-cell office:value-type="string" calcext:value-type="string">
            <text:p>8/22/2016 11:19:52</text:p>
          </table:table-cell>
          <table:table-cell office:value-type="string" calcext:value-type="string">
            <text:p>8/22/2016 08:13:20</text:p>
          </table:table-cell>
          <table:table-cell office:value-type="string" calcext:value-type="string">
            <text:p>8/22/2016 10:24:47</text:p>
          </table:table-cell>
          <table:table-cell table:number-columns-repeated="3"/>
          <table:table-cell office:value-type="float" office:value="584" calcext:value-type="float">
            <text:p>58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8/22/2016 11:18:58</text:p>
          </table:table-cell>
          <table:table-cell office:value-type="string" calcext:value-type="string">
            <text:p>8/22/2016 10:24:47</text:p>
          </table:table-cell>
          <table:table-cell office:value-type="string" calcext:value-type="string">
            <text:p>in</text:p>
          </table:table-cell>
          <table:table-cell/>
          <table:table-cell office:value-type="string" calcext:value-type="string">
            <text:p>Chrome 52.0.2743.116</text:p>
          </table:table-cell>
          <table:table-cell office:value-type="string" calcext:value-type="string">
            <text:p>Mac OS 10.10</text:p>
          </table:table-cell>
          <table:table-cell office:value-type="string" calcext:value-type="string">
            <text:p>209.65.134.154</text:p>
          </table:table-cell>
          <table:table-cell office:value-type="string" calcext:value-type="string">
            <text:p>english</text:p>
          </table:table-cell>
          <table:table-cell office:value-type="string" calcext:value-type="string">
            <text:p>Hi,</text:p>
            <text:p>In talks with our security analyst here, he wanted to know if any data was kept or cached on Matillion's end when data is processed through loads, puts, updates, etc.?</text:p>
            <text:p/>
            <text:p>Let us know your thoughts. Thanks,</text:p>
            <text:p>Spencer</text:p>
          </table:table-cell>
          <table:table-cell table:number-columns-repeated="103"/>
        </table:table-row>
        <table:table-row table:style-name="ro18">
          <table:table-cell office:value-type="float" office:value="382" calcext:value-type="float">
            <text:p>382</text:p>
          </table:table-cell>
          <table:table-cell office:value-type="string" calcext:value-type="string">
            <text:p>https://support.matillion.com/agent/case/382</text:p>
          </table:table-cell>
          <table:table-cell office:value-type="string" calcext:value-type="string">
            <text:p>Alternative ways to backup an instance</text:p>
          </table:table-cell>
          <table:table-cell/>
          <table:table-cell office:value-type="string" calcext:value-type="string">
            <text:p>supergroup.co.uk</text:p>
          </table:table-cell>
          <table:table-cell office:value-type="string" calcext:value-type="string">
            <text:p>Tristan</text:p>
          </table:table-cell>
          <table:table-cell office:value-type="string" calcext:value-type="string">
            <text:p>Dibbens</text:p>
          </table:table-cell>
          <table:table-cell office:value-type="string" calcext:value-type="string">
            <text:p>tristan.dibbens@supergroup.co.uk</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22/2016 15:39:16</text:p>
          </table:table-cell>
          <table:table-cell office:value-type="string" calcext:value-type="string">
            <text:p>8/22/2016 18:09:14</text:p>
          </table:table-cell>
          <table:table-cell office:value-type="string" calcext:value-type="string">
            <text:p>8/22/2016 16:28:48</text:p>
          </table:table-cell>
          <table:table-cell office:value-type="string" calcext:value-type="string">
            <text:p>8/22/2016 18:09:14</text:p>
          </table:table-cell>
          <table:table-cell table:number-columns-repeated="3"/>
          <table:table-cell office:value-type="float" office:value="206" calcext:value-type="float">
            <text:p>206</text:p>
          </table:table-cell>
          <table:table-cell table:number-columns-repeated="2" office:value-type="float" office:value="1" calcext:value-type="float">
            <text:p>1</text:p>
          </table:table-cell>
          <table:table-cell office:value-type="string" calcext:value-type="string">
            <text:p>8/22/2016 15:39:16</text:p>
          </table:table-cell>
          <table:table-cell office:value-type="string" calcext:value-type="string">
            <text:p>8/22/2016 18:09:14</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Hi Ed/David,</text:p>
            <text:p/>
            <text:p>I have requested an extra couple of users setup on my Matillion environments.  It turns out that that request is more than a simple add user.  We have to rebuild our whole Matillion instance from scratch apparently.</text:p>
            <text:p/>
            <text:p>I had asked Bashton to take a snapshot as per the upgrade notes you publish for backing up.</text:p>
            <text:p/>
            <text:p>https://redshiftsupport.matillion.com/customer/en/portal/articles/1991953-updating-matillion-etl-for-redshift</text:p>
            <text:p/>
            <text:p>But is there another way to take a total back up of a Matillion instance prior to a complete rebuild?  I don’t want to lose my version control history.</text:p>
            <text:p/>
            <text:p>Thanks</text:p>
            <text:p/>
            <text:p>Tristan</text:p>
            <text:p/>
            <text:p/>
            <text:p/>
            <text:p/>
            <text:p>Tristan Dibbens</text:p>
            <text:p/>
            <text:p>Senior Data Analyst</text:p>
            <text:p/>
            <text:p/>
            <text:p/>
            <text:p>T: 01242 578376 ext 3896</text:p>
            <text:p/>
            <text:p>E: Tristan.Dibbens@supergroup.co.uk</text:p>
            <text:p/>
            <text:p/>
            <text:p/>
            <text:p>SuperGroup Plc</text:p>
            <text:p/>
            <text:p>Unit 1</text:p>
            <text:p>The Runnings</text:p>
            <text:p>Cheltenham</text:p>
            <text:p>Gloucestershire</text:p>
            <text:p>GL51 9NW</text:p>
            <text:p/>
            <text:p>www.superdry.com</text:p>
            <text:p/>
            <text:p/>
            <text:p/>
            <text:p>[cid:image584f99.JPG@cda088d6.418ffc7e].</text:p>
            <text:p/>
            <text:p/>
            <text:p>From: Claranet Cloud Support [mailto:cloudsupport@uk.clara.net]</text:p>
            <text:p>Sent: 22 August 2016 16:23</text:p>
            <text:p>To: Tristan Dibbens</text:p>
            <text:p>Subject: Claranet Support: Ticket Update INC1339697, Access to Catalina log files</text:p>
            <text:p/>
            <text:p>Hello Tristan,</text:p>
            <text:p/>
            <text:p>Please find below the latest update on your Incident from your Claranet support representative.</text:p>
            <text:p/>
            <text:p>State: Active</text:p>
            <text:p>Hello Tristan,</text:p>
            <text:p/>
            <text:p>I've been working with Chris on adding users to your Matillion instances.</text:p>
            <text:p/>
            <text:p>We're at the point we can test the process, however it will require a complete rebuild of the Matillion boxes.</text:p>
            <text:p>You need to backup your Matillion configuration prior to starting work. The backup process you linked to would likely not be suitable, as once the process is complete restoring the 'backup' over the top would remove all the work done.</text:p>
            <text:p/>
            <text:p>Of course this would be done on nonprod first.</text:p>
            <text:p/>
            <text:p>Regards</text:p>
            <text:p>Simon</text:p>
            <text:p/>
            <text:p/>
            <text:p>A full record of your ticket is available via Claranet Online.</text:p>
            <text:p/>
            <text:p>To contact us regarding this Incident, please use one of the following methods:</text:p>
            <text:p/>
            <text:p>- Call us on 0161 424 9600</text:p>
            <text:p>- Log in to Claranet Online</text:p>
            <text:p>- Reply to this email</text:p>
            <text:p/>
            <text:p/>
            <text:p>Regards</text:p>
            <text:p>Claranet Support</text:p>
            <text:p/>
            <text:p/>
          </table:table-cell>
          <table:table-cell table:number-columns-repeated="103"/>
        </table:table-row>
        <table:table-row table:style-name="ro71">
          <table:table-cell office:value-type="float" office:value="383" calcext:value-type="float">
            <text:p>383</text:p>
          </table:table-cell>
          <table:table-cell office:value-type="string" calcext:value-type="string">
            <text:p>https://support.matillion.com/agent/case/383</text:p>
          </table:table-cell>
          <table:table-cell office:value-type="string" calcext:value-type="string">
            <text:p>Fwd: Two questions about LAG in window functions and reading from multiple clusters</text:p>
          </table:table-cell>
          <table:table-cell/>
          <table:table-cell office:value-type="string" calcext:value-type="string">
            <text:p>socialpoint.es</text:p>
          </table:table-cell>
          <table:table-cell office:value-type="string" calcext:value-type="string">
            <text:p>James</text:p>
          </table:table-cell>
          <table:table-cell office:value-type="string" calcext:value-type="string">
            <text:p>McMurray</text:p>
          </table:table-cell>
          <table:table-cell office:value-type="string" calcext:value-type="string">
            <text:p>james.mcmurray@socialpoint.es</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22/2016 16:34:00</text:p>
          </table:table-cell>
          <table:table-cell office:value-type="string" calcext:value-type="string">
            <text:p>8/22/2016 16:41:52</text:p>
          </table:table-cell>
          <table:table-cell office:value-type="string" calcext:value-type="string">
            <text:p>8/22/2016 16:34:09</text:p>
          </table:table-cell>
          <table:table-cell office:value-type="string" calcext:value-type="string">
            <text:p>8/22/2016 16:41:52</text:p>
          </table:table-cell>
          <table:table-cell table:number-columns-repeated="3"/>
          <table:table-cell office:value-type="float" office:value="339" calcext:value-type="float">
            <text:p>339</text:p>
          </table:table-cell>
          <table:table-cell table:number-columns-repeated="2" office:value-type="float" office:value="1" calcext:value-type="float">
            <text:p>1</text:p>
          </table:table-cell>
          <table:table-cell office:value-type="string" calcext:value-type="string">
            <text:p>8/22/2016 16:34:00</text:p>
          </table:table-cell>
          <table:table-cell office:value-type="string" calcext:value-type="string">
            <text:p>8/22/2016 16:41:52</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James McMurray' via support </text:p>
            <text:p>Date: 22 August 2016 at 17:27</text:p>
            <text:p>Subject: Two questions about LAG in window functions and reading from</text:p>
            <text:p>multiple clusters</text:p>
            <text:p>To: support@matillion.com</text:p>
            <text:p>Cc: Sergio Ropero </text:p>
            <text:p/>
            <text:p/>
            <text:p>Hi,</text:p>
            <text:p/>
            <text:p>We are currently trialling Matillion at SocialPoint and we have two quick</text:p>
            <text:p>questions:</text:p>
            <text:p/>
            <text:p/>
            <text:p>   - Is it possible to use LAG() in the built-in window function component.</text:p>
            <text:p>   As you can see here: http://imgur.com/a/o7RW0 - LAG() does not appear in</text:p>
            <text:p>   the menu. This can be done with manual SQL in the calculation component,</text:p>
            <text:p>   but it would be neater to have it in the window function component directly.</text:p>
            <text:p/>
            <text:p/>
            <text:p>   - Is it possible to read from multiple clusters? Perhaps this could work</text:p>
            <text:p>   like reading from RDSs does, with a temporary import to the Redshift</text:p>
            <text:p>   cluster via S3. Since we have our games on separate clusters, this would be</text:p>
            <text:p>   useful when we want to calculate some metrics across games and store it in</text:p>
            <text:p>   a separate cluster.</text:p>
            <text:p/>
            <text:p/>
            <text:p>Many thanks,</text:p>
            <text:p>James McMurray</text:p>
            <text:p/>
            <text:p/>
            <text:p/>
            <text:p>-- </text:p>
            <text:p/>
            <text:p>*David Langton*</text:p>
            <text:p/>
            <text:p>david.langton@matillion.com</text:p>
            <text:p/>
            <text:p>t: 01565 759884</text:p>
            <text:p>m: 07887 521634</text:p>
            <text:p/>
            <text:p>Matillion Ltd</text:p>
            <text:p>Springwood, Booths Park, Chelford Road, Knutsford, Cheshire, WA16 8GS</text:p>
            <text:p>w: www.matillion.com</text:p>
          </table:table-cell>
          <table:table-cell table:number-columns-repeated="103"/>
        </table:table-row>
        <table:table-row table:style-name="ro61">
          <table:table-cell office:value-type="float" office:value="384" calcext:value-type="float">
            <text:p>384</text:p>
          </table:table-cell>
          <table:table-cell office:value-type="string" calcext:value-type="string">
            <text:p>https://support.matillion.com/agent/case/384</text:p>
          </table:table-cell>
          <table:table-cell office:value-type="string" calcext:value-type="string">
            <text:p>Fwd: Column Mapping Question</text:p>
          </table:table-cell>
          <table:table-cell/>
          <table:table-cell office:value-type="string" calcext:value-type="string">
            <text:p>nvisia.com</text:p>
          </table:table-cell>
          <table:table-cell office:value-type="string" calcext:value-type="string">
            <text:p>Kevin</text:p>
          </table:table-cell>
          <table:table-cell office:value-type="string" calcext:value-type="string">
            <text:p>Quon</text:p>
          </table:table-cell>
          <table:table-cell office:value-type="string" calcext:value-type="string">
            <text:p>kquon@nvisia.com</text:p>
          </table:table-cell>
          <table:table-cell table:number-columns-repeated="5"/>
          <table:table-cell office:value-type="float" office:value="4" calcext:value-type="float">
            <text:p>4</text:p>
          </table:table-cell>
          <table:table-cell office:value-type="string" calcext:value-type="string">
            <text:p>Email</text:p>
          </table:table-cell>
          <table:table-cell office:value-type="string" calcext:value-type="string">
            <text:p>pending</text:p>
          </table:table-cell>
          <table:table-cell office:value-type="string" calcext:value-type="string">
            <text:p>General</text:p>
          </table:table-cell>
          <table:table-cell table:number-columns-repeated="3"/>
          <table:table-cell office:value-type="string" calcext:value-type="string">
            <text:p>8/23/2016 08:50:58</text:p>
          </table:table-cell>
          <table:table-cell office:value-type="string" calcext:value-type="string">
            <text:p>8/23/2016 09:44:22</text:p>
          </table:table-cell>
          <table:table-cell office:value-type="string" calcext:value-type="string">
            <text:p>8/23/2016 08:53:06</text:p>
          </table:table-cell>
          <table:table-cell office:value-type="string" calcext:value-type="string">
            <text:p>8/23/2016 09:10:39</text:p>
          </table:table-cell>
          <table:table-cell table:number-columns-repeated="3"/>
          <table:table-cell office:value-type="float" office:value="1026" calcext:value-type="float">
            <text:p>1026</text:p>
          </table:table-cell>
          <table:table-cell table:number-columns-repeated="2" office:value-type="float" office:value="1" calcext:value-type="float">
            <text:p>1</text:p>
          </table:table-cell>
          <table:table-cell office:value-type="string" calcext:value-type="string">
            <text:p>8/23/2016 08:50:58</text:p>
          </table:table-cell>
          <table:table-cell office:value-type="string" calcext:value-type="string">
            <text:p>8/23/2016 09:10:39</text:p>
          </table:table-cell>
          <table:table-cell office:value-type="string" calcext:value-type="string">
            <text:p>out</text:p>
          </table:table-cell>
          <table:table-cell/>
          <table:table-cell table:number-columns-repeated="2" office:value-type="string" calcext:value-type="string">
            <text:p><text:s/></text:p>
          </table:table-cell>
          <table:table-cell/>
          <table:table-cell office:value-type="string" calcext:value-type="string">
            <text:p>english</text:p>
          </table:table-cell>
          <table:table-cell office:value-type="string" calcext:value-type="string">
            <text:p>---------- Forwarded message ----------</text:p>
            <text:p>From: Kevin Quon </text:p>
            <text:p>Date: 19 August 2016 at 21:50</text:p>
            <text:p>Subject: Column Mapping Question</text:p>
            <text:p>To: "support@matillion.com" </text:p>
            <text:p>Cc: "ed.thompson@matillion.com" , Joe Steadman &lt;</text:p>
            <text:p>joe.steadman@matillion.com&gt;</text:p>
            <text:p/>
            <text:p/>
            <text:p>Hello,</text:p>
            <text:p/>
            <text:p/>
            <text:p>I started up our a 14 day trial of Matillion very recently for our PoC and</text:p>
            <text:p>I am looking for a particular feature.  Basically, I'm looking for a column</text:p>
            <text:p>mapping conditional between 2 columns within case statement logic.  I was</text:p>
            <text:p>looking at the Map Values transform component but it seemed to only allow</text:p>
            <text:p>for constants?</text:p>
            <text:p/>
            <text:p/>
            <text:p>IF COL1 is null then map COL2 else map COL1.</text:p>
            <text:p/>
            <text:p/>
            <text:p>*Looking for something that is like the following SQL:*</text:p>
            <text:p/>
            <text:p>select case when t1.column_1 is null then t2.column_1 else table1.column_1</text:p>
            <text:p>from table_1 t1 left join table_2 t2 on t1.id = t2.id</text:p>
            <text:p/>
            <text:p>select NVL(t1.column_1, t2.column_1) from table_1 t1 left join table_2 t2</text:p>
            <text:p>on t1.id = t2.id</text:p>
            <text:p/>
            <text:p/>
            <text:p>*Generated SQL from Map Values*</text:p>
            <text:p/>
            <text:p>select "question_title", "ocs_slo_id", "slo_title", "learning_object_type",</text:p>
            <text:p>"question_type", "ocs_difficulty", "recommender_generated_ts",</text:p>
            <text:p>"mapping_set_id", "question_id", "rec_slo_id", "score", "map_method",</text:p>
            <text:p>"rec_difficulty", "book_id", case when ( "ocs_slo_id" is null ) then</text:p>
            <text:p>'rec_slo_id' when ( "rec_slo_id" is not null ) then 'ocs_slo_id' else 'N/A'</text:p>
            <text:p>end as "slo_id" from "public"."v_0000000091_0000000107"</text:p>
            <text:p/>
            <text:p/>
            <text:p>Note that the SQL displays 'rec_slo_id' and 'ocs_slo_id' which end up being</text:p>
            <text:p>string constants rather than the column itself like I had hoped.</text:p>
            <text:p/>
            <text:p/>
            <text:p>Is there a component that handles this?  It seems like it should be a</text:p>
            <text:p>pretty common function when performing a transformation.</text:p>
            <text:p/>
            <text:p/>
            <text:p>Kevin Quon, Technical Architect</text:p>
            <text:p>NVISIA www.nvisia.com</text:p>
            <text:p>everything connects...</text:p>
            <text:p/>
            <text:p>Mobile: 309.363.5428</text:p>
            <text:p/>
            <text:p>Follow NVISIA:</text:p>
            <text:p>https://www.linkedin.com/company/nvisia</text:p>
            <text:p>https://twitter.com/nvisia</text:p>
            <text:p/>
            <text:p/>
            <text:p/>
            <text:p/>
            <text:p>-- </text:p>
            <text:p>*Ed Thompson*</text:p>
            <text:p/>
            <text:p>ed.thompson@matillion.com</text:p>
            <text:p>m: 07980 681 220</text:p>
            <text:p>t: 01565 759 884</text:p>
            <text:p/>
            <text:p>Matillion Ltd</text:p>
            <text:p>Springwood, Booths Park, Chelford Road, Knutsford, Ch</text:p>
          </table:table-cell>
          <table:table-cell table:number-columns-repeated="10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23T14:04:56.495524874</dc:date>
    <dc:creator>Ed Thompson</dc:creator>
    <meta:editing-duration>PT8M20S</meta:editing-duration>
    <meta:editing-cycles>1</meta:editing-cycles>
    <meta:document-statistic meta:table-count="1" meta:cell-count="8349" meta:object-count="0"/>
    <meta:generator>LibreOffice/5.0.4.2$Linux_X86_64 LibreOffice_project/00m0$Build-2</meta:generator>
  </office:meta>
</office:document-meta>
</file>